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0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2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+X</text:p>
          </table:table-cell>
          <table:table-cell office:value-type="string" calcext:value-type="string">
            <text:p>-X</text:p>
          </table:table-cell>
          <table:table-cell/>
          <table:table-cell office:value-type="string" calcext:value-type="string">
            <text:p>Rosenbrock +X</text:p>
          </table:table-cell>
          <table:table-cell office:value-type="string" calcext:value-type="string">
            <text:p>Rosenbrock -X</text:p>
          </table:table-cell>
          <table:table-cell office:value-type="string" calcext:value-type="string">
            <text:p>Styblinski-Tang +X</text:p>
          </table:table-cell>
          <table:table-cell office:value-type="string" calcext:value-type="string">
            <text:p>Styblinski-Tang -X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f(+X)</text:p>
          </table:table-cell>
          <table:table-cell office:value-type="string" calcext:value-type="string">
            <text:p>f(-X)</text:p>
          </table:table-cell>
          <table:table-cell office:value-type="string" calcext:value-type="string">
            <text:p>Min / Max</text:p>
          </table:table-cell>
        </table:table-row>
        <table:table-row table:style-name="ro1">
          <table:table-cell table:formula="of:=0.5-RAND()" office:value-type="float" office:value="-0.129001190099398" calcext:value-type="float">
            <text:p>-0.129001190099398</text:p>
          </table:table-cell>
          <table:table-cell table:formula="of:=-[.A2]" office:value-type="float" office:value="0.129001190099398" calcext:value-type="float">
            <text:p>0.129001190099398</text:p>
          </table:table-cell>
          <table:table-cell/>
          <table:table-cell table:formula="of:= 100 * ([.A3] - [.A2]*[.A2]) * ([.A3] - [.A2]*[.A2]) + (1 - [.A2]) * (1 - [.A2])" office:value-type="float" office:value="3.27809111609944" calcext:value-type="float">
            <text:p>3.27809111609944</text:p>
          </table:table-cell>
          <table:table-cell table:formula="of:= 100 * ([.B3] - [.B2]*[.B2]) * ([.B3] - [.B2]*[.B2]) + (1 - [.B2]) * (1 - [.B2])" office:value-type="float" office:value="1.93067412986712" calcext:value-type="float">
            <text:p>1.93067412986712</text:p>
          </table:table-cell>
          <table:table-cell table:formula="of:= [.A2]*[.A2]*[.A2]*[.A2] - 16*[.A2]*[.A2] + 5*[.A2]" office:value-type="float" office:value="-0.91098993014973" calcext:value-type="float">
            <text:p>-0.91098993014973</text:p>
          </table:table-cell>
          <table:table-cell table:formula="of:= [.B2]*[.B2]*[.B2]*[.B2] - 16*[.B2]*[.B2] + 5*[.B2]" office:value-type="float" office:value="0.379021970844248" calcext:value-type="float">
            <text:p>0.379021970844248</text:p>
          </table:table-cell>
          <table:table-cell/>
          <table:table-cell office:value-type="string" calcext:value-type="string">
            <text:p>Rosenbrock</text:p>
          </table:table-cell>
          <table:table-cell table:formula="of:= SUM([.D:.D])" office:value-type="float" office:value="10430.9736762568" calcext:value-type="float">
            <text:p>10430.9736762568</text:p>
          </table:table-cell>
          <table:table-cell table:formula="of:= SUM([.E:.E])" office:value-type="float" office:value="10321.5980909705" calcext:value-type="float">
            <text:p>10321.5980909705</text:p>
          </table:table-cell>
          <table:table-cell table:style-name="ce3" table:formula="of:=MIN([.J2:.K2])" office:value-type="float" office:value="10321.5980909705" calcext:value-type="float">
            <text:p>10321.60</text:p>
          </table:table-cell>
        </table:table-row>
        <table:table-row table:style-name="ro1">
          <table:table-cell table:formula="of:=0.5-RAND()" office:value-type="float" office:value="-0.124901881727729" calcext:value-type="float">
            <text:p>-0.124901881727729</text:p>
          </table:table-cell>
          <table:table-cell table:formula="of:=-[.A3]" office:value-type="float" office:value="0.124901881727729" calcext:value-type="float">
            <text:p>0.124901881727729</text:p>
          </table:table-cell>
          <table:table-cell/>
          <table:table-cell table:formula="of:= 100 * ([.A4] - [.A3]*[.A3]) * ([.A4] - [.A3]*[.A3]) + (1 - [.A3]) * (1 - [.A3])" office:value-type="float" office:value="3.71895245436361" calcext:value-type="float">
            <text:p>3.71895245436361</text:p>
          </table:table-cell>
          <table:table-cell table:formula="of:= 100 * ([.B4] - [.B3]*[.B3]) * ([.B4] - [.B3]*[.B3]) + (1 - [.B3]) * (1 - [.B3])" office:value-type="float" office:value="2.33924334073374" calcext:value-type="float">
            <text:p>2.33924334073374</text:p>
          </table:table-cell>
          <table:table-cell table:formula="of:= [.A3]*[.A3]*[.A3]*[.A3] - 16*[.A3]*[.A3] + 5*[.A3]" office:value-type="float" office:value="-0.873873714606613" calcext:value-type="float">
            <text:p>-0.873873714606613</text:p>
          </table:table-cell>
          <table:table-cell table:formula="of:= [.B3]*[.B3]*[.B3]*[.B3] - 16*[.B3]*[.B3] + 5*[.B3]" office:value-type="float" office:value="0.375145102670679" calcext:value-type="float">
            <text:p>0.375145102670679</text:p>
          </table:table-cell>
          <table:table-cell/>
          <table:table-cell office:value-type="string" calcext:value-type="string">
            <text:p>Styblinski-Tang</text:p>
          </table:table-cell>
          <table:table-cell table:formula="of:= SUM([.F:.F]) / 2" office:value-type="float" office:value="-657.001365045706" calcext:value-type="float">
            <text:p>-657.001365045706</text:p>
          </table:table-cell>
          <table:table-cell table:formula="of:= SUM([.G:.G]) / 2" office:value-type="float" office:value="-625.511272261375" calcext:value-type="float">
            <text:p>-625.511272261375</text:p>
          </table:table-cell>
          <table:table-cell table:style-name="ce3" table:formula="of:=MAX([.J3:.K3])" office:value-type="float" office:value="-625.511272261375" calcext:value-type="float">
            <text:p>-625.51</text:p>
          </table:table-cell>
        </table:table-row>
        <table:table-row table:style-name="ro1">
          <table:table-cell table:formula="of:=0.5-RAND()" office:value-type="float" office:value="-0.141037580796113" calcext:value-type="float">
            <text:p>-0.141037580796113</text:p>
          </table:table-cell>
          <table:table-cell table:formula="of:=-[.A4]" office:value-type="float" office:value="0.141037580796113" calcext:value-type="float">
            <text:p>0.141037580796113</text:p>
          </table:table-cell>
          <table:table-cell/>
          <table:table-cell table:formula="of:= 100 * ([.A5] - [.A4]*[.A4]) * ([.A5] - [.A4]*[.A4]) + (1 - [.A4]) * (1 - [.A4])" office:value-type="float" office:value="14.069125912025" calcext:value-type="float">
            <text:p>14.069125912025</text:p>
          </table:table-cell>
          <table:table-cell table:formula="of:= 100 * ([.B5] - [.B4]*[.B4]) * ([.B5] - [.B4]*[.B4]) + (1 - [.B4]) * (1 - [.B4])" office:value-type="float" office:value="16.5062456643197" calcext:value-type="float">
            <text:p>16.5062456643197</text:p>
          </table:table-cell>
          <table:table-cell table:formula="of:= [.A4]*[.A4]*[.A4]*[.A4] - 16*[.A4]*[.A4] + 5*[.A4]" office:value-type="float" office:value="-1.02305781541108" calcext:value-type="float">
            <text:p>-1.02305781541108</text:p>
          </table:table-cell>
          <table:table-cell table:formula="of:= [.B4]*[.B4]*[.B4]*[.B4] - 16*[.B4]*[.B4] + 5*[.B4]" office:value-type="float" office:value="0.387317992550051" calcext:value-type="float">
            <text:p>0.3873179925500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7203216013793" calcext:value-type="float">
            <text:p>0.377203216013793</text:p>
          </table:table-cell>
          <table:table-cell table:formula="of:=-[.A5]" office:value-type="float" office:value="-0.377203216013793" calcext:value-type="float">
            <text:p>-0.377203216013793</text:p>
          </table:table-cell>
          <table:table-cell/>
          <table:table-cell table:formula="of:= 100 * ([.A6] - [.A5]*[.A5]) * ([.A6] - [.A5]*[.A5]) + (1 - [.A5]) * (1 - [.A5])" office:value-type="float" office:value="10.2092791181758" calcext:value-type="float">
            <text:p>10.2092791181758</text:p>
          </table:table-cell>
          <table:table-cell table:formula="of:= 100 * ([.B6] - [.B5]*[.B5]) * ([.B6] - [.B5]*[.B5]) + (1 - [.B5]) * (1 - [.B5])" office:value-type="float" office:value="1.97978627018941" calcext:value-type="float">
            <text:p>1.97978627018941</text:p>
          </table:table-cell>
          <table:table-cell table:formula="of:= [.A5]*[.A5]*[.A5]*[.A5] - 16*[.A5]*[.A5] + 5*[.A5]" office:value-type="float" office:value="-0.370255935402609" calcext:value-type="float">
            <text:p>-0.370255935402609</text:p>
          </table:table-cell>
          <table:table-cell table:formula="of:= [.B5]*[.B5]*[.B5]*[.B5] - 16*[.B5]*[.B5] + 5*[.B5]" office:value-type="float" office:value="-4.14228809554054" calcext:value-type="float">
            <text:p>-4.14228809554054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0.5-RAND()" office:value-type="float" office:value="-0.17110891564532" calcext:value-type="float">
            <text:p>-0.17110891564532</text:p>
          </table:table-cell>
          <table:table-cell table:formula="of:=-[.A6]" office:value-type="float" office:value="0.17110891564532" calcext:value-type="float">
            <text:p>0.17110891564532</text:p>
          </table:table-cell>
          <table:table-cell/>
          <table:table-cell table:formula="of:= 100 * ([.A7] - [.A6]*[.A6]) * ([.A7] - [.A6]*[.A6]) + (1 - [.A6]) * (1 - [.A6])" office:value-type="float" office:value="13.5892106943627" calcext:value-type="float">
            <text:p>13.5892106943627</text:p>
          </table:table-cell>
          <table:table-cell table:formula="of:= 100 * ([.B7] - [.B6]*[.B6]) * ([.B7] - [.B6]*[.B6]) + (1 - [.B6]) * (1 - [.B6])" office:value-type="float" office:value="9.15411016823633" calcext:value-type="float">
            <text:p>9.15411016823633</text:p>
          </table:table-cell>
          <table:table-cell table:formula="of:= [.A6]*[.A6]*[.A6]*[.A6] - 16*[.A6]*[.A6] + 5*[.A6]" office:value-type="float" office:value="-1.32313953787171" calcext:value-type="float">
            <text:p>-1.32313953787171</text:p>
          </table:table-cell>
          <table:table-cell table:formula="of:= [.B6]*[.B6]*[.B6]*[.B6] - 16*[.B6]*[.B6] + 5*[.B6]" office:value-type="float" office:value="0.387949618581488" calcext:value-type="float">
            <text:p>0.3879496185814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0260214723743" calcext:value-type="float">
            <text:p>-0.320260214723743</text:p>
          </table:table-cell>
          <table:table-cell table:formula="of:=-[.A7]" office:value-type="float" office:value="0.320260214723743" calcext:value-type="float">
            <text:p>0.320260214723743</text:p>
          </table:table-cell>
          <table:table-cell/>
          <table:table-cell table:formula="of:= 100 * ([.A8] - [.A7]*[.A7]) * ([.A8] - [.A7]*[.A7]) + (1 - [.A7]) * (1 - [.A7])" office:value-type="float" office:value="2.12530449251144" calcext:value-type="float">
            <text:p>2.12530449251144</text:p>
          </table:table-cell>
          <table:table-cell table:formula="of:= 100 * ([.B8] - [.B7]*[.B7]) * ([.B8] - [.B7]*[.B7]) + (1 - [.B7]) * (1 - [.B7])" office:value-type="float" office:value="7.58864739820695" calcext:value-type="float">
            <text:p>7.58864739820695</text:p>
          </table:table-cell>
          <table:table-cell table:formula="of:= [.A7]*[.A7]*[.A7]*[.A7] - 16*[.A7]*[.A7] + 5*[.A7]" office:value-type="float" office:value="-3.23184684728819" calcext:value-type="float">
            <text:p>-3.23184684728819</text:p>
          </table:table-cell>
          <table:table-cell table:formula="of:= [.B7]*[.B7]*[.B7]*[.B7] - 16*[.B7]*[.B7] + 5*[.B7]" office:value-type="float" office:value="-0.0292447000507556" calcext:value-type="float">
            <text:p>-0.02924470005075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4390343126793" calcext:value-type="float">
            <text:p>0.164390343126793</text:p>
          </table:table-cell>
          <table:table-cell table:formula="of:=-[.A8]" office:value-type="float" office:value="-0.164390343126793" calcext:value-type="float">
            <text:p>-0.164390343126793</text:p>
          </table:table-cell>
          <table:table-cell/>
          <table:table-cell table:formula="of:= 100 * ([.A9] - [.A8]*[.A8]) * ([.A9] - [.A8]*[.A8]) + (1 - [.A8]) * (1 - [.A8])" office:value-type="float" office:value="11.6882947993203" calcext:value-type="float">
            <text:p>11.6882947993203</text:p>
          </table:table-cell>
          <table:table-cell table:formula="of:= 100 * ([.B9] - [.B8]*[.B8]) * ([.B9] - [.B8]*[.B8]) + (1 - [.B8]) * (1 - [.B8])" office:value-type="float" office:value="16.2215204384766" calcext:value-type="float">
            <text:p>16.2215204384766</text:p>
          </table:table-cell>
          <table:table-cell table:formula="of:= [.A8]*[.A8]*[.A8]*[.A8] - 16*[.A8]*[.A8] + 5*[.A8]" office:value-type="float" office:value="0.39029506359068" calcext:value-type="float">
            <text:p>0.39029506359068</text:p>
          </table:table-cell>
          <table:table-cell table:formula="of:= [.B8]*[.B8]*[.B8]*[.B8] - 16*[.B8]*[.B8] + 5*[.B8]" office:value-type="float" office:value="-1.25360836767725" calcext:value-type="float">
            <text:p>-1.253608367677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8536647735794" calcext:value-type="float">
            <text:p>0.358536647735794</text:p>
          </table:table-cell>
          <table:table-cell table:formula="of:=-[.A9]" office:value-type="float" office:value="-0.358536647735794" calcext:value-type="float">
            <text:p>-0.358536647735794</text:p>
          </table:table-cell>
          <table:table-cell/>
          <table:table-cell table:formula="of:= 100 * ([.A10] - [.A9]*[.A9]) * ([.A10] - [.A9]*[.A9]) + (1 - [.A9]) * (1 - [.A9])" office:value-type="float" office:value="0.452966264176615" calcext:value-type="float">
            <text:p>0.452966264176615</text:p>
          </table:table-cell>
          <table:table-cell table:formula="of:= 100 * ([.B10] - [.B9]*[.B9]) * ([.B10] - [.B9]*[.B9]) + (1 - [.B9]) * (1 - [.B9])" office:value-type="float" office:value="7.44962259718614" calcext:value-type="float">
            <text:p>7.44962259718614</text:p>
          </table:table-cell>
          <table:table-cell table:formula="of:= [.A9]*[.A9]*[.A9]*[.A9] - 16*[.A9]*[.A9] + 5*[.A9]" office:value-type="float" office:value="-0.247568481643226" calcext:value-type="float">
            <text:p>-0.247568481643226</text:p>
          </table:table-cell>
          <table:table-cell table:formula="of:= [.B9]*[.B9]*[.B9]*[.B9] - 16*[.B9]*[.B9] + 5*[.B9]" office:value-type="float" office:value="-3.83293495900116" calcext:value-type="float">
            <text:p>-3.832934959001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8179180239918" calcext:value-type="float">
            <text:p>0.108179180239918</text:p>
          </table:table-cell>
          <table:table-cell table:formula="of:=-[.A10]" office:value-type="float" office:value="-0.108179180239918" calcext:value-type="float">
            <text:p>-0.108179180239918</text:p>
          </table:table-cell>
          <table:table-cell/>
          <table:table-cell table:formula="of:= 100 * ([.A11] - [.A10]*[.A10]) * ([.A11] - [.A10]*[.A10]) + (1 - [.A10]) * (1 - [.A10])" office:value-type="float" office:value="0.863222271342875" calcext:value-type="float">
            <text:p>0.863222271342875</text:p>
          </table:table-cell>
          <table:table-cell table:formula="of:= 100 * ([.B11] - [.B10]*[.B10]) * ([.B11] - [.B10]*[.B10]) + (1 - [.B10]) * (1 - [.B10])" office:value-type="float" office:value="1.2287622418573" calcext:value-type="float">
            <text:p>1.2287622418573</text:p>
          </table:table-cell>
          <table:table-cell table:formula="of:= [.A10]*[.A10]*[.A10]*[.A10] - 16*[.A10]*[.A10] + 5*[.A10]" office:value-type="float" office:value="0.353789094608854" calcext:value-type="float">
            <text:p>0.353789094608854</text:p>
          </table:table-cell>
          <table:table-cell table:formula="of:= [.B10]*[.B10]*[.B10]*[.B10] - 16*[.B10]*[.B10] + 5*[.B10]" office:value-type="float" office:value="-0.728002707790324" calcext:value-type="float">
            <text:p>-0.7280027077903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43506518413594" calcext:value-type="float">
            <text:p>-0.0143506518413594</text:p>
          </table:table-cell>
          <table:table-cell table:formula="of:=-[.A11]" office:value-type="float" office:value="0.0143506518413594" calcext:value-type="float">
            <text:p>0.0143506518413594</text:p>
          </table:table-cell>
          <table:table-cell/>
          <table:table-cell table:formula="of:= 100 * ([.A12] - [.A11]*[.A11]) * ([.A12] - [.A11]*[.A11]) + (1 - [.A11]) * (1 - [.A11])" office:value-type="float" office:value="18.05098830157" calcext:value-type="float">
            <text:p>18.05098830157</text:p>
          </table:table-cell>
          <table:table-cell table:formula="of:= 100 * ([.B12] - [.B11]*[.B11]) * ([.B12] - [.B11]*[.B11]) + (1 - [.B11]) * (1 - [.B11])" office:value-type="float" office:value="18.0275894040614" calcext:value-type="float">
            <text:p>18.0275894040614</text:p>
          </table:table-cell>
          <table:table-cell table:formula="of:= [.A11]*[.A11]*[.A11]*[.A11] - 16*[.A11]*[.A11] + 5*[.A11]" office:value-type="float" office:value="-0.0750482761273664" calcext:value-type="float">
            <text:p>-0.0750482761273664</text:p>
          </table:table-cell>
          <table:table-cell table:formula="of:= [.B11]*[.B11]*[.B11]*[.B11] - 16*[.B11]*[.B11] + 5*[.B11]" office:value-type="float" office:value="0.0684582422862278" calcext:value-type="float">
            <text:p>0.06845824228622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2784189019266" calcext:value-type="float">
            <text:p>0.412784189019266</text:p>
          </table:table-cell>
          <table:table-cell table:formula="of:=-[.A12]" office:value-type="float" office:value="-0.412784189019266" calcext:value-type="float">
            <text:p>-0.412784189019266</text:p>
          </table:table-cell>
          <table:table-cell/>
          <table:table-cell table:formula="of:= 100 * ([.A13] - [.A12]*[.A12]) * ([.A13] - [.A12]*[.A12]) + (1 - [.A12]) * (1 - [.A12])" office:value-type="float" office:value="0.401891583861353" calcext:value-type="float">
            <text:p>0.401891583861353</text:p>
          </table:table-cell>
          <table:table-cell table:formula="of:= 100 * ([.B13] - [.B12]*[.B12]) * ([.B13] - [.B12]*[.B12]) + (1 - [.B12]) * (1 - [.B12])" office:value-type="float" office:value="12.0380396156108" calcext:value-type="float">
            <text:p>12.0380396156108</text:p>
          </table:table-cell>
          <table:table-cell table:formula="of:= [.A12]*[.A12]*[.A12]*[.A12] - 16*[.A12]*[.A12] + 5*[.A12]" office:value-type="float" office:value="-0.633298621978652" calcext:value-type="float">
            <text:p>-0.633298621978652</text:p>
          </table:table-cell>
          <table:table-cell table:formula="of:= [.B12]*[.B12]*[.B12]*[.B12] - 16*[.B12]*[.B12] + 5*[.B12]" office:value-type="float" office:value="-4.76114051217131" calcext:value-type="float">
            <text:p>-4.761140512171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6501631173887" calcext:value-type="float">
            <text:p>0.146501631173887</text:p>
          </table:table-cell>
          <table:table-cell table:formula="of:=-[.A13]" office:value-type="float" office:value="-0.146501631173887" calcext:value-type="float">
            <text:p>-0.146501631173887</text:p>
          </table:table-cell>
          <table:table-cell/>
          <table:table-cell table:formula="of:= 100 * ([.A14] - [.A13]*[.A13]) * ([.A14] - [.A13]*[.A13]) + (1 - [.A13]) * (1 - [.A13])" office:value-type="float" office:value="23.8757934809314" calcext:value-type="float">
            <text:p>23.8757934809314</text:p>
          </table:table-cell>
          <table:table-cell table:formula="of:= 100 * ([.B14] - [.B13]*[.B13]) * ([.B14] - [.B13]*[.B13]) + (1 - [.B13]) * (1 - [.B13])" office:value-type="float" office:value="20.5156282012304" calcext:value-type="float">
            <text:p>20.5156282012304</text:p>
          </table:table-cell>
          <table:table-cell table:formula="of:= [.A13]*[.A13]*[.A13]*[.A13] - 16*[.A13]*[.A13] + 5*[.A13]" office:value-type="float" office:value="0.389565157574162" calcext:value-type="float">
            <text:p>0.389565157574162</text:p>
          </table:table-cell>
          <table:table-cell table:formula="of:= [.B13]*[.B13]*[.B13]*[.B13] - 16*[.B13]*[.B13] + 5*[.B13]" office:value-type="float" office:value="-1.07545115416471" calcext:value-type="float">
            <text:p>-1.075451154164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9654035597385" calcext:value-type="float">
            <text:p>-0.459654035597385</text:p>
          </table:table-cell>
          <table:table-cell table:formula="of:=-[.A14]" office:value-type="float" office:value="0.459654035597385" calcext:value-type="float">
            <text:p>0.459654035597385</text:p>
          </table:table-cell>
          <table:table-cell/>
          <table:table-cell table:formula="of:= 100 * ([.A15] - [.A14]*[.A14]) * ([.A15] - [.A14]*[.A14]) + (1 - [.A14]) * (1 - [.A14])" office:value-type="float" office:value="2.13743598640824" calcext:value-type="float">
            <text:p>2.13743598640824</text:p>
          </table:table-cell>
          <table:table-cell table:formula="of:= 100 * ([.B15] - [.B14]*[.B14]) * ([.B15] - [.B14]*[.B14]) + (1 - [.B14]) * (1 - [.B14])" office:value-type="float" office:value="17.4555576329915" calcext:value-type="float">
            <text:p>17.4555576329915</text:p>
          </table:table-cell>
          <table:table-cell table:formula="of:= [.A14]*[.A14]*[.A14]*[.A14] - 16*[.A14]*[.A14] + 5*[.A14]" office:value-type="float" office:value="-5.63413948432271" calcext:value-type="float">
            <text:p>-5.63413948432271</text:p>
          </table:table-cell>
          <table:table-cell table:formula="of:= [.B14]*[.B14]*[.B14]*[.B14] - 16*[.B14]*[.B14] + 5*[.B14]" office:value-type="float" office:value="-1.03759912834886" calcext:value-type="float">
            <text:p>-1.037599128348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3007726584429" calcext:value-type="float">
            <text:p>0.203007726584429</text:p>
          </table:table-cell>
          <table:table-cell table:formula="of:=-[.A15]" office:value-type="float" office:value="-0.203007726584429" calcext:value-type="float">
            <text:p>-0.203007726584429</text:p>
          </table:table-cell>
          <table:table-cell/>
          <table:table-cell table:formula="of:= 100 * ([.A16] - [.A15]*[.A15]) * ([.A16] - [.A15]*[.A15]) + (1 - [.A15]) * (1 - [.A15])" office:value-type="float" office:value="7.70282044491461" calcext:value-type="float">
            <text:p>7.70282044491461</text:p>
          </table:table-cell>
          <table:table-cell table:formula="of:= 100 * ([.B16] - [.B15]*[.B15]) * ([.B16] - [.B15]*[.B15]) + (1 - [.B15]) * (1 - [.B15])" office:value-type="float" office:value="4.81172832474733" calcext:value-type="float">
            <text:p>4.81172832474733</text:p>
          </table:table-cell>
          <table:table-cell table:formula="of:= [.A15]*[.A15]*[.A15]*[.A15] - 16*[.A15]*[.A15] + 5*[.A15]" office:value-type="float" office:value="0.357342880314966" calcext:value-type="float">
            <text:p>0.357342880314966</text:p>
          </table:table-cell>
          <table:table-cell table:formula="of:= [.B15]*[.B15]*[.B15]*[.B15] - 16*[.B15]*[.B15] + 5*[.B15]" office:value-type="float" office:value="-1.67273438552933" calcext:value-type="float">
            <text:p>-1.672734385529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4637891365874" calcext:value-type="float">
            <text:p>-0.224637891365874</text:p>
          </table:table-cell>
          <table:table-cell table:formula="of:=-[.A16]" office:value-type="float" office:value="0.224637891365874" calcext:value-type="float">
            <text:p>0.224637891365874</text:p>
          </table:table-cell>
          <table:table-cell/>
          <table:table-cell table:formula="of:= 100 * ([.A17] - [.A16]*[.A16]) * ([.A17] - [.A16]*[.A16]) + (1 - [.A16]) * (1 - [.A16])" office:value-type="float" office:value="1.72787776077705" calcext:value-type="float">
            <text:p>1.72787776077705</text:p>
          </table:table-cell>
          <table:table-cell table:formula="of:= 100 * ([.B17] - [.B16]*[.B16]) * ([.B17] - [.B16]*[.B16]) + (1 - [.B16]) * (1 - [.B16])" office:value-type="float" office:value="0.883789028039973" calcext:value-type="float">
            <text:p>0.883789028039973</text:p>
          </table:table-cell>
          <table:table-cell table:formula="of:= [.A16]*[.A16]*[.A16]*[.A16] - 16*[.A16]*[.A16] + 5*[.A16]" office:value-type="float" office:value="-1.92803794079012" calcext:value-type="float">
            <text:p>-1.92803794079012</text:p>
          </table:table-cell>
          <table:table-cell table:formula="of:= [.B16]*[.B16]*[.B16]*[.B16] - 16*[.B16]*[.B16] + 5*[.B16]" office:value-type="float" office:value="0.318340972868621" calcext:value-type="float">
            <text:p>0.3183409728686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269820043009128" calcext:value-type="float">
            <text:p>0.00269820043009128</text:p>
          </table:table-cell>
          <table:table-cell table:formula="of:=-[.A17]" office:value-type="float" office:value="-0.00269820043009128" calcext:value-type="float">
            <text:p>-0.00269820043009128</text:p>
          </table:table-cell>
          <table:table-cell/>
          <table:table-cell table:formula="of:= 100 * ([.A18] - [.A17]*[.A17]) * ([.A18] - [.A17]*[.A17]) + (1 - [.A17]) * (1 - [.A17])" office:value-type="float" office:value="4.10511168437588" calcext:value-type="float">
            <text:p>4.10511168437588</text:p>
          </table:table-cell>
          <table:table-cell table:formula="of:= 100 * ([.B18] - [.B17]*[.B17]) * ([.B18] - [.B17]*[.B17]) + (1 - [.B17]) * (1 - [.B17])" office:value-type="float" office:value="4.11539090901245" calcext:value-type="float">
            <text:p>4.11539090901245</text:p>
          </table:table-cell>
          <table:table-cell table:formula="of:= [.A17]*[.A17]*[.A17]*[.A17] - 16*[.A17]*[.A17] + 5*[.A17]" office:value-type="float" office:value="0.0133745176344838" calcext:value-type="float">
            <text:p>0.0133745176344838</text:p>
          </table:table-cell>
          <table:table-cell table:formula="of:= [.B17]*[.B17]*[.B17]*[.B17] - 16*[.B17]*[.B17] + 5*[.B17]" office:value-type="float" office:value="-0.013607486666429" calcext:value-type="float">
            <text:p>-0.0136074866664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6358839050056" calcext:value-type="float">
            <text:p>-0.176358839050056</text:p>
          </table:table-cell>
          <table:table-cell table:formula="of:=-[.A18]" office:value-type="float" office:value="0.176358839050056" calcext:value-type="float">
            <text:p>0.176358839050056</text:p>
          </table:table-cell>
          <table:table-cell/>
          <table:table-cell table:formula="of:= 100 * ([.A19] - [.A18]*[.A18]) * ([.A19] - [.A18]*[.A18]) + (1 - [.A18]) * (1 - [.A18])" office:value-type="float" office:value="2.64619879166206" calcext:value-type="float">
            <text:p>2.64619879166206</text:p>
          </table:table-cell>
          <table:table-cell table:formula="of:= 100 * ([.B19] - [.B18]*[.B18]) * ([.B19] - [.B18]*[.B18]) + (1 - [.B18]) * (1 - [.B18])" office:value-type="float" office:value="0.929894494033" calcext:value-type="float">
            <text:p>0.929894494033</text:p>
          </table:table-cell>
          <table:table-cell table:formula="of:= [.A18]*[.A18]*[.A18]*[.A18] - 16*[.A18]*[.A18] + 5*[.A18]" office:value-type="float" office:value="-1.37846587524675" calcext:value-type="float">
            <text:p>-1.37846587524675</text:p>
          </table:table-cell>
          <table:table-cell table:formula="of:= [.B18]*[.B18]*[.B18]*[.B18] - 16*[.B18]*[.B18] + 5*[.B18]" office:value-type="float" office:value="0.385122515253807" calcext:value-type="float">
            <text:p>0.3851225152538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12531860698454" calcext:value-type="float">
            <text:p>-0.0812531860698454</text:p>
          </table:table-cell>
          <table:table-cell table:formula="of:=-[.A19]" office:value-type="float" office:value="0.0812531860698454" calcext:value-type="float">
            <text:p>0.0812531860698454</text:p>
          </table:table-cell>
          <table:table-cell/>
          <table:table-cell table:formula="of:= 100 * ([.A20] - [.A19]*[.A19]) * ([.A20] - [.A19]*[.A19]) + (1 - [.A19]) * (1 - [.A19])" office:value-type="float" office:value="10.8521643183517" calcext:value-type="float">
            <text:p>10.8521643183517</text:p>
          </table:table-cell>
          <table:table-cell table:formula="of:= 100 * ([.B20] - [.B19]*[.B19]) * ([.B20] - [.B19]*[.B19]) + (1 - [.B19]) * (1 - [.B19])" office:value-type="float" office:value="11.3663503649018" calcext:value-type="float">
            <text:p>11.3663503649018</text:p>
          </table:table-cell>
          <table:table-cell table:formula="of:= [.A19]*[.A19]*[.A19]*[.A19] - 16*[.A19]*[.A19] + 5*[.A19]" office:value-type="float" office:value="-0.511855626829661" calcext:value-type="float">
            <text:p>-0.511855626829661</text:p>
          </table:table-cell>
          <table:table-cell table:formula="of:= [.B19]*[.B19]*[.B19]*[.B19] - 16*[.B19]*[.B19] + 5*[.B19]" office:value-type="float" office:value="0.300676233868794" calcext:value-type="float">
            <text:p>0.3006762338687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7778169719415" calcext:value-type="float">
            <text:p>0.317778169719415</text:p>
          </table:table-cell>
          <table:table-cell table:formula="of:=-[.A20]" office:value-type="float" office:value="-0.317778169719415" calcext:value-type="float">
            <text:p>-0.317778169719415</text:p>
          </table:table-cell>
          <table:table-cell/>
          <table:table-cell table:formula="of:= 100 * ([.A21] - [.A20]*[.A20]) * ([.A21] - [.A20]*[.A20]) + (1 - [.A20]) * (1 - [.A20])" office:value-type="float" office:value="14.7470279086362" calcext:value-type="float">
            <text:p>14.7470279086362</text:p>
          </table:table-cell>
          <table:table-cell table:formula="of:= 100 * ([.B21] - [.B20]*[.B20]) * ([.B21] - [.B20]*[.B20]) + (1 - [.B20]) * (1 - [.B20])" office:value-type="float" office:value="4.83217295329917" calcext:value-type="float">
            <text:p>4.83217295329917</text:p>
          </table:table-cell>
          <table:table-cell table:formula="of:= [.A20]*[.A20]*[.A20]*[.A20] - 16*[.A20]*[.A20] + 5*[.A20]" office:value-type="float" office:value="-0.0166390345559357" calcext:value-type="float">
            <text:p>-0.0166390345559357</text:p>
          </table:table-cell>
          <table:table-cell table:formula="of:= [.B20]*[.B20]*[.B20]*[.B20] - 16*[.B20]*[.B20] + 5*[.B20]" office:value-type="float" office:value="-3.19442073175009" calcext:value-type="float">
            <text:p>-3.194420731750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6927094029537" calcext:value-type="float">
            <text:p>-0.276927094029537</text:p>
          </table:table-cell>
          <table:table-cell table:formula="of:=-[.A21]" office:value-type="float" office:value="0.276927094029537" calcext:value-type="float">
            <text:p>0.276927094029537</text:p>
          </table:table-cell>
          <table:table-cell/>
          <table:table-cell table:formula="of:= 100 * ([.A22] - [.A21]*[.A21]) * ([.A22] - [.A21]*[.A21]) + (1 - [.A21]) * (1 - [.A21])" office:value-type="float" office:value="2.27273447974371" calcext:value-type="float">
            <text:p>2.27273447974371</text:p>
          </table:table-cell>
          <table:table-cell table:formula="of:= 100 * ([.B22] - [.B21]*[.B21]) * ([.B22] - [.B21]*[.B21]) + (1 - [.B21]) * (1 - [.B21])" office:value-type="float" office:value="5.97571761419201" calcext:value-type="float">
            <text:p>5.97571761419201</text:p>
          </table:table-cell>
          <table:table-cell table:formula="of:= [.A21]*[.A21]*[.A21]*[.A21] - 16*[.A21]*[.A21] + 5*[.A21]" office:value-type="float" office:value="-2.60577217293684" calcext:value-type="float">
            <text:p>-2.60577217293684</text:p>
          </table:table-cell>
          <table:table-cell table:formula="of:= [.B21]*[.B21]*[.B21]*[.B21] - 16*[.B21]*[.B21] + 5*[.B21]" office:value-type="float" office:value="0.163498767358523" calcext:value-type="float">
            <text:p>0.1634987673585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6825478103721" calcext:value-type="float">
            <text:p>0.156825478103721</text:p>
          </table:table-cell>
          <table:table-cell table:formula="of:=-[.A22]" office:value-type="float" office:value="-0.156825478103721" calcext:value-type="float">
            <text:p>-0.156825478103721</text:p>
          </table:table-cell>
          <table:table-cell/>
          <table:table-cell table:formula="of:= 100 * ([.A23] - [.A22]*[.A22]) * ([.A23] - [.A22]*[.A22]) + (1 - [.A22]) * (1 - [.A22])" office:value-type="float" office:value="3.34426116599242" calcext:value-type="float">
            <text:p>3.34426116599242</text:p>
          </table:table-cell>
          <table:table-cell table:formula="of:= 100 * ([.B23] - [.B22]*[.B22]) * ([.B23] - [.B22]*[.B22]) + (1 - [.B22]) * (1 - [.B22])" office:value-type="float" office:value="5.8099251564535" calcext:value-type="float">
            <text:p>5.8099251564535</text:p>
          </table:table-cell>
          <table:table-cell table:formula="of:= [.A22]*[.A22]*[.A22]*[.A22] - 16*[.A22]*[.A22] + 5*[.A22]" office:value-type="float" office:value="0.391224577377178" calcext:value-type="float">
            <text:p>0.391224577377178</text:p>
          </table:table-cell>
          <table:table-cell table:formula="of:= [.B22]*[.B22]*[.B22]*[.B22] - 16*[.B22]*[.B22] + 5*[.B22]" office:value-type="float" office:value="-1.17703020366003" calcext:value-type="float">
            <text:p>-1.177030203660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6869240723191" calcext:value-type="float">
            <text:p>0.186869240723191</text:p>
          </table:table-cell>
          <table:table-cell table:formula="of:=-[.A23]" office:value-type="float" office:value="-0.186869240723191" calcext:value-type="float">
            <text:p>-0.186869240723191</text:p>
          </table:table-cell>
          <table:table-cell/>
          <table:table-cell table:formula="of:= 100 * ([.A24] - [.A23]*[.A23]) * ([.A24] - [.A23]*[.A23]) + (1 - [.A23]) * (1 - [.A23])" office:value-type="float" office:value="28.6921601161298" calcext:value-type="float">
            <text:p>28.6921601161298</text:p>
          </table:table-cell>
          <table:table-cell table:formula="of:= 100 * ([.B24] - [.B23]*[.B23]) * ([.B24] - [.B23]*[.B23]) + (1 - [.B23]) * (1 - [.B23])" office:value-type="float" office:value="22.5321204077746" calcext:value-type="float">
            <text:p>22.5321204077746</text:p>
          </table:table-cell>
          <table:table-cell table:formula="of:= [.A23]*[.A23]*[.A23]*[.A23] - 16*[.A23]*[.A23] + 5*[.A23]" office:value-type="float" office:value="0.37684380786147" calcext:value-type="float">
            <text:p>0.37684380786147</text:p>
          </table:table-cell>
          <table:table-cell table:formula="of:= [.B23]*[.B23]*[.B23]*[.B23] - 16*[.B23]*[.B23] + 5*[.B23]" office:value-type="float" office:value="-1.49184859937044" calcext:value-type="float">
            <text:p>-1.491848599370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4522787328686" calcext:value-type="float">
            <text:p>-0.494522787328686</text:p>
          </table:table-cell>
          <table:table-cell table:formula="of:=-[.A24]" office:value-type="float" office:value="0.494522787328686" calcext:value-type="float">
            <text:p>0.494522787328686</text:p>
          </table:table-cell>
          <table:table-cell/>
          <table:table-cell table:formula="of:= 100 * ([.A25] - [.A24]*[.A24]) * ([.A25] - [.A24]*[.A24]) + (1 - [.A24]) * (1 - [.A24])" office:value-type="float" office:value="3.41789293785661" calcext:value-type="float">
            <text:p>3.41789293785661</text:p>
          </table:table-cell>
          <table:table-cell table:formula="of:= 100 * ([.B25] - [.B24]*[.B24]) * ([.B25] - [.B24]*[.B24]) + (1 - [.B24]) * (1 - [.B24])" office:value-type="float" office:value="36.0076401776805" calcext:value-type="float">
            <text:p>36.0076401776805</text:p>
          </table:table-cell>
          <table:table-cell table:formula="of:= [.A24]*[.A24]*[.A24]*[.A24] - 16*[.A24]*[.A24] + 5*[.A24]" office:value-type="float" office:value="-6.32565246591966" calcext:value-type="float">
            <text:p>-6.32565246591966</text:p>
          </table:table-cell>
          <table:table-cell table:formula="of:= [.B24]*[.B24]*[.B24]*[.B24] - 16*[.B24]*[.B24] + 5*[.B24]" office:value-type="float" office:value="-1.3804245926328" calcext:value-type="float">
            <text:p>-1.38042459263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3378086452343" calcext:value-type="float">
            <text:p>0.353378086452343</text:p>
          </table:table-cell>
          <table:table-cell table:formula="of:=-[.A25]" office:value-type="float" office:value="-0.353378086452343" calcext:value-type="float">
            <text:p>-0.353378086452343</text:p>
          </table:table-cell>
          <table:table-cell/>
          <table:table-cell table:formula="of:= 100 * ([.A26] - [.A25]*[.A25]) * ([.A26] - [.A25]*[.A25]) + (1 - [.A25]) * (1 - [.A25])" office:value-type="float" office:value="10.1027562827197" calcext:value-type="float">
            <text:p>10.1027562827197</text:p>
          </table:table-cell>
          <table:table-cell table:formula="of:= 100 * ([.B26] - [.B25]*[.B25]) * ([.B26] - [.B25]*[.B25]) + (1 - [.B25]) * (1 - [.B25])" office:value-type="float" office:value="2.2092343877115" calcext:value-type="float">
            <text:p>2.2092343877115</text:p>
          </table:table-cell>
          <table:table-cell table:formula="of:= [.A25]*[.A25]*[.A25]*[.A25] - 16*[.A25]*[.A25] + 5*[.A25]" office:value-type="float" office:value="-0.215532686139464" calcext:value-type="float">
            <text:p>-0.215532686139464</text:p>
          </table:table-cell>
          <table:table-cell table:formula="of:= [.B25]*[.B25]*[.B25]*[.B25] - 16*[.B25]*[.B25] + 5*[.B25]" office:value-type="float" office:value="-3.74931355066289" calcext:value-type="float">
            <text:p>-3.749313550662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6325412324718" calcext:value-type="float">
            <text:p>-0.186325412324718</text:p>
          </table:table-cell>
          <table:table-cell table:formula="of:=-[.A26]" office:value-type="float" office:value="0.186325412324718" calcext:value-type="float">
            <text:p>0.186325412324718</text:p>
          </table:table-cell>
          <table:table-cell/>
          <table:table-cell table:formula="of:= 100 * ([.A27] - [.A26]*[.A26]) * ([.A27] - [.A26]*[.A26]) + (1 - [.A26]) * (1 - [.A26])" office:value-type="float" office:value="1.68687085696422" calcext:value-type="float">
            <text:p>1.68687085696422</text:p>
          </table:table-cell>
          <table:table-cell table:formula="of:= 100 * ([.B27] - [.B26]*[.B26]) * ([.B27] - [.B26]*[.B26]) + (1 - [.B26]) * (1 - [.B26])" office:value-type="float" office:value="0.689510522072535" calcext:value-type="float">
            <text:p>0.689510522072535</text:p>
          </table:table-cell>
          <table:table-cell table:formula="of:= [.A26]*[.A26]*[.A26]*[.A26] - 16*[.A26]*[.A26] + 5*[.A26]" office:value-type="float" office:value="-1.48589632892287" calcext:value-type="float">
            <text:p>-1.48589632892287</text:p>
          </table:table-cell>
          <table:table-cell table:formula="of:= [.B26]*[.B26]*[.B26]*[.B26] - 16*[.B26]*[.B26] + 5*[.B26]" office:value-type="float" office:value="0.377357794324304" calcext:value-type="float">
            <text:p>0.3773577943243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81508719920468" calcext:value-type="float">
            <text:p>-0.0181508719920468</text:p>
          </table:table-cell>
          <table:table-cell table:formula="of:=-[.A27]" office:value-type="float" office:value="0.0181508719920468" calcext:value-type="float">
            <text:p>0.0181508719920468</text:p>
          </table:table-cell>
          <table:table-cell/>
          <table:table-cell table:formula="of:= 100 * ([.A28] - [.A27]*[.A27]) * ([.A28] - [.A27]*[.A27]) + (1 - [.A27]) * (1 - [.A27])" office:value-type="float" office:value="2.61502412017719" calcext:value-type="float">
            <text:p>2.61502412017719</text:p>
          </table:table-cell>
          <table:table-cell table:formula="of:= 100 * ([.B28] - [.B27]*[.B27]) * ([.B28] - [.B27]*[.B27]) + (1 - [.B27]) * (1 - [.B27])" office:value-type="float" office:value="2.55902031980117" calcext:value-type="float">
            <text:p>2.55902031980117</text:p>
          </table:table-cell>
          <table:table-cell table:formula="of:= [.A27]*[.A27]*[.A27]*[.A27] - 16*[.A27]*[.A27] + 5*[.A27]" office:value-type="float" office:value="-0.096025517885341" calcext:value-type="float">
            <text:p>-0.096025517885341</text:p>
          </table:table-cell>
          <table:table-cell table:formula="of:= [.B27]*[.B27]*[.B27]*[.B27] - 16*[.B27]*[.B27] + 5*[.B27]" office:value-type="float" office:value="0.0854832020351269" calcext:value-type="float">
            <text:p>0.08548320203512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5963562661237" calcext:value-type="float">
            <text:p>0.125963562661237</text:p>
          </table:table-cell>
          <table:table-cell table:formula="of:=-[.A28]" office:value-type="float" office:value="-0.125963562661237" calcext:value-type="float">
            <text:p>-0.125963562661237</text:p>
          </table:table-cell>
          <table:table-cell/>
          <table:table-cell table:formula="of:= 100 * ([.A29] - [.A28]*[.A28]) * ([.A29] - [.A28]*[.A28]) + (1 - [.A28]) * (1 - [.A28])" office:value-type="float" office:value="15.6812651585011" calcext:value-type="float">
            <text:p>15.6812651585011</text:p>
          </table:table-cell>
          <table:table-cell table:formula="of:= 100 * ([.B29] - [.B28]*[.B28]) * ([.B29] - [.B28]*[.B28]) + (1 - [.B28]) * (1 - [.B28])" office:value-type="float" office:value="13.8345281129922" calcext:value-type="float">
            <text:p>13.8345281129922</text:p>
          </table:table-cell>
          <table:table-cell table:formula="of:= [.A28]*[.A28]*[.A28]*[.A28] - 16*[.A28]*[.A28] + 5*[.A28]" office:value-type="float" office:value="0.376200463362136" calcext:value-type="float">
            <text:p>0.376200463362136</text:p>
          </table:table-cell>
          <table:table-cell table:formula="of:= [.B28]*[.B28]*[.B28]*[.B28] - 16*[.B28]*[.B28] + 5*[.B28]" office:value-type="float" office:value="-0.883435163250236" calcext:value-type="float">
            <text:p>-0.8834351632502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0362717099535" calcext:value-type="float">
            <text:p>-0.370362717099535</text:p>
          </table:table-cell>
          <table:table-cell table:formula="of:=-[.A29]" office:value-type="float" office:value="0.370362717099535" calcext:value-type="float">
            <text:p>0.370362717099535</text:p>
          </table:table-cell>
          <table:table-cell/>
          <table:table-cell table:formula="of:= 100 * ([.A30] - [.A29]*[.A29]) * ([.A30] - [.A29]*[.A29]) + (1 - [.A29]) * (1 - [.A29])" office:value-type="float" office:value="5.21025423099943" calcext:value-type="float">
            <text:p>5.21025423099943</text:p>
          </table:table-cell>
          <table:table-cell table:formula="of:= 100 * ([.B30] - [.B29]*[.B29]) * ([.B30] - [.B29]*[.B29]) + (1 - [.B29]) * (1 - [.B29])" office:value-type="float" office:value="21.2707986584341" calcext:value-type="float">
            <text:p>21.2707986584341</text:p>
          </table:table-cell>
          <table:table-cell table:formula="of:= [.A29]*[.A29]*[.A29]*[.A29] - 16*[.A29]*[.A29] + 5*[.A29]" office:value-type="float" office:value="-4.02769505200125" calcext:value-type="float">
            <text:p>-4.02769505200125</text:p>
          </table:table-cell>
          <table:table-cell table:formula="of:= [.B29]*[.B29]*[.B29]*[.B29] - 16*[.B29]*[.B29] + 5*[.B29]" office:value-type="float" office:value="-0.324067881005897" calcext:value-type="float">
            <text:p>-0.3240678810058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9716077248175" calcext:value-type="float">
            <text:p>0.319716077248175</text:p>
          </table:table-cell>
          <table:table-cell table:formula="of:=-[.A30]" office:value-type="float" office:value="-0.319716077248175" calcext:value-type="float">
            <text:p>-0.319716077248175</text:p>
          </table:table-cell>
          <table:table-cell/>
          <table:table-cell table:formula="of:= 100 * ([.A31] - [.A30]*[.A30]) * ([.A31] - [.A30]*[.A30]) + (1 - [.A30]) * (1 - [.A30])" office:value-type="float" office:value="10.4144206312924" calcext:value-type="float">
            <text:p>10.4144206312924</text:p>
          </table:table-cell>
          <table:table-cell table:formula="of:= 100 * ([.B31] - [.B30]*[.B30]) * ([.B31] - [.B30]*[.B30]) + (1 - [.B30]) * (1 - [.B30])" office:value-type="float" office:value="28.771132174457" calcext:value-type="float">
            <text:p>28.771132174457</text:p>
          </table:table-cell>
          <table:table-cell table:formula="of:= [.A30]*[.A30]*[.A30]*[.A30] - 16*[.A30]*[.A30] + 5*[.A30]" office:value-type="float" office:value="-0.0264649393986247" calcext:value-type="float">
            <text:p>-0.0264649393986247</text:p>
          </table:table-cell>
          <table:table-cell table:formula="of:= [.B30]*[.B30]*[.B30]*[.B30] - 16*[.B30]*[.B30] + 5*[.B30]" office:value-type="float" office:value="-3.22362571188037" calcext:value-type="float">
            <text:p>-3.223625711880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7680482130015" calcext:value-type="float">
            <text:p>0.417680482130015</text:p>
          </table:table-cell>
          <table:table-cell table:formula="of:=-[.A31]" office:value-type="float" office:value="-0.417680482130015" calcext:value-type="float">
            <text:p>-0.417680482130015</text:p>
          </table:table-cell>
          <table:table-cell/>
          <table:table-cell table:formula="of:= 100 * ([.A32] - [.A31]*[.A31]) * ([.A32] - [.A31]*[.A31]) + (1 - [.A31]) * (1 - [.A31])" office:value-type="float" office:value="5.10905529044712" calcext:value-type="float">
            <text:p>5.10905529044712</text:p>
          </table:table-cell>
          <table:table-cell table:formula="of:= 100 * ([.B32] - [.B31]*[.B31]) * ([.B32] - [.B31]*[.B31]) + (1 - [.B31]) * (1 - [.B31])" office:value-type="float" office:value="3.71314588177374" calcext:value-type="float">
            <text:p>3.71314588177374</text:p>
          </table:table-cell>
          <table:table-cell table:formula="of:= [.A31]*[.A31]*[.A31]*[.A31] - 16*[.A31]*[.A31] + 5*[.A31]" office:value-type="float" office:value="-0.672474112119263" calcext:value-type="float">
            <text:p>-0.672474112119263</text:p>
          </table:table-cell>
          <table:table-cell table:formula="of:= [.B31]*[.B31]*[.B31]*[.B31] - 16*[.B31]*[.B31] + 5*[.B31]" office:value-type="float" office:value="-4.84927893341942" calcext:value-type="float">
            <text:p>-4.849278933419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39453790645756" calcext:value-type="float">
            <text:p>-0.0439453790645756</text:p>
          </table:table-cell>
          <table:table-cell table:formula="of:=-[.A32]" office:value-type="float" office:value="0.0439453790645756" calcext:value-type="float">
            <text:p>0.0439453790645756</text:p>
          </table:table-cell>
          <table:table-cell/>
          <table:table-cell table:formula="of:= 100 * ([.A33] - [.A32]*[.A32]) * ([.A33] - [.A32]*[.A32]) + (1 - [.A32]) * (1 - [.A32])" office:value-type="float" office:value="3.22201389536659" calcext:value-type="float">
            <text:p>3.22201389536659</text:p>
          </table:table-cell>
          <table:table-cell table:formula="of:= 100 * ([.B33] - [.B32]*[.B32]) * ([.B33] - [.B32]*[.B32]) + (1 - [.B32]) * (1 - [.B32])" office:value-type="float" office:value="2.93492666195144" calcext:value-type="float">
            <text:p>2.93492666195144</text:p>
          </table:table-cell>
          <table:table-cell table:formula="of:= [.A32]*[.A32]*[.A32]*[.A32] - 16*[.A32]*[.A32] + 5*[.A32]" office:value-type="float" office:value="-0.250622307261638" calcext:value-type="float">
            <text:p>-0.250622307261638</text:p>
          </table:table-cell>
          <table:table-cell table:formula="of:= [.B32]*[.B32]*[.B32]*[.B32] - 16*[.B32]*[.B32] + 5*[.B32]" office:value-type="float" office:value="0.188831483384118" calcext:value-type="float">
            <text:p>0.1888314833841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0890742002" calcext:value-type="float">
            <text:p>-0.1440890742002</text:p>
          </table:table-cell>
          <table:table-cell table:formula="of:=-[.A33]" office:value-type="float" office:value="0.1440890742002" calcext:value-type="float">
            <text:p>0.1440890742002</text:p>
          </table:table-cell>
          <table:table-cell/>
          <table:table-cell table:formula="of:= 100 * ([.A34] - [.A33]*[.A33]) * ([.A34] - [.A33]*[.A33]) + (1 - [.A33]) * (1 - [.A33])" office:value-type="float" office:value="15.0300294432085" calcext:value-type="float">
            <text:p>15.0300294432085</text:p>
          </table:table-cell>
          <table:table-cell table:formula="of:= 100 * ([.B34] - [.B33]*[.B33]) * ([.B34] - [.B33]*[.B33]) + (1 - [.B33]) * (1 - [.B33])" office:value-type="float" office:value="11.5498788438863" calcext:value-type="float">
            <text:p>11.5498788438863</text:p>
          </table:table-cell>
          <table:table-cell table:formula="of:= [.A33]*[.A33]*[.A33]*[.A33] - 16*[.A33]*[.A33] + 5*[.A33]" office:value-type="float" office:value="-1.05220090528284" calcext:value-type="float">
            <text:p>-1.05220090528284</text:p>
          </table:table-cell>
          <table:table-cell table:formula="of:= [.B33]*[.B33]*[.B33]*[.B33] - 16*[.B33]*[.B33] + 5*[.B33]" office:value-type="float" office:value="0.388689836719165" calcext:value-type="float">
            <text:p>0.3886898367191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9658230622902" calcext:value-type="float">
            <text:p>-0.349658230622902</text:p>
          </table:table-cell>
          <table:table-cell table:formula="of:=-[.A34]" office:value-type="float" office:value="0.349658230622902" calcext:value-type="float">
            <text:p>0.349658230622902</text:p>
          </table:table-cell>
          <table:table-cell/>
          <table:table-cell table:formula="of:= 100 * ([.A35] - [.A34]*[.A34]) * ([.A35] - [.A34]*[.A34]) + (1 - [.A34]) * (1 - [.A34])" office:value-type="float" office:value="17.3403110462668" calcext:value-type="float">
            <text:p>17.3403110462668</text:p>
          </table:table-cell>
          <table:table-cell table:formula="of:= 100 * ([.B35] - [.B34]*[.B34]) * ([.B35] - [.B34]*[.B34]) + (1 - [.B34]) * (1 - [.B34])" office:value-type="float" office:value="2.65547297666811" calcext:value-type="float">
            <text:p>2.65547297666811</text:p>
          </table:table-cell>
          <table:table-cell table:formula="of:= [.A34]*[.A34]*[.A34]*[.A34] - 16*[.A34]*[.A34] + 5*[.A34]" office:value-type="float" office:value="-3.68951748264334" calcext:value-type="float">
            <text:p>-3.68951748264334</text:p>
          </table:table-cell>
          <table:table-cell table:formula="of:= [.B34]*[.B34]*[.B34]*[.B34] - 16*[.B34]*[.B34] + 5*[.B34]" office:value-type="float" office:value="-0.192935176414318" calcext:value-type="float">
            <text:p>-0.1929351764143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167736192709" calcext:value-type="float">
            <text:p>-0.27167736192709</text:p>
          </table:table-cell>
          <table:table-cell table:formula="of:=-[.A35]" office:value-type="float" office:value="0.27167736192709" calcext:value-type="float">
            <text:p>0.27167736192709</text:p>
          </table:table-cell>
          <table:table-cell/>
          <table:table-cell table:formula="of:= 100 * ([.A36] - [.A35]*[.A35]) * ([.A36] - [.A35]*[.A35]) + (1 - [.A35]) * (1 - [.A35])" office:value-type="float" office:value="2.5344315492402" calcext:value-type="float">
            <text:p>2.5344315492402</text:p>
          </table:table-cell>
          <table:table-cell table:formula="of:= 100 * ([.B36] - [.B35]*[.B35]) * ([.B36] - [.B35]*[.B35]) + (1 - [.B35]) * (1 - [.B35])" office:value-type="float" office:value="6.45438633456223" calcext:value-type="float">
            <text:p>6.45438633456223</text:p>
          </table:table-cell>
          <table:table-cell table:formula="of:= [.A35]*[.A35]*[.A35]*[.A35] - 16*[.A35]*[.A35] + 5*[.A35]" office:value-type="float" office:value="-2.53387652556631" calcext:value-type="float">
            <text:p>-2.53387652556631</text:p>
          </table:table-cell>
          <table:table-cell table:formula="of:= [.B35]*[.B35]*[.B35]*[.B35] - 16*[.B35]*[.B35] + 5*[.B35]" office:value-type="float" office:value="0.182897093704599" calcext:value-type="float">
            <text:p>0.1828970937045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9582710561591" calcext:value-type="float">
            <text:p>0.169582710561591</text:p>
          </table:table-cell>
          <table:table-cell table:formula="of:=-[.A36]" office:value-type="float" office:value="-0.169582710561591" calcext:value-type="float">
            <text:p>-0.169582710561591</text:p>
          </table:table-cell>
          <table:table-cell/>
          <table:table-cell table:formula="of:= 100 * ([.A37] - [.A36]*[.A36]) * ([.A37] - [.A36]*[.A36]) + (1 - [.A36]) * (1 - [.A36])" office:value-type="float" office:value="9.9425663926261" calcext:value-type="float">
            <text:p>9.9425663926261</text:p>
          </table:table-cell>
          <table:table-cell table:formula="of:= 100 * ([.B37] - [.B36]*[.B36]) * ([.B37] - [.B36]*[.B36]) + (1 - [.B36]) * (1 - [.B36])" office:value-type="float" office:value="7.45255310412034" calcext:value-type="float">
            <text:p>7.45255310412034</text:p>
          </table:table-cell>
          <table:table-cell table:formula="of:= [.A36]*[.A36]*[.A36]*[.A36] - 16*[.A36]*[.A36] + 5*[.A36]" office:value-type="float" office:value="0.388607860838094" calcext:value-type="float">
            <text:p>0.388607860838094</text:p>
          </table:table-cell>
          <table:table-cell table:formula="of:= [.B36]*[.B36]*[.B36]*[.B36] - 16*[.B36]*[.B36] + 5*[.B36]" office:value-type="float" office:value="-1.30721924477781" calcext:value-type="float">
            <text:p>-1.307219244777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428711200771" calcext:value-type="float">
            <text:p>-0.275428711200771</text:p>
          </table:table-cell>
          <table:table-cell table:formula="of:=-[.A37]" office:value-type="float" office:value="0.275428711200771" calcext:value-type="float">
            <text:p>0.275428711200771</text:p>
          </table:table-cell>
          <table:table-cell/>
          <table:table-cell table:formula="of:= 100 * ([.A38] - [.A37]*[.A37]) * ([.A38] - [.A37]*[.A37]) + (1 - [.A37]) * (1 - [.A37])" office:value-type="float" office:value="16.7395706900392" calcext:value-type="float">
            <text:p>16.7395706900392</text:p>
          </table:table-cell>
          <table:table-cell table:formula="of:= 100 * ([.B38] - [.B37]*[.B37]) * ([.B38] - [.B37]*[.B37]) + (1 - [.B37]) * (1 - [.B37])" office:value-type="float" office:value="6.14335273671136" calcext:value-type="float">
            <text:p>6.14335273671136</text:p>
          </table:table-cell>
          <table:table-cell table:formula="of:= [.A37]*[.A37]*[.A37]*[.A37] - 16*[.A37]*[.A37] + 5*[.A37]" office:value-type="float" office:value="-2.58516426774241" calcext:value-type="float">
            <text:p>-2.58516426774241</text:p>
          </table:table-cell>
          <table:table-cell table:formula="of:= [.B37]*[.B37]*[.B37]*[.B37] - 16*[.B37]*[.B37] + 5*[.B37]" office:value-type="float" office:value="0.169122844265301" calcext:value-type="float">
            <text:p>0.1691228442653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2891546487416" calcext:value-type="float">
            <text:p>-0.312891546487416</text:p>
          </table:table-cell>
          <table:table-cell table:formula="of:=-[.A38]" office:value-type="float" office:value="0.312891546487416" calcext:value-type="float">
            <text:p>0.312891546487416</text:p>
          </table:table-cell>
          <table:table-cell/>
          <table:table-cell table:formula="of:= 100 * ([.A39] - [.A38]*[.A38]) * ([.A39] - [.A38]*[.A38]) + (1 - [.A38]) * (1 - [.A38])" office:value-type="float" office:value="17.6216595597653" calcext:value-type="float">
            <text:p>17.6216595597653</text:p>
          </table:table-cell>
          <table:table-cell table:formula="of:= 100 * ([.B39] - [.B38]*[.B38]) * ([.B39] - [.B38]*[.B38]) + (1 - [.B38]) * (1 - [.B38])" office:value-type="float" office:value="35.8181027526174" calcext:value-type="float">
            <text:p>35.8181027526174</text:p>
          </table:table-cell>
          <table:table-cell table:formula="of:= [.A38]*[.A38]*[.A38]*[.A38] - 16*[.A38]*[.A38] + 5*[.A38]" office:value-type="float" office:value="-3.12129102097919" calcext:value-type="float">
            <text:p>-3.12129102097919</text:p>
          </table:table-cell>
          <table:table-cell table:formula="of:= [.B38]*[.B38]*[.B38]*[.B38] - 16*[.B38]*[.B38] + 5*[.B38]" office:value-type="float" office:value="0.00762444389497641" calcext:value-type="float">
            <text:p>0.007624443894976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6623772178492" calcext:value-type="float">
            <text:p>0.496623772178492</text:p>
          </table:table-cell>
          <table:table-cell table:formula="of:=-[.A39]" office:value-type="float" office:value="-0.496623772178492" calcext:value-type="float">
            <text:p>-0.496623772178492</text:p>
          </table:table-cell>
          <table:table-cell/>
          <table:table-cell table:formula="of:= 100 * ([.A40] - [.A39]*[.A39]) * ([.A40] - [.A39]*[.A39]) + (1 - [.A39]) * (1 - [.A39])" office:value-type="float" office:value="13.9711108784384" calcext:value-type="float">
            <text:p>13.9711108784384</text:p>
          </table:table-cell>
          <table:table-cell table:formula="of:= 100 * ([.B40] - [.B39]*[.B39]) * ([.B40] - [.B39]*[.B39]) + (1 - [.B39]) * (1 - [.B39])" office:value-type="float" office:value="3.75022277014592" calcext:value-type="float">
            <text:p>3.75022277014592</text:p>
          </table:table-cell>
          <table:table-cell table:formula="of:= [.A39]*[.A39]*[.A39]*[.A39] - 16*[.A39]*[.A39] + 5*[.A39]" office:value-type="float" office:value="-1.40221496897229" calcext:value-type="float">
            <text:p>-1.40221496897229</text:p>
          </table:table-cell>
          <table:table-cell table:formula="of:= [.B39]*[.B39]*[.B39]*[.B39] - 16*[.B39]*[.B39] + 5*[.B39]" office:value-type="float" office:value="-6.36845269075721" calcext:value-type="float">
            <text:p>-6.368452690757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739277967917" calcext:value-type="float">
            <text:p>-0.123739277967917</text:p>
          </table:table-cell>
          <table:table-cell table:formula="of:=-[.A40]" office:value-type="float" office:value="0.123739277967917" calcext:value-type="float">
            <text:p>0.123739277967917</text:p>
          </table:table-cell>
          <table:table-cell/>
          <table:table-cell table:formula="of:= 100 * ([.A41] - [.A40]*[.A40]) * ([.A41] - [.A40]*[.A40]) + (1 - [.A40]) * (1 - [.A40])" office:value-type="float" office:value="12.7075661401323" calcext:value-type="float">
            <text:p>12.7075661401323</text:p>
          </table:table-cell>
          <table:table-cell table:formula="of:= 100 * ([.B41] - [.B40]*[.B40]) * ([.B41] - [.B40]*[.B40]) + (1 - [.B40]) * (1 - [.B40])" office:value-type="float" office:value="10.2344369803679" calcext:value-type="float">
            <text:p>10.2344369803679</text:p>
          </table:table-cell>
          <table:table-cell table:formula="of:= [.A40]*[.A40]*[.A40]*[.A40] - 16*[.A40]*[.A40] + 5*[.A40]" office:value-type="float" office:value="-0.863444493189057" calcext:value-type="float">
            <text:p>-0.863444493189057</text:p>
          </table:table-cell>
          <table:table-cell table:formula="of:= [.B40]*[.B40]*[.B40]*[.B40] - 16*[.B40]*[.B40] + 5*[.B40]" office:value-type="float" office:value="0.373948286490113" calcext:value-type="float">
            <text:p>0.3739482864901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298987951716" calcext:value-type="float">
            <text:p>-0.32298987951716</text:p>
          </table:table-cell>
          <table:table-cell table:formula="of:=-[.A41]" office:value-type="float" office:value="0.32298987951716" calcext:value-type="float">
            <text:p>0.32298987951716</text:p>
          </table:table-cell>
          <table:table-cell/>
          <table:table-cell table:formula="of:= 100 * ([.A42] - [.A41]*[.A41]) * ([.A42] - [.A41]*[.A41]) + (1 - [.A41]) * (1 - [.A41])" office:value-type="float" office:value="15.7505927374861" calcext:value-type="float">
            <text:p>15.7505927374861</text:p>
          </table:table-cell>
          <table:table-cell table:formula="of:= 100 * ([.B42] - [.B41]*[.B41]) * ([.B42] - [.B41]*[.B41]) + (1 - [.B41]) * (1 - [.B41])" office:value-type="float" office:value="34.4256221343572" calcext:value-type="float">
            <text:p>34.4256221343572</text:p>
          </table:table-cell>
          <table:table-cell table:formula="of:= [.A41]*[.A41]*[.A41]*[.A41] - 16*[.A41]*[.A41] + 5*[.A41]" office:value-type="float" office:value="-3.27322561777977" calcext:value-type="float">
            <text:p>-3.27322561777977</text:p>
          </table:table-cell>
          <table:table-cell table:formula="of:= [.B41]*[.B41]*[.B41]*[.B41] - 16*[.B41]*[.B41] + 5*[.B41]" office:value-type="float" office:value="-0.0433268226081709" calcext:value-type="float">
            <text:p>-0.04332682260817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8492083113534" calcext:value-type="float">
            <text:p>0.478492083113534</text:p>
          </table:table-cell>
          <table:table-cell table:formula="of:=-[.A42]" office:value-type="float" office:value="-0.478492083113534" calcext:value-type="float">
            <text:p>-0.478492083113534</text:p>
          </table:table-cell>
          <table:table-cell/>
          <table:table-cell table:formula="of:= 100 * ([.A43] - [.A42]*[.A42]) * ([.A43] - [.A42]*[.A42]) + (1 - [.A42]) * (1 - [.A42])" office:value-type="float" office:value="2.25883343588559" calcext:value-type="float">
            <text:p>2.25883343588559</text:p>
          </table:table-cell>
          <table:table-cell table:formula="of:= 100 * ([.B43] - [.B42]*[.B42]) * ([.B43] - [.B42]*[.B42]) + (1 - [.B42]) * (1 - [.B42])" office:value-type="float" office:value="38.0499242664921" calcext:value-type="float">
            <text:p>38.0499242664921</text:p>
          </table:table-cell>
          <table:table-cell table:formula="of:= [.A42]*[.A42]*[.A42]*[.A42] - 16*[.A42]*[.A42] + 5*[.A42]" office:value-type="float" office:value="-1.21839411950525" calcext:value-type="float">
            <text:p>-1.21839411950525</text:p>
          </table:table-cell>
          <table:table-cell table:formula="of:= [.B42]*[.B42]*[.B42]*[.B42] - 16*[.B42]*[.B42] + 5*[.B42]" office:value-type="float" office:value="-6.00331495064059" calcext:value-type="float">
            <text:p>-6.003314950640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9910798992833" calcext:value-type="float">
            <text:p>0.369910798992833</text:p>
          </table:table-cell>
          <table:table-cell table:formula="of:=-[.A43]" office:value-type="float" office:value="-0.369910798992833" calcext:value-type="float">
            <text:p>-0.369910798992833</text:p>
          </table:table-cell>
          <table:table-cell/>
          <table:table-cell table:formula="of:= 100 * ([.A44] - [.A43]*[.A43]) * ([.A44] - [.A43]*[.A43]) + (1 - [.A43]) * (1 - [.A43])" office:value-type="float" office:value="4.98989384219582" calcext:value-type="float">
            <text:p>4.98989384219582</text:p>
          </table:table-cell>
          <table:table-cell table:formula="of:= 100 * ([.B44] - [.B43]*[.B43]) * ([.B44] - [.B43]*[.B43]) + (1 - [.B43]) * (1 - [.B43])" office:value-type="float" office:value="2.22899173380334" calcext:value-type="float">
            <text:p>2.22899173380334</text:p>
          </table:table-cell>
          <table:table-cell table:formula="of:= [.A43]*[.A43]*[.A43]*[.A43] - 16*[.A43]*[.A43] + 5*[.A43]" office:value-type="float" office:value="-0.321066449079873" calcext:value-type="float">
            <text:p>-0.321066449079873</text:p>
          </table:table-cell>
          <table:table-cell table:formula="of:= [.B43]*[.B43]*[.B43]*[.B43] - 16*[.B43]*[.B43] + 5*[.B43]" office:value-type="float" office:value="-4.0201744390082" calcext:value-type="float">
            <text:p>-4.02017443900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74760901676352" calcext:value-type="float">
            <text:p>-0.0774760901676352</text:p>
          </table:table-cell>
          <table:table-cell table:formula="of:=-[.A44]" office:value-type="float" office:value="0.0774760901676352" calcext:value-type="float">
            <text:p>0.0774760901676352</text:p>
          </table:table-cell>
          <table:table-cell/>
          <table:table-cell table:formula="of:= 100 * ([.A45] - [.A44]*[.A44]) * ([.A45] - [.A44]*[.A44]) + (1 - [.A44]) * (1 - [.A44])" office:value-type="float" office:value="1.48611862851128" calcext:value-type="float">
            <text:p>1.48611862851128</text:p>
          </table:table-cell>
          <table:table-cell table:formula="of:= 100 * ([.B45] - [.B44]*[.B44]) * ([.B45] - [.B44]*[.B44]) + (1 - [.B44]) * (1 - [.B44])" office:value-type="float" office:value="1.32754007088445" calcext:value-type="float">
            <text:p>1.32754007088445</text:p>
          </table:table-cell>
          <table:table-cell table:formula="of:= [.A44]*[.A44]*[.A44]*[.A44] - 16*[.A44]*[.A44] + 5*[.A44]" office:value-type="float" office:value="-0.483385133059746" calcext:value-type="float">
            <text:p>-0.483385133059746</text:p>
          </table:table-cell>
          <table:table-cell table:formula="of:= [.B44]*[.B44]*[.B44]*[.B44] - 16*[.B44]*[.B44] + 5*[.B44]" office:value-type="float" office:value="0.291375768616606" calcext:value-type="float">
            <text:p>0.2913757686166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30256892898072" calcext:value-type="float">
            <text:p>0.0630256892898072</text:p>
          </table:table-cell>
          <table:table-cell table:formula="of:=-[.A45]" office:value-type="float" office:value="-0.0630256892898072" calcext:value-type="float">
            <text:p>-0.0630256892898072</text:p>
          </table:table-cell>
          <table:table-cell/>
          <table:table-cell table:formula="of:= 100 * ([.A46] - [.A45]*[.A45]) * ([.A46] - [.A45]*[.A45]) + (1 - [.A45]) * (1 - [.A45])" office:value-type="float" office:value="8.73595230042463" calcext:value-type="float">
            <text:p>8.73595230042463</text:p>
          </table:table-cell>
          <table:table-cell table:formula="of:= 100 * ([.B46] - [.B45]*[.B45]) * ([.B46] - [.B45]*[.B45]) + (1 - [.B45]) * (1 - [.B45])" office:value-type="float" office:value="8.54896461023176" calcext:value-type="float">
            <text:p>8.54896461023176</text:p>
          </table:table-cell>
          <table:table-cell table:formula="of:= [.A45]*[.A45]*[.A45]*[.A45] - 16*[.A45]*[.A45] + 5*[.A45]" office:value-type="float" office:value="0.25158842495259" calcext:value-type="float">
            <text:p>0.25158842495259</text:p>
          </table:table-cell>
          <table:table-cell table:formula="of:= [.B45]*[.B45]*[.B45]*[.B45] - 16*[.B45]*[.B45] + 5*[.B45]" office:value-type="float" office:value="-0.378668467945482" calcext:value-type="float">
            <text:p>-0.3786684679454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6349567590286" calcext:value-type="float">
            <text:p>-0.276349567590286</text:p>
          </table:table-cell>
          <table:table-cell table:formula="of:=-[.A46]" office:value-type="float" office:value="0.276349567590286" calcext:value-type="float">
            <text:p>0.276349567590286</text:p>
          </table:table-cell>
          <table:table-cell/>
          <table:table-cell table:formula="of:= 100 * ([.A47] - [.A46]*[.A46]) * ([.A47] - [.A46]*[.A46]) + (1 - [.A46]) * (1 - [.A46])" office:value-type="float" office:value="1.83477847184025" calcext:value-type="float">
            <text:p>1.83477847184025</text:p>
          </table:table-cell>
          <table:table-cell table:formula="of:= 100 * ([.B47] - [.B46]*[.B46]) * ([.B47] - [.B46]*[.B46]) + (1 - [.B46]) * (1 - [.B46])" office:value-type="float" office:value="1.67677812844212" calcext:value-type="float">
            <text:p>1.67677812844212</text:p>
          </table:table-cell>
          <table:table-cell table:formula="of:= [.A46]*[.A46]*[.A46]*[.A46] - 16*[.A46]*[.A46] + 5*[.A46]" office:value-type="float" office:value="-2.59782093715309" calcext:value-type="float">
            <text:p>-2.59782093715309</text:p>
          </table:table-cell>
          <table:table-cell table:formula="of:= [.B46]*[.B46]*[.B46]*[.B46] - 16*[.B46]*[.B46] + 5*[.B46]" office:value-type="float" office:value="0.165674738749773" calcext:value-type="float">
            <text:p>0.1656747387497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10137912965782" calcext:value-type="float">
            <text:p>0.0310137912965782</text:p>
          </table:table-cell>
          <table:table-cell table:formula="of:=-[.A47]" office:value-type="float" office:value="-0.0310137912965782" calcext:value-type="float">
            <text:p>-0.0310137912965782</text:p>
          </table:table-cell>
          <table:table-cell/>
          <table:table-cell table:formula="of:= 100 * ([.A48] - [.A47]*[.A47]) * ([.A48] - [.A47]*[.A47]) + (1 - [.A47]) * (1 - [.A47])" office:value-type="float" office:value="16.0758923472046" calcext:value-type="float">
            <text:p>16.0758923472046</text:p>
          </table:table-cell>
          <table:table-cell table:formula="of:= 100 * ([.B48] - [.B47]*[.B47]) * ([.B48] - [.B47]*[.B47]) + (1 - [.B47]) * (1 - [.B47])" office:value-type="float" office:value="16.3500062781599" calcext:value-type="float">
            <text:p>16.3500062781599</text:p>
          </table:table-cell>
          <table:table-cell table:formula="of:= [.A47]*[.A47]*[.A47]*[.A47] - 16*[.A47]*[.A47] + 5*[.A47]" office:value-type="float" office:value="0.139680197639011" calcext:value-type="float">
            <text:p>0.139680197639011</text:p>
          </table:table-cell>
          <table:table-cell table:formula="of:= [.B47]*[.B47]*[.B47]*[.B47] - 16*[.B47]*[.B47] + 5*[.B47]" office:value-type="float" office:value="-0.170457715326771" calcext:value-type="float">
            <text:p>-0.1704577153267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0024293357213" calcext:value-type="float">
            <text:p>0.390024293357213</text:p>
          </table:table-cell>
          <table:table-cell table:formula="of:=-[.A48]" office:value-type="float" office:value="-0.390024293357213" calcext:value-type="float">
            <text:p>-0.390024293357213</text:p>
          </table:table-cell>
          <table:table-cell/>
          <table:table-cell table:formula="of:= 100 * ([.A49] - [.A48]*[.A48]) * ([.A49] - [.A48]*[.A48]) + (1 - [.A48]) * (1 - [.A48])" office:value-type="float" office:value="7.55655010719372" calcext:value-type="float">
            <text:p>7.55655010719372</text:p>
          </table:table-cell>
          <table:table-cell table:formula="of:= 100 * ([.B49] - [.B48]*[.B48]) * ([.B49] - [.B48]*[.B48]) + (1 - [.B48]) * (1 - [.B48])" office:value-type="float" office:value="2.06320502326424" calcext:value-type="float">
            <text:p>2.06320502326424</text:p>
          </table:table-cell>
          <table:table-cell table:formula="of:= [.A48]*[.A48]*[.A48]*[.A48] - 16*[.A48]*[.A48] + 5*[.A48]" office:value-type="float" office:value="-0.460641548985395" calcext:value-type="float">
            <text:p>-0.460641548985395</text:p>
          </table:table-cell>
          <table:table-cell table:formula="of:= [.B48]*[.B48]*[.B48]*[.B48] - 16*[.B48]*[.B48] + 5*[.B48]" office:value-type="float" office:value="-4.36088448255753" calcext:value-type="float">
            <text:p>-4.360884482557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5919848986128" calcext:value-type="float">
            <text:p>-0.115919848986128</text:p>
          </table:table-cell>
          <table:table-cell table:formula="of:=-[.A49]" office:value-type="float" office:value="0.115919848986128" calcext:value-type="float">
            <text:p>0.115919848986128</text:p>
          </table:table-cell>
          <table:table-cell/>
          <table:table-cell table:formula="of:= 100 * ([.A50] - [.A49]*[.A49]) * ([.A50] - [.A49]*[.A49]) + (1 - [.A49]) * (1 - [.A49])" office:value-type="float" office:value="1.51214617083746" calcext:value-type="float">
            <text:p>1.51214617083746</text:p>
          </table:table-cell>
          <table:table-cell table:formula="of:= 100 * ([.B50] - [.B49]*[.B49]) * ([.B50] - [.B49]*[.B49]) + (1 - [.B49]) * (1 - [.B49])" office:value-type="float" office:value="0.843025096600884" calcext:value-type="float">
            <text:p>0.843025096600884</text:p>
          </table:table-cell>
          <table:table-cell table:formula="of:= [.A49]*[.A49]*[.A49]*[.A49] - 16*[.A49]*[.A49] + 5*[.A49]" office:value-type="float" office:value="-0.794417263129274" calcext:value-type="float">
            <text:p>-0.794417263129274</text:p>
          </table:table-cell>
          <table:table-cell table:formula="of:= [.B49]*[.B49]*[.B49]*[.B49] - 16*[.B49]*[.B49] + 5*[.B49]" office:value-type="float" office:value="0.364781226732009" calcext:value-type="float">
            <text:p>0.3647812267320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822195963665" calcext:value-type="float">
            <text:p>-0.03822195963665</text:p>
          </table:table-cell>
          <table:table-cell table:formula="of:=-[.A50]" office:value-type="float" office:value="0.03822195963665" calcext:value-type="float">
            <text:p>0.03822195963665</text:p>
          </table:table-cell>
          <table:table-cell/>
          <table:table-cell table:formula="of:= 100 * ([.A51] - [.A50]*[.A50]) * ([.A51] - [.A50]*[.A50]) + (1 - [.A50]) * (1 - [.A50])" office:value-type="float" office:value="1.875645796271" calcext:value-type="float">
            <text:p>1.875645796271</text:p>
          </table:table-cell>
          <table:table-cell table:formula="of:= 100 * ([.B51] - [.B50]*[.B50]) * ([.B51] - [.B50]*[.B50]) + (1 - [.B50]) * (1 - [.B50])" office:value-type="float" office:value="1.67141812064539" calcext:value-type="float">
            <text:p>1.67141812064539</text:p>
          </table:table-cell>
          <table:table-cell table:formula="of:= [.A50]*[.A50]*[.A50]*[.A50] - 16*[.A50]*[.A50] + 5*[.A50]" office:value-type="float" office:value="-0.214482355076719" calcext:value-type="float">
            <text:p>-0.214482355076719</text:p>
          </table:table-cell>
          <table:table-cell table:formula="of:= [.B50]*[.B50]*[.B50]*[.B50] - 16*[.B50]*[.B50] + 5*[.B50]" office:value-type="float" office:value="0.167737241289781" calcext:value-type="float">
            <text:p>0.1677372412897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78554273828013" calcext:value-type="float">
            <text:p>-0.0878554273828013</text:p>
          </table:table-cell>
          <table:table-cell table:formula="of:=-[.A51]" office:value-type="float" office:value="0.0878554273828013" calcext:value-type="float">
            <text:p>0.0878554273828013</text:p>
          </table:table-cell>
          <table:table-cell/>
          <table:table-cell table:formula="of:= 100 * ([.A52] - [.A51]*[.A51]) * ([.A52] - [.A51]*[.A51]) + (1 - [.A51]) * (1 - [.A51])" office:value-type="float" office:value="20.3605175454064" calcext:value-type="float">
            <text:p>20.3605175454064</text:p>
          </table:table-cell>
          <table:table-cell table:formula="of:= 100 * ([.B52] - [.B51]*[.B51]) * ([.B52] - [.B51]*[.B51]) + (1 - [.B51]) * (1 - [.B51])" office:value-type="float" office:value="18.6808895958054" calcext:value-type="float">
            <text:p>18.6808895958054</text:p>
          </table:table-cell>
          <table:table-cell table:formula="of:= [.A51]*[.A51]*[.A51]*[.A51] - 16*[.A51]*[.A51] + 5*[.A51]" office:value-type="float" office:value="-0.562714778426511" calcext:value-type="float">
            <text:p>-0.562714778426511</text:p>
          </table:table-cell>
          <table:table-cell table:formula="of:= [.B51]*[.B51]*[.B51]*[.B51] - 16*[.B51]*[.B51] + 5*[.B51]" office:value-type="float" office:value="0.315839495401501" calcext:value-type="float">
            <text:p>0.3158394954015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0197946912259" calcext:value-type="float">
            <text:p>-0.430197946912259</text:p>
          </table:table-cell>
          <table:table-cell table:formula="of:=-[.A52]" office:value-type="float" office:value="0.430197946912259" calcext:value-type="float">
            <text:p>0.430197946912259</text:p>
          </table:table-cell>
          <table:table-cell/>
          <table:table-cell table:formula="of:= 100 * ([.A53] - [.A52]*[.A52]) * ([.A53] - [.A52]*[.A52]) + (1 - [.A52]) * (1 - [.A52])" office:value-type="float" office:value="12.4265515717435" calcext:value-type="float">
            <text:p>12.4265515717435</text:p>
          </table:table-cell>
          <table:table-cell table:formula="of:= 100 * ([.B53] - [.B52]*[.B52]) * ([.B53] - [.B52]*[.B52]) + (1 - [.B52]) * (1 - [.B52])" office:value-type="float" office:value="0.554533535280567" calcext:value-type="float">
            <text:p>0.554533535280567</text:p>
          </table:table-cell>
          <table:table-cell table:formula="of:= [.A52]*[.A52]*[.A52]*[.A52] - 16*[.A52]*[.A52] + 5*[.A52]" office:value-type="float" office:value="-5.07786310485811" calcext:value-type="float">
            <text:p>-5.07786310485811</text:p>
          </table:table-cell>
          <table:table-cell table:formula="of:= [.B52]*[.B52]*[.B52]*[.B52] - 16*[.B52]*[.B52] + 5*[.B52]" office:value-type="float" office:value="-0.775883635735521" calcext:value-type="float">
            <text:p>-0.7758836357355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71266445892" calcext:value-type="float">
            <text:p>-0.1371266445892</text:p>
          </table:table-cell>
          <table:table-cell table:formula="of:=-[.A53]" office:value-type="float" office:value="0.1371266445892" calcext:value-type="float">
            <text:p>0.1371266445892</text:p>
          </table:table-cell>
          <table:table-cell/>
          <table:table-cell table:formula="of:= 100 * ([.A54] - [.A53]*[.A53]) * ([.A54] - [.A53]*[.A53]) + (1 - [.A53]) * (1 - [.A53])" office:value-type="float" office:value="1.51727934798615" calcext:value-type="float">
            <text:p>1.51727934798615</text:p>
          </table:table-cell>
          <table:table-cell table:formula="of:= 100 * ([.B54] - [.B53]*[.B53]) * ([.B54] - [.B53]*[.B53]) + (1 - [.B53]) * (1 - [.B53])" office:value-type="float" office:value="0.754046322490514" calcext:value-type="float">
            <text:p>0.754046322490514</text:p>
          </table:table-cell>
          <table:table-cell table:formula="of:= [.A53]*[.A53]*[.A53]*[.A53] - 16*[.A53]*[.A53] + 5*[.A53]" office:value-type="float" office:value="-0.986139109686593" calcext:value-type="float">
            <text:p>-0.986139109686593</text:p>
          </table:table-cell>
          <table:table-cell table:formula="of:= [.B53]*[.B53]*[.B53]*[.B53] - 16*[.B53]*[.B53] + 5*[.B53]" office:value-type="float" office:value="0.385127336205406" calcext:value-type="float">
            <text:p>0.3851273362054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85484049594765" calcext:value-type="float">
            <text:p>-0.0285484049594765</text:p>
          </table:table-cell>
          <table:table-cell table:formula="of:=-[.A54]" office:value-type="float" office:value="0.0285484049594765" calcext:value-type="float">
            <text:p>0.0285484049594765</text:p>
          </table:table-cell>
          <table:table-cell/>
          <table:table-cell table:formula="of:= 100 * ([.A55] - [.A54]*[.A54]) * ([.A55] - [.A54]*[.A54]) + (1 - [.A54]) * (1 - [.A54])" office:value-type="float" office:value="4.82230964453076" calcext:value-type="float">
            <text:p>4.82230964453076</text:p>
          </table:table-cell>
          <table:table-cell table:formula="of:= 100 * ([.B55] - [.B54]*[.B54]) * ([.B55] - [.B54]*[.B54]) + (1 - [.B54]) * (1 - [.B54])" office:value-type="float" office:value="4.77163331187767" calcext:value-type="float">
            <text:p>4.77163331187767</text:p>
          </table:table-cell>
          <table:table-cell table:formula="of:= [.A54]*[.A54]*[.A54]*[.A54] - 16*[.A54]*[.A54] + 5*[.A54]" office:value-type="float" office:value="-0.155781543365443" calcext:value-type="float">
            <text:p>-0.155781543365443</text:p>
          </table:table-cell>
          <table:table-cell table:formula="of:= [.B54]*[.B54]*[.B54]*[.B54] - 16*[.B54]*[.B54] + 5*[.B54]" office:value-type="float" office:value="0.129702506229322" calcext:value-type="float">
            <text:p>0.1297025062293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4835572789367" calcext:value-type="float">
            <text:p>0.194835572789367</text:p>
          </table:table-cell>
          <table:table-cell table:formula="of:=-[.A55]" office:value-type="float" office:value="-0.194835572789367" calcext:value-type="float">
            <text:p>-0.194835572789367</text:p>
          </table:table-cell>
          <table:table-cell/>
          <table:table-cell table:formula="of:= 100 * ([.A56] - [.A55]*[.A55]) * ([.A56] - [.A55]*[.A55]) + (1 - [.A55]) * (1 - [.A55])" office:value-type="float" office:value="11.0367457265182" calcext:value-type="float">
            <text:p>11.0367457265182</text:p>
          </table:table-cell>
          <table:table-cell table:formula="of:= 100 * ([.B56] - [.B55]*[.B55]) * ([.B56] - [.B55]*[.B55]) + (1 - [.B55]) * (1 - [.B55])" office:value-type="float" office:value="17.2865905290483" calcext:value-type="float">
            <text:p>17.2865905290483</text:p>
          </table:table-cell>
          <table:table-cell table:formula="of:= [.A55]*[.A55]*[.A55]*[.A55] - 16*[.A55]*[.A55] + 5*[.A55]" office:value-type="float" office:value="0.368244487121276" calcext:value-type="float">
            <text:p>0.368244487121276</text:p>
          </table:table-cell>
          <table:table-cell table:formula="of:= [.B55]*[.B55]*[.B55]*[.B55] - 16*[.B55]*[.B55] + 5*[.B55]" office:value-type="float" office:value="-1.5801112407724" calcext:value-type="float">
            <text:p>-1.58011124077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272178099527" calcext:value-type="float">
            <text:p>0.360272178099527</text:p>
          </table:table-cell>
          <table:table-cell table:formula="of:=-[.A56]" office:value-type="float" office:value="-0.360272178099527" calcext:value-type="float">
            <text:p>-0.360272178099527</text:p>
          </table:table-cell>
          <table:table-cell/>
          <table:table-cell table:formula="of:= 100 * ([.A57] - [.A56]*[.A56]) * ([.A57] - [.A56]*[.A56]) + (1 - [.A56]) * (1 - [.A56])" office:value-type="float" office:value="12.1208990255144" calcext:value-type="float">
            <text:p>12.1208990255144</text:p>
          </table:table-cell>
          <table:table-cell table:formula="of:= 100 * ([.B57] - [.B56]*[.B56]) * ([.B57] - [.B56]*[.B56]) + (1 - [.B56]) * (1 - [.B56])" office:value-type="float" office:value="38.0684609555353" calcext:value-type="float">
            <text:p>38.0684609555353</text:p>
          </table:table-cell>
          <table:table-cell table:formula="of:= [.A56]*[.A56]*[.A56]*[.A56] - 16*[.A56]*[.A56] + 5*[.A56]" office:value-type="float" office:value="-0.258528773903596" calcext:value-type="float">
            <text:p>-0.258528773903596</text:p>
          </table:table-cell>
          <table:table-cell table:formula="of:= [.B56]*[.B56]*[.B56]*[.B56] - 16*[.B56]*[.B56] + 5*[.B56]" office:value-type="float" office:value="-3.86125055489887" calcext:value-type="float">
            <text:p>-3.861250554898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2018884031258" calcext:value-type="float">
            <text:p>0.472018884031258</text:p>
          </table:table-cell>
          <table:table-cell table:formula="of:=-[.A57]" office:value-type="float" office:value="-0.472018884031258" calcext:value-type="float">
            <text:p>-0.472018884031258</text:p>
          </table:table-cell>
          <table:table-cell/>
          <table:table-cell table:formula="of:= 100 * ([.A58] - [.A57]*[.A57]) * ([.A58] - [.A57]*[.A57]) + (1 - [.A57]) * (1 - [.A57])" office:value-type="float" office:value="11.4855622878061" calcext:value-type="float">
            <text:p>11.4855622878061</text:p>
          </table:table-cell>
          <table:table-cell table:formula="of:= 100 * ([.B58] - [.B57]*[.B57]) * ([.B58] - [.B57]*[.B57]) + (1 - [.B57]) * (1 - [.B57])" office:value-type="float" office:value="3.39534782742536" calcext:value-type="float">
            <text:p>3.39534782742536</text:p>
          </table:table-cell>
          <table:table-cell table:formula="of:= [.A57]*[.A57]*[.A57]*[.A57] - 16*[.A57]*[.A57] + 5*[.A57]" office:value-type="float" office:value="-1.15509415589553" calcext:value-type="float">
            <text:p>-1.15509415589553</text:p>
          </table:table-cell>
          <table:table-cell table:formula="of:= [.B57]*[.B57]*[.B57]*[.B57] - 16*[.B57]*[.B57] + 5*[.B57]" office:value-type="float" office:value="-5.87528299620811" calcext:value-type="float">
            <text:p>-5.875282996208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1963736295857" calcext:value-type="float">
            <text:p>-0.111963736295857</text:p>
          </table:table-cell>
          <table:table-cell table:formula="of:=-[.A58]" office:value-type="float" office:value="0.111963736295857" calcext:value-type="float">
            <text:p>0.111963736295857</text:p>
          </table:table-cell>
          <table:table-cell/>
          <table:table-cell table:formula="of:= 100 * ([.A59] - [.A58]*[.A58]) * ([.A59] - [.A58]*[.A58]) + (1 - [.A58]) * (1 - [.A58])" office:value-type="float" office:value="19.9890252210498" calcext:value-type="float">
            <text:p>19.9890252210498</text:p>
          </table:table-cell>
          <table:table-cell table:formula="of:= 100 * ([.B59] - [.B58]*[.B58]) * ([.B59] - [.B58]*[.B58]) + (1 - [.B58]) * (1 - [.B58])" office:value-type="float" office:value="21.7754557061779" calcext:value-type="float">
            <text:p>21.7754557061779</text:p>
          </table:table-cell>
          <table:table-cell table:formula="of:= [.A58]*[.A58]*[.A58]*[.A58] - 16*[.A58]*[.A58] + 5*[.A58]" office:value-type="float" office:value="-0.760235585161158" calcext:value-type="float">
            <text:p>-0.760235585161158</text:p>
          </table:table-cell>
          <table:table-cell table:formula="of:= [.B58]*[.B58]*[.B58]*[.B58] - 16*[.B58]*[.B58] + 5*[.B58]" office:value-type="float" office:value="0.359401777797416" calcext:value-type="float">
            <text:p>0.3594017777974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5578161056288" calcext:value-type="float">
            <text:p>0.445578161056288</text:p>
          </table:table-cell>
          <table:table-cell table:formula="of:=-[.A59]" office:value-type="float" office:value="-0.445578161056288" calcext:value-type="float">
            <text:p>-0.445578161056288</text:p>
          </table:table-cell>
          <table:table-cell/>
          <table:table-cell table:formula="of:= 100 * ([.A60] - [.A59]*[.A59]) * ([.A60] - [.A59]*[.A59]) + (1 - [.A59]) * (1 - [.A59])" office:value-type="float" office:value="1.20502022998117" calcext:value-type="float">
            <text:p>1.20502022998117</text:p>
          </table:table-cell>
          <table:table-cell table:formula="of:= 100 * ([.B60] - [.B59]*[.B59]) * ([.B60] - [.B59]*[.B59]) + (1 - [.B59]) * (1 - [.B59])" office:value-type="float" office:value="11.230408351491" calcext:value-type="float">
            <text:p>11.230408351491</text:p>
          </table:table-cell>
          <table:table-cell table:formula="of:= [.A59]*[.A59]*[.A59]*[.A59] - 16*[.A59]*[.A59] + 5*[.A59]" office:value-type="float" office:value="-0.909329465540303" calcext:value-type="float">
            <text:p>-0.909329465540303</text:p>
          </table:table-cell>
          <table:table-cell table:formula="of:= [.B59]*[.B59]*[.B59]*[.B59] - 16*[.B59]*[.B59] + 5*[.B59]" office:value-type="float" office:value="-5.36511107610318" calcext:value-type="float">
            <text:p>-5.365111076103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3796208929556" calcext:value-type="float">
            <text:p>0.103796208929556</text:p>
          </table:table-cell>
          <table:table-cell table:formula="of:=-[.A60]" office:value-type="float" office:value="-0.103796208929556" calcext:value-type="float">
            <text:p>-0.103796208929556</text:p>
          </table:table-cell>
          <table:table-cell/>
          <table:table-cell table:formula="of:= 100 * ([.A61] - [.A60]*[.A60]) * ([.A61] - [.A60]*[.A60]) + (1 - [.A60]) * (1 - [.A60])" office:value-type="float" office:value="18.4225409662229" calcext:value-type="float">
            <text:p>18.4225409662229</text:p>
          </table:table-cell>
          <table:table-cell table:formula="of:= 100 * ([.B61] - [.B60]*[.B60]) * ([.B61] - [.B60]*[.B60]) + (1 - [.B60]) * (1 - [.B60])" office:value-type="float" office:value="17.0752399593255" calcext:value-type="float">
            <text:p>17.0752399593255</text:p>
          </table:table-cell>
          <table:table-cell table:formula="of:= [.A60]*[.A60]*[.A60]*[.A60] - 16*[.A60]*[.A60] + 5*[.A60]" office:value-type="float" office:value="0.34671866843612" calcext:value-type="float">
            <text:p>0.34671866843612</text:p>
          </table:table-cell>
          <table:table-cell table:formula="of:= [.B60]*[.B60]*[.B60]*[.B60] - 16*[.B60]*[.B60] + 5*[.B60]" office:value-type="float" office:value="-0.691243420859439" calcext:value-type="float">
            <text:p>-0.6912434208594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8980557605311" calcext:value-type="float">
            <text:p>-0.408980557605311</text:p>
          </table:table-cell>
          <table:table-cell table:formula="of:=-[.A61]" office:value-type="float" office:value="0.408980557605311" calcext:value-type="float">
            <text:p>0.408980557605311</text:p>
          </table:table-cell>
          <table:table-cell/>
          <table:table-cell table:formula="of:= 100 * ([.A62] - [.A61]*[.A61]) * ([.A62] - [.A61]*[.A61]) + (1 - [.A61]) * (1 - [.A61])" office:value-type="float" office:value="9.27479948310537" calcext:value-type="float">
            <text:p>9.27479948310537</text:p>
          </table:table-cell>
          <table:table-cell table:formula="of:= 100 * ([.B62] - [.B61]*[.B61]) * ([.B62] - [.B61]*[.B61]) + (1 - [.B61]) * (1 - [.B61])" office:value-type="float" office:value="36.8940239525573" calcext:value-type="float">
            <text:p>36.8940239525573</text:p>
          </table:table-cell>
          <table:table-cell table:formula="of:= [.A61]*[.A61]*[.A61]*[.A61] - 16*[.A61]*[.A61] + 5*[.A61]" office:value-type="float" office:value="-4.69316671950611" calcext:value-type="float">
            <text:p>-4.69316671950611</text:p>
          </table:table-cell>
          <table:table-cell table:formula="of:= [.B61]*[.B61]*[.B61]*[.B61] - 16*[.B61]*[.B61] + 5*[.B61]" office:value-type="float" office:value="-0.603361143452995" calcext:value-type="float">
            <text:p>-0.6033611434529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7257194001941" calcext:value-type="float">
            <text:p>0.437257194001941</text:p>
          </table:table-cell>
          <table:table-cell table:formula="of:=-[.A62]" office:value-type="float" office:value="-0.437257194001941" calcext:value-type="float">
            <text:p>-0.437257194001941</text:p>
          </table:table-cell>
          <table:table-cell/>
          <table:table-cell table:formula="of:= 100 * ([.A63] - [.A62]*[.A62]) * ([.A63] - [.A62]*[.A62]) + (1 - [.A62]) * (1 - [.A62])" office:value-type="float" office:value="3.02259458347047" calcext:value-type="float">
            <text:p>3.02259458347047</text:p>
          </table:table-cell>
          <table:table-cell table:formula="of:= 100 * ([.B63] - [.B62]*[.B62]) * ([.B63] - [.B62]*[.B62]) + (1 - [.B62]) * (1 - [.B62])" office:value-type="float" office:value="6.81335909246623" calcext:value-type="float">
            <text:p>6.81335909246623</text:p>
          </table:table-cell>
          <table:table-cell table:formula="of:= [.A62]*[.A62]*[.A62]*[.A62] - 16*[.A62]*[.A62] + 5*[.A62]" office:value-type="float" office:value="-0.836260599598389" calcext:value-type="float">
            <text:p>-0.836260599598389</text:p>
          </table:table-cell>
          <table:table-cell table:formula="of:= [.B62]*[.B62]*[.B62]*[.B62] - 16*[.B62]*[.B62] + 5*[.B62]" office:value-type="float" office:value="-5.2088325396178" calcext:value-type="float">
            <text:p>-5.20883253961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66971936258313" calcext:value-type="float">
            <text:p>0.0266971936258313</text:p>
          </table:table-cell>
          <table:table-cell table:formula="of:=-[.A63]" office:value-type="float" office:value="-0.0266971936258313" calcext:value-type="float">
            <text:p>-0.0266971936258313</text:p>
          </table:table-cell>
          <table:table-cell/>
          <table:table-cell table:formula="of:= 100 * ([.A64] - [.A63]*[.A63]) * ([.A64] - [.A63]*[.A63]) + (1 - [.A63]) * (1 - [.A63])" office:value-type="float" office:value="3.43214365406397" calcext:value-type="float">
            <text:p>3.43214365406397</text:p>
          </table:table-cell>
          <table:table-cell table:formula="of:= 100 * ([.B64] - [.B63]*[.B63]) * ([.B64] - [.B63]*[.B63]) + (1 - [.B63]) * (1 - [.B63])" office:value-type="float" office:value="3.49419499922738" calcext:value-type="float">
            <text:p>3.49419499922738</text:p>
          </table:table-cell>
          <table:table-cell table:formula="of:= [.A63]*[.A63]*[.A63]*[.A63] - 16*[.A63]*[.A63] + 5*[.A63]" office:value-type="float" office:value="0.122082633767752" calcext:value-type="float">
            <text:p>0.122082633767752</text:p>
          </table:table-cell>
          <table:table-cell table:formula="of:= [.B63]*[.B63]*[.B63]*[.B63] - 16*[.B63]*[.B63] + 5*[.B63]" office:value-type="float" office:value="-0.144889302490561" calcext:value-type="float">
            <text:p>-0.1448893024905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6920546348985" calcext:value-type="float">
            <text:p>-0.156920546348985</text:p>
          </table:table-cell>
          <table:table-cell table:formula="of:=-[.A64]" office:value-type="float" office:value="0.156920546348985" calcext:value-type="float">
            <text:p>0.156920546348985</text:p>
          </table:table-cell>
          <table:table-cell/>
          <table:table-cell table:formula="of:= 100 * ([.A65] - [.A64]*[.A64]) * ([.A65] - [.A64]*[.A64]) + (1 - [.A64]) * (1 - [.A64])" office:value-type="float" office:value="5.01502853243905" calcext:value-type="float">
            <text:p>5.01502853243905</text:p>
          </table:table-cell>
          <table:table-cell table:formula="of:= 100 * ([.B65] - [.B64]*[.B64]) * ([.B65] - [.B64]*[.B64]) + (1 - [.B64]) * (1 - [.B64])" office:value-type="float" office:value="6.51848689765451" calcext:value-type="float">
            <text:p>6.51848689765451</text:p>
          </table:table-cell>
          <table:table-cell table:formula="of:= [.A64]*[.A64]*[.A64]*[.A64] - 16*[.A64]*[.A64] + 5*[.A64]" office:value-type="float" office:value="-1.17798131338254" calcext:value-type="float">
            <text:p>-1.17798131338254</text:p>
          </table:table-cell>
          <table:table-cell table:formula="of:= [.B64]*[.B64]*[.B64]*[.B64] - 16*[.B64]*[.B64] + 5*[.B64]" office:value-type="float" office:value="0.391224150107313" calcext:value-type="float">
            <text:p>0.3912241501073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6367724825105" calcext:value-type="float">
            <text:p>0.216367724825105</text:p>
          </table:table-cell>
          <table:table-cell table:formula="of:=-[.A65]" office:value-type="float" office:value="-0.216367724825105" calcext:value-type="float">
            <text:p>-0.216367724825105</text:p>
          </table:table-cell>
          <table:table-cell/>
          <table:table-cell table:formula="of:= 100 * ([.A66] - [.A65]*[.A65]) * ([.A66] - [.A65]*[.A65]) + (1 - [.A65]) * (1 - [.A65])" office:value-type="float" office:value="8.26450862187438" calcext:value-type="float">
            <text:p>8.26450862187438</text:p>
          </table:table-cell>
          <table:table-cell table:formula="of:= 100 * ([.B66] - [.B65]*[.B65]) * ([.B66] - [.B65]*[.B65]) + (1 - [.B65]) * (1 - [.B65])" office:value-type="float" office:value="15.1861370127516" calcext:value-type="float">
            <text:p>15.1861370127516</text:p>
          </table:table-cell>
          <table:table-cell table:formula="of:= [.A65]*[.A65]*[.A65]*[.A65] - 16*[.A65]*[.A65] + 5*[.A65]" office:value-type="float" office:value="0.334990390098003" calcext:value-type="float">
            <text:p>0.334990390098003</text:p>
          </table:table-cell>
          <table:table-cell table:formula="of:= [.B65]*[.B65]*[.B65]*[.B65] - 16*[.B65]*[.B65] + 5*[.B65]" office:value-type="float" office:value="-1.82868685815304" calcext:value-type="float">
            <text:p>-1.828686858153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3409082651237" calcext:value-type="float">
            <text:p>0.323409082651237</text:p>
          </table:table-cell>
          <table:table-cell table:formula="of:=-[.A66]" office:value-type="float" office:value="-0.323409082651237" calcext:value-type="float">
            <text:p>-0.323409082651237</text:p>
          </table:table-cell>
          <table:table-cell/>
          <table:table-cell table:formula="of:= 100 * ([.A67] - [.A66]*[.A66]) * ([.A67] - [.A66]*[.A66]) + (1 - [.A66]) * (1 - [.A66])" office:value-type="float" office:value="15.3137939264899" calcext:value-type="float">
            <text:p>15.3137939264899</text:p>
          </table:table-cell>
          <table:table-cell table:formula="of:= 100 * ([.B67] - [.B66]*[.B66]) * ([.B67] - [.B66]*[.B66]) + (1 - [.B66]) * (1 - [.B66])" office:value-type="float" office:value="4.85775411610227" calcext:value-type="float">
            <text:p>4.85775411610227</text:p>
          </table:table-cell>
          <table:table-cell table:formula="of:= [.A66]*[.A66]*[.A66]*[.A66] - 16*[.A66]*[.A66] + 5*[.A66]" office:value-type="float" office:value="-0.0455097560138638" calcext:value-type="float">
            <text:p>-0.0455097560138638</text:p>
          </table:table-cell>
          <table:table-cell table:formula="of:= [.B66]*[.B66]*[.B66]*[.B66] - 16*[.B66]*[.B66] + 5*[.B66]" office:value-type="float" office:value="-3.27960058252623" calcext:value-type="float">
            <text:p>-3.279600582526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0841626676962" calcext:value-type="float">
            <text:p>-0.280841626676962</text:p>
          </table:table-cell>
          <table:table-cell table:formula="of:=-[.A67]" office:value-type="float" office:value="0.280841626676962" calcext:value-type="float">
            <text:p>0.280841626676962</text:p>
          </table:table-cell>
          <table:table-cell/>
          <table:table-cell table:formula="of:= 100 * ([.A68] - [.A67]*[.A67]) * ([.A68] - [.A67]*[.A67]) + (1 - [.A67]) * (1 - [.A67])" office:value-type="float" office:value="2.62067289444518" calcext:value-type="float">
            <text:p>2.62067289444518</text:p>
          </table:table-cell>
          <table:table-cell table:formula="of:= 100 * ([.B68] - [.B67]*[.B67]) * ([.B68] - [.B67]*[.B67]) + (1 - [.B67]) * (1 - [.B67])" office:value-type="float" office:value="7.10898459880934" calcext:value-type="float">
            <text:p>7.10898459880934</text:p>
          </table:table-cell>
          <table:table-cell table:formula="of:= [.A67]*[.A67]*[.A67]*[.A67] - 16*[.A67]*[.A67] + 5*[.A67]" office:value-type="float" office:value="-2.65993964635336" calcext:value-type="float">
            <text:p>-2.65993964635336</text:p>
          </table:table-cell>
          <table:table-cell table:formula="of:= [.B67]*[.B67]*[.B67]*[.B67] - 16*[.B67]*[.B67] + 5*[.B67]" office:value-type="float" office:value="0.148476620416262" calcext:value-type="float">
            <text:p>0.1484766204162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7872909261304" calcext:value-type="float">
            <text:p>0.177872909261304</text:p>
          </table:table-cell>
          <table:table-cell table:formula="of:=-[.A68]" office:value-type="float" office:value="-0.177872909261304" calcext:value-type="float">
            <text:p>-0.177872909261304</text:p>
          </table:table-cell>
          <table:table-cell/>
          <table:table-cell table:formula="of:= 100 * ([.A69] - [.A68]*[.A68]) * ([.A69] - [.A68]*[.A68]) + (1 - [.A68]) * (1 - [.A68])" office:value-type="float" office:value="21.1517022041289" calcext:value-type="float">
            <text:p>21.1517022041289</text:p>
          </table:table-cell>
          <table:table-cell table:formula="of:= 100 * ([.B69] - [.B68]*[.B68]) * ([.B69] - [.B68]*[.B68]) + (1 - [.B68]) * (1 - [.B68])" office:value-type="float" office:value="16.5369551245866" calcext:value-type="float">
            <text:p>16.5369551245866</text:p>
          </table:table-cell>
          <table:table-cell table:formula="of:= [.A68]*[.A68]*[.A68]*[.A68] - 16*[.A68]*[.A68] + 5*[.A68]" office:value-type="float" office:value="0.384145208605357" calcext:value-type="float">
            <text:p>0.384145208605357</text:p>
          </table:table-cell>
          <table:table-cell table:formula="of:= [.B68]*[.B68]*[.B68]*[.B68] - 16*[.B68]*[.B68] + 5*[.B68]" office:value-type="float" office:value="-1.39458388400768" calcext:value-type="float">
            <text:p>-1.394583884007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0863264066809" calcext:value-type="float">
            <text:p>-0.420863264066809</text:p>
          </table:table-cell>
          <table:table-cell table:formula="of:=-[.A69]" office:value-type="float" office:value="0.420863264066809" calcext:value-type="float">
            <text:p>0.420863264066809</text:p>
          </table:table-cell>
          <table:table-cell/>
          <table:table-cell table:formula="of:= 100 * ([.A70] - [.A69]*[.A69]) * ([.A70] - [.A69]*[.A69]) + (1 - [.A69]) * (1 - [.A69])" office:value-type="float" office:value="47.6174573820408" calcext:value-type="float">
            <text:p>47.6174573820408</text:p>
          </table:table-cell>
          <table:table-cell table:formula="of:= 100 * ([.B70] - [.B69]*[.B69]) * ([.B70] - [.B69]*[.B69]) + (1 - [.B69]) * (1 - [.B69])" office:value-type="float" office:value="10.6405020046823" calcext:value-type="float">
            <text:p>10.6405020046823</text:p>
          </table:table-cell>
          <table:table-cell table:formula="of:= [.A69]*[.A69]*[.A69]*[.A69] - 16*[.A69]*[.A69] + 5*[.A69]" office:value-type="float" office:value="-4.90695693312949" calcext:value-type="float">
            <text:p>-4.90695693312949</text:p>
          </table:table-cell>
          <table:table-cell table:formula="of:= [.B69]*[.B69]*[.B69]*[.B69] - 16*[.B69]*[.B69] + 5*[.B69]" office:value-type="float" office:value="-0.698324292461403" calcext:value-type="float">
            <text:p>-0.6983242924614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8141504196504" calcext:value-type="float">
            <text:p>-0.498141504196504</text:p>
          </table:table-cell>
          <table:table-cell table:formula="of:=-[.A70]" office:value-type="float" office:value="0.498141504196504" calcext:value-type="float">
            <text:p>0.498141504196504</text:p>
          </table:table-cell>
          <table:table-cell/>
          <table:table-cell table:formula="of:= 100 * ([.A71] - [.A70]*[.A70]) * ([.A71] - [.A70]*[.A70]) + (1 - [.A70]) * (1 - [.A70])" office:value-type="float" office:value="10.703191539077" calcext:value-type="float">
            <text:p>10.703191539077</text:p>
          </table:table-cell>
          <table:table-cell table:formula="of:= 100 * ([.B71] - [.B70]*[.B70]) * ([.B71] - [.B70]*[.B70]) + (1 - [.B70]) * (1 - [.B70])" office:value-type="float" office:value="4.47284782901658" calcext:value-type="float">
            <text:p>4.47284782901658</text:p>
          </table:table-cell>
          <table:table-cell table:formula="of:= [.A70]*[.A70]*[.A70]*[.A70] - 16*[.A70]*[.A70] + 5*[.A70]" office:value-type="float" office:value="-6.39945093195136" calcext:value-type="float">
            <text:p>-6.39945093195136</text:p>
          </table:table-cell>
          <table:table-cell table:formula="of:= [.B70]*[.B70]*[.B70]*[.B70] - 16*[.B70]*[.B70] + 5*[.B70]" office:value-type="float" office:value="-1.41803588998632" calcext:value-type="float">
            <text:p>-1.418035889986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26945778382987" calcext:value-type="float">
            <text:p>-0.0426945778382987</text:p>
          </table:table-cell>
          <table:table-cell table:formula="of:=-[.A71]" office:value-type="float" office:value="0.0426945778382987" calcext:value-type="float">
            <text:p>0.0426945778382987</text:p>
          </table:table-cell>
          <table:table-cell/>
          <table:table-cell table:formula="of:= 100 * ([.A72] - [.A71]*[.A71]) * ([.A72] - [.A71]*[.A71]) + (1 - [.A71]) * (1 - [.A71])" office:value-type="float" office:value="20.9541636806221" calcext:value-type="float">
            <text:p>20.9541636806221</text:p>
          </table:table-cell>
          <table:table-cell table:formula="of:= 100 * ([.B72] - [.B71]*[.B71]) * ([.B72] - [.B71]*[.B71]) + (1 - [.B71]) * (1 - [.B71])" office:value-type="float" office:value="21.1097052407687" calcext:value-type="float">
            <text:p>21.1097052407687</text:p>
          </table:table-cell>
          <table:table-cell table:formula="of:= [.A71]*[.A71]*[.A71]*[.A71] - 16*[.A71]*[.A71] + 5*[.A71]" office:value-type="float" office:value="-0.242634798121955" calcext:value-type="float">
            <text:p>-0.242634798121955</text:p>
          </table:table-cell>
          <table:table-cell table:formula="of:= [.B71]*[.B71]*[.B71]*[.B71] - 16*[.B71]*[.B71] + 5*[.B71]" office:value-type="float" office:value="0.184310980261032" calcext:value-type="float">
            <text:p>0.184310980261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7546415066637" calcext:value-type="float">
            <text:p>0.447546415066637</text:p>
          </table:table-cell>
          <table:table-cell table:formula="of:=-[.A72]" office:value-type="float" office:value="-0.447546415066637" calcext:value-type="float">
            <text:p>-0.447546415066637</text:p>
          </table:table-cell>
          <table:table-cell/>
          <table:table-cell table:formula="of:= 100 * ([.A73] - [.A72]*[.A72]) * ([.A73] - [.A72]*[.A72]) + (1 - [.A72]) * (1 - [.A72])" office:value-type="float" office:value="0.320647048203466" calcext:value-type="float">
            <text:p>0.320647048203466</text:p>
          </table:table-cell>
          <table:table-cell table:formula="of:= 100 * ([.B73] - [.B72]*[.B72]) * ([.B73] - [.B72]*[.B72]) + (1 - [.B72]) * (1 - [.B72])" office:value-type="float" office:value="17.1629054571365" calcext:value-type="float">
            <text:p>17.1629054571365</text:p>
          </table:table-cell>
          <table:table-cell table:formula="of:= [.A72]*[.A72]*[.A72]*[.A72] - 16*[.A72]*[.A72] + 5*[.A72]" office:value-type="float" office:value="-0.926913416754144" calcext:value-type="float">
            <text:p>-0.926913416754144</text:p>
          </table:table-cell>
          <table:table-cell table:formula="of:= [.B72]*[.B72]*[.B72]*[.B72] - 16*[.B72]*[.B72] + 5*[.B72]" office:value-type="float" office:value="-5.40237756742052" calcext:value-type="float">
            <text:p>-5.402377567420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7871175153771" calcext:value-type="float">
            <text:p>0.187871175153771</text:p>
          </table:table-cell>
          <table:table-cell table:formula="of:=-[.A73]" office:value-type="float" office:value="-0.187871175153771" calcext:value-type="float">
            <text:p>-0.187871175153771</text:p>
          </table:table-cell>
          <table:table-cell/>
          <table:table-cell table:formula="of:= 100 * ([.A74] - [.A73]*[.A73]) * ([.A74] - [.A73]*[.A73]) + (1 - [.A73]) * (1 - [.A73])" office:value-type="float" office:value="16.4061551940294" calcext:value-type="float">
            <text:p>16.4061551940294</text:p>
          </table:table-cell>
          <table:table-cell table:formula="of:= 100 * ([.B74] - [.B73]*[.B73]) * ([.B74] - [.B73]*[.B73]) + (1 - [.B73]) * (1 - [.B73])" office:value-type="float" office:value="12.0535561109961" calcext:value-type="float">
            <text:p>12.0535561109961</text:p>
          </table:table-cell>
          <table:table-cell table:formula="of:= [.A73]*[.A73]*[.A73]*[.A73] - 16*[.A73]*[.A73] + 5*[.A73]" office:value-type="float" office:value="0.375872398368691" calcext:value-type="float">
            <text:p>0.375872398368691</text:p>
          </table:table-cell>
          <table:table-cell table:formula="of:= [.B73]*[.B73]*[.B73]*[.B73] - 16*[.B73]*[.B73] + 5*[.B73]" office:value-type="float" office:value="-1.50283935316901" calcext:value-type="float">
            <text:p>-1.502839353169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1524304690864" calcext:value-type="float">
            <text:p>-0.361524304690864</text:p>
          </table:table-cell>
          <table:table-cell table:formula="of:=-[.A74]" office:value-type="float" office:value="0.361524304690864" calcext:value-type="float">
            <text:p>0.361524304690864</text:p>
          </table:table-cell>
          <table:table-cell/>
          <table:table-cell table:formula="of:= 100 * ([.A75] - [.A74]*[.A74]) * ([.A75] - [.A74]*[.A74]) + (1 - [.A74]) * (1 - [.A74])" office:value-type="float" office:value="9.13048869781363" calcext:value-type="float">
            <text:p>9.13048869781363</text:p>
          </table:table-cell>
          <table:table-cell table:formula="of:= 100 * ([.B75] - [.B74]*[.B74]) * ([.B75] - [.B74]*[.B74]) + (1 - [.B74]) * (1 - [.B74])" office:value-type="float" office:value="0.414631301071819" calcext:value-type="float">
            <text:p>0.414631301071819</text:p>
          </table:table-cell>
          <table:table-cell table:formula="of:= [.A74]*[.A74]*[.A74]*[.A74] - 16*[.A74]*[.A74] + 5*[.A74]" office:value-type="float" office:value="-3.88173624586827" calcext:value-type="float">
            <text:p>-3.88173624586827</text:p>
          </table:table-cell>
          <table:table-cell table:formula="of:= [.B74]*[.B74]*[.B74]*[.B74] - 16*[.B74]*[.B74] + 5*[.B74]" office:value-type="float" office:value="-0.266493198959638" calcext:value-type="float">
            <text:p>-0.2664931989596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9054514720535" calcext:value-type="float">
            <text:p>-0.139054514720535</text:p>
          </table:table-cell>
          <table:table-cell table:formula="of:=-[.A75]" office:value-type="float" office:value="0.139054514720535" calcext:value-type="float">
            <text:p>0.139054514720535</text:p>
          </table:table-cell>
          <table:table-cell/>
          <table:table-cell table:formula="of:= 100 * ([.A76] - [.A75]*[.A75]) * ([.A76] - [.A75]*[.A75]) + (1 - [.A75]) * (1 - [.A75])" office:value-type="float" office:value="3.69648646715659" calcext:value-type="float">
            <text:p>3.69648646715659</text:p>
          </table:table-cell>
          <table:table-cell table:formula="of:= 100 * ([.B76] - [.B75]*[.B75]) * ([.B76] - [.B75]*[.B75]) + (1 - [.B75]) * (1 - [.B75])" office:value-type="float" office:value="4.48780175429594" calcext:value-type="float">
            <text:p>4.48780175429594</text:p>
          </table:table-cell>
          <table:table-cell table:formula="of:= [.A75]*[.A75]*[.A75]*[.A75] - 16*[.A75]*[.A75] + 5*[.A75]" office:value-type="float" office:value="-1.00427721562061" calcext:value-type="float">
            <text:p>-1.00427721562061</text:p>
          </table:table-cell>
          <table:table-cell table:formula="of:= [.B75]*[.B75]*[.B75]*[.B75] - 16*[.B75]*[.B75] + 5*[.B75]" office:value-type="float" office:value="0.386267931584742" calcext:value-type="float">
            <text:p>0.3862679315847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4224546255511" calcext:value-type="float">
            <text:p>0.174224546255511</text:p>
          </table:table-cell>
          <table:table-cell table:formula="of:=-[.A76]" office:value-type="float" office:value="-0.174224546255511" calcext:value-type="float">
            <text:p>-0.174224546255511</text:p>
          </table:table-cell>
          <table:table-cell/>
          <table:table-cell table:formula="of:= 100 * ([.A77] - [.A76]*[.A76]) * ([.A77] - [.A76]*[.A76]) + (1 - [.A76]) * (1 - [.A76])" office:value-type="float" office:value="3.13199401052196" calcext:value-type="float">
            <text:p>3.13199401052196</text:p>
          </table:table-cell>
          <table:table-cell table:formula="of:= 100 * ([.B77] - [.B76]*[.B76]) * ([.B77] - [.B76]*[.B76]) + (1 - [.B76]) * (1 - [.B76])" office:value-type="float" office:value="6.09795054110945" calcext:value-type="float">
            <text:p>6.09795054110945</text:p>
          </table:table-cell>
          <table:table-cell table:formula="of:= [.A76]*[.A76]*[.A76]*[.A76] - 16*[.A76]*[.A76] + 5*[.A76]" office:value-type="float" office:value="0.386377027993952" calcext:value-type="float">
            <text:p>0.386377027993952</text:p>
          </table:table-cell>
          <table:table-cell table:formula="of:= [.B76]*[.B76]*[.B76]*[.B76] - 16*[.B76]*[.B76] + 5*[.B76]" office:value-type="float" office:value="-1.35586843456116" calcext:value-type="float">
            <text:p>-1.355868434561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688179105938" calcext:value-type="float">
            <text:p>0.18688179105938</text:p>
          </table:table-cell>
          <table:table-cell table:formula="of:=-[.A77]" office:value-type="float" office:value="-0.18688179105938" calcext:value-type="float">
            <text:p>-0.18688179105938</text:p>
          </table:table-cell>
          <table:table-cell/>
          <table:table-cell table:formula="of:= 100 * ([.A78] - [.A77]*[.A77]) * ([.A78] - [.A77]*[.A77]) + (1 - [.A77]) * (1 - [.A77])" office:value-type="float" office:value="5.3603595666361" calcext:value-type="float">
            <text:p>5.3603595666361</text:p>
          </table:table-cell>
          <table:table-cell table:formula="of:= 100 * ([.B78] - [.B77]*[.B77]) * ([.B78] - [.B77]*[.B77]) + (1 - [.B77]) * (1 - [.B77])" office:value-type="float" office:value="3.56743498002211" calcext:value-type="float">
            <text:p>3.56743498002211</text:p>
          </table:table-cell>
          <table:table-cell table:formula="of:= [.A77]*[.A77]*[.A77]*[.A77] - 16*[.A77]*[.A77] + 5*[.A77]" office:value-type="float" office:value="0.376831835946446" calcext:value-type="float">
            <text:p>0.376831835946446</text:p>
          </table:table-cell>
          <table:table-cell table:formula="of:= [.B77]*[.B77]*[.B77]*[.B77] - 16*[.B77]*[.B77] + 5*[.B77]" office:value-type="float" office:value="-1.49198607464735" calcext:value-type="float">
            <text:p>-1.491986074647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1851540473162" calcext:value-type="float">
            <text:p>-0.181851540473162</text:p>
          </table:table-cell>
          <table:table-cell table:formula="of:=-[.A78]" office:value-type="float" office:value="0.181851540473162" calcext:value-type="float">
            <text:p>0.181851540473162</text:p>
          </table:table-cell>
          <table:table-cell/>
          <table:table-cell table:formula="of:= 100 * ([.A79] - [.A78]*[.A78]) * ([.A79] - [.A78]*[.A78]) + (1 - [.A78]) * (1 - [.A78])" office:value-type="float" office:value="13.048640972279" calcext:value-type="float">
            <text:p>13.048640972279</text:p>
          </table:table-cell>
          <table:table-cell table:formula="of:= 100 * ([.B79] - [.B78]*[.B78]) * ([.B79] - [.B78]*[.B78]) + (1 - [.B78]) * (1 - [.B78])" office:value-type="float" office:value="17.2740376075185" calcext:value-type="float">
            <text:p>17.2740376075185</text:p>
          </table:table-cell>
          <table:table-cell table:formula="of:= [.A78]*[.A78]*[.A78]*[.A78] - 16*[.A78]*[.A78] + 5*[.A78]" office:value-type="float" office:value="-1.43728380296463" calcext:value-type="float">
            <text:p>-1.43728380296463</text:p>
          </table:table-cell>
          <table:table-cell table:formula="of:= [.B78]*[.B78]*[.B78]*[.B78] - 16*[.B78]*[.B78] + 5*[.B78]" office:value-type="float" office:value="0.381231601766988" calcext:value-type="float">
            <text:p>0.3812316017669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4418307926698" calcext:value-type="float">
            <text:p>0.374418307926698</text:p>
          </table:table-cell>
          <table:table-cell table:formula="of:=-[.A79]" office:value-type="float" office:value="-0.374418307926698" calcext:value-type="float">
            <text:p>-0.374418307926698</text:p>
          </table:table-cell>
          <table:table-cell/>
          <table:table-cell table:formula="of:= 100 * ([.A80] - [.A79]*[.A79]) * ([.A80] - [.A79]*[.A79]) + (1 - [.A79]) * (1 - [.A79])" office:value-type="float" office:value="25.1962229349599" calcext:value-type="float">
            <text:p>25.1962229349599</text:p>
          </table:table-cell>
          <table:table-cell table:formula="of:= 100 * ([.B80] - [.B79]*[.B79]) * ([.B80] - [.B79]*[.B79]) + (1 - [.B79]) * (1 - [.B79])" office:value-type="float" office:value="6.62690681683197" calcext:value-type="float">
            <text:p>6.62690681683197</text:p>
          </table:table-cell>
          <table:table-cell table:formula="of:= [.A79]*[.A79]*[.A79]*[.A79] - 16*[.A79]*[.A79] + 5*[.A79]" office:value-type="float" office:value="-0.351280594183379" calcext:value-type="float">
            <text:p>-0.351280594183379</text:p>
          </table:table-cell>
          <table:table-cell table:formula="of:= [.B79]*[.B79]*[.B79]*[.B79] - 16*[.B79]*[.B79] + 5*[.B79]" office:value-type="float" office:value="-4.09546367345036" calcext:value-type="float">
            <text:p>-4.095463673450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7855813019231" calcext:value-type="float">
            <text:p>-0.357855813019231</text:p>
          </table:table-cell>
          <table:table-cell table:formula="of:=-[.A80]" office:value-type="float" office:value="0.357855813019231" calcext:value-type="float">
            <text:p>0.357855813019231</text:p>
          </table:table-cell>
          <table:table-cell/>
          <table:table-cell table:formula="of:= 100 * ([.A81] - [.A80]*[.A80]) * ([.A81] - [.A80]*[.A80]) + (1 - [.A80]) * (1 - [.A80])" office:value-type="float" office:value="5.33086934072243" calcext:value-type="float">
            <text:p>5.33086934072243</text:p>
          </table:table-cell>
          <table:table-cell table:formula="of:= 100 * ([.B81] - [.B80]*[.B80]) * ([.B81] - [.B80]*[.B80]) + (1 - [.B80]) * (1 - [.B80])" office:value-type="float" office:value="0.893761213912255" calcext:value-type="float">
            <text:p>0.893761213912255</text:p>
          </table:table-cell>
          <table:table-cell table:formula="of:= [.A80]*[.A80]*[.A80]*[.A80] - 16*[.A80]*[.A80] + 5*[.A80]" office:value-type="float" office:value="-3.82185202756268" calcext:value-type="float">
            <text:p>-3.82185202756268</text:p>
          </table:table-cell>
          <table:table-cell table:formula="of:= [.B80]*[.B80]*[.B80]*[.B80] - 16*[.B80]*[.B80] + 5*[.B80]" office:value-type="float" office:value="-0.243293897370374" calcext:value-type="float">
            <text:p>-0.2432938973703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86769190066326" calcext:value-type="float">
            <text:p>-0.0586769190066326</text:p>
          </table:table-cell>
          <table:table-cell table:formula="of:=-[.A81]" office:value-type="float" office:value="0.0586769190066326" calcext:value-type="float">
            <text:p>0.0586769190066326</text:p>
          </table:table-cell>
          <table:table-cell/>
          <table:table-cell table:formula="of:= 100 * ([.A82] - [.A81]*[.A81]) * ([.A82] - [.A81]*[.A81]) + (1 - [.A81]) * (1 - [.A81])" office:value-type="float" office:value="25.5502775307473" calcext:value-type="float">
            <text:p>25.5502775307473</text:p>
          </table:table-cell>
          <table:table-cell table:formula="of:= 100 * ([.B82] - [.B81]*[.B81]) * ([.B82] - [.B81]*[.B81]) + (1 - [.B81]) * (1 - [.B81])" office:value-type="float" office:value="24.6396178300015" calcext:value-type="float">
            <text:p>24.6396178300015</text:p>
          </table:table-cell>
          <table:table-cell table:formula="of:= [.A81]*[.A81]*[.A81]*[.A81] - 16*[.A81]*[.A81] + 5*[.A81]" office:value-type="float" office:value="-0.348460434101983" calcext:value-type="float">
            <text:p>-0.348460434101983</text:p>
          </table:table-cell>
          <table:table-cell table:formula="of:= [.B81]*[.B81]*[.B81]*[.B81] - 16*[.B81]*[.B81] + 5*[.B81]" office:value-type="float" office:value="0.238308755964344" calcext:value-type="float">
            <text:p>0.2383087559643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08189002866" calcext:value-type="float">
            <text:p>-0.4908189002866</text:p>
          </table:table-cell>
          <table:table-cell table:formula="of:=-[.A82]" office:value-type="float" office:value="0.4908189002866" calcext:value-type="float">
            <text:p>0.4908189002866</text:p>
          </table:table-cell>
          <table:table-cell/>
          <table:table-cell table:formula="of:= 100 * ([.A83] - [.A82]*[.A82]) * ([.A83] - [.A82]*[.A82]) + (1 - [.A82]) * (1 - [.A82])" office:value-type="float" office:value="7.57092033229561" calcext:value-type="float">
            <text:p>7.57092033229561</text:p>
          </table:table-cell>
          <table:table-cell table:formula="of:= 100 * ([.B83] - [.B82]*[.B82]) * ([.B83] - [.B82]*[.B82]) + (1 - [.B82]) * (1 - [.B82])" office:value-type="float" office:value="51.1064359033817" calcext:value-type="float">
            <text:p>51.1064359033817</text:p>
          </table:table-cell>
          <table:table-cell table:formula="of:= [.A82]*[.A82]*[.A82]*[.A82] - 16*[.A82]*[.A82] + 5*[.A82]" office:value-type="float" office:value="-6.25051123915068" calcext:value-type="float">
            <text:p>-6.25051123915068</text:p>
          </table:table-cell>
          <table:table-cell table:formula="of:= [.B82]*[.B82]*[.B82]*[.B82] - 16*[.B82]*[.B82] + 5*[.B82]" office:value-type="float" office:value="-1.34232223628468" calcext:value-type="float">
            <text:p>-1.342322236284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216882670346" calcext:value-type="float">
            <text:p>0.47216882670346</text:p>
          </table:table-cell>
          <table:table-cell table:formula="of:=-[.A83]" office:value-type="float" office:value="-0.47216882670346" calcext:value-type="float">
            <text:p>-0.47216882670346</text:p>
          </table:table-cell>
          <table:table-cell/>
          <table:table-cell table:formula="of:= 100 * ([.A84] - [.A83]*[.A83]) * ([.A84] - [.A83]*[.A83]) + (1 - [.A83]) * (1 - [.A83])" office:value-type="float" office:value="2.49035402882229" calcext:value-type="float">
            <text:p>2.49035402882229</text:p>
          </table:table-cell>
          <table:table-cell table:formula="of:= 100 * ([.B84] - [.B83]*[.B83]) * ([.B84] - [.B83]*[.B83]) + (1 - [.B83]) * (1 - [.B83])" office:value-type="float" office:value="37.5229437252765" calcext:value-type="float">
            <text:p>37.5229437252765</text:p>
          </table:table-cell>
          <table:table-cell table:formula="of:= [.A83]*[.A83]*[.A83]*[.A83] - 16*[.A83]*[.A83] + 5*[.A83]" office:value-type="float" office:value="-1.15654652104151" calcext:value-type="float">
            <text:p>-1.15654652104151</text:p>
          </table:table-cell>
          <table:table-cell table:formula="of:= [.B83]*[.B83]*[.B83]*[.B83] - 16*[.B83]*[.B83] + 5*[.B83]" office:value-type="float" office:value="-5.87823478807611" calcext:value-type="float">
            <text:p>-5.878234788076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1662877823222" calcext:value-type="float">
            <text:p>0.371662877823222</text:p>
          </table:table-cell>
          <table:table-cell table:formula="of:=-[.A84]" office:value-type="float" office:value="-0.371662877823222" calcext:value-type="float">
            <text:p>-0.371662877823222</text:p>
          </table:table-cell>
          <table:table-cell/>
          <table:table-cell table:formula="of:= 100 * ([.A85] - [.A84]*[.A84]) * ([.A85] - [.A84]*[.A84]) + (1 - [.A84]) * (1 - [.A84])" office:value-type="float" office:value="0.546478580208211" calcext:value-type="float">
            <text:p>0.546478580208211</text:p>
          </table:table-cell>
          <table:table-cell table:formula="of:= 100 * ([.B85] - [.B84]*[.B84]) * ([.B85] - [.B84]*[.B84]) + (1 - [.B84]) * (1 - [.B84])" office:value-type="float" office:value="7.51361432774672" calcext:value-type="float">
            <text:p>7.51361432774672</text:p>
          </table:table-cell>
          <table:table-cell table:formula="of:= [.A84]*[.A84]*[.A84]*[.A84] - 16*[.A84]*[.A84] + 5*[.A84]" office:value-type="float" office:value="-0.332737519794317" calcext:value-type="float">
            <text:p>-0.332737519794317</text:p>
          </table:table-cell>
          <table:table-cell table:formula="of:= [.B84]*[.B84]*[.B84]*[.B84] - 16*[.B84]*[.B84] + 5*[.B84]" office:value-type="float" office:value="-4.04936629802653" calcext:value-type="float">
            <text:p>-4.049366298026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91883283116409" calcext:value-type="float">
            <text:p>0.0991883283116409</text:p>
          </table:table-cell>
          <table:table-cell table:formula="of:=-[.A85]" office:value-type="float" office:value="-0.0991883283116409" calcext:value-type="float">
            <text:p>-0.0991883283116409</text:p>
          </table:table-cell>
          <table:table-cell/>
          <table:table-cell table:formula="of:= 100 * ([.A86] - [.A85]*[.A85]) * ([.A86] - [.A85]*[.A85]) + (1 - [.A85]) * (1 - [.A85])" office:value-type="float" office:value="15.8659305523497" calcext:value-type="float">
            <text:p>15.8659305523497</text:p>
          </table:table-cell>
          <table:table-cell table:formula="of:= 100 * ([.B86] - [.B85]*[.B85]) * ([.B86] - [.B85]*[.B85]) + (1 - [.B85]) * (1 - [.B85])" office:value-type="float" office:value="17.8283123685588" calcext:value-type="float">
            <text:p>17.8283123685588</text:p>
          </table:table-cell>
          <table:table-cell table:formula="of:= [.A85]*[.A85]*[.A85]*[.A85] - 16*[.A85]*[.A85] + 5*[.A85]" office:value-type="float" office:value="0.33862524261452" calcext:value-type="float">
            <text:p>0.33862524261452</text:p>
          </table:table-cell>
          <table:table-cell table:formula="of:= [.B85]*[.B85]*[.B85]*[.B85] - 16*[.B85]*[.B85] + 5*[.B85]" office:value-type="float" office:value="-0.653258040501889" calcext:value-type="float">
            <text:p>-0.6532580405018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7839212159094" calcext:value-type="float">
            <text:p>0.397839212159094</text:p>
          </table:table-cell>
          <table:table-cell table:formula="of:=-[.A86]" office:value-type="float" office:value="-0.397839212159094" calcext:value-type="float">
            <text:p>-0.397839212159094</text:p>
          </table:table-cell>
          <table:table-cell/>
          <table:table-cell table:formula="of:= 100 * ([.A87] - [.A86]*[.A86]) * ([.A87] - [.A86]*[.A86]) + (1 - [.A86]) * (1 - [.A86])" office:value-type="float" office:value="1.94467864973739" calcext:value-type="float">
            <text:p>1.94467864973739</text:p>
          </table:table-cell>
          <table:table-cell table:formula="of:= 100 * ([.B87] - [.B86]*[.B86]) * ([.B87] - [.B86]*[.B86]) + (1 - [.B86]) * (1 - [.B86])" office:value-type="float" office:value="5.59332238665931" calcext:value-type="float">
            <text:p>5.59332238665931</text:p>
          </table:table-cell>
          <table:table-cell table:formula="of:= [.A86]*[.A86]*[.A86]*[.A86] - 16*[.A86]*[.A86] + 5*[.A86]" office:value-type="float" office:value="-0.518169254469937" calcext:value-type="float">
            <text:p>-0.518169254469937</text:p>
          </table:table-cell>
          <table:table-cell table:formula="of:= [.B86]*[.B86]*[.B86]*[.B86] - 16*[.B86]*[.B86] + 5*[.B86]" office:value-type="float" office:value="-4.49656137606088" calcext:value-type="float">
            <text:p>-4.496561376060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24952359304562" calcext:value-type="float">
            <text:p>0.0324952359304562</text:p>
          </table:table-cell>
          <table:table-cell table:formula="of:=-[.A87]" office:value-type="float" office:value="-0.0324952359304562" calcext:value-type="float">
            <text:p>-0.0324952359304562</text:p>
          </table:table-cell>
          <table:table-cell/>
          <table:table-cell table:formula="of:= 100 * ([.A88] - [.A87]*[.A87]) * ([.A88] - [.A87]*[.A87]) + (1 - [.A87]) * (1 - [.A87])" office:value-type="float" office:value="8.92713942581345" calcext:value-type="float">
            <text:p>8.92713942581345</text:p>
          </table:table-cell>
          <table:table-cell table:formula="of:= 100 * ([.B88] - [.B87]*[.B87]) * ([.B88] - [.B87]*[.B87]) + (1 - [.B87]) * (1 - [.B87])" office:value-type="float" office:value="8.93816702552634" calcext:value-type="float">
            <text:p>8.93816702552634</text:p>
          </table:table-cell>
          <table:table-cell table:formula="of:= [.A87]*[.A87]*[.A87]*[.A87] - 16*[.A87]*[.A87] + 5*[.A87]" office:value-type="float" office:value="0.145582248931505" calcext:value-type="float">
            <text:p>0.145582248931505</text:p>
          </table:table-cell>
          <table:table-cell table:formula="of:= [.B87]*[.B87]*[.B87]*[.B87] - 16*[.B87]*[.B87] + 5*[.B87]" office:value-type="float" office:value="-0.179370110373057" calcext:value-type="float">
            <text:p>-0.1793701103730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1628936444885" calcext:value-type="float">
            <text:p>-0.281628936444885</text:p>
          </table:table-cell>
          <table:table-cell table:formula="of:=-[.A88]" office:value-type="float" office:value="0.281628936444885" calcext:value-type="float">
            <text:p>0.281628936444885</text:p>
          </table:table-cell>
          <table:table-cell/>
          <table:table-cell table:formula="of:= 100 * ([.A89] - [.A88]*[.A88]) * ([.A89] - [.A88]*[.A88]) + (1 - [.A88]) * (1 - [.A88])" office:value-type="float" office:value="4.70218148606627" calcext:value-type="float">
            <text:p>4.70218148606627</text:p>
          </table:table-cell>
          <table:table-cell table:formula="of:= 100 * ([.B89] - [.B88]*[.B88]) * ([.B89] - [.B88]*[.B88]) + (1 - [.B88]) * (1 - [.B88])" office:value-type="float" office:value="0.542585764670534" calcext:value-type="float">
            <text:p>0.542585764670534</text:p>
          </table:table-cell>
          <table:table-cell table:formula="of:= [.A88]*[.A88]*[.A88]*[.A88] - 16*[.A88]*[.A88] + 5*[.A88]" office:value-type="float" office:value="-2.67089156103899" calcext:value-type="float">
            <text:p>-2.67089156103899</text:p>
          </table:table-cell>
          <table:table-cell table:formula="of:= [.B88]*[.B88]*[.B88]*[.B88] - 16*[.B88]*[.B88] + 5*[.B88]" office:value-type="float" office:value="0.145397803409859" calcext:value-type="float">
            <text:p>0.1453978034098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56025156603408" calcext:value-type="float">
            <text:p>-0.0956025156603408</text:p>
          </table:table-cell>
          <table:table-cell table:formula="of:=-[.A89]" office:value-type="float" office:value="0.0956025156603408" calcext:value-type="float">
            <text:p>0.0956025156603408</text:p>
          </table:table-cell>
          <table:table-cell/>
          <table:table-cell table:formula="of:= 100 * ([.A90] - [.A89]*[.A89]) * ([.A90] - [.A89]*[.A89]) + (1 - [.A89]) * (1 - [.A89])" office:value-type="float" office:value="10.1446446129362" calcext:value-type="float">
            <text:p>10.1446446129362</text:p>
          </table:table-cell>
          <table:table-cell table:formula="of:= 100 * ([.B90] - [.B89]*[.B89]) * ([.B90] - [.B89]*[.B89]) + (1 - [.B89]) * (1 - [.B89])" office:value-type="float" office:value="10.8890309368198" calcext:value-type="float">
            <text:p>10.8890309368198</text:p>
          </table:table-cell>
          <table:table-cell table:formula="of:= [.A89]*[.A89]*[.A89]*[.A89] - 16*[.A89]*[.A89] + 5*[.A89]" office:value-type="float" office:value="-0.62416649761756" calcext:value-type="float">
            <text:p>-0.62416649761756</text:p>
          </table:table-cell>
          <table:table-cell table:formula="of:= [.B89]*[.B89]*[.B89]*[.B89] - 16*[.B89]*[.B89] + 5*[.B89]" office:value-type="float" office:value="0.331858658985849" calcext:value-type="float">
            <text:p>0.3318586589858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821006253083" calcext:value-type="float">
            <text:p>0.30821006253083</text:p>
          </table:table-cell>
          <table:table-cell table:formula="of:=-[.A90]" office:value-type="float" office:value="-0.30821006253083" calcext:value-type="float">
            <text:p>-0.30821006253083</text:p>
          </table:table-cell>
          <table:table-cell/>
          <table:table-cell table:formula="of:= 100 * ([.A91] - [.A90]*[.A90]) * ([.A91] - [.A90]*[.A90]) + (1 - [.A90]) * (1 - [.A90])" office:value-type="float" office:value="2.18784989477379" calcext:value-type="float">
            <text:p>2.18784989477379</text:p>
          </table:table-cell>
          <table:table-cell table:formula="of:= 100 * ([.B91] - [.B90]*[.B90]) * ([.B91] - [.B90]*[.B90]) + (1 - [.B90]) * (1 - [.B90])" office:value-type="float" office:value="2.06244114926591" calcext:value-type="float">
            <text:p>2.06244114926591</text:p>
          </table:table-cell>
          <table:table-cell table:formula="of:= [.A90]*[.A90]*[.A90]*[.A90] - 16*[.A90]*[.A90] + 5*[.A90]" office:value-type="float" office:value="0.0301789844756202" calcext:value-type="float">
            <text:p>0.0301789844756202</text:p>
          </table:table-cell>
          <table:table-cell table:formula="of:= [.B90]*[.B90]*[.B90]*[.B90] - 16*[.B90]*[.B90] + 5*[.B90]" office:value-type="float" office:value="-3.05192164083268" calcext:value-type="float">
            <text:p>-3.051921640832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5745861972374" calcext:value-type="float">
            <text:p>-0.035745861972374</text:p>
          </table:table-cell>
          <table:table-cell table:formula="of:=-[.A91]" office:value-type="float" office:value="0.035745861972374" calcext:value-type="float">
            <text:p>0.035745861972374</text:p>
          </table:table-cell>
          <table:table-cell/>
          <table:table-cell table:formula="of:= 100 * ([.A92] - [.A91]*[.A91]) * ([.A92] - [.A91]*[.A91]) + (1 - [.A91]) * (1 - [.A91])" office:value-type="float" office:value="19.0576002327565" calcext:value-type="float">
            <text:p>19.0576002327565</text:p>
          </table:table-cell>
          <table:table-cell table:formula="of:= 100 * ([.B92] - [.B91]*[.B91]) * ([.B92] - [.B91]*[.B91]) + (1 - [.B91]) * (1 - [.B91])" office:value-type="float" office:value="18.6985170596276" calcext:value-type="float">
            <text:p>18.6985170596276</text:p>
          </table:table-cell>
          <table:table-cell table:formula="of:= [.A91]*[.A91]*[.A91]*[.A91] - 16*[.A91]*[.A91] + 5*[.A91]" office:value-type="float" office:value="-0.199171943544631" calcext:value-type="float">
            <text:p>-0.199171943544631</text:p>
          </table:table-cell>
          <table:table-cell table:formula="of:= [.B91]*[.B91]*[.B91]*[.B91] - 16*[.B91]*[.B91] + 5*[.B91]" office:value-type="float" office:value="0.158286676179109" calcext:value-type="float">
            <text:p>0.1582866761791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2807492965571" calcext:value-type="float">
            <text:p>-0.422807492965571</text:p>
          </table:table-cell>
          <table:table-cell table:formula="of:=-[.A92]" office:value-type="float" office:value="0.422807492965571" calcext:value-type="float">
            <text:p>0.422807492965571</text:p>
          </table:table-cell>
          <table:table-cell/>
          <table:table-cell table:formula="of:= 100 * ([.A93] - [.A92]*[.A92]) * ([.A93] - [.A92]*[.A92]) + (1 - [.A92]) * (1 - [.A92])" office:value-type="float" office:value="4.93645645574078" calcext:value-type="float">
            <text:p>4.93645645574078</text:p>
          </table:table-cell>
          <table:table-cell table:formula="of:= 100 * ([.B93] - [.B92]*[.B92]) * ([.B93] - [.B92]*[.B92]) + (1 - [.B92]) * (1 - [.B92])" office:value-type="float" office:value="28.230603670751" calcext:value-type="float">
            <text:p>28.230603670751</text:p>
          </table:table-cell>
          <table:table-cell table:formula="of:= [.A92]*[.A92]*[.A92]*[.A92] - 16*[.A92]*[.A92] + 5*[.A92]" office:value-type="float" office:value="-4.94233893683295" calcext:value-type="float">
            <text:p>-4.94233893683295</text:p>
          </table:table-cell>
          <table:table-cell table:formula="of:= [.B92]*[.B92]*[.B92]*[.B92] - 16*[.B92]*[.B92] + 5*[.B92]" office:value-type="float" office:value="-0.714264007177234" calcext:value-type="float">
            <text:p>-0.7142640071772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9414214294674" calcext:value-type="float">
            <text:p>0.349414214294674</text:p>
          </table:table-cell>
          <table:table-cell table:formula="of:=-[.A93]" office:value-type="float" office:value="-0.349414214294674" calcext:value-type="float">
            <text:p>-0.349414214294674</text:p>
          </table:table-cell>
          <table:table-cell/>
          <table:table-cell table:formula="of:= 100 * ([.A94] - [.A93]*[.A93]) * ([.A94] - [.A93]*[.A93]) + (1 - [.A93]) * (1 - [.A93])" office:value-type="float" office:value="32.2511790513397" calcext:value-type="float">
            <text:p>32.2511790513397</text:p>
          </table:table-cell>
          <table:table-cell table:formula="of:= 100 * ([.B94] - [.B93]*[.B93]) * ([.B94] - [.B93]*[.B93]) + (1 - [.B93]) * (1 - [.B93])" office:value-type="float" office:value="12.0597524659845" calcext:value-type="float">
            <text:p>12.0597524659845</text:p>
          </table:table-cell>
          <table:table-cell table:formula="of:= [.A93]*[.A93]*[.A93]*[.A93] - 16*[.A93]*[.A93] + 5*[.A93]" office:value-type="float" office:value="-0.191467579263523" calcext:value-type="float">
            <text:p>-0.191467579263523</text:p>
          </table:table-cell>
          <table:table-cell table:formula="of:= [.B93]*[.B93]*[.B93]*[.B93] - 16*[.B93]*[.B93] + 5*[.B93]" office:value-type="float" office:value="-3.68560972221026" calcext:value-type="float">
            <text:p>-3.685609722210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207206988609" calcext:value-type="float">
            <text:p>-0.44207206988609</text:p>
          </table:table-cell>
          <table:table-cell table:formula="of:=-[.A94]" office:value-type="float" office:value="0.44207206988609" calcext:value-type="float">
            <text:p>0.44207206988609</text:p>
          </table:table-cell>
          <table:table-cell/>
          <table:table-cell table:formula="of:= 100 * ([.A95] - [.A94]*[.A94]) * ([.A95] - [.A94]*[.A94]) + (1 - [.A94]) * (1 - [.A94])" office:value-type="float" office:value="47.8785426243419" calcext:value-type="float">
            <text:p>47.8785426243419</text:p>
          </table:table-cell>
          <table:table-cell table:formula="of:= 100 * ([.B95] - [.B94]*[.B94]) * ([.B95] - [.B94]*[.B94]) + (1 - [.B94]) * (1 - [.B94])" office:value-type="float" office:value="8.48481798242771" calcext:value-type="float">
            <text:p>8.48481798242771</text:p>
          </table:table-cell>
          <table:table-cell table:formula="of:= [.A94]*[.A94]*[.A94]*[.A94] - 16*[.A94]*[.A94] + 5*[.A94]" office:value-type="float" office:value="-5.29901179722469" calcext:value-type="float">
            <text:p>-5.29901179722469</text:p>
          </table:table-cell>
          <table:table-cell table:formula="of:= [.B94]*[.B94]*[.B94]*[.B94] - 16*[.B94]*[.B94] + 5*[.B94]" office:value-type="float" office:value="-0.878291098363789" calcext:value-type="float">
            <text:p>-0.8782910983637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1321653475512" calcext:value-type="float">
            <text:p>-0.481321653475512</text:p>
          </table:table-cell>
          <table:table-cell table:formula="of:=-[.A95]" office:value-type="float" office:value="0.481321653475512" calcext:value-type="float">
            <text:p>0.481321653475512</text:p>
          </table:table-cell>
          <table:table-cell/>
          <table:table-cell table:formula="of:= 100 * ([.A96] - [.A95]*[.A95]) * ([.A96] - [.A95]*[.A95]) + (1 - [.A95]) * (1 - [.A95])" office:value-type="float" office:value="2.50964000027326" calcext:value-type="float">
            <text:p>2.50964000027326</text:p>
          </table:table-cell>
          <table:table-cell table:formula="of:= 100 * ([.B96] - [.B95]*[.B95]) * ([.B96] - [.B95]*[.B95]) + (1 - [.B95]) * (1 - [.B95])" office:value-type="float" office:value="16.8491654198509" calcext:value-type="float">
            <text:p>16.8491654198509</text:p>
          </table:table-cell>
          <table:table-cell table:formula="of:= [.A95]*[.A95]*[.A95]*[.A95] - 16*[.A95]*[.A95] + 5*[.A95]" office:value-type="float" office:value="-6.05966557667575" calcext:value-type="float">
            <text:p>-6.05966557667575</text:p>
          </table:table-cell>
          <table:table-cell table:formula="of:= [.B95]*[.B95]*[.B95]*[.B95] - 16*[.B95]*[.B95] + 5*[.B95]" office:value-type="float" office:value="-1.24644904192063" calcext:value-type="float">
            <text:p>-1.246449041920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5516624247843" calcext:value-type="float">
            <text:p>0.175516624247843</text:p>
          </table:table-cell>
          <table:table-cell table:formula="of:=-[.A96]" office:value-type="float" office:value="-0.175516624247843" calcext:value-type="float">
            <text:p>-0.175516624247843</text:p>
          </table:table-cell>
          <table:table-cell/>
          <table:table-cell table:formula="of:= 100 * ([.A97] - [.A96]*[.A96]) * ([.A97] - [.A96]*[.A96]) + (1 - [.A96]) * (1 - [.A96])" office:value-type="float" office:value="20.7060389368864" calcext:value-type="float">
            <text:p>20.7060389368864</text:p>
          </table:table-cell>
          <table:table-cell table:formula="of:= 100 * ([.B97] - [.B96]*[.B96]) * ([.B97] - [.B96]*[.B96]) + (1 - [.B96]) * (1 - [.B96])" office:value-type="float" office:value="16.2733338418259" calcext:value-type="float">
            <text:p>16.2733338418259</text:p>
          </table:table-cell>
          <table:table-cell table:formula="of:= [.A96]*[.A96]*[.A96]*[.A96] - 16*[.A96]*[.A96] + 5*[.A96]" office:value-type="float" office:value="0.385634769938372" calcext:value-type="float">
            <text:p>0.385634769938372</text:p>
          </table:table-cell>
          <table:table-cell table:formula="of:= [.B96]*[.B96]*[.B96]*[.B96] - 16*[.B96]*[.B96] + 5*[.B96]" office:value-type="float" office:value="-1.36953147254006" calcext:value-type="float">
            <text:p>-1.36953147254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6701077683745" calcext:value-type="float">
            <text:p>-0.416701077683745</text:p>
          </table:table-cell>
          <table:table-cell table:formula="of:=-[.A97]" office:value-type="float" office:value="0.416701077683745" calcext:value-type="float">
            <text:p>0.416701077683745</text:p>
          </table:table-cell>
          <table:table-cell/>
          <table:table-cell table:formula="of:= 100 * ([.A98] - [.A97]*[.A97]) * ([.A98] - [.A97]*[.A97]) + (1 - [.A97]) * (1 - [.A97])" office:value-type="float" office:value="8.32995683623208" calcext:value-type="float">
            <text:p>8.32995683623208</text:p>
          </table:table-cell>
          <table:table-cell table:formula="of:= 100 * ([.B98] - [.B97]*[.B97]) * ([.B98] - [.B97]*[.B97]) + (1 - [.B97]) * (1 - [.B97])" office:value-type="float" office:value="36.1884354587978" calcext:value-type="float">
            <text:p>36.1884354587978</text:p>
          </table:table-cell>
          <table:table-cell table:formula="of:= [.A97]*[.A97]*[.A97]*[.A97] - 16*[.A97]*[.A97] + 5*[.A97]" office:value-type="float" office:value="-4.83159122267716" calcext:value-type="float">
            <text:p>-4.83159122267716</text:p>
          </table:table-cell>
          <table:table-cell table:formula="of:= [.B97]*[.B97]*[.B97]*[.B97] - 16*[.B97]*[.B97] + 5*[.B97]" office:value-type="float" office:value="-0.664580445839712" calcext:value-type="float">
            <text:p>-0.6645804458397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5093857362638" calcext:value-type="float">
            <text:p>0.425093857362638</text:p>
          </table:table-cell>
          <table:table-cell table:formula="of:=-[.A98]" office:value-type="float" office:value="-0.425093857362638" calcext:value-type="float">
            <text:p>-0.425093857362638</text:p>
          </table:table-cell>
          <table:table-cell/>
          <table:table-cell table:formula="of:= 100 * ([.A99] - [.A98]*[.A98]) * ([.A99] - [.A98]*[.A98]) + (1 - [.A98]) * (1 - [.A98])" office:value-type="float" office:value="1.74482041528615" calcext:value-type="float">
            <text:p>1.74482041528615</text:p>
          </table:table-cell>
          <table:table-cell table:formula="of:= 100 * ([.B99] - [.B98]*[.B98]) * ([.B99] - [.B98]*[.B98]) + (1 - [.B98]) * (1 - [.B98])" office:value-type="float" office:value="25.1029735527677" calcext:value-type="float">
            <text:p>25.1029735527677</text:p>
          </table:table-cell>
          <table:table-cell table:formula="of:= [.A98]*[.A98]*[.A98]*[.A98] - 16*[.A98]*[.A98] + 5*[.A98]" office:value-type="float" office:value="-0.733153094016164" calcext:value-type="float">
            <text:p>-0.733153094016164</text:p>
          </table:table-cell>
          <table:table-cell table:formula="of:= [.B98]*[.B98]*[.B98]*[.B98] - 16*[.B98]*[.B98] + 5*[.B98]" office:value-type="float" office:value="-4.98409166764254" calcext:value-type="float">
            <text:p>-4.984091667642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9629273794799" calcext:value-type="float">
            <text:p>0.299629273794799</text:p>
          </table:table-cell>
          <table:table-cell table:formula="of:=-[.A99]" office:value-type="float" office:value="-0.299629273794799" calcext:value-type="float">
            <text:p>-0.299629273794799</text:p>
          </table:table-cell>
          <table:table-cell/>
          <table:table-cell table:formula="of:= 100 * ([.A100] - [.A99]*[.A99]) * ([.A100] - [.A99]*[.A99]) + (1 - [.A99]) * (1 - [.A99])" office:value-type="float" office:value="3.66191650563355" calcext:value-type="float">
            <text:p>3.66191650563355</text:p>
          </table:table-cell>
          <table:table-cell table:formula="of:= 100 * ([.B100] - [.B99]*[.B99]) * ([.B100] - [.B99]*[.B99]) + (1 - [.B99]) * (1 - [.B99])" office:value-type="float" office:value="14.4796430812721" calcext:value-type="float">
            <text:p>14.4796430812721</text:p>
          </table:table-cell>
          <table:table-cell table:formula="of:= [.A99]*[.A99]*[.A99]*[.A99] - 16*[.A99]*[.A99] + 5*[.A99]" office:value-type="float" office:value="0.0697631772624068" calcext:value-type="float">
            <text:p>0.0697631772624068</text:p>
          </table:table-cell>
          <table:table-cell table:formula="of:= [.B99]*[.B99]*[.B99]*[.B99] - 16*[.B99]*[.B99] + 5*[.B99]" office:value-type="float" office:value="-2.92652956068559" calcext:value-type="float">
            <text:p>-2.926529560685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786187707882" calcext:value-type="float">
            <text:p>0.26786187707882</text:p>
          </table:table-cell>
          <table:table-cell table:formula="of:=-[.A100]" office:value-type="float" office:value="-0.26786187707882" calcext:value-type="float">
            <text:p>-0.26786187707882</text:p>
          </table:table-cell>
          <table:table-cell/>
          <table:table-cell table:formula="of:= 100 * ([.A101] - [.A100]*[.A100]) * ([.A101] - [.A100]*[.A100]) + (1 - [.A100]) * (1 - [.A100])" office:value-type="float" office:value="28.048472214557" calcext:value-type="float">
            <text:p>28.048472214557</text:p>
          </table:table-cell>
          <table:table-cell table:formula="of:= 100 * ([.B101] - [.B100]*[.B100]) * ([.B101] - [.B100]*[.B100]) + (1 - [.B100]) * (1 - [.B100])" office:value-type="float" office:value="16.1253346279703" calcext:value-type="float">
            <text:p>16.1253346279703</text:p>
          </table:table-cell>
          <table:table-cell table:formula="of:= [.A100]*[.A100]*[.A100]*[.A100] - 16*[.A100]*[.A100] + 5*[.A100]" office:value-type="float" office:value="0.196457682694157" calcext:value-type="float">
            <text:p>0.196457682694157</text:p>
          </table:table-cell>
          <table:table-cell table:formula="of:= [.B100]*[.B100]*[.B100]*[.B100] - 16*[.B100]*[.B100] + 5*[.B100]" office:value-type="float" office:value="-2.48216108809404" calcext:value-type="float">
            <text:p>-2.482161088094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2773093265971" calcext:value-type="float">
            <text:p>-0.452773093265971</text:p>
          </table:table-cell>
          <table:table-cell table:formula="of:=-[.A101]" office:value-type="float" office:value="0.452773093265971" calcext:value-type="float">
            <text:p>0.452773093265971</text:p>
          </table:table-cell>
          <table:table-cell/>
          <table:table-cell table:formula="of:= 100 * ([.A102] - [.A101]*[.A101]) * ([.A102] - [.A101]*[.A101]) + (1 - [.A101]) * (1 - [.A101])" office:value-type="float" office:value="2.11297074971902" calcext:value-type="float">
            <text:p>2.11297074971902</text:p>
          </table:table-cell>
          <table:table-cell table:formula="of:= 100 * ([.B102] - [.B101]*[.B101]) * ([.B102] - [.B101]*[.B101]) + (1 - [.B101]) * (1 - [.B101])" office:value-type="float" office:value="16.7089638459716" calcext:value-type="float">
            <text:p>16.7089638459716</text:p>
          </table:table-cell>
          <table:table-cell table:formula="of:= [.A101]*[.A101]*[.A101]*[.A101] - 16*[.A101]*[.A101] + 5*[.A101]" office:value-type="float" office:value="-5.50189462575385" calcext:value-type="float">
            <text:p>-5.50189462575385</text:p>
          </table:table-cell>
          <table:table-cell table:formula="of:= [.B101]*[.B101]*[.B101]*[.B101] - 16*[.B101]*[.B101] + 5*[.B101]" office:value-type="float" office:value="-0.974163693094136" calcext:value-type="float">
            <text:p>-0.9741636930941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008301750128" calcext:value-type="float">
            <text:p>0.20008301750128</text:p>
          </table:table-cell>
          <table:table-cell table:formula="of:=-[.A102]" office:value-type="float" office:value="-0.20008301750128" calcext:value-type="float">
            <text:p>-0.20008301750128</text:p>
          </table:table-cell>
          <table:table-cell/>
          <table:table-cell table:formula="of:= 100 * ([.A103] - [.A102]*[.A102]) * ([.A103] - [.A102]*[.A102]) + (1 - [.A102]) * (1 - [.A102])" office:value-type="float" office:value="2.20665042590382" calcext:value-type="float">
            <text:p>2.20665042590382</text:p>
          </table:table-cell>
          <table:table-cell table:formula="of:= 100 * ([.B103] - [.B102]*[.B102]) * ([.B103] - [.B102]*[.B102]) + (1 - [.B102]) * (1 - [.B102])" office:value-type="float" office:value="5.65244815301541" calcext:value-type="float">
            <text:p>5.65244815301541</text:p>
          </table:table-cell>
          <table:table-cell table:formula="of:= [.A102]*[.A102]*[.A102]*[.A102] - 16*[.A102]*[.A102] + 5*[.A102]" office:value-type="float" office:value="0.361486323442276" calcext:value-type="float">
            <text:p>0.361486323442276</text:p>
          </table:table-cell>
          <table:table-cell table:formula="of:= [.B102]*[.B102]*[.B102]*[.B102] - 16*[.B102]*[.B102] + 5*[.B102]" office:value-type="float" office:value="-1.63934385157052" calcext:value-type="float">
            <text:p>-1.639343851570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5204426517923" calcext:value-type="float">
            <text:p>0.165204426517923</text:p>
          </table:table-cell>
          <table:table-cell table:formula="of:=-[.A103]" office:value-type="float" office:value="-0.165204426517923" calcext:value-type="float">
            <text:p>-0.165204426517923</text:p>
          </table:table-cell>
          <table:table-cell/>
          <table:table-cell table:formula="of:= 100 * ([.A104] - [.A103]*[.A103]) * ([.A104] - [.A103]*[.A103]) + (1 - [.A103]) * (1 - [.A103])" office:value-type="float" office:value="2.29103178631327" calcext:value-type="float">
            <text:p>2.29103178631327</text:p>
          </table:table-cell>
          <table:table-cell table:formula="of:= 100 * ([.B104] - [.B103]*[.B103]) * ([.B104] - [.B103]*[.B103]) + (1 - [.B103]) * (1 - [.B103])" office:value-type="float" office:value="1.87142581468091" calcext:value-type="float">
            <text:p>1.87142581468091</text:p>
          </table:table-cell>
          <table:table-cell table:formula="of:= [.A103]*[.A103]*[.A103]*[.A103] - 16*[.A103]*[.A103] + 5*[.A103]" office:value-type="float" office:value="0.390086972626719" calcext:value-type="float">
            <text:p>0.390086972626719</text:p>
          </table:table-cell>
          <table:table-cell table:formula="of:= [.B103]*[.B103]*[.B103]*[.B103] - 16*[.B103]*[.B103] + 5*[.B103]" office:value-type="float" office:value="-1.26195729255251" calcext:value-type="float">
            <text:p>-1.261957292552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89670767710298" calcext:value-type="float">
            <text:p>-0.0989670767710298</text:p>
          </table:table-cell>
          <table:table-cell table:formula="of:=-[.A104]" office:value-type="float" office:value="0.0989670767710298" calcext:value-type="float">
            <text:p>0.0989670767710298</text:p>
          </table:table-cell>
          <table:table-cell/>
          <table:table-cell table:formula="of:= 100 * ([.A105] - [.A104]*[.A104]) * ([.A105] - [.A104]*[.A104]) + (1 - [.A104]) * (1 - [.A104])" office:value-type="float" office:value="22.961085884181" calcext:value-type="float">
            <text:p>22.961085884181</text:p>
          </table:table-cell>
          <table:table-cell table:formula="of:= 100 * ([.B105] - [.B104]*[.B104]) * ([.B105] - [.B104]*[.B104]) + (1 - [.B104]) * (1 - [.B104])" office:value-type="float" office:value="24.4308683178927" calcext:value-type="float">
            <text:p>24.4308683178927</text:p>
          </table:table-cell>
          <table:table-cell table:formula="of:= [.A104]*[.A104]*[.A104]*[.A104] - 16*[.A104]*[.A104] + 5*[.A104]" office:value-type="float" office:value="-0.651451168525572" calcext:value-type="float">
            <text:p>-0.651451168525572</text:p>
          </table:table-cell>
          <table:table-cell table:formula="of:= [.B104]*[.B104]*[.B104]*[.B104] - 16*[.B104]*[.B104] + 5*[.B104]" office:value-type="float" office:value="0.338219599184726" calcext:value-type="float">
            <text:p>0.3382195991847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6199427030629" calcext:value-type="float">
            <text:p>0.476199427030629</text:p>
          </table:table-cell>
          <table:table-cell table:formula="of:=-[.A105]" office:value-type="float" office:value="-0.476199427030629" calcext:value-type="float">
            <text:p>-0.476199427030629</text:p>
          </table:table-cell>
          <table:table-cell/>
          <table:table-cell table:formula="of:= 100 * ([.A106] - [.A105]*[.A105]) * ([.A106] - [.A105]*[.A105]) + (1 - [.A105]) * (1 - [.A105])" office:value-type="float" office:value="8.77929932525583" calcext:value-type="float">
            <text:p>8.77929932525583</text:p>
          </table:table-cell>
          <table:table-cell table:formula="of:= 100 * ([.B106] - [.B105]*[.B105]) * ([.B106] - [.B105]*[.B105]) + (1 - [.B105]) * (1 - [.B105])" office:value-type="float" office:value="4.8003133838698" calcext:value-type="float">
            <text:p>4.8003133838698</text:p>
          </table:table-cell>
          <table:table-cell table:formula="of:= [.A105]*[.A105]*[.A105]*[.A105] - 16*[.A105]*[.A105] + 5*[.A105]" office:value-type="float" office:value="-1.19583440289601" calcext:value-type="float">
            <text:p>-1.19583440289601</text:p>
          </table:table-cell>
          <table:table-cell table:formula="of:= [.B105]*[.B105]*[.B105]*[.B105] - 16*[.B105]*[.B105] + 5*[.B105]" office:value-type="float" office:value="-5.9578286732023" calcext:value-type="float">
            <text:p>-5.95782867320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48662761607025" calcext:value-type="float">
            <text:p>-0.0648662761607025</text:p>
          </table:table-cell>
          <table:table-cell table:formula="of:=-[.A106]" office:value-type="float" office:value="0.0648662761607025" calcext:value-type="float">
            <text:p>0.0648662761607025</text:p>
          </table:table-cell>
          <table:table-cell/>
          <table:table-cell table:formula="of:= 100 * ([.A107] - [.A106]*[.A106]) * ([.A107] - [.A106]*[.A106]) + (1 - [.A106]) * (1 - [.A106])" office:value-type="float" office:value="3.14894963424423" calcext:value-type="float">
            <text:p>3.14894963424423</text:p>
          </table:table-cell>
          <table:table-cell table:formula="of:= 100 * ([.B107] - [.B106]*[.B106]) * ([.B107] - [.B106]*[.B106]) + (1 - [.B106]) * (1 - [.B106])" office:value-type="float" office:value="3.13547737957474" calcext:value-type="float">
            <text:p>3.13547737957474</text:p>
          </table:table-cell>
          <table:table-cell table:formula="of:= [.A106]*[.A106]*[.A106]*[.A106] - 16*[.A106]*[.A106] + 5*[.A106]" office:value-type="float" office:value="-0.391635817148765" calcext:value-type="float">
            <text:p>-0.391635817148765</text:p>
          </table:table-cell>
          <table:table-cell table:formula="of:= [.B106]*[.B106]*[.B106]*[.B106] - 16*[.B106]*[.B106] + 5*[.B106]" office:value-type="float" office:value="0.25702694445826" calcext:value-type="float">
            <text:p>0.257026944458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6158662244883" calcext:value-type="float">
            <text:p>0.146158662244883</text:p>
          </table:table-cell>
          <table:table-cell table:formula="of:=-[.A107]" office:value-type="float" office:value="-0.146158662244883" calcext:value-type="float">
            <text:p>-0.146158662244883</text:p>
          </table:table-cell>
          <table:table-cell/>
          <table:table-cell table:formula="of:= 100 * ([.A108] - [.A107]*[.A107]) * ([.A108] - [.A107]*[.A107]) + (1 - [.A107]) * (1 - [.A107])" office:value-type="float" office:value="21.6248308781446" calcext:value-type="float">
            <text:p>21.6248308781446</text:p>
          </table:table-cell>
          <table:table-cell table:formula="of:= 100 * ([.B108] - [.B107]*[.B107]) * ([.B108] - [.B107]*[.B107]) + (1 - [.B107]) * (1 - [.B107])" office:value-type="float" office:value="26.2980615955693" calcext:value-type="float">
            <text:p>26.2980615955693</text:p>
          </table:table-cell>
          <table:table-cell table:formula="of:= [.A107]*[.A107]*[.A107]*[.A107] - 16*[.A107]*[.A107] + 5*[.A107]" office:value-type="float" office:value="0.389451988628881" calcext:value-type="float">
            <text:p>0.389451988628881</text:p>
          </table:table-cell>
          <table:table-cell table:formula="of:= [.B107]*[.B107]*[.B107]*[.B107] - 16*[.B107]*[.B107] + 5*[.B107]" office:value-type="float" office:value="-1.07213463381995" calcext:value-type="float">
            <text:p>-1.072134633819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8481440216014" calcext:value-type="float">
            <text:p>0.478481440216014</text:p>
          </table:table-cell>
          <table:table-cell table:formula="of:=-[.A108]" office:value-type="float" office:value="-0.478481440216014" calcext:value-type="float">
            <text:p>-0.478481440216014</text:p>
          </table:table-cell>
          <table:table-cell/>
          <table:table-cell table:formula="of:= 100 * ([.A109] - [.A108]*[.A108]) * ([.A109] - [.A108]*[.A108]) + (1 - [.A108]) * (1 - [.A108])" office:value-type="float" office:value="0.565208857151009" calcext:value-type="float">
            <text:p>0.565208857151009</text:p>
          </table:table-cell>
          <table:table-cell table:formula="of:= 100 * ([.B109] - [.B108]*[.B108]) * ([.B109] - [.B108]*[.B108]) + (1 - [.B108]) * (1 - [.B108])" office:value-type="float" office:value="18.4863862734619" calcext:value-type="float">
            <text:p>18.4863862734619</text:p>
          </table:table-cell>
          <table:table-cell table:formula="of:= [.A108]*[.A108]*[.A108]*[.A108] - 16*[.A108]*[.A108] + 5*[.A108]" office:value-type="float" office:value="-1.21828903814439" calcext:value-type="float">
            <text:p>-1.21828903814439</text:p>
          </table:table-cell>
          <table:table-cell table:formula="of:= [.B108]*[.B108]*[.B108]*[.B108] - 16*[.B108]*[.B108] + 5*[.B108]" office:value-type="float" office:value="-6.00310344030454" calcext:value-type="float">
            <text:p>-6.003103440304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4794027049424" calcext:value-type="float">
            <text:p>0.174794027049424</text:p>
          </table:table-cell>
          <table:table-cell table:formula="of:=-[.A109]" office:value-type="float" office:value="-0.174794027049424" calcext:value-type="float">
            <text:p>-0.174794027049424</text:p>
          </table:table-cell>
          <table:table-cell/>
          <table:table-cell table:formula="of:= 100 * ([.A110] - [.A109]*[.A109]) * ([.A110] - [.A109]*[.A109]) + (1 - [.A109]) * (1 - [.A109])" office:value-type="float" office:value="6.9956669007918" calcext:value-type="float">
            <text:p>6.9956669007918</text:p>
          </table:table-cell>
          <table:table-cell table:formula="of:= 100 * ([.B110] - [.B109]*[.B109]) * ([.B110] - [.B109]*[.B109]) + (1 - [.B109]) * (1 - [.B109])" office:value-type="float" office:value="4.99716698923059" calcext:value-type="float">
            <text:p>4.99716698923059</text:p>
          </table:table-cell>
          <table:table-cell table:formula="of:= [.A109]*[.A109]*[.A109]*[.A109] - 16*[.A109]*[.A109] + 5*[.A109]" office:value-type="float" office:value="0.386056387841968" calcext:value-type="float">
            <text:p>0.386056387841968</text:p>
          </table:table-cell>
          <table:table-cell table:formula="of:= [.B109]*[.B109]*[.B109]*[.B109] - 16*[.B109]*[.B109] + 5*[.B109]" office:value-type="float" office:value="-1.36188388265227" calcext:value-type="float">
            <text:p>-1.361883882652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0737756312476" calcext:value-type="float">
            <text:p>-0.220737756312476</text:p>
          </table:table-cell>
          <table:table-cell table:formula="of:=-[.A110]" office:value-type="float" office:value="0.220737756312476" calcext:value-type="float">
            <text:p>0.220737756312476</text:p>
          </table:table-cell>
          <table:table-cell/>
          <table:table-cell table:formula="of:= 100 * ([.A111] - [.A110]*[.A110]) * ([.A111] - [.A110]*[.A110]) + (1 - [.A110]) * (1 - [.A110])" office:value-type="float" office:value="28.4793807018947" calcext:value-type="float">
            <text:p>28.4793807018947</text:p>
          </table:table-cell>
          <table:table-cell table:formula="of:= 100 * ([.B111] - [.B110]*[.B110]) * ([.B111] - [.B110]*[.B110]) + (1 - [.B110]) * (1 - [.B110])" office:value-type="float" office:value="18.4207817472795" calcext:value-type="float">
            <text:p>18.4207817472795</text:p>
          </table:table-cell>
          <table:table-cell table:formula="of:= [.A110]*[.A110]*[.A110]*[.A110] - 16*[.A110]*[.A110] + 5*[.A110]" office:value-type="float" office:value="-1.88091715362153" calcext:value-type="float">
            <text:p>-1.88091715362153</text:p>
          </table:table-cell>
          <table:table-cell table:formula="of:= [.B110]*[.B110]*[.B110]*[.B110] - 16*[.B110]*[.B110] + 5*[.B110]" office:value-type="float" office:value="0.326460409503227" calcext:value-type="float">
            <text:p>0.3264604095032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0785959587315" calcext:value-type="float">
            <text:p>-0.470785959587315</text:p>
          </table:table-cell>
          <table:table-cell table:formula="of:=-[.A111]" office:value-type="float" office:value="0.470785959587315" calcext:value-type="float">
            <text:p>0.470785959587315</text:p>
          </table:table-cell>
          <table:table-cell/>
          <table:table-cell table:formula="of:= 100 * ([.A112] - [.A111]*[.A111]) * ([.A112] - [.A111]*[.A111]) + (1 - [.A111]) * (1 - [.A111])" office:value-type="float" office:value="42.0153181282799" calcext:value-type="float">
            <text:p>42.0153181282799</text:p>
          </table:table-cell>
          <table:table-cell table:formula="of:= 100 * ([.B112] - [.B111]*[.B111]) * ([.B112] - [.B111]*[.B111]) + (1 - [.B111]) * (1 - [.B111])" office:value-type="float" office:value="3.81470857044649" calcext:value-type="float">
            <text:p>3.81470857044649</text:p>
          </table:table-cell>
          <table:table-cell table:formula="of:= [.A111]*[.A111]*[.A111]*[.A111] - 16*[.A111]*[.A111] + 5*[.A111]" office:value-type="float" office:value="-5.85103648146466" calcext:value-type="float">
            <text:p>-5.85103648146466</text:p>
          </table:table-cell>
          <table:table-cell table:formula="of:= [.B111]*[.B111]*[.B111]*[.B111] - 16*[.B111]*[.B111] + 5*[.B111]" office:value-type="float" office:value="-1.14317688559151" calcext:value-type="float">
            <text:p>-1.143176885591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9645831068115" calcext:value-type="float">
            <text:p>-0.409645831068115</text:p>
          </table:table-cell>
          <table:table-cell table:formula="of:=-[.A112]" office:value-type="float" office:value="0.409645831068115" calcext:value-type="float">
            <text:p>0.409645831068115</text:p>
          </table:table-cell>
          <table:table-cell/>
          <table:table-cell table:formula="of:= 100 * ([.A113] - [.A112]*[.A112]) * ([.A113] - [.A112]*[.A112]) + (1 - [.A112]) * (1 - [.A112])" office:value-type="float" office:value="28.3263425523576" calcext:value-type="float">
            <text:p>28.3263425523576</text:p>
          </table:table-cell>
          <table:table-cell table:formula="of:= 100 * ([.B113] - [.B112]*[.B112]) * ([.B113] - [.B112]*[.B112]) + (1 - [.B112]) * (1 - [.B112])" office:value-type="float" office:value="3.50263331679501" calcext:value-type="float">
            <text:p>3.50263331679501</text:p>
          </table:table-cell>
          <table:table-cell table:formula="of:= [.A112]*[.A112]*[.A112]*[.A112] - 16*[.A112]*[.A112] + 5*[.A112]" office:value-type="float" office:value="-4.70502436819063" calcext:value-type="float">
            <text:p>-4.70502436819063</text:p>
          </table:table-cell>
          <table:table-cell table:formula="of:= [.B112]*[.B112]*[.B112]*[.B112] - 16*[.B112]*[.B112] + 5*[.B112]" office:value-type="float" office:value="-0.608566057509488" calcext:value-type="float">
            <text:p>-0.6085660575094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5407997219128" calcext:value-type="float">
            <text:p>-0.345407997219128</text:p>
          </table:table-cell>
          <table:table-cell table:formula="of:=-[.A113]" office:value-type="float" office:value="0.345407997219128" calcext:value-type="float">
            <text:p>0.345407997219128</text:p>
          </table:table-cell>
          <table:table-cell/>
          <table:table-cell table:formula="of:= 100 * ([.A114] - [.A113]*[.A113]) * ([.A114] - [.A113]*[.A113]) + (1 - [.A113]) * (1 - [.A113])" office:value-type="float" office:value="25.3063476333713" calcext:value-type="float">
            <text:p>25.3063476333713</text:p>
          </table:table-cell>
          <table:table-cell table:formula="of:= 100 * ([.B114] - [.B113]*[.B113]) * ([.B114] - [.B113]*[.B113]) + (1 - [.B113]) * (1 - [.B113])" office:value-type="float" office:value="6.48578340895367" calcext:value-type="float">
            <text:p>6.48578340895367</text:p>
          </table:table-cell>
          <table:table-cell table:formula="of:= [.A113]*[.A113]*[.A113]*[.A113] - 16*[.A113]*[.A113] + 5*[.A113]" office:value-type="float" office:value="-3.62171285380588" calcext:value-type="float">
            <text:p>-3.62171285380588</text:p>
          </table:table-cell>
          <table:table-cell table:formula="of:= [.B113]*[.B113]*[.B113]*[.B113] - 16*[.B113]*[.B113] + 5*[.B113]" office:value-type="float" office:value="-0.167632881614601" calcext:value-type="float">
            <text:p>-0.1676328816146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5422363012404" calcext:value-type="float">
            <text:p>-0.365422363012404</text:p>
          </table:table-cell>
          <table:table-cell table:formula="of:=-[.A114]" office:value-type="float" office:value="0.365422363012404" calcext:value-type="float">
            <text:p>0.365422363012404</text:p>
          </table:table-cell>
          <table:table-cell/>
          <table:table-cell table:formula="of:= 100 * ([.A115] - [.A114]*[.A114]) * ([.A115] - [.A114]*[.A114]) + (1 - [.A114]) * (1 - [.A114])" office:value-type="float" office:value="1.86438764632758" calcext:value-type="float">
            <text:p>1.86438764632758</text:p>
          </table:table-cell>
          <table:table-cell table:formula="of:= 100 * ([.B115] - [.B114]*[.B114]) * ([.B115] - [.B114]*[.B114]) + (1 - [.B114]) * (1 - [.B114])" office:value-type="float" office:value="7.51878584044316" calcext:value-type="float">
            <text:p>7.51878584044316</text:p>
          </table:table-cell>
          <table:table-cell table:formula="of:= [.A114]*[.A114]*[.A114]*[.A114] - 16*[.A114]*[.A114] + 5*[.A114]" office:value-type="float" office:value="-3.94581667276764" calcext:value-type="float">
            <text:p>-3.94581667276764</text:p>
          </table:table-cell>
          <table:table-cell table:formula="of:= [.B114]*[.B114]*[.B114]*[.B114] - 16*[.B114]*[.B114] + 5*[.B114]" office:value-type="float" office:value="-0.291593042643596" calcext:value-type="float">
            <text:p>-0.2915930426435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3226633495206" calcext:value-type="float">
            <text:p>0.133226633495206</text:p>
          </table:table-cell>
          <table:table-cell table:formula="of:=-[.A115]" office:value-type="float" office:value="-0.133226633495206" calcext:value-type="float">
            <text:p>-0.133226633495206</text:p>
          </table:table-cell>
          <table:table-cell/>
          <table:table-cell table:formula="of:= 100 * ([.A116] - [.A115]*[.A115]) * ([.A116] - [.A115]*[.A115]) + (1 - [.A115]) * (1 - [.A115])" office:value-type="float" office:value="2.32173660869526" calcext:value-type="float">
            <text:p>2.32173660869526</text:p>
          </table:table-cell>
          <table:table-cell table:formula="of:= 100 * ([.B116] - [.B115]*[.B115]) * ([.B116] - [.B115]*[.B115]) + (1 - [.B115]) * (1 - [.B115])" office:value-type="float" office:value="3.87037767706856" calcext:value-type="float">
            <text:p>3.87037767706856</text:p>
          </table:table-cell>
          <table:table-cell table:formula="of:= [.A115]*[.A115]*[.A115]*[.A115] - 16*[.A115]*[.A115] + 5*[.A115]" office:value-type="float" office:value="0.382458832440488" calcext:value-type="float">
            <text:p>0.382458832440488</text:p>
          </table:table-cell>
          <table:table-cell table:formula="of:= [.B115]*[.B115]*[.B115]*[.B115] - 16*[.B115]*[.B115] + 5*[.B115]" office:value-type="float" office:value="-0.949807502511569" calcext:value-type="float">
            <text:p>-0.9498075025115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066554953213" calcext:value-type="float">
            <text:p>0.143066554953213</text:p>
          </table:table-cell>
          <table:table-cell table:formula="of:=-[.A116]" office:value-type="float" office:value="-0.143066554953213" calcext:value-type="float">
            <text:p>-0.143066554953213</text:p>
          </table:table-cell>
          <table:table-cell/>
          <table:table-cell table:formula="of:= 100 * ([.A117] - [.A116]*[.A116]) * ([.A117] - [.A116]*[.A116]) + (1 - [.A116]) * (1 - [.A116])" office:value-type="float" office:value="1.94273909844946" calcext:value-type="float">
            <text:p>1.94273909844946</text:p>
          </table:table-cell>
          <table:table-cell table:formula="of:= 100 * ([.B117] - [.B116]*[.B116]) * ([.B117] - [.B116]*[.B116]) + (1 - [.B116]) * (1 - [.B116])" office:value-type="float" office:value="3.58258121303705" calcext:value-type="float">
            <text:p>3.58258121303705</text:p>
          </table:table-cell>
          <table:table-cell table:formula="of:= [.A116]*[.A116]*[.A116]*[.A116] - 16*[.A116]*[.A116] + 5*[.A116]" office:value-type="float" office:value="0.388263089053663" calcext:value-type="float">
            <text:p>0.388263089053663</text:p>
          </table:table-cell>
          <table:table-cell table:formula="of:= [.B116]*[.B116]*[.B116]*[.B116] - 16*[.B116]*[.B116] + 5*[.B116]" office:value-type="float" office:value="-1.04240246047847" calcext:value-type="float">
            <text:p>-1.042402460478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039547745026" calcext:value-type="float">
            <text:p>0.13039547745026</text:p>
          </table:table-cell>
          <table:table-cell table:formula="of:=-[.A117]" office:value-type="float" office:value="-0.13039547745026" calcext:value-type="float">
            <text:p>-0.13039547745026</text:p>
          </table:table-cell>
          <table:table-cell/>
          <table:table-cell table:formula="of:= 100 * ([.A118] - [.A117]*[.A117]) * ([.A118] - [.A117]*[.A117]) + (1 - [.A117]) * (1 - [.A117])" office:value-type="float" office:value="3.74748196622524" calcext:value-type="float">
            <text:p>3.74748196622524</text:p>
          </table:table-cell>
          <table:table-cell table:formula="of:= 100 * ([.B118] - [.B117]*[.B117]) * ([.B118] - [.B117]*[.B117]) + (1 - [.B117]) * (1 - [.B117])" office:value-type="float" office:value="3.20841861988891" calcext:value-type="float">
            <text:p>3.20841861988891</text:p>
          </table:table-cell>
          <table:table-cell table:formula="of:= [.A117]*[.A117]*[.A117]*[.A117] - 16*[.A117]*[.A117] + 5*[.A117]" office:value-type="float" office:value="0.380218799966825" calcext:value-type="float">
            <text:p>0.380218799966825</text:p>
          </table:table-cell>
          <table:table-cell table:formula="of:= [.B117]*[.B117]*[.B117]*[.B117] - 16*[.B117]*[.B117] + 5*[.B117]" office:value-type="float" office:value="-0.92373597453577" calcext:value-type="float">
            <text:p>-0.92373597453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5949901500289" calcext:value-type="float">
            <text:p>-0.155949901500289</text:p>
          </table:table-cell>
          <table:table-cell table:formula="of:=-[.A118]" office:value-type="float" office:value="0.155949901500289" calcext:value-type="float">
            <text:p>0.155949901500289</text:p>
          </table:table-cell>
          <table:table-cell/>
          <table:table-cell table:formula="of:= 100 * ([.A119] - [.A118]*[.A118]) * ([.A119] - [.A118]*[.A118]) + (1 - [.A118]) * (1 - [.A118])" office:value-type="float" office:value="2.77959831384954" calcext:value-type="float">
            <text:p>2.77959831384954</text:p>
          </table:table-cell>
          <table:table-cell table:formula="of:= 100 * ([.B119] - [.B118]*[.B118]) * ([.B119] - [.B118]*[.B118]) + (1 - [.B118]) * (1 - [.B118])" office:value-type="float" office:value="1.22364456469772" calcext:value-type="float">
            <text:p>1.22364456469772</text:p>
          </table:table-cell>
          <table:table-cell table:formula="of:= [.A118]*[.A118]*[.A118]*[.A118] - 16*[.A118]*[.A118] + 5*[.A118]" office:value-type="float" office:value="-1.16828397546523" calcext:value-type="float">
            <text:p>-1.16828397546523</text:p>
          </table:table-cell>
          <table:table-cell table:formula="of:= [.B118]*[.B118]*[.B118]*[.B118] - 16*[.B118]*[.B118] + 5*[.B118]" office:value-type="float" office:value="0.391215039537665" calcext:value-type="float">
            <text:p>0.3912150395376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58203015625556" calcext:value-type="float">
            <text:p>-0.0958203015625556</text:p>
          </table:table-cell>
          <table:table-cell table:formula="of:=-[.A119]" office:value-type="float" office:value="0.0958203015625556" calcext:value-type="float">
            <text:p>0.0958203015625556</text:p>
          </table:table-cell>
          <table:table-cell/>
          <table:table-cell table:formula="of:= 100 * ([.A120] - [.A119]*[.A119]) * ([.A120] - [.A119]*[.A119]) + (1 - [.A119]) * (1 - [.A119])" office:value-type="float" office:value="1.47055781580189" calcext:value-type="float">
            <text:p>1.47055781580189</text:p>
          </table:table-cell>
          <table:table-cell table:formula="of:= 100 * ([.B120] - [.B119]*[.B119]) * ([.B120] - [.B119]*[.B119]) + (1 - [.B119]) * (1 - [.B119])" office:value-type="float" office:value="0.930255718777207" calcext:value-type="float">
            <text:p>0.930255718777207</text:p>
          </table:table-cell>
          <table:table-cell table:formula="of:= [.A119]*[.A119]*[.A119]*[.A119] - 16*[.A119]*[.A119] + 5*[.A119]" office:value-type="float" office:value="-0.625921690380745" calcext:value-type="float">
            <text:p>-0.625921690380745</text:p>
          </table:table-cell>
          <table:table-cell table:formula="of:= [.B119]*[.B119]*[.B119]*[.B119] - 16*[.B119]*[.B119] + 5*[.B119]" office:value-type="float" office:value="0.332281325244811" calcext:value-type="float">
            <text:p>0.3322813252448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27545538430929" calcext:value-type="float">
            <text:p>-0.0427545538430929</text:p>
          </table:table-cell>
          <table:table-cell table:formula="of:=-[.A120]" office:value-type="float" office:value="0.0427545538430929" calcext:value-type="float">
            <text:p>0.0427545538430929</text:p>
          </table:table-cell>
          <table:table-cell/>
          <table:table-cell table:formula="of:= 100 * ([.A121] - [.A120]*[.A120]) * ([.A121] - [.A120]*[.A120]) + (1 - [.A120]) * (1 - [.A120])" office:value-type="float" office:value="1.35247758475223" calcext:value-type="float">
            <text:p>1.35247758475223</text:p>
          </table:table-cell>
          <table:table-cell table:formula="of:= 100 * ([.B121] - [.B120]*[.B120]) * ([.B121] - [.B120]*[.B120]) + (1 - [.B120]) * (1 - [.B120])" office:value-type="float" office:value="1.22044574400189" calcext:value-type="float">
            <text:p>1.22044574400189</text:p>
          </table:table-cell>
          <table:table-cell table:formula="of:= [.A120]*[.A120]*[.A120]*[.A120] - 16*[.A120]*[.A120] + 5*[.A120]" office:value-type="float" office:value="-0.243016657796561" calcext:value-type="float">
            <text:p>-0.243016657796561</text:p>
          </table:table-cell>
          <table:table-cell table:formula="of:= [.B120]*[.B120]*[.B120]*[.B120] - 16*[.B120]*[.B120] + 5*[.B120]" office:value-type="float" office:value="0.184528880634368" calcext:value-type="float">
            <text:p>0.1845288806343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33197497834766" calcext:value-type="float">
            <text:p>0.0533197497834766</text:p>
          </table:table-cell>
          <table:table-cell table:formula="of:=-[.A121]" office:value-type="float" office:value="-0.0533197497834766" calcext:value-type="float">
            <text:p>-0.0533197497834766</text:p>
          </table:table-cell>
          <table:table-cell/>
          <table:table-cell table:formula="of:= 100 * ([.A122] - [.A121]*[.A121]) * ([.A122] - [.A121]*[.A121]) + (1 - [.A121]) * (1 - [.A121])" office:value-type="float" office:value="23.0445360427062" calcext:value-type="float">
            <text:p>23.0445360427062</text:p>
          </table:table-cell>
          <table:table-cell table:formula="of:= 100 * ([.B122] - [.B121]*[.B121]) * ([.B122] - [.B121]*[.B121]) + (1 - [.B121]) * (1 - [.B121])" office:value-type="float" office:value="23.7962365198616" calcext:value-type="float">
            <text:p>23.7962365198616</text:p>
          </table:table-cell>
          <table:table-cell table:formula="of:= [.A121]*[.A121]*[.A121]*[.A121] - 16*[.A121]*[.A121] + 5*[.A121]" office:value-type="float" office:value="0.221118900070469" calcext:value-type="float">
            <text:p>0.221118900070469</text:p>
          </table:table-cell>
          <table:table-cell table:formula="of:= [.B121]*[.B121]*[.B121]*[.B121] - 16*[.B121]*[.B121] + 5*[.B121]" office:value-type="float" office:value="-0.312078597764297" calcext:value-type="float">
            <text:p>-0.3120785977642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3463145588991" calcext:value-type="float">
            <text:p>0.473463145588991</text:p>
          </table:table-cell>
          <table:table-cell table:formula="of:=-[.A122]" office:value-type="float" office:value="-0.473463145588991" calcext:value-type="float">
            <text:p>-0.473463145588991</text:p>
          </table:table-cell>
          <table:table-cell/>
          <table:table-cell table:formula="of:= 100 * ([.A123] - [.A122]*[.A122]) * ([.A123] - [.A122]*[.A122]) + (1 - [.A122]) * (1 - [.A122])" office:value-type="float" office:value="51.4103887272276" calcext:value-type="float">
            <text:p>51.4103887272276</text:p>
          </table:table-cell>
          <table:table-cell table:formula="of:= 100 * ([.B123] - [.B122]*[.B122]) * ([.B123] - [.B122]*[.B122]) + (1 - [.B122]) * (1 - [.B122])" office:value-type="float" office:value="9.28610332471685" calcext:value-type="float">
            <text:p>9.28610332471685</text:p>
          </table:table-cell>
          <table:table-cell table:formula="of:= [.A122]*[.A122]*[.A122]*[.A122] - 16*[.A122]*[.A122] + 5*[.A122]" office:value-type="float" office:value="-1.1691108748418" calcext:value-type="float">
            <text:p>-1.1691108748418</text:p>
          </table:table-cell>
          <table:table-cell table:formula="of:= [.B122]*[.B122]*[.B122]*[.B122] - 16*[.B122]*[.B122] + 5*[.B122]" office:value-type="float" office:value="-5.90374233073172" calcext:value-type="float">
            <text:p>-5.903742330731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090710511034" calcext:value-type="float">
            <text:p>-0.49090710511034</text:p>
          </table:table-cell>
          <table:table-cell table:formula="of:=-[.A123]" office:value-type="float" office:value="0.49090710511034" calcext:value-type="float">
            <text:p>0.49090710511034</text:p>
          </table:table-cell>
          <table:table-cell/>
          <table:table-cell table:formula="of:= 100 * ([.A124] - [.A123]*[.A123]) * ([.A124] - [.A123]*[.A123]) + (1 - [.A123]) * (1 - [.A123])" office:value-type="float" office:value="6.10733283765841" calcext:value-type="float">
            <text:p>6.10733283765841</text:p>
          </table:table-cell>
          <table:table-cell table:formula="of:= 100 * ([.B124] - [.B123]*[.B123]) * ([.B124] - [.B123]*[.B123]) + (1 - [.B123]) * (1 - [.B123])" office:value-type="float" office:value="8.37526380778943" calcext:value-type="float">
            <text:p>8.37526380778943</text:p>
          </table:table-cell>
          <table:table-cell table:formula="of:= [.A123]*[.A123]*[.A123]*[.A123] - 16*[.A123]*[.A123] + 5*[.A123]" office:value-type="float" office:value="-6.25229602223376" calcext:value-type="float">
            <text:p>-6.25229602223376</text:p>
          </table:table-cell>
          <table:table-cell table:formula="of:= [.B123]*[.B123]*[.B123]*[.B123] - 16*[.B123]*[.B123] + 5*[.B123]" office:value-type="float" office:value="-1.34322497113036" calcext:value-type="float">
            <text:p>-1.343224971130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8977047894949" calcext:value-type="float">
            <text:p>0.0438977047894949</text:p>
          </table:table-cell>
          <table:table-cell table:formula="of:=-[.A124]" office:value-type="float" office:value="-0.0438977047894949" calcext:value-type="float">
            <text:p>-0.0438977047894949</text:p>
          </table:table-cell>
          <table:table-cell/>
          <table:table-cell table:formula="of:= 100 * ([.A125] - [.A124]*[.A124]) * ([.A125] - [.A124]*[.A124]) + (1 - [.A124]) * (1 - [.A124])" office:value-type="float" office:value="15.23640814568" calcext:value-type="float">
            <text:p>15.23640814568</text:p>
          </table:table-cell>
          <table:table-cell table:formula="of:= 100 * ([.B125] - [.B124]*[.B124]) * ([.B125] - [.B124]*[.B124]) + (1 - [.B124]) * (1 - [.B124])" office:value-type="float" office:value="15.7051931869905" calcext:value-type="float">
            <text:p>15.7051931869905</text:p>
          </table:table-cell>
          <table:table-cell table:formula="of:= [.A124]*[.A124]*[.A124]*[.A124] - 16*[.A124]*[.A124] + 5*[.A124]" office:value-type="float" office:value="0.188660101536608" calcext:value-type="float">
            <text:p>0.188660101536608</text:p>
          </table:table-cell>
          <table:table-cell table:formula="of:= [.B124]*[.B124]*[.B124]*[.B124] - 16*[.B124]*[.B124] + 5*[.B124]" office:value-type="float" office:value="-0.25031694635834" calcext:value-type="float">
            <text:p>-0.250316946358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0374845667783" calcext:value-type="float">
            <text:p>0.380374845667783</text:p>
          </table:table-cell>
          <table:table-cell table:formula="of:=-[.A125]" office:value-type="float" office:value="-0.380374845667783" calcext:value-type="float">
            <text:p>-0.380374845667783</text:p>
          </table:table-cell>
          <table:table-cell/>
          <table:table-cell table:formula="of:= 100 * ([.A126] - [.A125]*[.A125]) * ([.A126] - [.A125]*[.A125]) + (1 - [.A125]) * (1 - [.A125])" office:value-type="float" office:value="26.3376583873619" calcext:value-type="float">
            <text:p>26.3376583873619</text:p>
          </table:table-cell>
          <table:table-cell table:formula="of:= 100 * ([.B126] - [.B125]*[.B125]) * ([.B126] - [.B125]*[.B125]) + (1 - [.B125]) * (1 - [.B125])" office:value-type="float" office:value="6.74886380392962" calcext:value-type="float">
            <text:p>6.74886380392962</text:p>
          </table:table-cell>
          <table:table-cell table:formula="of:= [.A125]*[.A125]*[.A125]*[.A125] - 16*[.A125]*[.A125] + 5*[.A125]" office:value-type="float" office:value="-0.392152387186481" calcext:value-type="float">
            <text:p>-0.392152387186481</text:p>
          </table:table-cell>
          <table:table-cell table:formula="of:= [.B125]*[.B125]*[.B125]*[.B125] - 16*[.B125]*[.B125] + 5*[.B125]" office:value-type="float" office:value="-4.19590084386432" calcext:value-type="float">
            <text:p>-4.195900843864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4762943267332" calcext:value-type="float">
            <text:p>-0.364762943267332</text:p>
          </table:table-cell>
          <table:table-cell table:formula="of:=-[.A126]" office:value-type="float" office:value="0.364762943267332" calcext:value-type="float">
            <text:p>0.364762943267332</text:p>
          </table:table-cell>
          <table:table-cell/>
          <table:table-cell table:formula="of:= 100 * ([.A127] - [.A126]*[.A126]) * ([.A127] - [.A126]*[.A126]) + (1 - [.A126]) * (1 - [.A126])" office:value-type="float" office:value="15.1356337132314" calcext:value-type="float">
            <text:p>15.1356337132314</text:p>
          </table:table-cell>
          <table:table-cell table:formula="of:= 100 * ([.B127] - [.B126]*[.B126]) * ([.B127] - [.B126]*[.B126]) + (1 - [.B126]) * (1 - [.B126])" office:value-type="float" office:value="1.36820452168643" calcext:value-type="float">
            <text:p>1.36820452168643</text:p>
          </table:table-cell>
          <table:table-cell table:formula="of:= [.A126]*[.A126]*[.A126]*[.A126] - 16*[.A126]*[.A126] + 5*[.A126]" office:value-type="float" office:value="-3.93494395685715" calcext:value-type="float">
            <text:p>-3.93494395685715</text:p>
          </table:table-cell>
          <table:table-cell table:formula="of:= [.B126]*[.B126]*[.B126]*[.B126] - 16*[.B126]*[.B126] + 5*[.B126]" office:value-type="float" office:value="-0.287314524183832" calcext:value-type="float">
            <text:p>-0.2873145241838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1270048105074" calcext:value-type="float">
            <text:p>-0.231270048105074</text:p>
          </table:table-cell>
          <table:table-cell table:formula="of:=-[.A127]" office:value-type="float" office:value="0.231270048105074" calcext:value-type="float">
            <text:p>0.231270048105074</text:p>
          </table:table-cell>
          <table:table-cell/>
          <table:table-cell table:formula="of:= 100 * ([.A128] - [.A127]*[.A127]) * ([.A128] - [.A127]*[.A127]) + (1 - [.A127]) * (1 - [.A127])" office:value-type="float" office:value="16.1406585111689" calcext:value-type="float">
            <text:p>16.1406585111689</text:p>
          </table:table-cell>
          <table:table-cell table:formula="of:= 100 * ([.B128] - [.B127]*[.B127]) * ([.B128] - [.B127]*[.B127]) + (1 - [.B127]) * (1 - [.B127])" office:value-type="float" office:value="24.5415288826606" calcext:value-type="float">
            <text:p>24.5415288826606</text:p>
          </table:table-cell>
          <table:table-cell table:formula="of:= [.A127]*[.A127]*[.A127]*[.A127] - 16*[.A127]*[.A127] + 5*[.A127]" office:value-type="float" office:value="-2.00926286837199" calcext:value-type="float">
            <text:p>-2.00926286837199</text:p>
          </table:table-cell>
          <table:table-cell table:formula="of:= [.B127]*[.B127]*[.B127]*[.B127] - 16*[.B127]*[.B127] + 5*[.B127]" office:value-type="float" office:value="0.303437612678747" calcext:value-type="float">
            <text:p>0.3034376126787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5907494837945" calcext:value-type="float">
            <text:p>0.435907494837945</text:p>
          </table:table-cell>
          <table:table-cell table:formula="of:=-[.A128]" office:value-type="float" office:value="-0.435907494837945" calcext:value-type="float">
            <text:p>-0.435907494837945</text:p>
          </table:table-cell>
          <table:table-cell/>
          <table:table-cell table:formula="of:= 100 * ([.A129] - [.A128]*[.A128]) * ([.A129] - [.A128]*[.A128]) + (1 - [.A128]) * (1 - [.A128])" office:value-type="float" office:value="1.88769176340505" calcext:value-type="float">
            <text:p>1.88769176340505</text:p>
          </table:table-cell>
          <table:table-cell table:formula="of:= 100 * ([.B129] - [.B128]*[.B128]) * ([.B129] - [.B128]*[.B128]) + (1 - [.B128]) * (1 - [.B128])" office:value-type="float" office:value="8.55165505478059" calcext:value-type="float">
            <text:p>8.55165505478059</text:p>
          </table:table-cell>
          <table:table-cell table:formula="of:= [.A128]*[.A128]*[.A128]*[.A128] - 16*[.A128]*[.A128] + 5*[.A128]" office:value-type="float" office:value="-0.824602199727886" calcext:value-type="float">
            <text:p>-0.824602199727886</text:p>
          </table:table-cell>
          <table:table-cell table:formula="of:= [.B128]*[.B128]*[.B128]*[.B128] - 16*[.B128]*[.B128] + 5*[.B128]" office:value-type="float" office:value="-5.18367714810734" calcext:value-type="float">
            <text:p>-5.183677148107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47359998276829" calcext:value-type="float">
            <text:p>0.0647359998276829</text:p>
          </table:table-cell>
          <table:table-cell table:formula="of:=-[.A129]" office:value-type="float" office:value="-0.0647359998276829" calcext:value-type="float">
            <text:p>-0.0647359998276829</text:p>
          </table:table-cell>
          <table:table-cell/>
          <table:table-cell table:formula="of:= 100 * ([.A130] - [.A129]*[.A129]) * ([.A130] - [.A129]*[.A129]) + (1 - [.A129]) * (1 - [.A129])" office:value-type="float" office:value="1.17543110435581" calcext:value-type="float">
            <text:p>1.17543110435581</text:p>
          </table:table-cell>
          <table:table-cell table:formula="of:= 100 * ([.B130] - [.B129]*[.B129]) * ([.B130] - [.B129]*[.B129]) + (1 - [.B129]) * (1 - [.B129])" office:value-type="float" office:value="1.53332372502587" calcext:value-type="float">
            <text:p>1.53332372502587</text:p>
          </table:table-cell>
          <table:table-cell table:formula="of:= [.A129]*[.A129]*[.A129]*[.A129] - 16*[.A129]*[.A129] + 5*[.A129]" office:value-type="float" office:value="0.256645566742206" calcext:value-type="float">
            <text:p>0.256645566742206</text:p>
          </table:table-cell>
          <table:table-cell table:formula="of:= [.B129]*[.B129]*[.B129]*[.B129] - 16*[.B129]*[.B129] + 5*[.B129]" office:value-type="float" office:value="-0.390714431534623" calcext:value-type="float">
            <text:p>-0.3907144315346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90279956236358" calcext:value-type="float">
            <text:p>0.0590279956236358</text:p>
          </table:table-cell>
          <table:table-cell table:formula="of:=-[.A130]" office:value-type="float" office:value="-0.0590279956236358" calcext:value-type="float">
            <text:p>-0.0590279956236358</text:p>
          </table:table-cell>
          <table:table-cell/>
          <table:table-cell table:formula="of:= 100 * ([.A131] - [.A130]*[.A130]) * ([.A131] - [.A130]*[.A130]) + (1 - [.A130]) * (1 - [.A130])" office:value-type="float" office:value="24.209996444472" calcext:value-type="float">
            <text:p>24.209996444472</text:p>
          </table:table-cell>
          <table:table-cell table:formula="of:= 100 * ([.B131] - [.B130]*[.B130]) * ([.B131] - [.B130]*[.B130]) + (1 - [.B130]) * (1 - [.B130])" office:value-type="float" office:value="23.7778594950721" calcext:value-type="float">
            <text:p>23.7778594950721</text:p>
          </table:table-cell>
          <table:table-cell table:formula="of:= [.A130]*[.A130]*[.A130]*[.A130] - 16*[.A130]*[.A130] + 5*[.A130]" office:value-type="float" office:value="0.239403250216903" calcext:value-type="float">
            <text:p>0.239403250216903</text:p>
          </table:table-cell>
          <table:table-cell table:formula="of:= [.B130]*[.B130]*[.B130]*[.B130] - 16*[.B130]*[.B130] + 5*[.B130]" office:value-type="float" office:value="-0.350876706019455" calcext:value-type="float">
            <text:p>-0.3508767060194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9470850291047" calcext:value-type="float">
            <text:p>-0.479470850291047</text:p>
          </table:table-cell>
          <table:table-cell table:formula="of:=-[.A131]" office:value-type="float" office:value="0.479470850291047" calcext:value-type="float">
            <text:p>0.479470850291047</text:p>
          </table:table-cell>
          <table:table-cell/>
          <table:table-cell table:formula="of:= 100 * ([.A132] - [.A131]*[.A131]) * ([.A132] - [.A131]*[.A131]) + (1 - [.A131]) * (1 - [.A131])" office:value-type="float" office:value="37.5415644613056" calcext:value-type="float">
            <text:p>37.5415644613056</text:p>
          </table:table-cell>
          <table:table-cell table:formula="of:= 100 * ([.B132] - [.B131]*[.B131]) * ([.B132] - [.B131]*[.B131]) + (1 - [.B131]) * (1 - [.B131])" office:value-type="float" office:value="2.08797449729344" calcext:value-type="float">
            <text:p>2.08797449729344</text:p>
          </table:table-cell>
          <table:table-cell table:formula="of:= [.A131]*[.A131]*[.A131]*[.A131] - 16*[.A131]*[.A131] + 5*[.A131]" office:value-type="float" office:value="-6.02278052402801" calcext:value-type="float">
            <text:p>-6.02278052402801</text:p>
          </table:table-cell>
          <table:table-cell table:formula="of:= [.B131]*[.B131]*[.B131]*[.B131] - 16*[.B131]*[.B131] + 5*[.B131]" office:value-type="float" office:value="-1.22807202111753" calcext:value-type="float">
            <text:p>-1.228072021117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4689325237055" calcext:value-type="float">
            <text:p>-0.364689325237055</text:p>
          </table:table-cell>
          <table:table-cell table:formula="of:=-[.A132]" office:value-type="float" office:value="0.364689325237055" calcext:value-type="float">
            <text:p>0.364689325237055</text:p>
          </table:table-cell>
          <table:table-cell/>
          <table:table-cell table:formula="of:= 100 * ([.A133] - [.A132]*[.A132]) * ([.A133] - [.A132]*[.A132]) + (1 - [.A132]) * (1 - [.A132])" office:value-type="float" office:value="4.10702436088955" calcext:value-type="float">
            <text:p>4.10702436088955</text:p>
          </table:table-cell>
          <table:table-cell table:formula="of:= 100 * ([.B133] - [.B132]*[.B132]) * ([.B133] - [.B132]*[.B132]) + (1 - [.B132]) * (1 - [.B132])" office:value-type="float" office:value="1.75328582728474" calcext:value-type="float">
            <text:p>1.75328582728474</text:p>
          </table:table-cell>
          <table:table-cell table:formula="of:= [.A132]*[.A132]*[.A132]*[.A132] - 16*[.A132]*[.A132] + 5*[.A132]" office:value-type="float" office:value="-3.93373094040359" calcext:value-type="float">
            <text:p>-3.93373094040359</text:p>
          </table:table-cell>
          <table:table-cell table:formula="of:= [.B132]*[.B132]*[.B132]*[.B132] - 16*[.B132]*[.B132] + 5*[.B132]" office:value-type="float" office:value="-0.286837688033047" calcext:value-type="float">
            <text:p>-0.2868376880330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68231700354585" calcext:value-type="float">
            <text:p>-0.0168231700354585</text:p>
          </table:table-cell>
          <table:table-cell table:formula="of:=-[.A133]" office:value-type="float" office:value="0.0168231700354585" calcext:value-type="float">
            <text:p>0.0168231700354585</text:p>
          </table:table-cell>
          <table:table-cell/>
          <table:table-cell table:formula="of:= 100 * ([.A134] - [.A133]*[.A133]) * ([.A134] - [.A133]*[.A133]) + (1 - [.A133]) * (1 - [.A133])" office:value-type="float" office:value="11.1388668196879" calcext:value-type="float">
            <text:p>11.1388668196879</text:p>
          </table:table-cell>
          <table:table-cell table:formula="of:= 100 * ([.B134] - [.B133]*[.B133]) * ([.B134] - [.B133]*[.B133]) + (1 - [.B133]) * (1 - [.B133])" office:value-type="float" office:value="11.0356194420209" calcext:value-type="float">
            <text:p>11.0356194420209</text:p>
          </table:table-cell>
          <table:table-cell table:formula="of:= [.A133]*[.A133]*[.A133]*[.A133] - 16*[.A133]*[.A133] + 5*[.A133]" office:value-type="float" office:value="-0.0886440748781811" calcext:value-type="float">
            <text:p>-0.0886440748781811</text:p>
          </table:table-cell>
          <table:table-cell table:formula="of:= [.B133]*[.B133]*[.B133]*[.B133] - 16*[.B133]*[.B133] + 5*[.B133]" office:value-type="float" office:value="0.0795876254764041" calcext:value-type="float">
            <text:p>0.07958762547640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7599623769079" calcext:value-type="float">
            <text:p>-0.317599623769079</text:p>
          </table:table-cell>
          <table:table-cell table:formula="of:=-[.A134]" office:value-type="float" office:value="0.317599623769079" calcext:value-type="float">
            <text:p>0.317599623769079</text:p>
          </table:table-cell>
          <table:table-cell/>
          <table:table-cell table:formula="of:= 100 * ([.A135] - [.A134]*[.A134]) * ([.A135] - [.A134]*[.A134]) + (1 - [.A134]) * (1 - [.A134])" office:value-type="float" office:value="25.7222576633212" calcext:value-type="float">
            <text:p>25.7222576633212</text:p>
          </table:table-cell>
          <table:table-cell table:formula="of:= 100 * ([.B135] - [.B134]*[.B134]) * ([.B135] - [.B134]*[.B134]) + (1 - [.B134]) * (1 - [.B134])" office:value-type="float" office:value="8.76110291421486" calcext:value-type="float">
            <text:p>8.76110291421486</text:p>
          </table:table-cell>
          <table:table-cell table:formula="of:= [.A134]*[.A134]*[.A134]*[.A134] - 16*[.A134]*[.A134] + 5*[.A134]" office:value-type="float" office:value="-3.19173579486711" calcext:value-type="float">
            <text:p>-3.19173579486711</text:p>
          </table:table-cell>
          <table:table-cell table:formula="of:= [.B134]*[.B134]*[.B134]*[.B134] - 16*[.B134]*[.B134] + 5*[.B134]" office:value-type="float" office:value="-0.015739557176321" calcext:value-type="float">
            <text:p>-0.0157395571763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8887448250833" calcext:value-type="float">
            <text:p>-0.388887448250833</text:p>
          </table:table-cell>
          <table:table-cell table:formula="of:=-[.A135]" office:value-type="float" office:value="0.388887448250833" calcext:value-type="float">
            <text:p>0.388887448250833</text:p>
          </table:table-cell>
          <table:table-cell/>
          <table:table-cell table:formula="of:= 100 * ([.A136] - [.A135]*[.A135]) * ([.A136] - [.A135]*[.A135]) + (1 - [.A135]) * (1 - [.A135])" office:value-type="float" office:value="6.36425643599992" calcext:value-type="float">
            <text:p>6.36425643599992</text:p>
          </table:table-cell>
          <table:table-cell table:formula="of:= 100 * ([.B136] - [.B135]*[.B135]) * ([.B136] - [.B135]*[.B135]) + (1 - [.B135]) * (1 - [.B135])" office:value-type="float" office:value="26.6972518652456" calcext:value-type="float">
            <text:p>26.6972518652456</text:p>
          </table:table-cell>
          <table:table-cell table:formula="of:= [.A135]*[.A135]*[.A135]*[.A135] - 16*[.A135]*[.A135] + 5*[.A135]" office:value-type="float" office:value="-4.34130084415226" calcext:value-type="float">
            <text:p>-4.34130084415226</text:p>
          </table:table-cell>
          <table:table-cell table:formula="of:= [.B135]*[.B135]*[.B135]*[.B135] - 16*[.B135]*[.B135] + 5*[.B135]" office:value-type="float" office:value="-0.452426361643927" calcext:value-type="float">
            <text:p>-0.4524263616439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1833734493535" calcext:value-type="float">
            <text:p>0.361833734493535</text:p>
          </table:table-cell>
          <table:table-cell table:formula="of:=-[.A136]" office:value-type="float" office:value="-0.361833734493535" calcext:value-type="float">
            <text:p>-0.361833734493535</text:p>
          </table:table-cell>
          <table:table-cell/>
          <table:table-cell table:formula="of:= 100 * ([.A137] - [.A136]*[.A136]) * ([.A137] - [.A136]*[.A136]) + (1 - [.A136]) * (1 - [.A136])" office:value-type="float" office:value="5.55458606961968" calcext:value-type="float">
            <text:p>5.55458606961968</text:p>
          </table:table-cell>
          <table:table-cell table:formula="of:= 100 * ([.B137] - [.B136]*[.B136]) * ([.B137] - [.B136]*[.B136]) + (1 - [.B136]) * (1 - [.B136])" office:value-type="float" office:value="25.7397626253095" calcext:value-type="float">
            <text:p>25.7397626253095</text:p>
          </table:table-cell>
          <table:table-cell table:formula="of:= [.A136]*[.A136]*[.A136]*[.A136] - 16*[.A136]*[.A136] + 5*[.A136]" office:value-type="float" office:value="-0.268468747712431" calcext:value-type="float">
            <text:p>-0.268468747712431</text:p>
          </table:table-cell>
          <table:table-cell table:formula="of:= [.B136]*[.B136]*[.B136]*[.B136] - 16*[.B136]*[.B136] + 5*[.B136]" office:value-type="float" office:value="-3.88680609264778" calcext:value-type="float">
            <text:p>-3.886806092647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7800928534247" calcext:value-type="float">
            <text:p>0.357800928534247</text:p>
          </table:table-cell>
          <table:table-cell table:formula="of:=-[.A137]" office:value-type="float" office:value="-0.357800928534247" calcext:value-type="float">
            <text:p>-0.357800928534247</text:p>
          </table:table-cell>
          <table:table-cell/>
          <table:table-cell table:formula="of:= 100 * ([.A138] - [.A137]*[.A137]) * ([.A138] - [.A137]*[.A137]) + (1 - [.A137]) * (1 - [.A137])" office:value-type="float" office:value="0.641443441737351" calcext:value-type="float">
            <text:p>0.641443441737351</text:p>
          </table:table-cell>
          <table:table-cell table:formula="of:= 100 * ([.B138] - [.B137]*[.B137]) * ([.B138] - [.B137]*[.B137]) + (1 - [.B137]) * (1 - [.B137])" office:value-type="float" office:value="6.17778850353155" calcext:value-type="float">
            <text:p>6.17778850353155</text:p>
          </table:table-cell>
          <table:table-cell table:formula="of:= [.A137]*[.A137]*[.A137]*[.A137] - 16*[.A137]*[.A137] + 5*[.A137]" office:value-type="float" office:value="-0.242949923084082" calcext:value-type="float">
            <text:p>-0.242949923084082</text:p>
          </table:table-cell>
          <table:table-cell table:formula="of:= [.B137]*[.B137]*[.B137]*[.B137] - 16*[.B137]*[.B137] + 5*[.B137]" office:value-type="float" office:value="-3.82095920842656" calcext:value-type="float">
            <text:p>-3.820959208426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01650739259361" calcext:value-type="float">
            <text:p>0.0801650739259361</text:p>
          </table:table-cell>
          <table:table-cell table:formula="of:=-[.A138]" office:value-type="float" office:value="-0.0801650739259361" calcext:value-type="float">
            <text:p>-0.0801650739259361</text:p>
          </table:table-cell>
          <table:table-cell/>
          <table:table-cell table:formula="of:= 100 * ([.A139] - [.A138]*[.A138]) * ([.A139] - [.A138]*[.A138]) + (1 - [.A138]) * (1 - [.A138])" office:value-type="float" office:value="0.941860848048245" calcext:value-type="float">
            <text:p>0.941860848048245</text:p>
          </table:table-cell>
          <table:table-cell table:formula="of:= 100 * ([.B139] - [.B138]*[.B138]) * ([.B139] - [.B138]*[.B138]) + (1 - [.B138]) * (1 - [.B138])" office:value-type="float" office:value="1.19949214620578" calcext:value-type="float">
            <text:p>1.19949214620578</text:p>
          </table:table-cell>
          <table:table-cell table:formula="of:= [.A138]*[.A138]*[.A138]*[.A138] - 16*[.A138]*[.A138] + 5*[.A138]" office:value-type="float" office:value="0.298043643508085" calcext:value-type="float">
            <text:p>0.298043643508085</text:p>
          </table:table-cell>
          <table:table-cell table:formula="of:= [.B138]*[.B138]*[.B138]*[.B138] - 16*[.B138]*[.B138] + 5*[.B138]" office:value-type="float" office:value="-0.503607095751276" calcext:value-type="float">
            <text:p>-0.5036070957512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5194098884359" calcext:value-type="float">
            <text:p>-0.0245194098884359</text:p>
          </table:table-cell>
          <table:table-cell table:formula="of:=-[.A139]" office:value-type="float" office:value="0.0245194098884359" calcext:value-type="float">
            <text:p>0.0245194098884359</text:p>
          </table:table-cell>
          <table:table-cell/>
          <table:table-cell table:formula="of:= 100 * ([.A140] - [.A139]*[.A139]) * ([.A140] - [.A139]*[.A139]) + (1 - [.A139]) * (1 - [.A139])" office:value-type="float" office:value="19.542342470785" calcext:value-type="float">
            <text:p>19.542342470785</text:p>
          </table:table-cell>
          <table:table-cell table:formula="of:= 100 * ([.B140] - [.B139]*[.B139]) * ([.B140] - [.B139]*[.B139]) + (1 - [.B139]) * (1 - [.B139])" office:value-type="float" office:value="19.340995200625" calcext:value-type="float">
            <text:p>19.340995200625</text:p>
          </table:table-cell>
          <table:table-cell table:formula="of:= [.A139]*[.A139]*[.A139]*[.A139] - 16*[.A139]*[.A139] + 5*[.A139]" office:value-type="float" office:value="-0.132215911379417" calcext:value-type="float">
            <text:p>-0.132215911379417</text:p>
          </table:table-cell>
          <table:table-cell table:formula="of:= [.B139]*[.B139]*[.B139]*[.B139] - 16*[.B139]*[.B139] + 5*[.B139]" office:value-type="float" office:value="0.112978187504943" calcext:value-type="float">
            <text:p>0.1129781875049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943022122254" calcext:value-type="float">
            <text:p>-0.42943022122254</text:p>
          </table:table-cell>
          <table:table-cell table:formula="of:=-[.A140]" office:value-type="float" office:value="0.42943022122254" calcext:value-type="float">
            <text:p>0.42943022122254</text:p>
          </table:table-cell>
          <table:table-cell/>
          <table:table-cell table:formula="of:= 100 * ([.A141] - [.A140]*[.A140]) * ([.A141] - [.A140]*[.A140]) + (1 - [.A140]) * (1 - [.A140])" office:value-type="float" office:value="11.2437409990194" calcext:value-type="float">
            <text:p>11.2437409990194</text:p>
          </table:table-cell>
          <table:table-cell table:formula="of:= 100 * ([.B141] - [.B140]*[.B140]) * ([.B141] - [.B140]*[.B140]) + (1 - [.B140]) * (1 - [.B140])" office:value-type="float" office:value="0.754546844558181" calcext:value-type="float">
            <text:p>0.754546844558181</text:p>
          </table:table-cell>
          <table:table-cell table:formula="of:= [.A140]*[.A140]*[.A140]*[.A140] - 16*[.A140]*[.A140] + 5*[.A140]" office:value-type="float" office:value="-5.06370898025931" calcext:value-type="float">
            <text:p>-5.06370898025931</text:p>
          </table:table-cell>
          <table:table-cell table:formula="of:= [.B140]*[.B140]*[.B140]*[.B140] - 16*[.B140]*[.B140] + 5*[.B140]" office:value-type="float" office:value="-0.769406768033901" calcext:value-type="float">
            <text:p>-0.7694067680339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8912454468229" calcext:value-type="float">
            <text:p>-0.118912454468229</text:p>
          </table:table-cell>
          <table:table-cell table:formula="of:=-[.A141]" office:value-type="float" office:value="0.118912454468229" calcext:value-type="float">
            <text:p>0.118912454468229</text:p>
          </table:table-cell>
          <table:table-cell/>
          <table:table-cell table:formula="of:= 100 * ([.A142] - [.A141]*[.A141]) * ([.A142] - [.A141]*[.A141]) + (1 - [.A141]) * (1 - [.A141])" office:value-type="float" office:value="5.43524062636178" calcext:value-type="float">
            <text:p>5.43524062636178</text:p>
          </table:table-cell>
          <table:table-cell table:formula="of:= 100 * ([.B142] - [.B141]*[.B141]) * ([.B142] - [.B141]*[.B141]) + (1 - [.B141]) * (1 - [.B141])" office:value-type="float" office:value="6.19640757297827" calcext:value-type="float">
            <text:p>6.19640757297827</text:p>
          </table:table-cell>
          <table:table-cell table:formula="of:= [.A141]*[.A141]*[.A141]*[.A141] - 16*[.A141]*[.A141] + 5*[.A141]" office:value-type="float" office:value="-0.820605077124366" calcext:value-type="float">
            <text:p>-0.820605077124366</text:p>
          </table:table-cell>
          <table:table-cell table:formula="of:= [.B141]*[.B141]*[.B141]*[.B141] - 16*[.B141]*[.B141] + 5*[.B141]" office:value-type="float" office:value="0.368519467557922" calcext:value-type="float">
            <text:p>0.3685194675579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8670745229233" calcext:value-type="float">
            <text:p>0.218670745229233</text:p>
          </table:table-cell>
          <table:table-cell table:formula="of:=-[.A142]" office:value-type="float" office:value="-0.218670745229233" calcext:value-type="float">
            <text:p>-0.218670745229233</text:p>
          </table:table-cell>
          <table:table-cell/>
          <table:table-cell table:formula="of:= 100 * ([.A143] - [.A142]*[.A142]) * ([.A143] - [.A142]*[.A142]) + (1 - [.A142]) * (1 - [.A142])" office:value-type="float" office:value="1.26961110599984" calcext:value-type="float">
            <text:p>1.26961110599984</text:p>
          </table:table-cell>
          <table:table-cell table:formula="of:= 100 * ([.B143] - [.B142]*[.B142]) * ([.B143] - [.B142]*[.B142]) + (1 - [.B142]) * (1 - [.B142])" office:value-type="float" office:value="4.61172365866891" calcext:value-type="float">
            <text:p>4.61172365866891</text:p>
          </table:table-cell>
          <table:table-cell table:formula="of:= [.A142]*[.A142]*[.A142]*[.A142] - 16*[.A142]*[.A142] + 5*[.A142]" office:value-type="float" office:value="0.330569864470577" calcext:value-type="float">
            <text:p>0.330569864470577</text:p>
          </table:table-cell>
          <table:table-cell table:formula="of:= [.B142]*[.B142]*[.B142]*[.B142] - 16*[.B142]*[.B142] + 5*[.B142]" office:value-type="float" office:value="-1.85613758782175" calcext:value-type="float">
            <text:p>-1.856137587821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9004067552194" calcext:value-type="float">
            <text:p>0.129004067552194</text:p>
          </table:table-cell>
          <table:table-cell table:formula="of:=-[.A143]" office:value-type="float" office:value="-0.129004067552194" calcext:value-type="float">
            <text:p>-0.129004067552194</text:p>
          </table:table-cell>
          <table:table-cell/>
          <table:table-cell table:formula="of:= 100 * ([.A144] - [.A143]*[.A143]) * ([.A144] - [.A143]*[.A143]) + (1 - [.A143]) * (1 - [.A143])" office:value-type="float" office:value="1.0582663547594" calcext:value-type="float">
            <text:p>1.0582663547594</text:p>
          </table:table-cell>
          <table:table-cell table:formula="of:= 100 * ([.B144] - [.B143]*[.B143]) * ([.B144] - [.B143]*[.B143]) + (1 - [.B143]) * (1 - [.B143])" office:value-type="float" office:value="2.04945135652882" calcext:value-type="float">
            <text:p>2.04945135652882</text:p>
          </table:table-cell>
          <table:table-cell table:formula="of:= [.A143]*[.A143]*[.A143]*[.A143] - 16*[.A143]*[.A143] + 5*[.A143]" office:value-type="float" office:value="0.379024504450524" calcext:value-type="float">
            <text:p>0.379024504450524</text:p>
          </table:table-cell>
          <table:table-cell table:formula="of:= [.B143]*[.B143]*[.B143]*[.B143] - 16*[.B143]*[.B143] + 5*[.B143]" office:value-type="float" office:value="-0.911016171071416" calcext:value-type="float">
            <text:p>-0.9110161710714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1380741466174" calcext:value-type="float">
            <text:p>0.071380741466174</text:p>
          </table:table-cell>
          <table:table-cell table:formula="of:=-[.A144]" office:value-type="float" office:value="-0.071380741466174" calcext:value-type="float">
            <text:p>-0.071380741466174</text:p>
          </table:table-cell>
          <table:table-cell/>
          <table:table-cell table:formula="of:= 100 * ([.A145] - [.A144]*[.A144]) * ([.A145] - [.A144]*[.A144]) + (1 - [.A144]) * (1 - [.A144])" office:value-type="float" office:value="8.98232261888306" calcext:value-type="float">
            <text:p>8.98232261888306</text:p>
          </table:table-cell>
          <table:table-cell table:formula="of:= 100 * ([.B145] - [.B144]*[.B144]) * ([.B145] - [.B144]*[.B144]) + (1 - [.B144]) * (1 - [.B144])" office:value-type="float" office:value="8.69746587678178" calcext:value-type="float">
            <text:p>8.69746587678178</text:p>
          </table:table-cell>
          <table:table-cell table:formula="of:= [.A144]*[.A144]*[.A144]*[.A144] - 16*[.A144]*[.A144] + 5*[.A144]" office:value-type="float" office:value="0.275406304462212" calcext:value-type="float">
            <text:p>0.275406304462212</text:p>
          </table:table-cell>
          <table:table-cell table:formula="of:= [.B144]*[.B144]*[.B144]*[.B144] - 16*[.B144]*[.B144] + 5*[.B144]" office:value-type="float" office:value="-0.438401110199527" calcext:value-type="float">
            <text:p>-0.4384011101995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9860731808317" calcext:value-type="float">
            <text:p>-0.279860731808317</text:p>
          </table:table-cell>
          <table:table-cell table:formula="of:=-[.A145]" office:value-type="float" office:value="0.279860731808317" calcext:value-type="float">
            <text:p>0.279860731808317</text:p>
          </table:table-cell>
          <table:table-cell/>
          <table:table-cell table:formula="of:= 100 * ([.A146] - [.A145]*[.A145]) * ([.A146] - [.A145]*[.A145]) + (1 - [.A145]) * (1 - [.A145])" office:value-type="float" office:value="6.61662605152091" calcext:value-type="float">
            <text:p>6.61662605152091</text:p>
          </table:table-cell>
          <table:table-cell table:formula="of:= 100 * ([.B146] - [.B145]*[.B145]) * ([.B146] - [.B145]*[.B145]) + (1 - [.B145]) * (1 - [.B145])" office:value-type="float" office:value="0.960603707338989" calcext:value-type="float">
            <text:p>0.960603707338989</text:p>
          </table:table-cell>
          <table:table-cell table:formula="of:= [.A145]*[.A145]*[.A145]*[.A145] - 16*[.A145]*[.A145] + 5*[.A145]" office:value-type="float" office:value="-2.64632178611487" calcext:value-type="float">
            <text:p>-2.64632178611487</text:p>
          </table:table-cell>
          <table:table-cell table:formula="of:= [.B145]*[.B145]*[.B145]*[.B145] - 16*[.B145]*[.B145] + 5*[.B145]" office:value-type="float" office:value="0.1522855319683" calcext:value-type="float">
            <text:p>0.15228553196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805346043967" calcext:value-type="float">
            <text:p>-0.144805346043967</text:p>
          </table:table-cell>
          <table:table-cell table:formula="of:=-[.A146]" office:value-type="float" office:value="0.144805346043967" calcext:value-type="float">
            <text:p>0.144805346043967</text:p>
          </table:table-cell>
          <table:table-cell/>
          <table:table-cell table:formula="of:= 100 * ([.A147] - [.A146]*[.A146]) * ([.A147] - [.A146]*[.A146]) + (1 - [.A146]) * (1 - [.A146])" office:value-type="float" office:value="25.8084724603293" calcext:value-type="float">
            <text:p>25.8084724603293</text:p>
          </table:table-cell>
          <table:table-cell table:formula="of:= 100 * ([.B147] - [.B146]*[.B146]) * ([.B147] - [.B146]*[.B146]) + (1 - [.B146]) * (1 - [.B146])" office:value-type="float" office:value="21.2537335965811" calcext:value-type="float">
            <text:p>21.2537335965811</text:p>
          </table:table-cell>
          <table:table-cell table:formula="of:= [.A146]*[.A146]*[.A146]*[.A146] - 16*[.A146]*[.A146] + 5*[.A146]" office:value-type="float" office:value="-1.05908446041354" calcext:value-type="float">
            <text:p>-1.05908446041354</text:p>
          </table:table-cell>
          <table:table-cell table:formula="of:= [.B146]*[.B146]*[.B146]*[.B146] - 16*[.B146]*[.B146] + 5*[.B146]" office:value-type="float" office:value="0.388969000026127" calcext:value-type="float">
            <text:p>0.3889690000261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398487603427" calcext:value-type="float">
            <text:p>-0.47398487603427</text:p>
          </table:table-cell>
          <table:table-cell table:formula="of:=-[.A147]" office:value-type="float" office:value="0.47398487603427" calcext:value-type="float">
            <text:p>0.47398487603427</text:p>
          </table:table-cell>
          <table:table-cell/>
          <table:table-cell table:formula="of:= 100 * ([.A148] - [.A147]*[.A147]) * ([.A148] - [.A147]*[.A147]) + (1 - [.A147]) * (1 - [.A147])" office:value-type="float" office:value="8.86828248778567" calcext:value-type="float">
            <text:p>8.86828248778567</text:p>
          </table:table-cell>
          <table:table-cell table:formula="of:= 100 * ([.B148] - [.B147]*[.B147]) * ([.B148] - [.B147]*[.B147]) + (1 - [.B147]) * (1 - [.B147])" office:value-type="float" office:value="3.90814671792116" calcext:value-type="float">
            <text:p>3.90814671792116</text:p>
          </table:table-cell>
          <table:table-cell table:formula="of:= [.A147]*[.A147]*[.A147]*[.A147] - 16*[.A147]*[.A147] + 5*[.A147]" office:value-type="float" office:value="-5.91403812082763" calcext:value-type="float">
            <text:p>-5.91403812082763</text:p>
          </table:table-cell>
          <table:table-cell table:formula="of:= [.B147]*[.B147]*[.B147]*[.B147] - 16*[.B147]*[.B147] + 5*[.B147]" office:value-type="float" office:value="-1.17418936048493" calcext:value-type="float">
            <text:p>-1.174189360484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40978989113665" calcext:value-type="float">
            <text:p>-0.0340978989113665</text:p>
          </table:table-cell>
          <table:table-cell table:formula="of:=-[.A148]" office:value-type="float" office:value="0.0340978989113665" calcext:value-type="float">
            <text:p>0.0340978989113665</text:p>
          </table:table-cell>
          <table:table-cell/>
          <table:table-cell table:formula="of:= 100 * ([.A149] - [.A148]*[.A148]) * ([.A149] - [.A148]*[.A148]) + (1 - [.A148]) * (1 - [.A148])" office:value-type="float" office:value="12.8105480520271" calcext:value-type="float">
            <text:p>12.8105480520271</text:p>
          </table:table-cell>
          <table:table-cell table:formula="of:= 100 * ([.B149] - [.B148]*[.B148]) * ([.B149] - [.B148]*[.B148]) + (1 - [.B148]) * (1 - [.B148])" office:value-type="float" office:value="12.8340542231821" calcext:value-type="float">
            <text:p>12.8340542231821</text:p>
          </table:table-cell>
          <table:table-cell table:formula="of:= [.A148]*[.A148]*[.A148]*[.A148] - 16*[.A148]*[.A148] + 5*[.A148]" office:value-type="float" office:value="-0.18909081012567" calcext:value-type="float">
            <text:p>-0.18909081012567</text:p>
          </table:table-cell>
          <table:table-cell table:formula="of:= [.B148]*[.B148]*[.B148]*[.B148] - 16*[.B148]*[.B148] + 5*[.B148]" office:value-type="float" office:value="0.151888178987995" calcext:value-type="float">
            <text:p>0.1518881789879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3816859556167" calcext:value-type="float">
            <text:p>0.343816859556167</text:p>
          </table:table-cell>
          <table:table-cell table:formula="of:=-[.A149]" office:value-type="float" office:value="-0.343816859556167" calcext:value-type="float">
            <text:p>-0.343816859556167</text:p>
          </table:table-cell>
          <table:table-cell/>
          <table:table-cell table:formula="of:= 100 * ([.A150] - [.A149]*[.A149]) * ([.A150] - [.A149]*[.A149]) + (1 - [.A149]) * (1 - [.A149])" office:value-type="float" office:value="0.748068967835021" calcext:value-type="float">
            <text:p>0.748068967835021</text:p>
          </table:table-cell>
          <table:table-cell table:formula="of:= 100 * ([.B150] - [.B149]*[.B149]) * ([.B150] - [.B149]*[.B149]) + (1 - [.B149]) * (1 - [.B149])" office:value-type="float" office:value="10.3770691680574" calcext:value-type="float">
            <text:p>10.3770691680574</text:p>
          </table:table-cell>
          <table:table-cell table:formula="of:= [.A149]*[.A149]*[.A149]*[.A149] - 16*[.A149]*[.A149] + 5*[.A149]" office:value-type="float" office:value="-0.158302616978427" calcext:value-type="float">
            <text:p>-0.158302616978427</text:p>
          </table:table-cell>
          <table:table-cell table:formula="of:= [.B149]*[.B149]*[.B149]*[.B149] - 16*[.B149]*[.B149] + 5*[.B149]" office:value-type="float" office:value="-3.5964712125401" calcext:value-type="float">
            <text:p>-3.59647121254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4556519409991" calcext:value-type="float">
            <text:p>0.174556519409991</text:p>
          </table:table-cell>
          <table:table-cell table:formula="of:=-[.A150]" office:value-type="float" office:value="-0.174556519409991" calcext:value-type="float">
            <text:p>-0.174556519409991</text:p>
          </table:table-cell>
          <table:table-cell/>
          <table:table-cell table:formula="of:= 100 * ([.A151] - [.A150]*[.A150]) * ([.A151] - [.A150]*[.A150]) + (1 - [.A150]) * (1 - [.A150])" office:value-type="float" office:value="2.95297379553097" calcext:value-type="float">
            <text:p>2.95297379553097</text:p>
          </table:table-cell>
          <table:table-cell table:formula="of:= 100 * ([.B151] - [.B150]*[.B150]) * ([.B151] - [.B150]*[.B150]) + (1 - [.B150]) * (1 - [.B150])" office:value-type="float" office:value="5.85952762520143" calcext:value-type="float">
            <text:p>5.85952762520143</text:p>
          </table:table-cell>
          <table:table-cell table:formula="of:= [.A150]*[.A150]*[.A150]*[.A150] - 16*[.A150]*[.A150] + 5*[.A150]" office:value-type="float" office:value="0.386191361141338" calcext:value-type="float">
            <text:p>0.386191361141338</text:p>
          </table:table-cell>
          <table:table-cell table:formula="of:= [.B150]*[.B150]*[.B150]*[.B150] - 16*[.B150]*[.B150] + 5*[.B150]" office:value-type="float" office:value="-1.35937383295858" calcext:value-type="float">
            <text:p>-1.359373832958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1188817897529" calcext:value-type="float">
            <text:p>0.181188817897529</text:p>
          </table:table-cell>
          <table:table-cell table:formula="of:=-[.A151]" office:value-type="float" office:value="-0.181188817897529" calcext:value-type="float">
            <text:p>-0.181188817897529</text:p>
          </table:table-cell>
          <table:table-cell/>
          <table:table-cell table:formula="of:= 100 * ([.A152] - [.A151]*[.A151]) * ([.A152] - [.A151]*[.A151]) + (1 - [.A151]) * (1 - [.A151])" office:value-type="float" office:value="5.55239156916225" calcext:value-type="float">
            <text:p>5.55239156916225</text:p>
          </table:table-cell>
          <table:table-cell table:formula="of:= 100 * ([.B152] - [.B151]*[.B151]) * ([.B152] - [.B151]*[.B151]) + (1 - [.B151]) * (1 - [.B151])" office:value-type="float" office:value="9.60973033759224" calcext:value-type="float">
            <text:p>9.60973033759224</text:p>
          </table:table-cell>
          <table:table-cell table:formula="of:= [.A151]*[.A151]*[.A151]*[.A151] - 16*[.A151]*[.A151] + 5*[.A151]" office:value-type="float" office:value="0.381751654488781" calcext:value-type="float">
            <text:p>0.381751654488781</text:p>
          </table:table-cell>
          <table:table-cell table:formula="of:= [.B151]*[.B151]*[.B151]*[.B151] - 16*[.B151]*[.B151] + 5*[.B151]" office:value-type="float" office:value="-1.43013652448651" calcext:value-type="float">
            <text:p>-1.430136524486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3780509412489" calcext:value-type="float">
            <text:p>0.253780509412489</text:p>
          </table:table-cell>
          <table:table-cell table:formula="of:=-[.A152]" office:value-type="float" office:value="-0.253780509412489" calcext:value-type="float">
            <text:p>-0.253780509412489</text:p>
          </table:table-cell>
          <table:table-cell/>
          <table:table-cell table:formula="of:= 100 * ([.A153] - [.A152]*[.A152]) * ([.A153] - [.A152]*[.A152]) + (1 - [.A152]) * (1 - [.A152])" office:value-type="float" office:value="6.17037369139614" calcext:value-type="float">
            <text:p>6.17037369139614</text:p>
          </table:table-cell>
          <table:table-cell table:formula="of:= 100 * ([.B153] - [.B152]*[.B152]) * ([.B153] - [.B152]*[.B152]) + (1 - [.B152]) * (1 - [.B152])" office:value-type="float" office:value="14.9483932728861" calcext:value-type="float">
            <text:p>14.9483932728861</text:p>
          </table:table-cell>
          <table:table-cell table:formula="of:= [.A152]*[.A152]*[.A152]*[.A152] - 16*[.A152]*[.A152] + 5*[.A152]" office:value-type="float" office:value="0.242577741408669" calcext:value-type="float">
            <text:p>0.242577741408669</text:p>
          </table:table-cell>
          <table:table-cell table:formula="of:= [.B152]*[.B152]*[.B152]*[.B152] - 16*[.B152]*[.B152] + 5*[.B152]" office:value-type="float" office:value="-2.29522735271622" calcext:value-type="float">
            <text:p>-2.295227352716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1333442689345" calcext:value-type="float">
            <text:p>0.301333442689345</text:p>
          </table:table-cell>
          <table:table-cell table:formula="of:=-[.A153]" office:value-type="float" office:value="-0.301333442689345" calcext:value-type="float">
            <text:p>-0.301333442689345</text:p>
          </table:table-cell>
          <table:table-cell/>
          <table:table-cell table:formula="of:= 100 * ([.A154] - [.A153]*[.A153]) * ([.A154] - [.A153]*[.A153]) + (1 - [.A153]) * (1 - [.A153])" office:value-type="float" office:value="34.0579018267192" calcext:value-type="float">
            <text:p>34.0579018267192</text:p>
          </table:table-cell>
          <table:table-cell table:formula="of:= 100 * ([.B154] - [.B153]*[.B153]) * ([.B154] - [.B153]*[.B153]) + (1 - [.B153]) * (1 - [.B153])" office:value-type="float" office:value="17.5171999616617" calcext:value-type="float">
            <text:p>17.5171999616617</text:p>
          </table:table-cell>
          <table:table-cell table:formula="of:= [.A153]*[.A153]*[.A153]*[.A153] - 16*[.A153]*[.A153] + 5*[.A153]" office:value-type="float" office:value="0.0620826893347553" calcext:value-type="float">
            <text:p>0.0620826893347553</text:p>
          </table:table-cell>
          <table:table-cell table:formula="of:= [.B153]*[.B153]*[.B153]*[.B153] - 16*[.B153]*[.B153] + 5*[.B153]" office:value-type="float" office:value="-2.95125173755869" calcext:value-type="float">
            <text:p>-2.95125173755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8592381939014" calcext:value-type="float">
            <text:p>-0.488592381939014</text:p>
          </table:table-cell>
          <table:table-cell table:formula="of:=-[.A154]" office:value-type="float" office:value="0.488592381939014" calcext:value-type="float">
            <text:p>0.488592381939014</text:p>
          </table:table-cell>
          <table:table-cell/>
          <table:table-cell table:formula="of:= 100 * ([.A155] - [.A154]*[.A154]) * ([.A155] - [.A154]*[.A154]) + (1 - [.A154]) * (1 - [.A154])" office:value-type="float" office:value="50.3255186649552" calcext:value-type="float">
            <text:p>50.3255186649552</text:p>
          </table:table-cell>
          <table:table-cell table:formula="of:= 100 * ([.B155] - [.B154]*[.B154]) * ([.B155] - [.B154]*[.B154]) + (1 - [.B154]) * (1 - [.B154])" office:value-type="float" office:value="4.9343070639392" calcext:value-type="float">
            <text:p>4.9343070639392</text:p>
          </table:table-cell>
          <table:table-cell table:formula="of:= [.A154]*[.A154]*[.A154]*[.A154] - 16*[.A154]*[.A154] + 5*[.A154]" office:value-type="float" office:value="-6.2055337212197" calcext:value-type="float">
            <text:p>-6.2055337212197</text:p>
          </table:table-cell>
          <table:table-cell table:formula="of:= [.B154]*[.B154]*[.B154]*[.B154] - 16*[.B154]*[.B154] + 5*[.B154]" office:value-type="float" office:value="-1.31960990182955" calcext:value-type="float">
            <text:p>-1.319609901829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4888408283587" calcext:value-type="float">
            <text:p>-0.454888408283587</text:p>
          </table:table-cell>
          <table:table-cell table:formula="of:=-[.A155]" office:value-type="float" office:value="0.454888408283587" calcext:value-type="float">
            <text:p>0.454888408283587</text:p>
          </table:table-cell>
          <table:table-cell/>
          <table:table-cell table:formula="of:= 100 * ([.A156] - [.A155]*[.A155]) * ([.A156] - [.A155]*[.A155]) + (1 - [.A155]) * (1 - [.A155])" office:value-type="float" office:value="25.1835923972179" calcext:value-type="float">
            <text:p>25.1835923972179</text:p>
          </table:table-cell>
          <table:table-cell table:formula="of:= 100 * ([.B156] - [.B155]*[.B155]) * ([.B156] - [.B155]*[.B155]) + (1 - [.B155]) * (1 - [.B155])" office:value-type="float" office:value="0.738482544758834" calcext:value-type="float">
            <text:p>0.738482544758834</text:p>
          </table:table-cell>
          <table:table-cell table:formula="of:= [.A155]*[.A155]*[.A155]*[.A155] - 16*[.A155]*[.A155] + 5*[.A155]" office:value-type="float" office:value="-5.5424001453204" calcext:value-type="float">
            <text:p>-5.5424001453204</text:p>
          </table:table-cell>
          <table:table-cell table:formula="of:= [.B155]*[.B155]*[.B155]*[.B155] - 16*[.B155]*[.B155] + 5*[.B155]" office:value-type="float" office:value="-0.993516062484529" calcext:value-type="float">
            <text:p>-0.9935160624845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3356580531792" calcext:value-type="float">
            <text:p>-0.273356580531792</text:p>
          </table:table-cell>
          <table:table-cell table:formula="of:=-[.A156]" office:value-type="float" office:value="0.273356580531792" calcext:value-type="float">
            <text:p>0.273356580531792</text:p>
          </table:table-cell>
          <table:table-cell/>
          <table:table-cell table:formula="of:= 100 * ([.A157] - [.A156]*[.A156]) * ([.A157] - [.A156]*[.A156]) + (1 - [.A156]) * (1 - [.A156])" office:value-type="float" office:value="25.7458037929993" calcext:value-type="float">
            <text:p>25.7458037929993</text:p>
          </table:table-cell>
          <table:table-cell table:formula="of:= 100 * ([.B157] - [.B156]*[.B156]) * ([.B157] - [.B156]*[.B156]) + (1 - [.B156]) * (1 - [.B156])" office:value-type="float" office:value="12.20512855676" calcext:value-type="float">
            <text:p>12.20512855676</text:p>
          </table:table-cell>
          <table:table-cell table:formula="of:= [.A156]*[.A156]*[.A156]*[.A156] - 16*[.A156]*[.A156] + 5*[.A156]" office:value-type="float" office:value="-2.55678037528618" calcext:value-type="float">
            <text:p>-2.55678037528618</text:p>
          </table:table-cell>
          <table:table-cell table:formula="of:= [.B156]*[.B156]*[.B156]*[.B156] - 16*[.B156]*[.B156] + 5*[.B156]" office:value-type="float" office:value="0.176785430031745" calcext:value-type="float">
            <text:p>0.1767854300317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644180176138" calcext:value-type="float">
            <text:p>-0.41644180176138</text:p>
          </table:table-cell>
          <table:table-cell table:formula="of:=-[.A157]" office:value-type="float" office:value="0.41644180176138" calcext:value-type="float">
            <text:p>0.41644180176138</text:p>
          </table:table-cell>
          <table:table-cell/>
          <table:table-cell table:formula="of:= 100 * ([.A158] - [.A157]*[.A157]) * ([.A158] - [.A157]*[.A157]) + (1 - [.A157]) * (1 - [.A157])" office:value-type="float" office:value="2.57743757439848" calcext:value-type="float">
            <text:p>2.57743757439848</text:p>
          </table:table-cell>
          <table:table-cell table:formula="of:= 100 * ([.B158] - [.B157]*[.B157]) * ([.B158] - [.B157]*[.B157]) + (1 - [.B157]) * (1 - [.B157])" office:value-type="float" office:value="18.1844653631308" calcext:value-type="float">
            <text:p>18.1844653631308</text:p>
          </table:table-cell>
          <table:table-cell table:formula="of:= [.A157]*[.A157]*[.A157]*[.A157] - 16*[.A157]*[.A157] + 5*[.A157]" office:value-type="float" office:value="-4.82691359139855" calcext:value-type="float">
            <text:p>-4.82691359139855</text:p>
          </table:table-cell>
          <table:table-cell table:formula="of:= [.B157]*[.B157]*[.B157]*[.B157] - 16*[.B157]*[.B157] + 5*[.B157]" office:value-type="float" office:value="-0.662495573784741" calcext:value-type="float">
            <text:p>-0.6624955737847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899693064074" calcext:value-type="float">
            <text:p>0.24899693064074</text:p>
          </table:table-cell>
          <table:table-cell table:formula="of:=-[.A158]" office:value-type="float" office:value="-0.24899693064074" calcext:value-type="float">
            <text:p>-0.24899693064074</text:p>
          </table:table-cell>
          <table:table-cell/>
          <table:table-cell table:formula="of:= 100 * ([.A159] - [.A158]*[.A158]) * ([.A159] - [.A158]*[.A158]) + (1 - [.A158]) * (1 - [.A158])" office:value-type="float" office:value="0.616170832894772" calcext:value-type="float">
            <text:p>0.616170832894772</text:p>
          </table:table-cell>
          <table:table-cell table:formula="of:= 100 * ([.B159] - [.B158]*[.B158]) * ([.B159] - [.B158]*[.B158]) + (1 - [.B158]) * (1 - [.B158])" office:value-type="float" office:value="3.7161522515035" calcext:value-type="float">
            <text:p>3.7161522515035</text:p>
          </table:table-cell>
          <table:table-cell table:formula="of:= [.A158]*[.A158]*[.A158]*[.A158] - 16*[.A158]*[.A158] + 5*[.A158]" office:value-type="float" office:value="0.256837044169924" calcext:value-type="float">
            <text:p>0.256837044169924</text:p>
          </table:table-cell>
          <table:table-cell table:formula="of:= [.B158]*[.B158]*[.B158]*[.B158] - 16*[.B158]*[.B158] + 5*[.B158]" office:value-type="float" office:value="-2.23313226223747" calcext:value-type="float">
            <text:p>-2.233132262237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48391787143874" calcext:value-type="float">
            <text:p>0.0848391787143874</text:p>
          </table:table-cell>
          <table:table-cell table:formula="of:=-[.A159]" office:value-type="float" office:value="-0.0848391787143874" calcext:value-type="float">
            <text:p>-0.0848391787143874</text:p>
          </table:table-cell>
          <table:table-cell/>
          <table:table-cell table:formula="of:= 100 * ([.A160] - [.A159]*[.A159]) * ([.A160] - [.A159]*[.A159]) + (1 - [.A159]) * (1 - [.A159])" office:value-type="float" office:value="7.6581001455148" calcext:value-type="float">
            <text:p>7.6581001455148</text:p>
          </table:table-cell>
          <table:table-cell table:formula="of:= 100 * ([.B160] - [.B159]*[.B159]) * ([.B160] - [.B159]*[.B159]) + (1 - [.B159]) * (1 - [.B159])" office:value-type="float" office:value="7.26627348004419" calcext:value-type="float">
            <text:p>7.26627348004419</text:p>
          </table:table-cell>
          <table:table-cell table:formula="of:= [.A159]*[.A159]*[.A159]*[.A159] - 16*[.A159]*[.A159] + 5*[.A159]" office:value-type="float" office:value="0.309084720340309" calcext:value-type="float">
            <text:p>0.309084720340309</text:p>
          </table:table-cell>
          <table:table-cell table:formula="of:= [.B159]*[.B159]*[.B159]*[.B159] - 16*[.B159]*[.B159] + 5*[.B159]" office:value-type="float" office:value="-0.539307066803565" calcext:value-type="float">
            <text:p>-0.5393070668035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3964730972758" calcext:value-type="float">
            <text:p>-0.253964730972758</text:p>
          </table:table-cell>
          <table:table-cell table:formula="of:=-[.A160]" office:value-type="float" office:value="0.253964730972758" calcext:value-type="float">
            <text:p>0.253964730972758</text:p>
          </table:table-cell>
          <table:table-cell/>
          <table:table-cell table:formula="of:= 100 * ([.A161] - [.A160]*[.A160]) * ([.A161] - [.A160]*[.A160]) + (1 - [.A160]) * (1 - [.A160])" office:value-type="float" office:value="14.9521607505726" calcext:value-type="float">
            <text:p>14.9521607505726</text:p>
          </table:table-cell>
          <table:table-cell table:formula="of:= 100 * ([.B161] - [.B160]*[.B160]) * ([.B161] - [.B160]*[.B160]) + (1 - [.B160]) * (1 - [.B160])" office:value-type="float" office:value="6.16337729631822" calcext:value-type="float">
            <text:p>6.16337729631822</text:p>
          </table:table-cell>
          <table:table-cell table:formula="of:= [.A160]*[.A160]*[.A160]*[.A160] - 16*[.A160]*[.A160] + 5*[.A160]" office:value-type="float" office:value="-2.29763300519859" calcext:value-type="float">
            <text:p>-2.29763300519859</text:p>
          </table:table-cell>
          <table:table-cell table:formula="of:= [.B160]*[.B160]*[.B160]*[.B160] - 16*[.B160]*[.B160] + 5*[.B160]" office:value-type="float" office:value="0.242014304528985" calcext:value-type="float">
            <text:p>0.2420143045289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1285091689639" calcext:value-type="float">
            <text:p>-0.301285091689639</text:p>
          </table:table-cell>
          <table:table-cell table:formula="of:=-[.A161]" office:value-type="float" office:value="0.301285091689639" calcext:value-type="float">
            <text:p>0.301285091689639</text:p>
          </table:table-cell>
          <table:table-cell/>
          <table:table-cell table:formula="of:= 100 * ([.A162] - [.A161]*[.A161]) * ([.A162] - [.A161]*[.A161]) + (1 - [.A161]) * (1 - [.A161])" office:value-type="float" office:value="4.53168107951981" calcext:value-type="float">
            <text:p>4.53168107951981</text:p>
          </table:table-cell>
          <table:table-cell table:formula="of:= 100 * ([.B162] - [.B161]*[.B161]) * ([.B162] - [.B161]*[.B161]) + (1 - [.B161]) * (1 - [.B161])" office:value-type="float" office:value="12.7395392828534" calcext:value-type="float">
            <text:p>12.7395392828534</text:p>
          </table:table-cell>
          <table:table-cell table:formula="of:= [.A161]*[.A161]*[.A161]*[.A161] - 16*[.A161]*[.A161] + 5*[.A161]" office:value-type="float" office:value="-2.95054907779846" calcext:value-type="float">
            <text:p>-2.95054907779846</text:p>
          </table:table-cell>
          <table:table-cell table:formula="of:= [.B161]*[.B161]*[.B161]*[.B161] - 16*[.B161]*[.B161] + 5*[.B161]" office:value-type="float" office:value="0.0623018390979397" calcext:value-type="float">
            <text:p>0.06230183909793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92463895726" calcext:value-type="float">
            <text:p>0.2592463895726</text:p>
          </table:table-cell>
          <table:table-cell table:formula="of:=-[.A162]" office:value-type="float" office:value="-0.2592463895726" calcext:value-type="float">
            <text:p>-0.2592463895726</text:p>
          </table:table-cell>
          <table:table-cell/>
          <table:table-cell table:formula="of:= 100 * ([.A163] - [.A162]*[.A162]) * ([.A163] - [.A162]*[.A162]) + (1 - [.A162]) * (1 - [.A162])" office:value-type="float" office:value="8.29919443624065" calcext:value-type="float">
            <text:p>8.29919443624065</text:p>
          </table:table-cell>
          <table:table-cell table:formula="of:= 100 * ([.B163] - [.B162]*[.B162]) * ([.B163] - [.B162]*[.B162]) + (1 - [.B162]) * (1 - [.B162])" office:value-type="float" office:value="3.6587091407858" calcext:value-type="float">
            <text:p>3.6587091407858</text:p>
          </table:table-cell>
          <table:table-cell table:formula="of:= [.A162]*[.A162]*[.A162]*[.A162] - 16*[.A162]*[.A162] + 5*[.A162]" office:value-type="float" office:value="0.225409907839738" calcext:value-type="float">
            <text:p>0.225409907839738</text:p>
          </table:table-cell>
          <table:table-cell table:formula="of:= [.B162]*[.B162]*[.B162]*[.B162] - 16*[.B162]*[.B162] + 5*[.B162]" office:value-type="float" office:value="-2.36705398788626" calcext:value-type="float">
            <text:p>-2.367053987886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1188122062959" calcext:value-type="float">
            <text:p>-0.211188122062959</text:p>
          </table:table-cell>
          <table:table-cell table:formula="of:=-[.A163]" office:value-type="float" office:value="0.211188122062959" calcext:value-type="float">
            <text:p>0.211188122062959</text:p>
          </table:table-cell>
          <table:table-cell/>
          <table:table-cell table:formula="of:= 100 * ([.A164] - [.A163]*[.A163]) * ([.A164] - [.A163]*[.A163]) + (1 - [.A163]) * (1 - [.A163])" office:value-type="float" office:value="23.7873670237332" calcext:value-type="float">
            <text:p>23.7873670237332</text:p>
          </table:table-cell>
          <table:table-cell table:formula="of:= 100 * ([.B164] - [.B163]*[.B163]) * ([.B164] - [.B163]*[.B163]) + (1 - [.B163]) * (1 - [.B163])" office:value-type="float" office:value="15.30980197578" calcext:value-type="float">
            <text:p>15.30980197578</text:p>
          </table:table-cell>
          <table:table-cell table:formula="of:= [.A163]*[.A163]*[.A163]*[.A163] - 16*[.A163]*[.A163] + 5*[.A163]" office:value-type="float" office:value="-1.76755817899956" calcext:value-type="float">
            <text:p>-1.76755817899956</text:p>
          </table:table-cell>
          <table:table-cell table:formula="of:= [.B163]*[.B163]*[.B163]*[.B163] - 16*[.B163]*[.B163] + 5*[.B163]" office:value-type="float" office:value="0.344323041630029" calcext:value-type="float">
            <text:p>0.3443230416300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7844180801445" calcext:value-type="float">
            <text:p>-0.427844180801445</text:p>
          </table:table-cell>
          <table:table-cell table:formula="of:=-[.A164]" office:value-type="float" office:value="0.427844180801445" calcext:value-type="float">
            <text:p>0.427844180801445</text:p>
          </table:table-cell>
          <table:table-cell/>
          <table:table-cell table:formula="of:= 100 * ([.A165] - [.A164]*[.A164]) * ([.A165] - [.A164]*[.A164]) + (1 - [.A164]) * (1 - [.A164])" office:value-type="float" office:value="2.06938563280077" calcext:value-type="float">
            <text:p>2.06938563280077</text:p>
          </table:table-cell>
          <table:table-cell table:formula="of:= 100 * ([.B165] - [.B164]*[.B164]) * ([.B165] - [.B164]*[.B164]) + (1 - [.B164]) * (1 - [.B164])" office:value-type="float" office:value="15.0428309613634" calcext:value-type="float">
            <text:p>15.0428309613634</text:p>
          </table:table-cell>
          <table:table-cell table:formula="of:= [.A164]*[.A164]*[.A164]*[.A164] - 16*[.A164]*[.A164] + 5*[.A164]" office:value-type="float" office:value="-5.03452365481835" calcext:value-type="float">
            <text:p>-5.03452365481835</text:p>
          </table:table-cell>
          <table:table-cell table:formula="of:= [.B164]*[.B164]*[.B164]*[.B164] - 16*[.B164]*[.B164] + 5*[.B164]" office:value-type="float" office:value="-0.756081846803899" calcext:value-type="float">
            <text:p>-0.7560818468038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0556821427082" calcext:value-type="float">
            <text:p>0.200556821427082</text:p>
          </table:table-cell>
          <table:table-cell table:formula="of:=-[.A165]" office:value-type="float" office:value="-0.200556821427082" calcext:value-type="float">
            <text:p>-0.200556821427082</text:p>
          </table:table-cell>
          <table:table-cell/>
          <table:table-cell table:formula="of:= 100 * ([.A166] - [.A165]*[.A165]) * ([.A166] - [.A165]*[.A165]) + (1 - [.A165]) * (1 - [.A165])" office:value-type="float" office:value="19.826729224467" calcext:value-type="float">
            <text:p>19.826729224467</text:p>
          </table:table-cell>
          <table:table-cell table:formula="of:= 100 * ([.B166] - [.B165]*[.B165]) * ([.B166] - [.B165]*[.B165]) + (1 - [.B165]) * (1 - [.B165])" office:value-type="float" office:value="14.228445927187" calcext:value-type="float">
            <text:p>14.228445927187</text:p>
          </table:table-cell>
          <table:table-cell table:formula="of:= [.A165]*[.A165]*[.A165]*[.A165] - 16*[.A165]*[.A165] + 5*[.A165]" office:value-type="float" office:value="0.36083338203636" calcext:value-type="float">
            <text:p>0.36083338203636</text:p>
          </table:table-cell>
          <table:table-cell table:formula="of:= [.B165]*[.B165]*[.B165]*[.B165] - 16*[.B165]*[.B165] + 5*[.B165]" office:value-type="float" office:value="-1.64473483223446" calcext:value-type="float">
            <text:p>-1.644734832234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7813715872341" calcext:value-type="float">
            <text:p>-0.397813715872341</text:p>
          </table:table-cell>
          <table:table-cell table:formula="of:=-[.A166]" office:value-type="float" office:value="0.397813715872341" calcext:value-type="float">
            <text:p>0.397813715872341</text:p>
          </table:table-cell>
          <table:table-cell/>
          <table:table-cell table:formula="of:= 100 * ([.A167] - [.A166]*[.A166]) * ([.A167] - [.A166]*[.A166]) + (1 - [.A166]) * (1 - [.A166])" office:value-type="float" office:value="11.1404991831127" calcext:value-type="float">
            <text:p>11.1404991831127</text:p>
          </table:table-cell>
          <table:table-cell table:formula="of:= 100 * ([.B167] - [.B166]*[.B166]) * ([.B167] - [.B166]*[.B166]) + (1 - [.B166]) * (1 - [.B166])" office:value-type="float" office:value="0.380630436543481" calcext:value-type="float">
            <text:p>0.380630436543481</text:p>
          </table:table-cell>
          <table:table-cell table:formula="of:= [.A166]*[.A166]*[.A166]*[.A166] - 16*[.A166]*[.A166] + 5*[.A166]" office:value-type="float" office:value="-4.49611573672947" calcext:value-type="float">
            <text:p>-4.49611573672947</text:p>
          </table:table-cell>
          <table:table-cell table:formula="of:= [.B166]*[.B166]*[.B166]*[.B166] - 16*[.B166]*[.B166] + 5*[.B166]" office:value-type="float" office:value="-0.517978578006063" calcext:value-type="float">
            <text:p>-0.5179785780060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838556200112" calcext:value-type="float">
            <text:p>-0.144838556200112</text:p>
          </table:table-cell>
          <table:table-cell table:formula="of:=-[.A167]" office:value-type="float" office:value="0.144838556200112" calcext:value-type="float">
            <text:p>0.144838556200112</text:p>
          </table:table-cell>
          <table:table-cell/>
          <table:table-cell table:formula="of:= 100 * ([.A168] - [.A167]*[.A167]) * ([.A168] - [.A167]*[.A167]) + (1 - [.A167]) * (1 - [.A167])" office:value-type="float" office:value="6.71620700856268" calcext:value-type="float">
            <text:p>6.71620700856268</text:p>
          </table:table-cell>
          <table:table-cell table:formula="of:= 100 * ([.B168] - [.B167]*[.B167]) * ([.B168] - [.B167]*[.B167]) + (1 - [.B167]) * (1 - [.B167])" office:value-type="float" office:value="4.36192680235047" calcext:value-type="float">
            <text:p>4.36192680235047</text:p>
          </table:table-cell>
          <table:table-cell table:formula="of:= [.A167]*[.A167]*[.A167]*[.A167] - 16*[.A167]*[.A167] + 5*[.A167]" office:value-type="float" office:value="-1.05940401361056" calcext:value-type="float">
            <text:p>-1.05940401361056</text:p>
          </table:table-cell>
          <table:table-cell table:formula="of:= [.B167]*[.B167]*[.B167]*[.B167] - 16*[.B167]*[.B167] + 5*[.B167]" office:value-type="float" office:value="0.388981548390561" calcext:value-type="float">
            <text:p>0.3889815483905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1520216047582" calcext:value-type="float">
            <text:p>-0.211520216047582</text:p>
          </table:table-cell>
          <table:table-cell table:formula="of:=-[.A168]" office:value-type="float" office:value="0.211520216047582" calcext:value-type="float">
            <text:p>0.211520216047582</text:p>
          </table:table-cell>
          <table:table-cell/>
          <table:table-cell table:formula="of:= 100 * ([.A169] - [.A168]*[.A168]) * ([.A169] - [.A168]*[.A168]) + (1 - [.A168]) * (1 - [.A168])" office:value-type="float" office:value="2.8115034581607" calcext:value-type="float">
            <text:p>2.8115034581607</text:p>
          </table:table-cell>
          <table:table-cell table:formula="of:= 100 * ([.B169] - [.B168]*[.B168]) * ([.B169] - [.B168]*[.B168]) + (1 - [.B168]) * (1 - [.B168])" office:value-type="float" office:value="0.691594137771067" calcext:value-type="float">
            <text:p>0.691594137771067</text:p>
          </table:table-cell>
          <table:table-cell table:formula="of:= [.A168]*[.A168]*[.A168]*[.A168] - 16*[.A168]*[.A168] + 5*[.A168]" office:value-type="float" office:value="-1.77145216964154" calcext:value-type="float">
            <text:p>-1.77145216964154</text:p>
          </table:table-cell>
          <table:table-cell table:formula="of:= [.B168]*[.B168]*[.B168]*[.B168] - 16*[.B168]*[.B168] + 5*[.B168]" office:value-type="float" office:value="0.34374999083428" calcext:value-type="float">
            <text:p>0.343749990834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11782313370368" calcext:value-type="float">
            <text:p>-0.0711782313370368</text:p>
          </table:table-cell>
          <table:table-cell table:formula="of:=-[.A169]" office:value-type="float" office:value="0.0711782313370368" calcext:value-type="float">
            <text:p>0.0711782313370368</text:p>
          </table:table-cell>
          <table:table-cell/>
          <table:table-cell table:formula="of:= 100 * ([.A170] - [.A169]*[.A169]) * ([.A170] - [.A169]*[.A169]) + (1 - [.A169]) * (1 - [.A169])" office:value-type="float" office:value="14.6698796380118" calcext:value-type="float">
            <text:p>14.6698796380118</text:p>
          </table:table-cell>
          <table:table-cell table:formula="of:= 100 * ([.B170] - [.B169]*[.B169]) * ([.B170] - [.B169]*[.B169]) + (1 - [.B169]) * (1 - [.B169])" office:value-type="float" office:value="13.6502178234444" calcext:value-type="float">
            <text:p>13.6502178234444</text:p>
          </table:table-cell>
          <table:table-cell table:formula="of:= [.A169]*[.A169]*[.A169]*[.A169] - 16*[.A169]*[.A169] + 5*[.A169]" office:value-type="float" office:value="-0.436926938738244" calcext:value-type="float">
            <text:p>-0.436926938738244</text:p>
          </table:table-cell>
          <table:table-cell table:formula="of:= [.B169]*[.B169]*[.B169]*[.B169] - 16*[.B169]*[.B169] + 5*[.B169]" office:value-type="float" office:value="0.274855374632125" calcext:value-type="float">
            <text:p>0.2748553746321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2662592631055" calcext:value-type="float">
            <text:p>-0.362662592631055</text:p>
          </table:table-cell>
          <table:table-cell table:formula="of:=-[.A170]" office:value-type="float" office:value="0.362662592631055" calcext:value-type="float">
            <text:p>0.362662592631055</text:p>
          </table:table-cell>
          <table:table-cell/>
          <table:table-cell table:formula="of:= 100 * ([.A171] - [.A170]*[.A170]) * ([.A171] - [.A170]*[.A170]) + (1 - [.A170]) * (1 - [.A170])" office:value-type="float" office:value="4.02622717932692" calcext:value-type="float">
            <text:p>4.02622717932692</text:p>
          </table:table-cell>
          <table:table-cell table:formula="of:= 100 * ([.B171] - [.B170]*[.B170]) * ([.B171] - [.B170]*[.B170]) + (1 - [.B170]) * (1 - [.B170])" office:value-type="float" office:value="1.74624211669503" calcext:value-type="float">
            <text:p>1.74624211669503</text:p>
          </table:table-cell>
          <table:table-cell table:formula="of:= [.A170]*[.A170]*[.A170]*[.A170] - 16*[.A170]*[.A170] + 5*[.A170]" office:value-type="float" office:value="-3.90040085702112" calcext:value-type="float">
            <text:p>-3.90040085702112</text:p>
          </table:table-cell>
          <table:table-cell table:formula="of:= [.B170]*[.B170]*[.B170]*[.B170] - 16*[.B170]*[.B170] + 5*[.B170]" office:value-type="float" office:value="-0.273774930710574" calcext:value-type="float">
            <text:p>-0.2737749307105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57639234635293" calcext:value-type="float">
            <text:p>-0.0157639234635293</text:p>
          </table:table-cell>
          <table:table-cell table:formula="of:=-[.A171]" office:value-type="float" office:value="0.0157639234635293" calcext:value-type="float">
            <text:p>0.0157639234635293</text:p>
          </table:table-cell>
          <table:table-cell/>
          <table:table-cell table:formula="of:= 100 * ([.A172] - [.A171]*[.A171]) * ([.A172] - [.A171]*[.A171]) + (1 - [.A171]) * (1 - [.A171])" office:value-type="float" office:value="1.18320147225738" calcext:value-type="float">
            <text:p>1.18320147225738</text:p>
          </table:table-cell>
          <table:table-cell table:formula="of:= 100 * ([.B172] - [.B171]*[.B171]) * ([.B172] - [.B171]*[.B171]) + (1 - [.B171]) * (1 - [.B171])" office:value-type="float" office:value="1.11630246949207" calcext:value-type="float">
            <text:p>1.11630246949207</text:p>
          </table:table-cell>
          <table:table-cell table:formula="of:= [.A171]*[.A171]*[.A171]*[.A171] - 16*[.A171]*[.A171] + 5*[.A171]" office:value-type="float" office:value="-0.0827955760921829" calcext:value-type="float">
            <text:p>-0.0827955760921829</text:p>
          </table:table-cell>
          <table:table-cell table:formula="of:= [.B171]*[.B171]*[.B171]*[.B171] - 16*[.B171]*[.B171] + 5*[.B171]" office:value-type="float" office:value="0.0748436585431099" calcext:value-type="float">
            <text:p>0.07484365854310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86648799691657" calcext:value-type="float">
            <text:p>-0.0386648799691657</text:p>
          </table:table-cell>
          <table:table-cell table:formula="of:=-[.A172]" office:value-type="float" office:value="0.0386648799691657" calcext:value-type="float">
            <text:p>0.0386648799691657</text:p>
          </table:table-cell>
          <table:table-cell/>
          <table:table-cell table:formula="of:= 100 * ([.A173] - [.A172]*[.A172]) * ([.A173] - [.A172]*[.A172]) + (1 - [.A172]) * (1 - [.A172])" office:value-type="float" office:value="3.4082808298368" calcext:value-type="float">
            <text:p>3.4082808298368</text:p>
          </table:table-cell>
          <table:table-cell table:formula="of:= 100 * ([.B173] - [.B172]*[.B172]) * ([.B173] - [.B172]*[.B172]) + (1 - [.B172]) * (1 - [.B172])" office:value-type="float" office:value="3.16324685572147" calcext:value-type="float">
            <text:p>3.16324685572147</text:p>
          </table:table-cell>
          <table:table-cell table:formula="of:= [.A172]*[.A172]*[.A172]*[.A172] - 16*[.A172]*[.A172] + 5*[.A172]" office:value-type="float" office:value="-0.217241731990208" calcext:value-type="float">
            <text:p>-0.217241731990208</text:p>
          </table:table-cell>
          <table:table-cell table:formula="of:= [.B172]*[.B172]*[.B172]*[.B172] - 16*[.B172]*[.B172] + 5*[.B172]" office:value-type="float" office:value="0.169407067701449" calcext:value-type="float">
            <text:p>0.1694070677014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1130585105268" calcext:value-type="float">
            <text:p>-0.151130585105268</text:p>
          </table:table-cell>
          <table:table-cell table:formula="of:=-[.A173]" office:value-type="float" office:value="0.151130585105268" calcext:value-type="float">
            <text:p>0.151130585105268</text:p>
          </table:table-cell>
          <table:table-cell/>
          <table:table-cell table:formula="of:= 100 * ([.A174] - [.A173]*[.A173]) * ([.A174] - [.A173]*[.A173]) + (1 - [.A173]) * (1 - [.A173])" office:value-type="float" office:value="4.03015209222608" calcext:value-type="float">
            <text:p>4.03015209222608</text:p>
          </table:table-cell>
          <table:table-cell table:formula="of:= 100 * ([.B174] - [.B173]*[.B173]) * ([.B174] - [.B173]*[.B173]) + (1 - [.B173]) * (1 - [.B173])" office:value-type="float" office:value="5.13693549248086" calcext:value-type="float">
            <text:p>5.13693549248086</text:p>
          </table:table-cell>
          <table:table-cell table:formula="of:= [.A173]*[.A173]*[.A173]*[.A173] - 16*[.A173]*[.A173] + 5*[.A173]" office:value-type="float" office:value="-1.12057849926681" calcext:value-type="float">
            <text:p>-1.12057849926681</text:p>
          </table:table-cell>
          <table:table-cell table:formula="of:= [.B173]*[.B173]*[.B173]*[.B173] - 16*[.B173]*[.B173] + 5*[.B173]" office:value-type="float" office:value="0.39072735178587" calcext:value-type="float">
            <text:p>0.390727351785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7310830061402" calcext:value-type="float">
            <text:p>0.187310830061402</text:p>
          </table:table-cell>
          <table:table-cell table:formula="of:=-[.A174]" office:value-type="float" office:value="-0.187310830061402" calcext:value-type="float">
            <text:p>-0.187310830061402</text:p>
          </table:table-cell>
          <table:table-cell/>
          <table:table-cell table:formula="of:= 100 * ([.A175] - [.A174]*[.A174]) * ([.A175] - [.A174]*[.A174]) + (1 - [.A174]) * (1 - [.A174])" office:value-type="float" office:value="0.69703149953386" calcext:value-type="float">
            <text:p>0.69703149953386</text:p>
          </table:table-cell>
          <table:table-cell table:formula="of:= 100 * ([.B175] - [.B174]*[.B174]) * ([.B175] - [.B174]*[.B174]) + (1 - [.B174]) * (1 - [.B174])" office:value-type="float" office:value="1.67029665186226" calcext:value-type="float">
            <text:p>1.67029665186226</text:p>
          </table:table-cell>
          <table:table-cell table:formula="of:= [.A174]*[.A174]*[.A174]*[.A174] - 16*[.A174]*[.A174] + 5*[.A174]" office:value-type="float" office:value="0.376419578952548" calcext:value-type="float">
            <text:p>0.376419578952548</text:p>
          </table:table-cell>
          <table:table-cell table:formula="of:= [.B174]*[.B174]*[.B174]*[.B174] - 16*[.B174]*[.B174] + 5*[.B174]" office:value-type="float" office:value="-1.49668872166148" calcext:value-type="float">
            <text:p>-1.496688721661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59626347510969" calcext:value-type="float">
            <text:p>0.0159626347510969</text:p>
          </table:table-cell>
          <table:table-cell table:formula="of:=-[.A175]" office:value-type="float" office:value="-0.0159626347510969" calcext:value-type="float">
            <text:p>-0.0159626347510969</text:p>
          </table:table-cell>
          <table:table-cell/>
          <table:table-cell table:formula="of:= 100 * ([.A176] - [.A175]*[.A175]) * ([.A176] - [.A175]*[.A175]) + (1 - [.A175]) * (1 - [.A175])" office:value-type="float" office:value="3.89134617400041" calcext:value-type="float">
            <text:p>3.89134617400041</text:p>
          </table:table-cell>
          <table:table-cell table:formula="of:= 100 * ([.B176] - [.B175]*[.B175]) * ([.B176] - [.B175]*[.B175]) + (1 - [.B175]) * (1 - [.B175])" office:value-type="float" office:value="3.93779720186121" calcext:value-type="float">
            <text:p>3.93779720186121</text:p>
          </table:table-cell>
          <table:table-cell table:formula="of:= [.A175]*[.A175]*[.A175]*[.A175] - 16*[.A175]*[.A175] + 5*[.A175]" office:value-type="float" office:value="0.0757363473502825" calcext:value-type="float">
            <text:p>0.0757363473502825</text:p>
          </table:table-cell>
          <table:table-cell table:formula="of:= [.B175]*[.B175]*[.B175]*[.B175] - 16*[.B175]*[.B175] + 5*[.B175]" office:value-type="float" office:value="-0.0838900001606863" calcext:value-type="float">
            <text:p>-0.08389000016068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0713514099725" calcext:value-type="float">
            <text:p>-0.170713514099725</text:p>
          </table:table-cell>
          <table:table-cell table:formula="of:=-[.A176]" office:value-type="float" office:value="0.170713514099725" calcext:value-type="float">
            <text:p>0.170713514099725</text:p>
          </table:table-cell>
          <table:table-cell/>
          <table:table-cell table:formula="of:= 100 * ([.A177] - [.A176]*[.A176]) * ([.A177] - [.A176]*[.A176]) + (1 - [.A176]) * (1 - [.A176])" office:value-type="float" office:value="2.94408263705672" calcext:value-type="float">
            <text:p>2.94408263705672</text:p>
          </table:table-cell>
          <table:table-cell table:formula="of:= 100 * ([.B177] - [.B176]*[.B176]) * ([.B177] - [.B176]*[.B176]) + (1 - [.B176]) * (1 - [.B176])" office:value-type="float" office:value="4.06323797841579" calcext:value-type="float">
            <text:p>4.06323797841579</text:p>
          </table:table-cell>
          <table:table-cell table:formula="of:= [.A176]*[.A176]*[.A176]*[.A176] - 16*[.A176]*[.A176] + 5*[.A176]" office:value-type="float" office:value="-1.31900791233435" calcext:value-type="float">
            <text:p>-1.31900791233435</text:p>
          </table:table-cell>
          <table:table-cell table:formula="of:= [.B176]*[.B176]*[.B176]*[.B176] - 16*[.B176]*[.B176] + 5*[.B176]" office:value-type="float" office:value="0.388127228662902" calcext:value-type="float">
            <text:p>0.3881272286629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4582830656223" calcext:value-type="float">
            <text:p>0.154582830656223</text:p>
          </table:table-cell>
          <table:table-cell table:formula="of:=-[.A177]" office:value-type="float" office:value="-0.154582830656223" calcext:value-type="float">
            <text:p>-0.154582830656223</text:p>
          </table:table-cell>
          <table:table-cell/>
          <table:table-cell table:formula="of:= 100 * ([.A178] - [.A177]*[.A177]) * ([.A178] - [.A177]*[.A177]) + (1 - [.A177]) * (1 - [.A177])" office:value-type="float" office:value="8.66348278683394" calcext:value-type="float">
            <text:p>8.66348278683394</text:p>
          </table:table-cell>
          <table:table-cell table:formula="of:= 100 * ([.B178] - [.B177]*[.B177]) * ([.B178] - [.B177]*[.B177]) + (1 - [.B177]) * (1 - [.B177])" office:value-type="float" office:value="12.2050526392775" calcext:value-type="float">
            <text:p>12.2050526392775</text:p>
          </table:table-cell>
          <table:table-cell table:formula="of:= [.A177]*[.A177]*[.A177]*[.A177] - 16*[.A177]*[.A177] + 5*[.A177]" office:value-type="float" office:value="0.391151540462587" calcext:value-type="float">
            <text:p>0.391151540462587</text:p>
          </table:table-cell>
          <table:table-cell table:formula="of:= [.B177]*[.B177]*[.B177]*[.B177] - 16*[.B177]*[.B177] + 5*[.B177]" office:value-type="float" office:value="-1.15467676609964" calcext:value-type="float">
            <text:p>-1.154676766099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5831173843838" calcext:value-type="float">
            <text:p>0.305831173843838</text:p>
          </table:table-cell>
          <table:table-cell table:formula="of:=-[.A178]" office:value-type="float" office:value="-0.305831173843838" calcext:value-type="float">
            <text:p>-0.305831173843838</text:p>
          </table:table-cell>
          <table:table-cell/>
          <table:table-cell table:formula="of:= 100 * ([.A179] - [.A178]*[.A178]) * ([.A179] - [.A178]*[.A178]) + (1 - [.A178]) * (1 - [.A178])" office:value-type="float" office:value="23.5766302566015" calcext:value-type="float">
            <text:p>23.5766302566015</text:p>
          </table:table-cell>
          <table:table-cell table:formula="of:= 100 * ([.B179] - [.B178]*[.B178]) * ([.B179] - [.B178]*[.B178]) + (1 - [.B178]) * (1 - [.B178])" office:value-type="float" office:value="10.3196937912598" calcext:value-type="float">
            <text:p>10.3196937912598</text:p>
          </table:table-cell>
          <table:table-cell table:formula="of:= [.A178]*[.A178]*[.A178]*[.A178] - 16*[.A178]*[.A178] + 5*[.A178]" office:value-type="float" office:value="0.0413809261630402" calcext:value-type="float">
            <text:p>0.0413809261630402</text:p>
          </table:table-cell>
          <table:table-cell table:formula="of:= [.B178]*[.B178]*[.B178]*[.B178] - 16*[.B178]*[.B178] + 5*[.B178]" office:value-type="float" office:value="-3.01693081227534" calcext:value-type="float">
            <text:p>-3.016930812275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7037370174134" calcext:value-type="float">
            <text:p>-0.387037370174134</text:p>
          </table:table-cell>
          <table:table-cell table:formula="of:=-[.A179]" office:value-type="float" office:value="0.387037370174134" calcext:value-type="float">
            <text:p>0.387037370174134</text:p>
          </table:table-cell>
          <table:table-cell/>
          <table:table-cell table:formula="of:= 100 * ([.A180] - [.A179]*[.A179]) * ([.A180] - [.A179]*[.A179]) + (1 - [.A179]) * (1 - [.A179])" office:value-type="float" office:value="9.24917103211925" calcext:value-type="float">
            <text:p>9.24917103211925</text:p>
          </table:table-cell>
          <table:table-cell table:formula="of:= 100 * ([.B180] - [.B179]*[.B179]) * ([.B180] - [.B179]*[.B179]) + (1 - [.B179]) * (1 - [.B179])" office:value-type="float" office:value="0.459492723761868" calcext:value-type="float">
            <text:p>0.459492723761868</text:p>
          </table:table-cell>
          <table:table-cell table:formula="of:= [.A179]*[.A179]*[.A179]*[.A179] - 16*[.A179]*[.A179] + 5*[.A179]" office:value-type="float" office:value="-4.3095142468443" calcext:value-type="float">
            <text:p>-4.3095142468443</text:p>
          </table:table-cell>
          <table:table-cell table:formula="of:= [.B179]*[.B179]*[.B179]*[.B179] - 16*[.B179]*[.B179] + 5*[.B179]" office:value-type="float" office:value="-0.439140545102954" calcext:value-type="float">
            <text:p>-0.4391405451029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0854958164579" calcext:value-type="float">
            <text:p>-0.120854958164579</text:p>
          </table:table-cell>
          <table:table-cell table:formula="of:=-[.A180]" office:value-type="float" office:value="0.120854958164579" calcext:value-type="float">
            <text:p>0.120854958164579</text:p>
          </table:table-cell>
          <table:table-cell/>
          <table:table-cell table:formula="of:= 100 * ([.A181] - [.A180]*[.A180]) * ([.A181] - [.A180]*[.A180]) + (1 - [.A180]) * (1 - [.A180])" office:value-type="float" office:value="16.0671134242309" calcext:value-type="float">
            <text:p>16.0671134242309</text:p>
          </table:table-cell>
          <table:table-cell table:formula="of:= 100 * ([.B181] - [.B180]*[.B180]) * ([.B181] - [.B180]*[.B180]) + (1 - [.B180]) * (1 - [.B180])" office:value-type="float" office:value="13.4206030361647" calcext:value-type="float">
            <text:p>13.4206030361647</text:p>
          </table:table-cell>
          <table:table-cell table:formula="of:= [.A180]*[.A180]*[.A180]*[.A180] - 16*[.A180]*[.A180] + 5*[.A180]" office:value-type="float" office:value="-0.837756192504578" calcext:value-type="float">
            <text:p>-0.837756192504578</text:p>
          </table:table-cell>
          <table:table-cell table:formula="of:= [.B180]*[.B180]*[.B180]*[.B180] - 16*[.B180]*[.B180] + 5*[.B180]" office:value-type="float" office:value="0.370793389141217" calcext:value-type="float">
            <text:p>0.3707933891412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0242069688376" calcext:value-type="float">
            <text:p>-0.370242069688376</text:p>
          </table:table-cell>
          <table:table-cell table:formula="of:=-[.A181]" office:value-type="float" office:value="0.370242069688376" calcext:value-type="float">
            <text:p>0.370242069688376</text:p>
          </table:table-cell>
          <table:table-cell/>
          <table:table-cell table:formula="of:= 100 * ([.A182] - [.A181]*[.A181]) * ([.A182] - [.A181]*[.A181]) + (1 - [.A181]) * (1 - [.A181])" office:value-type="float" office:value="29.1570270003997" calcext:value-type="float">
            <text:p>29.1570270003997</text:p>
          </table:table-cell>
          <table:table-cell table:formula="of:= 100 * ([.B182] - [.B181]*[.B181]) * ([.B182] - [.B181]*[.B181]) + (1 - [.B181]) * (1 - [.B181])" office:value-type="float" office:value="6.55389533586609" calcext:value-type="float">
            <text:p>6.55389533586609</text:p>
          </table:table-cell>
          <table:table-cell table:formula="of:= [.A181]*[.A181]*[.A181]*[.A181] - 16*[.A181]*[.A181] + 5*[.A181]" office:value-type="float" office:value="-4.02568668673913" calcext:value-type="float">
            <text:p>-4.02568668673913</text:p>
          </table:table-cell>
          <table:table-cell table:formula="of:= [.B181]*[.B181]*[.B181]*[.B181] - 16*[.B181]*[.B181] + 5*[.B181]" office:value-type="float" office:value="-0.323265989855362" calcext:value-type="float">
            <text:p>-0.3232659898553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5218269819567" calcext:value-type="float">
            <text:p>-0.385218269819567</text:p>
          </table:table-cell>
          <table:table-cell table:formula="of:=-[.A182]" office:value-type="float" office:value="0.385218269819567" calcext:value-type="float">
            <text:p>0.385218269819567</text:p>
          </table:table-cell>
          <table:table-cell/>
          <table:table-cell table:formula="of:= 100 * ([.A183] - [.A182]*[.A182]) * ([.A183] - [.A182]*[.A182]) + (1 - [.A182]) * (1 - [.A182])" office:value-type="float" office:value="4.66164054187738" calcext:value-type="float">
            <text:p>4.66164054187738</text:p>
          </table:table-cell>
          <table:table-cell table:formula="of:= 100 * ([.B183] - [.B182]*[.B182]) * ([.B183] - [.B182]*[.B182]) + (1 - [.B182]) * (1 - [.B182])" office:value-type="float" office:value="21.7593851558097" calcext:value-type="float">
            <text:p>21.7593851558097</text:p>
          </table:table-cell>
          <table:table-cell table:formula="of:= [.A182]*[.A182]*[.A182]*[.A182] - 16*[.A182]*[.A182] + 5*[.A182]" office:value-type="float" office:value="-4.27836067884338" calcext:value-type="float">
            <text:p>-4.27836067884338</text:p>
          </table:table-cell>
          <table:table-cell table:formula="of:= [.B182]*[.B182]*[.B182]*[.B182] - 16*[.B182]*[.B182] + 5*[.B182]" office:value-type="float" office:value="-0.426177980647712" calcext:value-type="float">
            <text:p>-0.4261779806477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4007453152731" calcext:value-type="float">
            <text:p>0.314007453152731</text:p>
          </table:table-cell>
          <table:table-cell table:formula="of:=-[.A183]" office:value-type="float" office:value="-0.314007453152731" calcext:value-type="float">
            <text:p>-0.314007453152731</text:p>
          </table:table-cell>
          <table:table-cell/>
          <table:table-cell table:formula="of:= 100 * ([.A184] - [.A183]*[.A183]) * ([.A184] - [.A183]*[.A183]) + (1 - [.A183]) * (1 - [.A183])" office:value-type="float" office:value="22.7972644531419" calcext:value-type="float">
            <text:p>22.7972644531419</text:p>
          </table:table-cell>
          <table:table-cell table:formula="of:= 100 * ([.B184] - [.B183]*[.B183]) * ([.B184] - [.B183]*[.B183]) + (1 - [.B183]) * (1 - [.B183])" office:value-type="float" office:value="9.30616355892279" calcext:value-type="float">
            <text:p>9.30616355892279</text:p>
          </table:table-cell>
          <table:table-cell table:formula="of:= [.A183]*[.A183]*[.A183]*[.A183] - 16*[.A183]*[.A183] + 5*[.A183]" office:value-type="float" office:value="0.0021484698179981" calcext:value-type="float">
            <text:p>0.0021484698179981</text:p>
          </table:table-cell>
          <table:table-cell table:formula="of:= [.B183]*[.B183]*[.B183]*[.B183] - 16*[.B183]*[.B183] + 5*[.B183]" office:value-type="float" office:value="-3.13792606170931" calcext:value-type="float">
            <text:p>-3.137926061709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3910469273317" calcext:value-type="float">
            <text:p>-0.373910469273317</text:p>
          </table:table-cell>
          <table:table-cell table:formula="of:=-[.A184]" office:value-type="float" office:value="0.373910469273317" calcext:value-type="float">
            <text:p>0.373910469273317</text:p>
          </table:table-cell>
          <table:table-cell/>
          <table:table-cell table:formula="of:= 100 * ([.A185] - [.A184]*[.A184]) * ([.A185] - [.A184]*[.A184]) + (1 - [.A184]) * (1 - [.A184])" office:value-type="float" office:value="3.49144156777585" calcext:value-type="float">
            <text:p>3.49144156777585</text:p>
          </table:table-cell>
          <table:table-cell table:formula="of:= 100 * ([.B185] - [.B184]*[.B184]) * ([.B185] - [.B184]*[.B184]) + (1 - [.B184]) * (1 - [.B184])" office:value-type="float" office:value="2.7321658416843" calcext:value-type="float">
            <text:p>2.7321658416843</text:p>
          </table:table-cell>
          <table:table-cell table:formula="of:= [.A184]*[.A184]*[.A184]*[.A184] - 16*[.A184]*[.A184] + 5*[.A184]" office:value-type="float" office:value="-4.08695040348655" calcext:value-type="float">
            <text:p>-4.08695040348655</text:p>
          </table:table-cell>
          <table:table-cell table:formula="of:= [.B184]*[.B184]*[.B184]*[.B184] - 16*[.B184]*[.B184] + 5*[.B184]" office:value-type="float" office:value="-0.347845710753381" calcext:value-type="float">
            <text:p>-0.3478457107533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31673559180992" calcext:value-type="float">
            <text:p>0.0131673559180992</text:p>
          </table:table-cell>
          <table:table-cell table:formula="of:=-[.A185]" office:value-type="float" office:value="-0.0131673559180992" calcext:value-type="float">
            <text:p>-0.0131673559180992</text:p>
          </table:table-cell>
          <table:table-cell/>
          <table:table-cell table:formula="of:= 100 * ([.A186] - [.A185]*[.A185]) * ([.A186] - [.A185]*[.A185]) + (1 - [.A185]) * (1 - [.A185])" office:value-type="float" office:value="2.76924306991612" calcext:value-type="float">
            <text:p>2.76924306991612</text:p>
          </table:table-cell>
          <table:table-cell table:formula="of:= 100 * ([.B186] - [.B185]*[.B185]) * ([.B186] - [.B185]*[.B185]) + (1 - [.B185]) * (1 - [.B185])" office:value-type="float" office:value="2.81263189547073" calcext:value-type="float">
            <text:p>2.81263189547073</text:p>
          </table:table-cell>
          <table:table-cell table:formula="of:= [.A185]*[.A185]*[.A185]*[.A185] - 16*[.A185]*[.A185] + 5*[.A185]" office:value-type="float" office:value="0.063062741460882" calcext:value-type="float">
            <text:p>0.063062741460882</text:p>
          </table:table-cell>
          <table:table-cell table:formula="of:= [.B185]*[.B185]*[.B185]*[.B185] - 16*[.B185]*[.B185] + 5*[.B185]" office:value-type="float" office:value="-0.06861081772011" calcext:value-type="float">
            <text:p>-0.068610817720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3819322124823" calcext:value-type="float">
            <text:p>-0.133819322124823</text:p>
          </table:table-cell>
          <table:table-cell table:formula="of:=-[.A186]" office:value-type="float" office:value="0.133819322124823" calcext:value-type="float">
            <text:p>0.133819322124823</text:p>
          </table:table-cell>
          <table:table-cell/>
          <table:table-cell table:formula="of:= 100 * ([.A187] - [.A186]*[.A186]) * ([.A187] - [.A186]*[.A186]) + (1 - [.A186]) * (1 - [.A186])" office:value-type="float" office:value="1.56209103599756" calcext:value-type="float">
            <text:p>1.56209103599756</text:p>
          </table:table-cell>
          <table:table-cell table:formula="of:= 100 * ([.B187] - [.B186]*[.B186]) * ([.B187] - [.B186]*[.B186]) + (1 - [.B186]) * (1 - [.B186])" office:value-type="float" office:value="0.778399982396777" calcext:value-type="float">
            <text:p>0.778399982396777</text:p>
          </table:table-cell>
          <table:table-cell table:formula="of:= [.A186]*[.A186]*[.A186]*[.A186] - 16*[.A186]*[.A186] + 5*[.A186]" office:value-type="float" office:value="-0.955297703676474" calcext:value-type="float">
            <text:p>-0.955297703676474</text:p>
          </table:table-cell>
          <table:table-cell table:formula="of:= [.B186]*[.B186]*[.B186]*[.B186] - 16*[.B186]*[.B186] + 5*[.B186]" office:value-type="float" office:value="0.382895517571755" calcext:value-type="float">
            <text:p>0.3828955175717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46799142363126" calcext:value-type="float">
            <text:p>-0.0346799142363126</text:p>
          </table:table-cell>
          <table:table-cell table:formula="of:=-[.A187]" office:value-type="float" office:value="0.0346799142363126" calcext:value-type="float">
            <text:p>0.0346799142363126</text:p>
          </table:table-cell>
          <table:table-cell/>
          <table:table-cell table:formula="of:= 100 * ([.A188] - [.A187]*[.A187]) * ([.A188] - [.A187]*[.A187]) + (1 - [.A187]) * (1 - [.A187])" office:value-type="float" office:value="14.7446421294647" calcext:value-type="float">
            <text:p>14.7446421294647</text:p>
          </table:table-cell>
          <table:table-cell table:formula="of:= 100 * ([.B188] - [.B187]*[.B187]) * ([.B188] - [.B187]*[.B187]) + (1 - [.B187]) * (1 - [.B187])" office:value-type="float" office:value="14.4286055187926" calcext:value-type="float">
            <text:p>14.4286055187926</text:p>
          </table:table-cell>
          <table:table-cell table:formula="of:= [.A187]*[.A187]*[.A187]*[.A187] - 16*[.A187]*[.A187] + 5*[.A187]" office:value-type="float" office:value="-0.192641267925816" calcext:value-type="float">
            <text:p>-0.192641267925816</text:p>
          </table:table-cell>
          <table:table-cell table:formula="of:= [.B187]*[.B187]*[.B187]*[.B187] - 16*[.B187]*[.B187] + 5*[.B187]" office:value-type="float" office:value="0.154157874437309" calcext:value-type="float">
            <text:p>0.1541578744373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8582100485113" calcext:value-type="float">
            <text:p>-0.368582100485113</text:p>
          </table:table-cell>
          <table:table-cell table:formula="of:=-[.A188]" office:value-type="float" office:value="0.368582100485113" calcext:value-type="float">
            <text:p>0.368582100485113</text:p>
          </table:table-cell>
          <table:table-cell/>
          <table:table-cell table:formula="of:= 100 * ([.A189] - [.A188]*[.A188]) * ([.A189] - [.A188]*[.A188]) + (1 - [.A188]) * (1 - [.A188])" office:value-type="float" office:value="38.6728532206775" calcext:value-type="float">
            <text:p>38.6728532206775</text:p>
          </table:table-cell>
          <table:table-cell table:formula="of:= 100 * ([.B189] - [.B188]*[.B188]) * ([.B189] - [.B188]*[.B188]) + (1 - [.B188]) * (1 - [.B188])" office:value-type="float" office:value="11.6160406262654" calcext:value-type="float">
            <text:p>11.6160406262654</text:p>
          </table:table-cell>
          <table:table-cell table:formula="of:= [.A188]*[.A188]*[.A188]*[.A188] - 16*[.A188]*[.A188] + 5*[.A188]" office:value-type="float" office:value="-3.99809876549059" calcext:value-type="float">
            <text:p>-3.99809876549059</text:p>
          </table:table-cell>
          <table:table-cell table:formula="of:= [.B188]*[.B188]*[.B188]*[.B188] - 16*[.B188]*[.B188] + 5*[.B188]" office:value-type="float" office:value="-0.312277760639457" calcext:value-type="float">
            <text:p>-0.3122777606394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0775921095661" calcext:value-type="float">
            <text:p>-0.470775921095661</text:p>
          </table:table-cell>
          <table:table-cell table:formula="of:=-[.A189]" office:value-type="float" office:value="0.470775921095661" calcext:value-type="float">
            <text:p>0.470775921095661</text:p>
          </table:table-cell>
          <table:table-cell/>
          <table:table-cell table:formula="of:= 100 * ([.A190] - [.A189]*[.A189]) * ([.A190] - [.A189]*[.A189]) + (1 - [.A189]) * (1 - [.A189])" office:value-type="float" office:value="2.68511249264437" calcext:value-type="float">
            <text:p>2.68511249264437</text:p>
          </table:table-cell>
          <table:table-cell table:formula="of:= 100 * ([.B190] - [.B189]*[.B189]) * ([.B190] - [.B189]*[.B189]) + (1 - [.B189]) * (1 - [.B189])" office:value-type="float" office:value="14.0453034314756" calcext:value-type="float">
            <text:p>14.0453034314756</text:p>
          </table:table-cell>
          <table:table-cell table:formula="of:= [.A189]*[.A189]*[.A189]*[.A189] - 16*[.A189]*[.A189] + 5*[.A189]" office:value-type="float" office:value="-5.85083924894978" calcext:value-type="float">
            <text:p>-5.85083924894978</text:p>
          </table:table-cell>
          <table:table-cell table:formula="of:= [.B189]*[.B189]*[.B189]*[.B189] - 16*[.B189]*[.B189] + 5*[.B189]" office:value-type="float" office:value="-1.14308003799316" calcext:value-type="float">
            <text:p>-1.143080037993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9385197652705" calcext:value-type="float">
            <text:p>0.149385197652705</text:p>
          </table:table-cell>
          <table:table-cell table:formula="of:=-[.A190]" office:value-type="float" office:value="-0.149385197652705" calcext:value-type="float">
            <text:p>-0.149385197652705</text:p>
          </table:table-cell>
          <table:table-cell/>
          <table:table-cell table:formula="of:= 100 * ([.A191] - [.A190]*[.A190]) * ([.A191] - [.A190]*[.A190]) + (1 - [.A190]) * (1 - [.A190])" office:value-type="float" office:value="10.8852599405332" calcext:value-type="float">
            <text:p>10.8852599405332</text:p>
          </table:table-cell>
          <table:table-cell table:formula="of:= 100 * ([.B191] - [.B190]*[.B190]) * ([.B191] - [.B190]*[.B190]) + (1 - [.B190]) * (1 - [.B190])" office:value-type="float" office:value="14.5275013227286" calcext:value-type="float">
            <text:p>14.5275013227286</text:p>
          </table:table-cell>
          <table:table-cell table:formula="of:= [.A190]*[.A190]*[.A190]*[.A190] - 16*[.A190]*[.A190] + 5*[.A190]" office:value-type="float" office:value="0.390368992876305" calcext:value-type="float">
            <text:p>0.390368992876305</text:p>
          </table:table-cell>
          <table:table-cell table:formula="of:= [.B190]*[.B190]*[.B190]*[.B190] - 16*[.B190]*[.B190] + 5*[.B190]" office:value-type="float" office:value="-1.10348298365074" calcext:value-type="float">
            <text:p>-1.103482983650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1090377886782" calcext:value-type="float">
            <text:p>0.341090377886782</text:p>
          </table:table-cell>
          <table:table-cell table:formula="of:=-[.A191]" office:value-type="float" office:value="-0.341090377886782" calcext:value-type="float">
            <text:p>-0.341090377886782</text:p>
          </table:table-cell>
          <table:table-cell/>
          <table:table-cell table:formula="of:= 100 * ([.A192] - [.A191]*[.A191]) * ([.A192] - [.A191]*[.A191]) + (1 - [.A191]) * (1 - [.A191])" office:value-type="float" office:value="29.0708032273947" calcext:value-type="float">
            <text:p>29.0708032273947</text:p>
          </table:table-cell>
          <table:table-cell table:formula="of:= 100 * ([.B192] - [.B191]*[.B191]) * ([.B192] - [.B191]*[.B191]) + (1 - [.B191]) * (1 - [.B191])" office:value-type="float" office:value="10.9459333472806" calcext:value-type="float">
            <text:p>10.9459333472806</text:p>
          </table:table-cell>
          <table:table-cell table:formula="of:= [.A191]*[.A191]*[.A191]*[.A191] - 16*[.A191]*[.A191] + 5*[.A191]" office:value-type="float" office:value="-0.142494833505277" calcext:value-type="float">
            <text:p>-0.142494833505277</text:p>
          </table:table-cell>
          <table:table-cell table:formula="of:= [.B191]*[.B191]*[.B191]*[.B191] - 16*[.B191]*[.B191] + 5*[.B191]" office:value-type="float" office:value="-3.5533986123731" calcext:value-type="float">
            <text:p>-3.55339861237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8789499823636" calcext:value-type="float">
            <text:p>-0.418789499823636</text:p>
          </table:table-cell>
          <table:table-cell table:formula="of:=-[.A192]" office:value-type="float" office:value="0.418789499823636" calcext:value-type="float">
            <text:p>0.418789499823636</text:p>
          </table:table-cell>
          <table:table-cell/>
          <table:table-cell table:formula="of:= 100 * ([.A193] - [.A192]*[.A192]) * ([.A193] - [.A192]*[.A192]) + (1 - [.A192]) * (1 - [.A192])" office:value-type="float" office:value="25.2907417352887" calcext:value-type="float">
            <text:p>25.2907417352887</text:p>
          </table:table-cell>
          <table:table-cell table:formula="of:= 100 * ([.B193] - [.B192]*[.B192]) * ([.B193] - [.B192]*[.B192]) + (1 - [.B192]) * (1 - [.B192])" office:value-type="float" office:value="2.07232644119912" calcext:value-type="float">
            <text:p>2.07232644119912</text:p>
          </table:table-cell>
          <table:table-cell table:formula="of:= [.A192]*[.A192]*[.A192]*[.A192] - 16*[.A192]*[.A192] + 5*[.A192]" office:value-type="float" office:value="-4.86934204795989" calcext:value-type="float">
            <text:p>-4.86934204795989</text:p>
          </table:table-cell>
          <table:table-cell table:formula="of:= [.B192]*[.B192]*[.B192]*[.B192] - 16*[.B192]*[.B192] + 5*[.B192]" office:value-type="float" office:value="-0.681447049723533" calcext:value-type="float">
            <text:p>-0.6814470497235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7085852282431" calcext:value-type="float">
            <text:p>-0.307085852282431</text:p>
          </table:table-cell>
          <table:table-cell table:formula="of:=-[.A193]" office:value-type="float" office:value="0.307085852282431" calcext:value-type="float">
            <text:p>0.307085852282431</text:p>
          </table:table-cell>
          <table:table-cell/>
          <table:table-cell table:formula="of:= 100 * ([.A194] - [.A193]*[.A193]) * ([.A194] - [.A193]*[.A193]) + (1 - [.A193]) * (1 - [.A193])" office:value-type="float" office:value="11.5342409336664" calcext:value-type="float">
            <text:p>11.5342409336664</text:p>
          </table:table-cell>
          <table:table-cell table:formula="of:= 100 * ([.B194] - [.B193]*[.B193]) * ([.B194] - [.B193]*[.B193]) + (1 - [.B193]) * (1 - [.B193])" office:value-type="float" office:value="2.03906609473991" calcext:value-type="float">
            <text:p>2.03906609473991</text:p>
          </table:table-cell>
          <table:table-cell table:formula="of:= [.A193]*[.A193]*[.A193]*[.A193] - 16*[.A193]*[.A193] + 5*[.A193]" office:value-type="float" office:value="-3.03536397764288" calcext:value-type="float">
            <text:p>-3.03536397764288</text:p>
          </table:table-cell>
          <table:table-cell table:formula="of:= [.B193]*[.B193]*[.B193]*[.B193] - 16*[.B193]*[.B193] + 5*[.B193]" office:value-type="float" office:value="0.0354945451814288" calcext:value-type="float">
            <text:p>0.03549454518142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915908243467" calcext:value-type="float">
            <text:p>-0.21915908243467</text:p>
          </table:table-cell>
          <table:table-cell table:formula="of:=-[.A194]" office:value-type="float" office:value="0.21915908243467" calcext:value-type="float">
            <text:p>0.21915908243467</text:p>
          </table:table-cell>
          <table:table-cell/>
          <table:table-cell table:formula="of:= 100 * ([.A195] - [.A194]*[.A194]) * ([.A195] - [.A194]*[.A194]) + (1 - [.A194]) * (1 - [.A194])" office:value-type="float" office:value="1.61754263483263" calcext:value-type="float">
            <text:p>1.61754263483263</text:p>
          </table:table-cell>
          <table:table-cell table:formula="of:= 100 * ([.B195] - [.B194]*[.B194]) * ([.B195] - [.B194]*[.B194]) + (1 - [.B194]) * (1 - [.B194])" office:value-type="float" office:value="2.3595675902113" calcext:value-type="float">
            <text:p>2.3595675902113</text:p>
          </table:table-cell>
          <table:table-cell table:formula="of:= [.A194]*[.A194]*[.A194]*[.A194] - 16*[.A194]*[.A194] + 5*[.A194]" office:value-type="float" office:value="-1.86197971832064" calcext:value-type="float">
            <text:p>-1.86197971832064</text:p>
          </table:table-cell>
          <table:table-cell table:formula="of:= [.B194]*[.B194]*[.B194]*[.B194] - 16*[.B194]*[.B194] + 5*[.B194]" office:value-type="float" office:value="0.329611106026053" calcext:value-type="float">
            <text:p>0.3296111060260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42513834941467" calcext:value-type="float">
            <text:p>0.0842513834941467</text:p>
          </table:table-cell>
          <table:table-cell table:formula="of:=-[.A195]" office:value-type="float" office:value="-0.0842513834941467" calcext:value-type="float">
            <text:p>-0.0842513834941467</text:p>
          </table:table-cell>
          <table:table-cell/>
          <table:table-cell table:formula="of:= 100 * ([.A196] - [.A195]*[.A195]) * ([.A196] - [.A195]*[.A195]) + (1 - [.A195]) * (1 - [.A195])" office:value-type="float" office:value="2.63068508674879" calcext:value-type="float">
            <text:p>2.63068508674879</text:p>
          </table:table-cell>
          <table:table-cell table:formula="of:= 100 * ([.B196] - [.B195]*[.B195]) * ([.B196] - [.B195]*[.B195]) + (1 - [.B195]) * (1 - [.B195])" office:value-type="float" office:value="2.60774839044698" calcext:value-type="float">
            <text:p>2.60774839044698</text:p>
          </table:table-cell>
          <table:table-cell table:formula="of:= [.A195]*[.A195]*[.A195]*[.A195] - 16*[.A195]*[.A195] + 5*[.A195]" office:value-type="float" office:value="0.307734573340608" calcext:value-type="float">
            <text:p>0.307734573340608</text:p>
          </table:table-cell>
          <table:table-cell table:formula="of:= [.B195]*[.B195]*[.B195]*[.B195] - 16*[.B195]*[.B195] + 5*[.B195]" office:value-type="float" office:value="-0.534779261600859" calcext:value-type="float">
            <text:p>-0.5347792616008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6770653658698" calcext:value-type="float">
            <text:p>-0.126770653658698</text:p>
          </table:table-cell>
          <table:table-cell table:formula="of:=-[.A196]" office:value-type="float" office:value="0.126770653658698" calcext:value-type="float">
            <text:p>0.126770653658698</text:p>
          </table:table-cell>
          <table:table-cell/>
          <table:table-cell table:formula="of:= 100 * ([.A197] - [.A196]*[.A196]) * ([.A197] - [.A196]*[.A196]) + (1 - [.A196]) * (1 - [.A196])" office:value-type="float" office:value="4.8358383100264" calcext:value-type="float">
            <text:p>4.8358383100264</text:p>
          </table:table-cell>
          <table:table-cell table:formula="of:= 100 * ([.B197] - [.B196]*[.B196]) * ([.B197] - [.B196]*[.B196]) + (1 - [.B196]) * (1 - [.B196])" office:value-type="float" office:value="3.21811086317126" calcext:value-type="float">
            <text:p>3.21811086317126</text:p>
          </table:table-cell>
          <table:table-cell table:formula="of:= [.A196]*[.A196]*[.A196]*[.A196] - 16*[.A196]*[.A196] + 5*[.A196]" office:value-type="float" office:value="-0.890727775789769" calcext:value-type="float">
            <text:p>-0.890727775789769</text:p>
          </table:table-cell>
          <table:table-cell table:formula="of:= [.B196]*[.B196]*[.B196]*[.B196] - 16*[.B196]*[.B196] + 5*[.B196]" office:value-type="float" office:value="0.376978760797208" calcext:value-type="float">
            <text:p>0.3769787607972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2773746012298" calcext:value-type="float">
            <text:p>-0.172773746012298</text:p>
          </table:table-cell>
          <table:table-cell table:formula="of:=-[.A197]" office:value-type="float" office:value="0.172773746012298" calcext:value-type="float">
            <text:p>0.172773746012298</text:p>
          </table:table-cell>
          <table:table-cell/>
          <table:table-cell table:formula="of:= 100 * ([.A198] - [.A197]*[.A197]) * ([.A198] - [.A197]*[.A197]) + (1 - [.A197]) * (1 - [.A197])" office:value-type="float" office:value="1.78494169398693" calcext:value-type="float">
            <text:p>1.78494169398693</text:p>
          </table:table-cell>
          <table:table-cell table:formula="of:= 100 * ([.B198] - [.B197]*[.B197]) * ([.B198] - [.B197]*[.B197]) + (1 - [.B197]) * (1 - [.B197])" office:value-type="float" office:value="0.686147158440747" calcext:value-type="float">
            <text:p>0.686147158440747</text:p>
          </table:table-cell>
          <table:table-cell table:formula="of:= [.A197]*[.A197]*[.A197]*[.A197] - 16*[.A197]*[.A197] + 5*[.A197]" office:value-type="float" office:value="-1.34058993873038" calcext:value-type="float">
            <text:p>-1.34058993873038</text:p>
          </table:table-cell>
          <table:table-cell table:formula="of:= [.B197]*[.B197]*[.B197]*[.B197] - 16*[.B197]*[.B197] + 5*[.B197]" office:value-type="float" office:value="0.3871475213926" calcext:value-type="float">
            <text:p>0.38714752139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41448133684223" calcext:value-type="float">
            <text:p>-0.0341448133684223</text:p>
          </table:table-cell>
          <table:table-cell table:formula="of:=-[.A198]" office:value-type="float" office:value="0.0341448133684223" calcext:value-type="float">
            <text:p>0.0341448133684223</text:p>
          </table:table-cell>
          <table:table-cell/>
          <table:table-cell table:formula="of:= 100 * ([.A199] - [.A198]*[.A198]) * ([.A199] - [.A198]*[.A198]) + (1 - [.A198]) * (1 - [.A198])" office:value-type="float" office:value="12.5245695046139" calcext:value-type="float">
            <text:p>12.5245695046139</text:p>
          </table:table-cell>
          <table:table-cell table:formula="of:= 100 * ([.B199] - [.B198]*[.B198]) * ([.B199] - [.B198]*[.B198]) + (1 - [.B198]) * (1 - [.B198])" office:value-type="float" office:value="12.2306968168936" calcext:value-type="float">
            <text:p>12.2306968168936</text:p>
          </table:table-cell>
          <table:table-cell table:formula="of:= [.A198]*[.A198]*[.A198]*[.A198] - 16*[.A198]*[.A198] + 5*[.A198]" office:value-type="float" office:value="-0.189376600072696" calcext:value-type="float">
            <text:p>-0.189376600072696</text:p>
          </table:table-cell>
          <table:table-cell table:formula="of:= [.B198]*[.B198]*[.B198]*[.B198] - 16*[.B198]*[.B198] + 5*[.B198]" office:value-type="float" office:value="0.152071533611528" calcext:value-type="float">
            <text:p>0.1520715336115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7288176009613" calcext:value-type="float">
            <text:p>-0.337288176009613</text:p>
          </table:table-cell>
          <table:table-cell table:formula="of:=-[.A199]" office:value-type="float" office:value="0.337288176009613" calcext:value-type="float">
            <text:p>0.337288176009613</text:p>
          </table:table-cell>
          <table:table-cell/>
          <table:table-cell table:formula="of:= 100 * ([.A200] - [.A199]*[.A199]) * ([.A200] - [.A199]*[.A199]) + (1 - [.A199]) * (1 - [.A199])" office:value-type="float" office:value="5.32209902012007" calcext:value-type="float">
            <text:p>5.32209902012007</text:p>
          </table:table-cell>
          <table:table-cell table:formula="of:= 100 * ([.B200] - [.B199]*[.B199]) * ([.B200] - [.B199]*[.B199]) + (1 - [.B199]) * (1 - [.B199])" office:value-type="float" office:value="17.7040087447414" calcext:value-type="float">
            <text:p>17.7040087447414</text:p>
          </table:table-cell>
          <table:table-cell table:formula="of:= [.A199]*[.A199]*[.A199]*[.A199] - 16*[.A199]*[.A199] + 5*[.A199]" office:value-type="float" office:value="-3.49371180732382" calcext:value-type="float">
            <text:p>-3.49371180732382</text:p>
          </table:table-cell>
          <table:table-cell table:formula="of:= [.B199]*[.B199]*[.B199]*[.B199] - 16*[.B199]*[.B199] + 5*[.B199]" office:value-type="float" office:value="-0.120830047227684" calcext:value-type="float">
            <text:p>-0.1208300472276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174627445758" calcext:value-type="float">
            <text:p>0.30174627445758</text:p>
          </table:table-cell>
          <table:table-cell table:formula="of:=-[.A200]" office:value-type="float" office:value="-0.30174627445758" calcext:value-type="float">
            <text:p>-0.30174627445758</text:p>
          </table:table-cell>
          <table:table-cell/>
          <table:table-cell table:formula="of:= 100 * ([.A201] - [.A200]*[.A200]) * ([.A201] - [.A200]*[.A200]) + (1 - [.A200]) * (1 - [.A200])" office:value-type="float" office:value="10.9115182470258" calcext:value-type="float">
            <text:p>10.9115182470258</text:p>
          </table:table-cell>
          <table:table-cell table:formula="of:= 100 * ([.B201] - [.B200]*[.B200]) * ([.B201] - [.B200]*[.B200]) + (1 - [.B200]) * (1 - [.B200])" office:value-type="float" office:value="3.67587976241061" calcext:value-type="float">
            <text:p>3.67587976241061</text:p>
          </table:table-cell>
          <table:table-cell table:formula="of:= [.A200]*[.A200]*[.A200]*[.A200] - 16*[.A200]*[.A200] + 5*[.A200]" office:value-type="float" office:value="0.0602085966606358" calcext:value-type="float">
            <text:p>0.0602085966606358</text:p>
          </table:table-cell>
          <table:table-cell table:formula="of:= [.B200]*[.B200]*[.B200]*[.B200] - 16*[.B200]*[.B200] + 5*[.B200]" office:value-type="float" office:value="-2.95725414791516" calcext:value-type="float">
            <text:p>-2.957254147915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1810765816626" calcext:value-type="float">
            <text:p>-0.231810765816626</text:p>
          </table:table-cell>
          <table:table-cell table:formula="of:=-[.A201]" office:value-type="float" office:value="0.231810765816626" calcext:value-type="float">
            <text:p>0.231810765816626</text:p>
          </table:table-cell>
          <table:table-cell/>
          <table:table-cell table:formula="of:= 100 * ([.A202] - [.A201]*[.A201]) * ([.A202] - [.A201]*[.A201]) + (1 - [.A201]) * (1 - [.A201])" office:value-type="float" office:value="20.7653253800881" calcext:value-type="float">
            <text:p>20.7653253800881</text:p>
          </table:table-cell>
          <table:table-cell table:formula="of:= 100 * ([.B202] - [.B201]*[.B201]) * ([.B202] - [.B201]*[.B201]) + (1 - [.B201]) * (1 - [.B201])" office:value-type="float" office:value="30.4232877745406" calcext:value-type="float">
            <text:p>30.4232877745406</text:p>
          </table:table-cell>
          <table:table-cell table:formula="of:= [.A201]*[.A201]*[.A201]*[.A201] - 16*[.A201]*[.A201] + 5*[.A201]" office:value-type="float" office:value="-2.01594594492094" calcext:value-type="float">
            <text:p>-2.01594594492094</text:p>
          </table:table-cell>
          <table:table-cell table:formula="of:= [.B201]*[.B201]*[.B201]*[.B201] - 16*[.B201]*[.B201] + 5*[.B201]" office:value-type="float" office:value="0.302161713245324" calcext:value-type="float">
            <text:p>0.3021617132453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24612887564" calcext:value-type="float">
            <text:p>0.4924612887564</text:p>
          </table:table-cell>
          <table:table-cell table:formula="of:=-[.A202]" office:value-type="float" office:value="-0.4924612887564" calcext:value-type="float">
            <text:p>-0.4924612887564</text:p>
          </table:table-cell>
          <table:table-cell/>
          <table:table-cell table:formula="of:= 100 * ([.A203] - [.A202]*[.A202]) * ([.A203] - [.A202]*[.A202]) + (1 - [.A202]) * (1 - [.A202])" office:value-type="float" office:value="1.50042875208743" calcext:value-type="float">
            <text:p>1.50042875208743</text:p>
          </table:table-cell>
          <table:table-cell table:formula="of:= 100 * ([.B203] - [.B202]*[.B202]) * ([.B203] - [.B202]*[.B202]) + (1 - [.B202]) * (1 - [.B202])" office:value-type="float" office:value="16.1816857705043" calcext:value-type="float">
            <text:p>16.1816857705043</text:p>
          </table:table-cell>
          <table:table-cell table:formula="of:= [.A202]*[.A202]*[.A202]*[.A202] - 16*[.A202]*[.A202] + 5*[.A202]" office:value-type="float" office:value="-1.35916845201951" calcext:value-type="float">
            <text:p>-1.35916845201951</text:p>
          </table:table-cell>
          <table:table-cell table:formula="of:= [.B202]*[.B202]*[.B202]*[.B202] - 16*[.B202]*[.B202] + 5*[.B202]" office:value-type="float" office:value="-6.28378133958352" calcext:value-type="float">
            <text:p>-6.283781339583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1035691425662" calcext:value-type="float">
            <text:p>0.131035691425662</text:p>
          </table:table-cell>
          <table:table-cell table:formula="of:=-[.A203]" office:value-type="float" office:value="-0.131035691425662" calcext:value-type="float">
            <text:p>-0.131035691425662</text:p>
          </table:table-cell>
          <table:table-cell/>
          <table:table-cell table:formula="of:= 100 * ([.A204] - [.A203]*[.A203]) * ([.A204] - [.A203]*[.A203]) + (1 - [.A203]) * (1 - [.A203])" office:value-type="float" office:value="25.9106817430433" calcext:value-type="float">
            <text:p>25.9106817430433</text:p>
          </table:table-cell>
          <table:table-cell table:formula="of:= 100 * ([.B204] - [.B203]*[.B203]) * ([.B204] - [.B203]*[.B203]) + (1 - [.B203]) * (1 - [.B203])" office:value-type="float" office:value="23.1080133535405" calcext:value-type="float">
            <text:p>23.1080133535405</text:p>
          </table:table-cell>
          <table:table-cell table:formula="of:= [.A203]*[.A203]*[.A203]*[.A203] - 16*[.A203]*[.A203] + 5*[.A203]" office:value-type="float" office:value="0.38074763929237" calcext:value-type="float">
            <text:p>0.38074763929237</text:p>
          </table:table-cell>
          <table:table-cell table:formula="of:= [.B203]*[.B203]*[.B203]*[.B203] - 16*[.B203]*[.B203] + 5*[.B203]" office:value-type="float" office:value="-0.929609274964245" calcext:value-type="float">
            <text:p>-0.9296092749642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4383062210234" calcext:value-type="float">
            <text:p>-0.484383062210234</text:p>
          </table:table-cell>
          <table:table-cell table:formula="of:=-[.A204]" office:value-type="float" office:value="0.484383062210234" calcext:value-type="float">
            <text:p>0.484383062210234</text:p>
          </table:table-cell>
          <table:table-cell/>
          <table:table-cell table:formula="of:= 100 * ([.A205] - [.A204]*[.A204]) * ([.A205] - [.A204]*[.A204]) + (1 - [.A204]) * (1 - [.A204])" office:value-type="float" office:value="2.38737761094361" calcext:value-type="float">
            <text:p>2.38737761094361</text:p>
          </table:table-cell>
          <table:table-cell table:formula="of:= 100 * ([.B205] - [.B204]*[.B204]) * ([.B205] - [.B204]*[.B204]) + (1 - [.B204]) * (1 - [.B204])" office:value-type="float" office:value="18.4441870030718" calcext:value-type="float">
            <text:p>18.4441870030718</text:p>
          </table:table-cell>
          <table:table-cell table:formula="of:= [.A204]*[.A204]*[.A204]*[.A204] - 16*[.A204]*[.A204] + 5*[.A204]" office:value-type="float" office:value="-6.12089672023481" calcext:value-type="float">
            <text:p>-6.12089672023481</text:p>
          </table:table-cell>
          <table:table-cell table:formula="of:= [.B204]*[.B204]*[.B204]*[.B204] - 16*[.B204]*[.B204] + 5*[.B204]" office:value-type="float" office:value="-1.27706609813246" calcext:value-type="float">
            <text:p>-1.277066098132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1733532397255" calcext:value-type="float">
            <text:p>0.191733532397255</text:p>
          </table:table-cell>
          <table:table-cell table:formula="of:=-[.A205]" office:value-type="float" office:value="-0.191733532397255" calcext:value-type="float">
            <text:p>-0.191733532397255</text:p>
          </table:table-cell>
          <table:table-cell/>
          <table:table-cell table:formula="of:= 100 * ([.A206] - [.A205]*[.A205]) * ([.A206] - [.A205]*[.A205]) + (1 - [.A205]) * (1 - [.A205])" office:value-type="float" office:value="4.67014930769495" calcext:value-type="float">
            <text:p>4.67014930769495</text:p>
          </table:table-cell>
          <table:table-cell table:formula="of:= 100 * ([.B206] - [.B205]*[.B205]) * ([.B206] - [.B205]*[.B205]) + (1 - [.B205]) * (1 - [.B205])" office:value-type="float" office:value="8.92478320442142" calcext:value-type="float">
            <text:p>8.92478320442142</text:p>
          </table:table-cell>
          <table:table-cell table:formula="of:= [.A205]*[.A205]*[.A205]*[.A205] - 16*[.A205]*[.A205] + 5*[.A205]" office:value-type="float" office:value="0.371831128933056" calcext:value-type="float">
            <text:p>0.371831128933056</text:p>
          </table:table-cell>
          <table:table-cell table:formula="of:= [.B205]*[.B205]*[.B205]*[.B205] - 16*[.B205]*[.B205] + 5*[.B205]" office:value-type="float" office:value="-1.54550419503949" calcext:value-type="float">
            <text:p>-1.545504195039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7182670131858" calcext:value-type="float">
            <text:p>0.237182670131858</text:p>
          </table:table-cell>
          <table:table-cell table:formula="of:=-[.A206]" office:value-type="float" office:value="-0.237182670131858" calcext:value-type="float">
            <text:p>-0.237182670131858</text:p>
          </table:table-cell>
          <table:table-cell/>
          <table:table-cell table:formula="of:= 100 * ([.A207] - [.A206]*[.A206]) * ([.A207] - [.A206]*[.A206]) + (1 - [.A206]) * (1 - [.A206])" office:value-type="float" office:value="6.03193772704827" calcext:value-type="float">
            <text:p>6.03193772704827</text:p>
          </table:table-cell>
          <table:table-cell table:formula="of:= 100 * ([.B207] - [.B206]*[.B206]) * ([.B207] - [.B206]*[.B206]) + (1 - [.B206]) * (1 - [.B206])" office:value-type="float" office:value="13.4997717401123" calcext:value-type="float">
            <text:p>13.4997717401123</text:p>
          </table:table-cell>
          <table:table-cell table:formula="of:= [.A206]*[.A206]*[.A206]*[.A206] - 16*[.A206]*[.A206] + 5*[.A206]" office:value-type="float" office:value="0.288988141155543" calcext:value-type="float">
            <text:p>0.288988141155543</text:p>
          </table:table-cell>
          <table:table-cell table:formula="of:= [.B206]*[.B206]*[.B206]*[.B206] - 16*[.B206]*[.B206] + 5*[.B206]" office:value-type="float" office:value="-2.08283856016304" calcext:value-type="float">
            <text:p>-2.082838560163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9708985838198" calcext:value-type="float">
            <text:p>0.289708985838198</text:p>
          </table:table-cell>
          <table:table-cell table:formula="of:=-[.A207]" office:value-type="float" office:value="-0.289708985838198" calcext:value-type="float">
            <text:p>-0.289708985838198</text:p>
          </table:table-cell>
          <table:table-cell/>
          <table:table-cell table:formula="of:= 100 * ([.A208] - [.A207]*[.A207]) * ([.A208] - [.A207]*[.A207]) + (1 - [.A207]) * (1 - [.A207])" office:value-type="float" office:value="0.529791821895651" calcext:value-type="float">
            <text:p>0.529791821895651</text:p>
          </table:table-cell>
          <table:table-cell table:formula="of:= 100 * ([.B208] - [.B207]*[.B207]) * ([.B208] - [.B207]*[.B207]) + (1 - [.B207]) * (1 - [.B207])" office:value-type="float" office:value="5.04018939725302" calcext:value-type="float">
            <text:p>5.04018939725302</text:p>
          </table:table-cell>
          <table:table-cell table:formula="of:= [.A207]*[.A207]*[.A207]*[.A207] - 16*[.A207]*[.A207] + 5*[.A207]" office:value-type="float" office:value="0.112688648112678" calcext:value-type="float">
            <text:p>0.112688648112678</text:p>
          </table:table-cell>
          <table:table-cell table:formula="of:= [.B207]*[.B207]*[.B207]*[.B207] - 16*[.B207]*[.B207] + 5*[.B207]" office:value-type="float" office:value="-2.7844012102693" calcext:value-type="float">
            <text:p>-2.78440121026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98305093793897" calcext:value-type="float">
            <text:p>0.0998305093793897</text:p>
          </table:table-cell>
          <table:table-cell table:formula="of:=-[.A208]" office:value-type="float" office:value="-0.0998305093793897" calcext:value-type="float">
            <text:p>-0.0998305093793897</text:p>
          </table:table-cell>
          <table:table-cell/>
          <table:table-cell table:formula="of:= 100 * ([.A209] - [.A208]*[.A208]) * ([.A209] - [.A208]*[.A208]) + (1 - [.A208]) * (1 - [.A208])" office:value-type="float" office:value="21.4744775687" calcext:value-type="float">
            <text:p>21.4744775687</text:p>
          </table:table-cell>
          <table:table-cell table:formula="of:= 100 * ([.B209] - [.B208]*[.B208]) * ([.B209] - [.B208]*[.B208]) + (1 - [.B208]) * (1 - [.B208])" office:value-type="float" office:value="23.7256850806969" calcext:value-type="float">
            <text:p>23.7256850806969</text:p>
          </table:table-cell>
          <table:table-cell table:formula="of:= [.A208]*[.A208]*[.A208]*[.A208] - 16*[.A208]*[.A208] + 5*[.A208]" office:value-type="float" office:value="0.339793781008969" calcext:value-type="float">
            <text:p>0.339793781008969</text:p>
          </table:table-cell>
          <table:table-cell table:formula="of:= [.B208]*[.B208]*[.B208]*[.B208] - 16*[.B208]*[.B208] + 5*[.B208]" office:value-type="float" office:value="-0.658511312784928" calcext:value-type="float">
            <text:p>-0.6585113127849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4544753690923" calcext:value-type="float">
            <text:p>0.464544753690923</text:p>
          </table:table-cell>
          <table:table-cell table:formula="of:=-[.A209]" office:value-type="float" office:value="-0.464544753690923" calcext:value-type="float">
            <text:p>-0.464544753690923</text:p>
          </table:table-cell>
          <table:table-cell/>
          <table:table-cell table:formula="of:= 100 * ([.A210] - [.A209]*[.A209]) * ([.A210] - [.A209]*[.A209]) + (1 - [.A209]) * (1 - [.A209])" office:value-type="float" office:value="0.465449381227503" calcext:value-type="float">
            <text:p>0.465449381227503</text:p>
          </table:table-cell>
          <table:table-cell table:formula="of:= 100 * ([.B210] - [.B209]*[.B209]) * ([.B210] - [.B209]*[.B209]) + (1 - [.B209]) * (1 - [.B209])" office:value-type="float" office:value="17.3023920427744" calcext:value-type="float">
            <text:p>17.3023920427744</text:p>
          </table:table-cell>
          <table:table-cell table:formula="of:= [.A209]*[.A209]*[.A209]*[.A209] - 16*[.A209]*[.A209] + 5*[.A209]" office:value-type="float" office:value="-1.08353505340696" calcext:value-type="float">
            <text:p>-1.08353505340696</text:p>
          </table:table-cell>
          <table:table-cell table:formula="of:= [.B209]*[.B209]*[.B209]*[.B209] - 16*[.B209]*[.B209] + 5*[.B209]" office:value-type="float" office:value="-5.72898259031618" calcext:value-type="float">
            <text:p>-5.72898259031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3524522162148" calcext:value-type="float">
            <text:p>0.173524522162148</text:p>
          </table:table-cell>
          <table:table-cell table:formula="of:=-[.A210]" office:value-type="float" office:value="-0.173524522162148" calcext:value-type="float">
            <text:p>-0.173524522162148</text:p>
          </table:table-cell>
          <table:table-cell/>
          <table:table-cell table:formula="of:= 100 * ([.A211] - [.A210]*[.A210]) * ([.A211] - [.A210]*[.A210]) + (1 - [.A210]) * (1 - [.A210])" office:value-type="float" office:value="10.2305086333112" calcext:value-type="float">
            <text:p>10.2305086333112</text:p>
          </table:table-cell>
          <table:table-cell table:formula="of:= 100 * ([.B211] - [.B210]*[.B210]) * ([.B211] - [.B210]*[.B210]) + (1 - [.B210]) * (1 - [.B210])" office:value-type="float" office:value="15.0088324918578" calcext:value-type="float">
            <text:p>15.0088324918578</text:p>
          </table:table-cell>
          <table:table-cell table:formula="of:= [.A210]*[.A210]*[.A210]*[.A210] - 16*[.A210]*[.A210] + 5*[.A210]" office:value-type="float" office:value="0.386757112000339" calcext:value-type="float">
            <text:p>0.386757112000339</text:p>
          </table:table-cell>
          <table:table-cell table:formula="of:= [.B210]*[.B210]*[.B210]*[.B210] - 16*[.B210]*[.B210] + 5*[.B210]" office:value-type="float" office:value="-1.34848810962115" calcext:value-type="float">
            <text:p>-1.348488109621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9100191938462" calcext:value-type="float">
            <text:p>0.339100191938462</text:p>
          </table:table-cell>
          <table:table-cell table:formula="of:=-[.A211]" office:value-type="float" office:value="-0.339100191938462" calcext:value-type="float">
            <text:p>-0.339100191938462</text:p>
          </table:table-cell>
          <table:table-cell/>
          <table:table-cell table:formula="of:= 100 * ([.A212] - [.A211]*[.A211]) * ([.A212] - [.A211]*[.A211]) + (1 - [.A211]) * (1 - [.A211])" office:value-type="float" office:value="12.5578064394948" calcext:value-type="float">
            <text:p>12.5578064394948</text:p>
          </table:table-cell>
          <table:table-cell table:formula="of:= 100 * ([.B212] - [.B211]*[.B211]) * ([.B212] - [.B211]*[.B211]) + (1 - [.B211]) * (1 - [.B211])" office:value-type="float" office:value="3.1897139257933" calcext:value-type="float">
            <text:p>3.1897139257933</text:p>
          </table:table-cell>
          <table:table-cell table:formula="of:= [.A211]*[.A211]*[.A211]*[.A211] - 16*[.A211]*[.A211] + 5*[.A211]" office:value-type="float" office:value="-0.131099626708876" calcext:value-type="float">
            <text:p>-0.131099626708876</text:p>
          </table:table-cell>
          <table:table-cell table:formula="of:= [.B211]*[.B211]*[.B211]*[.B211] - 16*[.B211]*[.B211] + 5*[.B211]" office:value-type="float" office:value="-3.5221015460935" calcext:value-type="float">
            <text:p>-3.52210154609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3163582196432" calcext:value-type="float">
            <text:p>-0.233163582196432</text:p>
          </table:table-cell>
          <table:table-cell table:formula="of:=-[.A212]" office:value-type="float" office:value="0.233163582196432" calcext:value-type="float">
            <text:p>0.233163582196432</text:p>
          </table:table-cell>
          <table:table-cell/>
          <table:table-cell table:formula="of:= 100 * ([.A213] - [.A212]*[.A212]) * ([.A213] - [.A212]*[.A212]) + (1 - [.A212]) * (1 - [.A212])" office:value-type="float" office:value="1.61399135729944" calcext:value-type="float">
            <text:p>1.61399135729944</text:p>
          </table:table-cell>
          <table:table-cell table:formula="of:= 100 * ([.B213] - [.B212]*[.B212]) * ([.B213] - [.B212]*[.B212]) + (1 - [.B212]) * (1 - [.B212])" office:value-type="float" office:value="1.1993374821424" calcext:value-type="float">
            <text:p>1.1993374821424</text:p>
          </table:table-cell>
          <table:table-cell table:formula="of:= [.A212]*[.A212]*[.A212]*[.A212] - 16*[.A212]*[.A212] + 5*[.A212]" office:value-type="float" office:value="-2.03270642691815" calcext:value-type="float">
            <text:p>-2.03270642691815</text:p>
          </table:table-cell>
          <table:table-cell table:formula="of:= [.B212]*[.B212]*[.B212]*[.B212] - 16*[.B212]*[.B212] + 5*[.B212]" office:value-type="float" office:value="0.298929395046164" calcext:value-type="float">
            <text:p>0.2989293950461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38203813954051" calcext:value-type="float">
            <text:p>0.0238203813954051</text:p>
          </table:table-cell>
          <table:table-cell table:formula="of:=-[.A213]" office:value-type="float" office:value="-0.0238203813954051" calcext:value-type="float">
            <text:p>-0.0238203813954051</text:p>
          </table:table-cell>
          <table:table-cell/>
          <table:table-cell table:formula="of:= 100 * ([.A214] - [.A213]*[.A213]) * ([.A214] - [.A213]*[.A213]) + (1 - [.A213]) * (1 - [.A213])" office:value-type="float" office:value="0.967242400135157" calcext:value-type="float">
            <text:p>0.967242400135157</text:p>
          </table:table-cell>
          <table:table-cell table:formula="of:= 100 * ([.B214] - [.B213]*[.B213]) * ([.B214] - [.B213]*[.B213]) + (1 - [.B213]) * (1 - [.B213])" office:value-type="float" office:value="1.0653682994993" calcext:value-type="float">
            <text:p>1.0653682994993</text:p>
          </table:table-cell>
          <table:table-cell table:formula="of:= [.A213]*[.A213]*[.A213]*[.A213] - 16*[.A213]*[.A213] + 5*[.A213]" office:value-type="float" office:value="0.110023659814619" calcext:value-type="float">
            <text:p>0.110023659814619</text:p>
          </table:table-cell>
          <table:table-cell table:formula="of:= [.B213]*[.B213]*[.B213]*[.B213] - 16*[.B213]*[.B213] + 5*[.B213]" office:value-type="float" office:value="-0.128180154139432" calcext:value-type="float">
            <text:p>-0.1281801541394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25322558910728" calcext:value-type="float">
            <text:p>0.0125322558910728</text:p>
          </table:table-cell>
          <table:table-cell table:formula="of:=-[.A214]" office:value-type="float" office:value="-0.0125322558910728" calcext:value-type="float">
            <text:p>-0.0125322558910728</text:p>
          </table:table-cell>
          <table:table-cell/>
          <table:table-cell table:formula="of:= 100 * ([.A215] - [.A214]*[.A214]) * ([.A215] - [.A214]*[.A214]) + (1 - [.A214]) * (1 - [.A214])" office:value-type="float" office:value="23.6082404133101" calcext:value-type="float">
            <text:p>23.6082404133101</text:p>
          </table:table-cell>
          <table:table-cell table:formula="of:= 100 * ([.B215] - [.B214]*[.B214]) * ([.B215] - [.B214]*[.B214]) + (1 - [.B214]) * (1 - [.B214])" office:value-type="float" office:value="23.6284917079933" calcext:value-type="float">
            <text:p>23.6284917079933</text:p>
          </table:table-cell>
          <table:table-cell table:formula="of:= [.A214]*[.A214]*[.A214]*[.A214] - 16*[.A214]*[.A214] + 5*[.A214]" office:value-type="float" office:value="0.0601483851188936" calcext:value-type="float">
            <text:p>0.0601483851188936</text:p>
          </table:table-cell>
          <table:table-cell table:formula="of:= [.B214]*[.B214]*[.B214]*[.B214] - 16*[.B214]*[.B214] + 5*[.B214]" office:value-type="float" office:value="-0.0651741737918346" calcext:value-type="float">
            <text:p>-0.06517417379183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5586023096875" calcext:value-type="float">
            <text:p>-0.475586023096875</text:p>
          </table:table-cell>
          <table:table-cell table:formula="of:=-[.A215]" office:value-type="float" office:value="0.475586023096875" calcext:value-type="float">
            <text:p>0.475586023096875</text:p>
          </table:table-cell>
          <table:table-cell/>
          <table:table-cell table:formula="of:= 100 * ([.A216] - [.A215]*[.A215]) * ([.A216] - [.A215]*[.A215]) + (1 - [.A215]) * (1 - [.A215])" office:value-type="float" office:value="2.30585492994625" calcext:value-type="float">
            <text:p>2.30585492994625</text:p>
          </table:table-cell>
          <table:table-cell table:formula="of:= 100 * ([.B216] - [.B215]*[.B215]) * ([.B216] - [.B215]*[.B215]) + (1 - [.B215]) * (1 - [.B215])" office:value-type="float" office:value="17.6236611379941" calcext:value-type="float">
            <text:p>17.6236611379941</text:p>
          </table:table-cell>
          <table:table-cell table:formula="of:= [.A215]*[.A215]*[.A215]*[.A215] - 16*[.A215]*[.A215] + 5*[.A215]" office:value-type="float" office:value="-5.94568483463318" calcext:value-type="float">
            <text:p>-5.94568483463318</text:p>
          </table:table-cell>
          <table:table-cell table:formula="of:= [.B215]*[.B215]*[.B215]*[.B215] - 16*[.B215]*[.B215] + 5*[.B215]" office:value-type="float" office:value="-1.18982460366442" calcext:value-type="float">
            <text:p>-1.189824603664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033505455703" calcext:value-type="float">
            <text:p>0.19033505455703</text:p>
          </table:table-cell>
          <table:table-cell table:formula="of:=-[.A216]" office:value-type="float" office:value="-0.19033505455703" calcext:value-type="float">
            <text:p>-0.19033505455703</text:p>
          </table:table-cell>
          <table:table-cell/>
          <table:table-cell table:formula="of:= 100 * ([.A217] - [.A216]*[.A216]) * ([.A217] - [.A216]*[.A216]) + (1 - [.A216]) * (1 - [.A216])" office:value-type="float" office:value="2.06306882521162" calcext:value-type="float">
            <text:p>2.06306882521162</text:p>
          </table:table-cell>
          <table:table-cell table:formula="of:= 100 * ([.B217] - [.B216]*[.B216]) * ([.B217] - [.B216]*[.B216]) + (1 - [.B216]) * (1 - [.B216])" office:value-type="float" office:value="1.63019117755425" calcext:value-type="float">
            <text:p>1.63019117755425</text:p>
          </table:table-cell>
          <table:table-cell table:formula="of:= [.A216]*[.A216]*[.A216]*[.A216] - 16*[.A216]*[.A216] + 5*[.A216]" office:value-type="float" office:value="0.373348771794787" calcext:value-type="float">
            <text:p>0.373348771794787</text:p>
          </table:table-cell>
          <table:table-cell table:formula="of:= [.B216]*[.B216]*[.B216]*[.B216] - 16*[.B216]*[.B216] + 5*[.B216]" office:value-type="float" office:value="-1.53000177377551" calcext:value-type="float">
            <text:p>-1.530001773775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24111569061999" calcext:value-type="float">
            <text:p>-0.0824111569061999</text:p>
          </table:table-cell>
          <table:table-cell table:formula="of:=-[.A217]" office:value-type="float" office:value="0.0824111569061999" calcext:value-type="float">
            <text:p>0.0824111569061999</text:p>
          </table:table-cell>
          <table:table-cell/>
          <table:table-cell table:formula="of:= 100 * ([.A218] - [.A217]*[.A217]) * ([.A218] - [.A217]*[.A217]) + (1 - [.A217]) * (1 - [.A217])" office:value-type="float" office:value="1.88079473570042" calcext:value-type="float">
            <text:p>1.88079473570042</text:p>
          </table:table-cell>
          <table:table-cell table:formula="of:= 100 * ([.B218] - [.B217]*[.B217]) * ([.B218] - [.B217]*[.B217]) + (1 - [.B217]) * (1 - [.B217])" office:value-type="float" office:value="1.79837645605119" calcext:value-type="float">
            <text:p>1.79837645605119</text:p>
          </table:table-cell>
          <table:table-cell table:formula="of:= [.A217]*[.A217]*[.A217]*[.A217] - 16*[.A217]*[.A217] + 5*[.A217]" office:value-type="float" office:value="-0.520675239238869" calcext:value-type="float">
            <text:p>-0.520675239238869</text:p>
          </table:table-cell>
          <table:table-cell table:formula="of:= [.B217]*[.B217]*[.B217]*[.B217] - 16*[.B217]*[.B217] + 5*[.B217]" office:value-type="float" office:value="0.303436329823131" calcext:value-type="float">
            <text:p>0.3034363298231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10044732796569" calcext:value-type="float">
            <text:p>0.0910044732796569</text:p>
          </table:table-cell>
          <table:table-cell table:formula="of:=-[.A218]" office:value-type="float" office:value="-0.0910044732796569" calcext:value-type="float">
            <text:p>-0.0910044732796569</text:p>
          </table:table-cell>
          <table:table-cell/>
          <table:table-cell table:formula="of:= 100 * ([.A219] - [.A218]*[.A218]) * ([.A219] - [.A218]*[.A218]) + (1 - [.A218]) * (1 - [.A218])" office:value-type="float" office:value="14.8541050415627" calcext:value-type="float">
            <text:p>14.8541050415627</text:p>
          </table:table-cell>
          <table:table-cell table:formula="of:= 100 * ([.B219] - [.B218]*[.B218]) * ([.B219] - [.B218]*[.B218]) + (1 - [.B218]) * (1 - [.B218])" office:value-type="float" office:value="16.4862982249724" calcext:value-type="float">
            <text:p>16.4862982249724</text:p>
          </table:table-cell>
          <table:table-cell table:formula="of:= [.A218]*[.A218]*[.A218]*[.A218] - 16*[.A218]*[.A218] + 5*[.A218]" office:value-type="float" office:value="0.322581928333489" calcext:value-type="float">
            <text:p>0.322581928333489</text:p>
          </table:table-cell>
          <table:table-cell table:formula="of:= [.B218]*[.B218]*[.B218]*[.B218] - 16*[.B218]*[.B218] + 5*[.B218]" office:value-type="float" office:value="-0.587462804463079" calcext:value-type="float">
            <text:p>-0.5874628044630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2819291239844" calcext:value-type="float">
            <text:p>0.382819291239844</text:p>
          </table:table-cell>
          <table:table-cell table:formula="of:=-[.A219]" office:value-type="float" office:value="-0.382819291239844" calcext:value-type="float">
            <text:p>-0.382819291239844</text:p>
          </table:table-cell>
          <table:table-cell/>
          <table:table-cell table:formula="of:= 100 * ([.A220] - [.A219]*[.A219]) * ([.A220] - [.A219]*[.A219]) + (1 - [.A219]) * (1 - [.A219])" office:value-type="float" office:value="8.24129084612311" calcext:value-type="float">
            <text:p>8.24129084612311</text:p>
          </table:table-cell>
          <table:table-cell table:formula="of:= 100 * ([.B220] - [.B219]*[.B219]) * ([.B220] - [.B219]*[.B219]) + (1 - [.B219]) * (1 - [.B219])" office:value-type="float" office:value="34.7983872899592" calcext:value-type="float">
            <text:p>34.7983872899592</text:p>
          </table:table-cell>
          <table:table-cell table:formula="of:= [.A219]*[.A219]*[.A219]*[.A219] - 16*[.A219]*[.A219] + 5*[.A219]" office:value-type="float" office:value="-0.409236218510064" calcext:value-type="float">
            <text:p>-0.409236218510064</text:p>
          </table:table-cell>
          <table:table-cell table:formula="of:= [.B219]*[.B219]*[.B219]*[.B219] - 16*[.B219]*[.B219] + 5*[.B219]" office:value-type="float" office:value="-4.23742913090851" calcext:value-type="float">
            <text:p>-4.237429130908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6914281052082" calcext:value-type="float">
            <text:p>0.426914281052082</text:p>
          </table:table-cell>
          <table:table-cell table:formula="of:=-[.A220]" office:value-type="float" office:value="-0.426914281052082" calcext:value-type="float">
            <text:p>-0.426914281052082</text:p>
          </table:table-cell>
          <table:table-cell/>
          <table:table-cell table:formula="of:= 100 * ([.A221] - [.A220]*[.A220]) * ([.A221] - [.A220]*[.A220]) + (1 - [.A220]) * (1 - [.A220])" office:value-type="float" office:value="0.442973050234034" calcext:value-type="float">
            <text:p>0.442973050234034</text:p>
          </table:table-cell>
          <table:table-cell table:formula="of:= 100 * ([.B221] - [.B220]*[.B220]) * ([.B221] - [.B220]*[.B220]) + (1 - [.B220]) * (1 - [.B220])" office:value-type="float" office:value="17.9048524521519" calcext:value-type="float">
            <text:p>17.9048524521519</text:p>
          </table:table-cell>
          <table:table-cell table:formula="of:= [.A220]*[.A220]*[.A220]*[.A220] - 16*[.A220]*[.A220] + 5*[.A220]" office:value-type="float" office:value="-0.748304270738381" calcext:value-type="float">
            <text:p>-0.748304270738381</text:p>
          </table:table-cell>
          <table:table-cell table:formula="of:= [.B220]*[.B220]*[.B220]*[.B220] - 16*[.B220]*[.B220] + 5*[.B220]" office:value-type="float" office:value="-5.0174470812592" calcext:value-type="float">
            <text:p>-5.01744708125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6100420216164" calcext:value-type="float">
            <text:p>0.216100420216164</text:p>
          </table:table-cell>
          <table:table-cell table:formula="of:=-[.A221]" office:value-type="float" office:value="-0.216100420216164" calcext:value-type="float">
            <text:p>-0.216100420216164</text:p>
          </table:table-cell>
          <table:table-cell/>
          <table:table-cell table:formula="of:= 100 * ([.A222] - [.A221]*[.A221]) * ([.A222] - [.A221]*[.A221]) + (1 - [.A221]) * (1 - [.A221])" office:value-type="float" office:value="0.710467971431797" calcext:value-type="float">
            <text:p>0.710467971431797</text:p>
          </table:table-cell>
          <table:table-cell table:formula="of:= 100 * ([.B222] - [.B221]*[.B221]) * ([.B222] - [.B221]*[.B221]) + (1 - [.B221]) * (1 - [.B221])" office:value-type="float" office:value="1.8685240199894" calcext:value-type="float">
            <text:p>1.8685240199894</text:p>
          </table:table-cell>
          <table:table-cell table:formula="of:= [.A221]*[.A221]*[.A221]*[.A221] - 16*[.A221]*[.A221] + 5*[.A221]" office:value-type="float" office:value="0.335492668376631" calcext:value-type="float">
            <text:p>0.335492668376631</text:p>
          </table:table-cell>
          <table:table-cell table:formula="of:= [.B221]*[.B221]*[.B221]*[.B221] - 16*[.B221]*[.B221] + 5*[.B221]" office:value-type="float" office:value="-1.82551153378501" calcext:value-type="float">
            <text:p>-1.825511533785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57204600274845" calcext:value-type="float">
            <text:p>0.0157204600274845</text:p>
          </table:table-cell>
          <table:table-cell table:formula="of:=-[.A222]" office:value-type="float" office:value="-0.0157204600274845" calcext:value-type="float">
            <text:p>-0.0157204600274845</text:p>
          </table:table-cell>
          <table:table-cell/>
          <table:table-cell table:formula="of:= 100 * ([.A223] - [.A222]*[.A222]) * ([.A223] - [.A222]*[.A222]) + (1 - [.A222]) * (1 - [.A222])" office:value-type="float" office:value="2.52917096918926" calcext:value-type="float">
            <text:p>2.52917096918926</text:p>
          </table:table-cell>
          <table:table-cell table:formula="of:= 100 * ([.B223] - [.B222]*[.B222]) * ([.B223] - [.B222]*[.B222]) + (1 - [.B222]) * (1 - [.B222])" office:value-type="float" office:value="2.60442543642552" calcext:value-type="float">
            <text:p>2.60442543642552</text:p>
          </table:table-cell>
          <table:table-cell table:formula="of:= [.A222]*[.A222]*[.A222]*[.A222] - 16*[.A222]*[.A222] + 5*[.A222]" office:value-type="float" office:value="0.0746482353964629" calcext:value-type="float">
            <text:p>0.0746482353964629</text:p>
          </table:table-cell>
          <table:table-cell table:formula="of:= [.B222]*[.B222]*[.B222]*[.B222] - 16*[.B222]*[.B222] + 5*[.B222]" office:value-type="float" office:value="-0.0825563648783821" calcext:value-type="float">
            <text:p>-0.08255636487838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5161693919453" calcext:value-type="float">
            <text:p>0.125161693919453</text:p>
          </table:table-cell>
          <table:table-cell table:formula="of:=-[.A223]" office:value-type="float" office:value="-0.125161693919453" calcext:value-type="float">
            <text:p>-0.125161693919453</text:p>
          </table:table-cell>
          <table:table-cell/>
          <table:table-cell table:formula="of:= 100 * ([.A224] - [.A223]*[.A223]) * ([.A224] - [.A223]*[.A223]) + (1 - [.A223]) * (1 - [.A223])" office:value-type="float" office:value="6.52097300441913" calcext:value-type="float">
            <text:p>6.52097300441913</text:p>
          </table:table-cell>
          <table:table-cell table:formula="of:= 100 * ([.B224] - [.B223]*[.B223]) * ([.B224] - [.B223]*[.B223]) + (1 - [.B223]) * (1 - [.B223])" office:value-type="float" office:value="8.62309500025643" calcext:value-type="float">
            <text:p>8.62309500025643</text:p>
          </table:table-cell>
          <table:table-cell table:formula="of:= [.A223]*[.A223]*[.A223]*[.A223] - 16*[.A223]*[.A223] + 5*[.A223]" office:value-type="float" office:value="0.375406681912623" calcext:value-type="float">
            <text:p>0.375406681912623</text:p>
          </table:table-cell>
          <table:table-cell table:formula="of:= [.B223]*[.B223]*[.B223]*[.B223] - 16*[.B223]*[.B223] + 5*[.B223]" office:value-type="float" office:value="-0.876210257281912" calcext:value-type="float">
            <text:p>-0.8762102572819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5574410329327" calcext:value-type="float">
            <text:p>0.255574410329327</text:p>
          </table:table-cell>
          <table:table-cell table:formula="of:=-[.A224]" office:value-type="float" office:value="-0.255574410329327" calcext:value-type="float">
            <text:p>-0.255574410329327</text:p>
          </table:table-cell>
          <table:table-cell/>
          <table:table-cell table:formula="of:= 100 * ([.A225] - [.A224]*[.A224]) * ([.A225] - [.A224]*[.A224]) + (1 - [.A224]) * (1 - [.A224])" office:value-type="float" office:value="8.82391307443717" calcext:value-type="float">
            <text:p>8.82391307443717</text:p>
          </table:table-cell>
          <table:table-cell table:formula="of:= 100 * ([.B225] - [.B224]*[.B224]) * ([.B225] - [.B224]*[.B224]) + (1 - [.B224]) * (1 - [.B224])" office:value-type="float" office:value="19.0662750820376" calcext:value-type="float">
            <text:p>19.0662750820376</text:p>
          </table:table-cell>
          <table:table-cell table:formula="of:= [.A224]*[.A224]*[.A224]*[.A224] - 16*[.A224]*[.A224] + 5*[.A224]" office:value-type="float" office:value="0.237046061803337" calcext:value-type="float">
            <text:p>0.237046061803337</text:p>
          </table:table-cell>
          <table:table-cell table:formula="of:= [.B224]*[.B224]*[.B224]*[.B224] - 16*[.B224]*[.B224] + 5*[.B224]" office:value-type="float" office:value="-2.31869804148993" calcext:value-type="float">
            <text:p>-2.318698041489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2889898396921" calcext:value-type="float">
            <text:p>0.352889898396921</text:p>
          </table:table-cell>
          <table:table-cell table:formula="of:=-[.A225]" office:value-type="float" office:value="-0.352889898396921" calcext:value-type="float">
            <text:p>-0.352889898396921</text:p>
          </table:table-cell>
          <table:table-cell/>
          <table:table-cell table:formula="of:= 100 * ([.A226] - [.A225]*[.A225]) * ([.A226] - [.A225]*[.A225]) + (1 - [.A225]) * (1 - [.A225])" office:value-type="float" office:value="7.33233628791157" calcext:value-type="float">
            <text:p>7.33233628791157</text:p>
          </table:table-cell>
          <table:table-cell table:formula="of:= 100 * ([.B226] - [.B225]*[.B225]) * ([.B226] - [.B225]*[.B225]) + (1 - [.B225]) * (1 - [.B225])" office:value-type="float" office:value="28.0446626106156" calcext:value-type="float">
            <text:p>28.0446626106156</text:p>
          </table:table-cell>
          <table:table-cell table:formula="of:= [.A225]*[.A225]*[.A225]*[.A225] - 16*[.A225]*[.A225] + 5*[.A225]" office:value-type="float" office:value="-0.212542954469103" calcext:value-type="float">
            <text:p>-0.212542954469103</text:p>
          </table:table-cell>
          <table:table-cell table:formula="of:= [.B225]*[.B225]*[.B225]*[.B225] - 16*[.B225]*[.B225] + 5*[.B225]" office:value-type="float" office:value="-3.74144193843831" calcext:value-type="float">
            <text:p>-3.741441938438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7468246302855" calcext:value-type="float">
            <text:p>0.387468246302855</text:p>
          </table:table-cell>
          <table:table-cell table:formula="of:=-[.A226]" office:value-type="float" office:value="-0.387468246302855" calcext:value-type="float">
            <text:p>-0.387468246302855</text:p>
          </table:table-cell>
          <table:table-cell/>
          <table:table-cell table:formula="of:= 100 * ([.A227] - [.A226]*[.A226]) * ([.A227] - [.A226]*[.A226]) + (1 - [.A226]) * (1 - [.A226])" office:value-type="float" office:value="1.09089209877395" calcext:value-type="float">
            <text:p>1.09089209877395</text:p>
          </table:table-cell>
          <table:table-cell table:formula="of:= 100 * ([.B227] - [.B226]*[.B226]) * ([.B227] - [.B226]*[.B226]) + (1 - [.B226]) * (1 - [.B226])" office:value-type="float" office:value="6.57618189607128" calcext:value-type="float">
            <text:p>6.57618189607128</text:p>
          </table:table-cell>
          <table:table-cell table:formula="of:= [.A226]*[.A226]*[.A226]*[.A226] - 16*[.A226]*[.A226] + 5*[.A226]" office:value-type="float" office:value="-0.442225528876396" calcext:value-type="float">
            <text:p>-0.442225528876396</text:p>
          </table:table-cell>
          <table:table-cell table:formula="of:= [.B226]*[.B226]*[.B226]*[.B226] - 16*[.B226]*[.B226] + 5*[.B226]" office:value-type="float" office:value="-4.31690799190495" calcext:value-type="float">
            <text:p>-4.316907991904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55327678173673" calcext:value-type="float">
            <text:p>0.0655327678173673</text:p>
          </table:table-cell>
          <table:table-cell table:formula="of:=-[.A227]" office:value-type="float" office:value="-0.0655327678173673" calcext:value-type="float">
            <text:p>-0.0655327678173673</text:p>
          </table:table-cell>
          <table:table-cell/>
          <table:table-cell table:formula="of:= 100 * ([.A228] - [.A227]*[.A227]) * ([.A228] - [.A227]*[.A227]) + (1 - [.A227]) * (1 - [.A227])" office:value-type="float" office:value="2.47509100130451" calcext:value-type="float">
            <text:p>2.47509100130451</text:p>
          </table:table-cell>
          <table:table-cell table:formula="of:= 100 * ([.B228] - [.B227]*[.B227]) * ([.B228] - [.B227]*[.B227]) + (1 - [.B227]) * (1 - [.B227])" office:value-type="float" office:value="2.52718428554711" calcext:value-type="float">
            <text:p>2.52718428554711</text:p>
          </table:table-cell>
          <table:table-cell table:formula="of:= [.A227]*[.A227]*[.A227]*[.A227] - 16*[.A227]*[.A227] + 5*[.A227]" office:value-type="float" office:value="0.258969583667186" calcext:value-type="float">
            <text:p>0.258969583667186</text:p>
          </table:table-cell>
          <table:table-cell table:formula="of:= [.B227]*[.B227]*[.B227]*[.B227] - 16*[.B227]*[.B227] + 5*[.B227]" office:value-type="float" office:value="-0.396358094506488" calcext:value-type="float">
            <text:p>-0.3963580945064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2270143094916" calcext:value-type="float">
            <text:p>-0.122270143094916</text:p>
          </table:table-cell>
          <table:table-cell table:formula="of:=-[.A228]" office:value-type="float" office:value="0.122270143094916" calcext:value-type="float">
            <text:p>0.122270143094916</text:p>
          </table:table-cell>
          <table:table-cell/>
          <table:table-cell table:formula="of:= 100 * ([.A229] - [.A228]*[.A228]) * ([.A229] - [.A228]*[.A228]) + (1 - [.A228]) * (1 - [.A228])" office:value-type="float" office:value="7.28543125340566" calcext:value-type="float">
            <text:p>7.28543125340566</text:p>
          </table:table-cell>
          <table:table-cell table:formula="of:= 100 * ([.B229] - [.B228]*[.B228]) * ([.B229] - [.B228]*[.B228]) + (1 - [.B228]) * (1 - [.B228])" office:value-type="float" office:value="5.41779475634003" calcext:value-type="float">
            <text:p>5.41779475634003</text:p>
          </table:table-cell>
          <table:table-cell table:formula="of:= [.A228]*[.A228]*[.A228]*[.A228] - 16*[.A228]*[.A228] + 5*[.A228]" office:value-type="float" office:value="-0.850327019615817" calcext:value-type="float">
            <text:p>-0.850327019615817</text:p>
          </table:table-cell>
          <table:table-cell table:formula="of:= [.B228]*[.B228]*[.B228]*[.B228] - 16*[.B228]*[.B228] + 5*[.B228]" office:value-type="float" office:value="0.372374411333345" calcext:value-type="float">
            <text:p>0.3723744113333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0527933300543" calcext:value-type="float">
            <text:p>-0.230527933300543</text:p>
          </table:table-cell>
          <table:table-cell table:formula="of:=-[.A229]" office:value-type="float" office:value="0.230527933300543" calcext:value-type="float">
            <text:p>0.230527933300543</text:p>
          </table:table-cell>
          <table:table-cell/>
          <table:table-cell table:formula="of:= 100 * ([.A230] - [.A229]*[.A229]) * ([.A230] - [.A229]*[.A229]) + (1 - [.A229]) * (1 - [.A229])" office:value-type="float" office:value="2.04098722565492" calcext:value-type="float">
            <text:p>2.04098722565492</text:p>
          </table:table-cell>
          <table:table-cell table:formula="of:= 100 * ([.B230] - [.B229]*[.B229]) * ([.B230] - [.B229]*[.B229]) + (1 - [.B229]) * (1 - [.B229])" office:value-type="float" office:value="0.705697227943821" calcext:value-type="float">
            <text:p>0.705697227943821</text:p>
          </table:table-cell>
          <table:table-cell table:formula="of:= [.A229]*[.A229]*[.A229]*[.A229] - 16*[.A229]*[.A229] + 5*[.A229]" office:value-type="float" office:value="-2.00010552295482" calcext:value-type="float">
            <text:p>-2.00010552295482</text:p>
          </table:table-cell>
          <table:table-cell table:formula="of:= [.B229]*[.B229]*[.B229]*[.B229] - 16*[.B229]*[.B229] + 5*[.B229]" office:value-type="float" office:value="0.305173810050608" calcext:value-type="float">
            <text:p>0.3051738100506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94370504621753" calcext:value-type="float">
            <text:p>-0.0194370504621753</text:p>
          </table:table-cell>
          <table:table-cell table:formula="of:=-[.A230]" office:value-type="float" office:value="0.0194370504621753" calcext:value-type="float">
            <text:p>0.0194370504621753</text:p>
          </table:table-cell>
          <table:table-cell/>
          <table:table-cell table:formula="of:= 100 * ([.A231] - [.A230]*[.A230]) * ([.A231] - [.A230]*[.A230]) + (1 - [.A230]) * (1 - [.A230])" office:value-type="float" office:value="4.58294910009094" calcext:value-type="float">
            <text:p>4.58294910009094</text:p>
          </table:table-cell>
          <table:table-cell table:formula="of:= 100 * ([.B231] - [.B230]*[.B230]) * ([.B231] - [.B230]*[.B230]) + (1 - [.B230]) * (1 - [.B230])" office:value-type="float" office:value="4.53370581282712" calcext:value-type="float">
            <text:p>4.53370581282712</text:p>
          </table:table-cell>
          <table:table-cell table:formula="of:= [.A230]*[.A230]*[.A230]*[.A230] - 16*[.A230]*[.A230] + 5*[.A230]" office:value-type="float" office:value="-0.103229892469551" calcext:value-type="float">
            <text:p>-0.103229892469551</text:p>
          </table:table-cell>
          <table:table-cell table:formula="of:= [.B230]*[.B230]*[.B230]*[.B230] - 16*[.B230]*[.B230] + 5*[.B230]" office:value-type="float" office:value="0.0911406121522019" calcext:value-type="float">
            <text:p>0.09114061215220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862490250031" calcext:value-type="float">
            <text:p>0.18862490250031</text:p>
          </table:table-cell>
          <table:table-cell table:formula="of:=-[.A231]" office:value-type="float" office:value="-0.18862490250031" calcext:value-type="float">
            <text:p>-0.18862490250031</text:p>
          </table:table-cell>
          <table:table-cell/>
          <table:table-cell table:formula="of:= 100 * ([.A232] - [.A231]*[.A231]) * ([.A232] - [.A231]*[.A231]) + (1 - [.A231]) * (1 - [.A231])" office:value-type="float" office:value="2.38910118158835" calcext:value-type="float">
            <text:p>2.38910118158835</text:p>
          </table:table-cell>
          <table:table-cell table:formula="of:= 100 * ([.B232] - [.B231]*[.B231]) * ([.B232] - [.B231]*[.B231]) + (1 - [.B231]) * (1 - [.B231])" office:value-type="float" office:value="1.77764620374857" calcext:value-type="float">
            <text:p>1.77764620374857</text:p>
          </table:table-cell>
          <table:table-cell table:formula="of:= [.A231]*[.A231]*[.A231]*[.A231] - 16*[.A231]*[.A231] + 5*[.A231]" office:value-type="float" office:value="0.37512074142943" calcext:value-type="float">
            <text:p>0.37512074142943</text:p>
          </table:table-cell>
          <table:table-cell table:formula="of:= [.B231]*[.B231]*[.B231]*[.B231] - 16*[.B231]*[.B231] + 5*[.B231]" office:value-type="float" office:value="-1.51112828357367" calcext:value-type="float">
            <text:p>-1.511128283573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59794403419233" calcext:value-type="float">
            <text:p>-0.0959794403419233</text:p>
          </table:table-cell>
          <table:table-cell table:formula="of:=-[.A232]" office:value-type="float" office:value="0.0959794403419233" calcext:value-type="float">
            <text:p>0.0959794403419233</text:p>
          </table:table-cell>
          <table:table-cell/>
          <table:table-cell table:formula="of:= 100 * ([.A233] - [.A232]*[.A232]) * ([.A233] - [.A232]*[.A232]) + (1 - [.A232]) * (1 - [.A232])" office:value-type="float" office:value="8.66394428515839" calcext:value-type="float">
            <text:p>8.66394428515839</text:p>
          </table:table-cell>
          <table:table-cell table:formula="of:= 100 * ([.B233] - [.B232]*[.B232]) * ([.B233] - [.B232]*[.B232]) + (1 - [.B232]) * (1 - [.B232])" office:value-type="float" office:value="9.32059358383127" calcext:value-type="float">
            <text:p>9.32059358383127</text:p>
          </table:table-cell>
          <table:table-cell table:formula="of:= [.A232]*[.A232]*[.A232]*[.A232] - 16*[.A232]*[.A232] + 5*[.A232]" office:value-type="float" office:value="-0.627205187283306" calcext:value-type="float">
            <text:p>-0.627205187283306</text:p>
          </table:table-cell>
          <table:table-cell table:formula="of:= [.B232]*[.B232]*[.B232]*[.B232] - 16*[.B232]*[.B232] + 5*[.B232]" office:value-type="float" office:value="0.332589216135927" calcext:value-type="float">
            <text:p>0.3325892161359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2392823732072" calcext:value-type="float">
            <text:p>0.282392823732072</text:p>
          </table:table-cell>
          <table:table-cell table:formula="of:=-[.A233]" office:value-type="float" office:value="-0.282392823732072" calcext:value-type="float">
            <text:p>-0.282392823732072</text:p>
          </table:table-cell>
          <table:table-cell/>
          <table:table-cell table:formula="of:= 100 * ([.A234] - [.A233]*[.A233]) * ([.A234] - [.A233]*[.A233]) + (1 - [.A233]) * (1 - [.A233])" office:value-type="float" office:value="14.8136144569657" calcext:value-type="float">
            <text:p>14.8136144569657</text:p>
          </table:table-cell>
          <table:table-cell table:formula="of:= 100 * ([.B234] - [.B233]*[.B233]) * ([.B234] - [.B233]*[.B233]) + (1 - [.B233]) * (1 - [.B233])" office:value-type="float" office:value="6.42506006383508" calcext:value-type="float">
            <text:p>6.42506006383508</text:p>
          </table:table-cell>
          <table:table-cell table:formula="of:= [.A233]*[.A233]*[.A233]*[.A233] - 16*[.A233]*[.A233] + 5*[.A233]" office:value-type="float" office:value="0.142392186102633" calcext:value-type="float">
            <text:p>0.142392186102633</text:p>
          </table:table-cell>
          <table:table-cell table:formula="of:= [.B233]*[.B233]*[.B233]*[.B233] - 16*[.B233]*[.B233] + 5*[.B233]" office:value-type="float" office:value="-2.68153605121809" calcext:value-type="float">
            <text:p>-2.68153605121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8389908956063" calcext:value-type="float">
            <text:p>-0.298389908956063</text:p>
          </table:table-cell>
          <table:table-cell table:formula="of:=-[.A234]" office:value-type="float" office:value="0.298389908956063" calcext:value-type="float">
            <text:p>0.298389908956063</text:p>
          </table:table-cell>
          <table:table-cell/>
          <table:table-cell table:formula="of:= 100 * ([.A235] - [.A234]*[.A234]) * ([.A235] - [.A234]*[.A234]) + (1 - [.A234]) * (1 - [.A234])" office:value-type="float" office:value="13.9154473679296" calcext:value-type="float">
            <text:p>13.9154473679296</text:p>
          </table:table-cell>
          <table:table-cell table:formula="of:= 100 * ([.B235] - [.B234]*[.B234]) * ([.B235] - [.B234]*[.B234]) + (1 - [.B234]) * (1 - [.B234])" office:value-type="float" office:value="3.43814211729417" calcext:value-type="float">
            <text:p>3.43814211729417</text:p>
          </table:table-cell>
          <table:table-cell table:formula="of:= [.A234]*[.A234]*[.A234]*[.A234] - 16*[.A234]*[.A234] + 5*[.A234]" office:value-type="float" office:value="-2.90860664399173" calcext:value-type="float">
            <text:p>-2.90860664399173</text:p>
          </table:table-cell>
          <table:table-cell table:formula="of:= [.B234]*[.B234]*[.B234]*[.B234] - 16*[.B234]*[.B234] + 5*[.B234]" office:value-type="float" office:value="0.0752924455688955" calcext:value-type="float">
            <text:p>0.07529244556889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0672355632412" calcext:value-type="float">
            <text:p>-0.260672355632412</text:p>
          </table:table-cell>
          <table:table-cell table:formula="of:=-[.A235]" office:value-type="float" office:value="0.260672355632412" calcext:value-type="float">
            <text:p>0.260672355632412</text:p>
          </table:table-cell>
          <table:table-cell/>
          <table:table-cell table:formula="of:= 100 * ([.A236] - [.A235]*[.A235]) * ([.A236] - [.A235]*[.A235]) + (1 - [.A235]) * (1 - [.A235])" office:value-type="float" office:value="2.15634171778476" calcext:value-type="float">
            <text:p>2.15634171778476</text:p>
          </table:table-cell>
          <table:table-cell table:formula="of:= 100 * ([.B236] - [.B235]*[.B235]) * ([.B236] - [.B235]*[.B235]) + (1 - [.B235]) * (1 - [.B235])" office:value-type="float" office:value="0.913812708096754" calcext:value-type="float">
            <text:p>0.913812708096754</text:p>
          </table:table-cell>
          <table:table-cell table:formula="of:= [.A235]*[.A235]*[.A235]*[.A235] - 16*[.A235]*[.A235] + 5*[.A235]" office:value-type="float" office:value="-2.38594579705419" calcext:value-type="float">
            <text:p>-2.38594579705419</text:p>
          </table:table-cell>
          <table:table-cell table:formula="of:= [.B235]*[.B235]*[.B235]*[.B235] - 16*[.B235]*[.B235] + 5*[.B235]" office:value-type="float" office:value="0.220777759269926" calcext:value-type="float">
            <text:p>0.2207777592699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735244152795356" calcext:value-type="float">
            <text:p>-0.00735244152795356</text:p>
          </table:table-cell>
          <table:table-cell table:formula="of:=-[.A236]" office:value-type="float" office:value="0.00735244152795356" calcext:value-type="float">
            <text:p>0.00735244152795356</text:p>
          </table:table-cell>
          <table:table-cell/>
          <table:table-cell table:formula="of:= 100 * ([.A237] - [.A236]*[.A236]) * ([.A237] - [.A236]*[.A236]) + (1 - [.A236]) * (1 - [.A236])" office:value-type="float" office:value="15.3883156638004" calcext:value-type="float">
            <text:p>15.3883156638004</text:p>
          </table:table-cell>
          <table:table-cell table:formula="of:= 100 * ([.B237] - [.B236]*[.B236]) * ([.B237] - [.B236]*[.B236]) + (1 - [.B236]) * (1 - [.B236])" office:value-type="float" office:value="15.3671050167722" calcext:value-type="float">
            <text:p>15.3671050167722</text:p>
          </table:table-cell>
          <table:table-cell table:formula="of:= [.A236]*[.A236]*[.A236]*[.A236] - 16*[.A236]*[.A236] + 5*[.A236]" office:value-type="float" office:value="-0.0376271390602092" calcext:value-type="float">
            <text:p>-0.0376271390602092</text:p>
          </table:table-cell>
          <table:table-cell table:formula="of:= [.B236]*[.B236]*[.B236]*[.B236] - 16*[.B236]*[.B236] + 5*[.B236]" office:value-type="float" office:value="0.0358972762193264" calcext:value-type="float">
            <text:p>0.03589727621932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9178796739201" calcext:value-type="float">
            <text:p>0.379178796739201</text:p>
          </table:table-cell>
          <table:table-cell table:formula="of:=-[.A237]" office:value-type="float" office:value="-0.379178796739201" calcext:value-type="float">
            <text:p>-0.379178796739201</text:p>
          </table:table-cell>
          <table:table-cell/>
          <table:table-cell table:formula="of:= 100 * ([.A238] - [.A237]*[.A237]) * ([.A238] - [.A237]*[.A237]) + (1 - [.A237]) * (1 - [.A237])" office:value-type="float" office:value="8.53794630674881" calcext:value-type="float">
            <text:p>8.53794630674881</text:p>
          </table:table-cell>
          <table:table-cell table:formula="of:= 100 * ([.B238] - [.B237]*[.B237]) * ([.B238] - [.B237]*[.B237]) + (1 - [.B237]) * (1 - [.B237])" office:value-type="float" office:value="34.7441373785882" calcext:value-type="float">
            <text:p>34.7441373785882</text:p>
          </table:table-cell>
          <table:table-cell table:formula="of:= [.A237]*[.A237]*[.A237]*[.A237] - 16*[.A237]*[.A237] + 5*[.A237]" office:value-type="float" office:value="-0.383859275473713" calcext:value-type="float">
            <text:p>-0.383859275473713</text:p>
          </table:table-cell>
          <table:table-cell table:formula="of:= [.B237]*[.B237]*[.B237]*[.B237] - 16*[.B237]*[.B237] + 5*[.B237]" office:value-type="float" office:value="-4.17564724286573" calcext:value-type="float">
            <text:p>-4.175647242865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9302869373152" calcext:value-type="float">
            <text:p>0.429302869373152</text:p>
          </table:table-cell>
          <table:table-cell table:formula="of:=-[.A238]" office:value-type="float" office:value="-0.429302869373152" calcext:value-type="float">
            <text:p>-0.429302869373152</text:p>
          </table:table-cell>
          <table:table-cell/>
          <table:table-cell table:formula="of:= 100 * ([.A239] - [.A238]*[.A238]) * ([.A239] - [.A238]*[.A238]) + (1 - [.A238]) * (1 - [.A238])" office:value-type="float" office:value="4.97049912608733" calcext:value-type="float">
            <text:p>4.97049912608733</text:p>
          </table:table-cell>
          <table:table-cell table:formula="of:= 100 * ([.B239] - [.B238]*[.B238]) * ([.B239] - [.B238]*[.B238]) + (1 - [.B238]) * (1 - [.B238])" office:value-type="float" office:value="4.38637277306688" calcext:value-type="float">
            <text:p>4.38637277306688</text:p>
          </table:table-cell>
          <table:table-cell table:formula="of:= [.A238]*[.A238]*[.A238]*[.A238] - 16*[.A238]*[.A238] + 5*[.A238]" office:value-type="float" office:value="-0.768334070049541" calcext:value-type="float">
            <text:p>-0.768334070049541</text:p>
          </table:table-cell>
          <table:table-cell table:formula="of:= [.B238]*[.B238]*[.B238]*[.B238] - 16*[.B238]*[.B238] + 5*[.B238]" office:value-type="float" office:value="-5.06136276378106" calcext:value-type="float">
            <text:p>-5.061362763781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12171177754486" calcext:value-type="float">
            <text:p>-0.0312171177754486</text:p>
          </table:table-cell>
          <table:table-cell table:formula="of:=-[.A239]" office:value-type="float" office:value="0.0312171177754486" calcext:value-type="float">
            <text:p>0.0312171177754486</text:p>
          </table:table-cell>
          <table:table-cell/>
          <table:table-cell table:formula="of:= 100 * ([.A240] - [.A239]*[.A239]) * ([.A240] - [.A239]*[.A239]) + (1 - [.A239]) * (1 - [.A239])" office:value-type="float" office:value="3.32841994719391" calcext:value-type="float">
            <text:p>3.32841994719391</text:p>
          </table:table-cell>
          <table:table-cell table:formula="of:= 100 * ([.B240] - [.B239]*[.B239]) * ([.B240] - [.B239]*[.B239]) + (1 - [.B239]) * (1 - [.B239])" office:value-type="float" office:value="3.14526611322553" calcext:value-type="float">
            <text:p>3.14526611322553</text:p>
          </table:table-cell>
          <table:table-cell table:formula="of:= [.A239]*[.A239]*[.A239]*[.A239] - 16*[.A239]*[.A239] + 5*[.A239]" office:value-type="float" office:value="-0.171676774285838" calcext:value-type="float">
            <text:p>-0.171676774285838</text:p>
          </table:table-cell>
          <table:table-cell table:formula="of:= [.B239]*[.B239]*[.B239]*[.B239] - 16*[.B239]*[.B239] + 5*[.B239]" office:value-type="float" office:value="0.140494403468647" calcext:value-type="float">
            <text:p>0.1404944034686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9525033191674" calcext:value-type="float">
            <text:p>-0.149525033191674</text:p>
          </table:table-cell>
          <table:table-cell table:formula="of:=-[.A240]" office:value-type="float" office:value="0.149525033191674" calcext:value-type="float">
            <text:p>0.149525033191674</text:p>
          </table:table-cell>
          <table:table-cell/>
          <table:table-cell table:formula="of:= 100 * ([.A241] - [.A240]*[.A240]) * ([.A241] - [.A240]*[.A240]) + (1 - [.A240]) * (1 - [.A240])" office:value-type="float" office:value="11.6791664763706" calcext:value-type="float">
            <text:p>11.6791664763706</text:p>
          </table:table-cell>
          <table:table-cell table:formula="of:= 100 * ([.B241] - [.B240]*[.B240]) * ([.B241] - [.B240]*[.B240]) + (1 - [.B240]) * (1 - [.B240])" office:value-type="float" office:value="8.40281545835519" calcext:value-type="float">
            <text:p>8.40281545835519</text:p>
          </table:table-cell>
          <table:table-cell table:formula="of:= [.A240]*[.A240]*[.A240]*[.A240] - 16*[.A240]*[.A240] + 5*[.A240]" office:value-type="float" office:value="-1.10484906643494" calcext:value-type="float">
            <text:p>-1.10484906643494</text:p>
          </table:table-cell>
          <table:table-cell table:formula="of:= [.B240]*[.B240]*[.B240]*[.B240] - 16*[.B240]*[.B240] + 5*[.B240]" office:value-type="float" office:value="0.390401265481798" calcext:value-type="float">
            <text:p>0.3904012654817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947698405579" calcext:value-type="float">
            <text:p>-0.29947698405579</text:p>
          </table:table-cell>
          <table:table-cell table:formula="of:=-[.A241]" office:value-type="float" office:value="0.29947698405579" calcext:value-type="float">
            <text:p>0.29947698405579</text:p>
          </table:table-cell>
          <table:table-cell/>
          <table:table-cell table:formula="of:= 100 * ([.A242] - [.A241]*[.A241]) * ([.A242] - [.A241]*[.A241]) + (1 - [.A241]) * (1 - [.A241])" office:value-type="float" office:value="8.79459570616615" calcext:value-type="float">
            <text:p>8.79459570616615</text:p>
          </table:table-cell>
          <table:table-cell table:formula="of:= 100 * ([.B242] - [.B241]*[.B241]) * ([.B242] - [.B241]*[.B241]) + (1 - [.B241]) * (1 - [.B241])" office:value-type="float" office:value="20.3772399613591" calcext:value-type="float">
            <text:p>20.3772399613591</text:p>
          </table:table-cell>
          <table:table-cell table:formula="of:= [.A241]*[.A241]*[.A241]*[.A241] - 16*[.A241]*[.A241] + 5*[.A241]" office:value-type="float" office:value="-2.9243246821243" calcext:value-type="float">
            <text:p>-2.9243246821243</text:p>
          </table:table-cell>
          <table:table-cell table:formula="of:= [.B241]*[.B241]*[.B241]*[.B241] - 16*[.B241]*[.B241] + 5*[.B241]" office:value-type="float" office:value="0.0704451584336021" calcext:value-type="float">
            <text:p>0.07044515843360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6256441172298" calcext:value-type="float">
            <text:p>0.356256441172298</text:p>
          </table:table-cell>
          <table:table-cell table:formula="of:=-[.A242]" office:value-type="float" office:value="-0.356256441172298" calcext:value-type="float">
            <text:p>-0.356256441172298</text:p>
          </table:table-cell>
          <table:table-cell/>
          <table:table-cell table:formula="of:= 100 * ([.A243] - [.A242]*[.A242]) * ([.A243] - [.A242]*[.A242]) + (1 - [.A242]) * (1 - [.A242])" office:value-type="float" office:value="3.79499360764305" calcext:value-type="float">
            <text:p>3.79499360764305</text:p>
          </table:table-cell>
          <table:table-cell table:formula="of:= 100 * ([.B243] - [.B242]*[.B242]) * ([.B243] - [.B242]*[.B242]) + (1 - [.B242]) * (1 - [.B242])" office:value-type="float" office:value="2.32906136367348" calcext:value-type="float">
            <text:p>2.32906136367348</text:p>
          </table:table-cell>
          <table:table-cell table:formula="of:= [.A242]*[.A242]*[.A242]*[.A242] - 16*[.A242]*[.A242] + 5*[.A242]" office:value-type="float" office:value="-0.233307879972312" calcext:value-type="float">
            <text:p>-0.233307879972312</text:p>
          </table:table-cell>
          <table:table-cell table:formula="of:= [.B242]*[.B242]*[.B242]*[.B242] - 16*[.B242]*[.B242] + 5*[.B242]" office:value-type="float" office:value="-3.79587229169529" calcext:value-type="float">
            <text:p>-3.795872291695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69450976257244" calcext:value-type="float">
            <text:p>-0.0569450976257244</text:p>
          </table:table-cell>
          <table:table-cell table:formula="of:=-[.A243]" office:value-type="float" office:value="0.0569450976257244" calcext:value-type="float">
            <text:p>0.0569450976257244</text:p>
          </table:table-cell>
          <table:table-cell/>
          <table:table-cell table:formula="of:= 100 * ([.A244] - [.A243]*[.A243]) * ([.A244] - [.A243]*[.A243]) + (1 - [.A243]) * (1 - [.A243])" office:value-type="float" office:value="1.21946641736015" calcext:value-type="float">
            <text:p>1.21946641736015</text:p>
          </table:table-cell>
          <table:table-cell table:formula="of:= 100 * ([.B244] - [.B243]*[.B243]) * ([.B244] - [.B243]*[.B243]) + (1 - [.B243]) * (1 - [.B243])" office:value-type="float" office:value="0.954398541962978" calcext:value-type="float">
            <text:p>0.954398541962978</text:p>
          </table:table-cell>
          <table:table-cell table:formula="of:= [.A243]*[.A243]*[.A243]*[.A243] - 16*[.A243]*[.A243] + 5*[.A243]" office:value-type="float" office:value="-0.336598879036694" calcext:value-type="float">
            <text:p>-0.336598879036694</text:p>
          </table:table-cell>
          <table:table-cell table:formula="of:= [.B243]*[.B243]*[.B243]*[.B243] - 16*[.B243]*[.B243] + 5*[.B243]" office:value-type="float" office:value="0.23285209722055" calcext:value-type="float">
            <text:p>0.232852097220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87468600998216" calcext:value-type="float">
            <text:p>-0.0287468600998216</text:p>
          </table:table-cell>
          <table:table-cell table:formula="of:=-[.A244]" office:value-type="float" office:value="0.0287468600998216" calcext:value-type="float">
            <text:p>0.0287468600998216</text:p>
          </table:table-cell>
          <table:table-cell/>
          <table:table-cell table:formula="of:= 100 * ([.A245] - [.A244]*[.A244]) * ([.A245] - [.A244]*[.A244]) + (1 - [.A244]) * (1 - [.A244])" office:value-type="float" office:value="3.72446956827045" calcext:value-type="float">
            <text:p>3.72446956827045</text:p>
          </table:table-cell>
          <table:table-cell table:formula="of:= 100 * ([.B245] - [.B244]*[.B244]) * ([.B245] - [.B244]*[.B244]) + (1 - [.B244]) * (1 - [.B244])" office:value-type="float" office:value="3.55578148165357" calcext:value-type="float">
            <text:p>3.55578148165357</text:p>
          </table:table-cell>
          <table:table-cell table:formula="of:= [.A244]*[.A244]*[.A244]*[.A244] - 16*[.A244]*[.A244] + 5*[.A244]" office:value-type="float" office:value="-0.156955729041535" calcext:value-type="float">
            <text:p>-0.156955729041535</text:p>
          </table:table-cell>
          <table:table-cell table:formula="of:= [.B244]*[.B244]*[.B244]*[.B244] - 16*[.B244]*[.B244] + 5*[.B244]" office:value-type="float" office:value="0.130512871956682" calcext:value-type="float">
            <text:p>0.1305128719566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2457097483647" calcext:value-type="float">
            <text:p>-0.162457097483647</text:p>
          </table:table-cell>
          <table:table-cell table:formula="of:=-[.A245]" office:value-type="float" office:value="0.162457097483647" calcext:value-type="float">
            <text:p>0.162457097483647</text:p>
          </table:table-cell>
          <table:table-cell/>
          <table:table-cell table:formula="of:= 100 * ([.A246] - [.A245]*[.A245]) * ([.A246] - [.A245]*[.A245]) + (1 - [.A245]) * (1 - [.A245])" office:value-type="float" office:value="27.5440264221838" calcext:value-type="float">
            <text:p>27.5440264221838</text:p>
          </table:table-cell>
          <table:table-cell table:formula="of:= 100 * ([.B246] - [.B245]*[.B245]) * ([.B246] - [.B245]*[.B245]) + (1 - [.B245]) * (1 - [.B245])" office:value-type="float" office:value="21.7699103957691" calcext:value-type="float">
            <text:p>21.7699103957691</text:p>
          </table:table-cell>
          <table:table-cell table:formula="of:= [.A245]*[.A245]*[.A245]*[.A245] - 16*[.A245]*[.A245] + 5*[.A245]" office:value-type="float" office:value="-1.23386586983405" calcext:value-type="float">
            <text:p>-1.23386586983405</text:p>
          </table:table-cell>
          <table:table-cell table:formula="of:= [.B245]*[.B245]*[.B245]*[.B245] - 16*[.B245]*[.B245] + 5*[.B245]" office:value-type="float" office:value="0.390705105002419" calcext:value-type="float">
            <text:p>0.3907051050024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5395928140496" calcext:value-type="float">
            <text:p>-0.485395928140496</text:p>
          </table:table-cell>
          <table:table-cell table:formula="of:=-[.A246]" office:value-type="float" office:value="0.485395928140496" calcext:value-type="float">
            <text:p>0.485395928140496</text:p>
          </table:table-cell>
          <table:table-cell/>
          <table:table-cell table:formula="of:= 100 * ([.A247] - [.A246]*[.A246]) * ([.A247] - [.A246]*[.A246]) + (1 - [.A246]) * (1 - [.A246])" office:value-type="float" office:value="2.65168214359741" calcext:value-type="float">
            <text:p>2.65168214359741</text:p>
          </table:table-cell>
          <table:table-cell table:formula="of:= 100 * ([.B247] - [.B246]*[.B246]) * ([.B247] - [.B246]*[.B246]) + (1 - [.B246]) * (1 - [.B246])" office:value-type="float" office:value="16.6259548299129" calcext:value-type="float">
            <text:p>16.6259548299129</text:p>
          </table:table-cell>
          <table:table-cell table:formula="of:= [.A246]*[.A246]*[.A246]*[.A246] - 16*[.A246]*[.A246] + 5*[.A246]" office:value-type="float" office:value="-6.14121525513919" calcext:value-type="float">
            <text:p>-6.14121525513919</text:p>
          </table:table-cell>
          <table:table-cell table:formula="of:= [.B246]*[.B246]*[.B246]*[.B246] - 16*[.B246]*[.B246] + 5*[.B246]" office:value-type="float" office:value="-1.28725597373423" calcext:value-type="float">
            <text:p>-1.287255973734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8879822204242" calcext:value-type="float">
            <text:p>0.168879822204242</text:p>
          </table:table-cell>
          <table:table-cell table:formula="of:=-[.A247]" office:value-type="float" office:value="-0.168879822204242" calcext:value-type="float">
            <text:p>-0.168879822204242</text:p>
          </table:table-cell>
          <table:table-cell/>
          <table:table-cell table:formula="of:= 100 * ([.A248] - [.A247]*[.A247]) * ([.A248] - [.A247]*[.A247]) + (1 - [.A247]) * (1 - [.A247])" office:value-type="float" office:value="19.4646471915109" calcext:value-type="float">
            <text:p>19.4646471915109</text:p>
          </table:table-cell>
          <table:table-cell table:formula="of:= 100 * ([.B248] - [.B247]*[.B247]) * ([.B248] - [.B247]*[.B247]) + (1 - [.B247]) * (1 - [.B247])" office:value-type="float" office:value="25.4085544049016" calcext:value-type="float">
            <text:p>25.4085544049016</text:p>
          </table:table-cell>
          <table:table-cell table:formula="of:= [.A247]*[.A247]*[.A247]*[.A247] - 16*[.A247]*[.A247] + 5*[.A247]" office:value-type="float" office:value="0.388886214351178" calcext:value-type="float">
            <text:p>0.388886214351178</text:p>
          </table:table-cell>
          <table:table-cell table:formula="of:= [.B247]*[.B247]*[.B247]*[.B247] - 16*[.B247]*[.B247] + 5*[.B247]" office:value-type="float" office:value="-1.29991200769124" calcext:value-type="float">
            <text:p>-1.299912007691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1808825321512" calcext:value-type="float">
            <text:p>0.461808825321512</text:p>
          </table:table-cell>
          <table:table-cell table:formula="of:=-[.A248]" office:value-type="float" office:value="-0.461808825321512" calcext:value-type="float">
            <text:p>-0.461808825321512</text:p>
          </table:table-cell>
          <table:table-cell/>
          <table:table-cell table:formula="of:= 100 * ([.A249] - [.A248]*[.A248]) * ([.A249] - [.A248]*[.A248]) + (1 - [.A248]) * (1 - [.A248])" office:value-type="float" office:value="7.91530825894555" calcext:value-type="float">
            <text:p>7.91530825894555</text:p>
          </table:table-cell>
          <table:table-cell table:formula="of:= 100 * ([.B249] - [.B248]*[.B248]) * ([.B249] - [.B248]*[.B248]) + (1 - [.B248]) * (1 - [.B248])" office:value-type="float" office:value="51.5129060633555" calcext:value-type="float">
            <text:p>51.5129060633555</text:p>
          </table:table-cell>
          <table:table-cell table:formula="of:= [.A248]*[.A248]*[.A248]*[.A248] - 16*[.A248]*[.A248] + 5*[.A248]" office:value-type="float" office:value="-1.05775115158407" calcext:value-type="float">
            <text:p>-1.05775115158407</text:p>
          </table:table-cell>
          <table:table-cell table:formula="of:= [.B248]*[.B248]*[.B248]*[.B248] - 16*[.B248]*[.B248] + 5*[.B248]" office:value-type="float" office:value="-5.67583940479919" calcext:value-type="float">
            <text:p>-5.675839404799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9413340208799" calcext:value-type="float">
            <text:p>0.489413340208799</text:p>
          </table:table-cell>
          <table:table-cell table:formula="of:=-[.A249]" office:value-type="float" office:value="-0.489413340208799" calcext:value-type="float">
            <text:p>-0.489413340208799</text:p>
          </table:table-cell>
          <table:table-cell/>
          <table:table-cell table:formula="of:= 100 * ([.A250] - [.A249]*[.A249]) * ([.A250] - [.A249]*[.A249]) + (1 - [.A249]) * (1 - [.A249])" office:value-type="float" office:value="6.57905575773764" calcext:value-type="float">
            <text:p>6.57905575773764</text:p>
          </table:table-cell>
          <table:table-cell table:formula="of:= 100 * ([.B250] - [.B249]*[.B249]) * ([.B250] - [.B249]*[.B249]) + (1 - [.B249]) * (1 - [.B249])" office:value-type="float" office:value="55.5688508857771" calcext:value-type="float">
            <text:p>55.5688508857771</text:p>
          </table:table-cell>
          <table:table-cell table:formula="of:= [.A249]*[.A249]*[.A249]*[.A249] - 16*[.A249]*[.A249] + 5*[.A249]" office:value-type="float" office:value="-1.32796755448118" calcext:value-type="float">
            <text:p>-1.32796755448118</text:p>
          </table:table-cell>
          <table:table-cell table:formula="of:= [.B249]*[.B249]*[.B249]*[.B249] - 16*[.B249]*[.B249] + 5*[.B249]" office:value-type="float" office:value="-6.22210095656916" calcext:value-type="float">
            <text:p>-6.222100956569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888840143746" calcext:value-type="float">
            <text:p>0.490888840143746</text:p>
          </table:table-cell>
          <table:table-cell table:formula="of:=-[.A250]" office:value-type="float" office:value="-0.490888840143746" calcext:value-type="float">
            <text:p>-0.490888840143746</text:p>
          </table:table-cell>
          <table:table-cell/>
          <table:table-cell table:formula="of:= 100 * ([.A251] - [.A250]*[.A250]) * ([.A251] - [.A250]*[.A250]) + (1 - [.A250]) * (1 - [.A250])" office:value-type="float" office:value="16.3423207303766" calcext:value-type="float">
            <text:p>16.3423207303766</text:p>
          </table:table-cell>
          <table:table-cell table:formula="of:= 100 * ([.B251] - [.B250]*[.B250]) * ([.B251] - [.B250]*[.B250]) + (1 - [.B250]) * (1 - [.B250])" office:value-type="float" office:value="2.8773271465359" calcext:value-type="float">
            <text:p>2.8773271465359</text:p>
          </table:table-cell>
          <table:table-cell table:formula="of:= [.A250]*[.A250]*[.A250]*[.A250] - 16*[.A250]*[.A250] + 5*[.A250]" office:value-type="float" office:value="-1.34303801920375" calcext:value-type="float">
            <text:p>-1.34303801920375</text:p>
          </table:table-cell>
          <table:table-cell table:formula="of:= [.B250]*[.B250]*[.B250]*[.B250] - 16*[.B250]*[.B250] + 5*[.B250]" office:value-type="float" office:value="-6.25192642064121" calcext:value-type="float">
            <text:p>-6.251926420641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0065882468799" calcext:value-type="float">
            <text:p>-0.160065882468799</text:p>
          </table:table-cell>
          <table:table-cell table:formula="of:=-[.A251]" office:value-type="float" office:value="0.160065882468799" calcext:value-type="float">
            <text:p>0.160065882468799</text:p>
          </table:table-cell>
          <table:table-cell/>
          <table:table-cell table:formula="of:= 100 * ([.A252] - [.A251]*[.A251]) * ([.A252] - [.A251]*[.A251]) + (1 - [.A251]) * (1 - [.A251])" office:value-type="float" office:value="4.56076366916637" calcext:value-type="float">
            <text:p>4.56076366916637</text:p>
          </table:table-cell>
          <table:table-cell table:formula="of:= 100 * ([.B252] - [.B251]*[.B251]) * ([.B252] - [.B251]*[.B251]) + (1 - [.B251]) * (1 - [.B251])" office:value-type="float" office:value="2.34548558781486" calcext:value-type="float">
            <text:p>2.34548558781486</text:p>
          </table:table-cell>
          <table:table-cell table:formula="of:= [.A251]*[.A251]*[.A251]*[.A251] - 16*[.A251]*[.A251] + 5*[.A251]" office:value-type="float" office:value="-1.20961035994699" calcext:value-type="float">
            <text:p>-1.20961035994699</text:p>
          </table:table-cell>
          <table:table-cell table:formula="of:= [.B251]*[.B251]*[.B251]*[.B251] - 16*[.B251]*[.B251] + 5*[.B251]" office:value-type="float" office:value="0.391048464741002" calcext:value-type="float">
            <text:p>0.3910484647410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3683425691739" calcext:value-type="float">
            <text:p>-0.153683425691739</text:p>
          </table:table-cell>
          <table:table-cell table:formula="of:=-[.A252]" office:value-type="float" office:value="0.153683425691739" calcext:value-type="float">
            <text:p>0.153683425691739</text:p>
          </table:table-cell>
          <table:table-cell/>
          <table:table-cell table:formula="of:= 100 * ([.A253] - [.A252]*[.A252]) * ([.A253] - [.A252]*[.A252]) + (1 - [.A252]) * (1 - [.A252])" office:value-type="float" office:value="22.5300872056117" calcext:value-type="float">
            <text:p>22.5300872056117</text:p>
          </table:table-cell>
          <table:table-cell table:formula="of:= 100 * ([.B253] - [.B252]*[.B252]) * ([.B253] - [.B252]*[.B252]) + (1 - [.B252]) * (1 - [.B252])" office:value-type="float" office:value="26.488323750728" calcext:value-type="float">
            <text:p>26.488323750728</text:p>
          </table:table-cell>
          <table:table-cell table:formula="of:= [.A252]*[.A252]*[.A252]*[.A252] - 16*[.A252]*[.A252] + 5*[.A252]" office:value-type="float" office:value="-1.1457568157308" calcext:value-type="float">
            <text:p>-1.1457568157308</text:p>
          </table:table-cell>
          <table:table-cell table:formula="of:= [.B252]*[.B252]*[.B252]*[.B252] - 16*[.B252]*[.B252] + 5*[.B252]" office:value-type="float" office:value="0.391077441186596" calcext:value-type="float">
            <text:p>0.3910774411865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4043418282805" calcext:value-type="float">
            <text:p>0.484043418282805</text:p>
          </table:table-cell>
          <table:table-cell table:formula="of:=-[.A253]" office:value-type="float" office:value="-0.484043418282805" calcext:value-type="float">
            <text:p>-0.484043418282805</text:p>
          </table:table-cell>
          <table:table-cell/>
          <table:table-cell table:formula="of:= 100 * ([.A254] - [.A253]*[.A253]) * ([.A254] - [.A253]*[.A253]) + (1 - [.A253]) * (1 - [.A253])" office:value-type="float" office:value="4.44307758652279" calcext:value-type="float">
            <text:p>4.44307758652279</text:p>
          </table:table-cell>
          <table:table-cell table:formula="of:= 100 * ([.B254] - [.B253]*[.B253]) * ([.B254] - [.B253]*[.B253]) + (1 - [.B253]) * (1 - [.B253])" office:value-type="float" office:value="9.18372343436447" calcext:value-type="float">
            <text:p>9.18372343436447</text:p>
          </table:table-cell>
          <table:table-cell table:formula="of:= [.A253]*[.A253]*[.A253]*[.A253] - 16*[.A253]*[.A253] + 5*[.A253]" office:value-type="float" office:value="-1.27365583388367" calcext:value-type="float">
            <text:p>-1.27365583388367</text:p>
          </table:table-cell>
          <table:table-cell table:formula="of:= [.B253]*[.B253]*[.B253]*[.B253] - 16*[.B253]*[.B253] + 5*[.B253]" office:value-type="float" office:value="-6.11409001671171" calcext:value-type="float">
            <text:p>-6.114090016711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99241970295203" calcext:value-type="float">
            <text:p>0.0299241970295203</text:p>
          </table:table-cell>
          <table:table-cell table:formula="of:=-[.A254]" office:value-type="float" office:value="-0.0299241970295203" calcext:value-type="float">
            <text:p>-0.0299241970295203</text:p>
          </table:table-cell>
          <table:table-cell/>
          <table:table-cell table:formula="of:= 100 * ([.A255] - [.A254]*[.A254]) * ([.A255] - [.A254]*[.A254]) + (1 - [.A254]) * (1 - [.A254])" office:value-type="float" office:value="6.53901925476969" calcext:value-type="float">
            <text:p>6.53901925476969</text:p>
          </table:table-cell>
          <table:table-cell table:formula="of:= 100 * ([.B255] - [.B254]*[.B254]) * ([.B255] - [.B254]*[.B254]) + (1 - [.B254]) * (1 - [.B254])" office:value-type="float" office:value="6.74378300737023" calcext:value-type="float">
            <text:p>6.74378300737023</text:p>
          </table:table-cell>
          <table:table-cell table:formula="of:= [.A254]*[.A254]*[.A254]*[.A254] - 16*[.A254]*[.A254] + 5*[.A254]" office:value-type="float" office:value="0.135294465906072" calcext:value-type="float">
            <text:p>0.135294465906072</text:p>
          </table:table-cell>
          <table:table-cell table:formula="of:= [.B254]*[.B254]*[.B254]*[.B254] - 16*[.B254]*[.B254] + 5*[.B254]" office:value-type="float" office:value="-0.16394750438913" calcext:value-type="float">
            <text:p>-0.163947504389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749579973289" calcext:value-type="float">
            <text:p>0.23749579973289</text:p>
          </table:table-cell>
          <table:table-cell table:formula="of:=-[.A255]" office:value-type="float" office:value="-0.23749579973289" calcext:value-type="float">
            <text:p>-0.23749579973289</text:p>
          </table:table-cell>
          <table:table-cell/>
          <table:table-cell table:formula="of:= 100 * ([.A256] - [.A255]*[.A255]) * ([.A256] - [.A255]*[.A255]) + (1 - [.A255]) * (1 - [.A255])" office:value-type="float" office:value="3.21020015960455" calcext:value-type="float">
            <text:p>3.21020015960455</text:p>
          </table:table-cell>
          <table:table-cell table:formula="of:= 100 * ([.B256] - [.B255]*[.B255]) * ([.B256] - [.B255]*[.B255]) + (1 - [.B255]) * (1 - [.B255])" office:value-type="float" office:value="9.09080902087646" calcext:value-type="float">
            <text:p>9.09080902087646</text:p>
          </table:table-cell>
          <table:table-cell table:formula="of:= [.A255]*[.A255]*[.A255]*[.A255] - 16*[.A255]*[.A255] + 5*[.A255]" office:value-type="float" office:value="0.288192360381992" calcext:value-type="float">
            <text:p>0.288192360381992</text:p>
          </table:table-cell>
          <table:table-cell table:formula="of:= [.B255]*[.B255]*[.B255]*[.B255] - 16*[.B255]*[.B255] + 5*[.B255]" office:value-type="float" office:value="-2.08676563694691" calcext:value-type="float">
            <text:p>-2.086765636946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8539615135826" calcext:value-type="float">
            <text:p>0.218539615135826</text:p>
          </table:table-cell>
          <table:table-cell table:formula="of:=-[.A256]" office:value-type="float" office:value="-0.218539615135826" calcext:value-type="float">
            <text:p>-0.218539615135826</text:p>
          </table:table-cell>
          <table:table-cell/>
          <table:table-cell table:formula="of:= 100 * ([.A257] - [.A256]*[.A256]) * ([.A257] - [.A256]*[.A256]) + (1 - [.A256]) * (1 - [.A256])" office:value-type="float" office:value="8.90825563986951" calcext:value-type="float">
            <text:p>8.90825563986951</text:p>
          </table:table-cell>
          <table:table-cell table:formula="of:= 100 * ([.B257] - [.B256]*[.B256]) * ([.B257] - [.B256]*[.B256]) + (1 - [.B256]) * (1 - [.B256])" office:value-type="float" office:value="16.1977591930659" calcext:value-type="float">
            <text:p>16.1977591930659</text:p>
          </table:table-cell>
          <table:table-cell table:formula="of:= [.A256]*[.A256]*[.A256]*[.A256] - 16*[.A256]*[.A256] + 5*[.A256]" office:value-type="float" office:value="0.330826037434294" calcext:value-type="float">
            <text:p>0.330826037434294</text:p>
          </table:table-cell>
          <table:table-cell table:formula="of:= [.B256]*[.B256]*[.B256]*[.B256] - 16*[.B256]*[.B256] + 5*[.B256]" office:value-type="float" office:value="-1.85457011392397" calcext:value-type="float">
            <text:p>-1.854570113923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5814684962163" calcext:value-type="float">
            <text:p>0.335814684962163</text:p>
          </table:table-cell>
          <table:table-cell table:formula="of:=-[.A257]" office:value-type="float" office:value="-0.335814684962163" calcext:value-type="float">
            <text:p>-0.335814684962163</text:p>
          </table:table-cell>
          <table:table-cell/>
          <table:table-cell table:formula="of:= 100 * ([.A258] - [.A257]*[.A257]) * ([.A258] - [.A257]*[.A257]) + (1 - [.A257]) * (1 - [.A257])" office:value-type="float" office:value="2.6687598193445" calcext:value-type="float">
            <text:p>2.6687598193445</text:p>
          </table:table-cell>
          <table:table-cell table:formula="of:= 100 * ([.B258] - [.B257]*[.B257]) * ([.B258] - [.B257]*[.B257]) + (1 - [.B257]) * (1 - [.B257])" office:value-type="float" office:value="15.8315348302297" calcext:value-type="float">
            <text:p>15.8315348302297</text:p>
          </table:table-cell>
          <table:table-cell table:formula="of:= [.A257]*[.A257]*[.A257]*[.A257] - 16*[.A257]*[.A257] + 5*[.A257]" office:value-type="float" office:value="-0.112553205562139" calcext:value-type="float">
            <text:p>-0.112553205562139</text:p>
          </table:table-cell>
          <table:table-cell table:formula="of:= [.B257]*[.B257]*[.B257]*[.B257] - 16*[.B257]*[.B257] + 5*[.B257]" office:value-type="float" office:value="-3.47070005518377" calcext:value-type="float">
            <text:p>-3.470700055183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2023560800692" calcext:value-type="float">
            <text:p>0.262023560800692</text:p>
          </table:table-cell>
          <table:table-cell table:formula="of:=-[.A258]" office:value-type="float" office:value="-0.262023560800692" calcext:value-type="float">
            <text:p>-0.262023560800692</text:p>
          </table:table-cell>
          <table:table-cell/>
          <table:table-cell table:formula="of:= 100 * ([.A259] - [.A258]*[.A258]) * ([.A259] - [.A258]*[.A258]) + (1 - [.A258]) * (1 - [.A258])" office:value-type="float" office:value="4.56859732074246" calcext:value-type="float">
            <text:p>4.56859732074246</text:p>
          </table:table-cell>
          <table:table-cell table:formula="of:= 100 * ([.B259] - [.B258]*[.B258]) * ([.B259] - [.B258]*[.B258]) + (1 - [.B258]) * (1 - [.B258])" office:value-type="float" office:value="13.0111215705534" calcext:value-type="float">
            <text:p>13.0111215705534</text:p>
          </table:table-cell>
          <table:table-cell table:formula="of:= [.A258]*[.A258]*[.A258]*[.A258] - 16*[.A258]*[.A258] + 5*[.A258]" office:value-type="float" office:value="0.21632995527169" calcext:value-type="float">
            <text:p>0.21632995527169</text:p>
          </table:table-cell>
          <table:table-cell table:formula="of:= [.B258]*[.B258]*[.B258]*[.B258] - 16*[.B258]*[.B258] + 5*[.B258]" office:value-type="float" office:value="-2.40390565273523" calcext:value-type="float">
            <text:p>-2.403905652735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9255152391409" calcext:value-type="float">
            <text:p>0.269255152391409</text:p>
          </table:table-cell>
          <table:table-cell table:formula="of:=-[.A259]" office:value-type="float" office:value="-0.269255152391409" calcext:value-type="float">
            <text:p>-0.269255152391409</text:p>
          </table:table-cell>
          <table:table-cell/>
          <table:table-cell table:formula="of:= 100 * ([.A260] - [.A259]*[.A259]) * ([.A260] - [.A259]*[.A259]) + (1 - [.A259]) * (1 - [.A259])" office:value-type="float" office:value="1.76413323654815" calcext:value-type="float">
            <text:p>1.76413323654815</text:p>
          </table:table-cell>
          <table:table-cell table:formula="of:= 100 * ([.B260] - [.B259]*[.B259]) * ([.B260] - [.B259]*[.B259]) + (1 - [.B259]) * (1 - [.B259])" office:value-type="float" office:value="8.15992904808659" calcext:value-type="float">
            <text:p>8.15992904808659</text:p>
          </table:table-cell>
          <table:table-cell table:formula="of:= [.A259]*[.A259]*[.A259]*[.A259] - 16*[.A259]*[.A259] + 5*[.A259]" office:value-type="float" office:value="0.191558377408628" calcext:value-type="float">
            <text:p>0.191558377408628</text:p>
          </table:table-cell>
          <table:table-cell table:formula="of:= [.B259]*[.B259]*[.B259]*[.B259] - 16*[.B259]*[.B259] + 5*[.B259]" office:value-type="float" office:value="-2.50099314650546" calcext:value-type="float">
            <text:p>-2.500993146505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3410248273001" calcext:value-type="float">
            <text:p>0.183410248273001</text:p>
          </table:table-cell>
          <table:table-cell table:formula="of:=-[.A260]" office:value-type="float" office:value="-0.183410248273001" calcext:value-type="float">
            <text:p>-0.183410248273001</text:p>
          </table:table-cell>
          <table:table-cell/>
          <table:table-cell table:formula="of:= 100 * ([.A261] - [.A260]*[.A260]) * ([.A261] - [.A260]*[.A260]) + (1 - [.A260]) * (1 - [.A260])" office:value-type="float" office:value="12.3270161027352" calcext:value-type="float">
            <text:p>12.3270161027352</text:p>
          </table:table-cell>
          <table:table-cell table:formula="of:= 100 * ([.B261] - [.B260]*[.B260]) * ([.B261] - [.B260]*[.B260]) + (1 - [.B260]) * (1 - [.B260])" office:value-type="float" office:value="8.91856711154101" calcext:value-type="float">
            <text:p>8.91856711154101</text:p>
          </table:table-cell>
          <table:table-cell table:formula="of:= [.A260]*[.A260]*[.A260]*[.A260] - 16*[.A260]*[.A260] + 5*[.A260]" office:value-type="float" office:value="0.37995373841431" calcext:value-type="float">
            <text:p>0.37995373841431</text:p>
          </table:table-cell>
          <table:table-cell table:formula="of:= [.B260]*[.B260]*[.B260]*[.B260] - 16*[.B260]*[.B260] + 5*[.B260]" office:value-type="float" office:value="-1.4541487443157" calcext:value-type="float">
            <text:p>-1.45414874431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783099110606" calcext:value-type="float">
            <text:p>-0.30783099110606</text:p>
          </table:table-cell>
          <table:table-cell table:formula="of:=-[.A261]" office:value-type="float" office:value="0.30783099110606" calcext:value-type="float">
            <text:p>0.30783099110606</text:p>
          </table:table-cell>
          <table:table-cell/>
          <table:table-cell table:formula="of:= 100 * ([.A262] - [.A261]*[.A261]) * ([.A262] - [.A261]*[.A261]) + (1 - [.A261]) * (1 - [.A261])" office:value-type="float" office:value="6.76142613674776" calcext:value-type="float">
            <text:p>6.76142613674776</text:p>
          </table:table-cell>
          <table:table-cell table:formula="of:= 100 * ([.B262] - [.B261]*[.B261]) * ([.B262] - [.B261]*[.B261]) + (1 - [.B261]) * (1 - [.B261])" office:value-type="float" office:value="0.603174865823221" calcext:value-type="float">
            <text:p>0.603174865823221</text:p>
          </table:table-cell>
          <table:table-cell table:formula="of:= [.A261]*[.A261]*[.A261]*[.A261] - 16*[.A261]*[.A261] + 5*[.A261]" office:value-type="float" office:value="-3.04633421863067" calcext:value-type="float">
            <text:p>-3.04633421863067</text:p>
          </table:table-cell>
          <table:table-cell table:formula="of:= [.B261]*[.B261]*[.B261]*[.B261] - 16*[.B261]*[.B261] + 5*[.B261]" office:value-type="float" office:value="0.0319756924299333" calcext:value-type="float">
            <text:p>0.03197569242993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99844742919" calcext:value-type="float">
            <text:p>-0.1299844742919</text:p>
          </table:table-cell>
          <table:table-cell table:formula="of:=-[.A262]" office:value-type="float" office:value="0.1299844742919" calcext:value-type="float">
            <text:p>0.1299844742919</text:p>
          </table:table-cell>
          <table:table-cell/>
          <table:table-cell table:formula="of:= 100 * ([.A263] - [.A262]*[.A262]) * ([.A263] - [.A262]*[.A262]) + (1 - [.A262]) * (1 - [.A262])" office:value-type="float" office:value="17.9302211206187" calcext:value-type="float">
            <text:p>17.9302211206187</text:p>
          </table:table-cell>
          <table:table-cell table:formula="of:= 100 * ([.B263] - [.B262]*[.B262]) * ([.B263] - [.B262]*[.B262]) + (1 - [.B262]) * (1 - [.B262])" office:value-type="float" office:value="14.766475328447" calcext:value-type="float">
            <text:p>14.766475328447</text:p>
          </table:table-cell>
          <table:table-cell table:formula="of:= [.A262]*[.A262]*[.A262]*[.A262] - 16*[.A262]*[.A262] + 5*[.A262]" office:value-type="float" office:value="-0.919972314786044" calcext:value-type="float">
            <text:p>-0.919972314786044</text:p>
          </table:table-cell>
          <table:table-cell table:formula="of:= [.B262]*[.B262]*[.B262]*[.B262] - 16*[.B262]*[.B262] + 5*[.B262]" office:value-type="float" office:value="0.379872428132951" calcext:value-type="float">
            <text:p>0.3798724281329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1189275191999" calcext:value-type="float">
            <text:p>-0.391189275191999</text:p>
          </table:table-cell>
          <table:table-cell table:formula="of:=-[.A263]" office:value-type="float" office:value="0.391189275191999" calcext:value-type="float">
            <text:p>0.391189275191999</text:p>
          </table:table-cell>
          <table:table-cell/>
          <table:table-cell table:formula="of:= 100 * ([.A264] - [.A263]*[.A263]) * ([.A264] - [.A263]*[.A263]) + (1 - [.A263]) * (1 - [.A263])" office:value-type="float" office:value="2.42409170936414" calcext:value-type="float">
            <text:p>2.42409170936414</text:p>
          </table:table-cell>
          <table:table-cell table:formula="of:= 100 * ([.B264] - [.B263]*[.B263]) * ([.B264] - [.B263]*[.B263]) + (1 - [.B263]) * (1 - [.B263])" office:value-type="float" office:value="5.94743445348681" calcext:value-type="float">
            <text:p>5.94743445348681</text:p>
          </table:table-cell>
          <table:table-cell table:formula="of:= [.A263]*[.A263]*[.A263]*[.A263] - 16*[.A263]*[.A263] + 5*[.A263]" office:value-type="float" office:value="-4.38099327051829" calcext:value-type="float">
            <text:p>-4.38099327051829</text:p>
          </table:table-cell>
          <table:table-cell table:formula="of:= [.B263]*[.B263]*[.B263]*[.B263] - 16*[.B263]*[.B263] + 5*[.B263]" office:value-type="float" office:value="-0.469100518598299" calcext:value-type="float">
            <text:p>-0.4691005185982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31231043599345" calcext:value-type="float">
            <text:p>0.0831231043599345</text:p>
          </table:table-cell>
          <table:table-cell table:formula="of:=-[.A264]" office:value-type="float" office:value="-0.0831231043599345" calcext:value-type="float">
            <text:p>-0.0831231043599345</text:p>
          </table:table-cell>
          <table:table-cell/>
          <table:table-cell table:formula="of:= 100 * ([.A265] - [.A264]*[.A264]) * ([.A265] - [.A264]*[.A264]) + (1 - [.A264]) * (1 - [.A264])" office:value-type="float" office:value="5.42444096721682" calcext:value-type="float">
            <text:p>5.42444096721682</text:p>
          </table:table-cell>
          <table:table-cell table:formula="of:= 100 * ([.B265] - [.B264]*[.B264]) * ([.B265] - [.B264]*[.B264]) + (1 - [.B264]) * (1 - [.B264])" office:value-type="float" office:value="5.18431091385347" calcext:value-type="float">
            <text:p>5.18431091385347</text:p>
          </table:table-cell>
          <table:table-cell table:formula="of:= [.A264]*[.A264]*[.A264]*[.A264] - 16*[.A264]*[.A264] + 5*[.A264]" office:value-type="float" office:value="0.305112054650665" calcext:value-type="float">
            <text:p>0.305112054650665</text:p>
          </table:table-cell>
          <table:table-cell table:formula="of:= [.B264]*[.B264]*[.B264]*[.B264] - 16*[.B264]*[.B264] + 5*[.B264]" office:value-type="float" office:value="-0.526118988948679" calcext:value-type="float">
            <text:p>-0.5261189889486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7188137678423" calcext:value-type="float">
            <text:p>-0.207188137678423</text:p>
          </table:table-cell>
          <table:table-cell table:formula="of:=-[.A265]" office:value-type="float" office:value="0.207188137678423" calcext:value-type="float">
            <text:p>0.207188137678423</text:p>
          </table:table-cell>
          <table:table-cell/>
          <table:table-cell table:formula="of:= 100 * ([.A266] - [.A265]*[.A265]) * ([.A266] - [.A265]*[.A265]) + (1 - [.A265]) * (1 - [.A265])" office:value-type="float" office:value="3.45009434816498" calcext:value-type="float">
            <text:p>3.45009434816498</text:p>
          </table:table-cell>
          <table:table-cell table:formula="of:= 100 * ([.B266] - [.B265]*[.B265]) * ([.B266] - [.B265]*[.B265]) + (1 - [.B265]) * (1 - [.B265])" office:value-type="float" office:value="0.934496874510316" calcext:value-type="float">
            <text:p>0.934496874510316</text:p>
          </table:table-cell>
          <table:table-cell table:formula="of:= [.A265]*[.A265]*[.A265]*[.A265] - 16*[.A265]*[.A265] + 5*[.A265]" office:value-type="float" office:value="-1.72092875786858" calcext:value-type="float">
            <text:p>-1.72092875786858</text:p>
          </table:table-cell>
          <table:table-cell table:formula="of:= [.B265]*[.B265]*[.B265]*[.B265] - 16*[.B265]*[.B265] + 5*[.B265]" office:value-type="float" office:value="0.350952618915649" calcext:value-type="float">
            <text:p>0.3509526189156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82393303694894" calcext:value-type="float">
            <text:p>-0.0982393303694894</text:p>
          </table:table-cell>
          <table:table-cell table:formula="of:=-[.A266]" office:value-type="float" office:value="0.0982393303694894" calcext:value-type="float">
            <text:p>0.0982393303694894</text:p>
          </table:table-cell>
          <table:table-cell/>
          <table:table-cell table:formula="of:= 100 * ([.A267] - [.A266]*[.A266]) * ([.A267] - [.A266]*[.A266]) + (1 - [.A266]) * (1 - [.A266])" office:value-type="float" office:value="14.1743525544598" calcext:value-type="float">
            <text:p>14.1743525544598</text:p>
          </table:table-cell>
          <table:table-cell table:formula="of:= 100 * ([.B267] - [.B266]*[.B266]) * ([.B267] - [.B266]*[.B266]) + (1 - [.B266]) * (1 - [.B266])" office:value-type="float" office:value="12.4284717680801" calcext:value-type="float">
            <text:p>12.4284717680801</text:p>
          </table:table-cell>
          <table:table-cell table:formula="of:= [.A266]*[.A266]*[.A266]*[.A266] - 16*[.A266]*[.A266] + 5*[.A266]" office:value-type="float" office:value="-0.645518967205238" calcext:value-type="float">
            <text:p>-0.645518967205238</text:p>
          </table:table-cell>
          <table:table-cell table:formula="of:= [.B266]*[.B266]*[.B266]*[.B266] - 16*[.B266]*[.B266] + 5*[.B266]" office:value-type="float" office:value="0.336874336489656" calcext:value-type="float">
            <text:p>0.3368743364896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0463223187605" calcext:value-type="float">
            <text:p>-0.350463223187605</text:p>
          </table:table-cell>
          <table:table-cell table:formula="of:=-[.A267]" office:value-type="float" office:value="0.350463223187605" calcext:value-type="float">
            <text:p>0.350463223187605</text:p>
          </table:table-cell>
          <table:table-cell/>
          <table:table-cell table:formula="of:= 100 * ([.A268] - [.A267]*[.A267]) * ([.A268] - [.A267]*[.A267]) + (1 - [.A267]) * (1 - [.A267])" office:value-type="float" office:value="29.1024419695387" calcext:value-type="float">
            <text:p>29.1024419695387</text:p>
          </table:table-cell>
          <table:table-cell table:formula="of:= 100 * ([.B268] - [.B267]*[.B267]) * ([.B268] - [.B267]*[.B267]) + (1 - [.B267]) * (1 - [.B267])" office:value-type="float" office:value="8.07492906117296" calcext:value-type="float">
            <text:p>8.07492906117296</text:p>
          </table:table-cell>
          <table:table-cell table:formula="of:= [.A267]*[.A267]*[.A267]*[.A267] - 16*[.A267]*[.A267] + 5*[.A267]" office:value-type="float" office:value="-3.70242179822171" calcext:value-type="float">
            <text:p>-3.70242179822171</text:p>
          </table:table-cell>
          <table:table-cell table:formula="of:= [.B267]*[.B267]*[.B267]*[.B267] - 16*[.B267]*[.B267] + 5*[.B267]" office:value-type="float" office:value="-0.197789566345665" calcext:value-type="float">
            <text:p>-0.1977895663456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9465592781728" calcext:value-type="float">
            <text:p>-0.399465592781728</text:p>
          </table:table-cell>
          <table:table-cell table:formula="of:=-[.A268]" office:value-type="float" office:value="0.399465592781728" calcext:value-type="float">
            <text:p>0.399465592781728</text:p>
          </table:table-cell>
          <table:table-cell/>
          <table:table-cell table:formula="of:= 100 * ([.A269] - [.A268]*[.A268]) * ([.A269] - [.A268]*[.A268]) + (1 - [.A268]) * (1 - [.A268])" office:value-type="float" office:value="43.2490564772943" calcext:value-type="float">
            <text:p>43.2490564772943</text:p>
          </table:table-cell>
          <table:table-cell table:formula="of:= 100 * ([.B269] - [.B268]*[.B268]) * ([.B269] - [.B268]*[.B268]) + (1 - [.B268]) * (1 - [.B268])" office:value-type="float" office:value="10.8214501511913" calcext:value-type="float">
            <text:p>10.8214501511913</text:p>
          </table:table-cell>
          <table:table-cell table:formula="of:= [.A268]*[.A268]*[.A268]*[.A268] - 16*[.A268]*[.A268] + 5*[.A268]" office:value-type="float" office:value="-4.52502865529651" calcext:value-type="float">
            <text:p>-4.52502865529651</text:p>
          </table:table-cell>
          <table:table-cell table:formula="of:= [.B268]*[.B268]*[.B268]*[.B268] - 16*[.B268]*[.B268] + 5*[.B268]" office:value-type="float" office:value="-0.530372727479234" calcext:value-type="float">
            <text:p>-0.5303727274792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3004492596935" calcext:value-type="float">
            <text:p>-0.483004492596935</text:p>
          </table:table-cell>
          <table:table-cell table:formula="of:=-[.A269]" office:value-type="float" office:value="0.483004492596935" calcext:value-type="float">
            <text:p>0.483004492596935</text:p>
          </table:table-cell>
          <table:table-cell/>
          <table:table-cell table:formula="of:= 100 * ([.A270] - [.A269]*[.A269]) * ([.A270] - [.A269]*[.A269]) + (1 - [.A269]) * (1 - [.A269])" office:value-type="float" office:value="53.1197875495146" calcext:value-type="float">
            <text:p>53.1197875495146</text:p>
          </table:table-cell>
          <table:table-cell table:formula="of:= 100 * ([.B270] - [.B269]*[.B269]) * ([.B270] - [.B269]*[.B269]) + (1 - [.B269]) * (1 - [.B269])" office:value-type="float" office:value="6.36814637448446" calcext:value-type="float">
            <text:p>6.36814637448446</text:p>
          </table:table-cell>
          <table:table-cell table:formula="of:= [.A269]*[.A269]*[.A269]*[.A269] - 16*[.A269]*[.A269] + 5*[.A269]" office:value-type="float" office:value="-6.09329011845869" calcext:value-type="float">
            <text:p>-6.09329011845869</text:p>
          </table:table-cell>
          <table:table-cell table:formula="of:= [.B269]*[.B269]*[.B269]*[.B269] - 16*[.B269]*[.B269] + 5*[.B269]" office:value-type="float" office:value="-1.26324519248934" calcext:value-type="float">
            <text:p>-1.263245192489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0292571037859" calcext:value-type="float">
            <text:p>-0.480292571037859</text:p>
          </table:table-cell>
          <table:table-cell table:formula="of:=-[.A270]" office:value-type="float" office:value="0.480292571037859" calcext:value-type="float">
            <text:p>0.480292571037859</text:p>
          </table:table-cell>
          <table:table-cell/>
          <table:table-cell table:formula="of:= 100 * ([.A271] - [.A270]*[.A270]) * ([.A271] - [.A270]*[.A270]) + (1 - [.A270]) * (1 - [.A270])" office:value-type="float" office:value="41.6492278002056" calcext:value-type="float">
            <text:p>41.6492278002056</text:p>
          </table:table-cell>
          <table:table-cell table:formula="of:= 100 * ([.B271] - [.B270]*[.B270]) * ([.B271] - [.B270]*[.B270]) + (1 - [.B270]) * (1 - [.B270])" office:value-type="float" office:value="3.05211362262751" calcext:value-type="float">
            <text:p>3.05211362262751</text:p>
          </table:table-cell>
          <table:table-cell table:formula="of:= [.A270]*[.A270]*[.A270]*[.A270] - 16*[.A270]*[.A270] + 5*[.A270]" office:value-type="float" office:value="-6.03914441345242" calcext:value-type="float">
            <text:p>-6.03914441345242</text:p>
          </table:table-cell>
          <table:table-cell table:formula="of:= [.B270]*[.B270]*[.B270]*[.B270] - 16*[.B270]*[.B270] + 5*[.B270]" office:value-type="float" office:value="-1.23621870307383" calcext:value-type="float">
            <text:p>-1.236218703073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7474772951495" calcext:value-type="float">
            <text:p>-0.397474772951495</text:p>
          </table:table-cell>
          <table:table-cell table:formula="of:=-[.A271]" office:value-type="float" office:value="0.397474772951495" calcext:value-type="float">
            <text:p>0.397474772951495</text:p>
          </table:table-cell>
          <table:table-cell/>
          <table:table-cell table:formula="of:= 100 * ([.A272] - [.A271]*[.A271]) * ([.A272] - [.A271]*[.A271]) + (1 - [.A271]) * (1 - [.A271])" office:value-type="float" office:value="11.4735888203411" calcext:value-type="float">
            <text:p>11.4735888203411</text:p>
          </table:table-cell>
          <table:table-cell table:formula="of:= 100 * ([.B272] - [.B271]*[.B271]) * ([.B272] - [.B271]*[.B271]) + (1 - [.B271]) * (1 - [.B271])" office:value-type="float" office:value="0.368537593112604" calcext:value-type="float">
            <text:p>0.368537593112604</text:p>
          </table:table-cell>
          <table:table-cell table:formula="of:= [.A271]*[.A271]*[.A271]*[.A271] - 16*[.A271]*[.A271] + 5*[.A271]" office:value-type="float" office:value="-4.4901933490304" calcext:value-type="float">
            <text:p>-4.4901933490304</text:p>
          </table:table-cell>
          <table:table-cell table:formula="of:= [.B271]*[.B271]*[.B271]*[.B271] - 16*[.B271]*[.B271] + 5*[.B271]" office:value-type="float" office:value="-0.515445619515449" calcext:value-type="float">
            <text:p>-0.5154456195154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0569360307426" calcext:value-type="float">
            <text:p>-0.150569360307426</text:p>
          </table:table-cell>
          <table:table-cell table:formula="of:=-[.A272]" office:value-type="float" office:value="0.150569360307426" calcext:value-type="float">
            <text:p>0.150569360307426</text:p>
          </table:table-cell>
          <table:table-cell/>
          <table:table-cell table:formula="of:= 100 * ([.A273] - [.A272]*[.A272]) * ([.A273] - [.A272]*[.A272]) + (1 - [.A272]) * (1 - [.A272])" office:value-type="float" office:value="13.6968049868334" calcext:value-type="float">
            <text:p>13.6968049868334</text:p>
          </table:table-cell>
          <table:table-cell table:formula="of:= 100 * ([.B273] - [.B272]*[.B272]) * ([.B273] - [.B272]*[.B272]) + (1 - [.B272]) * (1 - [.B272])" office:value-type="float" office:value="10.1102669834306" calcext:value-type="float">
            <text:p>10.1102669834306</text:p>
          </table:table-cell>
          <table:table-cell table:formula="of:= [.A272]*[.A272]*[.A272]*[.A272] - 16*[.A272]*[.A272] + 5*[.A272]" office:value-type="float" office:value="-1.11507093751322" calcext:value-type="float">
            <text:p>-1.11507093751322</text:p>
          </table:table-cell>
          <table:table-cell table:formula="of:= [.B272]*[.B272]*[.B272]*[.B272] - 16*[.B272]*[.B272] + 5*[.B272]" office:value-type="float" office:value="0.390622665561034" calcext:value-type="float">
            <text:p>0.3906226655610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9081552643994" calcext:value-type="float">
            <text:p>-0.329081552643994</text:p>
          </table:table-cell>
          <table:table-cell table:formula="of:=-[.A273]" office:value-type="float" office:value="0.329081552643994" calcext:value-type="float">
            <text:p>0.329081552643994</text:p>
          </table:table-cell>
          <table:table-cell/>
          <table:table-cell table:formula="of:= 100 * ([.A274] - [.A273]*[.A273]) * ([.A274] - [.A273]*[.A273]) + (1 - [.A273]) * (1 - [.A273])" office:value-type="float" office:value="7.72850014365953" calcext:value-type="float">
            <text:p>7.72850014365953</text:p>
          </table:table-cell>
          <table:table-cell table:formula="of:= 100 * ([.B274] - [.B273]*[.B273]) * ([.B274] - [.B273]*[.B273]) + (1 - [.B273]) * (1 - [.B273])" office:value-type="float" office:value="0.526217070282368" calcext:value-type="float">
            <text:p>0.526217070282368</text:p>
          </table:table-cell>
          <table:table-cell table:formula="of:= [.A273]*[.A273]*[.A273]*[.A273] - 16*[.A273]*[.A273] + 5*[.A273]" office:value-type="float" office:value="-3.36639472068911" calcext:value-type="float">
            <text:p>-3.36639472068911</text:p>
          </table:table-cell>
          <table:table-cell table:formula="of:= [.B273]*[.B273]*[.B273]*[.B273] - 16*[.B273]*[.B273] + 5*[.B273]" office:value-type="float" office:value="-0.0755791942491726" calcext:value-type="float">
            <text:p>-0.07557919424917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5878269810285" calcext:value-type="float">
            <text:p>-0.135878269810285</text:p>
          </table:table-cell>
          <table:table-cell table:formula="of:=-[.A274]" office:value-type="float" office:value="0.135878269810285" calcext:value-type="float">
            <text:p>0.135878269810285</text:p>
          </table:table-cell>
          <table:table-cell/>
          <table:table-cell table:formula="of:= 100 * ([.A275] - [.A274]*[.A274]) * ([.A275] - [.A274]*[.A274]) + (1 - [.A274]) * (1 - [.A274])" office:value-type="float" office:value="16.0459904041646" calcext:value-type="float">
            <text:p>16.0459904041646</text:p>
          </table:table-cell>
          <table:table-cell table:formula="of:= 100 * ([.B275] - [.B274]*[.B274]) * ([.B275] - [.B274]*[.B274]) + (1 - [.B274]) * (1 - [.B274])" office:value-type="float" office:value="18.4757088244671" calcext:value-type="float">
            <text:p>18.4757088244671</text:p>
          </table:table-cell>
          <table:table-cell table:formula="of:= [.A274]*[.A274]*[.A274]*[.A274] - 16*[.A274]*[.A274] + 5*[.A274]" office:value-type="float" office:value="-0.974456937525864" calcext:value-type="float">
            <text:p>-0.974456937525864</text:p>
          </table:table-cell>
          <table:table-cell table:formula="of:= [.B274]*[.B274]*[.B274]*[.B274] - 16*[.B274]*[.B274] + 5*[.B274]" office:value-type="float" office:value="0.384325760576983" calcext:value-type="float">
            <text:p>0.3843257605769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2595315756838" calcext:value-type="float">
            <text:p>0.402595315756838</text:p>
          </table:table-cell>
          <table:table-cell table:formula="of:=-[.A275]" office:value-type="float" office:value="-0.402595315756838" calcext:value-type="float">
            <text:p>-0.402595315756838</text:p>
          </table:table-cell>
          <table:table-cell/>
          <table:table-cell table:formula="of:= 100 * ([.A276] - [.A275]*[.A275]) * ([.A276] - [.A275]*[.A275]) + (1 - [.A275]) * (1 - [.A275])" office:value-type="float" office:value="0.484836109286012" calcext:value-type="float">
            <text:p>0.484836109286012</text:p>
          </table:table-cell>
          <table:table-cell table:formula="of:= 100 * ([.B276] - [.B275]*[.B275]) * ([.B276] - [.B275]*[.B275]) + (1 - [.B275]) * (1 - [.B275])" office:value-type="float" office:value="14.9226086190837" calcext:value-type="float">
            <text:p>14.9226086190837</text:p>
          </table:table-cell>
          <table:table-cell table:formula="of:= [.A275]*[.A275]*[.A275]*[.A275] - 16*[.A275]*[.A275] + 5*[.A275]" office:value-type="float" office:value="-0.554080338439059" calcext:value-type="float">
            <text:p>-0.554080338439059</text:p>
          </table:table-cell>
          <table:table-cell table:formula="of:= [.B275]*[.B275]*[.B275]*[.B275] - 16*[.B275]*[.B275] + 5*[.B275]" office:value-type="float" office:value="-4.58003349600744" calcext:value-type="float">
            <text:p>-4.580033496007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785221422272" calcext:value-type="float">
            <text:p>0.19785221422272</text:p>
          </table:table-cell>
          <table:table-cell table:formula="of:=-[.A276]" office:value-type="float" office:value="-0.19785221422272" calcext:value-type="float">
            <text:p>-0.19785221422272</text:p>
          </table:table-cell>
          <table:table-cell/>
          <table:table-cell table:formula="of:= 100 * ([.A277] - [.A276]*[.A276]) * ([.A277] - [.A276]*[.A276]) + (1 - [.A276]) * (1 - [.A276])" office:value-type="float" office:value="11.6898514281587" calcext:value-type="float">
            <text:p>11.6898514281587</text:p>
          </table:table-cell>
          <table:table-cell table:formula="of:= 100 * ([.B277] - [.B276]*[.B276]) * ([.B277] - [.B276]*[.B276]) + (1 - [.B276]) * (1 - [.B276])" office:value-type="float" office:value="18.2983894879964" calcext:value-type="float">
            <text:p>18.2983894879964</text:p>
          </table:table-cell>
          <table:table-cell table:formula="of:= [.A276]*[.A276]*[.A276]*[.A276] - 16*[.A276]*[.A276] + 5*[.A276]" office:value-type="float" office:value="0.364465462414615" calcext:value-type="float">
            <text:p>0.364465462414615</text:p>
          </table:table-cell>
          <table:table-cell table:formula="of:= [.B276]*[.B276]*[.B276]*[.B276] - 16*[.B276]*[.B276] + 5*[.B276]" office:value-type="float" office:value="-1.61405667981259" calcext:value-type="float">
            <text:p>-1.614056679812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1506903741643" calcext:value-type="float">
            <text:p>0.371506903741643</text:p>
          </table:table-cell>
          <table:table-cell table:formula="of:=-[.A277]" office:value-type="float" office:value="-0.371506903741643" calcext:value-type="float">
            <text:p>-0.371506903741643</text:p>
          </table:table-cell>
          <table:table-cell/>
          <table:table-cell table:formula="of:= 100 * ([.A278] - [.A277]*[.A277]) * ([.A278] - [.A277]*[.A277]) + (1 - [.A277]) * (1 - [.A277])" office:value-type="float" office:value="4.17339830279537" calcext:value-type="float">
            <text:p>4.17339830279537</text:p>
          </table:table-cell>
          <table:table-cell table:formula="of:= 100 * ([.B278] - [.B277]*[.B277]) * ([.B278] - [.B277]*[.B277]) + (1 - [.B277]) * (1 - [.B277])" office:value-type="float" office:value="24.0101235670502" calcext:value-type="float">
            <text:p>24.0101235670502</text:p>
          </table:table-cell>
          <table:table-cell table:formula="of:= [.A277]*[.A277]*[.A277]*[.A277] - 16*[.A277]*[.A277] + 5*[.A277]" office:value-type="float" office:value="-0.33169475668333" calcext:value-type="float">
            <text:p>-0.33169475668333</text:p>
          </table:table-cell>
          <table:table-cell table:formula="of:= [.B277]*[.B277]*[.B277]*[.B277] - 16*[.B277]*[.B277] + 5*[.B277]" office:value-type="float" office:value="-4.04676379409976" calcext:value-type="float">
            <text:p>-4.046763794099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2398313025588" calcext:value-type="float">
            <text:p>0.332398313025588</text:p>
          </table:table-cell>
          <table:table-cell table:formula="of:=-[.A278]" office:value-type="float" office:value="-0.332398313025588" calcext:value-type="float">
            <text:p>-0.332398313025588</text:p>
          </table:table-cell>
          <table:table-cell/>
          <table:table-cell table:formula="of:= 100 * ([.A279] - [.A278]*[.A278]) * ([.A279] - [.A278]*[.A278]) + (1 - [.A278]) * (1 - [.A278])" office:value-type="float" office:value="17.9644737971235" calcext:value-type="float">
            <text:p>17.9644737971235</text:p>
          </table:table-cell>
          <table:table-cell table:formula="of:= 100 * ([.B279] - [.B278]*[.B278]) * ([.B279] - [.B278]*[.B278]) + (1 - [.B278]) * (1 - [.B278])" office:value-type="float" office:value="5.67895873234352" calcext:value-type="float">
            <text:p>5.67895873234352</text:p>
          </table:table-cell>
          <table:table-cell table:formula="of:= [.A278]*[.A278]*[.A278]*[.A278] - 16*[.A278]*[.A278] + 5*[.A278]" office:value-type="float" office:value="-0.0936189116700883" calcext:value-type="float">
            <text:p>-0.0936189116700883</text:p>
          </table:table-cell>
          <table:table-cell table:formula="of:= [.B278]*[.B278]*[.B278]*[.B278] - 16*[.B278]*[.B278] + 5*[.B278]" office:value-type="float" office:value="-3.41760204192597" calcext:value-type="float">
            <text:p>-3.417602041925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8065799828917" calcext:value-type="float">
            <text:p>-0.308065799828917</text:p>
          </table:table-cell>
          <table:table-cell table:formula="of:=-[.A279]" office:value-type="float" office:value="0.308065799828917" calcext:value-type="float">
            <text:p>0.308065799828917</text:p>
          </table:table-cell>
          <table:table-cell/>
          <table:table-cell table:formula="of:= 100 * ([.A280] - [.A279]*[.A279]) * ([.A280] - [.A279]*[.A279]) + (1 - [.A279]) * (1 - [.A279])" office:value-type="float" office:value="11.8836671583332" calcext:value-type="float">
            <text:p>11.8836671583332</text:p>
          </table:table-cell>
          <table:table-cell table:formula="of:= 100 * ([.B280] - [.B279]*[.B279]) * ([.B280] - [.B279]*[.B279]) + (1 - [.B279]) * (1 - [.B279])" office:value-type="float" office:value="26.3619070800628" calcext:value-type="float">
            <text:p>26.3619070800628</text:p>
          </table:table-cell>
          <table:table-cell table:formula="of:= [.A279]*[.A279]*[.A279]*[.A279] - 16*[.A279]*[.A279] + 5*[.A279]" office:value-type="float" office:value="-3.04979472038448" calcext:value-type="float">
            <text:p>-3.04979472038448</text:p>
          </table:table-cell>
          <table:table-cell table:formula="of:= [.B279]*[.B279]*[.B279]*[.B279] - 16*[.B279]*[.B279] + 5*[.B279]" office:value-type="float" office:value="0.0308632779046842" calcext:value-type="float">
            <text:p>0.03086327790468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3850159688207" calcext:value-type="float">
            <text:p>0.413850159688207</text:p>
          </table:table-cell>
          <table:table-cell table:formula="of:=-[.A280]" office:value-type="float" office:value="-0.413850159688207" calcext:value-type="float">
            <text:p>-0.413850159688207</text:p>
          </table:table-cell>
          <table:table-cell/>
          <table:table-cell table:formula="of:= 100 * ([.A281] - [.A280]*[.A280]) * ([.A281] - [.A280]*[.A280]) + (1 - [.A280]) * (1 - [.A280])" office:value-type="float" office:value="42.5173224700124" calcext:value-type="float">
            <text:p>42.5173224700124</text:p>
          </table:table-cell>
          <table:table-cell table:formula="of:= 100 * ([.B281] - [.B280]*[.B280]) * ([.B281] - [.B280]*[.B280]) + (1 - [.B280]) * (1 - [.B280])" office:value-type="float" office:value="11.4158486182054" calcext:value-type="float">
            <text:p>11.4158486182054</text:p>
          </table:table-cell>
          <table:table-cell table:formula="of:= [.A280]*[.A280]*[.A280]*[.A280] - 16*[.A280]*[.A280] + 5*[.A280]" office:value-type="float" office:value="-0.641766393884397" calcext:value-type="float">
            <text:p>-0.641766393884397</text:p>
          </table:table-cell>
          <table:table-cell table:formula="of:= [.B280]*[.B280]*[.B280]*[.B280] - 16*[.B280]*[.B280] + 5*[.B280]" office:value-type="float" office:value="-4.78026799076647" calcext:value-type="float">
            <text:p>-4.780267990766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8141248415688" calcext:value-type="float">
            <text:p>-0.478141248415688</text:p>
          </table:table-cell>
          <table:table-cell table:formula="of:=-[.A281]" office:value-type="float" office:value="0.478141248415688" calcext:value-type="float">
            <text:p>0.478141248415688</text:p>
          </table:table-cell>
          <table:table-cell/>
          <table:table-cell table:formula="of:= 100 * ([.A282] - [.A281]*[.A281]) * ([.A282] - [.A281]*[.A281]) + (1 - [.A281]) * (1 - [.A281])" office:value-type="float" office:value="30.1185578910139" calcext:value-type="float">
            <text:p>30.1185578910139</text:p>
          </table:table-cell>
          <table:table-cell table:formula="of:= 100 * ([.B282] - [.B281]*[.B281]) * ([.B282] - [.B281]*[.B281]) + (1 - [.B281]) * (1 - [.B281])" office:value-type="float" office:value="0.780490180753416" calcext:value-type="float">
            <text:p>0.780490180753416</text:p>
          </table:table-cell>
          <table:table-cell table:formula="of:= [.A281]*[.A281]*[.A281]*[.A281] - 16*[.A281]*[.A281] + 5*[.A281]" office:value-type="float" office:value="-5.99634442546843" calcext:value-type="float">
            <text:p>-5.99634442546843</text:p>
          </table:table-cell>
          <table:table-cell table:formula="of:= [.B281]*[.B281]*[.B281]*[.B281] - 16*[.B281]*[.B281] + 5*[.B281]" office:value-type="float" office:value="-1.21493194131155" calcext:value-type="float">
            <text:p>-1.214931941311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9903948340572" calcext:value-type="float">
            <text:p>-0.299903948340572</text:p>
          </table:table-cell>
          <table:table-cell table:formula="of:=-[.A282]" office:value-type="float" office:value="0.299903948340572" calcext:value-type="float">
            <text:p>0.299903948340572</text:p>
          </table:table-cell>
          <table:table-cell/>
          <table:table-cell table:formula="of:= 100 * ([.A283] - [.A282]*[.A282]) * ([.A283] - [.A282]*[.A282]) + (1 - [.A282]) * (1 - [.A282])" office:value-type="float" office:value="7.37369421115465" calcext:value-type="float">
            <text:p>7.37369421115465</text:p>
          </table:table-cell>
          <table:table-cell table:formula="of:= 100 * ([.B283] - [.B282]*[.B282]) * ([.B283] - [.B282]*[.B282]) + (1 - [.B282]) * (1 - [.B282])" office:value-type="float" office:value="0.832657625975511" calcext:value-type="float">
            <text:p>0.832657625975511</text:p>
          </table:table-cell>
          <table:table-cell table:formula="of:= [.A282]*[.A282]*[.A282]*[.A282] - 16*[.A282]*[.A282] + 5*[.A282]" office:value-type="float" office:value="-2.93050816198537" calcext:value-type="float">
            <text:p>-2.93050816198537</text:p>
          </table:table-cell>
          <table:table-cell table:formula="of:= [.B282]*[.B282]*[.B282]*[.B282] - 16*[.B282]*[.B282] + 5*[.B282]" office:value-type="float" office:value="0.0685313214203449" calcext:value-type="float">
            <text:p>0.06853132142034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8467855112251" calcext:value-type="float">
            <text:p>-0.148467855112251</text:p>
          </table:table-cell>
          <table:table-cell table:formula="of:=-[.A283]" office:value-type="float" office:value="0.148467855112251" calcext:value-type="float">
            <text:p>0.148467855112251</text:p>
          </table:table-cell>
          <table:table-cell/>
          <table:table-cell table:formula="of:= 100 * ([.A284] - [.A283]*[.A283]) * ([.A284] - [.A283]*[.A283]) + (1 - [.A283]) * (1 - [.A283])" office:value-type="float" office:value="20.4793991837959" calcext:value-type="float">
            <text:p>20.4793991837959</text:p>
          </table:table-cell>
          <table:table-cell table:formula="of:= 100 * ([.B284] - [.B283]*[.B283]) * ([.B284] - [.B283]*[.B283]) + (1 - [.B283]) * (1 - [.B283])" office:value-type="float" office:value="23.9393475213447" calcext:value-type="float">
            <text:p>23.9393475213447</text:p>
          </table:table-cell>
          <table:table-cell table:formula="of:= [.A283]*[.A283]*[.A283]*[.A283] - 16*[.A283]*[.A283] + 5*[.A283]" office:value-type="float" office:value="-1.09453665878767" calcext:value-type="float">
            <text:p>-1.09453665878767</text:p>
          </table:table-cell>
          <table:table-cell table:formula="of:= [.B283]*[.B283]*[.B283]*[.B283] - 16*[.B283]*[.B283] + 5*[.B283]" office:value-type="float" office:value="0.390141892334841" calcext:value-type="float">
            <text:p>0.3901418923348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976888290312" calcext:value-type="float">
            <text:p>0.45976888290312</text:p>
          </table:table-cell>
          <table:table-cell table:formula="of:=-[.A284]" office:value-type="float" office:value="-0.45976888290312" calcext:value-type="float">
            <text:p>-0.45976888290312</text:p>
          </table:table-cell>
          <table:table-cell/>
          <table:table-cell table:formula="of:= 100 * ([.A285] - [.A284]*[.A284]) * ([.A285] - [.A284]*[.A284]) + (1 - [.A284]) * (1 - [.A284])" office:value-type="float" office:value="35.8856503310041" calcext:value-type="float">
            <text:p>35.8856503310041</text:p>
          </table:table-cell>
          <table:table-cell table:formula="of:= 100 * ([.B285] - [.B284]*[.B284]) * ([.B285] - [.B284]*[.B284]) + (1 - [.B284]) * (1 - [.B284])" office:value-type="float" office:value="5.15263125424973" calcext:value-type="float">
            <text:p>5.15263125424973</text:p>
          </table:table-cell>
          <table:table-cell table:formula="of:= [.A284]*[.A284]*[.A284]*[.A284] - 16*[.A284]*[.A284] + 5*[.A284]" office:value-type="float" office:value="-1.03866975272198" calcext:value-type="float">
            <text:p>-1.03866975272198</text:p>
          </table:table-cell>
          <table:table-cell table:formula="of:= [.B284]*[.B284]*[.B284]*[.B284] - 16*[.B284]*[.B284] + 5*[.B284]" office:value-type="float" office:value="-5.63635858175318" calcext:value-type="float">
            <text:p>-5.636358581753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5217977165218" calcext:value-type="float">
            <text:p>-0.385217977165218</text:p>
          </table:table-cell>
          <table:table-cell table:formula="of:=-[.A285]" office:value-type="float" office:value="0.385217977165218" calcext:value-type="float">
            <text:p>0.385217977165218</text:p>
          </table:table-cell>
          <table:table-cell/>
          <table:table-cell table:formula="of:= 100 * ([.A286] - [.A285]*[.A285]) * ([.A286] - [.A285]*[.A285]) + (1 - [.A285]) * (1 - [.A285])" office:value-type="float" office:value="4.02516825360725" calcext:value-type="float">
            <text:p>4.02516825360725</text:p>
          </table:table-cell>
          <table:table-cell table:formula="of:= 100 * ([.B286] - [.B285]*[.B285]) * ([.B286] - [.B285]*[.B285]) + (1 - [.B285]) * (1 - [.B285])" office:value-type="float" office:value="19.9071187866795" calcext:value-type="float">
            <text:p>19.9071187866795</text:p>
          </table:table-cell>
          <table:table-cell table:formula="of:= [.A285]*[.A285]*[.A285]*[.A285] - 16*[.A285]*[.A285] + 5*[.A285]" office:value-type="float" office:value="-4.27835567494414" calcext:value-type="float">
            <text:p>-4.27835567494414</text:p>
          </table:table-cell>
          <table:table-cell table:formula="of:= [.B285]*[.B285]*[.B285]*[.B285] - 16*[.B285]*[.B285] + 5*[.B285]" office:value-type="float" office:value="-0.426175903291956" calcext:value-type="float">
            <text:p>-0.4261759032919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3525222970649" calcext:value-type="float">
            <text:p>0.293525222970649</text:p>
          </table:table-cell>
          <table:table-cell table:formula="of:=-[.A286]" office:value-type="float" office:value="-0.293525222970649" calcext:value-type="float">
            <text:p>-0.293525222970649</text:p>
          </table:table-cell>
          <table:table-cell/>
          <table:table-cell table:formula="of:= 100 * ([.A287] - [.A286]*[.A286]) * ([.A287] - [.A286]*[.A286]) + (1 - [.A286]) * (1 - [.A286])" office:value-type="float" office:value="7.69469347312403" calcext:value-type="float">
            <text:p>7.69469347312403</text:p>
          </table:table-cell>
          <table:table-cell table:formula="of:= 100 * ([.B287] - [.B286]*[.B286]) * ([.B287] - [.B286]*[.B286]) + (1 - [.B286]) * (1 - [.B286])" office:value-type="float" office:value="2.59349848334057" calcext:value-type="float">
            <text:p>2.59349848334057</text:p>
          </table:table-cell>
          <table:table-cell table:formula="of:= [.A286]*[.A286]*[.A286]*[.A286] - 16*[.A286]*[.A286] + 5*[.A286]" office:value-type="float" office:value="0.0965362489219221" calcext:value-type="float">
            <text:p>0.0965362489219221</text:p>
          </table:table-cell>
          <table:table-cell table:formula="of:= [.B286]*[.B286]*[.B286]*[.B286] - 16*[.B286]*[.B286] + 5*[.B286]" office:value-type="float" office:value="-2.83871598078457" calcext:value-type="float">
            <text:p>-2.838715980784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208885421392" calcext:value-type="float">
            <text:p>-0.18208885421392</text:p>
          </table:table-cell>
          <table:table-cell table:formula="of:=-[.A287]" office:value-type="float" office:value="0.18208885421392" calcext:value-type="float">
            <text:p>0.18208885421392</text:p>
          </table:table-cell>
          <table:table-cell/>
          <table:table-cell table:formula="of:= 100 * ([.A288] - [.A287]*[.A287]) * ([.A288] - [.A287]*[.A287]) + (1 - [.A287]) * (1 - [.A287])" office:value-type="float" office:value="17.6163833096947" calcext:value-type="float">
            <text:p>17.6163833096947</text:p>
          </table:table-cell>
          <table:table-cell table:formula="of:= 100 * ([.B288] - [.B287]*[.B287]) * ([.B288] - [.B287]*[.B287]) + (1 - [.B287]) * (1 - [.B287])" office:value-type="float" office:value="11.9865582789225" calcext:value-type="float">
            <text:p>11.9865582789225</text:p>
          </table:table-cell>
          <table:table-cell table:formula="of:= [.A287]*[.A287]*[.A287]*[.A287] - 16*[.A287]*[.A287] + 5*[.A287]" office:value-type="float" office:value="-1.43984654073232" calcext:value-type="float">
            <text:p>-1.43984654073232</text:p>
          </table:table-cell>
          <table:table-cell table:formula="of:= [.B287]*[.B287]*[.B287]*[.B287] - 16*[.B287]*[.B287] + 5*[.B287]" office:value-type="float" office:value="0.381042001406881" calcext:value-type="float">
            <text:p>0.3810420014068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9572456812605" calcext:value-type="float">
            <text:p>-0.369572456812605</text:p>
          </table:table-cell>
          <table:table-cell table:formula="of:=-[.A288]" office:value-type="float" office:value="0.369572456812605" calcext:value-type="float">
            <text:p>0.369572456812605</text:p>
          </table:table-cell>
          <table:table-cell/>
          <table:table-cell table:formula="of:= 100 * ([.A289] - [.A288]*[.A288]) * ([.A289] - [.A288]*[.A288]) + (1 - [.A288]) * (1 - [.A288])" office:value-type="float" office:value="4.66699703986657" calcext:value-type="float">
            <text:p>4.66699703986657</text:p>
          </table:table-cell>
          <table:table-cell table:formula="of:= 100 * ([.B289] - [.B288]*[.B288]) * ([.B289] - [.B288]*[.B288]) + (1 - [.B288]) * (1 - [.B288])" office:value-type="float" office:value="19.7784320971599" calcext:value-type="float">
            <text:p>19.7784320971599</text:p>
          </table:table-cell>
          <table:table-cell table:formula="of:= [.A288]*[.A288]*[.A288]*[.A288] - 16*[.A288]*[.A288] + 5*[.A288]" office:value-type="float" office:value="-4.0145479627647" calcext:value-type="float">
            <text:p>-4.0145479627647</text:p>
          </table:table-cell>
          <table:table-cell table:formula="of:= [.B288]*[.B288]*[.B288]*[.B288] - 16*[.B288]*[.B288] + 5*[.B288]" office:value-type="float" office:value="-0.318823394638652" calcext:value-type="float">
            <text:p>-0.3188233946386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3654693733503" calcext:value-type="float">
            <text:p>0.303654693733503</text:p>
          </table:table-cell>
          <table:table-cell table:formula="of:=-[.A289]" office:value-type="float" office:value="-0.303654693733503" calcext:value-type="float">
            <text:p>-0.303654693733503</text:p>
          </table:table-cell>
          <table:table-cell/>
          <table:table-cell table:formula="of:= 100 * ([.A290] - [.A289]*[.A289]) * ([.A290] - [.A289]*[.A289]) + (1 - [.A289]) * (1 - [.A289])" office:value-type="float" office:value="0.765252528224548" calcext:value-type="float">
            <text:p>0.765252528224548</text:p>
          </table:table-cell>
          <table:table-cell table:formula="of:= 100 * ([.B290] - [.B289]*[.B289]) * ([.B290] - [.B289]*[.B289]) + (1 - [.B289]) * (1 - [.B289])" office:value-type="float" office:value="3.4277864224035" calcext:value-type="float">
            <text:p>3.4277864224035</text:p>
          </table:table-cell>
          <table:table-cell table:formula="of:= [.A289]*[.A289]*[.A289]*[.A289] - 16*[.A289]*[.A289] + 5*[.A289]" office:value-type="float" office:value="0.0514766785894867" calcext:value-type="float">
            <text:p>0.0514766785894867</text:p>
          </table:table-cell>
          <table:table-cell table:formula="of:= [.B289]*[.B289]*[.B289]*[.B289] - 16*[.B289]*[.B289] + 5*[.B289]" office:value-type="float" office:value="-2.98507025874554" calcext:value-type="float">
            <text:p>-2.985070258745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92575429529695" calcext:value-type="float">
            <text:p>0.0392575429529695</text:p>
          </table:table-cell>
          <table:table-cell table:formula="of:=-[.A290]" office:value-type="float" office:value="-0.0392575429529695" calcext:value-type="float">
            <text:p>-0.0392575429529695</text:p>
          </table:table-cell>
          <table:table-cell/>
          <table:table-cell table:formula="of:= 100 * ([.A291] - [.A290]*[.A290]) * ([.A291] - [.A290]*[.A290]) + (1 - [.A290]) * (1 - [.A290])" office:value-type="float" office:value="2.49698992720253" calcext:value-type="float">
            <text:p>2.49698992720253</text:p>
          </table:table-cell>
          <table:table-cell table:formula="of:= 100 * ([.B291] - [.B290]*[.B290]) * ([.B291] - [.B290]*[.B290]) + (1 - [.B290]) * (1 - [.B290])" office:value-type="float" office:value="2.57763026351727" calcext:value-type="float">
            <text:p>2.57763026351727</text:p>
          </table:table-cell>
          <table:table-cell table:formula="of:= [.A290]*[.A290]*[.A290]*[.A290] - 16*[.A290]*[.A290] + 5*[.A290]" office:value-type="float" office:value="0.171631615063323" calcext:value-type="float">
            <text:p>0.171631615063323</text:p>
          </table:table-cell>
          <table:table-cell table:formula="of:= [.B290]*[.B290]*[.B290]*[.B290] - 16*[.B290]*[.B290] + 5*[.B290]" office:value-type="float" office:value="-0.220943814466372" calcext:value-type="float">
            <text:p>-0.2209438144663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916561641567" calcext:value-type="float">
            <text:p>-0.123916561641567</text:p>
          </table:table-cell>
          <table:table-cell table:formula="of:=-[.A291]" office:value-type="float" office:value="0.123916561641567" calcext:value-type="float">
            <text:p>0.123916561641567</text:p>
          </table:table-cell>
          <table:table-cell/>
          <table:table-cell table:formula="of:= 100 * ([.A292] - [.A291]*[.A291]) * ([.A292] - [.A291]*[.A291]) + (1 - [.A291]) * (1 - [.A291])" office:value-type="float" office:value="7.1101952178257" calcext:value-type="float">
            <text:p>7.1101952178257</text:p>
          </table:table-cell>
          <table:table-cell table:formula="of:= 100 * ([.B292] - [.B291]*[.B291]) * ([.B292] - [.B291]*[.B291]) + (1 - [.B291]) * (1 - [.B291])" office:value-type="float" office:value="8.19404515073968" calcext:value-type="float">
            <text:p>8.19404515073968</text:p>
          </table:table-cell>
          <table:table-cell table:formula="of:= [.A291]*[.A291]*[.A291]*[.A291] - 16*[.A291]*[.A291] + 5*[.A291]" office:value-type="float" office:value="-0.865032050517238" calcext:value-type="float">
            <text:p>-0.865032050517238</text:p>
          </table:table-cell>
          <table:table-cell table:formula="of:= [.B291]*[.B291]*[.B291]*[.B291] - 16*[.B291]*[.B291] + 5*[.B291]" office:value-type="float" office:value="0.37413356589843" calcext:value-type="float">
            <text:p>0.374133565898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7161161578977" calcext:value-type="float">
            <text:p>0.257161161578977</text:p>
          </table:table-cell>
          <table:table-cell table:formula="of:=-[.A292]" office:value-type="float" office:value="-0.257161161578977" calcext:value-type="float">
            <text:p>-0.257161161578977</text:p>
          </table:table-cell>
          <table:table-cell/>
          <table:table-cell table:formula="of:= 100 * ([.A293] - [.A292]*[.A292]) * ([.A293] - [.A292]*[.A292]) + (1 - [.A292]) * (1 - [.A292])" office:value-type="float" office:value="7.49339131717111" calcext:value-type="float">
            <text:p>7.49339131717111</text:p>
          </table:table-cell>
          <table:table-cell table:formula="of:= 100 * ([.B293] - [.B292]*[.B292]) * ([.B293] - [.B292]*[.B292]) + (1 - [.B292]) * (1 - [.B292])" office:value-type="float" office:value="3.3019317873555" calcext:value-type="float">
            <text:p>3.3019317873555</text:p>
          </table:table-cell>
          <table:table-cell table:formula="of:= [.A292]*[.A292]*[.A292]*[.A292] - 16*[.A292]*[.A292] + 5*[.A292]" office:value-type="float" office:value="0.232069422807617" calcext:value-type="float">
            <text:p>0.232069422807617</text:p>
          </table:table-cell>
          <table:table-cell table:formula="of:= [.B292]*[.B292]*[.B292]*[.B292] - 16*[.B292]*[.B292] + 5*[.B292]" office:value-type="float" office:value="-2.33954219298215" calcext:value-type="float">
            <text:p>-2.339542192982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7336954433972" calcext:value-type="float">
            <text:p>-0.197336954433972</text:p>
          </table:table-cell>
          <table:table-cell table:formula="of:=-[.A293]" office:value-type="float" office:value="0.197336954433972" calcext:value-type="float">
            <text:p>0.197336954433972</text:p>
          </table:table-cell>
          <table:table-cell/>
          <table:table-cell table:formula="of:= 100 * ([.A294] - [.A293]*[.A293]) * ([.A294] - [.A293]*[.A293]) + (1 - [.A293]) * (1 - [.A293])" office:value-type="float" office:value="10.4675355452871" calcext:value-type="float">
            <text:p>10.4675355452871</text:p>
          </table:table-cell>
          <table:table-cell table:formula="of:= 100 * ([.B294] - [.B293]*[.B293]) * ([.B294] - [.B293]*[.B293]) + (1 - [.B293]) * (1 - [.B293])" office:value-type="float" office:value="14.9665980776791" calcext:value-type="float">
            <text:p>14.9665980776791</text:p>
          </table:table-cell>
          <table:table-cell table:formula="of:= [.A293]*[.A293]*[.A293]*[.A293] - 16*[.A293]*[.A293] + 5*[.A293]" office:value-type="float" office:value="-1.60823828001594" calcext:value-type="float">
            <text:p>-1.60823828001594</text:p>
          </table:table-cell>
          <table:table-cell table:formula="of:= [.B293]*[.B293]*[.B293]*[.B293] - 16*[.B293]*[.B293] + 5*[.B293]" office:value-type="float" office:value="0.365131264323783" calcext:value-type="float">
            <text:p>0.365131264323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9506671305067" calcext:value-type="float">
            <text:p>0.339506671305067</text:p>
          </table:table-cell>
          <table:table-cell table:formula="of:=-[.A294]" office:value-type="float" office:value="-0.339506671305067" calcext:value-type="float">
            <text:p>-0.339506671305067</text:p>
          </table:table-cell>
          <table:table-cell/>
          <table:table-cell table:formula="of:= 100 * ([.A295] - [.A294]*[.A294]) * ([.A295] - [.A294]*[.A294]) + (1 - [.A294]) * (1 - [.A294])" office:value-type="float" office:value="2.31668702979219" calcext:value-type="float">
            <text:p>2.31668702979219</text:p>
          </table:table-cell>
          <table:table-cell table:formula="of:= 100 * ([.B295] - [.B294]*[.B294]) * ([.B295] - [.B294]*[.B294]) + (1 - [.B294]) * (1 - [.B294])" office:value-type="float" office:value="2.66664503550412" calcext:value-type="float">
            <text:p>2.66664503550412</text:p>
          </table:table-cell>
          <table:table-cell table:formula="of:= [.A294]*[.A294]*[.A294]*[.A294] - 16*[.A294]*[.A294] + 5*[.A294]" office:value-type="float" office:value="-0.133417151768688" calcext:value-type="float">
            <text:p>-0.133417151768688</text:p>
          </table:table-cell>
          <table:table-cell table:formula="of:= [.B294]*[.B294]*[.B294]*[.B294] - 16*[.B294]*[.B294] + 5*[.B294]" office:value-type="float" office:value="-3.52848386481936" calcext:value-type="float">
            <text:p>-3.528483864819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186419565298" calcext:value-type="float">
            <text:p>-0.02186419565298</text:p>
          </table:table-cell>
          <table:table-cell table:formula="of:=-[.A295]" office:value-type="float" office:value="0.02186419565298" calcext:value-type="float">
            <text:p>0.02186419565298</text:p>
          </table:table-cell>
          <table:table-cell/>
          <table:table-cell table:formula="of:= 100 * ([.A296] - [.A295]*[.A295]) * ([.A296] - [.A295]*[.A295]) + (1 - [.A295]) * (1 - [.A295])" office:value-type="float" office:value="22.529237626278" calcext:value-type="float">
            <text:p>22.529237626278</text:p>
          </table:table-cell>
          <table:table-cell table:formula="of:= 100 * ([.B296] - [.B295]*[.B295]) * ([.B296] - [.B295]*[.B295]) + (1 - [.B295]) * (1 - [.B295])" office:value-type="float" office:value="22.3532393463222" calcext:value-type="float">
            <text:p>22.3532393463222</text:p>
          </table:table-cell>
          <table:table-cell table:formula="of:= [.A295]*[.A295]*[.A295]*[.A295] - 16*[.A295]*[.A295] + 5*[.A295]" office:value-type="float" office:value="-0.11696943856457" calcext:value-type="float">
            <text:p>-0.11696943856457</text:p>
          </table:table-cell>
          <table:table-cell table:formula="of:= [.B295]*[.B295]*[.B295]*[.B295] - 16*[.B295]*[.B295] + 5*[.B295]" office:value-type="float" office:value="0.101672517965231" calcext:value-type="float">
            <text:p>0.1016725179652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3041440809919" calcext:value-type="float">
            <text:p>-0.463041440809919</text:p>
          </table:table-cell>
          <table:table-cell table:formula="of:=-[.A296]" office:value-type="float" office:value="0.463041440809919" calcext:value-type="float">
            <text:p>0.463041440809919</text:p>
          </table:table-cell>
          <table:table-cell/>
          <table:table-cell table:formula="of:= 100 * ([.A297] - [.A296]*[.A296]) * ([.A297] - [.A296]*[.A296]) + (1 - [.A296]) * (1 - [.A296])" office:value-type="float" office:value="9.48231597745715" calcext:value-type="float">
            <text:p>9.48231597745715</text:p>
          </table:table-cell>
          <table:table-cell table:formula="of:= 100 * ([.B297] - [.B296]*[.B296]) * ([.B297] - [.B296]*[.B296]) + (1 - [.B296]) * (1 - [.B296])" office:value-type="float" office:value="49.2565199318486" calcext:value-type="float">
            <text:p>49.2565199318486</text:p>
          </table:table-cell>
          <table:table-cell table:formula="of:= [.A296]*[.A296]*[.A296]*[.A296] - 16*[.A296]*[.A296] + 5*[.A296]" office:value-type="float" office:value="-5.69975469572335" calcext:value-type="float">
            <text:p>-5.69975469572335</text:p>
          </table:table-cell>
          <table:table-cell table:formula="of:= [.B296]*[.B296]*[.B296]*[.B296] - 16*[.B296]*[.B296] + 5*[.B296]" office:value-type="float" office:value="-1.06934028762415" calcext:value-type="float">
            <text:p>-1.069340287624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5365411771369" calcext:value-type="float">
            <text:p>0.485365411771369</text:p>
          </table:table-cell>
          <table:table-cell table:formula="of:=-[.A297]" office:value-type="float" office:value="-0.485365411771369" calcext:value-type="float">
            <text:p>-0.485365411771369</text:p>
          </table:table-cell>
          <table:table-cell/>
          <table:table-cell table:formula="of:= 100 * ([.A298] - [.A297]*[.A297]) * ([.A298] - [.A297]*[.A297]) + (1 - [.A297]) * (1 - [.A297])" office:value-type="float" office:value="3.2648376078598" calcext:value-type="float">
            <text:p>3.2648376078598</text:p>
          </table:table-cell>
          <table:table-cell table:formula="of:= 100 * ([.B298] - [.B297]*[.B297]) * ([.B298] - [.B297]*[.B297]) + (1 - [.B297]) * (1 - [.B297])" office:value-type="float" office:value="11.0839932744589" calcext:value-type="float">
            <text:p>11.0839932744589</text:p>
          </table:table-cell>
          <table:table-cell table:formula="of:= [.A297]*[.A297]*[.A297]*[.A297] - 16*[.A297]*[.A297] + 5*[.A297]" office:value-type="float" office:value="-1.28694852834694" calcext:value-type="float">
            <text:p>-1.28694852834694</text:p>
          </table:table-cell>
          <table:table-cell table:formula="of:= [.B297]*[.B297]*[.B297]*[.B297] - 16*[.B297]*[.B297] + 5*[.B297]" office:value-type="float" office:value="-6.14060264606062" calcext:value-type="float">
            <text:p>-6.140602646060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23748241046747" calcext:value-type="float">
            <text:p>0.0623748241046747</text:p>
          </table:table-cell>
          <table:table-cell table:formula="of:=-[.A298]" office:value-type="float" office:value="-0.0623748241046747" calcext:value-type="float">
            <text:p>-0.0623748241046747</text:p>
          </table:table-cell>
          <table:table-cell/>
          <table:table-cell table:formula="of:= 100 * ([.A299] - [.A298]*[.A298]) * ([.A299] - [.A298]*[.A298]) + (1 - [.A298]) * (1 - [.A298])" office:value-type="float" office:value="22.6113135010912" calcext:value-type="float">
            <text:p>22.6113135010912</text:p>
          </table:table-cell>
          <table:table-cell table:formula="of:= 100 * ([.B299] - [.B298]*[.B298]) * ([.B299] - [.B298]*[.B298]) + (1 - [.B298]) * (1 - [.B298])" office:value-type="float" office:value="22.1413795664103" calcext:value-type="float">
            <text:p>22.1413795664103</text:p>
          </table:table-cell>
          <table:table-cell table:formula="of:= [.A298]*[.A298]*[.A298]*[.A298] - 16*[.A298]*[.A298] + 5*[.A298]" office:value-type="float" office:value="0.249639358523677" calcext:value-type="float">
            <text:p>0.249639358523677</text:p>
          </table:table-cell>
          <table:table-cell table:formula="of:= [.B298]*[.B298]*[.B298]*[.B298] - 16*[.B298]*[.B298] + 5*[.B298]" office:value-type="float" office:value="-0.37410888252307" calcext:value-type="float">
            <text:p>-0.374108882523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2287164257193" calcext:value-type="float">
            <text:p>-0.462287164257193</text:p>
          </table:table-cell>
          <table:table-cell table:formula="of:=-[.A299]" office:value-type="float" office:value="0.462287164257193" calcext:value-type="float">
            <text:p>0.462287164257193</text:p>
          </table:table-cell>
          <table:table-cell/>
          <table:table-cell table:formula="of:= 100 * ([.A300] - [.A299]*[.A299]) * ([.A300] - [.A299]*[.A299]) + (1 - [.A299]) * (1 - [.A299])" office:value-type="float" office:value="8.34531083793268" calcext:value-type="float">
            <text:p>8.34531083793268</text:p>
          </table:table-cell>
          <table:table-cell table:formula="of:= 100 * ([.B300] - [.B299]*[.B299]) * ([.B300] - [.B299]*[.B299]) + (1 - [.B299]) * (1 - [.B299])" office:value-type="float" office:value="46.0621948104121" calcext:value-type="float">
            <text:p>46.0621948104121</text:p>
          </table:table-cell>
          <table:table-cell table:formula="of:= [.A299]*[.A299]*[.A299]*[.A299] - 16*[.A299]*[.A299] + 5*[.A299]" office:value-type="float" office:value="-5.68511485992443" calcext:value-type="float">
            <text:p>-5.68511485992443</text:p>
          </table:table-cell>
          <table:table-cell table:formula="of:= [.B299]*[.B299]*[.B299]*[.B299] - 16*[.B299]*[.B299] + 5*[.B299]" office:value-type="float" office:value="-1.0622432173525" calcext:value-type="float">
            <text:p>-1.06224321735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2848481542826" calcext:value-type="float">
            <text:p>0.462848481542826</text:p>
          </table:table-cell>
          <table:table-cell table:formula="of:=-[.A300]" office:value-type="float" office:value="-0.462848481542826" calcext:value-type="float">
            <text:p>-0.462848481542826</text:p>
          </table:table-cell>
          <table:table-cell/>
          <table:table-cell table:formula="of:= 100 * ([.A301] - [.A300]*[.A300]) * ([.A301] - [.A300]*[.A300]) + (1 - [.A300]) * (1 - [.A300])" office:value-type="float" office:value="14.8217800057252" calcext:value-type="float">
            <text:p>14.8217800057252</text:p>
          </table:table-cell>
          <table:table-cell table:formula="of:= 100 * ([.B301] - [.B300]*[.B300]) * ([.B301] - [.B300]*[.B300]) + (1 - [.B300]) * (1 - [.B300])" office:value-type="float" office:value="2.36301618390791" calcext:value-type="float">
            <text:p>2.36301618390791</text:p>
          </table:table-cell>
          <table:table-cell table:formula="of:= [.A300]*[.A300]*[.A300]*[.A300] - 16*[.A300]*[.A300] + 5*[.A300]" office:value-type="float" office:value="-1.0675231190196" calcext:value-type="float">
            <text:p>-1.0675231190196</text:p>
          </table:table-cell>
          <table:table-cell table:formula="of:= [.B300]*[.B300]*[.B300]*[.B300] - 16*[.B300]*[.B300] + 5*[.B300]" office:value-type="float" office:value="-5.69600793444787" calcext:value-type="float">
            <text:p>-5.69600793444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699625938695" calcext:value-type="float">
            <text:p>-0.16699625938695</text:p>
          </table:table-cell>
          <table:table-cell table:formula="of:=-[.A301]" office:value-type="float" office:value="0.16699625938695" calcext:value-type="float">
            <text:p>0.16699625938695</text:p>
          </table:table-cell>
          <table:table-cell/>
          <table:table-cell table:formula="of:= 100 * ([.A302] - [.A301]*[.A301]) * ([.A302] - [.A301]*[.A301]) + (1 - [.A301]) * (1 - [.A301])" office:value-type="float" office:value="13.0170669178302" calcext:value-type="float">
            <text:p>13.0170669178302</text:p>
          </table:table-cell>
          <table:table-cell table:formula="of:= 100 * ([.B302] - [.B301]*[.B301]) * ([.B302] - [.B301]*[.B301]) + (1 - [.B301]) * (1 - [.B301])" office:value-type="float" office:value="16.4684895609249" calcext:value-type="float">
            <text:p>16.4684895609249</text:p>
          </table:table-cell>
          <table:table-cell table:formula="of:= [.A301]*[.A301]*[.A301]*[.A301] - 16*[.A301]*[.A301] + 5*[.A301]" office:value-type="float" office:value="-1.28040758068621" calcext:value-type="float">
            <text:p>-1.28040758068621</text:p>
          </table:table-cell>
          <table:table-cell table:formula="of:= [.B301]*[.B301]*[.B301]*[.B301] - 16*[.B301]*[.B301] + 5*[.B301]" office:value-type="float" office:value="0.389555013183288" calcext:value-type="float">
            <text:p>0.3895550131832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9284684560583" calcext:value-type="float">
            <text:p>0.369284684560583</text:p>
          </table:table-cell>
          <table:table-cell table:formula="of:=-[.A302]" office:value-type="float" office:value="-0.369284684560583" calcext:value-type="float">
            <text:p>-0.369284684560583</text:p>
          </table:table-cell>
          <table:table-cell/>
          <table:table-cell table:formula="of:= 100 * ([.A303] - [.A302]*[.A302]) * ([.A303] - [.A302]*[.A302]) + (1 - [.A302]) * (1 - [.A302])" office:value-type="float" office:value="34.8835373305661" calcext:value-type="float">
            <text:p>34.8835373305661</text:p>
          </table:table-cell>
          <table:table-cell table:formula="of:= 100 * ([.B303] - [.B302]*[.B302]) * ([.B303] - [.B302]*[.B302]) + (1 - [.B302]) * (1 - [.B302])" office:value-type="float" office:value="11.7661674487312" calcext:value-type="float">
            <text:p>11.7661674487312</text:p>
          </table:table-cell>
          <table:table-cell table:formula="of:= [.A302]*[.A302]*[.A302]*[.A302] - 16*[.A302]*[.A302] + 5*[.A302]" office:value-type="float" office:value="-0.316918330955662" calcext:value-type="float">
            <text:p>-0.316918330955662</text:p>
          </table:table-cell>
          <table:table-cell table:formula="of:= [.B302]*[.B302]*[.B302]*[.B302] - 16*[.B302]*[.B302] + 5*[.B302]" office:value-type="float" office:value="-4.00976517656149" calcext:value-type="float">
            <text:p>-4.009765176561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0874388113151" calcext:value-type="float">
            <text:p>-0.450874388113151</text:p>
          </table:table-cell>
          <table:table-cell table:formula="of:=-[.A303]" office:value-type="float" office:value="0.450874388113151" calcext:value-type="float">
            <text:p>0.450874388113151</text:p>
          </table:table-cell>
          <table:table-cell/>
          <table:table-cell table:formula="of:= 100 * ([.A304] - [.A303]*[.A303]) * ([.A304] - [.A303]*[.A303]) + (1 - [.A303]) * (1 - [.A303])" office:value-type="float" office:value="5.20937765585564" calcext:value-type="float">
            <text:p>5.20937765585564</text:p>
          </table:table-cell>
          <table:table-cell table:formula="of:= 100 * ([.B304] - [.B303]*[.B303]) * ([.B304] - [.B303]*[.B303]) + (1 - [.B303]) * (1 - [.B303])" office:value-type="float" office:value="34.2632572214051" calcext:value-type="float">
            <text:p>34.2632572214051</text:p>
          </table:table-cell>
          <table:table-cell table:formula="of:= [.A303]*[.A303]*[.A303]*[.A303] - 16*[.A303]*[.A303] + 5*[.A303]" office:value-type="float" office:value="-5.46564946766332" calcext:value-type="float">
            <text:p>-5.46564946766332</text:p>
          </table:table-cell>
          <table:table-cell table:formula="of:= [.B303]*[.B303]*[.B303]*[.B303] - 16*[.B303]*[.B303] + 5*[.B303]" office:value-type="float" office:value="-0.95690558653181" calcext:value-type="float">
            <text:p>-0.956905586531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9479120167071" calcext:value-type="float">
            <text:p>0.379479120167071</text:p>
          </table:table-cell>
          <table:table-cell table:formula="of:=-[.A304]" office:value-type="float" office:value="-0.379479120167071" calcext:value-type="float">
            <text:p>-0.379479120167071</text:p>
          </table:table-cell>
          <table:table-cell/>
          <table:table-cell table:formula="of:= 100 * ([.A305] - [.A304]*[.A304]) * ([.A305] - [.A304]*[.A304]) + (1 - [.A304]) * (1 - [.A304])" office:value-type="float" office:value="7.54828799270211" calcext:value-type="float">
            <text:p>7.54828799270211</text:p>
          </table:table-cell>
          <table:table-cell table:formula="of:= 100 * ([.B305] - [.B304]*[.B304]) * ([.B305] - [.B304]*[.B304]) + (1 - [.B304]) * (1 - [.B304])" office:value-type="float" office:value="1.94444196314786" calcext:value-type="float">
            <text:p>1.94444196314786</text:p>
          </table:table-cell>
          <table:table-cell table:formula="of:= [.A304]*[.A304]*[.A304]*[.A304] - 16*[.A304]*[.A304] + 5*[.A304]" office:value-type="float" office:value="-0.385937573468534" calcext:value-type="float">
            <text:p>-0.385937573468534</text:p>
          </table:table-cell>
          <table:table-cell table:formula="of:= [.B304]*[.B304]*[.B304]*[.B304] - 16*[.B304]*[.B304] + 5*[.B304]" office:value-type="float" office:value="-4.18072877513925" calcext:value-type="float">
            <text:p>-4.180728775139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637930152198" calcext:value-type="float">
            <text:p>-0.123637930152198</text:p>
          </table:table-cell>
          <table:table-cell table:formula="of:=-[.A305]" office:value-type="float" office:value="0.123637930152198" calcext:value-type="float">
            <text:p>0.123637930152198</text:p>
          </table:table-cell>
          <table:table-cell/>
          <table:table-cell table:formula="of:= 100 * ([.A306] - [.A305]*[.A305]) * ([.A306] - [.A305]*[.A305]) + (1 - [.A305]) * (1 - [.A305])" office:value-type="float" office:value="14.3553162339299" calcext:value-type="float">
            <text:p>14.3553162339299</text:p>
          </table:table-cell>
          <table:table-cell table:formula="of:= 100 * ([.B306] - [.B305]*[.B305]) * ([.B306] - [.B305]*[.B305]) + (1 - [.B305]) * (1 - [.B305])" office:value-type="float" office:value="16.1667112943343" calcext:value-type="float">
            <text:p>16.1667112943343</text:p>
          </table:table-cell>
          <table:table-cell table:formula="of:= [.A305]*[.A305]*[.A305]*[.A305] - 16*[.A305]*[.A305] + 5*[.A305]" office:value-type="float" office:value="-0.862537382995616" calcext:value-type="float">
            <text:p>-0.862537382995616</text:p>
          </table:table-cell>
          <table:table-cell table:formula="of:= [.B305]*[.B305]*[.B305]*[.B305] - 16*[.B305]*[.B305] + 5*[.B305]" office:value-type="float" office:value="0.373841918526363" calcext:value-type="float">
            <text:p>0.3738419185263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7125446159641" calcext:value-type="float">
            <text:p>0.377125446159641</text:p>
          </table:table-cell>
          <table:table-cell table:formula="of:=-[.A306]" office:value-type="float" office:value="-0.377125446159641" calcext:value-type="float">
            <text:p>-0.377125446159641</text:p>
          </table:table-cell>
          <table:table-cell/>
          <table:table-cell table:formula="of:= 100 * ([.A307] - [.A306]*[.A306]) * ([.A307] - [.A306]*[.A306]) + (1 - [.A306]) * (1 - [.A306])" office:value-type="float" office:value="22.1796465843305" calcext:value-type="float">
            <text:p>22.1796465843305</text:p>
          </table:table-cell>
          <table:table-cell table:formula="of:= 100 * ([.B307] - [.B306]*[.B306]) * ([.B307] - [.B306]*[.B306]) + (1 - [.B306]) * (1 - [.B306])" office:value-type="float" office:value="5.22229510509124" calcext:value-type="float">
            <text:p>5.22229510509124</text:p>
          </table:table-cell>
          <table:table-cell table:formula="of:= [.A306]*[.A306]*[.A306]*[.A306] - 16*[.A306]*[.A306] + 5*[.A306]" office:value-type="float" office:value="-0.369722850453538" calcext:value-type="float">
            <text:p>-0.369722850453538</text:p>
          </table:table-cell>
          <table:table-cell table:formula="of:= [.B306]*[.B306]*[.B306]*[.B306] - 16*[.B306]*[.B306] + 5*[.B306]" office:value-type="float" office:value="-4.14097731204995" calcext:value-type="float">
            <text:p>-4.140977312049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459192753318" calcext:value-type="float">
            <text:p>-0.32459192753318</text:p>
          </table:table-cell>
          <table:table-cell table:formula="of:=-[.A307]" office:value-type="float" office:value="0.32459192753318" calcext:value-type="float">
            <text:p>0.32459192753318</text:p>
          </table:table-cell>
          <table:table-cell/>
          <table:table-cell table:formula="of:= 100 * ([.A308] - [.A307]*[.A307]) * ([.A308] - [.A307]*[.A307]) + (1 - [.A307]) * (1 - [.A307])" office:value-type="float" office:value="2.97179776764645" calcext:value-type="float">
            <text:p>2.97179776764645</text:p>
          </table:table-cell>
          <table:table-cell table:formula="of:= 100 * ([.B308] - [.B307]*[.B307]) * ([.B308] - [.B307]*[.B307]) + (1 - [.B307]) * (1 - [.B307])" office:value-type="float" office:value="10.7634267979213" calcext:value-type="float">
            <text:p>10.7634267979213</text:p>
          </table:table-cell>
          <table:table-cell table:formula="of:= [.A307]*[.A307]*[.A307]*[.A307] - 16*[.A307]*[.A307] + 5*[.A307]" office:value-type="float" office:value="-3.29761763576106" calcext:value-type="float">
            <text:p>-3.29761763576106</text:p>
          </table:table-cell>
          <table:table-cell table:formula="of:= [.B307]*[.B307]*[.B307]*[.B307] - 16*[.B307]*[.B307] + 5*[.B307]" office:value-type="float" office:value="-0.0516983604292567" calcext:value-type="float">
            <text:p>-0.05169836042925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5689153676107" calcext:value-type="float">
            <text:p>0.215689153676107</text:p>
          </table:table-cell>
          <table:table-cell table:formula="of:=-[.A308]" office:value-type="float" office:value="-0.215689153676107" calcext:value-type="float">
            <text:p>-0.215689153676107</text:p>
          </table:table-cell>
          <table:table-cell/>
          <table:table-cell table:formula="of:= 100 * ([.A309] - [.A308]*[.A308]) * ([.A309] - [.A308]*[.A308]) + (1 - [.A308]) * (1 - [.A308])" office:value-type="float" office:value="3.23378829407142" calcext:value-type="float">
            <text:p>3.23378829407142</text:p>
          </table:table-cell>
          <table:table-cell table:formula="of:= 100 * ([.B309] - [.B308]*[.B308]) * ([.B309] - [.B308]*[.B308]) + (1 - [.B308]) * (1 - [.B308])" office:value-type="float" office:value="1.95095039560316" calcext:value-type="float">
            <text:p>1.95095039560316</text:p>
          </table:table-cell>
          <table:table-cell table:formula="of:= [.A308]*[.A308]*[.A308]*[.A308] - 16*[.A308]*[.A308] + 5*[.A308]" office:value-type="float" office:value="0.336261071064268" calcext:value-type="float">
            <text:p>0.336261071064268</text:p>
          </table:table-cell>
          <table:table-cell table:formula="of:= [.B308]*[.B308]*[.B308]*[.B308] - 16*[.B308]*[.B308] + 5*[.B308]" office:value-type="float" office:value="-1.8206304656968" calcext:value-type="float">
            <text:p>-1.82063046569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5300461570024" calcext:value-type="float">
            <text:p>-0.115300461570024</text:p>
          </table:table-cell>
          <table:table-cell table:formula="of:=-[.A309]" office:value-type="float" office:value="0.115300461570024" calcext:value-type="float">
            <text:p>0.115300461570024</text:p>
          </table:table-cell>
          <table:table-cell/>
          <table:table-cell table:formula="of:= 100 * ([.A310] - [.A309]*[.A309]) * ([.A310] - [.A309]*[.A309]) + (1 - [.A309]) * (1 - [.A309])" office:value-type="float" office:value="12.9839050691853" calcext:value-type="float">
            <text:p>12.9839050691853</text:p>
          </table:table-cell>
          <table:table-cell table:formula="of:= 100 * ([.B310] - [.B309]*[.B309]) * ([.B310] - [.B309]*[.B309]) + (1 - [.B309]) * (1 - [.B309])" office:value-type="float" office:value="14.4154308097303" calcext:value-type="float">
            <text:p>14.4154308097303</text:p>
          </table:table-cell>
          <table:table-cell table:formula="of:= [.A309]*[.A309]*[.A309]*[.A309] - 16*[.A309]*[.A309] + 5*[.A309]" office:value-type="float" office:value="-0.789032715203348" calcext:value-type="float">
            <text:p>-0.789032715203348</text:p>
          </table:table-cell>
          <table:table-cell table:formula="of:= [.B309]*[.B309]*[.B309]*[.B309] - 16*[.B309]*[.B309] + 5*[.B309]" office:value-type="float" office:value="0.363971900496889" calcext:value-type="float">
            <text:p>0.3639719004968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5931175610196" calcext:value-type="float">
            <text:p>0.355931175610196</text:p>
          </table:table-cell>
          <table:table-cell table:formula="of:=-[.A310]" office:value-type="float" office:value="-0.355931175610196" calcext:value-type="float">
            <text:p>-0.355931175610196</text:p>
          </table:table-cell>
          <table:table-cell/>
          <table:table-cell table:formula="of:= 100 * ([.A311] - [.A310]*[.A310]) * ([.A311] - [.A310]*[.A310]) + (1 - [.A310]) * (1 - [.A310])" office:value-type="float" office:value="10.8954550203895" calcext:value-type="float">
            <text:p>10.8954550203895</text:p>
          </table:table-cell>
          <table:table-cell table:formula="of:= 100 * ([.B311] - [.B310]*[.B310]) * ([.B311] - [.B310]*[.B310]) + (1 - [.B310]) * (1 - [.B310])" office:value-type="float" office:value="2.33365879300412" calcext:value-type="float">
            <text:p>2.33365879300412</text:p>
          </table:table-cell>
          <table:table-cell table:formula="of:= [.A310]*[.A310]*[.A310]*[.A310] - 16*[.A310]*[.A310] + 5*[.A310]" office:value-type="float" office:value="-0.23128655387133" calcext:value-type="float">
            <text:p>-0.23128655387133</text:p>
          </table:table-cell>
          <table:table-cell table:formula="of:= [.B310]*[.B310]*[.B310]*[.B310] - 16*[.B310]*[.B310] + 5*[.B310]" office:value-type="float" office:value="-3.79059830997329" calcext:value-type="float">
            <text:p>-3.790598309973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7051015301787" calcext:value-type="float">
            <text:p>-0.197051015301787</text:p>
          </table:table-cell>
          <table:table-cell table:formula="of:=-[.A311]" office:value-type="float" office:value="0.197051015301787" calcext:value-type="float">
            <text:p>0.197051015301787</text:p>
          </table:table-cell>
          <table:table-cell/>
          <table:table-cell table:formula="of:= 100 * ([.A312] - [.A311]*[.A311]) * ([.A312] - [.A311]*[.A311]) + (1 - [.A311]) * (1 - [.A311])" office:value-type="float" office:value="3.3495959715802" calcext:value-type="float">
            <text:p>3.3495959715802</text:p>
          </table:table-cell>
          <table:table-cell table:formula="of:= 100 * ([.B312] - [.B311]*[.B311]) * ([.B312] - [.B311]*[.B311]) + (1 - [.B311]) * (1 - [.B311])" office:value-type="float" office:value="1.01421428378419" calcext:value-type="float">
            <text:p>1.01421428378419</text:p>
          </table:table-cell>
          <table:table-cell table:formula="of:= [.A311]*[.A311]*[.A311]*[.A311] - 16*[.A311]*[.A311] + 5*[.A311]" office:value-type="float" office:value="-1.60501301940121" calcext:value-type="float">
            <text:p>-1.60501301940121</text:p>
          </table:table-cell>
          <table:table-cell table:formula="of:= [.B311]*[.B311]*[.B311]*[.B311] - 16*[.B311]*[.B311] + 5*[.B311]" office:value-type="float" office:value="0.365497133616658" calcext:value-type="float">
            <text:p>0.3654971336166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96145623859406" calcext:value-type="float">
            <text:p>-0.0996145623859406</text:p>
          </table:table-cell>
          <table:table-cell table:formula="of:=-[.A312]" office:value-type="float" office:value="0.0996145623859406" calcext:value-type="float">
            <text:p>0.0996145623859406</text:p>
          </table:table-cell>
          <table:table-cell/>
          <table:table-cell table:formula="of:= 100 * ([.A313] - [.A312]*[.A312]) * ([.A313] - [.A312]*[.A312]) + (1 - [.A312]) * (1 - [.A312])" office:value-type="float" office:value="21.5352711315818" calcext:value-type="float">
            <text:p>21.5352711315818</text:p>
          </table:table-cell>
          <table:table-cell table:formula="of:= 100 * ([.B313] - [.B312]*[.B312]) * ([.B313] - [.B312]*[.B312]) + (1 - [.B312]) * (1 - [.B312])" office:value-type="float" office:value="19.3866948646262" calcext:value-type="float">
            <text:p>19.3866948646262</text:p>
          </table:table-cell>
          <table:table-cell table:formula="of:= [.A312]*[.A312]*[.A312]*[.A312] - 16*[.A312]*[.A312] + 5*[.A312]" office:value-type="float" office:value="-0.656743321418791" calcext:value-type="float">
            <text:p>-0.656743321418791</text:p>
          </table:table-cell>
          <table:table-cell table:formula="of:= [.B312]*[.B312]*[.B312]*[.B312] - 16*[.B312]*[.B312] + 5*[.B312]" office:value-type="float" office:value="0.339402302440614" calcext:value-type="float">
            <text:p>0.3394023024406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0921911714825" calcext:value-type="float">
            <text:p>-0.440921911714825</text:p>
          </table:table-cell>
          <table:table-cell table:formula="of:=-[.A313]" office:value-type="float" office:value="0.440921911714825" calcext:value-type="float">
            <text:p>0.440921911714825</text:p>
          </table:table-cell>
          <table:table-cell/>
          <table:table-cell table:formula="of:= 100 * ([.A314] - [.A313]*[.A313]) * ([.A314] - [.A313]*[.A313]) + (1 - [.A313]) * (1 - [.A313])" office:value-type="float" office:value="49.2812270001954" calcext:value-type="float">
            <text:p>49.2812270001954</text:p>
          </table:table-cell>
          <table:table-cell table:formula="of:= 100 * ([.B314] - [.B313]*[.B313]) * ([.B314] - [.B313]*[.B313]) + (1 - [.B313]) * (1 - [.B313])" office:value-type="float" office:value="9.20694847221641" calcext:value-type="float">
            <text:p>9.20694847221641</text:p>
          </table:table-cell>
          <table:table-cell table:formula="of:= [.A313]*[.A313]*[.A313]*[.A313] - 16*[.A313]*[.A313] + 5*[.A313]" office:value-type="float" office:value="-5.27740759709991" calcext:value-type="float">
            <text:p>-5.27740759709991</text:p>
          </table:table-cell>
          <table:table-cell table:formula="of:= [.B313]*[.B313]*[.B313]*[.B313] - 16*[.B313]*[.B313] + 5*[.B313]" office:value-type="float" office:value="-0.868188479951657" calcext:value-type="float">
            <text:p>-0.8681884799516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2646606485259" calcext:value-type="float">
            <text:p>-0.492646606485259</text:p>
          </table:table-cell>
          <table:table-cell table:formula="of:=-[.A314]" office:value-type="float" office:value="0.492646606485259" calcext:value-type="float">
            <text:p>0.492646606485259</text:p>
          </table:table-cell>
          <table:table-cell/>
          <table:table-cell table:formula="of:= 100 * ([.A315] - [.A314]*[.A314]) * ([.A315] - [.A314]*[.A314]) + (1 - [.A314]) * (1 - [.A314])" office:value-type="float" office:value="7.32231995938851" calcext:value-type="float">
            <text:p>7.32231995938851</text:p>
          </table:table-cell>
          <table:table-cell table:formula="of:= 100 * ([.B315] - [.B314]*[.B314]) * ([.B315] - [.B314]*[.B314]) + (1 - [.B314]) * (1 - [.B314])" office:value-type="float" office:value="7.00156818906703" calcext:value-type="float">
            <text:p>7.00156818906703</text:p>
          </table:table-cell>
          <table:table-cell table:formula="of:= [.A314]*[.A314]*[.A314]*[.A314] - 16*[.A314]*[.A314] + 5*[.A314]" office:value-type="float" office:value="-6.28754027499985" calcext:value-type="float">
            <text:p>-6.28754027499985</text:p>
          </table:table-cell>
          <table:table-cell table:formula="of:= [.B314]*[.B314]*[.B314]*[.B314] - 16*[.B314]*[.B314] + 5*[.B314]" office:value-type="float" office:value="-1.36107421014726" calcext:value-type="float">
            <text:p>-1.361074210147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69945410044104" calcext:value-type="float">
            <text:p>0.0169945410044104</text:p>
          </table:table-cell>
          <table:table-cell table:formula="of:=-[.A315]" office:value-type="float" office:value="-0.0169945410044104" calcext:value-type="float">
            <text:p>-0.0169945410044104</text:p>
          </table:table-cell>
          <table:table-cell/>
          <table:table-cell table:formula="of:= 100 * ([.A316] - [.A315]*[.A315]) * ([.A316] - [.A315]*[.A315]) + (1 - [.A315]) * (1 - [.A315])" office:value-type="float" office:value="11.437785596828" calcext:value-type="float">
            <text:p>11.437785596828</text:p>
          </table:table-cell>
          <table:table-cell table:formula="of:= 100 * ([.B316] - [.B315]*[.B315]) * ([.B316] - [.B315]*[.B315]) + (1 - [.B315]) * (1 - [.B315])" office:value-type="float" office:value="11.4684133624139" calcext:value-type="float">
            <text:p>11.4684133624139</text:p>
          </table:table-cell>
          <table:table-cell table:formula="of:= [.A315]*[.A315]*[.A315]*[.A315] - 16*[.A315]*[.A315] + 5*[.A315]" office:value-type="float" office:value="0.0803517576526141" calcext:value-type="float">
            <text:p>0.0803517576526141</text:p>
          </table:table-cell>
          <table:table-cell table:formula="of:= [.B315]*[.B315]*[.B315]*[.B315] - 16*[.B315]*[.B315] + 5*[.B315]" office:value-type="float" office:value="-0.0895936523914899" calcext:value-type="float">
            <text:p>-0.08959365239148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330793871818" calcext:value-type="float">
            <text:p>-0.32330793871818</text:p>
          </table:table-cell>
          <table:table-cell table:formula="of:=-[.A316]" office:value-type="float" office:value="0.32330793871818" calcext:value-type="float">
            <text:p>0.32330793871818</text:p>
          </table:table-cell>
          <table:table-cell/>
          <table:table-cell table:formula="of:= 100 * ([.A317] - [.A316]*[.A316]) * ([.A317] - [.A316]*[.A316]) + (1 - [.A316]) * (1 - [.A316])" office:value-type="float" office:value="2.10545127469831" calcext:value-type="float">
            <text:p>2.10545127469831</text:p>
          </table:table-cell>
          <table:table-cell table:formula="of:= 100 * ([.B317] - [.B316]*[.B316]) * ([.B317] - [.B316]*[.B316]) + (1 - [.B316]) * (1 - [.B316])" office:value-type="float" office:value="2.69390368694201" calcext:value-type="float">
            <text:p>2.69390368694201</text:p>
          </table:table-cell>
          <table:table-cell table:formula="of:= [.A316]*[.A316]*[.A316]*[.A316] - 16*[.A316]*[.A316] + 5*[.A316]" office:value-type="float" office:value="-3.27806195775999" calcext:value-type="float">
            <text:p>-3.27806195775999</text:p>
          </table:table-cell>
          <table:table-cell table:formula="of:= [.B316]*[.B316]*[.B316]*[.B316] - 16*[.B316]*[.B316] + 5*[.B316]" office:value-type="float" office:value="-0.0449825705781899" calcext:value-type="float">
            <text:p>-0.04498257057818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50042990583597" calcext:value-type="float">
            <text:p>0.0450042990583597</text:p>
          </table:table-cell>
          <table:table-cell table:formula="of:=-[.A317]" office:value-type="float" office:value="-0.0450042990583597" calcext:value-type="float">
            <text:p>-0.0450042990583597</text:p>
          </table:table-cell>
          <table:table-cell/>
          <table:table-cell table:formula="of:= 100 * ([.A318] - [.A317]*[.A317]) * ([.A318] - [.A317]*[.A317]) + (1 - [.A317]) * (1 - [.A317])" office:value-type="float" office:value="0.960928454887035" calcext:value-type="float">
            <text:p>0.960928454887035</text:p>
          </table:table-cell>
          <table:table-cell table:formula="of:= 100 * ([.B318] - [.B317]*[.B317]) * ([.B318] - [.B317]*[.B317]) + (1 - [.B317]) * (1 - [.B317])" office:value-type="float" office:value="1.12466915960917" calcext:value-type="float">
            <text:p>1.12466915960917</text:p>
          </table:table-cell>
          <table:table-cell table:formula="of:= [.A317]*[.A317]*[.A317]*[.A317] - 16*[.A317]*[.A317] + 5*[.A317]" office:value-type="float" office:value="0.192619406544282" calcext:value-type="float">
            <text:p>0.192619406544282</text:p>
          </table:table-cell>
          <table:table-cell table:formula="of:= [.B317]*[.B317]*[.B317]*[.B317] - 16*[.B317]*[.B317] + 5*[.B317]" office:value-type="float" office:value="-0.257423584039316" calcext:value-type="float">
            <text:p>-0.2574235840393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00905950860677" calcext:value-type="float">
            <text:p>-0.0200905950860677</text:p>
          </table:table-cell>
          <table:table-cell table:formula="of:=-[.A318]" office:value-type="float" office:value="0.0200905950860677" calcext:value-type="float">
            <text:p>0.0200905950860677</text:p>
          </table:table-cell>
          <table:table-cell/>
          <table:table-cell table:formula="of:= 100 * ([.A319] - [.A318]*[.A318]) * ([.A319] - [.A318]*[.A318]) + (1 - [.A318]) * (1 - [.A318])" office:value-type="float" office:value="1.07040298991351" calcext:value-type="float">
            <text:p>1.07040298991351</text:p>
          </table:table-cell>
          <table:table-cell table:formula="of:= 100 * ([.B319] - [.B318]*[.B318]) * ([.B319] - [.B318]*[.B318]) + (1 - [.B318]) * (1 - [.B318])" office:value-type="float" office:value="0.992893734079475" calcext:value-type="float">
            <text:p>0.992893734079475</text:p>
          </table:table-cell>
          <table:table-cell table:formula="of:= [.A318]*[.A318]*[.A318]*[.A318] - 16*[.A318]*[.A318] + 5*[.A318]" office:value-type="float" office:value="-0.106910924686136" calcext:value-type="float">
            <text:p>-0.106910924686136</text:p>
          </table:table-cell>
          <table:table-cell table:formula="of:= [.B318]*[.B318]*[.B318]*[.B318] - 16*[.B318]*[.B318] + 5*[.B318]" office:value-type="float" office:value="0.0939950261745415" calcext:value-type="float">
            <text:p>0.09399502617454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76715698526072" calcext:value-type="float">
            <text:p>0.0176715698526072</text:p>
          </table:table-cell>
          <table:table-cell table:formula="of:=-[.A319]" office:value-type="float" office:value="-0.0176715698526072" calcext:value-type="float">
            <text:p>-0.0176715698526072</text:p>
          </table:table-cell>
          <table:table-cell/>
          <table:table-cell table:formula="of:= 100 * ([.A320] - [.A319]*[.A319]) * ([.A320] - [.A319]*[.A319]) + (1 - [.A319]) * (1 - [.A319])" office:value-type="float" office:value="1.67266594228067" calcext:value-type="float">
            <text:p>1.67266594228067</text:p>
          </table:table-cell>
          <table:table-cell table:formula="of:= 100 * ([.B320] - [.B319]*[.B319]) * ([.B320] - [.B319]*[.B319]) + (1 - [.B319]) * (1 - [.B319])" office:value-type="float" office:value="1.75389956435144" calcext:value-type="float">
            <text:p>1.75389956435144</text:p>
          </table:table-cell>
          <table:table-cell table:formula="of:= [.A319]*[.A319]*[.A319]*[.A319] - 16*[.A319]*[.A319] + 5*[.A319]" office:value-type="float" office:value="0.0833613966876815" calcext:value-type="float">
            <text:p>0.0833613966876815</text:p>
          </table:table-cell>
          <table:table-cell table:formula="of:= [.B319]*[.B319]*[.B319]*[.B319] - 16*[.B319]*[.B319] + 5*[.B319]" office:value-type="float" office:value="-0.0933543018383906" calcext:value-type="float">
            <text:p>-0.09335430183839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44370011772999" calcext:value-type="float">
            <text:p>0.0844370011772999</text:p>
          </table:table-cell>
          <table:table-cell table:formula="of:=-[.A320]" office:value-type="float" office:value="-0.0844370011772999" calcext:value-type="float">
            <text:p>-0.0844370011772999</text:p>
          </table:table-cell>
          <table:table-cell/>
          <table:table-cell table:formula="of:= 100 * ([.A321] - [.A320]*[.A320]) * ([.A321] - [.A320]*[.A320]) + (1 - [.A320]) * (1 - [.A320])" office:value-type="float" office:value="12.1727460688506" calcext:value-type="float">
            <text:p>12.1727460688506</text:p>
          </table:table-cell>
          <table:table-cell table:formula="of:= 100 * ([.B321] - [.B320]*[.B320]) * ([.B321] - [.B320]*[.B320]) + (1 - [.B320]) * (1 - [.B320])" office:value-type="float" office:value="11.5707042118577" calcext:value-type="float">
            <text:p>11.5707042118577</text:p>
          </table:table-cell>
          <table:table-cell table:formula="of:= [.A320]*[.A320]*[.A320]*[.A320] - 16*[.A320]*[.A320] + 5*[.A320]" office:value-type="float" office:value="0.308162122499821" calcext:value-type="float">
            <text:p>0.308162122499821</text:p>
          </table:table-cell>
          <table:table-cell table:formula="of:= [.B320]*[.B320]*[.B320]*[.B320] - 16*[.B320]*[.B320] + 5*[.B320]" office:value-type="float" office:value="-0.536207889273177" calcext:value-type="float">
            <text:p>-0.5362078892731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9537742957459" calcext:value-type="float">
            <text:p>-0.329537742957459</text:p>
          </table:table-cell>
          <table:table-cell table:formula="of:=-[.A321]" office:value-type="float" office:value="0.329537742957459" calcext:value-type="float">
            <text:p>0.329537742957459</text:p>
          </table:table-cell>
          <table:table-cell/>
          <table:table-cell table:formula="of:= 100 * ([.A322] - [.A321]*[.A321]) * ([.A322] - [.A321]*[.A321]) + (1 - [.A321]) * (1 - [.A321])" office:value-type="float" office:value="4.503353260063" calcext:value-type="float">
            <text:p>4.503353260063</text:p>
          </table:table-cell>
          <table:table-cell table:formula="of:= 100 * ([.B322] - [.B321]*[.B321]) * ([.B322] - [.B321]*[.B321]) + (1 - [.B321]) * (1 - [.B321])" office:value-type="float" office:value="0.717753060292567" calcext:value-type="float">
            <text:p>0.717753060292567</text:p>
          </table:table-cell>
          <table:table-cell table:formula="of:= [.A321]*[.A321]*[.A321]*[.A321] - 16*[.A321]*[.A321] + 5*[.A321]" office:value-type="float" office:value="-3.37341779835939" calcext:value-type="float">
            <text:p>-3.37341779835939</text:p>
          </table:table-cell>
          <table:table-cell table:formula="of:= [.B321]*[.B321]*[.B321]*[.B321] - 16*[.B321]*[.B321] + 5*[.B321]" office:value-type="float" office:value="-0.0780403687847961" calcext:value-type="float">
            <text:p>-0.07804036878479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68038678048637" calcext:value-type="float">
            <text:p>-0.0568038678048637</text:p>
          </table:table-cell>
          <table:table-cell table:formula="of:=-[.A322]" office:value-type="float" office:value="0.0568038678048637" calcext:value-type="float">
            <text:p>0.0568038678048637</text:p>
          </table:table-cell>
          <table:table-cell/>
          <table:table-cell table:formula="of:= 100 * ([.A323] - [.A322]*[.A322]) * ([.A323] - [.A322]*[.A322]) + (1 - [.A322]) * (1 - [.A322])" office:value-type="float" office:value="1.21248168646856" calcext:value-type="float">
            <text:p>1.21248168646856</text:p>
          </table:table-cell>
          <table:table-cell table:formula="of:= 100 * ([.B323] - [.B322]*[.B322]) * ([.B323] - [.B322]*[.B322]) + (1 - [.B322]) * (1 - [.B322])" office:value-type="float" office:value="0.949514331750158" calcext:value-type="float">
            <text:p>0.949514331750158</text:p>
          </table:table-cell>
          <table:table-cell table:formula="of:= [.A322]*[.A322]*[.A322]*[.A322] - 16*[.A322]*[.A322] + 5*[.A322]" office:value-type="float" office:value="-0.335635797925862" calcext:value-type="float">
            <text:p>-0.335635797925862</text:p>
          </table:table-cell>
          <table:table-cell table:formula="of:= [.B322]*[.B322]*[.B322]*[.B322] - 16*[.B322]*[.B322] + 5*[.B322]" office:value-type="float" office:value="0.232402880122774" calcext:value-type="float">
            <text:p>0.2324028801227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77002136667356" calcext:value-type="float">
            <text:p>-0.0277002136667356</text:p>
          </table:table-cell>
          <table:table-cell table:formula="of:=-[.A323]" office:value-type="float" office:value="0.0277002136667356" calcext:value-type="float">
            <text:p>0.0277002136667356</text:p>
          </table:table-cell>
          <table:table-cell/>
          <table:table-cell table:formula="of:= 100 * ([.A324] - [.A323]*[.A323]) * ([.A324] - [.A323]*[.A323]) + (1 - [.A323]) * (1 - [.A323])" office:value-type="float" office:value="14.5335272543524" calcext:value-type="float">
            <text:p>14.5335272543524</text:p>
          </table:table-cell>
          <table:table-cell table:formula="of:= 100 * ([.B324] - [.B323]*[.B323]) * ([.B324] - [.B323]*[.B323]) + (1 - [.B323]) * (1 - [.B323])" office:value-type="float" office:value="14.5356371780223" calcext:value-type="float">
            <text:p>14.5356371780223</text:p>
          </table:table-cell>
          <table:table-cell table:formula="of:= [.A323]*[.A323]*[.A323]*[.A323] - 16*[.A323]*[.A323] + 5*[.A323]" office:value-type="float" office:value="-0.150777308976493" calcext:value-type="float">
            <text:p>-0.150777308976493</text:p>
          </table:table-cell>
          <table:table-cell table:formula="of:= [.B323]*[.B323]*[.B323]*[.B323] - 16*[.B323]*[.B323] + 5*[.B323]" office:value-type="float" office:value="0.126224827690862" calcext:value-type="float">
            <text:p>0.1262248276908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7882536132653" calcext:value-type="float">
            <text:p>0.367882536132653</text:p>
          </table:table-cell>
          <table:table-cell table:formula="of:=-[.A324]" office:value-type="float" office:value="-0.367882536132653" calcext:value-type="float">
            <text:p>-0.367882536132653</text:p>
          </table:table-cell>
          <table:table-cell/>
          <table:table-cell table:formula="of:= 100 * ([.A325] - [.A324]*[.A324]) * ([.A325] - [.A324]*[.A324]) + (1 - [.A324]) * (1 - [.A324])" office:value-type="float" office:value="1.3263593128673" calcext:value-type="float">
            <text:p>1.3263593128673</text:p>
          </table:table-cell>
          <table:table-cell table:formula="of:= 100 * ([.B325] - [.B324]*[.B324]) * ([.B325] - [.B324]*[.B324]) + (1 - [.B324]) * (1 - [.B324])" office:value-type="float" office:value="15.3359577793796" calcext:value-type="float">
            <text:p>15.3359577793796</text:p>
          </table:table-cell>
          <table:table-cell table:formula="of:= [.A324]*[.A324]*[.A324]*[.A324] - 16*[.A324]*[.A324] + 5*[.A324]" office:value-type="float" office:value="-0.307672030346322" calcext:value-type="float">
            <text:p>-0.307672030346322</text:p>
          </table:table-cell>
          <table:table-cell table:formula="of:= [.B324]*[.B324]*[.B324]*[.B324] - 16*[.B324]*[.B324] + 5*[.B324]" office:value-type="float" office:value="-3.98649739167285" calcext:value-type="float">
            <text:p>-3.986497391672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1607328477807" calcext:value-type="float">
            <text:p>0.231607328477807</text:p>
          </table:table-cell>
          <table:table-cell table:formula="of:=-[.A325]" office:value-type="float" office:value="-0.231607328477807" calcext:value-type="float">
            <text:p>-0.231607328477807</text:p>
          </table:table-cell>
          <table:table-cell/>
          <table:table-cell table:formula="of:= 100 * ([.A326] - [.A325]*[.A325]) * ([.A326] - [.A325]*[.A325]) + (1 - [.A325]) * (1 - [.A325])" office:value-type="float" office:value="0.672467553495772" calcext:value-type="float">
            <text:p>0.672467553495772</text:p>
          </table:table-cell>
          <table:table-cell table:formula="of:= 100 * ([.B326] - [.B325]*[.B325]) * ([.B326] - [.B325]*[.B325]) + (1 - [.B325]) * (1 - [.B325])" office:value-type="float" office:value="3.36446011163303" calcext:value-type="float">
            <text:p>3.36446011163303</text:p>
          </table:table-cell>
          <table:table-cell table:formula="of:= [.A325]*[.A325]*[.A325]*[.A325] - 16*[.A325]*[.A325] + 5*[.A325]" office:value-type="float" office:value="0.302642828008811" calcext:value-type="float">
            <text:p>0.302642828008811</text:p>
          </table:table-cell>
          <table:table-cell table:formula="of:= [.B325]*[.B325]*[.B325]*[.B325] - 16*[.B325]*[.B325] + 5*[.B325]" office:value-type="float" office:value="-2.01343045676926" calcext:value-type="float">
            <text:p>-2.013430456769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2284624844456" calcext:value-type="float">
            <text:p>0.082284624844456</text:p>
          </table:table-cell>
          <table:table-cell table:formula="of:=-[.A326]" office:value-type="float" office:value="-0.082284624844456" calcext:value-type="float">
            <text:p>-0.082284624844456</text:p>
          </table:table-cell>
          <table:table-cell/>
          <table:table-cell table:formula="of:= 100 * ([.A327] - [.A326]*[.A326]) * ([.A327] - [.A326]*[.A326]) + (1 - [.A326]) * (1 - [.A326])" office:value-type="float" office:value="4.82121680128102" calcext:value-type="float">
            <text:p>4.82121680128102</text:p>
          </table:table-cell>
          <table:table-cell table:formula="of:= 100 * ([.B327] - [.B326]*[.B326]) * ([.B327] - [.B326]*[.B326]) + (1 - [.B326]) * (1 - [.B326])" office:value-type="float" office:value="5.70893064060773" calcext:value-type="float">
            <text:p>5.70893064060773</text:p>
          </table:table-cell>
          <table:table-cell table:formula="of:= [.A326]*[.A326]*[.A326]*[.A326] - 16*[.A326]*[.A326] + 5*[.A326]" office:value-type="float" office:value="0.303136815633609" calcext:value-type="float">
            <text:p>0.303136815633609</text:p>
          </table:table-cell>
          <table:table-cell table:formula="of:= [.B326]*[.B326]*[.B326]*[.B326] - 16*[.B326]*[.B326] + 5*[.B326]" office:value-type="float" office:value="-0.519709432810952" calcext:value-type="float">
            <text:p>-0.5197094328109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6245451902754" calcext:value-type="float">
            <text:p>0.206245451902754</text:p>
          </table:table-cell>
          <table:table-cell table:formula="of:=-[.A327]" office:value-type="float" office:value="-0.206245451902754" calcext:value-type="float">
            <text:p>-0.206245451902754</text:p>
          </table:table-cell>
          <table:table-cell/>
          <table:table-cell table:formula="of:= 100 * ([.A328] - [.A327]*[.A327]) * ([.A328] - [.A327]*[.A327]) + (1 - [.A327]) * (1 - [.A327])" office:value-type="float" office:value="1.1137415868292" calcext:value-type="float">
            <text:p>1.1137415868292</text:p>
          </table:table-cell>
          <table:table-cell table:formula="of:= 100 * ([.B328] - [.B327]*[.B327]) * ([.B328] - [.B327]*[.B327]) + (1 - [.B327]) * (1 - [.B327])" office:value-type="float" office:value="1.47913427409587" calcext:value-type="float">
            <text:p>1.47913427409587</text:p>
          </table:table-cell>
          <table:table-cell table:formula="of:= [.A327]*[.A327]*[.A327]*[.A327] - 16*[.A327]*[.A327] + 5*[.A327]" office:value-type="float" office:value="0.352441688854059" calcext:value-type="float">
            <text:p>0.352441688854059</text:p>
          </table:table-cell>
          <table:table-cell table:formula="of:= [.B327]*[.B327]*[.B327]*[.B327] - 16*[.B327]*[.B327] + 5*[.B327]" office:value-type="float" office:value="-1.71001283017348" calcext:value-type="float">
            <text:p>-1.710012830173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70110201749288" calcext:value-type="float">
            <text:p>-0.0270110201749288</text:p>
          </table:table-cell>
          <table:table-cell table:formula="of:=-[.A328]" office:value-type="float" office:value="0.0270110201749288" calcext:value-type="float">
            <text:p>0.0270110201749288</text:p>
          </table:table-cell>
          <table:table-cell/>
          <table:table-cell table:formula="of:= 100 * ([.A329] - [.A328]*[.A328]) * ([.A329] - [.A328]*[.A328]) + (1 - [.A328]) * (1 - [.A328])" office:value-type="float" office:value="16.8222582424003" calcext:value-type="float">
            <text:p>16.8222582424003</text:p>
          </table:table-cell>
          <table:table-cell table:formula="of:= 100 * ([.B329] - [.B328]*[.B328]) * ([.B329] - [.B328]*[.B328]) + (1 - [.B328]) * (1 - [.B328])" office:value-type="float" office:value="16.598543085559" calcext:value-type="float">
            <text:p>16.598543085559</text:p>
          </table:table-cell>
          <table:table-cell table:formula="of:= [.A328]*[.A328]*[.A328]*[.A328] - 16*[.A328]*[.A328] + 5*[.A328]" office:value-type="float" office:value="-0.146728091939719" calcext:value-type="float">
            <text:p>-0.146728091939719</text:p>
          </table:table-cell>
          <table:table-cell table:formula="of:= [.B328]*[.B328]*[.B328]*[.B328] - 16*[.B328]*[.B328] + 5*[.B328]" office:value-type="float" office:value="0.123382109809569" calcext:value-type="float">
            <text:p>0.1233821098095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6353602706618" calcext:value-type="float">
            <text:p>-0.396353602706618</text:p>
          </table:table-cell>
          <table:table-cell table:formula="of:=-[.A329]" office:value-type="float" office:value="0.396353602706618" calcext:value-type="float">
            <text:p>0.396353602706618</text:p>
          </table:table-cell>
          <table:table-cell/>
          <table:table-cell table:formula="of:= 100 * ([.A330] - [.A329]*[.A329]) * ([.A330] - [.A329]*[.A329]) + (1 - [.A329]) * (1 - [.A329])" office:value-type="float" office:value="3.16237354709889" calcext:value-type="float">
            <text:p>3.16237354709889</text:p>
          </table:table-cell>
          <table:table-cell table:formula="of:= 100 * ([.B330] - [.B329]*[.B329]) * ([.B330] - [.B329]*[.B329]) + (1 - [.B329]) * (1 - [.B329])" office:value-type="float" office:value="18.3682119376067" calcext:value-type="float">
            <text:p>18.3682119376067</text:p>
          </table:table-cell>
          <table:table-cell table:formula="of:= [.A329]*[.A329]*[.A329]*[.A329] - 16*[.A329]*[.A329] + 5*[.A329]" office:value-type="float" office:value="-4.47062765832821" calcext:value-type="float">
            <text:p>-4.47062765832821</text:p>
          </table:table-cell>
          <table:table-cell table:formula="of:= [.B329]*[.B329]*[.B329]*[.B329] - 16*[.B329]*[.B329] + 5*[.B329]" office:value-type="float" office:value="-0.507091631262027" calcext:value-type="float">
            <text:p>-0.5070916312620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7212942011813" calcext:value-type="float">
            <text:p>0.267212942011813</text:p>
          </table:table-cell>
          <table:table-cell table:formula="of:=-[.A330]" office:value-type="float" office:value="-0.267212942011813" calcext:value-type="float">
            <text:p>-0.267212942011813</text:p>
          </table:table-cell>
          <table:table-cell/>
          <table:table-cell table:formula="of:= 100 * ([.A331] - [.A330]*[.A330]) * ([.A331] - [.A330]*[.A330]) + (1 - [.A330]) * (1 - [.A330])" office:value-type="float" office:value="0.763795564622872" calcext:value-type="float">
            <text:p>0.763795564622872</text:p>
          </table:table-cell>
          <table:table-cell table:formula="of:= 100 * ([.B331] - [.B330]*[.B330]) * ([.B331] - [.B330]*[.B330]) + (1 - [.B330]) * (1 - [.B330])" office:value-type="float" office:value="2.51175238856503" calcext:value-type="float">
            <text:p>2.51175238856503</text:p>
          </table:table-cell>
          <table:table-cell table:formula="of:= [.A330]*[.A330]*[.A330]*[.A330] - 16*[.A330]*[.A330] + 5*[.A330]" office:value-type="float" office:value="0.198718961619792" calcext:value-type="float">
            <text:p>0.198718961619792</text:p>
          </table:table-cell>
          <table:table-cell table:formula="of:= [.B330]*[.B330]*[.B330]*[.B330] - 16*[.B330]*[.B330] + 5*[.B330]" office:value-type="float" office:value="-2.47341045849834" calcext:value-type="float">
            <text:p>-2.473410458498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37772703162186" calcext:value-type="float">
            <text:p>0.0237772703162186</text:p>
          </table:table-cell>
          <table:table-cell table:formula="of:=-[.A331]" office:value-type="float" office:value="-0.0237772703162186" calcext:value-type="float">
            <text:p>-0.0237772703162186</text:p>
          </table:table-cell>
          <table:table-cell/>
          <table:table-cell table:formula="of:= 100 * ([.A332] - [.A331]*[.A331]) * ([.A332] - [.A331]*[.A331]) + (1 - [.A331]) * (1 - [.A331])" office:value-type="float" office:value="0.962851630142707" calcext:value-type="float">
            <text:p>0.962851630142707</text:p>
          </table:table-cell>
          <table:table-cell table:formula="of:= 100 * ([.B332] - [.B331]*[.B331]) * ([.B332] - [.B331]*[.B331]) + (1 - [.B331]) * (1 - [.B331])" office:value-type="float" office:value="1.05584520105184" calcext:value-type="float">
            <text:p>1.05584520105184</text:p>
          </table:table-cell>
          <table:table-cell table:formula="of:= [.A331]*[.A331]*[.A331]*[.A331] - 16*[.A331]*[.A331] + 5*[.A331]" office:value-type="float" office:value="0.109840933872373" calcext:value-type="float">
            <text:p>0.109840933872373</text:p>
          </table:table-cell>
          <table:table-cell table:formula="of:= [.B331]*[.B331]*[.B331]*[.B331] - 16*[.B331]*[.B331] + 5*[.B331]" office:value-type="float" office:value="-0.127931769289813" calcext:value-type="float">
            <text:p>-0.1279317692898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935472820597672" calcext:value-type="float">
            <text:p>-0.00935472820597672</text:p>
          </table:table-cell>
          <table:table-cell table:formula="of:=-[.A332]" office:value-type="float" office:value="0.00935472820597672" calcext:value-type="float">
            <text:p>0.00935472820597672</text:p>
          </table:table-cell>
          <table:table-cell/>
          <table:table-cell table:formula="of:= 100 * ([.A333] - [.A332]*[.A332]) * ([.A333] - [.A332]*[.A332]) + (1 - [.A332]) * (1 - [.A332])" office:value-type="float" office:value="14.0211583630498" calcext:value-type="float">
            <text:p>14.0211583630498</text:p>
          </table:table-cell>
          <table:table-cell table:formula="of:= 100 * ([.B333] - [.B332]*[.B332]) * ([.B333] - [.B332]*[.B332]) + (1 - [.B332]) * (1 - [.B332])" office:value-type="float" office:value="13.9711203600415" calcext:value-type="float">
            <text:p>13.9711203600415</text:p>
          </table:table-cell>
          <table:table-cell table:formula="of:= [.A332]*[.A332]*[.A332]*[.A332] - 16*[.A332]*[.A332] + 5*[.A332]" office:value-type="float" office:value="-0.0481738084086421" calcext:value-type="float">
            <text:p>-0.0481738084086421</text:p>
          </table:table-cell>
          <table:table-cell table:formula="of:= [.B332]*[.B332]*[.B332]*[.B332] - 16*[.B332]*[.B332] + 5*[.B332]" office:value-type="float" office:value="0.045373473651125" calcext:value-type="float">
            <text:p>0.0453734736511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0500361786079" calcext:value-type="float">
            <text:p>-0.360500361786079</text:p>
          </table:table-cell>
          <table:table-cell table:formula="of:=-[.A333]" office:value-type="float" office:value="0.360500361786079" calcext:value-type="float">
            <text:p>0.360500361786079</text:p>
          </table:table-cell>
          <table:table-cell/>
          <table:table-cell table:formula="of:= 100 * ([.A334] - [.A333]*[.A333]) * ([.A334] - [.A333]*[.A333]) + (1 - [.A333]) * (1 - [.A333])" office:value-type="float" office:value="2.01158695988225" calcext:value-type="float">
            <text:p>2.01158695988225</text:p>
          </table:table-cell>
          <table:table-cell table:formula="of:= 100 * ([.B334] - [.B333]*[.B333]) * ([.B334] - [.B333]*[.B333]) + (1 - [.B333]) * (1 - [.B333])" office:value-type="float" office:value="9.40890945074006" calcext:value-type="float">
            <text:p>9.40890945074006</text:p>
          </table:table-cell>
          <table:table-cell table:formula="of:= [.A333]*[.A333]*[.A333]*[.A333] - 16*[.A333]*[.A333] + 5*[.A333]" office:value-type="float" office:value="-3.86498024811685" calcext:value-type="float">
            <text:p>-3.86498024811685</text:p>
          </table:table-cell>
          <table:table-cell table:formula="of:= [.B333]*[.B333]*[.B333]*[.B333] - 16*[.B333]*[.B333] + 5*[.B333]" office:value-type="float" office:value="-0.259976630256061" calcext:value-type="float">
            <text:p>-0.2599766302560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038650208672" calcext:value-type="float">
            <text:p>0.170038650208672</text:p>
          </table:table-cell>
          <table:table-cell table:formula="of:=-[.A334]" office:value-type="float" office:value="-0.170038650208672" calcext:value-type="float">
            <text:p>-0.170038650208672</text:p>
          </table:table-cell>
          <table:table-cell/>
          <table:table-cell table:formula="of:= 100 * ([.A335] - [.A334]*[.A334]) * ([.A335] - [.A334]*[.A334]) + (1 - [.A334]) * (1 - [.A334])" office:value-type="float" office:value="8.06599554176114" calcext:value-type="float">
            <text:p>8.06599554176114</text:p>
          </table:table-cell>
          <table:table-cell table:formula="of:= 100 * ([.B335] - [.B334]*[.B334]) * ([.B335] - [.B334]*[.B334]) + (1 - [.B334]) * (1 - [.B334])" office:value-type="float" office:value="12.2217691167456" calcext:value-type="float">
            <text:p>12.2217691167456</text:p>
          </table:table-cell>
          <table:table-cell table:formula="of:= [.A334]*[.A334]*[.A334]*[.A334] - 16*[.A334]*[.A334] + 5*[.A334]" office:value-type="float" office:value="0.388418939819738" calcext:value-type="float">
            <text:p>0.388418939819738</text:p>
          </table:table-cell>
          <table:table-cell table:formula="of:= [.B334]*[.B334]*[.B334]*[.B334] - 16*[.B334]*[.B334] + 5*[.B334]" office:value-type="float" office:value="-1.31196756226698" calcext:value-type="float">
            <text:p>-1.311967562266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0522415227075" calcext:value-type="float">
            <text:p>0.300522415227075</text:p>
          </table:table-cell>
          <table:table-cell table:formula="of:=-[.A335]" office:value-type="float" office:value="-0.300522415227075" calcext:value-type="float">
            <text:p>-0.300522415227075</text:p>
          </table:table-cell>
          <table:table-cell/>
          <table:table-cell table:formula="of:= 100 * ([.A336] - [.A335]*[.A335]) * ([.A336] - [.A335]*[.A335]) + (1 - [.A335]) * (1 - [.A335])" office:value-type="float" office:value="9.25519323345948" calcext:value-type="float">
            <text:p>9.25519323345948</text:p>
          </table:table-cell>
          <table:table-cell table:formula="of:= 100 * ([.B336] - [.B335]*[.B335]) * ([.B336] - [.B335]*[.B335]) + (1 - [.B335]) * (1 - [.B335])" office:value-type="float" office:value="24.4156934503642" calcext:value-type="float">
            <text:p>24.4156934503642</text:p>
          </table:table-cell>
          <table:table-cell table:formula="of:= [.A335]*[.A335]*[.A335]*[.A335] - 16*[.A335]*[.A335] + 5*[.A335]" office:value-type="float" office:value="0.065749091663976" calcext:value-type="float">
            <text:p>0.065749091663976</text:p>
          </table:table-cell>
          <table:table-cell table:formula="of:= [.B335]*[.B335]*[.B335]*[.B335] - 16*[.B335]*[.B335] + 5*[.B335]" office:value-type="float" office:value="-2.93947506060677" calcext:value-type="float">
            <text:p>-2.93947506060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6386759358221" calcext:value-type="float">
            <text:p>0.386386759358221</text:p>
          </table:table-cell>
          <table:table-cell table:formula="of:=-[.A336]" office:value-type="float" office:value="-0.386386759358221" calcext:value-type="float">
            <text:p>-0.386386759358221</text:p>
          </table:table-cell>
          <table:table-cell/>
          <table:table-cell table:formula="of:= 100 * ([.A337] - [.A336]*[.A336]) * ([.A337] - [.A336]*[.A336]) + (1 - [.A336]) * (1 - [.A336])" office:value-type="float" office:value="0.51237252026419" calcext:value-type="float">
            <text:p>0.51237252026419</text:p>
          </table:table-cell>
          <table:table-cell table:formula="of:= 100 * ([.B337] - [.B336]*[.B336]) * ([.B337] - [.B336]*[.B336]) + (1 - [.B336]) * (1 - [.B336])" office:value-type="float" office:value="8.77240305935035" calcext:value-type="float">
            <text:p>8.77240305935035</text:p>
          </table:table-cell>
          <table:table-cell table:formula="of:= [.A336]*[.A336]*[.A336]*[.A336] - 16*[.A336]*[.A336] + 5*[.A336]" office:value-type="float" office:value="-0.434492932375387" calcext:value-type="float">
            <text:p>-0.434492932375387</text:p>
          </table:table-cell>
          <table:table-cell table:formula="of:= [.B336]*[.B336]*[.B336]*[.B336] - 16*[.B336]*[.B336] + 5*[.B336]" office:value-type="float" office:value="-4.29836052595759" calcext:value-type="float">
            <text:p>-4.298360525957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2436714950808" calcext:value-type="float">
            <text:p>0.112436714950808</text:p>
          </table:table-cell>
          <table:table-cell table:formula="of:=-[.A337]" office:value-type="float" office:value="-0.112436714950808" calcext:value-type="float">
            <text:p>-0.112436714950808</text:p>
          </table:table-cell>
          <table:table-cell/>
          <table:table-cell table:formula="of:= 100 * ([.A338] - [.A337]*[.A337]) * ([.A338] - [.A337]*[.A337]) + (1 - [.A337]) * (1 - [.A337])" office:value-type="float" office:value="5.04486898880015" calcext:value-type="float">
            <text:p>5.04486898880015</text:p>
          </table:table-cell>
          <table:table-cell table:formula="of:= 100 * ([.B338] - [.B337]*[.B337]) * ([.B338] - [.B337]*[.B337]) + (1 - [.B337]) * (1 - [.B337])" office:value-type="float" office:value="4.51518634249736" calcext:value-type="float">
            <text:p>4.51518634249736</text:p>
          </table:table-cell>
          <table:table-cell table:formula="of:= [.A337]*[.A337]*[.A337]*[.A337] - 16*[.A337]*[.A337] + 5*[.A337]" office:value-type="float" office:value="0.360071157391118" calcext:value-type="float">
            <text:p>0.360071157391118</text:p>
          </table:table-cell>
          <table:table-cell table:formula="of:= [.B337]*[.B337]*[.B337]*[.B337] - 16*[.B337]*[.B337] + 5*[.B337]" office:value-type="float" office:value="-0.764295992116962" calcext:value-type="float">
            <text:p>-0.7642959921169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3685404633008" calcext:value-type="float">
            <text:p>-0.193685404633008</text:p>
          </table:table-cell>
          <table:table-cell table:formula="of:=-[.A338]" office:value-type="float" office:value="0.193685404633008" calcext:value-type="float">
            <text:p>0.193685404633008</text:p>
          </table:table-cell>
          <table:table-cell/>
          <table:table-cell table:formula="of:= 100 * ([.A339] - [.A338]*[.A338]) * ([.A339] - [.A338]*[.A338]) + (1 - [.A338]) * (1 - [.A338])" office:value-type="float" office:value="13.399778913163" calcext:value-type="float">
            <text:p>13.399778913163</text:p>
          </table:table-cell>
          <table:table-cell table:formula="of:= 100 * ([.B339] - [.B338]*[.B338]) * ([.B339] - [.B338]*[.B338]) + (1 - [.B338]) * (1 - [.B338])" office:value-type="float" office:value="18.3806152806137" calcext:value-type="float">
            <text:p>18.3806152806137</text:p>
          </table:table-cell>
          <table:table-cell table:formula="of:= [.A338]*[.A338]*[.A338]*[.A338] - 16*[.A338]*[.A338] + 5*[.A338]" office:value-type="float" office:value="-1.56724429575608" calcext:value-type="float">
            <text:p>-1.56724429575608</text:p>
          </table:table-cell>
          <table:table-cell table:formula="of:= [.B338]*[.B338]*[.B338]*[.B338] - 16*[.B338]*[.B338] + 5*[.B338]" office:value-type="float" office:value="0.369609750574005" calcext:value-type="float">
            <text:p>0.3696097505740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3561634831493" calcext:value-type="float">
            <text:p>0.383561634831493</text:p>
          </table:table-cell>
          <table:table-cell table:formula="of:=-[.A339]" office:value-type="float" office:value="-0.383561634831493" calcext:value-type="float">
            <text:p>-0.383561634831493</text:p>
          </table:table-cell>
          <table:table-cell/>
          <table:table-cell table:formula="of:= 100 * ([.A340] - [.A339]*[.A339]) * ([.A340] - [.A339]*[.A339]) + (1 - [.A339]) * (1 - [.A339])" office:value-type="float" office:value="7.90991578617855" calcext:value-type="float">
            <text:p>7.90991578617855</text:p>
          </table:table-cell>
          <table:table-cell table:formula="of:= 100 * ([.B340] - [.B339]*[.B339]) * ([.B340] - [.B339]*[.B339]) + (1 - [.B339]) * (1 - [.B339])" office:value-type="float" office:value="1.95357388565348" calcext:value-type="float">
            <text:p>1.95357388565348</text:p>
          </table:table-cell>
          <table:table-cell table:formula="of:= [.A339]*[.A339]*[.A339]*[.A339] - 16*[.A339]*[.A339] + 5*[.A339]" office:value-type="float" office:value="-0.414460113841289" calcext:value-type="float">
            <text:p>-0.414460113841289</text:p>
          </table:table-cell>
          <table:table-cell table:formula="of:= [.B339]*[.B339]*[.B339]*[.B339] - 16*[.B339]*[.B339] + 5*[.B339]" office:value-type="float" office:value="-4.25007646215622" calcext:value-type="float">
            <text:p>-4.250076462156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728746068268" calcext:value-type="float">
            <text:p>-0.12728746068268</text:p>
          </table:table-cell>
          <table:table-cell table:formula="of:=-[.A340]" office:value-type="float" office:value="0.12728746068268" calcext:value-type="float">
            <text:p>0.12728746068268</text:p>
          </table:table-cell>
          <table:table-cell/>
          <table:table-cell table:formula="of:= 100 * ([.A341] - [.A340]*[.A340]) * ([.A341] - [.A340]*[.A340]) + (1 - [.A340]) * (1 - [.A340])" office:value-type="float" office:value="16.8086215657779" calcext:value-type="float">
            <text:p>16.8086215657779</text:p>
          </table:table-cell>
          <table:table-cell table:formula="of:= 100 * ([.B341] - [.B340]*[.B340]) * ([.B341] - [.B340]*[.B340]) + (1 - [.B340]) * (1 - [.B340])" office:value-type="float" office:value="18.9590967615074" calcext:value-type="float">
            <text:p>18.9590967615074</text:p>
          </table:table-cell>
          <table:table-cell table:formula="of:= [.A340]*[.A340]*[.A340]*[.A340] - 16*[.A340]*[.A340] + 5*[.A340]" office:value-type="float" office:value="-0.895408357797954" calcext:value-type="float">
            <text:p>-0.895408357797954</text:p>
          </table:table-cell>
          <table:table-cell table:formula="of:= [.B340]*[.B340]*[.B340]*[.B340] - 16*[.B340]*[.B340] + 5*[.B340]" office:value-type="float" office:value="0.377466249028848" calcext:value-type="float">
            <text:p>0.3774662490288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3828245575" calcext:value-type="float">
            <text:p>0.4103828245575</text:p>
          </table:table-cell>
          <table:table-cell table:formula="of:=-[.A341]" office:value-type="float" office:value="-0.4103828245575" calcext:value-type="float">
            <text:p>-0.4103828245575</text:p>
          </table:table-cell>
          <table:table-cell/>
          <table:table-cell table:formula="of:= 100 * ([.A342] - [.A341]*[.A341]) * ([.A342] - [.A341]*[.A341]) + (1 - [.A341]) * (1 - [.A341])" office:value-type="float" office:value="6.56350040105512" calcext:value-type="float">
            <text:p>6.56350040105512</text:p>
          </table:table-cell>
          <table:table-cell table:formula="of:= 100 * ([.B342] - [.B341]*[.B341]) * ([.B342] - [.B341]*[.B341]) + (1 - [.B341]) * (1 - [.B341])" office:value-type="float" office:value="2.75501509481807" calcext:value-type="float">
            <text:p>2.75501509481807</text:p>
          </table:table-cell>
          <table:table-cell table:formula="of:= [.A341]*[.A341]*[.A341]*[.A341] - 16*[.A341]*[.A341] + 5*[.A341]" office:value-type="float" office:value="-0.614347583768813" calcext:value-type="float">
            <text:p>-0.614347583768813</text:p>
          </table:table-cell>
          <table:table-cell table:formula="of:= [.B341]*[.B341]*[.B341]*[.B341] - 16*[.B341]*[.B341] + 5*[.B341]" office:value-type="float" office:value="-4.71817582934381" calcext:value-type="float">
            <text:p>-4.718175829343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09020416311809" calcext:value-type="float">
            <text:p>-0.0809020416311809</text:p>
          </table:table-cell>
          <table:table-cell table:formula="of:=-[.A342]" office:value-type="float" office:value="0.0809020416311809" calcext:value-type="float">
            <text:p>0.0809020416311809</text:p>
          </table:table-cell>
          <table:table-cell/>
          <table:table-cell table:formula="of:= 100 * ([.A343] - [.A342]*[.A342]) * ([.A343] - [.A342]*[.A342]) + (1 - [.A342]) * (1 - [.A342])" office:value-type="float" office:value="2.70692160568113" calcext:value-type="float">
            <text:p>2.70692160568113</text:p>
          </table:table-cell>
          <table:table-cell table:formula="of:= 100 * ([.B343] - [.B342]*[.B342]) * ([.B343] - [.B342]*[.B342]) + (1 - [.B342]) * (1 - [.B342])" office:value-type="float" office:value="2.72519057987421" calcext:value-type="float">
            <text:p>2.72519057987421</text:p>
          </table:table-cell>
          <table:table-cell table:formula="of:= [.A342]*[.A342]*[.A342]*[.A342] - 16*[.A342]*[.A342] + 5*[.A342]" office:value-type="float" office:value="-0.509189614735326" calcext:value-type="float">
            <text:p>-0.509189614735326</text:p>
          </table:table-cell>
          <table:table-cell table:formula="of:= [.B342]*[.B342]*[.B342]*[.B342] - 16*[.B342]*[.B342] + 5*[.B342]" office:value-type="float" office:value="0.299830801576483" calcext:value-type="float">
            <text:p>0.2998308015764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0584343097878" calcext:value-type="float">
            <text:p>0.130584343097878</text:p>
          </table:table-cell>
          <table:table-cell table:formula="of:=-[.A343]" office:value-type="float" office:value="-0.130584343097878" calcext:value-type="float">
            <text:p>-0.130584343097878</text:p>
          </table:table-cell>
          <table:table-cell/>
          <table:table-cell table:formula="of:= 100 * ([.A344] - [.A343]*[.A343]) * ([.A344] - [.A343]*[.A343]) + (1 - [.A343]) * (1 - [.A343])" office:value-type="float" office:value="3.85659869880697" calcext:value-type="float">
            <text:p>3.85659869880697</text:p>
          </table:table-cell>
          <table:table-cell table:formula="of:= 100 * ([.B344] - [.B343]*[.B343]) * ([.B344] - [.B343]*[.B343]) + (1 - [.B343]) * (1 - [.B343])" office:value-type="float" office:value="5.69633138181814" calcext:value-type="float">
            <text:p>5.69633138181814</text:p>
          </table:table-cell>
          <table:table-cell table:formula="of:= [.A343]*[.A343]*[.A343]*[.A343] - 16*[.A343]*[.A343] + 5*[.A343]" office:value-type="float" office:value="0.380376164827261" calcext:value-type="float">
            <text:p>0.380376164827261</text:p>
          </table:table-cell>
          <table:table-cell table:formula="of:= [.B343]*[.B343]*[.B343]*[.B343] - 16*[.B343]*[.B343] + 5*[.B343]" office:value-type="float" office:value="-0.925467266151516" calcext:value-type="float">
            <text:p>-0.9254672661515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3140745990488" calcext:value-type="float">
            <text:p>0.193140745990488</text:p>
          </table:table-cell>
          <table:table-cell table:formula="of:=-[.A344]" office:value-type="float" office:value="-0.193140745990488" calcext:value-type="float">
            <text:p>-0.193140745990488</text:p>
          </table:table-cell>
          <table:table-cell/>
          <table:table-cell table:formula="of:= 100 * ([.A345] - [.A344]*[.A344]) * ([.A345] - [.A344]*[.A344]) + (1 - [.A344]) * (1 - [.A344])" office:value-type="float" office:value="9.77298452359764" calcext:value-type="float">
            <text:p>9.77298452359764</text:p>
          </table:table-cell>
          <table:table-cell table:formula="of:= 100 * ([.B345] - [.B344]*[.B344]) * ([.B345] - [.B344]*[.B344]) + (1 - [.B344]) * (1 - [.B344])" office:value-type="float" office:value="6.59553297152486" calcext:value-type="float">
            <text:p>6.59553297152486</text:p>
          </table:table-cell>
          <table:table-cell table:formula="of:= [.A344]*[.A344]*[.A344]*[.A344] - 16*[.A344]*[.A344] + 5*[.A344]" office:value-type="float" office:value="0.37024170551848" calcext:value-type="float">
            <text:p>0.37024170551848</text:p>
          </table:table-cell>
          <table:table-cell table:formula="of:= [.B344]*[.B344]*[.B344]*[.B344] - 16*[.B344]*[.B344] + 5*[.B344]" office:value-type="float" office:value="-1.5611657543864" calcext:value-type="float">
            <text:p>-1.56116575438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4722523113845" calcext:value-type="float">
            <text:p>-0.264722523113845</text:p>
          </table:table-cell>
          <table:table-cell table:formula="of:=-[.A345]" office:value-type="float" office:value="0.264722523113845" calcext:value-type="float">
            <text:p>0.264722523113845</text:p>
          </table:table-cell>
          <table:table-cell/>
          <table:table-cell table:formula="of:= 100 * ([.A346] - [.A345]*[.A345]) * ([.A346] - [.A345]*[.A345]) + (1 - [.A345]) * (1 - [.A345])" office:value-type="float" office:value="2.52382211140648" calcext:value-type="float">
            <text:p>2.52382211140648</text:p>
          </table:table-cell>
          <table:table-cell table:formula="of:= 100 * ([.B346] - [.B345]*[.B345]) * ([.B346] - [.B345]*[.B345]) + (1 - [.B345]) * (1 - [.B345])" office:value-type="float" office:value="6.12423661987766" calcext:value-type="float">
            <text:p>6.12423661987766</text:p>
          </table:table-cell>
          <table:table-cell table:formula="of:= [.A345]*[.A345]*[.A345]*[.A345] - 16*[.A345]*[.A345] + 5*[.A345]" office:value-type="float" office:value="-2.43994991538903" calcext:value-type="float">
            <text:p>-2.43994991538903</text:p>
          </table:table-cell>
          <table:table-cell table:formula="of:= [.B345]*[.B345]*[.B345]*[.B345] - 16*[.B345]*[.B345] + 5*[.B345]" office:value-type="float" office:value="0.207275315749412" calcext:value-type="float">
            <text:p>0.207275315749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6218487039302" calcext:value-type="float">
            <text:p>0.166218487039302</text:p>
          </table:table-cell>
          <table:table-cell table:formula="of:=-[.A346]" office:value-type="float" office:value="-0.166218487039302" calcext:value-type="float">
            <text:p>-0.166218487039302</text:p>
          </table:table-cell>
          <table:table-cell/>
          <table:table-cell table:formula="of:= 100 * ([.A347] - [.A346]*[.A346]) * ([.A347] - [.A346]*[.A346]) + (1 - [.A346]) * (1 - [.A346])" office:value-type="float" office:value="10.0332873591186" calcext:value-type="float">
            <text:p>10.0332873591186</text:p>
          </table:table-cell>
          <table:table-cell table:formula="of:= 100 * ([.B347] - [.B346]*[.B346]) * ([.B347] - [.B346]*[.B346]) + (1 - [.B346]) * (1 - [.B346])" office:value-type="float" office:value="7.62636661590372" calcext:value-type="float">
            <text:p>7.62636661590372</text:p>
          </table:table-cell>
          <table:table-cell table:formula="of:= [.A346]*[.A346]*[.A346]*[.A346] - 16*[.A346]*[.A346] + 5*[.A346]" office:value-type="float" office:value="0.38979840699142" calcext:value-type="float">
            <text:p>0.38979840699142</text:p>
          </table:table-cell>
          <table:table-cell table:formula="of:= [.B346]*[.B346]*[.B346]*[.B346] - 16*[.B346]*[.B346] + 5*[.B346]" office:value-type="float" office:value="-1.2723864634016" calcext:value-type="float">
            <text:p>-1.27238646340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7954394258683" calcext:value-type="float">
            <text:p>-0.277954394258683</text:p>
          </table:table-cell>
          <table:table-cell table:formula="of:=-[.A347]" office:value-type="float" office:value="0.277954394258683" calcext:value-type="float">
            <text:p>0.277954394258683</text:p>
          </table:table-cell>
          <table:table-cell/>
          <table:table-cell table:formula="of:= 100 * ([.A348] - [.A347]*[.A347]) * ([.A348] - [.A347]*[.A347]) + (1 - [.A347]) * (1 - [.A347])" office:value-type="float" office:value="6.53900869329799" calcext:value-type="float">
            <text:p>6.53900869329799</text:p>
          </table:table-cell>
          <table:table-cell table:formula="of:= 100 * ([.B348] - [.B347]*[.B347]) * ([.B348] - [.B347]*[.B347]) + (1 - [.B347]) * (1 - [.B347])" office:value-type="float" office:value="0.969902153139352" calcext:value-type="float">
            <text:p>0.969902153139352</text:p>
          </table:table-cell>
          <table:table-cell table:formula="of:= [.A347]*[.A347]*[.A347]*[.A347] - 16*[.A347]*[.A347] + 5*[.A347]" office:value-type="float" office:value="-2.61994139762511" calcext:value-type="float">
            <text:p>-2.61994139762511</text:p>
          </table:table-cell>
          <table:table-cell table:formula="of:= [.B347]*[.B347]*[.B347]*[.B347] - 16*[.B347]*[.B347] + 5*[.B347]" office:value-type="float" office:value="0.159602544961724" calcext:value-type="float">
            <text:p>0.1596025449617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232692228971" calcext:value-type="float">
            <text:p>-0.144232692228971</text:p>
          </table:table-cell>
          <table:table-cell table:formula="of:=-[.A348]" office:value-type="float" office:value="0.144232692228971" calcext:value-type="float">
            <text:p>0.144232692228971</text:p>
          </table:table-cell>
          <table:table-cell/>
          <table:table-cell table:formula="of:= 100 * ([.A349] - [.A348]*[.A348]) * ([.A349] - [.A348]*[.A348]) + (1 - [.A348]) * (1 - [.A348])" office:value-type="float" office:value="27.0683899196111" calcext:value-type="float">
            <text:p>27.0683899196111</text:p>
          </table:table-cell>
          <table:table-cell table:formula="of:= 100 * ([.B349] - [.B348]*[.B348]) * ([.B349] - [.B348]*[.B348]) + (1 - [.B348]) * (1 - [.B348])" office:value-type="float" office:value="22.4412564816179" calcext:value-type="float">
            <text:p>22.4412564816179</text:p>
          </table:table-cell>
          <table:table-cell table:formula="of:= [.A348]*[.A348]*[.A348]*[.A348] - 16*[.A348]*[.A348] + 5*[.A348]" office:value-type="float" office:value="-1.05357980556579" calcext:value-type="float">
            <text:p>-1.05357980556579</text:p>
          </table:table-cell>
          <table:table-cell table:formula="of:= [.B348]*[.B348]*[.B348]*[.B348] - 16*[.B348]*[.B348] + 5*[.B348]" office:value-type="float" office:value="0.388747116723921" calcext:value-type="float">
            <text:p>0.3887471167239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6731377260733" calcext:value-type="float">
            <text:p>-0.486731377260733</text:p>
          </table:table-cell>
          <table:table-cell table:formula="of:=-[.A349]" office:value-type="float" office:value="0.486731377260733" calcext:value-type="float">
            <text:p>0.486731377260733</text:p>
          </table:table-cell>
          <table:table-cell/>
          <table:table-cell table:formula="of:= 100 * ([.A350] - [.A349]*[.A349]) * ([.A350] - [.A349]*[.A349]) + (1 - [.A349]) * (1 - [.A349])" office:value-type="float" office:value="2.61015743444178" calcext:value-type="float">
            <text:p>2.61015743444178</text:p>
          </table:table-cell>
          <table:table-cell table:formula="of:= 100 * ([.B350] - [.B349]*[.B349]) * ([.B350] - [.B349]*[.B349]) + (1 - [.B349]) * (1 - [.B349])" office:value-type="float" office:value="29.105027351347" calcext:value-type="float">
            <text:p>29.105027351347</text:p>
          </table:table-cell>
          <table:table-cell table:formula="of:= [.A349]*[.A349]*[.A349]*[.A349] - 16*[.A349]*[.A349] + 5*[.A349]" office:value-type="float" office:value="-6.168050691966" calcext:value-type="float">
            <text:p>-6.168050691966</text:p>
          </table:table-cell>
          <table:table-cell table:formula="of:= [.B349]*[.B349]*[.B349]*[.B349] - 16*[.B349]*[.B349] + 5*[.B349]" office:value-type="float" office:value="-1.30073691935868" calcext:value-type="float">
            <text:p>-1.300736919358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0136164920365" calcext:value-type="float">
            <text:p>0.300136164920365</text:p>
          </table:table-cell>
          <table:table-cell table:formula="of:=-[.A350]" office:value-type="float" office:value="-0.300136164920365" calcext:value-type="float">
            <text:p>-0.300136164920365</text:p>
          </table:table-cell>
          <table:table-cell/>
          <table:table-cell table:formula="of:= 100 * ([.A351] - [.A350]*[.A350]) * ([.A351] - [.A350]*[.A350]) + (1 - [.A350]) * (1 - [.A350])" office:value-type="float" office:value="9.67723884352767" calcext:value-type="float">
            <text:p>9.67723884352767</text:p>
          </table:table-cell>
          <table:table-cell table:formula="of:= 100 * ([.B351] - [.B350]*[.B350]) * ([.B351] - [.B350]*[.B350]) + (1 - [.B350]) * (1 - [.B350])" office:value-type="float" office:value="3.20188395709674" calcext:value-type="float">
            <text:p>3.20188395709674</text:p>
          </table:table-cell>
          <table:table-cell table:formula="of:= [.A350]*[.A350]*[.A350]*[.A350] - 16*[.A350]*[.A350] + 5*[.A350]" office:value-type="float" office:value="0.0674880605386614" calcext:value-type="float">
            <text:p>0.0674880605386614</text:p>
          </table:table-cell>
          <table:table-cell table:formula="of:= [.B350]*[.B350]*[.B350]*[.B350] - 16*[.B350]*[.B350] + 5*[.B350]" office:value-type="float" office:value="-2.93387358866499" calcext:value-type="float">
            <text:p>-2.933873588664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3026010152947" calcext:value-type="float">
            <text:p>-0.213026010152947</text:p>
          </table:table-cell>
          <table:table-cell table:formula="of:=-[.A351]" office:value-type="float" office:value="0.213026010152947" calcext:value-type="float">
            <text:p>0.213026010152947</text:p>
          </table:table-cell>
          <table:table-cell/>
          <table:table-cell table:formula="of:= 100 * ([.A352] - [.A351]*[.A351]) * ([.A352] - [.A351]*[.A351]) + (1 - [.A351]) * (1 - [.A351])" office:value-type="float" office:value="21.4594729310768" calcext:value-type="float">
            <text:p>21.4594729310768</text:p>
          </table:table-cell>
          <table:table-cell table:formula="of:= 100 * ([.B352] - [.B351]*[.B351]) * ([.B352] - [.B351]*[.B351]) + (1 - [.B351]) * (1 - [.B351])" office:value-type="float" office:value="13.315701343014" calcext:value-type="float">
            <text:p>13.315701343014</text:p>
          </table:table-cell>
          <table:table-cell table:formula="of:= [.A351]*[.A351]*[.A351]*[.A351] - 16*[.A351]*[.A351] + 5*[.A351]" office:value-type="float" office:value="-1.78915199503995" calcext:value-type="float">
            <text:p>-1.78915199503995</text:p>
          </table:table-cell>
          <table:table-cell table:formula="of:= [.B351]*[.B351]*[.B351]*[.B351] - 16*[.B351]*[.B351] + 5*[.B351]" office:value-type="float" office:value="0.341108106489518" calcext:value-type="float">
            <text:p>0.3411081064895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1699786916446" calcext:value-type="float">
            <text:p>-0.401699786916446</text:p>
          </table:table-cell>
          <table:table-cell table:formula="of:=-[.A352]" office:value-type="float" office:value="0.401699786916446" calcext:value-type="float">
            <text:p>0.401699786916446</text:p>
          </table:table-cell>
          <table:table-cell/>
          <table:table-cell table:formula="of:= 100 * ([.A353] - [.A352]*[.A352]) * ([.A353] - [.A352]*[.A352]) + (1 - [.A352]) * (1 - [.A352])" office:value-type="float" office:value="9.50578703416588" calcext:value-type="float">
            <text:p>9.50578703416588</text:p>
          </table:table-cell>
          <table:table-cell table:formula="of:= 100 * ([.B353] - [.B352]*[.B352]) * ([.B353] - [.B352]*[.B352]) + (1 - [.B352]) * (1 - [.B352])" office:value-type="float" office:value="36.03883762069" calcext:value-type="float">
            <text:p>36.03883762069</text:p>
          </table:table-cell>
          <table:table-cell table:formula="of:= [.A352]*[.A352]*[.A352]*[.A352] - 16*[.A352]*[.A352] + 5*[.A352]" office:value-type="float" office:value="-4.56426450850037" calcext:value-type="float">
            <text:p>-4.56426450850037</text:p>
          </table:table-cell>
          <table:table-cell table:formula="of:= [.B352]*[.B352]*[.B352]*[.B352] - 16*[.B352]*[.B352] + 5*[.B352]" office:value-type="float" office:value="-0.547266639335915" calcext:value-type="float">
            <text:p>-0.5472666393359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5971981972295" calcext:value-type="float">
            <text:p>0.435971981972295</text:p>
          </table:table-cell>
          <table:table-cell table:formula="of:=-[.A353]" office:value-type="float" office:value="-0.435971981972295" calcext:value-type="float">
            <text:p>-0.435971981972295</text:p>
          </table:table-cell>
          <table:table-cell/>
          <table:table-cell table:formula="of:= 100 * ([.A354] - [.A353]*[.A353]) * ([.A354] - [.A353]*[.A353]) + (1 - [.A353]) * (1 - [.A353])" office:value-type="float" office:value="0.4820350080294" calcext:value-type="float">
            <text:p>0.4820350080294</text:p>
          </table:table-cell>
          <table:table-cell table:formula="of:= 100 * ([.B354] - [.B353]*[.B353]) * ([.B354] - [.B353]*[.B353]) + (1 - [.B353]) * (1 - [.B353])" office:value-type="float" office:value="19.7548589078352" calcext:value-type="float">
            <text:p>19.7548589078352</text:p>
          </table:table-cell>
          <table:table-cell table:formula="of:= [.A353]*[.A353]*[.A353]*[.A353] - 16*[.A353]*[.A353] + 5*[.A353]" office:value-type="float" office:value="-0.825157993809365" calcext:value-type="float">
            <text:p>-0.825157993809365</text:p>
          </table:table-cell>
          <table:table-cell table:formula="of:= [.B353]*[.B353]*[.B353]*[.B353] - 16*[.B353]*[.B353] + 5*[.B353]" office:value-type="float" office:value="-5.18487781353231" calcext:value-type="float">
            <text:p>-5.184877813532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0557048302367" calcext:value-type="float">
            <text:p>0.230557048302367</text:p>
          </table:table-cell>
          <table:table-cell table:formula="of:=-[.A354]" office:value-type="float" office:value="-0.230557048302367" calcext:value-type="float">
            <text:p>-0.230557048302367</text:p>
          </table:table-cell>
          <table:table-cell/>
          <table:table-cell table:formula="of:= 100 * ([.A355] - [.A354]*[.A354]) * ([.A355] - [.A354]*[.A354]) + (1 - [.A354]) * (1 - [.A354])" office:value-type="float" office:value="0.846790323886073" calcext:value-type="float">
            <text:p>0.846790323886073</text:p>
          </table:table-cell>
          <table:table-cell table:formula="of:= 100 * ([.B355] - [.B354]*[.B354]) * ([.B355] - [.B354]*[.B354]) + (1 - [.B354]) * (1 - [.B354])" office:value-type="float" office:value="3.97244492873489" calcext:value-type="float">
            <text:p>3.97244492873489</text:p>
          </table:table-cell>
          <table:table-cell table:formula="of:= [.A354]*[.A354]*[.A354]*[.A354] - 16*[.A354]*[.A354] + 5*[.A354]" office:value-type="float" office:value="0.305106020237448" calcext:value-type="float">
            <text:p>0.305106020237448</text:p>
          </table:table-cell>
          <table:table-cell table:formula="of:= [.B354]*[.B354]*[.B354]*[.B354] - 16*[.B354]*[.B354] + 5*[.B354]" office:value-type="float" office:value="-2.00046446278623" calcext:value-type="float">
            <text:p>-2.000464462786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3629106248545" calcext:value-type="float">
            <text:p>0.103629106248545</text:p>
          </table:table-cell>
          <table:table-cell table:formula="of:=-[.A355]" office:value-type="float" office:value="-0.103629106248545" calcext:value-type="float">
            <text:p>-0.103629106248545</text:p>
          </table:table-cell>
          <table:table-cell/>
          <table:table-cell table:formula="of:= 100 * ([.A356] - [.A355]*[.A355]) * ([.A356] - [.A355]*[.A355]) + (1 - [.A355]) * (1 - [.A355])" office:value-type="float" office:value="14.8994549243097" calcext:value-type="float">
            <text:p>14.8994549243097</text:p>
          </table:table-cell>
          <table:table-cell table:formula="of:= 100 * ([.B356] - [.B355]*[.B355]) * ([.B356] - [.B355]*[.B355]) + (1 - [.B355]) * (1 - [.B355])" office:value-type="float" office:value="13.7473368973453" calcext:value-type="float">
            <text:p>13.7473368973453</text:p>
          </table:table-cell>
          <table:table-cell table:formula="of:= [.A355]*[.A355]*[.A355]*[.A355] - 16*[.A355]*[.A355] + 5*[.A355]" office:value-type="float" office:value="0.346436990594684" calcext:value-type="float">
            <text:p>0.346436990594684</text:p>
          </table:table-cell>
          <table:table-cell table:formula="of:= [.B355]*[.B355]*[.B355]*[.B355] - 16*[.B355]*[.B355] + 5*[.B355]" office:value-type="float" office:value="-0.689854071890769" calcext:value-type="float">
            <text:p>-0.6898540718907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4707064984684" calcext:value-type="float">
            <text:p>-0.364707064984684</text:p>
          </table:table-cell>
          <table:table-cell table:formula="of:=-[.A356]" office:value-type="float" office:value="0.364707064984684" calcext:value-type="float">
            <text:p>0.364707064984684</text:p>
          </table:table-cell>
          <table:table-cell/>
          <table:table-cell table:formula="of:= 100 * ([.A357] - [.A356]*[.A356]) * ([.A357] - [.A356]*[.A356]) + (1 - [.A356]) * (1 - [.A356])" office:value-type="float" office:value="9.73727514681632" calcext:value-type="float">
            <text:p>9.73727514681632</text:p>
          </table:table-cell>
          <table:table-cell table:formula="of:= 100 * ([.B357] - [.B356]*[.B356]) * ([.B357] - [.B356]*[.B356]) + (1 - [.B356]) * (1 - [.B356])" office:value-type="float" office:value="30.2855758337942" calcext:value-type="float">
            <text:p>30.2855758337942</text:p>
          </table:table-cell>
          <table:table-cell table:formula="of:= [.A356]*[.A356]*[.A356]*[.A356] - 16*[.A356]*[.A356] + 5*[.A356]" office:value-type="float" office:value="-3.93402322608845" calcext:value-type="float">
            <text:p>-3.93402322608845</text:p>
          </table:table-cell>
          <table:table-cell table:formula="of:= [.B356]*[.B356]*[.B356]*[.B356] - 16*[.B356]*[.B356] + 5*[.B356]" office:value-type="float" office:value="-0.286952576241617" calcext:value-type="float">
            <text:p>-0.2869525762416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3632870598691" calcext:value-type="float">
            <text:p>0.413632870598691</text:p>
          </table:table-cell>
          <table:table-cell table:formula="of:=-[.A357]" office:value-type="float" office:value="-0.413632870598691" calcext:value-type="float">
            <text:p>-0.413632870598691</text:p>
          </table:table-cell>
          <table:table-cell/>
          <table:table-cell table:formula="of:= 100 * ([.A358] - [.A357]*[.A357]) * ([.A358] - [.A357]*[.A357]) + (1 - [.A357]) * (1 - [.A357])" office:value-type="float" office:value="1.00934795313428" calcext:value-type="float">
            <text:p>1.00934795313428</text:p>
          </table:table-cell>
          <table:table-cell table:formula="of:= 100 * ([.B358] - [.B357]*[.B357]) * ([.B358] - [.B357]*[.B357]) + (1 - [.B357]) * (1 - [.B357])" office:value-type="float" office:value="8.78984404826808" calcext:value-type="float">
            <text:p>8.78984404826808</text:p>
          </table:table-cell>
          <table:table-cell table:formula="of:= [.A357]*[.A357]*[.A357]*[.A357] - 16*[.A357]*[.A357] + 5*[.A357]" office:value-type="float" office:value="-0.640037548889252" calcext:value-type="float">
            <text:p>-0.640037548889252</text:p>
          </table:table-cell>
          <table:table-cell table:formula="of:= [.B357]*[.B357]*[.B357]*[.B357] - 16*[.B357]*[.B357] + 5*[.B357]" office:value-type="float" office:value="-4.77636625487616" calcext:value-type="float">
            <text:p>-4.776366254876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95126479214419" calcext:value-type="float">
            <text:p>0.0895126479214419</text:p>
          </table:table-cell>
          <table:table-cell table:formula="of:=-[.A358]" office:value-type="float" office:value="-0.0895126479214419" calcext:value-type="float">
            <text:p>-0.0895126479214419</text:p>
          </table:table-cell>
          <table:table-cell/>
          <table:table-cell table:formula="of:= 100 * ([.A359] - [.A358]*[.A358]) * ([.A359] - [.A358]*[.A358]) + (1 - [.A358]) * (1 - [.A358])" office:value-type="float" office:value="13.8928638764285" calcext:value-type="float">
            <text:p>13.8928638764285</text:p>
          </table:table-cell>
          <table:table-cell table:formula="of:= 100 * ([.B359] - [.B358]*[.B358]) * ([.B359] - [.B358]*[.B358]) + (1 - [.B358]) * (1 - [.B358])" office:value-type="float" office:value="15.4350113907559" calcext:value-type="float">
            <text:p>15.4350113907559</text:p>
          </table:table-cell>
          <table:table-cell table:formula="of:= [.A358]*[.A358]*[.A358]*[.A358] - 16*[.A358]*[.A358] + 5*[.A358]" office:value-type="float" office:value="0.319427213783491" calcext:value-type="float">
            <text:p>0.319427213783491</text:p>
          </table:table-cell>
          <table:table-cell table:formula="of:= [.B358]*[.B358]*[.B358]*[.B358] - 16*[.B358]*[.B358] + 5*[.B358]" office:value-type="float" office:value="-0.575699265430927" calcext:value-type="float">
            <text:p>-0.5756992654309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9452366093023" calcext:value-type="float">
            <text:p>0.369452366093023</text:p>
          </table:table-cell>
          <table:table-cell table:formula="of:=-[.A359]" office:value-type="float" office:value="-0.369452366093023" calcext:value-type="float">
            <text:p>-0.369452366093023</text:p>
          </table:table-cell>
          <table:table-cell/>
          <table:table-cell table:formula="of:= 100 * ([.A360] - [.A359]*[.A359]) * ([.A360] - [.A359]*[.A359]) + (1 - [.A359]) * (1 - [.A359])" office:value-type="float" office:value="3.15927004841958" calcext:value-type="float">
            <text:p>3.15927004841958</text:p>
          </table:table-cell>
          <table:table-cell table:formula="of:= 100 * ([.B360] - [.B359]*[.B359]) * ([.B360] - [.B359]*[.B359]) + (1 - [.B359]) * (1 - [.B359])" office:value-type="float" office:value="3.01617497683185" calcext:value-type="float">
            <text:p>3.01617497683185</text:p>
          </table:table-cell>
          <table:table-cell table:formula="of:= [.A359]*[.A359]*[.A359]*[.A359] - 16*[.A359]*[.A359] + 5*[.A359]" office:value-type="float" office:value="-0.318028083626515" calcext:value-type="float">
            <text:p>-0.318028083626515</text:p>
          </table:table-cell>
          <table:table-cell table:formula="of:= [.B359]*[.B359]*[.B359]*[.B359] - 16*[.B359]*[.B359] + 5*[.B359]" office:value-type="float" office:value="-4.01255174455674" calcext:value-type="float">
            <text:p>-4.012551744556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96879726832646" calcext:value-type="float">
            <text:p>-0.0296879726832646</text:p>
          </table:table-cell>
          <table:table-cell table:formula="of:=-[.A360]" office:value-type="float" office:value="0.0296879726832646" calcext:value-type="float">
            <text:p>0.0296879726832646</text:p>
          </table:table-cell>
          <table:table-cell/>
          <table:table-cell table:formula="of:= 100 * ([.A361] - [.A360]*[.A360]) * ([.A361] - [.A360]*[.A360]) + (1 - [.A360]) * (1 - [.A360])" office:value-type="float" office:value="3.49778976912336" calcext:value-type="float">
            <text:p>3.49778976912336</text:p>
          </table:table-cell>
          <table:table-cell table:formula="of:= 100 * ([.B361] - [.B360]*[.B360]) * ([.B361] - [.B360]*[.B360]) + (1 - [.B360]) * (1 - [.B360])" office:value-type="float" office:value="3.43439087021361" calcext:value-type="float">
            <text:p>3.43439087021361</text:p>
          </table:table-cell>
          <table:table-cell table:formula="of:= [.A360]*[.A360]*[.A360]*[.A360] - 16*[.A360]*[.A360] + 5*[.A360]" office:value-type="float" office:value="-0.162541098145836" calcext:value-type="float">
            <text:p>-0.162541098145836</text:p>
          </table:table-cell>
          <table:table-cell table:formula="of:= [.B360]*[.B360]*[.B360]*[.B360] - 16*[.B360]*[.B360] + 5*[.B360]" office:value-type="float" office:value="0.13433862868681" calcext:value-type="float">
            <text:p>0.134338628686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7007364847325" calcext:value-type="float">
            <text:p>0.157007364847325</text:p>
          </table:table-cell>
          <table:table-cell table:formula="of:=-[.A361]" office:value-type="float" office:value="-0.157007364847325" calcext:value-type="float">
            <text:p>-0.157007364847325</text:p>
          </table:table-cell>
          <table:table-cell/>
          <table:table-cell table:formula="of:= 100 * ([.A362] - [.A361]*[.A361]) * ([.A362] - [.A361]*[.A361]) + (1 - [.A361]) * (1 - [.A361])" office:value-type="float" office:value="9.10530900485397" calcext:value-type="float">
            <text:p>9.10530900485397</text:p>
          </table:table-cell>
          <table:table-cell table:formula="of:= 100 * ([.B362] - [.B361]*[.B361]) * ([.B362] - [.B361]*[.B361]) + (1 - [.B361]) * (1 - [.B361])" office:value-type="float" office:value="12.8333585978015" calcext:value-type="float">
            <text:p>12.8333585978015</text:p>
          </table:table-cell>
          <table:table-cell table:formula="of:= [.A361]*[.A361]*[.A361]*[.A361] - 16*[.A361]*[.A361] + 5*[.A361]" office:value-type="float" office:value="0.391223509589515" calcext:value-type="float">
            <text:p>0.391223509589515</text:p>
          </table:table-cell>
          <table:table-cell table:formula="of:= [.B361]*[.B361]*[.B361]*[.B361] - 16*[.B361]*[.B361] + 5*[.B361]" office:value-type="float" office:value="-1.17885013888373" calcext:value-type="float">
            <text:p>-1.178850138883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4386923508927" calcext:value-type="float">
            <text:p>0.314386923508927</text:p>
          </table:table-cell>
          <table:table-cell table:formula="of:=-[.A362]" office:value-type="float" office:value="-0.314386923508927" calcext:value-type="float">
            <text:p>-0.314386923508927</text:p>
          </table:table-cell>
          <table:table-cell/>
          <table:table-cell table:formula="of:= 100 * ([.A363] - [.A362]*[.A362]) * ([.A363] - [.A362]*[.A362]) + (1 - [.A362]) * (1 - [.A362])" office:value-type="float" office:value="1.74457253033179" calcext:value-type="float">
            <text:p>1.74457253033179</text:p>
          </table:table-cell>
          <table:table-cell table:formula="of:= 100 * ([.B363] - [.B362]*[.B362]) * ([.B363] - [.B362]*[.B362]) + (1 - [.B362]) * (1 - [.B362])" office:value-type="float" office:value="11.3731315270392" calcext:value-type="float">
            <text:p>11.3731315270392</text:p>
          </table:table-cell>
          <table:table-cell table:formula="of:= [.A362]*[.A362]*[.A362]*[.A362] - 16*[.A362]*[.A362] + 5*[.A362]" office:value-type="float" office:value="0.000277589906130915" calcext:value-type="float">
            <text:p>0.000277589906130915</text:p>
          </table:table-cell>
          <table:table-cell table:formula="of:= [.B362]*[.B362]*[.B362]*[.B362] - 16*[.B362]*[.B362] + 5*[.B362]" office:value-type="float" office:value="-3.14359164518314" calcext:value-type="float">
            <text:p>-3.143591645183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1733213677255" calcext:value-type="float">
            <text:p>0.211733213677255</text:p>
          </table:table-cell>
          <table:table-cell table:formula="of:=-[.A363]" office:value-type="float" office:value="-0.211733213677255" calcext:value-type="float">
            <text:p>-0.211733213677255</text:p>
          </table:table-cell>
          <table:table-cell/>
          <table:table-cell table:formula="of:= 100 * ([.A364] - [.A363]*[.A363]) * ([.A364] - [.A363]*[.A363]) + (1 - [.A363]) * (1 - [.A363])" office:value-type="float" office:value="7.97616166117872" calcext:value-type="float">
            <text:p>7.97616166117872</text:p>
          </table:table-cell>
          <table:table-cell table:formula="of:= 100 * ([.B364] - [.B363]*[.B363]) * ([.B364] - [.B363]*[.B363]) + (1 - [.B363]) * (1 - [.B363])" office:value-type="float" office:value="14.4902335922028" calcext:value-type="float">
            <text:p>14.4902335922028</text:p>
          </table:table-cell>
          <table:table-cell table:formula="of:= [.A363]*[.A363]*[.A363]*[.A363] - 16*[.A363]*[.A363] + 5*[.A363]" office:value-type="float" office:value="0.343380622417" calcext:value-type="float">
            <text:p>0.343380622417</text:p>
          </table:table-cell>
          <table:table-cell table:formula="of:= [.B363]*[.B363]*[.B363]*[.B363] - 16*[.B363]*[.B363] + 5*[.B363]" office:value-type="float" office:value="-1.77395151435555" calcext:value-type="float">
            <text:p>-1.773951514355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6028246068087" calcext:value-type="float">
            <text:p>0.316028246068087</text:p>
          </table:table-cell>
          <table:table-cell table:formula="of:=-[.A364]" office:value-type="float" office:value="-0.316028246068087" calcext:value-type="float">
            <text:p>-0.316028246068087</text:p>
          </table:table-cell>
          <table:table-cell/>
          <table:table-cell table:formula="of:= 100 * ([.A365] - [.A364]*[.A364]) * ([.A365] - [.A364]*[.A364]) + (1 - [.A364]) * (1 - [.A364])" office:value-type="float" office:value="4.94429841263555" calcext:value-type="float">
            <text:p>4.94429841263555</text:p>
          </table:table-cell>
          <table:table-cell table:formula="of:= 100 * ([.B365] - [.B364]*[.B364]) * ([.B365] - [.B364]*[.B364]) + (1 - [.B364]) * (1 - [.B364])" office:value-type="float" office:value="18.6507284188293" calcext:value-type="float">
            <text:p>18.6507284188293</text:p>
          </table:table-cell>
          <table:table-cell table:formula="of:= [.A364]*[.A364]*[.A364]*[.A364] - 16*[.A364]*[.A364] + 5*[.A364]" office:value-type="float" office:value="-0.00786562028969384" calcext:value-type="float">
            <text:p>-0.00786562028969384</text:p>
          </table:table-cell>
          <table:table-cell table:formula="of:= [.B364]*[.B364]*[.B364]*[.B364] - 16*[.B364]*[.B364] + 5*[.B364]" office:value-type="float" office:value="-3.16814808097057" calcext:value-type="float">
            <text:p>-3.168148080970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1450813545867" calcext:value-type="float">
            <text:p>0.311450813545867</text:p>
          </table:table-cell>
          <table:table-cell table:formula="of:=-[.A365]" office:value-type="float" office:value="-0.311450813545867" calcext:value-type="float">
            <text:p>-0.311450813545867</text:p>
          </table:table-cell>
          <table:table-cell/>
          <table:table-cell table:formula="of:= 100 * ([.A366] - [.A365]*[.A365]) * ([.A366] - [.A365]*[.A365]) + (1 - [.A365]) * (1 - [.A365])" office:value-type="float" office:value="3.84260564630719" calcext:value-type="float">
            <text:p>3.84260564630719</text:p>
          </table:table-cell>
          <table:table-cell table:formula="of:= 100 * ([.B366] - [.B365]*[.B365]) * ([.B366] - [.B365]*[.B365]) + (1 - [.B365]) * (1 - [.B365])" office:value-type="float" office:value="1.73086182201432" calcext:value-type="float">
            <text:p>1.73086182201432</text:p>
          </table:table-cell>
          <table:table-cell table:formula="of:= [.A365]*[.A365]*[.A365]*[.A365] - 16*[.A365]*[.A365] + 5*[.A365]" office:value-type="float" office:value="0.0146376317939323" calcext:value-type="float">
            <text:p>0.0146376317939323</text:p>
          </table:table-cell>
          <table:table-cell table:formula="of:= [.B365]*[.B365]*[.B365]*[.B365] - 16*[.B365]*[.B365] + 5*[.B365]" office:value-type="float" office:value="-3.09987050366474" calcext:value-type="float">
            <text:p>-3.099870503664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65332829049482" calcext:value-type="float">
            <text:p>-0.0865332829049482</text:p>
          </table:table-cell>
          <table:table-cell table:formula="of:=-[.A366]" office:value-type="float" office:value="0.0865332829049482" calcext:value-type="float">
            <text:p>0.0865332829049482</text:p>
          </table:table-cell>
          <table:table-cell/>
          <table:table-cell table:formula="of:= 100 * ([.A367] - [.A366]*[.A366]) * ([.A367] - [.A366]*[.A366]) + (1 - [.A366]) * (1 - [.A366])" office:value-type="float" office:value="24.0144718562905" calcext:value-type="float">
            <text:p>24.0144718562905</text:p>
          </table:table-cell>
          <table:table-cell table:formula="of:= 100 * ([.B367] - [.B366]*[.B366]) * ([.B367] - [.B366]*[.B366]) + (1 - [.B366]) * (1 - [.B366])" office:value-type="float" office:value="22.2595133299925" calcext:value-type="float">
            <text:p>22.2595133299925</text:p>
          </table:table-cell>
          <table:table-cell table:formula="of:= [.A366]*[.A366]*[.A366]*[.A366] - 16*[.A366]*[.A366] + 5*[.A366]" office:value-type="float" office:value="-0.552418489050129" calcext:value-type="float">
            <text:p>-0.552418489050129</text:p>
          </table:table-cell>
          <table:table-cell table:formula="of:= [.B366]*[.B366]*[.B366]*[.B366] - 16*[.B366]*[.B366] + 5*[.B366]" office:value-type="float" office:value="0.312914339999354" calcext:value-type="float">
            <text:p>0.3129143399993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0360474063643" calcext:value-type="float">
            <text:p>-0.470360474063643</text:p>
          </table:table-cell>
          <table:table-cell table:formula="of:=-[.A367]" office:value-type="float" office:value="0.470360474063643" calcext:value-type="float">
            <text:p>0.470360474063643</text:p>
          </table:table-cell>
          <table:table-cell/>
          <table:table-cell table:formula="of:= 100 * ([.A368] - [.A367]*[.A367]) * ([.A368] - [.A367]*[.A367]) + (1 - [.A367]) * (1 - [.A367])" office:value-type="float" office:value="8.96152304490476" calcext:value-type="float">
            <text:p>8.96152304490476</text:p>
          </table:table-cell>
          <table:table-cell table:formula="of:= 100 * ([.B368] - [.B367]*[.B367]) * ([.B368] - [.B367]*[.B367]) + (1 - [.B367]) * (1 - [.B367])" office:value-type="float" office:value="3.58266960492136" calcext:value-type="float">
            <text:p>3.58266960492136</text:p>
          </table:table-cell>
          <table:table-cell table:formula="of:= [.A367]*[.A367]*[.A367]*[.A367] - 16*[.A367]*[.A367] + 5*[.A367]" office:value-type="float" office:value="-5.84267929499276" calcext:value-type="float">
            <text:p>-5.84267929499276</text:p>
          </table:table-cell>
          <table:table-cell table:formula="of:= [.B367]*[.B367]*[.B367]*[.B367] - 16*[.B367]*[.B367] + 5*[.B367]" office:value-type="float" office:value="-1.13907455435633" calcext:value-type="float">
            <text:p>-1.139074554356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9520743743891" calcext:value-type="float">
            <text:p>-0.039520743743891</text:p>
          </table:table-cell>
          <table:table-cell table:formula="of:=-[.A368]" office:value-type="float" office:value="0.039520743743891" calcext:value-type="float">
            <text:p>0.039520743743891</text:p>
          </table:table-cell>
          <table:table-cell/>
          <table:table-cell table:formula="of:= 100 * ([.A369] - [.A368]*[.A368]) * ([.A369] - [.A368]*[.A368]) + (1 - [.A368]) * (1 - [.A368])" office:value-type="float" office:value="8.20504750106369" calcext:value-type="float">
            <text:p>8.20504750106369</text:p>
          </table:table-cell>
          <table:table-cell table:formula="of:= 100 * ([.B369] - [.B368]*[.B368]) * ([.B369] - [.B368]*[.B368]) + (1 - [.B368]) * (1 - [.B368])" office:value-type="float" office:value="7.88118270001117" calcext:value-type="float">
            <text:p>7.88118270001117</text:p>
          </table:table-cell>
          <table:table-cell table:formula="of:= [.A368]*[.A368]*[.A368]*[.A368] - 16*[.A368]*[.A368] + 5*[.A368]" office:value-type="float" office:value="-0.22259150619875" calcext:value-type="float">
            <text:p>-0.22259150619875</text:p>
          </table:table-cell>
          <table:table-cell table:formula="of:= [.B368]*[.B368]*[.B368]*[.B368] - 16*[.B368]*[.B368] + 5*[.B368]" office:value-type="float" office:value="0.17261593124016" calcext:value-type="float">
            <text:p>0.172615931240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5354654407425" calcext:value-type="float">
            <text:p>-0.265354654407425</text:p>
          </table:table-cell>
          <table:table-cell table:formula="of:=-[.A369]" office:value-type="float" office:value="0.265354654407425" calcext:value-type="float">
            <text:p>0.265354654407425</text:p>
          </table:table-cell>
          <table:table-cell/>
          <table:table-cell table:formula="of:= 100 * ([.A370] - [.A369]*[.A369]) * ([.A370] - [.A369]*[.A369]) + (1 - [.A369]) * (1 - [.A369])" office:value-type="float" office:value="23.1083796520857" calcext:value-type="float">
            <text:p>23.1083796520857</text:p>
          </table:table-cell>
          <table:table-cell table:formula="of:= 100 * ([.B370] - [.B369]*[.B369]) * ([.B370] - [.B369]*[.B369]) + (1 - [.B369]) * (1 - [.B369])" office:value-type="float" office:value="10.9682753795423" calcext:value-type="float">
            <text:p>10.9682753795423</text:p>
          </table:table-cell>
          <table:table-cell table:formula="of:= [.A369]*[.A369]*[.A369]*[.A369] - 16*[.A369]*[.A369] + 5*[.A369]" office:value-type="float" office:value="-2.44842475027636" calcext:value-type="float">
            <text:p>-2.44842475027636</text:p>
          </table:table-cell>
          <table:table-cell table:formula="of:= [.B369]*[.B369]*[.B369]*[.B369] - 16*[.B369]*[.B369] + 5*[.B369]" office:value-type="float" office:value="0.205121793797886" calcext:value-type="float">
            <text:p>0.2051217937978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3346082502773" calcext:value-type="float">
            <text:p>-0.393346082502773</text:p>
          </table:table-cell>
          <table:table-cell table:formula="of:=-[.A370]" office:value-type="float" office:value="0.393346082502773" calcext:value-type="float">
            <text:p>0.393346082502773</text:p>
          </table:table-cell>
          <table:table-cell/>
          <table:table-cell table:formula="of:= 100 * ([.A371] - [.A370]*[.A370]) * ([.A371] - [.A370]*[.A370]) + (1 - [.A370]) * (1 - [.A370])" office:value-type="float" office:value="2.99795836821593" calcext:value-type="float">
            <text:p>2.99795836821593</text:p>
          </table:table-cell>
          <table:table-cell table:formula="of:= 100 * ([.B371] - [.B370]*[.B370]) * ([.B371] - [.B370]*[.B370]) + (1 - [.B370]) * (1 - [.B370])" office:value-type="float" office:value="17.36144060699" calcext:value-type="float">
            <text:p>17.36144060699</text:p>
          </table:table-cell>
          <table:table-cell table:formula="of:= [.A370]*[.A370]*[.A370]*[.A370] - 16*[.A370]*[.A370] + 5*[.A370]" office:value-type="float" office:value="-4.41833003108348" calcext:value-type="float">
            <text:p>-4.41833003108348</text:p>
          </table:table-cell>
          <table:table-cell table:formula="of:= [.B370]*[.B370]*[.B370]*[.B370] - 16*[.B370]*[.B370] + 5*[.B370]" office:value-type="float" office:value="-0.48486920605575" calcext:value-type="float">
            <text:p>-0.484869206055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7509518493952" calcext:value-type="float">
            <text:p>0.257509518493952</text:p>
          </table:table-cell>
          <table:table-cell table:formula="of:=-[.A371]" office:value-type="float" office:value="-0.257509518493952" calcext:value-type="float">
            <text:p>-0.257509518493952</text:p>
          </table:table-cell>
          <table:table-cell/>
          <table:table-cell table:formula="of:= 100 * ([.A372] - [.A371]*[.A371]) * ([.A372] - [.A371]*[.A371]) + (1 - [.A371]) * (1 - [.A371])" office:value-type="float" office:value="0.793300185971529" calcext:value-type="float">
            <text:p>0.793300185971529</text:p>
          </table:table-cell>
          <table:table-cell table:formula="of:= 100 * ([.B372] - [.B371]*[.B371]) * ([.B372] - [.B371]*[.B371]) + (1 - [.B371]) * (1 - [.B371])" office:value-type="float" office:value="4.88705852153799" calcext:value-type="float">
            <text:p>4.88705852153799</text:p>
          </table:table-cell>
          <table:table-cell table:formula="of:= [.A371]*[.A371]*[.A371]*[.A371] - 16*[.A371]*[.A371] + 5*[.A371]" office:value-type="float" office:value="0.230966327524786" calcext:value-type="float">
            <text:p>0.230966327524786</text:p>
          </table:table-cell>
          <table:table-cell table:formula="of:= [.B371]*[.B371]*[.B371]*[.B371] - 16*[.B371]*[.B371] + 5*[.B371]" office:value-type="float" office:value="-2.34412885741473" calcext:value-type="float">
            <text:p>-2.344128857414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5505467929362" calcext:value-type="float">
            <text:p>0.115505467929362</text:p>
          </table:table-cell>
          <table:table-cell table:formula="of:=-[.A372]" office:value-type="float" office:value="-0.115505467929362" calcext:value-type="float">
            <text:p>-0.115505467929362</text:p>
          </table:table-cell>
          <table:table-cell/>
          <table:table-cell table:formula="of:= 100 * ([.A373] - [.A372]*[.A372]) * ([.A373] - [.A372]*[.A372]) + (1 - [.A372]) * (1 - [.A372])" office:value-type="float" office:value="10.5458168331779" calcext:value-type="float">
            <text:p>10.5458168331779</text:p>
          </table:table-cell>
          <table:table-cell table:formula="of:= 100 * ([.B373] - [.B372]*[.B372]) * ([.B373] - [.B372]*[.B372]) + (1 - [.B372]) * (1 - [.B372])" office:value-type="float" office:value="9.4115305817734" calcext:value-type="float">
            <text:p>9.4115305817734</text:p>
          </table:table-cell>
          <table:table-cell table:formula="of:= [.A372]*[.A372]*[.A372]*[.A372] - 16*[.A372]*[.A372] + 5*[.A372]" office:value-type="float" office:value="0.364241125673889" calcext:value-type="float">
            <text:p>0.364241125673889</text:p>
          </table:table-cell>
          <table:table-cell table:formula="of:= [.B372]*[.B372]*[.B372]*[.B372] - 16*[.B372]*[.B372] + 5*[.B372]" office:value-type="float" office:value="-0.790813553619729" calcext:value-type="float">
            <text:p>-0.7908135536197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9124265099252" calcext:value-type="float">
            <text:p>-0.299124265099252</text:p>
          </table:table-cell>
          <table:table-cell table:formula="of:=-[.A373]" office:value-type="float" office:value="0.299124265099252" calcext:value-type="float">
            <text:p>0.299124265099252</text:p>
          </table:table-cell>
          <table:table-cell/>
          <table:table-cell table:formula="of:= 100 * ([.A374] - [.A373]*[.A373]) * ([.A374] - [.A373]*[.A373]) + (1 - [.A373]) * (1 - [.A373])" office:value-type="float" office:value="1.86024400290649" calcext:value-type="float">
            <text:p>1.86024400290649</text:p>
          </table:table-cell>
          <table:table-cell table:formula="of:= 100 * ([.B374] - [.B373]*[.B373]) * ([.B374] - [.B373]*[.B373]) + (1 - [.B373]) * (1 - [.B373])" office:value-type="float" office:value="2.37951796765204" calcext:value-type="float">
            <text:p>2.37951796765204</text:p>
          </table:table-cell>
          <table:table-cell table:formula="of:= [.A373]*[.A373]*[.A373]*[.A373] - 16*[.A373]*[.A373] + 5*[.A373]" office:value-type="float" office:value="-2.91922070707729" calcext:value-type="float">
            <text:p>-2.91922070707729</text:p>
          </table:table-cell>
          <table:table-cell table:formula="of:= [.B373]*[.B373]*[.B373]*[.B373] - 16*[.B373]*[.B373] + 5*[.B373]" office:value-type="float" office:value="0.0720219439152268" calcext:value-type="float">
            <text:p>0.07202194391522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7939781345291" calcext:value-type="float">
            <text:p>0.047939781345291</text:p>
          </table:table-cell>
          <table:table-cell table:formula="of:=-[.A374]" office:value-type="float" office:value="-0.047939781345291" calcext:value-type="float">
            <text:p>-0.047939781345291</text:p>
          </table:table-cell>
          <table:table-cell/>
          <table:table-cell table:formula="of:= 100 * ([.A375] - [.A374]*[.A374]) * ([.A375] - [.A374]*[.A374]) + (1 - [.A374]) * (1 - [.A374])" office:value-type="float" office:value="1.05558726834929" calcext:value-type="float">
            <text:p>1.05558726834929</text:p>
          </table:table-cell>
          <table:table-cell table:formula="of:= 100 * ([.B375] - [.B374]*[.B374]) * ([.B375] - [.B374]*[.B374]) + (1 - [.B374]) * (1 - [.B374])" office:value-type="float" office:value="1.21395401908382" calcext:value-type="float">
            <text:p>1.21395401908382</text:p>
          </table:table-cell>
          <table:table-cell table:formula="of:= [.A374]*[.A374]*[.A374]*[.A374] - 16*[.A374]*[.A374] + 5*[.A374]" office:value-type="float" office:value="0.202932626386788" calcext:value-type="float">
            <text:p>0.202932626386788</text:p>
          </table:table-cell>
          <table:table-cell table:formula="of:= [.B374]*[.B374]*[.B374]*[.B374] - 16*[.B374]*[.B374] + 5*[.B374]" office:value-type="float" office:value="-0.276465187066122" calcext:value-type="float">
            <text:p>-0.2764651870661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63241294944452" calcext:value-type="float">
            <text:p>-0.0363241294944452</text:p>
          </table:table-cell>
          <table:table-cell table:formula="of:=-[.A375]" office:value-type="float" office:value="0.0363241294944452" calcext:value-type="float">
            <text:p>0.0363241294944452</text:p>
          </table:table-cell>
          <table:table-cell/>
          <table:table-cell table:formula="of:= 100 * ([.A376] - [.A375]*[.A375]) * ([.A376] - [.A375]*[.A375]) + (1 - [.A375]) * (1 - [.A375])" office:value-type="float" office:value="4.39507233643206" calcext:value-type="float">
            <text:p>4.39507233643206</text:p>
          </table:table-cell>
          <table:table-cell table:formula="of:= 100 * ([.B376] - [.B375]*[.B375]) * ([.B376] - [.B375]*[.B375]) + (1 - [.B375]) * (1 - [.B375])" office:value-type="float" office:value="4.15429065532665" calcext:value-type="float">
            <text:p>4.15429065532665</text:p>
          </table:table-cell>
          <table:table-cell table:formula="of:= [.A375]*[.A375]*[.A375]*[.A375] - 16*[.A375]*[.A375] + 5*[.A375]" office:value-type="float" office:value="-0.20272998468049" calcext:value-type="float">
            <text:p>-0.20272998468049</text:p>
          </table:table-cell>
          <table:table-cell table:formula="of:= [.B375]*[.B375]*[.B375]*[.B375] - 16*[.B375]*[.B375] + 5*[.B375]" office:value-type="float" office:value="0.160511310263962" calcext:value-type="float">
            <text:p>0.1605113102639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0919539040853" calcext:value-type="float">
            <text:p>-0.180919539040853</text:p>
          </table:table-cell>
          <table:table-cell table:formula="of:=-[.A376]" office:value-type="float" office:value="0.180919539040853" calcext:value-type="float">
            <text:p>0.180919539040853</text:p>
          </table:table-cell>
          <table:table-cell/>
          <table:table-cell table:formula="of:= 100 * ([.A377] - [.A376]*[.A376]) * ([.A377] - [.A376]*[.A376]) + (1 - [.A376]) * (1 - [.A376])" office:value-type="float" office:value="1.7256387794932" calcext:value-type="float">
            <text:p>1.7256387794932</text:p>
          </table:table-cell>
          <table:table-cell table:formula="of:= 100 * ([.B377] - [.B376]*[.B376]) * ([.B377] - [.B376]*[.B376]) + (1 - [.B376]) * (1 - [.B376])" office:value-type="float" office:value="0.677173785411188" calcext:value-type="float">
            <text:p>0.677173785411188</text:p>
          </table:table-cell>
          <table:table-cell table:formula="of:= [.A376]*[.A376]*[.A376]*[.A376] - 16*[.A376]*[.A376] + 5*[.A376]" office:value-type="float" office:value="-1.42723639296975" calcext:value-type="float">
            <text:p>-1.42723639296975</text:p>
          </table:table-cell>
          <table:table-cell table:formula="of:= [.B376]*[.B376]*[.B376]*[.B376] - 16*[.B376]*[.B376] + 5*[.B376]" office:value-type="float" office:value="0.38195899743878" calcext:value-type="float">
            <text:p>0.381958997438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8066137524509" calcext:value-type="float">
            <text:p>-0.0248066137524509</text:p>
          </table:table-cell>
          <table:table-cell table:formula="of:=-[.A377]" office:value-type="float" office:value="0.0248066137524509" calcext:value-type="float">
            <text:p>0.0248066137524509</text:p>
          </table:table-cell>
          <table:table-cell/>
          <table:table-cell table:formula="of:= 100 * ([.A378] - [.A377]*[.A377]) * ([.A378] - [.A377]*[.A377]) + (1 - [.A377]) * (1 - [.A377])" office:value-type="float" office:value="1.24275903507256" calcext:value-type="float">
            <text:p>1.24275903507256</text:p>
          </table:table-cell>
          <table:table-cell table:formula="of:= 100 * ([.B378] - [.B377]*[.B377]) * ([.B378] - [.B377]*[.B377]) + (1 - [.B377]) * (1 - [.B377])" office:value-type="float" office:value="1.15448457111898" calcext:value-type="float">
            <text:p>1.15448457111898</text:p>
          </table:table-cell>
          <table:table-cell table:formula="of:= [.A377]*[.A377]*[.A377]*[.A377] - 16*[.A377]*[.A377] + 5*[.A377]" office:value-type="float" office:value="-0.133878579458186" calcext:value-type="float">
            <text:p>-0.133878579458186</text:p>
          </table:table-cell>
          <table:table-cell table:formula="of:= [.B377]*[.B377]*[.B377]*[.B377] - 16*[.B377]*[.B377] + 5*[.B377]" office:value-type="float" office:value="0.114187558066323" calcext:value-type="float">
            <text:p>0.1141875580663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44936587865953" calcext:value-type="float">
            <text:p>0.0444936587865953</text:p>
          </table:table-cell>
          <table:table-cell table:formula="of:=-[.A378]" office:value-type="float" office:value="-0.0444936587865953" calcext:value-type="float">
            <text:p>-0.0444936587865953</text:p>
          </table:table-cell>
          <table:table-cell/>
          <table:table-cell table:formula="of:= 100 * ([.A379] - [.A378]*[.A378]) * ([.A379] - [.A378]*[.A378]) + (1 - [.A378]) * (1 - [.A378])" office:value-type="float" office:value="10.4807287053412" calcext:value-type="float">
            <text:p>10.4807287053412</text:p>
          </table:table-cell>
          <table:table-cell table:formula="of:= 100 * ([.B379] - [.B378]*[.B378]) * ([.B379] - [.B378]*[.B378]) + (1 - [.B378]) * (1 - [.B378])" office:value-type="float" office:value="10.415330372579" calcext:value-type="float">
            <text:p>10.415330372579</text:p>
          </table:table-cell>
          <table:table-cell table:formula="of:= [.A378]*[.A378]*[.A378]*[.A378] - 16*[.A378]*[.A378] + 5*[.A378]" office:value-type="float" office:value="0.19079724233285" calcext:value-type="float">
            <text:p>0.19079724233285</text:p>
          </table:table-cell>
          <table:table-cell table:formula="of:= [.B378]*[.B378]*[.B378]*[.B378] - 16*[.B378]*[.B378] + 5*[.B378]" office:value-type="float" office:value="-0.254139345533103" calcext:value-type="float">
            <text:p>-0.2541393455331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7337891216684" calcext:value-type="float">
            <text:p>-0.307337891216684</text:p>
          </table:table-cell>
          <table:table-cell table:formula="of:=-[.A379]" office:value-type="float" office:value="0.307337891216684" calcext:value-type="float">
            <text:p>0.307337891216684</text:p>
          </table:table-cell>
          <table:table-cell/>
          <table:table-cell table:formula="of:= 100 * ([.A380] - [.A379]*[.A379]) * ([.A380] - [.A379]*[.A379]) + (1 - [.A379]) * (1 - [.A379])" office:value-type="float" office:value="2.39287217271752" calcext:value-type="float">
            <text:p>2.39287217271752</text:p>
          </table:table-cell>
          <table:table-cell table:formula="of:= 100 * ([.B380] - [.B379]*[.B379]) * ([.B380] - [.B379]*[.B379]) + (1 - [.B379]) * (1 - [.B379])" office:value-type="float" office:value="7.85653021065983" calcext:value-type="float">
            <text:p>7.85653021065983</text:p>
          </table:table-cell>
          <table:table-cell table:formula="of:= [.A379]*[.A379]*[.A379]*[.A379] - 16*[.A379]*[.A379] + 5*[.A379]" office:value-type="float" office:value="-3.03907268073601" calcext:value-type="float">
            <text:p>-3.03907268073601</text:p>
          </table:table-cell>
          <table:table-cell table:formula="of:= [.B379]*[.B379]*[.B379]*[.B379] - 16*[.B379]*[.B379] + 5*[.B379]" office:value-type="float" office:value="0.03430623143083" calcext:value-type="float">
            <text:p>0.034306231430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7145140309889" calcext:value-type="float">
            <text:p>0.177145140309889</text:p>
          </table:table-cell>
          <table:table-cell table:formula="of:=-[.A380]" office:value-type="float" office:value="-0.177145140309889" calcext:value-type="float">
            <text:p>-0.177145140309889</text:p>
          </table:table-cell>
          <table:table-cell/>
          <table:table-cell table:formula="of:= 100 * ([.A381] - [.A380]*[.A380]) * ([.A381] - [.A380]*[.A380]) + (1 - [.A380]) * (1 - [.A380])" office:value-type="float" office:value="0.727692154321782" calcext:value-type="float">
            <text:p>0.727692154321782</text:p>
          </table:table-cell>
          <table:table-cell table:formula="of:= 100 * ([.B381] - [.B380]*[.B380]) * ([.B381] - [.B380]*[.B380]) + (1 - [.B380]) * (1 - [.B380])" office:value-type="float" office:value="1.54780499640778" calcext:value-type="float">
            <text:p>1.54780499640778</text:p>
          </table:table-cell>
          <table:table-cell table:formula="of:= [.A380]*[.A380]*[.A380]*[.A380] - 16*[.A380]*[.A380] + 5*[.A380]" office:value-type="float" office:value="0.384624019333196" calcext:value-type="float">
            <text:p>0.384624019333196</text:p>
          </table:table-cell>
          <table:table-cell table:formula="of:= [.B380]*[.B380]*[.B380]*[.B380] - 16*[.B380]*[.B380] + 5*[.B380]" office:value-type="float" office:value="-1.38682738376569" calcext:value-type="float">
            <text:p>-1.386827383765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888550482408201" calcext:value-type="float">
            <text:p>0.00888550482408201</text:p>
          </table:table-cell>
          <table:table-cell table:formula="of:=-[.A381]" office:value-type="float" office:value="-0.00888550482408201" calcext:value-type="float">
            <text:p>-0.00888550482408201</text:p>
          </table:table-cell>
          <table:table-cell/>
          <table:table-cell table:formula="of:= 100 * ([.A382] - [.A381]*[.A381]) * ([.A382] - [.A381]*[.A381]) + (1 - [.A381]) * (1 - [.A381])" office:value-type="float" office:value="1.44424423603309" calcext:value-type="float">
            <text:p>1.44424423603309</text:p>
          </table:table-cell>
          <table:table-cell table:formula="of:= 100 * ([.B382] - [.B381]*[.B381]) * ([.B382] - [.B381]*[.B381]) + (1 - [.B381]) * (1 - [.B381])" office:value-type="float" office:value="1.48193517138589" calcext:value-type="float">
            <text:p>1.48193517138589</text:p>
          </table:table-cell>
          <table:table-cell table:formula="of:= [.A381]*[.A381]*[.A381]*[.A381] - 16*[.A381]*[.A381] + 5*[.A381]" office:value-type="float" office:value="0.0431642952181988" calcext:value-type="float">
            <text:p>0.0431642952181988</text:p>
          </table:table-cell>
          <table:table-cell table:formula="of:= [.B381]*[.B381]*[.B381]*[.B381] - 16*[.B381]*[.B381] + 5*[.B381]" office:value-type="float" office:value="-0.0456907530226214" calcext:value-type="float">
            <text:p>-0.04569075302262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80448475763292" calcext:value-type="float">
            <text:p>0.0680448475763292</text:p>
          </table:table-cell>
          <table:table-cell table:formula="of:=-[.A382]" office:value-type="float" office:value="-0.0680448475763292" calcext:value-type="float">
            <text:p>-0.0680448475763292</text:p>
          </table:table-cell>
          <table:table-cell/>
          <table:table-cell table:formula="of:= 100 * ([.A383] - [.A382]*[.A382]) * ([.A383] - [.A382]*[.A382]) + (1 - [.A382]) * (1 - [.A382])" office:value-type="float" office:value="2.88597233137137" calcext:value-type="float">
            <text:p>2.88597233137137</text:p>
          </table:table-cell>
          <table:table-cell table:formula="of:= 100 * ([.B383] - [.B382]*[.B382]) * ([.B383] - [.B382]*[.B382]) + (1 - [.B382]) * (1 - [.B382])" office:value-type="float" office:value="2.9036698180108" calcext:value-type="float">
            <text:p>2.9036698180108</text:p>
          </table:table-cell>
          <table:table-cell table:formula="of:= [.A382]*[.A382]*[.A382]*[.A382] - 16*[.A382]*[.A382] + 5*[.A382]" office:value-type="float" office:value="0.266164055212551" calcext:value-type="float">
            <text:p>0.266164055212551</text:p>
          </table:table-cell>
          <table:table-cell table:formula="of:= [.B382]*[.B382]*[.B382]*[.B382] - 16*[.B382]*[.B382] + 5*[.B382]" office:value-type="float" office:value="-0.414284420550742" calcext:value-type="float">
            <text:p>-0.4142844205507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7406229466554" calcext:value-type="float">
            <text:p>-0.137406229466554</text:p>
          </table:table-cell>
          <table:table-cell table:formula="of:=-[.A383]" office:value-type="float" office:value="0.137406229466554" calcext:value-type="float">
            <text:p>0.137406229466554</text:p>
          </table:table-cell>
          <table:table-cell/>
          <table:table-cell table:formula="of:= 100 * ([.A384] - [.A383]*[.A383]) * ([.A384] - [.A383]*[.A383]) + (1 - [.A383]) * (1 - [.A383])" office:value-type="float" office:value="11.8910717969316" calcext:value-type="float">
            <text:p>11.8910717969316</text:p>
          </table:table-cell>
          <table:table-cell table:formula="of:= 100 * ([.B384] - [.B383]*[.B383]) * ([.B384] - [.B383]*[.B383]) + (1 - [.B383]) * (1 - [.B383])" office:value-type="float" office:value="13.9425462621531" calcext:value-type="float">
            <text:p>13.9425462621531</text:p>
          </table:table-cell>
          <table:table-cell table:formula="of:= [.A383]*[.A383]*[.A383]*[.A383] - 16*[.A383]*[.A383] + 5*[.A383]" office:value-type="float" office:value="-0.988762225453192" calcext:value-type="float">
            <text:p>-0.988762225453192</text:p>
          </table:table-cell>
          <table:table-cell table:formula="of:= [.B383]*[.B383]*[.B383]*[.B383] - 16*[.B383]*[.B383] + 5*[.B383]" office:value-type="float" office:value="0.385300069212349" calcext:value-type="float">
            <text:p>0.3853000692123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44166275856" calcext:value-type="float">
            <text:p>0.3444166275856</text:p>
          </table:table-cell>
          <table:table-cell table:formula="of:=-[.A384]" office:value-type="float" office:value="-0.3444166275856" calcext:value-type="float">
            <text:p>-0.3444166275856</text:p>
          </table:table-cell>
          <table:table-cell/>
          <table:table-cell table:formula="of:= 100 * ([.A385] - [.A384]*[.A384]) * ([.A385] - [.A384]*[.A384]) + (1 - [.A384]) * (1 - [.A384])" office:value-type="float" office:value="30.2579118187764" calcext:value-type="float">
            <text:p>30.2579118187764</text:p>
          </table:table-cell>
          <table:table-cell table:formula="of:= 100 * ([.B385] - [.B384]*[.B384]) * ([.B385] - [.B384]*[.B384]) + (1 - [.B384]) * (1 - [.B384])" office:value-type="float" office:value="11.349726442553" calcext:value-type="float">
            <text:p>11.349726442553</text:p>
          </table:table-cell>
          <table:table-cell table:formula="of:= [.A384]*[.A384]*[.A384]*[.A384] - 16*[.A384]*[.A384] + 5*[.A384]" office:value-type="float" office:value="-0.161810503942171" calcext:value-type="float">
            <text:p>-0.161810503942171</text:p>
          </table:table-cell>
          <table:table-cell table:formula="of:= [.B384]*[.B384]*[.B384]*[.B384] - 16*[.B384]*[.B384] + 5*[.B384]" office:value-type="float" office:value="-3.60597677979817" calcext:value-type="float">
            <text:p>-3.605976779798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7528468437178" calcext:value-type="float">
            <text:p>-0.427528468437178</text:p>
          </table:table-cell>
          <table:table-cell table:formula="of:=-[.A385]" office:value-type="float" office:value="0.427528468437178" calcext:value-type="float">
            <text:p>0.427528468437178</text:p>
          </table:table-cell>
          <table:table-cell/>
          <table:table-cell table:formula="of:= 100 * ([.A386] - [.A385]*[.A385]) * ([.A386] - [.A385]*[.A385]) + (1 - [.A385]) * (1 - [.A385])" office:value-type="float" office:value="2.38826154358375" calcext:value-type="float">
            <text:p>2.38826154358375</text:p>
          </table:table-cell>
          <table:table-cell table:formula="of:= 100 * ([.B386] - [.B385]*[.B385]) * ([.B386] - [.B385]*[.B385]) + (1 - [.B385]) * (1 - [.B385])" office:value-type="float" office:value="18.3696429854901" calcext:value-type="float">
            <text:p>18.3696429854901</text:p>
          </table:table-cell>
          <table:table-cell table:formula="of:= [.A385]*[.A385]*[.A385]*[.A385] - 16*[.A385]*[.A385] + 5*[.A385]" office:value-type="float" office:value="-5.02872305880887" calcext:value-type="float">
            <text:p>-5.02872305880887</text:p>
          </table:table-cell>
          <table:table-cell table:formula="of:= [.B385]*[.B385]*[.B385]*[.B385] - 16*[.B385]*[.B385] + 5*[.B385]" office:value-type="float" office:value="-0.753438374437095" calcext:value-type="float">
            <text:p>-0.7534383744370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1977214148954" calcext:value-type="float">
            <text:p>0.241977214148954</text:p>
          </table:table-cell>
          <table:table-cell table:formula="of:=-[.A386]" office:value-type="float" office:value="-0.241977214148954" calcext:value-type="float">
            <text:p>-0.241977214148954</text:p>
          </table:table-cell>
          <table:table-cell/>
          <table:table-cell table:formula="of:= 100 * ([.A387] - [.A386]*[.A386]) * ([.A387] - [.A386]*[.A386]) + (1 - [.A386]) * (1 - [.A386])" office:value-type="float" office:value="21.9796867550092" calcext:value-type="float">
            <text:p>21.9796867550092</text:p>
          </table:table-cell>
          <table:table-cell table:formula="of:= 100 * ([.B387] - [.B386]*[.B386]) * ([.B387] - [.B386]*[.B386]) + (1 - [.B386]) * (1 - [.B386])" office:value-type="float" office:value="13.4830144847372" calcext:value-type="float">
            <text:p>13.4830144847372</text:p>
          </table:table-cell>
          <table:table-cell table:formula="of:= [.A386]*[.A386]*[.A386]*[.A386] - 16*[.A386]*[.A386] + 5*[.A386]" office:value-type="float" office:value="0.276466966617774" calcext:value-type="float">
            <text:p>0.276466966617774</text:p>
          </table:table-cell>
          <table:table-cell table:formula="of:= [.B386]*[.B386]*[.B386]*[.B386] - 16*[.B386]*[.B386] + 5*[.B386]" office:value-type="float" office:value="-2.14330517487176" calcext:value-type="float">
            <text:p>-2.143305174871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4103360450561" calcext:value-type="float">
            <text:p>-0.404103360450561</text:p>
          </table:table-cell>
          <table:table-cell table:formula="of:=-[.A387]" office:value-type="float" office:value="0.404103360450561" calcext:value-type="float">
            <text:p>0.404103360450561</text:p>
          </table:table-cell>
          <table:table-cell/>
          <table:table-cell table:formula="of:= 100 * ([.A388] - [.A387]*[.A387]) * ([.A388] - [.A387]*[.A387]) + (1 - [.A387]) * (1 - [.A387])" office:value-type="float" office:value="9.54536423567818" calcext:value-type="float">
            <text:p>9.54536423567818</text:p>
          </table:table-cell>
          <table:table-cell table:formula="of:= 100 * ([.B388] - [.B387]*[.B387]) * ([.B388] - [.B387]*[.B387]) + (1 - [.B387]) * (1 - [.B387])" office:value-type="float" office:value="0.619212948662759" calcext:value-type="float">
            <text:p>0.619212948662759</text:p>
          </table:table-cell>
          <table:table-cell table:formula="of:= [.A387]*[.A387]*[.A387]*[.A387] - 16*[.A387]*[.A387] + 5*[.A387]" office:value-type="float" office:value="-4.60664248192365" calcext:value-type="float">
            <text:p>-4.60664248192365</text:p>
          </table:table-cell>
          <table:table-cell table:formula="of:= [.B387]*[.B387]*[.B387]*[.B387] - 16*[.B387]*[.B387] + 5*[.B387]" office:value-type="float" office:value="-0.565608877418043" calcext:value-type="float">
            <text:p>-0.5656088774180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1906905480873" calcext:value-type="float">
            <text:p>-0.111906905480873</text:p>
          </table:table-cell>
          <table:table-cell table:formula="of:=-[.A388]" office:value-type="float" office:value="0.111906905480873" calcext:value-type="float">
            <text:p>0.111906905480873</text:p>
          </table:table-cell>
          <table:table-cell/>
          <table:table-cell table:formula="of:= 100 * ([.A389] - [.A388]*[.A388]) * ([.A389] - [.A388]*[.A388]) + (1 - [.A388]) * (1 - [.A388])" office:value-type="float" office:value="13.8734680857475" calcext:value-type="float">
            <text:p>13.8734680857475</text:p>
          </table:table-cell>
          <table:table-cell table:formula="of:= 100 * ([.B389] - [.B388]*[.B388]) * ([.B389] - [.B388]*[.B388]) + (1 - [.B388]) * (1 - [.B388])" office:value-type="float" office:value="11.7078425003164" calcext:value-type="float">
            <text:p>11.7078425003164</text:p>
          </table:table-cell>
          <table:table-cell table:formula="of:= [.A388]*[.A388]*[.A388]*[.A388] - 16*[.A388]*[.A388] + 5*[.A388]" office:value-type="float" office:value="-0.759748185889712" calcext:value-type="float">
            <text:p>-0.759748185889712</text:p>
          </table:table-cell>
          <table:table-cell table:formula="of:= [.B388]*[.B388]*[.B388]*[.B388] - 16*[.B388]*[.B388] + 5*[.B388]" office:value-type="float" office:value="0.359320868919019" calcext:value-type="float">
            <text:p>0.3593208689190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2964272121517" calcext:value-type="float">
            <text:p>-0.342964272121517</text:p>
          </table:table-cell>
          <table:table-cell table:formula="of:=-[.A389]" office:value-type="float" office:value="0.342964272121517" calcext:value-type="float">
            <text:p>0.342964272121517</text:p>
          </table:table-cell>
          <table:table-cell/>
          <table:table-cell table:formula="of:= 100 * ([.A390] - [.A389]*[.A389]) * ([.A390] - [.A389]*[.A389]) + (1 - [.A389]) * (1 - [.A389])" office:value-type="float" office:value="2.63902311484916" calcext:value-type="float">
            <text:p>2.63902311484916</text:p>
          </table:table-cell>
          <table:table-cell table:formula="of:= 100 * ([.B390] - [.B389]*[.B389]) * ([.B390] - [.B389]*[.B389]) + (1 - [.B389]) * (1 - [.B389])" office:value-type="float" office:value="11.1019165572773" calcext:value-type="float">
            <text:p>11.1019165572773</text:p>
          </table:table-cell>
          <table:table-cell table:formula="of:= [.A389]*[.A389]*[.A389]*[.A389] - 16*[.A389]*[.A389] + 5*[.A389]" office:value-type="float" office:value="-3.58297771073013" calcext:value-type="float">
            <text:p>-3.58297771073013</text:p>
          </table:table-cell>
          <table:table-cell table:formula="of:= [.B389]*[.B389]*[.B389]*[.B389] - 16*[.B389]*[.B389] + 5*[.B389]" office:value-type="float" office:value="-0.153334989514959" calcext:value-type="float">
            <text:p>-0.1533349895149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9028544304803" calcext:value-type="float">
            <text:p>0.209028544304803</text:p>
          </table:table-cell>
          <table:table-cell table:formula="of:=-[.A390]" office:value-type="float" office:value="-0.209028544304803" calcext:value-type="float">
            <text:p>-0.209028544304803</text:p>
          </table:table-cell>
          <table:table-cell/>
          <table:table-cell table:formula="of:= 100 * ([.A391] - [.A390]*[.A390]) * ([.A391] - [.A390]*[.A390]) + (1 - [.A390]) * (1 - [.A390])" office:value-type="float" office:value="2.11087464870231" calcext:value-type="float">
            <text:p>2.11087464870231</text:p>
          </table:table-cell>
          <table:table-cell table:formula="of:= 100 * ([.B391] - [.B390]*[.B390]) * ([.B391] - [.B390]*[.B390]) + (1 - [.B390]) * (1 - [.B390])" office:value-type="float" office:value="1.58066815906998" calcext:value-type="float">
            <text:p>1.58066815906998</text:p>
          </table:table-cell>
          <table:table-cell table:formula="of:= [.A390]*[.A390]*[.A390]*[.A390] - 16*[.A390]*[.A390] + 5*[.A390]" office:value-type="float" office:value="0.347964876513014" calcext:value-type="float">
            <text:p>0.347964876513014</text:p>
          </table:table-cell>
          <table:table-cell table:formula="of:= [.B390]*[.B390]*[.B390]*[.B390] - 16*[.B390]*[.B390] + 5*[.B390]" office:value-type="float" office:value="-1.74232056653502" calcext:value-type="float">
            <text:p>-1.74232056653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81774416283875" calcext:value-type="float">
            <text:p>-0.0781774416283875</text:p>
          </table:table-cell>
          <table:table-cell table:formula="of:=-[.A391]" office:value-type="float" office:value="0.0781774416283875" calcext:value-type="float">
            <text:p>0.0781774416283875</text:p>
          </table:table-cell>
          <table:table-cell/>
          <table:table-cell table:formula="of:= 100 * ([.A392] - [.A391]*[.A391]) * ([.A392] - [.A391]*[.A391]) + (1 - [.A391]) * (1 - [.A391])" office:value-type="float" office:value="12.1042671044662" calcext:value-type="float">
            <text:p>12.1042671044662</text:p>
          </table:table-cell>
          <table:table-cell table:formula="of:= 100 * ([.B392] - [.B391]*[.B391]) * ([.B392] - [.B391]*[.B391]) + (1 - [.B391]) * (1 - [.B391])" office:value-type="float" office:value="12.615161033174" calcext:value-type="float">
            <text:p>12.615161033174</text:p>
          </table:table-cell>
          <table:table-cell table:formula="of:= [.A391]*[.A391]*[.A391]*[.A391] - 16*[.A391]*[.A391] + 5*[.A391]" office:value-type="float" office:value="-0.488637253186686" calcext:value-type="float">
            <text:p>-0.488637253186686</text:p>
          </table:table-cell>
          <table:table-cell table:formula="of:= [.B391]*[.B391]*[.B391]*[.B391] - 16*[.B391]*[.B391] + 5*[.B391]" office:value-type="float" office:value="0.293137163097189" calcext:value-type="float">
            <text:p>0.2931371630971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6895637454977" calcext:value-type="float">
            <text:p>0.336895637454977</text:p>
          </table:table-cell>
          <table:table-cell table:formula="of:=-[.A392]" office:value-type="float" office:value="-0.336895637454977" calcext:value-type="float">
            <text:p>-0.336895637454977</text:p>
          </table:table-cell>
          <table:table-cell/>
          <table:table-cell table:formula="of:= 100 * ([.A393] - [.A392]*[.A392]) * ([.A393] - [.A392]*[.A392]) + (1 - [.A392]) * (1 - [.A392])" office:value-type="float" office:value="7.00865249529758" calcext:value-type="float">
            <text:p>7.00865249529758</text:p>
          </table:table-cell>
          <table:table-cell table:formula="of:= 100 * ([.B393] - [.B392]*[.B392]) * ([.B393] - [.B392]*[.B392]) + (1 - [.B392]) * (1 - [.B392])" office:value-type="float" office:value="25.1448768660472" calcext:value-type="float">
            <text:p>25.1448768660472</text:p>
          </table:table-cell>
          <table:table-cell table:formula="of:= [.A392]*[.A392]*[.A392]*[.A392] - 16*[.A392]*[.A392] + 5*[.A392]" office:value-type="float" office:value="-0.118618593090755" calcext:value-type="float">
            <text:p>-0.118618593090755</text:p>
          </table:table-cell>
          <table:table-cell table:formula="of:= [.B392]*[.B392]*[.B392]*[.B392] - 16*[.B392]*[.B392] + 5*[.B392]" office:value-type="float" office:value="-3.48757496764052" calcext:value-type="float">
            <text:p>-3.487574967640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9798204278872" calcext:value-type="float">
            <text:p>0.369798204278872</text:p>
          </table:table-cell>
          <table:table-cell table:formula="of:=-[.A393]" office:value-type="float" office:value="-0.369798204278872" calcext:value-type="float">
            <text:p>-0.369798204278872</text:p>
          </table:table-cell>
          <table:table-cell/>
          <table:table-cell table:formula="of:= 100 * ([.A394] - [.A393]*[.A393]) * ([.A394] - [.A393]*[.A393]) + (1 - [.A393]) * (1 - [.A393])" office:value-type="float" office:value="0.629566433014475" calcext:value-type="float">
            <text:p>0.629566433014475</text:p>
          </table:table-cell>
          <table:table-cell table:formula="of:= 100 * ([.B394] - [.B393]*[.B393]) * ([.B394] - [.B393]*[.B393]) + (1 - [.B393]) * (1 - [.B393])" office:value-type="float" office:value="12.2261158832166" calcext:value-type="float">
            <text:p>12.2261158832166</text:p>
          </table:table-cell>
          <table:table-cell table:formula="of:= [.A393]*[.A393]*[.A393]*[.A393] - 16*[.A393]*[.A393] + 5*[.A393]" office:value-type="float" office:value="-0.32031961160985" calcext:value-type="float">
            <text:p>-0.32031961160985</text:p>
          </table:table-cell>
          <table:table-cell table:formula="of:= [.B393]*[.B393]*[.B393]*[.B393] - 16*[.B393]*[.B393] + 5*[.B393]" office:value-type="float" office:value="-4.01830165439857" calcext:value-type="float">
            <text:p>-4.018301654398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4959853104492" calcext:value-type="float">
            <text:p>0.184959853104492</text:p>
          </table:table-cell>
          <table:table-cell table:formula="of:=-[.A394]" office:value-type="float" office:value="-0.184959853104492" calcext:value-type="float">
            <text:p>-0.184959853104492</text:p>
          </table:table-cell>
          <table:table-cell/>
          <table:table-cell table:formula="of:= 100 * ([.A395] - [.A394]*[.A394]) * ([.A395] - [.A394]*[.A394]) + (1 - [.A394]) * (1 - [.A394])" office:value-type="float" office:value="9.69633653980564" calcext:value-type="float">
            <text:p>9.69633653980564</text:p>
          </table:table-cell>
          <table:table-cell table:formula="of:= 100 * ([.B395] - [.B394]*[.B394]) * ([.B395] - [.B394]*[.B394]) + (1 - [.B394]) * (1 - [.B394])" office:value-type="float" office:value="6.79178976722511" calcext:value-type="float">
            <text:p>6.79178976722511</text:p>
          </table:table-cell>
          <table:table-cell table:formula="of:= [.A394]*[.A394]*[.A394]*[.A394] - 16*[.A394]*[.A394] + 5*[.A394]" office:value-type="float" office:value="0.378607243531077" calcext:value-type="float">
            <text:p>0.378607243531077</text:p>
          </table:table-cell>
          <table:table-cell table:formula="of:= [.B394]*[.B394]*[.B394]*[.B394] - 16*[.B394]*[.B394] + 5*[.B394]" office:value-type="float" office:value="-1.47099128751384" calcext:value-type="float">
            <text:p>-1.470991287513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6323479789088" calcext:value-type="float">
            <text:p>-0.266323479789088</text:p>
          </table:table-cell>
          <table:table-cell table:formula="of:=-[.A395]" office:value-type="float" office:value="0.266323479789088" calcext:value-type="float">
            <text:p>0.266323479789088</text:p>
          </table:table-cell>
          <table:table-cell/>
          <table:table-cell table:formula="of:= 100 * ([.A396] - [.A395]*[.A395]) * ([.A396] - [.A395]*[.A395]) + (1 - [.A395]) * (1 - [.A395])" office:value-type="float" office:value="6.57166674298029" calcext:value-type="float">
            <text:p>6.57166674298029</text:p>
          </table:table-cell>
          <table:table-cell table:formula="of:= 100 * ([.B396] - [.B395]*[.B395]) * ([.B396] - [.B395]*[.B395]) + (1 - [.B395]) * (1 - [.B395])" office:value-type="float" office:value="1.19496084170803" calcext:value-type="float">
            <text:p>1.19496084170803</text:p>
          </table:table-cell>
          <table:table-cell table:formula="of:= [.A395]*[.A395]*[.A395]*[.A395] - 16*[.A395]*[.A395] + 5*[.A395]" office:value-type="float" office:value="-2.46143772416516" calcext:value-type="float">
            <text:p>-2.46143772416516</text:p>
          </table:table-cell>
          <table:table-cell table:formula="of:= [.B395]*[.B395]*[.B395]*[.B395] - 16*[.B395]*[.B395] + 5*[.B395]" office:value-type="float" office:value="0.20179707372572" calcext:value-type="float">
            <text:p>0.201797073725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1963966099835" calcext:value-type="float">
            <text:p>-0.151963966099835</text:p>
          </table:table-cell>
          <table:table-cell table:formula="of:=-[.A396]" office:value-type="float" office:value="0.151963966099835" calcext:value-type="float">
            <text:p>0.151963966099835</text:p>
          </table:table-cell>
          <table:table-cell/>
          <table:table-cell table:formula="of:= 100 * ([.A397] - [.A396]*[.A396]) * ([.A397] - [.A396]*[.A396]) + (1 - [.A396]) * (1 - [.A396])" office:value-type="float" office:value="9.37825732067018" calcext:value-type="float">
            <text:p>9.37825732067018</text:p>
          </table:table-cell>
          <table:table-cell table:formula="of:= 100 * ([.B397] - [.B396]*[.B396]) * ([.B397] - [.B396]*[.B396]) + (1 - [.B396]) * (1 - [.B396])" office:value-type="float" office:value="6.36268380657334" calcext:value-type="float">
            <text:p>6.36268380657334</text:p>
          </table:table-cell>
          <table:table-cell table:formula="of:= [.A396]*[.A396]*[.A396]*[.A396] - 16*[.A396]*[.A396] + 5*[.A396]" office:value-type="float" office:value="-1.12877529356443" calcext:value-type="float">
            <text:p>-1.12877529356443</text:p>
          </table:table-cell>
          <table:table-cell table:formula="of:= [.B396]*[.B396]*[.B396]*[.B396] - 16*[.B396]*[.B396] + 5*[.B396]" office:value-type="float" office:value="0.390864367433917" calcext:value-type="float">
            <text:p>0.3908643674339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0653959008641" calcext:value-type="float">
            <text:p>-0.260653959008641</text:p>
          </table:table-cell>
          <table:table-cell table:formula="of:=-[.A397]" office:value-type="float" office:value="0.260653959008641" calcext:value-type="float">
            <text:p>0.260653959008641</text:p>
          </table:table-cell>
          <table:table-cell/>
          <table:table-cell table:formula="of:= 100 * ([.A398] - [.A397]*[.A397]) * ([.A398] - [.A397]*[.A397]) + (1 - [.A397]) * (1 - [.A397])" office:value-type="float" office:value="27.2659390674942" calcext:value-type="float">
            <text:p>27.2659390674942</text:p>
          </table:table-cell>
          <table:table-cell table:formula="of:= 100 * ([.B398] - [.B397]*[.B397]) * ([.B398] - [.B397]*[.B397]) + (1 - [.B397]) * (1 - [.B397])" office:value-type="float" office:value="14.2989189286795" calcext:value-type="float">
            <text:p>14.2989189286795</text:p>
          </table:table-cell>
          <table:table-cell table:formula="of:= [.A397]*[.A397]*[.A397]*[.A397] - 16*[.A397]*[.A397] + 5*[.A397]" office:value-type="float" office:value="-2.38570166690821" calcext:value-type="float">
            <text:p>-2.38570166690821</text:p>
          </table:table-cell>
          <table:table-cell table:formula="of:= [.B397]*[.B397]*[.B397]*[.B397] - 16*[.B397]*[.B397] + 5*[.B397]" office:value-type="float" office:value="0.220837923178202" calcext:value-type="float">
            <text:p>0.2208379231782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8781238696858" calcext:value-type="float">
            <text:p>-0.438781238696858</text:p>
          </table:table-cell>
          <table:table-cell table:formula="of:=-[.A398]" office:value-type="float" office:value="0.438781238696858" calcext:value-type="float">
            <text:p>0.438781238696858</text:p>
          </table:table-cell>
          <table:table-cell/>
          <table:table-cell table:formula="of:= 100 * ([.A399] - [.A398]*[.A398]) * ([.A399] - [.A398]*[.A398]) + (1 - [.A398]) * (1 - [.A398])" office:value-type="float" office:value="2.16906343369022" calcext:value-type="float">
            <text:p>2.16906343369022</text:p>
          </table:table-cell>
          <table:table-cell table:formula="of:= 100 * ([.B399] - [.B398]*[.B398]) * ([.B399] - [.B398]*[.B398]) + (1 - [.B398]) * (1 - [.B398])" office:value-type="float" office:value="17.6636712259564" calcext:value-type="float">
            <text:p>17.6636712259564</text:p>
          </table:table-cell>
          <table:table-cell table:formula="of:= [.A398]*[.A398]*[.A398]*[.A398] - 16*[.A398]*[.A398] + 5*[.A398]" office:value-type="float" office:value="-5.23730239402085" calcext:value-type="float">
            <text:p>-5.23730239402085</text:p>
          </table:table-cell>
          <table:table-cell table:formula="of:= [.B398]*[.B398]*[.B398]*[.B398] - 16*[.B398]*[.B398] + 5*[.B398]" office:value-type="float" office:value="-0.849490007052268" calcext:value-type="float">
            <text:p>-0.8494900070522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39887880294" calcext:value-type="float">
            <text:p>0.2239887880294</text:p>
          </table:table-cell>
          <table:table-cell table:formula="of:=-[.A399]" office:value-type="float" office:value="-0.2239887880294" calcext:value-type="float">
            <text:p>-0.2239887880294</text:p>
          </table:table-cell>
          <table:table-cell/>
          <table:table-cell table:formula="of:= 100 * ([.A400] - [.A399]*[.A399]) * ([.A400] - [.A399]*[.A399]) + (1 - [.A399]) * (1 - [.A399])" office:value-type="float" office:value="7.81491321653427" calcext:value-type="float">
            <text:p>7.81491321653427</text:p>
          </table:table-cell>
          <table:table-cell table:formula="of:= 100 * ([.B400] - [.B399]*[.B399]) * ([.B400] - [.B399]*[.B399]) + (1 - [.B399]) * (1 - [.B399])" office:value-type="float" office:value="4.32805030125713" calcext:value-type="float">
            <text:p>4.32805030125713</text:p>
          </table:table-cell>
          <table:table-cell table:formula="of:= [.A399]*[.A399]*[.A399]*[.A399] - 16*[.A399]*[.A399] + 5*[.A399]" office:value-type="float" office:value="0.319725432490406" calcext:value-type="float">
            <text:p>0.319725432490406</text:p>
          </table:table-cell>
          <table:table-cell table:formula="of:= [.B399]*[.B399]*[.B399]*[.B399] - 16*[.B399]*[.B399] + 5*[.B399]" office:value-type="float" office:value="-1.9201624478036" calcext:value-type="float">
            <text:p>-1.92016244780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839409531361" calcext:value-type="float">
            <text:p>-0.21839409531361</text:p>
          </table:table-cell>
          <table:table-cell table:formula="of:=-[.A400]" office:value-type="float" office:value="0.21839409531361" calcext:value-type="float">
            <text:p>0.21839409531361</text:p>
          </table:table-cell>
          <table:table-cell/>
          <table:table-cell table:formula="of:= 100 * ([.A401] - [.A400]*[.A400]) * ([.A401] - [.A400]*[.A400]) + (1 - [.A400]) * (1 - [.A400])" office:value-type="float" office:value="24.0006921623083" calcext:value-type="float">
            <text:p>24.0006921623083</text:p>
          </table:table-cell>
          <table:table-cell table:formula="of:= 100 * ([.B401] - [.B400]*[.B400]) * ([.B401] - [.B400]*[.B400]) + (1 - [.B400]) * (1 - [.B400])" office:value-type="float" office:value="14.9841434271505" calcext:value-type="float">
            <text:p>14.9841434271505</text:p>
          </table:table-cell>
          <table:table-cell table:formula="of:= [.A400]*[.A400]*[.A400]*[.A400] - 16*[.A400]*[.A400] + 5*[.A400]" office:value-type="float" office:value="-1.8528312638627" calcext:value-type="float">
            <text:p>-1.8528312638627</text:p>
          </table:table-cell>
          <table:table-cell table:formula="of:= [.B400]*[.B400]*[.B400]*[.B400] - 16*[.B400]*[.B400] + 5*[.B400]" office:value-type="float" office:value="0.331109689273394" calcext:value-type="float">
            <text:p>0.3311096892733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6816484625031" calcext:value-type="float">
            <text:p>-0.426816484625031</text:p>
          </table:table-cell>
          <table:table-cell table:formula="of:=-[.A401]" office:value-type="float" office:value="0.426816484625031" calcext:value-type="float">
            <text:p>0.426816484625031</text:p>
          </table:table-cell>
          <table:table-cell/>
          <table:table-cell table:formula="of:= 100 * ([.A402] - [.A401]*[.A401]) * ([.A402] - [.A401]*[.A401]) + (1 - [.A401]) * (1 - [.A401])" office:value-type="float" office:value="33.2799139277321" calcext:value-type="float">
            <text:p>33.2799139277321</text:p>
          </table:table-cell>
          <table:table-cell table:formula="of:= 100 * ([.B402] - [.B401]*[.B401]) * ([.B402] - [.B401]*[.B401]) + (1 - [.B401]) * (1 - [.B401])" office:value-type="float" office:value="4.11622112936649" calcext:value-type="float">
            <text:p>4.11622112936649</text:p>
          </table:table-cell>
          <table:table-cell table:formula="of:= [.A401]*[.A401]*[.A401]*[.A401] - 16*[.A401]*[.A401] + 5*[.A401]" office:value-type="float" office:value="-5.01565265679325" calcext:value-type="float">
            <text:p>-5.01565265679325</text:p>
          </table:table-cell>
          <table:table-cell table:formula="of:= [.B401]*[.B401]*[.B401]*[.B401] - 16*[.B401]*[.B401] + 5*[.B401]" office:value-type="float" office:value="-0.747487810542935" calcext:value-type="float">
            <text:p>-0.7474878105429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6791986479802" calcext:value-type="float">
            <text:p>-0.376791986479802</text:p>
          </table:table-cell>
          <table:table-cell table:formula="of:=-[.A402]" office:value-type="float" office:value="0.376791986479802" calcext:value-type="float">
            <text:p>0.376791986479802</text:p>
          </table:table-cell>
          <table:table-cell/>
          <table:table-cell table:formula="of:= 100 * ([.A403] - [.A402]*[.A402]) * ([.A403] - [.A402]*[.A402]) + (1 - [.A402]) * (1 - [.A402])" office:value-type="float" office:value="3.42232251692454" calcext:value-type="float">
            <text:p>3.42232251692454</text:p>
          </table:table-cell>
          <table:table-cell table:formula="of:= 100 * ([.B403] - [.B402]*[.B402]) * ([.B403] - [.B402]*[.B402]) + (1 - [.B402]) * (1 - [.B402])" office:value-type="float" office:value="16.994566531285" calcext:value-type="float">
            <text:p>16.994566531285</text:p>
          </table:table-cell>
          <table:table-cell table:formula="of:= [.A402]*[.A402]*[.A402]*[.A402] - 16*[.A402]*[.A402] + 5*[.A402]" office:value-type="float" office:value="-4.13535904372714" calcext:value-type="float">
            <text:p>-4.13535904372714</text:p>
          </table:table-cell>
          <table:table-cell table:formula="of:= [.B402]*[.B402]*[.B402]*[.B402] - 16*[.B402]*[.B402] + 5*[.B402]" office:value-type="float" office:value="-0.367439178929121" calcext:value-type="float">
            <text:p>-0.3674391789291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5534587863994" calcext:value-type="float">
            <text:p>0.265534587863994</text:p>
          </table:table-cell>
          <table:table-cell table:formula="of:=-[.A403]" office:value-type="float" office:value="-0.265534587863994" calcext:value-type="float">
            <text:p>-0.265534587863994</text:p>
          </table:table-cell>
          <table:table-cell/>
          <table:table-cell table:formula="of:= 100 * ([.A404] - [.A403]*[.A403]) * ([.A404] - [.A403]*[.A403]) + (1 - [.A403]) * (1 - [.A403])" office:value-type="float" office:value="0.774337452838142" calcext:value-type="float">
            <text:p>0.774337452838142</text:p>
          </table:table-cell>
          <table:table-cell table:formula="of:= 100 * ([.B404] - [.B403]*[.B403]) * ([.B404] - [.B403]*[.B403]) + (1 - [.B403]) * (1 - [.B403])" office:value-type="float" office:value="5.1919779552582" calcext:value-type="float">
            <text:p>5.1919779552582</text:p>
          </table:table-cell>
          <table:table-cell table:formula="of:= [.A403]*[.A403]*[.A403]*[.A403] - 16*[.A403]*[.A403] + 5*[.A403]" office:value-type="float" office:value="0.204506526807255" calcext:value-type="float">
            <text:p>0.204506526807255</text:p>
          </table:table-cell>
          <table:table-cell table:formula="of:= [.B403]*[.B403]*[.B403]*[.B403] - 16*[.B403]*[.B403] + 5*[.B403]" office:value-type="float" office:value="-2.45083935183269" calcext:value-type="float">
            <text:p>-2.450839351832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8974895444609" calcext:value-type="float">
            <text:p>0.118974895444609</text:p>
          </table:table-cell>
          <table:table-cell table:formula="of:=-[.A404]" office:value-type="float" office:value="-0.118974895444609" calcext:value-type="float">
            <text:p>-0.118974895444609</text:p>
          </table:table-cell>
          <table:table-cell/>
          <table:table-cell table:formula="of:= 100 * ([.A405] - [.A404]*[.A404]) * ([.A405] - [.A404]*[.A404]) + (1 - [.A404]) * (1 - [.A404])" office:value-type="float" office:value="8.31393688216833" calcext:value-type="float">
            <text:p>8.31393688216833</text:p>
          </table:table-cell>
          <table:table-cell table:formula="of:= 100 * ([.B405] - [.B404]*[.B404]) * ([.B405] - [.B404]*[.B404]) + (1 - [.B404]) * (1 - [.B404])" office:value-type="float" office:value="10.42448331243" calcext:value-type="float">
            <text:p>10.42448331243</text:p>
          </table:table-cell>
          <table:table-cell table:formula="of:= [.A404]*[.A404]*[.A404]*[.A404] - 16*[.A404]*[.A404] + 5*[.A404]" office:value-type="float" office:value="0.368594430040026" calcext:value-type="float">
            <text:p>0.368594430040026</text:p>
          </table:table-cell>
          <table:table-cell table:formula="of:= [.B404]*[.B404]*[.B404]*[.B404] - 16*[.B404]*[.B404] + 5*[.B404]" office:value-type="float" office:value="-0.821154524406064" calcext:value-type="float">
            <text:p>-0.8211545244060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87043227277" calcext:value-type="float">
            <text:p>0.2887043227277</text:p>
          </table:table-cell>
          <table:table-cell table:formula="of:=-[.A405]" office:value-type="float" office:value="-0.2887043227277" calcext:value-type="float">
            <text:p>-0.2887043227277</text:p>
          </table:table-cell>
          <table:table-cell/>
          <table:table-cell table:formula="of:= 100 * ([.A406] - [.A405]*[.A405]) * ([.A406] - [.A405]*[.A405]) + (1 - [.A405]) * (1 - [.A405])" office:value-type="float" office:value="4.921624847702" calcext:value-type="float">
            <text:p>4.921624847702</text:p>
          </table:table-cell>
          <table:table-cell table:formula="of:= 100 * ([.B406] - [.B405]*[.B405]) * ([.B406] - [.B405]*[.B405]) + (1 - [.B405]) * (1 - [.B405])" office:value-type="float" office:value="1.84941789691044" calcext:value-type="float">
            <text:p>1.84941789691044</text:p>
          </table:table-cell>
          <table:table-cell table:formula="of:= [.A405]*[.A405]*[.A405]*[.A405] - 16*[.A405]*[.A405] + 5*[.A405]" office:value-type="float" office:value="0.116865891751786" calcext:value-type="float">
            <text:p>0.116865891751786</text:p>
          </table:table-cell>
          <table:table-cell table:formula="of:= [.B405]*[.B405]*[.B405]*[.B405] - 16*[.B405]*[.B405] + 5*[.B405]" office:value-type="float" office:value="-2.77017733552521" calcext:value-type="float">
            <text:p>-2.770177335525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6785087307626" calcext:value-type="float">
            <text:p>-0.126785087307626</text:p>
          </table:table-cell>
          <table:table-cell table:formula="of:=-[.A406]" office:value-type="float" office:value="0.126785087307626" calcext:value-type="float">
            <text:p>0.126785087307626</text:p>
          </table:table-cell>
          <table:table-cell/>
          <table:table-cell table:formula="of:= 100 * ([.A407] - [.A406]*[.A406]) * ([.A407] - [.A406]*[.A406]) + (1 - [.A406]) * (1 - [.A406])" office:value-type="float" office:value="23.5232732753549" calcext:value-type="float">
            <text:p>23.5232732753549</text:p>
          </table:table-cell>
          <table:table-cell table:formula="of:= 100 * ([.B407] - [.B406]*[.B406]) * ([.B407] - [.B406]*[.B406]) + (1 - [.B406]) * (1 - [.B406])" office:value-type="float" office:value="20.0863181704959" calcext:value-type="float">
            <text:p>20.0863181704959</text:p>
          </table:table-cell>
          <table:table-cell table:formula="of:= [.A406]*[.A406]*[.A406]*[.A406] - 16*[.A406]*[.A406] + 5*[.A406]" office:value-type="float" office:value="-0.890858382144084" calcext:value-type="float">
            <text:p>-0.890858382144084</text:p>
          </table:table-cell>
          <table:table-cell table:formula="of:= [.B406]*[.B406]*[.B406]*[.B406] - 16*[.B406]*[.B406] + 5*[.B406]" office:value-type="float" office:value="0.376992490932176" calcext:value-type="float">
            <text:p>0.3769924909321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5663060203408" calcext:value-type="float">
            <text:p>-0.455663060203408</text:p>
          </table:table-cell>
          <table:table-cell table:formula="of:=-[.A407]" office:value-type="float" office:value="0.455663060203408" calcext:value-type="float">
            <text:p>0.455663060203408</text:p>
          </table:table-cell>
          <table:table-cell/>
          <table:table-cell table:formula="of:= 100 * ([.A408] - [.A407]*[.A407]) * ([.A408] - [.A407]*[.A407]) + (1 - [.A407]) * (1 - [.A407])" office:value-type="float" office:value="4.66036883581987" calcext:value-type="float">
            <text:p>4.66036883581987</text:p>
          </table:table-cell>
          <table:table-cell table:formula="of:= 100 * ([.B408] - [.B407]*[.B407]) * ([.B408] - [.B407]*[.B407]) + (1 - [.B407]) * (1 - [.B407])" office:value-type="float" office:value="33.3215273305099" calcext:value-type="float">
            <text:p>33.3215273305099</text:p>
          </table:table-cell>
          <table:table-cell table:formula="of:= [.A407]*[.A407]*[.A407]*[.A407] - 16*[.A407]*[.A407] + 5*[.A407]" office:value-type="float" office:value="-5.55726676322418" calcext:value-type="float">
            <text:p>-5.55726676322418</text:p>
          </table:table-cell>
          <table:table-cell table:formula="of:= [.B407]*[.B407]*[.B407]*[.B407] - 16*[.B407]*[.B407] + 5*[.B407]" office:value-type="float" office:value="-1.0006361611901" calcext:value-type="float">
            <text:p>-1.00063616119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7046950472949" calcext:value-type="float">
            <text:p>0.367046950472949</text:p>
          </table:table-cell>
          <table:table-cell table:formula="of:=-[.A408]" office:value-type="float" office:value="-0.367046950472949" calcext:value-type="float">
            <text:p>-0.367046950472949</text:p>
          </table:table-cell>
          <table:table-cell/>
          <table:table-cell table:formula="of:= 100 * ([.A409] - [.A408]*[.A408]) * ([.A409] - [.A408]*[.A408]) + (1 - [.A408]) * (1 - [.A408])" office:value-type="float" office:value="2.34000073533962" calcext:value-type="float">
            <text:p>2.34000073533962</text:p>
          </table:table-cell>
          <table:table-cell table:formula="of:= 100 * ([.B409] - [.B408]*[.B408]) * ([.B409] - [.B408]*[.B408]) + (1 - [.B408]) * (1 - [.B408])" office:value-type="float" office:value="18.5730595046658" calcext:value-type="float">
            <text:p>18.5730595046658</text:p>
          </table:table-cell>
          <table:table-cell table:formula="of:= [.A408]*[.A408]*[.A408]*[.A408] - 16*[.A408]*[.A408] + 5*[.A408]" office:value-type="float" office:value="-0.302190257546978" calcext:value-type="float">
            <text:p>-0.302190257546978</text:p>
          </table:table-cell>
          <table:table-cell table:formula="of:= [.B408]*[.B408]*[.B408]*[.B408] - 16*[.B408]*[.B408] + 5*[.B408]" office:value-type="float" office:value="-3.97265976227647" calcext:value-type="float">
            <text:p>-3.972659762276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3984771199729" calcext:value-type="float">
            <text:p>0.273984771199729</text:p>
          </table:table-cell>
          <table:table-cell table:formula="of:=-[.A409]" office:value-type="float" office:value="-0.273984771199729" calcext:value-type="float">
            <text:p>-0.273984771199729</text:p>
          </table:table-cell>
          <table:table-cell/>
          <table:table-cell table:formula="of:= 100 * ([.A410] - [.A409]*[.A409]) * ([.A410] - [.A409]*[.A409]) + (1 - [.A409]) * (1 - [.A409])" office:value-type="float" office:value="20.8749136869469" calcext:value-type="float">
            <text:p>20.8749136869469</text:p>
          </table:table-cell>
          <table:table-cell table:formula="of:= 100 * ([.B410] - [.B409]*[.B409]) * ([.B410] - [.B409]*[.B409]) + (1 - [.B409]) * (1 - [.B409])" office:value-type="float" office:value="10.6801407318446" calcext:value-type="float">
            <text:p>10.6801407318446</text:p>
          </table:table-cell>
          <table:table-cell table:formula="of:= [.A409]*[.A409]*[.A409]*[.A409] - 16*[.A409]*[.A409] + 5*[.A409]" office:value-type="float" office:value="0.174476531213342" calcext:value-type="float">
            <text:p>0.174476531213342</text:p>
          </table:table-cell>
          <table:table-cell table:formula="of:= [.B409]*[.B409]*[.B409]*[.B409] - 16*[.B409]*[.B409] + 5*[.B409]" office:value-type="float" office:value="-2.56537118078395" calcext:value-type="float">
            <text:p>-2.565371180783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6017875560298" calcext:value-type="float">
            <text:p>-0.376017875560298</text:p>
          </table:table-cell>
          <table:table-cell table:formula="of:=-[.A410]" office:value-type="float" office:value="0.376017875560298" calcext:value-type="float">
            <text:p>0.376017875560298</text:p>
          </table:table-cell>
          <table:table-cell/>
          <table:table-cell table:formula="of:= 100 * ([.A411] - [.A410]*[.A410]) * ([.A411] - [.A410]*[.A410]) + (1 - [.A410]) * (1 - [.A410])" office:value-type="float" office:value="2.84775599991127" calcext:value-type="float">
            <text:p>2.84775599991127</text:p>
          </table:table-cell>
          <table:table-cell table:formula="of:= 100 * ([.B411] - [.B410]*[.B410]) * ([.B411] - [.B410]*[.B410]) + (1 - [.B410]) * (1 - [.B410])" office:value-type="float" office:value="3.81514855703362" calcext:value-type="float">
            <text:p>3.81514855703362</text:p>
          </table:table-cell>
          <table:table-cell table:formula="of:= [.A410]*[.A410]*[.A410]*[.A410] - 16*[.A410]*[.A410] + 5*[.A410]" office:value-type="float" office:value="-4.12232948713699" calcext:value-type="float">
            <text:p>-4.12232948713699</text:p>
          </table:table-cell>
          <table:table-cell table:formula="of:= [.B410]*[.B410]*[.B410]*[.B410] - 16*[.B410]*[.B410] + 5*[.B410]" office:value-type="float" office:value="-0.36215073153401" calcext:value-type="float">
            <text:p>-0.362150731534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6995862536378" calcext:value-type="float">
            <text:p>0.0436995862536378</text:p>
          </table:table-cell>
          <table:table-cell table:formula="of:=-[.A411]" office:value-type="float" office:value="-0.0436995862536378" calcext:value-type="float">
            <text:p>-0.0436995862536378</text:p>
          </table:table-cell>
          <table:table-cell/>
          <table:table-cell table:formula="of:= 100 * ([.A412] - [.A411]*[.A411]) * ([.A412] - [.A411]*[.A411]) + (1 - [.A411]) * (1 - [.A411])" office:value-type="float" office:value="1.59738641854673" calcext:value-type="float">
            <text:p>1.59738641854673</text:p>
          </table:table-cell>
          <table:table-cell table:formula="of:= 100 * ([.B412] - [.B411]*[.B411]) * ([.B412] - [.B411]*[.B411]) + (1 - [.B411]) * (1 - [.B411])" office:value-type="float" office:value="1.83676617166327" calcext:value-type="float">
            <text:p>1.83676617166327</text:p>
          </table:table-cell>
          <table:table-cell table:formula="of:= [.A411]*[.A411]*[.A411]*[.A411] - 16*[.A411]*[.A411] + 5*[.A411]" office:value-type="float" office:value="0.187947116626147" calcext:value-type="float">
            <text:p>0.187947116626147</text:p>
          </table:table-cell>
          <table:table-cell table:formula="of:= [.B411]*[.B411]*[.B411]*[.B411] - 16*[.B411]*[.B411] + 5*[.B411]" office:value-type="float" office:value="-0.249048745910232" calcext:value-type="float">
            <text:p>-0.2490487459102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45459616710274" calcext:value-type="float">
            <text:p>0.0845459616710274</text:p>
          </table:table-cell>
          <table:table-cell table:formula="of:=-[.A412]" office:value-type="float" office:value="-0.0845459616710274" calcext:value-type="float">
            <text:p>-0.0845459616710274</text:p>
          </table:table-cell>
          <table:table-cell/>
          <table:table-cell table:formula="of:= 100 * ([.A413] - [.A412]*[.A412]) * ([.A413] - [.A412]*[.A412]) + (1 - [.A412]) * (1 - [.A412])" office:value-type="float" office:value="8.40379705402968" calcext:value-type="float">
            <text:p>8.40379705402968</text:p>
          </table:table-cell>
          <table:table-cell table:formula="of:= 100 * ([.B413] - [.B412]*[.B412]) * ([.B413] - [.B412]*[.B412]) + (1 - [.B412]) * (1 - [.B412])" office:value-type="float" office:value="7.97596794968071" calcext:value-type="float">
            <text:p>7.97596794968071</text:p>
          </table:table-cell>
          <table:table-cell table:formula="of:= [.A412]*[.A412]*[.A412]*[.A412] - 16*[.A412]*[.A412] + 5*[.A412]" office:value-type="float" office:value="0.308412588381776" calcext:value-type="float">
            <text:p>0.308412588381776</text:p>
          </table:table-cell>
          <table:table-cell table:formula="of:= [.B412]*[.B412]*[.B412]*[.B412] - 16*[.B412]*[.B412] + 5*[.B412]" office:value-type="float" office:value="-0.537047028328498" calcext:value-type="float">
            <text:p>-0.5370470283284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7910900557448" calcext:value-type="float">
            <text:p>-0.267910900557448</text:p>
          </table:table-cell>
          <table:table-cell table:formula="of:=-[.A413]" office:value-type="float" office:value="0.267910900557448" calcext:value-type="float">
            <text:p>0.267910900557448</text:p>
          </table:table-cell>
          <table:table-cell/>
          <table:table-cell table:formula="of:= 100 * ([.A414] - [.A413]*[.A413]) * ([.A414] - [.A413]*[.A413]) + (1 - [.A413]) * (1 - [.A413])" office:value-type="float" office:value="3.79236576646457" calcext:value-type="float">
            <text:p>3.79236576646457</text:p>
          </table:table-cell>
          <table:table-cell table:formula="of:= 100 * ([.B414] - [.B413]*[.B413]) * ([.B414] - [.B413]*[.B413]) + (1 - [.B413]) * (1 - [.B413])" office:value-type="float" office:value="0.537766736447446" calcext:value-type="float">
            <text:p>0.537766736447446</text:p>
          </table:table-cell>
          <table:table-cell table:formula="of:= [.A413]*[.A413]*[.A413]*[.A413] - 16*[.A413]*[.A413] + 5*[.A413]" office:value-type="float" office:value="-2.4828226828317" calcext:value-type="float">
            <text:p>-2.4828226828317</text:p>
          </table:table-cell>
          <table:table-cell table:formula="of:= [.B413]*[.B413]*[.B413]*[.B413] - 16*[.B413]*[.B413] + 5*[.B413]" office:value-type="float" office:value="0.196286322742775" calcext:value-type="float">
            <text:p>0.1962863227427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60333469775434" calcext:value-type="float">
            <text:p>-0.0760333469775434</text:p>
          </table:table-cell>
          <table:table-cell table:formula="of:=-[.A414]" office:value-type="float" office:value="0.0760333469775434" calcext:value-type="float">
            <text:p>0.0760333469775434</text:p>
          </table:table-cell>
          <table:table-cell/>
          <table:table-cell table:formula="of:= 100 * ([.A415] - [.A414]*[.A414]) * ([.A415] - [.A414]*[.A414]) + (1 - [.A414]) * (1 - [.A414])" office:value-type="float" office:value="2.74767988835981" calcext:value-type="float">
            <text:p>2.74767988835981</text:p>
          </table:table-cell>
          <table:table-cell table:formula="of:= 100 * ([.B415] - [.B414]*[.B414]) * ([.B415] - [.B414]*[.B414]) + (1 - [.B414]) * (1 - [.B414])" office:value-type="float" office:value="2.74848548300821" calcext:value-type="float">
            <text:p>2.74848548300821</text:p>
          </table:table-cell>
          <table:table-cell table:formula="of:= [.A414]*[.A414]*[.A414]*[.A414] - 16*[.A414]*[.A414] + 5*[.A414]" office:value-type="float" office:value="-0.472630431760796" calcext:value-type="float">
            <text:p>-0.472630431760796</text:p>
          </table:table-cell>
          <table:table-cell table:formula="of:= [.B414]*[.B414]*[.B414]*[.B414] - 16*[.B414]*[.B414] + 5*[.B414]" office:value-type="float" office:value="0.287703038014638" calcext:value-type="float">
            <text:p>0.2877030380146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1869615111569" calcext:value-type="float">
            <text:p>0.131869615111569</text:p>
          </table:table-cell>
          <table:table-cell table:formula="of:=-[.A415]" office:value-type="float" office:value="-0.131869615111569" calcext:value-type="float">
            <text:p>-0.131869615111569</text:p>
          </table:table-cell>
          <table:table-cell/>
          <table:table-cell table:formula="of:= 100 * ([.A416] - [.A415]*[.A415]) * ([.A416] - [.A415]*[.A415]) + (1 - [.A415]) * (1 - [.A415])" office:value-type="float" office:value="9.07447569671479" calcext:value-type="float">
            <text:p>9.07447569671479</text:p>
          </table:table-cell>
          <table:table-cell table:formula="of:= 100 * ([.B416] - [.B415]*[.B415]) * ([.B416] - [.B415]*[.B415]) + (1 - [.B415]) * (1 - [.B415])" office:value-type="float" office:value="11.7293833710801" calcext:value-type="float">
            <text:p>11.7293833710801</text:p>
          </table:table-cell>
          <table:table-cell table:formula="of:= [.A415]*[.A415]*[.A415]*[.A415] - 16*[.A415]*[.A415] + 5*[.A415]" office:value-type="float" office:value="0.381416947350888" calcext:value-type="float">
            <text:p>0.381416947350888</text:p>
          </table:table-cell>
          <table:table-cell table:formula="of:= [.B415]*[.B415]*[.B415]*[.B415] - 16*[.B415]*[.B415] + 5*[.B415]" office:value-type="float" office:value="-0.9372792037648" calcext:value-type="float">
            <text:p>-0.93727920376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5848003683629" calcext:value-type="float">
            <text:p>0.305848003683629</text:p>
          </table:table-cell>
          <table:table-cell table:formula="of:=-[.A416]" office:value-type="float" office:value="-0.305848003683629" calcext:value-type="float">
            <text:p>-0.305848003683629</text:p>
          </table:table-cell>
          <table:table-cell/>
          <table:table-cell table:formula="of:= 100 * ([.A417] - [.A416]*[.A416]) * ([.A417] - [.A416]*[.A416]) + (1 - [.A416]) * (1 - [.A416])" office:value-type="float" office:value="5.13357202505691" calcext:value-type="float">
            <text:p>5.13357202505691</text:p>
          </table:table-cell>
          <table:table-cell table:formula="of:= 100 * ([.B417] - [.B416]*[.B416]) * ([.B417] - [.B416]*[.B416]) + (1 - [.B416]) * (1 - [.B416])" office:value-type="float" office:value="1.78699256213826" calcext:value-type="float">
            <text:p>1.78699256213826</text:p>
          </table:table-cell>
          <table:table-cell table:formula="of:= [.A416]*[.A416]*[.A416]*[.A416] - 16*[.A416]*[.A416] + 5*[.A416]" office:value-type="float" office:value="0.0413022898048911" calcext:value-type="float">
            <text:p>0.0413022898048911</text:p>
          </table:table-cell>
          <table:table-cell table:formula="of:= [.B416]*[.B416]*[.B416]*[.B416] - 16*[.B416]*[.B416] + 5*[.B416]" office:value-type="float" office:value="-3.0171777470314" calcext:value-type="float">
            <text:p>-3.01717774703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2135579662434" calcext:value-type="float">
            <text:p>-0.122135579662434</text:p>
          </table:table-cell>
          <table:table-cell table:formula="of:=-[.A417]" office:value-type="float" office:value="0.122135579662434" calcext:value-type="float">
            <text:p>0.122135579662434</text:p>
          </table:table-cell>
          <table:table-cell/>
          <table:table-cell table:formula="of:= 100 * ([.A418] - [.A417]*[.A417]) * ([.A418] - [.A417]*[.A417]) + (1 - [.A417]) * (1 - [.A417])" office:value-type="float" office:value="7.80210698862995" calcext:value-type="float">
            <text:p>7.80210698862995</text:p>
          </table:table-cell>
          <table:table-cell table:formula="of:= 100 * ([.B418] - [.B417]*[.B417]) * ([.B418] - [.B417]*[.B417]) + (1 - [.B417]) * (1 - [.B417])" office:value-type="float" office:value="5.87630689647207" calcext:value-type="float">
            <text:p>5.87630689647207</text:p>
          </table:table-cell>
          <table:table-cell table:formula="of:= [.A417]*[.A417]*[.A417]*[.A417] - 16*[.A417]*[.A417] + 5*[.A417]" office:value-type="float" office:value="-0.849128975556802" calcext:value-type="float">
            <text:p>-0.849128975556802</text:p>
          </table:table-cell>
          <table:table-cell table:formula="of:= [.B417]*[.B417]*[.B417]*[.B417] - 16*[.B417]*[.B417] + 5*[.B417]" office:value-type="float" office:value="0.372226821067534" calcext:value-type="float">
            <text:p>0.3722268210675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0874196543115" calcext:value-type="float">
            <text:p>-0.240874196543115</text:p>
          </table:table-cell>
          <table:table-cell table:formula="of:=-[.A418]" office:value-type="float" office:value="0.240874196543115" calcext:value-type="float">
            <text:p>0.240874196543115</text:p>
          </table:table-cell>
          <table:table-cell/>
          <table:table-cell table:formula="of:= 100 * ([.A419] - [.A418]*[.A418]) * ([.A419] - [.A418]*[.A418]) + (1 - [.A418]) * (1 - [.A418])" office:value-type="float" office:value="5.65955519813245" calcext:value-type="float">
            <text:p>5.65955519813245</text:p>
          </table:table-cell>
          <table:table-cell table:formula="of:= 100 * ([.B419] - [.B418]*[.B418]) * ([.B419] - [.B418]*[.B418]) + (1 - [.B418]) * (1 - [.B418])" office:value-type="float" office:value="1.33198599848403" calcext:value-type="float">
            <text:p>1.33198599848403</text:p>
          </table:table-cell>
          <table:table-cell table:formula="of:= [.A418]*[.A418]*[.A418]*[.A418] - 16*[.A418]*[.A418] + 5*[.A418]" office:value-type="float" office:value="-2.12933067535195" calcext:value-type="float">
            <text:p>-2.12933067535195</text:p>
          </table:table-cell>
          <table:table-cell table:formula="of:= [.B418]*[.B418]*[.B418]*[.B418] - 16*[.B418]*[.B418] + 5*[.B418]" office:value-type="float" office:value="0.279411290079196" calcext:value-type="float">
            <text:p>0.279411290079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95219166746" calcext:value-type="float">
            <text:p>-0.14495219166746</text:p>
          </table:table-cell>
          <table:table-cell table:formula="of:=-[.A419]" office:value-type="float" office:value="0.14495219166746" calcext:value-type="float">
            <text:p>0.14495219166746</text:p>
          </table:table-cell>
          <table:table-cell/>
          <table:table-cell table:formula="of:= 100 * ([.A420] - [.A419]*[.A419]) * ([.A420] - [.A419]*[.A419]) + (1 - [.A419]) * (1 - [.A419])" office:value-type="float" office:value="6.89337464097739" calcext:value-type="float">
            <text:p>6.89337464097739</text:p>
          </table:table-cell>
          <table:table-cell table:formula="of:= 100 * ([.B420] - [.B419]*[.B419]) * ([.B420] - [.B419]*[.B419]) + (1 - [.B419]) * (1 - [.B419])" office:value-type="float" office:value="8.47589283606177" calcext:value-type="float">
            <text:p>8.47589283606177</text:p>
          </table:table-cell>
          <table:table-cell table:formula="of:= [.A419]*[.A419]*[.A419]*[.A419] - 16*[.A419]*[.A419] + 5*[.A419]" office:value-type="float" office:value="-1.06049769632994" calcext:value-type="float">
            <text:p>-1.06049769632994</text:p>
          </table:table-cell>
          <table:table-cell table:formula="of:= [.B419]*[.B419]*[.B419]*[.B419] - 16*[.B419]*[.B419] + 5*[.B419]" office:value-type="float" office:value="0.389024220344658" calcext:value-type="float">
            <text:p>0.3890242203446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7283419776606" calcext:value-type="float">
            <text:p>0.257283419776606</text:p>
          </table:table-cell>
          <table:table-cell table:formula="of:=-[.A420]" office:value-type="float" office:value="-0.257283419776606" calcext:value-type="float">
            <text:p>-0.257283419776606</text:p>
          </table:table-cell>
          <table:table-cell/>
          <table:table-cell table:formula="of:= 100 * ([.A421] - [.A420]*[.A420]) * ([.A421] - [.A420]*[.A420]) + (1 - [.A420]) * (1 - [.A420])" office:value-type="float" office:value="2.13048355426736" calcext:value-type="float">
            <text:p>2.13048355426736</text:p>
          </table:table-cell>
          <table:table-cell table:formula="of:= 100 * ([.B421] - [.B420]*[.B420]) * ([.B421] - [.B420]*[.B420]) + (1 - [.B420]) * (1 - [.B420])" office:value-type="float" office:value="1.58530030632075" calcext:value-type="float">
            <text:p>1.58530030632075</text:p>
          </table:table-cell>
          <table:table-cell table:formula="of:= [.A420]*[.A420]*[.A420]*[.A420] - 16*[.A420]*[.A420] + 5*[.A420]" office:value-type="float" office:value="0.231682715410757" calcext:value-type="float">
            <text:p>0.231682715410757</text:p>
          </table:table-cell>
          <table:table-cell table:formula="of:= [.B420]*[.B420]*[.B420]*[.B420] - 16*[.B420]*[.B420] + 5*[.B420]" office:value-type="float" office:value="-2.3411514823553" calcext:value-type="float">
            <text:p>-2.34115148235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94577641958556" calcext:value-type="float">
            <text:p>-0.0594577641958556</text:p>
          </table:table-cell>
          <table:table-cell table:formula="of:=-[.A421]" office:value-type="float" office:value="0.0594577641958556" calcext:value-type="float">
            <text:p>0.0594577641958556</text:p>
          </table:table-cell>
          <table:table-cell/>
          <table:table-cell table:formula="of:= 100 * ([.A422] - [.A421]*[.A421]) * ([.A422] - [.A421]*[.A421]) + (1 - [.A421]) * (1 - [.A421])" office:value-type="float" office:value="4.39172069623844" calcext:value-type="float">
            <text:p>4.39172069623844</text:p>
          </table:table-cell>
          <table:table-cell table:formula="of:= 100 * ([.B422] - [.B421]*[.B421]) * ([.B422] - [.B421]*[.B421]) + (1 - [.B421]) * (1 - [.B421])" office:value-type="float" office:value="3.90320536904647" calcext:value-type="float">
            <text:p>3.90320536904647</text:p>
          </table:table-cell>
          <table:table-cell table:formula="of:= [.A421]*[.A421]*[.A421]*[.A421] - 16*[.A421]*[.A421] + 5*[.A421]" office:value-type="float" office:value="-0.353839934729084" calcext:value-type="float">
            <text:p>-0.353839934729084</text:p>
          </table:table-cell>
          <table:table-cell table:formula="of:= [.B421]*[.B421]*[.B421]*[.B421] - 16*[.B421]*[.B421] + 5*[.B421]" office:value-type="float" office:value="0.240737707229472" calcext:value-type="float">
            <text:p>0.2407377072294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727600020386" calcext:value-type="float">
            <text:p>-0.17727600020386</text:p>
          </table:table-cell>
          <table:table-cell table:formula="of:=-[.A422]" office:value-type="float" office:value="0.17727600020386" calcext:value-type="float">
            <text:p>0.17727600020386</text:p>
          </table:table-cell>
          <table:table-cell/>
          <table:table-cell table:formula="of:= 100 * ([.A423] - [.A422]*[.A422]) * ([.A423] - [.A422]*[.A422]) + (1 - [.A422]) * (1 - [.A422])" office:value-type="float" office:value="17.2248737015662" calcext:value-type="float">
            <text:p>17.2248737015662</text:p>
          </table:table-cell>
          <table:table-cell table:formula="of:= 100 * ([.B423] - [.B422]*[.B422]) * ([.B423] - [.B422]*[.B422]) + (1 - [.B422]) * (1 - [.B422])" office:value-type="float" office:value="11.9079209849664" calcext:value-type="float">
            <text:p>11.9079209849664</text:p>
          </table:table-cell>
          <table:table-cell table:formula="of:= [.A422]*[.A422]*[.A422]*[.A422] - 16*[.A422]*[.A422] + 5*[.A422]" office:value-type="float" office:value="-1.38822084247499" calcext:value-type="float">
            <text:p>-1.38822084247499</text:p>
          </table:table-cell>
          <table:table-cell table:formula="of:= [.B422]*[.B422]*[.B422]*[.B422] - 16*[.B422]*[.B422] + 5*[.B422]" office:value-type="float" office:value="0.38453915956361" calcext:value-type="float">
            <text:p>0.384539159563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6554311273795" calcext:value-type="float">
            <text:p>-0.366554311273795</text:p>
          </table:table-cell>
          <table:table-cell table:formula="of:=-[.A423]" office:value-type="float" office:value="0.366554311273795" calcext:value-type="float">
            <text:p>0.366554311273795</text:p>
          </table:table-cell>
          <table:table-cell/>
          <table:table-cell table:formula="of:= 100 * ([.A424] - [.A423]*[.A423]) * ([.A424] - [.A423]*[.A423]) + (1 - [.A423]) * (1 - [.A423])" office:value-type="float" office:value="26.870818825756" calcext:value-type="float">
            <text:p>26.870818825756</text:p>
          </table:table-cell>
          <table:table-cell table:formula="of:= 100 * ([.B424] - [.B423]*[.B423]) * ([.B424] - [.B423]*[.B423]) + (1 - [.B423]) * (1 - [.B423])" office:value-type="float" office:value="5.75165516781704" calcext:value-type="float">
            <text:p>5.75165516781704</text:p>
          </table:table-cell>
          <table:table-cell table:formula="of:= [.A423]*[.A423]*[.A423]*[.A423] - 16*[.A423]*[.A423] + 5*[.A423]" office:value-type="float" office:value="-3.96451140217939" calcext:value-type="float">
            <text:p>-3.96451140217939</text:p>
          </table:table-cell>
          <table:table-cell table:formula="of:= [.B423]*[.B423]*[.B423]*[.B423] - 16*[.B423]*[.B423] + 5*[.B423]" office:value-type="float" office:value="-0.298968289441435" calcext:value-type="float">
            <text:p>-0.2989682894414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5671417166614" calcext:value-type="float">
            <text:p>-0.365671417166614</text:p>
          </table:table-cell>
          <table:table-cell table:formula="of:=-[.A424]" office:value-type="float" office:value="0.365671417166614" calcext:value-type="float">
            <text:p>0.365671417166614</text:p>
          </table:table-cell>
          <table:table-cell/>
          <table:table-cell table:formula="of:= 100 * ([.A425] - [.A424]*[.A424]) * ([.A425] - [.A424]*[.A424]) + (1 - [.A424]) * (1 - [.A424])" office:value-type="float" office:value="14.1094134762789" calcext:value-type="float">
            <text:p>14.1094134762789</text:p>
          </table:table-cell>
          <table:table-cell table:formula="of:= 100 * ([.B425] - [.B424]*[.B424]) * ([.B425] - [.B424]*[.B424]) + (1 - [.B424]) * (1 - [.B424])" office:value-type="float" office:value="1.08280270187629" calcext:value-type="float">
            <text:p>1.08280270187629</text:p>
          </table:table-cell>
          <table:table-cell table:formula="of:= [.A424]*[.A424]*[.A424]*[.A424] - 16*[.A424]*[.A424] + 5*[.A424]" office:value-type="float" office:value="-3.94992659339446" calcext:value-type="float">
            <text:p>-3.94992659339446</text:p>
          </table:table-cell>
          <table:table-cell table:formula="of:= [.B424]*[.B424]*[.B424]*[.B424] - 16*[.B424]*[.B424] + 5*[.B424]" office:value-type="float" office:value="-0.293212421728318" calcext:value-type="float">
            <text:p>-0.2932124217283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6203763326634" calcext:value-type="float">
            <text:p>-0.216203763326634</text:p>
          </table:table-cell>
          <table:table-cell table:formula="of:=-[.A425]" office:value-type="float" office:value="0.216203763326634" calcext:value-type="float">
            <text:p>0.216203763326634</text:p>
          </table:table-cell>
          <table:table-cell/>
          <table:table-cell table:formula="of:= 100 * ([.A426] - [.A425]*[.A425]) * ([.A426] - [.A425]*[.A425]) + (1 - [.A425]) * (1 - [.A425])" office:value-type="float" office:value="4.98553885074935" calcext:value-type="float">
            <text:p>4.98553885074935</text:p>
          </table:table-cell>
          <table:table-cell table:formula="of:= 100 * ([.B426] - [.B425]*[.B425]) * ([.B426] - [.B425]*[.B425]) + (1 - [.B425]) * (1 - [.B425])" office:value-type="float" office:value="8.49592297372656" calcext:value-type="float">
            <text:p>8.49592297372656</text:p>
          </table:table-cell>
          <table:table-cell table:formula="of:= [.A425]*[.A425]*[.A425]*[.A425] - 16*[.A425]*[.A425] + 5*[.A425]" office:value-type="float" office:value="-1.82673888523319" calcext:value-type="float">
            <text:p>-1.82673888523319</text:p>
          </table:table-cell>
          <table:table-cell table:formula="of:= [.B425]*[.B425]*[.B425]*[.B425] - 16*[.B425]*[.B425] + 5*[.B425]" office:value-type="float" office:value="0.335298748033144" calcext:value-type="float">
            <text:p>0.3352987480331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3997565423349" calcext:value-type="float">
            <text:p>0.233997565423349</text:p>
          </table:table-cell>
          <table:table-cell table:formula="of:=-[.A426]" office:value-type="float" office:value="-0.233997565423349" calcext:value-type="float">
            <text:p>-0.233997565423349</text:p>
          </table:table-cell>
          <table:table-cell/>
          <table:table-cell table:formula="of:= 100 * ([.A427] - [.A426]*[.A426]) * ([.A427] - [.A426]*[.A426]) + (1 - [.A426]) * (1 - [.A426])" office:value-type="float" office:value="15.0520345899113" calcext:value-type="float">
            <text:p>15.0520345899113</text:p>
          </table:table-cell>
          <table:table-cell table:formula="of:= 100 * ([.B427] - [.B426]*[.B426]) * ([.B427] - [.B426]*[.B426]) + (1 - [.B426]) * (1 - [.B426])" office:value-type="float" office:value="25.5172821838303" calcext:value-type="float">
            <text:p>25.5172821838303</text:p>
          </table:table-cell>
          <table:table-cell table:formula="of:= [.A426]*[.A426]*[.A426]*[.A426] - 16*[.A426]*[.A426] + 5*[.A426]" office:value-type="float" office:value="0.296908151893834" calcext:value-type="float">
            <text:p>0.296908151893834</text:p>
          </table:table-cell>
          <table:table-cell table:formula="of:= [.B426]*[.B426]*[.B426]*[.B426] - 16*[.B426]*[.B426] + 5*[.B426]" office:value-type="float" office:value="-2.04306750233965" calcext:value-type="float">
            <text:p>-2.043067502339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5087279175694" calcext:value-type="float">
            <text:p>0.435087279175694</text:p>
          </table:table-cell>
          <table:table-cell table:formula="of:=-[.A427]" office:value-type="float" office:value="-0.435087279175694" calcext:value-type="float">
            <text:p>-0.435087279175694</text:p>
          </table:table-cell>
          <table:table-cell/>
          <table:table-cell table:formula="of:= 100 * ([.A428] - [.A427]*[.A427]) * ([.A428] - [.A427]*[.A427]) + (1 - [.A427]) * (1 - [.A427])" office:value-type="float" office:value="11.0316946666563" calcext:value-type="float">
            <text:p>11.0316946666563</text:p>
          </table:table-cell>
          <table:table-cell table:formula="of:= 100 * ([.B428] - [.B427]*[.B427]) * ([.B428] - [.B427]*[.B427]) + (1 - [.B427]) * (1 - [.B427])" office:value-type="float" office:value="2.32265764075863" calcext:value-type="float">
            <text:p>2.32265764075863</text:p>
          </table:table-cell>
          <table:table-cell table:formula="of:= [.A427]*[.A427]*[.A427]*[.A427] - 16*[.A427]*[.A427] + 5*[.A427]" office:value-type="float" office:value="-0.817543806055283" calcext:value-type="float">
            <text:p>-0.817543806055283</text:p>
          </table:table-cell>
          <table:table-cell table:formula="of:= [.B427]*[.B427]*[.B427]*[.B427] - 16*[.B427]*[.B427] + 5*[.B427]" office:value-type="float" office:value="-5.16841659781222" calcext:value-type="float">
            <text:p>-5.168416597812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7999659628902" calcext:value-type="float">
            <text:p>-0.137999659628902</text:p>
          </table:table-cell>
          <table:table-cell table:formula="of:=-[.A428]" office:value-type="float" office:value="0.137999659628902" calcext:value-type="float">
            <text:p>0.137999659628902</text:p>
          </table:table-cell>
          <table:table-cell/>
          <table:table-cell table:formula="of:= 100 * ([.A429] - [.A428]*[.A428]) * ([.A429] - [.A428]*[.A428]) + (1 - [.A428]) * (1 - [.A428])" office:value-type="float" office:value="14.6166163989347" calcext:value-type="float">
            <text:p>14.6166163989347</text:p>
          </table:table-cell>
          <table:table-cell table:formula="of:= 100 * ([.B429] - [.B428]*[.B428]) * ([.B429] - [.B428]*[.B428]) + (1 - [.B428]) * (1 - [.B428])" office:value-type="float" office:value="11.4293723353423" calcext:value-type="float">
            <text:p>11.4293723353423</text:p>
          </table:table-cell>
          <table:table-cell table:formula="of:= [.A428]*[.A428]*[.A428]*[.A428] - 16*[.A428]*[.A428] + 5*[.A428]" office:value-type="float" office:value="-0.994338124709664" calcext:value-type="float">
            <text:p>-0.994338124709664</text:p>
          </table:table-cell>
          <table:table-cell table:formula="of:= [.B428]*[.B428]*[.B428]*[.B428] - 16*[.B428]*[.B428] + 5*[.B428]" office:value-type="float" office:value="0.38565847157936" calcext:value-type="float">
            <text:p>0.385658471579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5943397469693" calcext:value-type="float">
            <text:p>-0.345943397469693</text:p>
          </table:table-cell>
          <table:table-cell table:formula="of:=-[.A429]" office:value-type="float" office:value="0.345943397469693" calcext:value-type="float">
            <text:p>0.345943397469693</text:p>
          </table:table-cell>
          <table:table-cell/>
          <table:table-cell table:formula="of:= 100 * ([.A430] - [.A429]*[.A429]) * ([.A430] - [.A429]*[.A429]) + (1 - [.A429]) * (1 - [.A429])" office:value-type="float" office:value="2.18708305366773" calcext:value-type="float">
            <text:p>2.18708305366773</text:p>
          </table:table-cell>
          <table:table-cell table:formula="of:= 100 * ([.B430] - [.B429]*[.B429]) * ([.B430] - [.B429]*[.B429]) + (1 - [.B429]) * (1 - [.B429])" office:value-type="float" office:value="9.46582864105501" calcext:value-type="float">
            <text:p>9.46582864105501</text:p>
          </table:table-cell>
          <table:table-cell table:formula="of:= [.A429]*[.A429]*[.A429]*[.A429] - 16*[.A429]*[.A429] + 5*[.A429]" office:value-type="float" office:value="-3.63022379073766" calcext:value-type="float">
            <text:p>-3.63022379073766</text:p>
          </table:table-cell>
          <table:table-cell table:formula="of:= [.B429]*[.B429]*[.B429]*[.B429] - 16*[.B429]*[.B429] + 5*[.B429]" office:value-type="float" office:value="-0.170789816040731" calcext:value-type="float">
            <text:p>-0.1707898160407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0956473977294" calcext:value-type="float">
            <text:p>0.180956473977294</text:p>
          </table:table-cell>
          <table:table-cell table:formula="of:=-[.A430]" office:value-type="float" office:value="-0.180956473977294" calcext:value-type="float">
            <text:p>-0.180956473977294</text:p>
          </table:table-cell>
          <table:table-cell/>
          <table:table-cell table:formula="of:= 100 * ([.A431] - [.A430]*[.A430]) * ([.A431] - [.A430]*[.A430]) + (1 - [.A430]) * (1 - [.A430])" office:value-type="float" office:value="10.3415807379898" calcext:value-type="float">
            <text:p>10.3415807379898</text:p>
          </table:table-cell>
          <table:table-cell table:formula="of:= 100 * ([.B431] - [.B430]*[.B430]) * ([.B431] - [.B430]*[.B430]) + (1 - [.B430]) * (1 - [.B430])" office:value-type="float" office:value="15.5675309895386" calcext:value-type="float">
            <text:p>15.5675309895386</text:p>
          </table:table-cell>
          <table:table-cell table:formula="of:= [.A430]*[.A430]*[.A430]*[.A430] - 16*[.A430]*[.A430] + 5*[.A430]" office:value-type="float" office:value="0.381930693398921" calcext:value-type="float">
            <text:p>0.381930693398921</text:p>
          </table:table-cell>
          <table:table-cell table:formula="of:= [.B430]*[.B430]*[.B430]*[.B430] - 16*[.B430]*[.B430] + 5*[.B430]" office:value-type="float" office:value="-1.42763404637402" calcext:value-type="float">
            <text:p>-1.427634046374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372351546225" calcext:value-type="float">
            <text:p>0.34372351546225</text:p>
          </table:table-cell>
          <table:table-cell table:formula="of:=-[.A431]" office:value-type="float" office:value="-0.34372351546225" calcext:value-type="float">
            <text:p>-0.34372351546225</text:p>
          </table:table-cell>
          <table:table-cell/>
          <table:table-cell table:formula="of:= 100 * ([.A432] - [.A431]*[.A431]) * ([.A432] - [.A431]*[.A431]) + (1 - [.A431]) * (1 - [.A431])" office:value-type="float" office:value="4.88750336570921" calcext:value-type="float">
            <text:p>4.88750336570921</text:p>
          </table:table-cell>
          <table:table-cell table:formula="of:= 100 * ([.B432] - [.B431]*[.B431]) * ([.B432] - [.B431]*[.B431]) + (1 - [.B431]) * (1 - [.B431])" office:value-type="float" office:value="21.8225518903679" calcext:value-type="float">
            <text:p>21.8225518903679</text:p>
          </table:table-cell>
          <table:table-cell table:formula="of:= [.A431]*[.A431]*[.A431]*[.A431] - 16*[.A431]*[.A431] + 5*[.A431]" office:value-type="float" office:value="-0.157757660923396" calcext:value-type="float">
            <text:p>-0.157757660923396</text:p>
          </table:table-cell>
          <table:table-cell table:formula="of:= [.B431]*[.B431]*[.B431]*[.B431] - 16*[.B431]*[.B431] + 5*[.B431]" office:value-type="float" office:value="-3.59499281554589" calcext:value-type="float">
            <text:p>-3.594992815545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9257307673764" calcext:value-type="float">
            <text:p>0.329257307673764</text:p>
          </table:table-cell>
          <table:table-cell table:formula="of:=-[.A432]" office:value-type="float" office:value="-0.329257307673764" calcext:value-type="float">
            <text:p>-0.329257307673764</text:p>
          </table:table-cell>
          <table:table-cell/>
          <table:table-cell table:formula="of:= 100 * ([.A433] - [.A432]*[.A432]) * ([.A433] - [.A432]*[.A432]) + (1 - [.A432]) * (1 - [.A432])" office:value-type="float" office:value="1.73474003086621" calcext:value-type="float">
            <text:p>1.73474003086621</text:p>
          </table:table-cell>
          <table:table-cell table:formula="of:= 100 * ([.B433] - [.B432]*[.B432]) * ([.B433] - [.B432]*[.B432]) + (1 - [.B432]) * (1 - [.B432])" office:value-type="float" office:value="12.6682615053621" calcext:value-type="float">
            <text:p>12.6682615053621</text:p>
          </table:table-cell>
          <table:table-cell table:formula="of:= [.A432]*[.A432]*[.A432]*[.A432] - 16*[.A432]*[.A432] + 5*[.A432]" office:value-type="float" office:value="-0.076526646803212" calcext:value-type="float">
            <text:p>-0.076526646803212</text:p>
          </table:table-cell>
          <table:table-cell table:formula="of:= [.B432]*[.B432]*[.B432]*[.B432] - 16*[.B432]*[.B432] + 5*[.B432]" office:value-type="float" office:value="-3.36909972354085" calcext:value-type="float">
            <text:p>-3.369099723540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1761346048847" calcext:value-type="float">
            <text:p>0.221761346048847</text:p>
          </table:table-cell>
          <table:table-cell table:formula="of:=-[.A433]" office:value-type="float" office:value="-0.221761346048847" calcext:value-type="float">
            <text:p>-0.221761346048847</text:p>
          </table:table-cell>
          <table:table-cell/>
          <table:table-cell table:formula="of:= 100 * ([.A434] - [.A433]*[.A433]) * ([.A434] - [.A433]*[.A433]) + (1 - [.A433]) * (1 - [.A433])" office:value-type="float" office:value="1.83700368439344" calcext:value-type="float">
            <text:p>1.83700368439344</text:p>
          </table:table-cell>
          <table:table-cell table:formula="of:= 100 * ([.B434] - [.B433]*[.B433]) * ([.B434] - [.B433]*[.B433]) + (1 - [.B433]) * (1 - [.B433])" office:value-type="float" office:value="5.87428427146258" calcext:value-type="float">
            <text:p>5.87428427146258</text:p>
          </table:table-cell>
          <table:table-cell table:formula="of:= [.A433]*[.A433]*[.A433]*[.A433] - 16*[.A433]*[.A433] + 5*[.A433]" office:value-type="float" office:value="0.324375701610515" calcext:value-type="float">
            <text:p>0.324375701610515</text:p>
          </table:table-cell>
          <table:table-cell table:formula="of:= [.B433]*[.B433]*[.B433]*[.B433] - 16*[.B433]*[.B433] + 5*[.B433]" office:value-type="float" office:value="-1.89323775887796" calcext:value-type="float">
            <text:p>-1.893237758877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0144228258911" calcext:value-type="float">
            <text:p>0.160144228258911</text:p>
          </table:table-cell>
          <table:table-cell table:formula="of:=-[.A434]" office:value-type="float" office:value="-0.160144228258911" calcext:value-type="float">
            <text:p>-0.160144228258911</text:p>
          </table:table-cell>
          <table:table-cell/>
          <table:table-cell table:formula="of:= 100 * ([.A435] - [.A434]*[.A434]) * ([.A435] - [.A434]*[.A434]) + (1 - [.A434]) * (1 - [.A434])" office:value-type="float" office:value="9.12619052565758" calcext:value-type="float">
            <text:p>9.12619052565758</text:p>
          </table:table-cell>
          <table:table-cell table:formula="of:= 100 * ([.B435] - [.B434]*[.B434]) * ([.B435] - [.B434]*[.B434]) + (1 - [.B434]) * (1 - [.B434])" office:value-type="float" office:value="7.05298638186833" calcext:value-type="float">
            <text:p>7.05298638186833</text:p>
          </table:table-cell>
          <table:table-cell table:formula="of:= [.A434]*[.A434]*[.A434]*[.A434] - 16*[.A434]*[.A434] + 5*[.A434]" office:value-type="float" office:value="0.39104008601315" calcext:value-type="float">
            <text:p>0.39104008601315</text:p>
          </table:table-cell>
          <table:table-cell table:formula="of:= [.B434]*[.B434]*[.B434]*[.B434] - 16*[.B434]*[.B434] + 5*[.B434]" office:value-type="float" office:value="-1.21040219657596" calcext:value-type="float">
            <text:p>-1.210402196575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4540538606682" calcext:value-type="float">
            <text:p>-0.264540538606682</text:p>
          </table:table-cell>
          <table:table-cell table:formula="of:=-[.A435]" office:value-type="float" office:value="0.264540538606682" calcext:value-type="float">
            <text:p>0.264540538606682</text:p>
          </table:table-cell>
          <table:table-cell/>
          <table:table-cell table:formula="of:= 100 * ([.A436] - [.A435]*[.A435]) * ([.A436] - [.A435]*[.A435]) + (1 - [.A435]) * (1 - [.A435])" office:value-type="float" office:value="9.16091773600414" calcext:value-type="float">
            <text:p>9.16091773600414</text:p>
          </table:table-cell>
          <table:table-cell table:formula="of:= 100 * ([.B436] - [.B435]*[.B435]) * ([.B436] - [.B435]*[.B435]) + (1 - [.B435]) * (1 - [.B435])" office:value-type="float" office:value="17.7593890415882" calcext:value-type="float">
            <text:p>17.7593890415882</text:p>
          </table:table-cell>
          <table:table-cell table:formula="of:= [.A435]*[.A435]*[.A435]*[.A435] - 16*[.A435]*[.A435] + 5*[.A435]" office:value-type="float" office:value="-2.43751240024013" calcext:value-type="float">
            <text:p>-2.43751240024013</text:p>
          </table:table-cell>
          <table:table-cell table:formula="of:= [.B435]*[.B435]*[.B435]*[.B435] - 16*[.B435]*[.B435] + 5*[.B435]" office:value-type="float" office:value="0.207892985826694" calcext:value-type="float">
            <text:p>0.2078929858266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4969968356666" calcext:value-type="float">
            <text:p>0.344969968356666</text:p>
          </table:table-cell>
          <table:table-cell table:formula="of:=-[.A436]" office:value-type="float" office:value="-0.344969968356666" calcext:value-type="float">
            <text:p>-0.344969968356666</text:p>
          </table:table-cell>
          <table:table-cell/>
          <table:table-cell table:formula="of:= 100 * ([.A437] - [.A436]*[.A436]) * ([.A437] - [.A436]*[.A436]) + (1 - [.A436]) * (1 - [.A436])" office:value-type="float" office:value="0.907453945511477" calcext:value-type="float">
            <text:p>0.907453945511477</text:p>
          </table:table-cell>
          <table:table-cell table:formula="of:= 100 * ([.B437] - [.B436]*[.B436]) * ([.B437] - [.B436]*[.B436]) + (1 - [.B436]) * (1 - [.B436])" office:value-type="float" office:value="11.2445475790803" calcext:value-type="float">
            <text:p>11.2445475790803</text:p>
          </table:table-cell>
          <table:table-cell table:formula="of:= [.A436]*[.A436]*[.A436]*[.A436] - 16*[.A436]*[.A436] + 5*[.A436]" office:value-type="float" office:value="-0.165056604868161" calcext:value-type="float">
            <text:p>-0.165056604868161</text:p>
          </table:table-cell>
          <table:table-cell table:formula="of:= [.B436]*[.B436]*[.B436]*[.B436] - 16*[.B436]*[.B436] + 5*[.B436]" office:value-type="float" office:value="-3.61475628843482" calcext:value-type="float">
            <text:p>-3.614756288434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816999334587" calcext:value-type="float">
            <text:p>0.18816999334587</text:p>
          </table:table-cell>
          <table:table-cell table:formula="of:=-[.A437]" office:value-type="float" office:value="-0.18816999334587" calcext:value-type="float">
            <text:p>-0.18816999334587</text:p>
          </table:table-cell>
          <table:table-cell/>
          <table:table-cell table:formula="of:= 100 * ([.A438] - [.A437]*[.A437]) * ([.A438] - [.A437]*[.A437]) + (1 - [.A437]) * (1 - [.A437])" office:value-type="float" office:value="11.0362388947026" calcext:value-type="float">
            <text:p>11.0362388947026</text:p>
          </table:table-cell>
          <table:table-cell table:formula="of:= 100 * ([.B438] - [.B437]*[.B437]) * ([.B438] - [.B437]*[.B437]) + (1 - [.B437]) * (1 - [.B437])" office:value-type="float" office:value="7.72793589821677" calcext:value-type="float">
            <text:p>7.72793589821677</text:p>
          </table:table-cell>
          <table:table-cell table:formula="of:= [.A437]*[.A437]*[.A437]*[.A437] - 16*[.A437]*[.A437] + 5*[.A437]" office:value-type="float" office:value="0.37557654706476" calcext:value-type="float">
            <text:p>0.37557654706476</text:p>
          </table:table-cell>
          <table:table-cell table:formula="of:= [.B437]*[.B437]*[.B437]*[.B437] - 16*[.B437]*[.B437] + 5*[.B437]" office:value-type="float" office:value="-1.50612338639394" calcext:value-type="float">
            <text:p>-1.506123386393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672821945646" calcext:value-type="float">
            <text:p>-0.28672821945646</text:p>
          </table:table-cell>
          <table:table-cell table:formula="of:=-[.A438]" office:value-type="float" office:value="0.28672821945646" calcext:value-type="float">
            <text:p>0.28672821945646</text:p>
          </table:table-cell>
          <table:table-cell/>
          <table:table-cell table:formula="of:= 100 * ([.A439] - [.A438]*[.A438]) * ([.A439] - [.A438]*[.A438]) + (1 - [.A438]) * (1 - [.A438])" office:value-type="float" office:value="12.8534370884022" calcext:value-type="float">
            <text:p>12.8534370884022</text:p>
          </table:table-cell>
          <table:table-cell table:formula="of:= 100 * ([.B439] - [.B438]*[.B438]) * ([.B439] - [.B438]*[.B438]) + (1 - [.B438]) * (1 - [.B438])" office:value-type="float" office:value="25.4145255385144" calcext:value-type="float">
            <text:p>25.4145255385144</text:p>
          </table:table-cell>
          <table:table-cell table:formula="of:= [.A438]*[.A438]*[.A438]*[.A438] - 16*[.A438]*[.A438] + 5*[.A438]" office:value-type="float" office:value="-2.74229125742489" calcext:value-type="float">
            <text:p>-2.74229125742489</text:p>
          </table:table-cell>
          <table:table-cell table:formula="of:= [.B438]*[.B438]*[.B438]*[.B438] - 16*[.B438]*[.B438] + 5*[.B438]" office:value-type="float" office:value="0.124990937139713" calcext:value-type="float">
            <text:p>0.1249909371397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6843727595957" calcext:value-type="float">
            <text:p>0.416843727595957</text:p>
          </table:table-cell>
          <table:table-cell table:formula="of:=-[.A439]" office:value-type="float" office:value="-0.416843727595957" calcext:value-type="float">
            <text:p>-0.416843727595957</text:p>
          </table:table-cell>
          <table:table-cell/>
          <table:table-cell table:formula="of:= 100 * ([.A440] - [.A439]*[.A439]) * ([.A440] - [.A439]*[.A439]) + (1 - [.A439]) * (1 - [.A439])" office:value-type="float" office:value="1.48699599249149" calcext:value-type="float">
            <text:p>1.48699599249149</text:p>
          </table:table-cell>
          <table:table-cell table:formula="of:= 100 * ([.B440] - [.B439]*[.B439]) * ([.B440] - [.B439]*[.B439]) + (1 - [.B439]) * (1 - [.B439])" office:value-type="float" office:value="7.78775907706056" calcext:value-type="float">
            <text:p>7.78775907706056</text:p>
          </table:table-cell>
          <table:table-cell table:formula="of:= [.A439]*[.A439]*[.A439]*[.A439] - 16*[.A439]*[.A439] + 5*[.A439]" office:value-type="float" office:value="-0.66572837032258" calcext:value-type="float">
            <text:p>-0.66572837032258</text:p>
          </table:table-cell>
          <table:table-cell table:formula="of:= [.B439]*[.B439]*[.B439]*[.B439] - 16*[.B439]*[.B439] + 5*[.B439]" office:value-type="float" office:value="-4.83416564628215" calcext:value-type="float">
            <text:p>-4.834165646282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6664120336841" calcext:value-type="float">
            <text:p>0.066664120336841</text:p>
          </table:table-cell>
          <table:table-cell table:formula="of:=-[.A440]" office:value-type="float" office:value="-0.066664120336841" calcext:value-type="float">
            <text:p>-0.066664120336841</text:p>
          </table:table-cell>
          <table:table-cell/>
          <table:table-cell table:formula="of:= 100 * ([.A441] - [.A440]*[.A440]) * ([.A441] - [.A440]*[.A440]) + (1 - [.A440]) * (1 - [.A440])" office:value-type="float" office:value="20.6474139791863" calcext:value-type="float">
            <text:p>20.6474139791863</text:p>
          </table:table-cell>
          <table:table-cell table:formula="of:= 100 * ([.B441] - [.B440]*[.B440]) * ([.B441] - [.B440]*[.B440]) + (1 - [.B440]) * (1 - [.B440])" office:value-type="float" office:value="20.1314433253744" calcext:value-type="float">
            <text:p>20.1314433253744</text:p>
          </table:table-cell>
          <table:table-cell table:formula="of:= [.A440]*[.A440]*[.A440]*[.A440] - 16*[.A440]*[.A440] + 5*[.A440]" office:value-type="float" office:value="0.262234672708368" calcext:value-type="float">
            <text:p>0.262234672708368</text:p>
          </table:table-cell>
          <table:table-cell table:formula="of:= [.B440]*[.B440]*[.B440]*[.B440] - 16*[.B440]*[.B440] + 5*[.B440]" office:value-type="float" office:value="-0.404406530660042" calcext:value-type="float">
            <text:p>-0.4044065306600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0261394406415" calcext:value-type="float">
            <text:p>-0.440261394406415</text:p>
          </table:table-cell>
          <table:table-cell table:formula="of:=-[.A441]" office:value-type="float" office:value="0.440261394406415" calcext:value-type="float">
            <text:p>0.440261394406415</text:p>
          </table:table-cell>
          <table:table-cell/>
          <table:table-cell table:formula="of:= 100 * ([.A442] - [.A441]*[.A441]) * ([.A442] - [.A441]*[.A441]) + (1 - [.A441]) * (1 - [.A441])" office:value-type="float" office:value="23.7363244077303" calcext:value-type="float">
            <text:p>23.7363244077303</text:p>
          </table:table-cell>
          <table:table-cell table:formula="of:= 100 * ([.B442] - [.B441]*[.B441]) * ([.B442] - [.B441]*[.B441]) + (1 - [.B441]) * (1 - [.B441])" office:value-type="float" office:value="0.918031908506742" calcext:value-type="float">
            <text:p>0.918031908506742</text:p>
          </table:table-cell>
          <table:table-cell table:formula="of:= [.A441]*[.A441]*[.A441]*[.A441] - 16*[.A441]*[.A441] + 5*[.A441]" office:value-type="float" office:value="-5.26501839262238" calcext:value-type="float">
            <text:p>-5.26501839262238</text:p>
          </table:table-cell>
          <table:table-cell table:formula="of:= [.B441]*[.B441]*[.B441]*[.B441] - 16*[.B441]*[.B441] + 5*[.B441]" office:value-type="float" office:value="-0.86240444855823" calcext:value-type="float">
            <text:p>-0.86240444855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1594136060686" calcext:value-type="float">
            <text:p>-0.271594136060686</text:p>
          </table:table-cell>
          <table:table-cell table:formula="of:=-[.A442]" office:value-type="float" office:value="0.271594136060686" calcext:value-type="float">
            <text:p>0.271594136060686</text:p>
          </table:table-cell>
          <table:table-cell/>
          <table:table-cell table:formula="of:= 100 * ([.A443] - [.A442]*[.A442]) * ([.A443] - [.A442]*[.A442]) + (1 - [.A442]) * (1 - [.A442])" office:value-type="float" office:value="8.07472567022856" calcext:value-type="float">
            <text:p>8.07472567022856</text:p>
          </table:table-cell>
          <table:table-cell table:formula="of:= 100 * ([.B443] - [.B442]*[.B442]) * ([.B443] - [.B442]*[.B442]) + (1 - [.B442]) * (1 - [.B442])" office:value-type="float" office:value="16.6627072827326" calcext:value-type="float">
            <text:p>16.6627072827326</text:p>
          </table:table-cell>
          <table:table-cell table:formula="of:= [.A442]*[.A442]*[.A442]*[.A442] - 16*[.A442]*[.A442] + 5*[.A442]" office:value-type="float" office:value="-2.53274364073083" calcext:value-type="float">
            <text:p>-2.53274364073083</text:p>
          </table:table-cell>
          <table:table-cell table:formula="of:= [.B442]*[.B442]*[.B442]*[.B442] - 16*[.B442]*[.B442] + 5*[.B442]" office:value-type="float" office:value="0.183197719876032" calcext:value-type="float">
            <text:p>0.183197719876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7884881572741" calcext:value-type="float">
            <text:p>0.327884881572741</text:p>
          </table:table-cell>
          <table:table-cell table:formula="of:=-[.A443]" office:value-type="float" office:value="-0.327884881572741" calcext:value-type="float">
            <text:p>-0.327884881572741</text:p>
          </table:table-cell>
          <table:table-cell/>
          <table:table-cell table:formula="of:= 100 * ([.A444] - [.A443]*[.A443]) * ([.A444] - [.A443]*[.A443]) + (1 - [.A443]) * (1 - [.A443])" office:value-type="float" office:value="33.7594873005386" calcext:value-type="float">
            <text:p>33.7594873005386</text:p>
          </table:table-cell>
          <table:table-cell table:formula="of:= 100 * ([.B444] - [.B443]*[.B443]) * ([.B444] - [.B443]*[.B443]) + (1 - [.B443]) * (1 - [.B443])" office:value-type="float" office:value="14.8757640489287" calcext:value-type="float">
            <text:p>14.8757640489287</text:p>
          </table:table-cell>
          <table:table-cell table:formula="of:= [.A443]*[.A443]*[.A443]*[.A443] - 16*[.A443]*[.A443] + 5*[.A443]" office:value-type="float" office:value="-0.0691534445413917" calcext:value-type="float">
            <text:p>-0.0691534445413917</text:p>
          </table:table-cell>
          <table:table-cell table:formula="of:= [.B443]*[.B443]*[.B443]*[.B443] - 16*[.B443]*[.B443] + 5*[.B443]" office:value-type="float" office:value="-3.3480022602688" calcext:value-type="float">
            <text:p>-3.34800226026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9620160526854" calcext:value-type="float">
            <text:p>-0.469620160526854</text:p>
          </table:table-cell>
          <table:table-cell table:formula="of:=-[.A444]" office:value-type="float" office:value="0.469620160526854" calcext:value-type="float">
            <text:p>0.469620160526854</text:p>
          </table:table-cell>
          <table:table-cell/>
          <table:table-cell table:formula="of:= 100 * ([.A445] - [.A444]*[.A444]) * ([.A445] - [.A444]*[.A444]) + (1 - [.A444]) * (1 - [.A444])" office:value-type="float" office:value="26.5313077416378" calcext:value-type="float">
            <text:p>26.5313077416378</text:p>
          </table:table-cell>
          <table:table-cell table:formula="of:= 100 * ([.B445] - [.B444]*[.B444]) * ([.B445] - [.B444]*[.B444]) + (1 - [.B444]) * (1 - [.B444])" office:value-type="float" office:value="0.557863595549494" calcext:value-type="float">
            <text:p>0.557863595549494</text:p>
          </table:table-cell>
          <table:table-cell table:formula="of:= [.A444]*[.A444]*[.A444]*[.A444] - 16*[.A444]*[.A444] + 5*[.A444]" office:value-type="float" office:value="-5.82815106857796" calcext:value-type="float">
            <text:p>-5.82815106857796</text:p>
          </table:table-cell>
          <table:table-cell table:formula="of:= [.B444]*[.B444]*[.B444]*[.B444] - 16*[.B444]*[.B444] + 5*[.B444]" office:value-type="float" office:value="-1.13194946330942" calcext:value-type="float">
            <text:p>-1.131949463309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3132145500303" calcext:value-type="float">
            <text:p>-0.273132145500303</text:p>
          </table:table-cell>
          <table:table-cell table:formula="of:=-[.A445]" office:value-type="float" office:value="0.273132145500303" calcext:value-type="float">
            <text:p>0.273132145500303</text:p>
          </table:table-cell>
          <table:table-cell/>
          <table:table-cell table:formula="of:= 100 * ([.A446] - [.A445]*[.A445]) * ([.A446] - [.A445]*[.A445]) + (1 - [.A445]) * (1 - [.A445])" office:value-type="float" office:value="9.74164275991602" calcext:value-type="float">
            <text:p>9.74164275991602</text:p>
          </table:table-cell>
          <table:table-cell table:formula="of:= 100 * ([.B446] - [.B445]*[.B445]) * ([.B446] - [.B445]*[.B445]) + (1 - [.B445]) * (1 - [.B445])" office:value-type="float" office:value="2.3716165940206" calcext:value-type="float">
            <text:p>2.3716165940206</text:p>
          </table:table-cell>
          <table:table-cell table:formula="of:= [.A445]*[.A445]*[.A445]*[.A445] - 16*[.A445]*[.A445] + 5*[.A445]" office:value-type="float" office:value="-2.55371409558901" calcext:value-type="float">
            <text:p>-2.55371409558901</text:p>
          </table:table-cell>
          <table:table-cell table:formula="of:= [.B445]*[.B445]*[.B445]*[.B445] - 16*[.B445]*[.B445] + 5*[.B445]" office:value-type="float" office:value="0.177607359414019" calcext:value-type="float">
            <text:p>0.1776073594140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0368606684898" calcext:value-type="float">
            <text:p>-0.210368606684898</text:p>
          </table:table-cell>
          <table:table-cell table:formula="of:=-[.A446]" office:value-type="float" office:value="0.210368606684898" calcext:value-type="float">
            <text:p>0.210368606684898</text:p>
          </table:table-cell>
          <table:table-cell/>
          <table:table-cell table:formula="of:= 100 * ([.A447] - [.A446]*[.A446]) * ([.A447] - [.A446]*[.A446]) + (1 - [.A446]) * (1 - [.A446])" office:value-type="float" office:value="1.46525790426919" calcext:value-type="float">
            <text:p>1.46525790426919</text:p>
          </table:table-cell>
          <table:table-cell table:formula="of:= 100 * ([.B447] - [.B446]*[.B446]) * ([.B447] - [.B446]*[.B446]) + (1 - [.B446]) * (1 - [.B446])" office:value-type="float" office:value="1.43604069608738" calcext:value-type="float">
            <text:p>1.43604069608738</text:p>
          </table:table-cell>
          <table:table-cell table:formula="of:= [.A446]*[.A446]*[.A446]*[.A446] - 16*[.A446]*[.A446] + 5*[.A446]" office:value-type="float" office:value="-1.75796374362166" calcext:value-type="float">
            <text:p>-1.75796374362166</text:p>
          </table:table-cell>
          <table:table-cell table:formula="of:= [.B446]*[.B446]*[.B446]*[.B446] - 16*[.B446]*[.B446] + 5*[.B446]" office:value-type="float" office:value="0.345722323227325" calcext:value-type="float">
            <text:p>0.3457223232273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58851047229589" calcext:value-type="float">
            <text:p>0.0458851047229589</text:p>
          </table:table-cell>
          <table:table-cell table:formula="of:=-[.A447]" office:value-type="float" office:value="-0.0458851047229589" calcext:value-type="float">
            <text:p>-0.0458851047229589</text:p>
          </table:table-cell>
          <table:table-cell/>
          <table:table-cell table:formula="of:= 100 * ([.A448] - [.A447]*[.A447]) * ([.A448] - [.A447]*[.A447]) + (1 - [.A447]) * (1 - [.A447])" office:value-type="float" office:value="13.8459279585299" calcext:value-type="float">
            <text:p>13.8459279585299</text:p>
          </table:table-cell>
          <table:table-cell table:formula="of:= 100 * ([.B448] - [.B447]*[.B447]) * ([.B448] - [.B447]*[.B447]) + (1 - [.B447]) * (1 - [.B447])" office:value-type="float" office:value="13.7283433890395" calcext:value-type="float">
            <text:p>13.7283433890395</text:p>
          </table:table-cell>
          <table:table-cell table:formula="of:= [.A447]*[.A447]*[.A447]*[.A447] - 16*[.A447]*[.A447] + 5*[.A447]" office:value-type="float" office:value="0.195742871137337" calcext:value-type="float">
            <text:p>0.195742871137337</text:p>
          </table:table-cell>
          <table:table-cell table:formula="of:= [.B447]*[.B447]*[.B447]*[.B447] - 16*[.B447]*[.B447] + 5*[.B447]" office:value-type="float" office:value="-0.263108176092252" calcext:value-type="float">
            <text:p>-0.2631081760922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7555407482476" calcext:value-type="float">
            <text:p>-0.357555407482476</text:p>
          </table:table-cell>
          <table:table-cell table:formula="of:=-[.A448]" office:value-type="float" office:value="0.357555407482476" calcext:value-type="float">
            <text:p>0.357555407482476</text:p>
          </table:table-cell>
          <table:table-cell/>
          <table:table-cell table:formula="of:= 100 * ([.A449] - [.A448]*[.A448]) * ([.A449] - [.A448]*[.A448]) + (1 - [.A448]) * (1 - [.A448])" office:value-type="float" office:value="11.7581136324547" calcext:value-type="float">
            <text:p>11.7581136324547</text:p>
          </table:table-cell>
          <table:table-cell table:formula="of:= 100 * ([.B449] - [.B448]*[.B448]) * ([.B449] - [.B448]*[.B448]) + (1 - [.B448]) * (1 - [.B448])" office:value-type="float" office:value="32.9683364766896" calcext:value-type="float">
            <text:p>32.9683364766896</text:p>
          </table:table-cell>
          <table:table-cell table:formula="of:= [.A448]*[.A448]*[.A448]*[.A448] - 16*[.A448]*[.A448] + 5*[.A448]" office:value-type="float" office:value="-3.81696638180399" calcext:value-type="float">
            <text:p>-3.81696638180399</text:p>
          </table:table-cell>
          <table:table-cell table:formula="of:= [.B448]*[.B448]*[.B448]*[.B448] - 16*[.B448]*[.B448] + 5*[.B448]" office:value-type="float" office:value="-0.241412306979227" calcext:value-type="float">
            <text:p>-0.2414123069792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2729291468022" calcext:value-type="float">
            <text:p>0.442729291468022</text:p>
          </table:table-cell>
          <table:table-cell table:formula="of:=-[.A449]" office:value-type="float" office:value="-0.442729291468022" calcext:value-type="float">
            <text:p>-0.442729291468022</text:p>
          </table:table-cell>
          <table:table-cell/>
          <table:table-cell table:formula="of:= 100 * ([.A450] - [.A449]*[.A449]) * ([.A450] - [.A449]*[.A449]) + (1 - [.A449]) * (1 - [.A449])" office:value-type="float" office:value="32.8366118296914" calcext:value-type="float">
            <text:p>32.8366118296914</text:p>
          </table:table-cell>
          <table:table-cell table:formula="of:= 100 * ([.B450] - [.B449]*[.B449]) * ([.B450] - [.B449]*[.B449]) + (1 - [.B449]) * (1 - [.B449])" office:value-type="float" office:value="5.26047790869854" calcext:value-type="float">
            <text:p>5.26047790869854</text:p>
          </table:table-cell>
          <table:table-cell table:formula="of:= [.A449]*[.A449]*[.A449]*[.A449] - 16*[.A449]*[.A449] + 5*[.A449]" office:value-type="float" office:value="-0.884081534549885" calcext:value-type="float">
            <text:p>-0.884081534549885</text:p>
          </table:table-cell>
          <table:table-cell table:formula="of:= [.B449]*[.B449]*[.B449]*[.B449] - 16*[.B449]*[.B449] + 5*[.B449]" office:value-type="float" office:value="-5.3113744492301" calcext:value-type="float">
            <text:p>-5.31137444923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4307012953647" calcext:value-type="float">
            <text:p>-0.374307012953647</text:p>
          </table:table-cell>
          <table:table-cell table:formula="of:=-[.A450]" office:value-type="float" office:value="0.374307012953647" calcext:value-type="float">
            <text:p>0.374307012953647</text:p>
          </table:table-cell>
          <table:table-cell/>
          <table:table-cell table:formula="of:= 100 * ([.A451] - [.A450]*[.A450]) * ([.A451] - [.A450]*[.A450]) + (1 - [.A450]) * (1 - [.A450])" office:value-type="float" office:value="6.31776829856088" calcext:value-type="float">
            <text:p>6.31776829856088</text:p>
          </table:table-cell>
          <table:table-cell table:formula="of:= 100 * ([.B451] - [.B450]*[.B450]) * ([.B451] - [.B450]*[.B450]) + (1 - [.B450]) * (1 - [.B450])" office:value-type="float" office:value="24.4666595873274" calcext:value-type="float">
            <text:p>24.4666595873274</text:p>
          </table:table-cell>
          <table:table-cell table:formula="of:= [.A450]*[.A450]*[.A450]*[.A450] - 16*[.A450]*[.A450] + 5*[.A450]" office:value-type="float" office:value="-4.09359728554284" calcext:value-type="float">
            <text:p>-4.09359728554284</text:p>
          </table:table-cell>
          <table:table-cell table:formula="of:= [.B450]*[.B450]*[.B450]*[.B450] - 16*[.B450]*[.B450] + 5*[.B450]" office:value-type="float" office:value="-0.350527156006375" calcext:value-type="float">
            <text:p>-0.3505271560063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0558787743345" calcext:value-type="float">
            <text:p>0.350558787743345</text:p>
          </table:table-cell>
          <table:table-cell table:formula="of:=-[.A451]" office:value-type="float" office:value="-0.350558787743345" calcext:value-type="float">
            <text:p>-0.350558787743345</text:p>
          </table:table-cell>
          <table:table-cell/>
          <table:table-cell table:formula="of:= 100 * ([.A452] - [.A451]*[.A451]) * ([.A452] - [.A451]*[.A451]) + (1 - [.A451]) * (1 - [.A451])" office:value-type="float" office:value="24.7620358405779" calcext:value-type="float">
            <text:p>24.7620358405779</text:p>
          </table:table-cell>
          <table:table-cell table:formula="of:= 100 * ([.B452] - [.B451]*[.B451]) * ([.B452] - [.B451]*[.B451]) + (1 - [.B451]) * (1 - [.B451])" office:value-type="float" office:value="7.95337595943424" calcext:value-type="float">
            <text:p>7.95337595943424</text:p>
          </table:table-cell>
          <table:table-cell table:formula="of:= [.A451]*[.A451]*[.A451]*[.A451] - 16*[.A451]*[.A451] + 5*[.A451]" office:value-type="float" office:value="-0.198367168067112" calcext:value-type="float">
            <text:p>-0.198367168067112</text:p>
          </table:table-cell>
          <table:table-cell table:formula="of:= [.B451]*[.B451]*[.B451]*[.B451] - 16*[.B451]*[.B451] + 5*[.B451]" office:value-type="float" office:value="-3.70395504550056" calcext:value-type="float">
            <text:p>-3.70395504550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0467046472313" calcext:value-type="float">
            <text:p>-0.370467046472313</text:p>
          </table:table-cell>
          <table:table-cell table:formula="of:=-[.A452]" office:value-type="float" office:value="0.370467046472313" calcext:value-type="float">
            <text:p>0.370467046472313</text:p>
          </table:table-cell>
          <table:table-cell/>
          <table:table-cell table:formula="of:= 100 * ([.A453] - [.A452]*[.A452]) * ([.A453] - [.A452]*[.A452]) + (1 - [.A452]) * (1 - [.A452])" office:value-type="float" office:value="12.4082975741029" calcext:value-type="float">
            <text:p>12.4082975741029</text:p>
          </table:table-cell>
          <table:table-cell table:formula="of:= 100 * ([.B453] - [.B452]*[.B452]) * ([.B453] - [.B452]*[.B452]) + (1 - [.B452]) * (1 - [.B452])" office:value-type="float" office:value="36.2755842378981" calcext:value-type="float">
            <text:p>36.2755842378981</text:p>
          </table:table-cell>
          <table:table-cell table:formula="of:= [.A452]*[.A452]*[.A452]*[.A452] - 16*[.A452]*[.A452] + 5*[.A452]" office:value-type="float" office:value="-4.02943213416764" calcext:value-type="float">
            <text:p>-4.02943213416764</text:p>
          </table:table-cell>
          <table:table-cell table:formula="of:= [.B452]*[.B452]*[.B452]*[.B452] - 16*[.B452]*[.B452] + 5*[.B452]" office:value-type="float" office:value="-0.324761669444505" calcext:value-type="float">
            <text:p>-0.3247616694445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1747260078661" calcext:value-type="float">
            <text:p>0.461747260078661</text:p>
          </table:table-cell>
          <table:table-cell table:formula="of:=-[.A453]" office:value-type="float" office:value="-0.461747260078661" calcext:value-type="float">
            <text:p>-0.461747260078661</text:p>
          </table:table-cell>
          <table:table-cell/>
          <table:table-cell table:formula="of:= 100 * ([.A454] - [.A453]*[.A453]) * ([.A454] - [.A453]*[.A453]) + (1 - [.A453]) * (1 - [.A453])" office:value-type="float" office:value="11.3412780245015" calcext:value-type="float">
            <text:p>11.3412780245015</text:p>
          </table:table-cell>
          <table:table-cell table:formula="of:= 100 * ([.B454] - [.B453]*[.B453]) * ([.B454] - [.B453]*[.B453]) + (1 - [.B453]) * (1 - [.B453])" office:value-type="float" office:value="3.01996983411709" calcext:value-type="float">
            <text:p>3.01996983411709</text:p>
          </table:table-cell>
          <table:table-cell table:formula="of:= [.A453]*[.A453]*[.A453]*[.A453] - 16*[.A453]*[.A453] + 5*[.A453]" office:value-type="float" office:value="-1.0571734836123" calcext:value-type="float">
            <text:p>-1.0571734836123</text:p>
          </table:table-cell>
          <table:table-cell table:formula="of:= [.B453]*[.B453]*[.B453]*[.B453] - 16*[.B453]*[.B453] + 5*[.B453]" office:value-type="float" office:value="-5.67464608439891" calcext:value-type="float">
            <text:p>-5.674646084398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9228364638555" calcext:value-type="float">
            <text:p>-0.119228364638555</text:p>
          </table:table-cell>
          <table:table-cell table:formula="of:=-[.A454]" office:value-type="float" office:value="0.119228364638555" calcext:value-type="float">
            <text:p>0.119228364638555</text:p>
          </table:table-cell>
          <table:table-cell/>
          <table:table-cell table:formula="of:= 100 * ([.A455] - [.A454]*[.A454]) * ([.A455] - [.A454]*[.A454]) + (1 - [.A454]) * (1 - [.A454])" office:value-type="float" office:value="1.91101892740852" calcext:value-type="float">
            <text:p>1.91101892740852</text:p>
          </table:table-cell>
          <table:table-cell table:formula="of:= 100 * ([.B455] - [.B454]*[.B454]) * ([.B455] - [.B454]*[.B454]) + (1 - [.B454]) * (1 - [.B454])" office:value-type="float" office:value="1.97630354189468" calcext:value-type="float">
            <text:p>1.97630354189468</text:p>
          </table:table-cell>
          <table:table-cell table:formula="of:= [.A454]*[.A454]*[.A454]*[.A454] - 16*[.A454]*[.A454] + 5*[.A454]" office:value-type="float" office:value="-0.823386192462338" calcext:value-type="float">
            <text:p>-0.823386192462338</text:p>
          </table:table-cell>
          <table:table-cell table:formula="of:= [.B454]*[.B454]*[.B454]*[.B454] - 16*[.B454]*[.B454] + 5*[.B454]" office:value-type="float" office:value="0.368897453923215" calcext:value-type="float">
            <text:p>0.3688974539232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53539754629309" calcext:value-type="float">
            <text:p>0.0953539754629309</text:p>
          </table:table-cell>
          <table:table-cell table:formula="of:=-[.A455]" office:value-type="float" office:value="-0.0953539754629309" calcext:value-type="float">
            <text:p>-0.0953539754629309</text:p>
          </table:table-cell>
          <table:table-cell/>
          <table:table-cell table:formula="of:= 100 * ([.A456] - [.A455]*[.A455]) * ([.A456] - [.A455]*[.A455]) + (1 - [.A455]) * (1 - [.A455])" office:value-type="float" office:value="5.96683158359854" calcext:value-type="float">
            <text:p>5.96683158359854</text:p>
          </table:table-cell>
          <table:table-cell table:formula="of:= 100 * ([.B456] - [.B455]*[.B455]) * ([.B456] - [.B455]*[.B455]) + (1 - [.B455]) * (1 - [.B455])" office:value-type="float" office:value="5.55608466840842" calcext:value-type="float">
            <text:p>5.55608466840842</text:p>
          </table:table-cell>
          <table:table-cell table:formula="of:= [.A455]*[.A455]*[.A455]*[.A455] - 16*[.A455]*[.A455] + 5*[.A455]" office:value-type="float" office:value="0.331374458514931" calcext:value-type="float">
            <text:p>0.331374458514931</text:p>
          </table:table-cell>
          <table:table-cell table:formula="of:= [.B455]*[.B455]*[.B455]*[.B455] - 16*[.B455]*[.B455] + 5*[.B455]" office:value-type="float" office:value="-0.622165296114378" calcext:value-type="float">
            <text:p>-0.6221652961143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7809517854543" calcext:value-type="float">
            <text:p>-0.217809517854543</text:p>
          </table:table-cell>
          <table:table-cell table:formula="of:=-[.A456]" office:value-type="float" office:value="0.217809517854543" calcext:value-type="float">
            <text:p>0.217809517854543</text:p>
          </table:table-cell>
          <table:table-cell/>
          <table:table-cell table:formula="of:= 100 * ([.A457] - [.A456]*[.A456]) * ([.A457] - [.A456]*[.A456]) + (1 - [.A456]) * (1 - [.A456])" office:value-type="float" office:value="22.5551733124573" calcext:value-type="float">
            <text:p>22.5551733124573</text:p>
          </table:table-cell>
          <table:table-cell table:formula="of:= 100 * ([.B457] - [.B456]*[.B456]) * ([.B457] - [.B456]*[.B456]) + (1 - [.B456]) * (1 - [.B456])" office:value-type="float" office:value="13.8731994965745" calcext:value-type="float">
            <text:p>13.8731994965745</text:p>
          </table:table-cell>
          <table:table-cell table:formula="of:= [.A456]*[.A456]*[.A456]*[.A456] - 16*[.A456]*[.A456] + 5*[.A456]" office:value-type="float" office:value="-1.84585271920206" calcext:value-type="float">
            <text:p>-1.84585271920206</text:p>
          </table:table-cell>
          <table:table-cell table:formula="of:= [.B456]*[.B456]*[.B456]*[.B456] - 16*[.B456]*[.B456] + 5*[.B456]" office:value-type="float" office:value="0.332242459343366" calcext:value-type="float">
            <text:p>0.3322424593433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1602729613606" calcext:value-type="float">
            <text:p>-0.411602729613606</text:p>
          </table:table-cell>
          <table:table-cell table:formula="of:=-[.A457]" office:value-type="float" office:value="0.411602729613606" calcext:value-type="float">
            <text:p>0.411602729613606</text:p>
          </table:table-cell>
          <table:table-cell/>
          <table:table-cell table:formula="of:= 100 * ([.A458] - [.A457]*[.A457]) * ([.A458] - [.A457]*[.A457]) + (1 - [.A457]) * (1 - [.A457])" office:value-type="float" office:value="16.8307884471268" calcext:value-type="float">
            <text:p>16.8307884471268</text:p>
          </table:table-cell>
          <table:table-cell table:formula="of:= 100 * ([.B458] - [.B457]*[.B457]) * ([.B458] - [.B457]*[.B457]) + (1 - [.B457]) * (1 - [.B457])" office:value-type="float" office:value="0.561227082034311" calcext:value-type="float">
            <text:p>0.561227082034311</text:p>
          </table:table-cell>
          <table:table-cell table:formula="of:= [.A457]*[.A457]*[.A457]*[.A457] - 16*[.A457]*[.A457] + 5*[.A457]" office:value-type="float" office:value="-4.7399805059713" calcext:value-type="float">
            <text:p>-4.7399805059713</text:p>
          </table:table-cell>
          <table:table-cell table:formula="of:= [.B457]*[.B457]*[.B457]*[.B457] - 16*[.B457]*[.B457] + 5*[.B457]" office:value-type="float" office:value="-0.623953209835241" calcext:value-type="float">
            <text:p>-0.6239532098352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5786596138128" calcext:value-type="float">
            <text:p>-0.215786596138128</text:p>
          </table:table-cell>
          <table:table-cell table:formula="of:=-[.A458]" office:value-type="float" office:value="0.215786596138128" calcext:value-type="float">
            <text:p>0.215786596138128</text:p>
          </table:table-cell>
          <table:table-cell/>
          <table:table-cell table:formula="of:= 100 * ([.A459] - [.A458]*[.A458]) * ([.A459] - [.A458]*[.A458]) + (1 - [.A458]) * (1 - [.A458])" office:value-type="float" office:value="5.89591252848391" calcext:value-type="float">
            <text:p>5.89591252848391</text:p>
          </table:table-cell>
          <table:table-cell table:formula="of:= 100 * ([.B459] - [.B458]*[.B458]) * ([.B459] - [.B458]*[.B458]) + (1 - [.B458]) * (1 - [.B458])" office:value-type="float" office:value="1.98523272010396" calcext:value-type="float">
            <text:p>1.98523272010396</text:p>
          </table:table-cell>
          <table:table-cell table:formula="of:= [.A458]*[.A458]*[.A458]*[.A458] - 16*[.A458]*[.A458] + 5*[.A458]" office:value-type="float" office:value="-1.82178646925747" calcext:value-type="float">
            <text:p>-1.82178646925747</text:p>
          </table:table-cell>
          <table:table-cell table:formula="of:= [.B458]*[.B458]*[.B458]*[.B458] - 16*[.B458]*[.B458] + 5*[.B458]" office:value-type="float" office:value="0.336079492123815" calcext:value-type="float">
            <text:p>0.3360794921238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3621193899086" calcext:value-type="float">
            <text:p>-0.163621193899086</text:p>
          </table:table-cell>
          <table:table-cell table:formula="of:=-[.A459]" office:value-type="float" office:value="0.163621193899086" calcext:value-type="float">
            <text:p>0.163621193899086</text:p>
          </table:table-cell>
          <table:table-cell/>
          <table:table-cell table:formula="of:= 100 * ([.A460] - [.A459]*[.A459]) * ([.A460] - [.A459]*[.A459]) + (1 - [.A459]) * (1 - [.A459])" office:value-type="float" office:value="10.1325834939752" calcext:value-type="float">
            <text:p>10.1325834939752</text:p>
          </table:table-cell>
          <table:table-cell table:formula="of:= 100 * ([.B460] - [.B459]*[.B459]) * ([.B460] - [.B459]*[.B459]) + (1 - [.B459]) * (1 - [.B459])" office:value-type="float" office:value="6.59193199028192" calcext:value-type="float">
            <text:p>6.59193199028192</text:p>
          </table:table-cell>
          <table:table-cell table:formula="of:= [.A459]*[.A459]*[.A459]*[.A459] - 16*[.A459]*[.A459] + 5*[.A459]" office:value-type="float" office:value="-1.24573955661596" calcext:value-type="float">
            <text:p>-1.24573955661596</text:p>
          </table:table-cell>
          <table:table-cell table:formula="of:= [.B459]*[.B459]*[.B459]*[.B459] - 16*[.B459]*[.B459] + 5*[.B459]" office:value-type="float" office:value="0.390472382374902" calcext:value-type="float">
            <text:p>0.3904723823749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9514608330397" calcext:value-type="float">
            <text:p>-0.269514608330397</text:p>
          </table:table-cell>
          <table:table-cell table:formula="of:=-[.A460]" office:value-type="float" office:value="0.269514608330397" calcext:value-type="float">
            <text:p>0.269514608330397</text:p>
          </table:table-cell>
          <table:table-cell/>
          <table:table-cell table:formula="of:= 100 * ([.A461] - [.A460]*[.A460]) * ([.A461] - [.A460]*[.A460]) + (1 - [.A460]) * (1 - [.A460])" office:value-type="float" office:value="9.63836854654405" calcext:value-type="float">
            <text:p>9.63836854654405</text:p>
          </table:table-cell>
          <table:table-cell table:formula="of:= 100 * ([.B461] - [.B460]*[.B460]) * ([.B461] - [.B460]*[.B460]) + (1 - [.B460]) * (1 - [.B460])" office:value-type="float" office:value="2.43906023051406" calcext:value-type="float">
            <text:p>2.43906023051406</text:p>
          </table:table-cell>
          <table:table-cell table:formula="of:= [.A460]*[.A460]*[.A460]*[.A460] - 16*[.A460]*[.A460] + 5*[.A460]" office:value-type="float" office:value="-2.5045067302345" calcext:value-type="float">
            <text:p>-2.5045067302345</text:p>
          </table:table-cell>
          <table:table-cell table:formula="of:= [.B460]*[.B460]*[.B460]*[.B460] - 16*[.B460]*[.B460] + 5*[.B460]" office:value-type="float" office:value="0.190639353069463" calcext:value-type="float">
            <text:p>0.1906393530694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067621026348" calcext:value-type="float">
            <text:p>-0.21067621026348</text:p>
          </table:table-cell>
          <table:table-cell table:formula="of:=-[.A461]" office:value-type="float" office:value="0.21067621026348" calcext:value-type="float">
            <text:p>0.21067621026348</text:p>
          </table:table-cell>
          <table:table-cell/>
          <table:table-cell table:formula="of:= 100 * ([.A462] - [.A461]*[.A461]) * ([.A462] - [.A461]*[.A461]) + (1 - [.A461]) * (1 - [.A461])" office:value-type="float" office:value="18.3026831040501" calcext:value-type="float">
            <text:p>18.3026831040501</text:p>
          </table:table-cell>
          <table:table-cell table:formula="of:= 100 * ([.B462] - [.B461]*[.B461]) * ([.B462] - [.B461]*[.B461]) + (1 - [.B461]) * (1 - [.B461])" office:value-type="float" office:value="25.532854708666" calcext:value-type="float">
            <text:p>25.532854708666</text:p>
          </table:table-cell>
          <table:table-cell table:formula="of:= [.A461]*[.A461]*[.A461]*[.A461] - 16*[.A461]*[.A461] + 5*[.A461]" office:value-type="float" office:value="-1.76156251966909" calcext:value-type="float">
            <text:p>-1.76156251966909</text:p>
          </table:table-cell>
          <table:table-cell table:formula="of:= [.B461]*[.B461]*[.B461]*[.B461] - 16*[.B461]*[.B461] + 5*[.B461]" office:value-type="float" office:value="0.345199582965709" calcext:value-type="float">
            <text:p>0.3451995829657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4712946400088" calcext:value-type="float">
            <text:p>0.454712946400088</text:p>
          </table:table-cell>
          <table:table-cell table:formula="of:=-[.A462]" office:value-type="float" office:value="-0.454712946400088" calcext:value-type="float">
            <text:p>-0.454712946400088</text:p>
          </table:table-cell>
          <table:table-cell/>
          <table:table-cell table:formula="of:= 100 * ([.A463] - [.A462]*[.A462]) * ([.A463] - [.A462]*[.A462]) + (1 - [.A462]) * (1 - [.A462])" office:value-type="float" office:value="8.07528700126144" calcext:value-type="float">
            <text:p>8.07528700126144</text:p>
          </table:table-cell>
          <table:table-cell table:formula="of:= 100 * ([.B463] - [.B462]*[.B462]) * ([.B463] - [.B462]*[.B462]) + (1 - [.B462]) * (1 - [.B462])" office:value-type="float" office:value="3.92892836164185" calcext:value-type="float">
            <text:p>3.92892836164185</text:p>
          </table:table-cell>
          <table:table-cell table:formula="of:= [.A462]*[.A462]*[.A462]*[.A462] - 16*[.A462]*[.A462] + 5*[.A462]" office:value-type="float" office:value="-0.991905790680488" calcext:value-type="float">
            <text:p>-0.991905790680488</text:p>
          </table:table-cell>
          <table:table-cell table:formula="of:= [.B462]*[.B462]*[.B462]*[.B462] - 16*[.B462]*[.B462] + 5*[.B462]" office:value-type="float" office:value="-5.53903525468137" calcext:value-type="float">
            <text:p>-5.539035254681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21258821617884" calcext:value-type="float">
            <text:p>-0.0721258821617884</text:p>
          </table:table-cell>
          <table:table-cell table:formula="of:=-[.A463]" office:value-type="float" office:value="0.0721258821617884" calcext:value-type="float">
            <text:p>0.0721258821617884</text:p>
          </table:table-cell>
          <table:table-cell/>
          <table:table-cell table:formula="of:= 100 * ([.A464] - [.A463]*[.A463]) * ([.A464] - [.A463]*[.A463]) + (1 - [.A463]) * (1 - [.A463])" office:value-type="float" office:value="5.16469503313824" calcext:value-type="float">
            <text:p>5.16469503313824</text:p>
          </table:table-cell>
          <table:table-cell table:formula="of:= 100 * ([.B464] - [.B463]*[.B463]) * ([.B464] - [.B463]*[.B463]) + (1 - [.B463]) * (1 - [.B463])" office:value-type="float" office:value="4.47005287916643" calcext:value-type="float">
            <text:p>4.47005287916643</text:p>
          </table:table-cell>
          <table:table-cell table:formula="of:= [.A463]*[.A463]*[.A463]*[.A463] - 16*[.A463]*[.A463] + 5*[.A463]" office:value-type="float" office:value="-0.443836634560282" calcext:value-type="float">
            <text:p>-0.443836634560282</text:p>
          </table:table-cell>
          <table:table-cell table:formula="of:= [.B463]*[.B463]*[.B463]*[.B463] - 16*[.B463]*[.B463] + 5*[.B463]" office:value-type="float" office:value="0.277422187057602" calcext:value-type="float">
            <text:p>0.2774221870576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5178523004525" calcext:value-type="float">
            <text:p>-0.195178523004525</text:p>
          </table:table-cell>
          <table:table-cell table:formula="of:=-[.A464]" office:value-type="float" office:value="0.195178523004525" calcext:value-type="float">
            <text:p>0.195178523004525</text:p>
          </table:table-cell>
          <table:table-cell/>
          <table:table-cell table:formula="of:= 100 * ([.A465] - [.A464]*[.A464]) * ([.A465] - [.A464]*[.A464]) + (1 - [.A464]) * (1 - [.A464])" office:value-type="float" office:value="6.88532228603552" calcext:value-type="float">
            <text:p>6.88532228603552</text:p>
          </table:table-cell>
          <table:table-cell table:formula="of:= 100 * ([.B465] - [.B464]*[.B464]) * ([.B465] - [.B464]*[.B464]) + (1 - [.B464]) * (1 - [.B464])" office:value-type="float" office:value="3.12553296306579" calcext:value-type="float">
            <text:p>3.12553296306579</text:p>
          </table:table-cell>
          <table:table-cell table:formula="of:= [.A464]*[.A464]*[.A464]*[.A464] - 16*[.A464]*[.A464] + 5*[.A464]" office:value-type="float" office:value="-1.58395590569454" calcext:value-type="float">
            <text:p>-1.58395590569454</text:p>
          </table:table-cell>
          <table:table-cell table:formula="of:= [.B464]*[.B464]*[.B464]*[.B464] - 16*[.B464]*[.B464] + 5*[.B464]" office:value-type="float" office:value="0.367829324350716" calcext:value-type="float">
            <text:p>0.3678293243507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5504800154233" calcext:value-type="float">
            <text:p>-0.195504800154233</text:p>
          </table:table-cell>
          <table:table-cell table:formula="of:=-[.A465]" office:value-type="float" office:value="0.195504800154233" calcext:value-type="float">
            <text:p>0.195504800154233</text:p>
          </table:table-cell>
          <table:table-cell/>
          <table:table-cell table:formula="of:= 100 * ([.A466] - [.A465]*[.A465]) * ([.A466] - [.A465]*[.A465]) + (1 - [.A465]) * (1 - [.A465])" office:value-type="float" office:value="6.81350837827289" calcext:value-type="float">
            <text:p>6.81350837827289</text:p>
          </table:table-cell>
          <table:table-cell table:formula="of:= 100 * ([.B466] - [.B465]*[.B465]) * ([.B466] - [.B465]*[.B465]) + (1 - [.B465]) * (1 - [.B465])" office:value-type="float" office:value="10.1634932505186" calcext:value-type="float">
            <text:p>10.1634932505186</text:p>
          </table:table-cell>
          <table:table-cell table:formula="of:= [.A465]*[.A465]*[.A465]*[.A465] - 16*[.A465]*[.A465] + 5*[.A465]" office:value-type="float" office:value="-1.58761709992122" calcext:value-type="float">
            <text:p>-1.58761709992122</text:p>
          </table:table-cell>
          <table:table-cell table:formula="of:= [.B465]*[.B465]*[.B465]*[.B465] - 16*[.B465]*[.B465] + 5*[.B465]" office:value-type="float" office:value="0.367430901621107" calcext:value-type="float">
            <text:p>0.3674309016211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0262568424925" calcext:value-type="float">
            <text:p>0.270262568424925</text:p>
          </table:table-cell>
          <table:table-cell table:formula="of:=-[.A466]" office:value-type="float" office:value="-0.270262568424925" calcext:value-type="float">
            <text:p>-0.270262568424925</text:p>
          </table:table-cell>
          <table:table-cell/>
          <table:table-cell table:formula="of:= 100 * ([.A467] - [.A466]*[.A466]) * ([.A467] - [.A466]*[.A466]) + (1 - [.A466]) * (1 - [.A466])" office:value-type="float" office:value="6.47965385715961" calcext:value-type="float">
            <text:p>6.47965385715961</text:p>
          </table:table-cell>
          <table:table-cell table:formula="of:= 100 * ([.B467] - [.B466]*[.B466]) * ([.B467] - [.B466]*[.B466]) + (1 - [.B466]) * (1 - [.B466])" office:value-type="float" office:value="2.56973447088236" calcext:value-type="float">
            <text:p>2.56973447088236</text:p>
          </table:table-cell>
          <table:table-cell table:formula="of:= [.A466]*[.A466]*[.A466]*[.A466] - 16*[.A466]*[.A466] + 5*[.A466]" office:value-type="float" office:value="0.187978260570523" calcext:value-type="float">
            <text:p>0.187978260570523</text:p>
          </table:table-cell>
          <table:table-cell table:formula="of:= [.B466]*[.B466]*[.B466]*[.B466] - 16*[.B466]*[.B466] + 5*[.B466]" office:value-type="float" office:value="-2.51464742367873" calcext:value-type="float">
            <text:p>-2.514647423678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0825672453524" calcext:value-type="float">
            <text:p>-0.170825672453524</text:p>
          </table:table-cell>
          <table:table-cell table:formula="of:=-[.A467]" office:value-type="float" office:value="0.170825672453524" calcext:value-type="float">
            <text:p>0.170825672453524</text:p>
          </table:table-cell>
          <table:table-cell/>
          <table:table-cell table:formula="of:= 100 * ([.A468] - [.A467]*[.A467]) * ([.A468] - [.A467]*[.A467]) + (1 - [.A467]) * (1 - [.A467])" office:value-type="float" office:value="10.1644854826268" calcext:value-type="float">
            <text:p>10.1644854826268</text:p>
          </table:table-cell>
          <table:table-cell table:formula="of:= 100 * ([.B468] - [.B467]*[.B467]) * ([.B468] - [.B467]*[.B467]) + (1 - [.B467]) * (1 - [.B467])" office:value-type="float" office:value="6.36041156857428" calcext:value-type="float">
            <text:p>6.36041156857428</text:p>
          </table:table-cell>
          <table:table-cell table:formula="of:= [.A467]*[.A467]*[.A467]*[.A467] - 16*[.A467]*[.A467] + 5*[.A467]" office:value-type="float" office:value="-1.32017937346367" calcext:value-type="float">
            <text:p>-1.32017937346367</text:p>
          </table:table-cell>
          <table:table-cell table:formula="of:= [.B467]*[.B467]*[.B467]*[.B467] - 16*[.B467]*[.B467] + 5*[.B467]" office:value-type="float" office:value="0.388077351071577" calcext:value-type="float">
            <text:p>0.388077351071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7359526557738" calcext:value-type="float">
            <text:p>-0.267359526557738</text:p>
          </table:table-cell>
          <table:table-cell table:formula="of:=-[.A468]" office:value-type="float" office:value="0.267359526557738" calcext:value-type="float">
            <text:p>0.267359526557738</text:p>
          </table:table-cell>
          <table:table-cell/>
          <table:table-cell table:formula="of:= 100 * ([.A469] - [.A468]*[.A468]) * ([.A469] - [.A468]*[.A468]) + (1 - [.A468]) * (1 - [.A468])" office:value-type="float" office:value="3.79751999960947" calcext:value-type="float">
            <text:p>3.79751999960947</text:p>
          </table:table-cell>
          <table:table-cell table:formula="of:= 100 * ([.B469] - [.B468]*[.B468]) * ([.B469] - [.B468]*[.B468]) + (1 - [.B468]) * (1 - [.B468])" office:value-type="float" office:value="0.539331376404716" calcext:value-type="float">
            <text:p>0.539331376404716</text:p>
          </table:table-cell>
          <table:table-cell table:formula="of:= [.A468]*[.A468]*[.A468]*[.A468] - 16*[.A468]*[.A468] + 5*[.A468]" office:value-type="float" office:value="-2.47538594583986" calcext:value-type="float">
            <text:p>-2.47538594583986</text:p>
          </table:table-cell>
          <table:table-cell table:formula="of:= [.B468]*[.B468]*[.B468]*[.B468] - 16*[.B468]*[.B468] + 5*[.B468]" office:value-type="float" office:value="0.198209319737522" calcext:value-type="float">
            <text:p>0.1982093197375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65499556367077" calcext:value-type="float">
            <text:p>-0.0765499556367077</text:p>
          </table:table-cell>
          <table:table-cell table:formula="of:=-[.A469]" office:value-type="float" office:value="0.0765499556367077" calcext:value-type="float">
            <text:p>0.0765499556367077</text:p>
          </table:table-cell>
          <table:table-cell/>
          <table:table-cell table:formula="of:= 100 * ([.A470] - [.A469]*[.A469]) * ([.A470] - [.A469]*[.A469]) + (1 - [.A469]) * (1 - [.A469])" office:value-type="float" office:value="7.43106792816874" calcext:value-type="float">
            <text:p>7.43106792816874</text:p>
          </table:table-cell>
          <table:table-cell table:formula="of:= 100 * ([.B470] - [.B469]*[.B469]) * ([.B470] - [.B469]*[.B469]) + (1 - [.B469]) * (1 - [.B469])" office:value-type="float" office:value="6.55157839053735" calcext:value-type="float">
            <text:p>6.55157839053735</text:p>
          </table:table-cell>
          <table:table-cell table:formula="of:= [.A469]*[.A469]*[.A469]*[.A469] - 16*[.A469]*[.A469] + 5*[.A469]" office:value-type="float" office:value="-0.476473771133541" calcext:value-type="float">
            <text:p>-0.476473771133541</text:p>
          </table:table-cell>
          <table:table-cell table:formula="of:= [.B469]*[.B469]*[.B469]*[.B469] - 16*[.B469]*[.B469] + 5*[.B469]" office:value-type="float" office:value="0.289025785233536" calcext:value-type="float">
            <text:p>0.2890257852335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4581876390591" calcext:value-type="float">
            <text:p>-0.244581876390591</text:p>
          </table:table-cell>
          <table:table-cell table:formula="of:=-[.A470]" office:value-type="float" office:value="0.244581876390591" calcext:value-type="float">
            <text:p>0.244581876390591</text:p>
          </table:table-cell>
          <table:table-cell/>
          <table:table-cell table:formula="of:= 100 * ([.A471] - [.A470]*[.A470]) * ([.A471] - [.A470]*[.A470]) + (1 - [.A470]) * (1 - [.A470])" office:value-type="float" office:value="10.038369087641" calcext:value-type="float">
            <text:p>10.038369087641</text:p>
          </table:table-cell>
          <table:table-cell table:formula="of:= 100 * ([.B471] - [.B470]*[.B470]) * ([.B471] - [.B470]*[.B470]) + (1 - [.B470]) * (1 - [.B470])" office:value-type="float" office:value="17.4632564310845" calcext:value-type="float">
            <text:p>17.4632564310845</text:p>
          </table:table-cell>
          <table:table-cell table:formula="of:= [.A470]*[.A470]*[.A470]*[.A470] - 16*[.A470]*[.A470] + 5*[.A470]" office:value-type="float" office:value="-2.17645562248763" calcext:value-type="float">
            <text:p>-2.17645562248763</text:p>
          </table:table-cell>
          <table:table-cell table:formula="of:= [.B470]*[.B470]*[.B470]*[.B470] - 16*[.B470]*[.B470] + 5*[.B470]" office:value-type="float" office:value="0.269363141418281" calcext:value-type="float">
            <text:p>0.2693631414182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1185787078347" calcext:value-type="float">
            <text:p>0.351185787078347</text:p>
          </table:table-cell>
          <table:table-cell table:formula="of:=-[.A471]" office:value-type="float" office:value="-0.351185787078347" calcext:value-type="float">
            <text:p>-0.351185787078347</text:p>
          </table:table-cell>
          <table:table-cell/>
          <table:table-cell table:formula="of:= 100 * ([.A472] - [.A471]*[.A471]) * ([.A472] - [.A471]*[.A471]) + (1 - [.A471]) * (1 - [.A471])" office:value-type="float" office:value="34.3143450784517" calcext:value-type="float">
            <text:p>34.3143450784517</text:p>
          </table:table-cell>
          <table:table-cell table:formula="of:= 100 * ([.B472] - [.B471]*[.B471]) * ([.B472] - [.B471]*[.B471]) + (1 - [.B471]) * (1 - [.B471])" office:value-type="float" office:value="13.0828917885848" calcext:value-type="float">
            <text:p>13.0828917885848</text:p>
          </table:table-cell>
          <table:table-cell table:formula="of:= [.A471]*[.A471]*[.A471]*[.A471] - 16*[.A471]*[.A471] + 5*[.A471]" office:value-type="float" office:value="-0.202163729044622" calcext:value-type="float">
            <text:p>-0.202163729044622</text:p>
          </table:table-cell>
          <table:table-cell table:formula="of:= [.B471]*[.B471]*[.B471]*[.B471] - 16*[.B471]*[.B471] + 5*[.B471]" office:value-type="float" office:value="-3.71402159982809" calcext:value-type="float">
            <text:p>-3.71402159982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8848800224731" calcext:value-type="float">
            <text:p>-0.458848800224731</text:p>
          </table:table-cell>
          <table:table-cell table:formula="of:=-[.A472]" office:value-type="float" office:value="0.458848800224731" calcext:value-type="float">
            <text:p>0.458848800224731</text:p>
          </table:table-cell>
          <table:table-cell/>
          <table:table-cell table:formula="of:= 100 * ([.A473] - [.A472]*[.A472]) * ([.A473] - [.A472]*[.A472]) + (1 - [.A472]) * (1 - [.A472])" office:value-type="float" office:value="25.7340934052865" calcext:value-type="float">
            <text:p>25.7340934052865</text:p>
          </table:table-cell>
          <table:table-cell table:formula="of:= 100 * ([.B473] - [.B472]*[.B472]) * ([.B473] - [.B472]*[.B472]) + (1 - [.B472]) * (1 - [.B472])" office:value-type="float" office:value="0.712413185287475" calcext:value-type="float">
            <text:p>0.712413185287475</text:p>
          </table:table-cell>
          <table:table-cell table:formula="of:= [.A472]*[.A472]*[.A472]*[.A472] - 16*[.A472]*[.A472] + 5*[.A472]" office:value-type="float" office:value="-5.61859151758591" calcext:value-type="float">
            <text:p>-5.61859151758591</text:p>
          </table:table-cell>
          <table:table-cell table:formula="of:= [.B472]*[.B472]*[.B472]*[.B472] - 16*[.B472]*[.B472] + 5*[.B472]" office:value-type="float" office:value="-1.0301035153386" calcext:value-type="float">
            <text:p>-1.03010351533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316333910013" calcext:value-type="float">
            <text:p>-0.275316333910013</text:p>
          </table:table-cell>
          <table:table-cell table:formula="of:=-[.A473]" office:value-type="float" office:value="0.275316333910013" calcext:value-type="float">
            <text:p>0.275316333910013</text:p>
          </table:table-cell>
          <table:table-cell/>
          <table:table-cell table:formula="of:= 100 * ([.A474] - [.A473]*[.A473]) * ([.A474] - [.A473]*[.A473]) + (1 - [.A473]) * (1 - [.A473])" office:value-type="float" office:value="2.22490078721361" calcext:value-type="float">
            <text:p>2.22490078721361</text:p>
          </table:table-cell>
          <table:table-cell table:formula="of:= 100 * ([.B474] - [.B473]*[.B473]) * ([.B474] - [.B473]*[.B473]) + (1 - [.B473]) * (1 - [.B473])" office:value-type="float" office:value="1.07628537806539" calcext:value-type="float">
            <text:p>1.07628537806539</text:p>
          </table:table-cell>
          <table:table-cell table:formula="of:= [.A473]*[.A473]*[.A473]*[.A473] - 16*[.A473]*[.A473] + 5*[.A473]" office:value-type="float" office:value="-2.58362150794002" calcext:value-type="float">
            <text:p>-2.58362150794002</text:p>
          </table:table-cell>
          <table:table-cell table:formula="of:= [.B473]*[.B473]*[.B473]*[.B473] - 16*[.B473]*[.B473] + 5*[.B473]" office:value-type="float" office:value="0.169541831160105" calcext:value-type="float">
            <text:p>0.1695418311601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156169676419005" calcext:value-type="float">
            <text:p>-0.00156169676419005</text:p>
          </table:table-cell>
          <table:table-cell table:formula="of:=-[.A474]" office:value-type="float" office:value="0.00156169676419005" calcext:value-type="float">
            <text:p>0.00156169676419005</text:p>
          </table:table-cell>
          <table:table-cell/>
          <table:table-cell table:formula="of:= 100 * ([.A475] - [.A474]*[.A474]) * ([.A475] - [.A474]*[.A474]) + (1 - [.A474]) * (1 - [.A474])" office:value-type="float" office:value="4.14451716921657" calcext:value-type="float">
            <text:p>4.14451716921657</text:p>
          </table:table-cell>
          <table:table-cell table:formula="of:= 100 * ([.B475] - [.B474]*[.B474]) * ([.B475] - [.B474]*[.B474]) + (1 - [.B474]) * (1 - [.B474])" office:value-type="float" office:value="4.13844329227858" calcext:value-type="float">
            <text:p>4.13844329227858</text:p>
          </table:table-cell>
          <table:table-cell table:formula="of:= [.A474]*[.A474]*[.A474]*[.A474] - 16*[.A474]*[.A474] + 5*[.A474]" office:value-type="float" office:value="-0.00784750616353452" calcext:value-type="float">
            <text:p>-0.00784750616353452</text:p>
          </table:table-cell>
          <table:table-cell table:formula="of:= [.B474]*[.B474]*[.B474]*[.B474] - 16*[.B474]*[.B474] + 5*[.B474]" office:value-type="float" office:value="0.00776946147836594" calcext:value-type="float">
            <text:p>0.007769461478365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724214485432" calcext:value-type="float">
            <text:p>0.17724214485432</text:p>
          </table:table-cell>
          <table:table-cell table:formula="of:=-[.A475]" office:value-type="float" office:value="-0.17724214485432" calcext:value-type="float">
            <text:p>-0.17724214485432</text:p>
          </table:table-cell>
          <table:table-cell/>
          <table:table-cell table:formula="of:= 100 * ([.A476] - [.A475]*[.A475]) * ([.A476] - [.A475]*[.A475]) + (1 - [.A475]) * (1 - [.A475])" office:value-type="float" office:value="20.5511999346037" calcext:value-type="float">
            <text:p>20.5511999346037</text:p>
          </table:table-cell>
          <table:table-cell table:formula="of:= 100 * ([.B476] - [.B475]*[.B475]) * ([.B476] - [.B475]*[.B475]) + (1 - [.B475]) * (1 - [.B475])" office:value-type="float" office:value="16.0529693897052" calcext:value-type="float">
            <text:p>16.0529693897052</text:p>
          </table:table-cell>
          <table:table-cell table:formula="of:= [.A475]*[.A475]*[.A475]*[.A475] - 16*[.A475]*[.A475] + 5*[.A475]" office:value-type="float" office:value="0.384561165941939" calcext:value-type="float">
            <text:p>0.384561165941939</text:p>
          </table:table-cell>
          <table:table-cell table:formula="of:= [.B475]*[.B475]*[.B475]*[.B475] - 16*[.B475]*[.B475] + 5*[.B475]" office:value-type="float" office:value="-1.38786028260126" calcext:value-type="float">
            <text:p>-1.387860282601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4390891032999" calcext:value-type="float">
            <text:p>-0.414390891032999</text:p>
          </table:table-cell>
          <table:table-cell table:formula="of:=-[.A476]" office:value-type="float" office:value="0.414390891032999" calcext:value-type="float">
            <text:p>0.414390891032999</text:p>
          </table:table-cell>
          <table:table-cell/>
          <table:table-cell table:formula="of:= 100 * ([.A477] - [.A476]*[.A476]) * ([.A477] - [.A476]*[.A476]) + (1 - [.A476]) * (1 - [.A476])" office:value-type="float" office:value="2.04810237081216" calcext:value-type="float">
            <text:p>2.04810237081216</text:p>
          </table:table-cell>
          <table:table-cell table:formula="of:= 100 * ([.B477] - [.B476]*[.B476]) * ([.B477] - [.B476]*[.B476]) + (1 - [.B476]) * (1 - [.B476])" office:value-type="float" office:value="10.6870103117779" calcext:value-type="float">
            <text:p>10.6870103117779</text:p>
          </table:table-cell>
          <table:table-cell table:formula="of:= [.A476]*[.A476]*[.A476]*[.A476] - 16*[.A476]*[.A476] + 5*[.A476]" office:value-type="float" office:value="-4.78998373096038" calcext:value-type="float">
            <text:p>-4.78998373096038</text:p>
          </table:table-cell>
          <table:table-cell table:formula="of:= [.B476]*[.B476]*[.B476]*[.B476] - 16*[.B476]*[.B476] + 5*[.B476]" office:value-type="float" office:value="-0.64607482063039" calcext:value-type="float">
            <text:p>-0.646074820630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9902208004608" calcext:value-type="float">
            <text:p>0.149902208004608</text:p>
          </table:table-cell>
          <table:table-cell table:formula="of:=-[.A477]" office:value-type="float" office:value="-0.149902208004608" calcext:value-type="float">
            <text:p>-0.149902208004608</text:p>
          </table:table-cell>
          <table:table-cell/>
          <table:table-cell table:formula="of:= 100 * ([.A478] - [.A477]*[.A477]) * ([.A478] - [.A477]*[.A477]) + (1 - [.A477]) * (1 - [.A477])" office:value-type="float" office:value="13.2635525571204" calcext:value-type="float">
            <text:p>13.2635525571204</text:p>
          </table:table-cell>
          <table:table-cell table:formula="of:= 100 * ([.B478] - [.B477]*[.B477]) * ([.B478] - [.B477]*[.B477]) + (1 - [.B477]) * (1 - [.B477])" office:value-type="float" office:value="17.2481596837456" calcext:value-type="float">
            <text:p>17.2481596837456</text:p>
          </table:table-cell>
          <table:table-cell table:formula="of:= [.A477]*[.A477]*[.A477]*[.A477] - 16*[.A477]*[.A477] + 5*[.A477]" office:value-type="float" office:value="0.390485219687075" calcext:value-type="float">
            <text:p>0.390485219687075</text:p>
          </table:table-cell>
          <table:table-cell table:formula="of:= [.B477]*[.B477]*[.B477]*[.B477] - 16*[.B477]*[.B477] + 5*[.B477]" office:value-type="float" office:value="-1.10853686035901" calcext:value-type="float">
            <text:p>-1.108536860359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6601810120637" calcext:value-type="float">
            <text:p>0.376601810120637</text:p>
          </table:table-cell>
          <table:table-cell table:formula="of:=-[.A478]" office:value-type="float" office:value="-0.376601810120637" calcext:value-type="float">
            <text:p>-0.376601810120637</text:p>
          </table:table-cell>
          <table:table-cell/>
          <table:table-cell table:formula="of:= 100 * ([.A479] - [.A478]*[.A478]) * ([.A479] - [.A478]*[.A478]) + (1 - [.A478]) * (1 - [.A478])" office:value-type="float" office:value="10.2093305597113" calcext:value-type="float">
            <text:p>10.2093305597113</text:p>
          </table:table-cell>
          <table:table-cell table:formula="of:= 100 * ([.B479] - [.B478]*[.B478]) * ([.B479] - [.B478]*[.B478]) + (1 - [.B478]) * (1 - [.B478])" office:value-type="float" office:value="37.5404569574743" calcext:value-type="float">
            <text:p>37.5404569574743</text:p>
          </table:table-cell>
          <table:table-cell table:formula="of:= [.A478]*[.A478]*[.A478]*[.A478] - 16*[.A478]*[.A478] + 5*[.A478]" office:value-type="float" office:value="-0.366138280066187" calcext:value-type="float">
            <text:p>-0.366138280066187</text:p>
          </table:table-cell>
          <table:table-cell table:formula="of:= [.B478]*[.B478]*[.B478]*[.B478] - 16*[.B478]*[.B478] + 5*[.B478]" office:value-type="float" office:value="-4.13215638127256" calcext:value-type="float">
            <text:p>-4.132156381272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5208968324653" calcext:value-type="float">
            <text:p>0.455208968324653</text:p>
          </table:table-cell>
          <table:table-cell table:formula="of:=-[.A479]" office:value-type="float" office:value="-0.455208968324653" calcext:value-type="float">
            <text:p>-0.455208968324653</text:p>
          </table:table-cell>
          <table:table-cell/>
          <table:table-cell table:formula="of:= 100 * ([.A480] - [.A479]*[.A479]) * ([.A480] - [.A479]*[.A479]) + (1 - [.A479]) * (1 - [.A479])" office:value-type="float" office:value="3.57032961742564" calcext:value-type="float">
            <text:p>3.57032961742564</text:p>
          </table:table-cell>
          <table:table-cell table:formula="of:= 100 * ([.B480] - [.B479]*[.B479]) * ([.B480] - [.B479]*[.B479]) + (1 - [.B479]) * (1 - [.B479])" office:value-type="float" office:value="37.5629225413521" calcext:value-type="float">
            <text:p>37.5629225413521</text:p>
          </table:table-cell>
          <table:table-cell table:formula="of:= [.A479]*[.A479]*[.A479]*[.A479] - 16*[.A479]*[.A479] + 5*[.A479]" office:value-type="float" office:value="-0.996460294749644" calcext:value-type="float">
            <text:p>-0.996460294749644</text:p>
          </table:table-cell>
          <table:table-cell table:formula="of:= [.B479]*[.B479]*[.B479]*[.B479] - 16*[.B479]*[.B479] + 5*[.B479]" office:value-type="float" office:value="-5.54854997799617" calcext:value-type="float">
            <text:p>-5.548549977996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144261360708" calcext:value-type="float">
            <text:p>0.388144261360708</text:p>
          </table:table-cell>
          <table:table-cell table:formula="of:=-[.A480]" office:value-type="float" office:value="-0.388144261360708" calcext:value-type="float">
            <text:p>-0.388144261360708</text:p>
          </table:table-cell>
          <table:table-cell/>
          <table:table-cell table:formula="of:= 100 * ([.A481] - [.A480]*[.A480]) * ([.A481] - [.A480]*[.A480]) + (1 - [.A480]) * (1 - [.A480])" office:value-type="float" office:value="0.39658240981883" calcext:value-type="float">
            <text:p>0.39658240981883</text:p>
          </table:table-cell>
          <table:table-cell table:formula="of:= 100 * ([.B481] - [.B480]*[.B480]) * ([.B481] - [.B480]*[.B480]) + (1 - [.B480]) * (1 - [.B480])" office:value-type="float" office:value="10.1298557629334" calcext:value-type="float">
            <text:p>10.1298557629334</text:p>
          </table:table-cell>
          <table:table-cell table:formula="of:= [.A480]*[.A480]*[.A480]*[.A480] - 16*[.A480]*[.A480] + 5*[.A480]" office:value-type="float" office:value="-0.447076954650751" calcext:value-type="float">
            <text:p>-0.447076954650751</text:p>
          </table:table-cell>
          <table:table-cell table:formula="of:= [.B480]*[.B480]*[.B480]*[.B480] - 16*[.B480]*[.B480] + 5*[.B480]" office:value-type="float" office:value="-4.32851956825783" calcext:value-type="float">
            <text:p>-4.32851956825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5751282151535" calcext:value-type="float">
            <text:p>0.135751282151535</text:p>
          </table:table-cell>
          <table:table-cell table:formula="of:=-[.A481]" office:value-type="float" office:value="-0.135751282151535" calcext:value-type="float">
            <text:p>-0.135751282151535</text:p>
          </table:table-cell>
          <table:table-cell/>
          <table:table-cell table:formula="of:= 100 * ([.A482] - [.A481]*[.A481]) * ([.A482] - [.A481]*[.A481]) + (1 - [.A481]) * (1 - [.A481])" office:value-type="float" office:value="1.24097538628478" calcext:value-type="float">
            <text:p>1.24097538628478</text:p>
          </table:table-cell>
          <table:table-cell table:formula="of:= 100 * ([.B482] - [.B481]*[.B481]) * ([.B482] - [.B481]*[.B481]) + (1 - [.B481]) * (1 - [.B481])" office:value-type="float" office:value="2.43794633980726" calcext:value-type="float">
            <text:p>2.43794633980726</text:p>
          </table:table-cell>
          <table:table-cell table:formula="of:= [.A481]*[.A481]*[.A481]*[.A481] - 16*[.A481]*[.A481] + 5*[.A481]" office:value-type="float" office:value="0.38424144738256" calcext:value-type="float">
            <text:p>0.38424144738256</text:p>
          </table:table-cell>
          <table:table-cell table:formula="of:= [.B481]*[.B481]*[.B481]*[.B481] - 16*[.B481]*[.B481] + 5*[.B481]" office:value-type="float" office:value="-0.973271374132794" calcext:value-type="float">
            <text:p>-0.9732713741327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87170682954915" calcext:value-type="float">
            <text:p>0.0887170682954915</text:p>
          </table:table-cell>
          <table:table-cell table:formula="of:=-[.A482]" office:value-type="float" office:value="-0.0887170682954915" calcext:value-type="float">
            <text:p>-0.0887170682954915</text:p>
          </table:table-cell>
          <table:table-cell/>
          <table:table-cell table:formula="of:= 100 * ([.A483] - [.A482]*[.A482]) * ([.A483] - [.A482]*[.A482]) + (1 - [.A482]) * (1 - [.A482])" office:value-type="float" office:value="25.3536891316318" calcext:value-type="float">
            <text:p>25.3536891316318</text:p>
          </table:table-cell>
          <table:table-cell table:formula="of:= 100 * ([.B483] - [.B482]*[.B482]) * ([.B483] - [.B482]*[.B482]) + (1 - [.B482]) * (1 - [.B482])" office:value-type="float" office:value="24.1742746721667" calcext:value-type="float">
            <text:p>24.1742746721667</text:p>
          </table:table-cell>
          <table:table-cell table:formula="of:= [.A482]*[.A482]*[.A482]*[.A482] - 16*[.A482]*[.A482] + 5*[.A482]" office:value-type="float" office:value="0.3177157983714" calcext:value-type="float">
            <text:p>0.3177157983714</text:p>
          </table:table-cell>
          <table:table-cell table:formula="of:= [.B482]*[.B482]*[.B482]*[.B482] - 16*[.B482]*[.B482] + 5*[.B482]" office:value-type="float" office:value="-0.569454884583515" calcext:value-type="float">
            <text:p>-0.5694548845835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338859144056" calcext:value-type="float">
            <text:p>-0.487338859144056</text:p>
          </table:table-cell>
          <table:table-cell table:formula="of:=-[.A483]" office:value-type="float" office:value="0.487338859144056" calcext:value-type="float">
            <text:p>0.487338859144056</text:p>
          </table:table-cell>
          <table:table-cell/>
          <table:table-cell table:formula="of:= 100 * ([.A484] - [.A483]*[.A483]) * ([.A484] - [.A483]*[.A483]) + (1 - [.A483]) * (1 - [.A483])" office:value-type="float" office:value="6.24607142641454" calcext:value-type="float">
            <text:p>6.24607142641454</text:p>
          </table:table-cell>
          <table:table-cell table:formula="of:= 100 * ([.B484] - [.B483]*[.B483]) * ([.B484] - [.B483]*[.B483]) + (1 - [.B483]) * (1 - [.B483])" office:value-type="float" office:value="7.77879454158438" calcext:value-type="float">
            <text:p>7.77879454158438</text:p>
          </table:table-cell>
          <table:table-cell table:formula="of:= [.A483]*[.A483]*[.A483]*[.A483] - 16*[.A483]*[.A483] + 5*[.A483]" office:value-type="float" office:value="-6.18027506110374" calcext:value-type="float">
            <text:p>-6.18027506110374</text:p>
          </table:table-cell>
          <table:table-cell table:formula="of:= [.B483]*[.B483]*[.B483]*[.B483] - 16*[.B483]*[.B483] + 5*[.B483]" office:value-type="float" office:value="-1.30688646966318" calcext:value-type="float">
            <text:p>-1.306886469663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66535875168804" calcext:value-type="float">
            <text:p>0.0366535875168804</text:p>
          </table:table-cell>
          <table:table-cell table:formula="of:=-[.A484]" office:value-type="float" office:value="-0.0366535875168804" calcext:value-type="float">
            <text:p>-0.0366535875168804</text:p>
          </table:table-cell>
          <table:table-cell/>
          <table:table-cell table:formula="of:= 100 * ([.A485] - [.A484]*[.A484]) * ([.A485] - [.A484]*[.A484]) + (1 - [.A484]) * (1 - [.A484])" office:value-type="float" office:value="16.1778050238301" calcext:value-type="float">
            <text:p>16.1778050238301</text:p>
          </table:table-cell>
          <table:table-cell table:formula="of:= 100 * ([.B485] - [.B484]*[.B484]) * ([.B485] - [.B484]*[.B484]) + (1 - [.B484]) * (1 - [.B484])" office:value-type="float" office:value="16.1152838062319" calcext:value-type="float">
            <text:p>16.1152838062319</text:p>
          </table:table-cell>
          <table:table-cell table:formula="of:= [.A484]*[.A484]*[.A484]*[.A484] - 16*[.A484]*[.A484] + 5*[.A484]" office:value-type="float" office:value="0.161773974891909" calcext:value-type="float">
            <text:p>0.161773974891909</text:p>
          </table:table-cell>
          <table:table-cell table:formula="of:= [.B484]*[.B484]*[.B484]*[.B484] - 16*[.B484]*[.B484] + 5*[.B484]" office:value-type="float" office:value="-0.204761900276894" calcext:value-type="float">
            <text:p>-0.2047619002768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9166036984604" calcext:value-type="float">
            <text:p>-0.389166036984604</text:p>
          </table:table-cell>
          <table:table-cell table:formula="of:=-[.A485]" office:value-type="float" office:value="0.389166036984604" calcext:value-type="float">
            <text:p>0.389166036984604</text:p>
          </table:table-cell>
          <table:table-cell/>
          <table:table-cell table:formula="of:= 100 * ([.A486] - [.A485]*[.A485]) * ([.A486] - [.A485]*[.A485]) + (1 - [.A485]) * (1 - [.A485])" office:value-type="float" office:value="9.11475281225976" calcext:value-type="float">
            <text:p>9.11475281225976</text:p>
          </table:table-cell>
          <table:table-cell table:formula="of:= 100 * ([.B486] - [.B485]*[.B485]) * ([.B486] - [.B485]*[.B485]) + (1 - [.B485]) * (1 - [.B485])" office:value-type="float" office:value="0.494587494081388" calcext:value-type="float">
            <text:p>0.494587494081388</text:p>
          </table:table-cell>
          <table:table-cell table:formula="of:= [.A485]*[.A485]*[.A485]*[.A485] - 16*[.A485]*[.A485] + 5*[.A485]" office:value-type="float" office:value="-4.34609629000453" calcext:value-type="float">
            <text:p>-4.34609629000453</text:p>
          </table:table-cell>
          <table:table-cell table:formula="of:= [.B485]*[.B485]*[.B485]*[.B485] - 16*[.B485]*[.B485] + 5*[.B485]" office:value-type="float" office:value="-0.45443592015849" calcext:value-type="float">
            <text:p>-0.454435920158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6597749090442" calcext:value-type="float">
            <text:p>-0.116597749090442</text:p>
          </table:table-cell>
          <table:table-cell table:formula="of:=-[.A486]" office:value-type="float" office:value="0.116597749090442" calcext:value-type="float">
            <text:p>0.116597749090442</text:p>
          </table:table-cell>
          <table:table-cell/>
          <table:table-cell table:formula="of:= 100 * ([.A487] - [.A486]*[.A486]) * ([.A487] - [.A486]*[.A486]) + (1 - [.A486]) * (1 - [.A486])" office:value-type="float" office:value="7.56575014928802" calcext:value-type="float">
            <text:p>7.56575014928802</text:p>
          </table:table-cell>
          <table:table-cell table:formula="of:= 100 * ([.B487] - [.B486]*[.B486]) * ([.B487] - [.B486]*[.B486]) + (1 - [.B486]) * (1 - [.B486])" office:value-type="float" office:value="8.54027214637133" calcext:value-type="float">
            <text:p>8.54027214637133</text:p>
          </table:table-cell>
          <table:table-cell table:formula="of:= [.A486]*[.A486]*[.A486]*[.A486] - 16*[.A486]*[.A486] + 5*[.A486]" office:value-type="float" office:value="-0.800324481960352" calcext:value-type="float">
            <text:p>-0.800324481960352</text:p>
          </table:table-cell>
          <table:table-cell table:formula="of:= [.B486]*[.B486]*[.B486]*[.B486] - 16*[.B486]*[.B486] + 5*[.B486]" office:value-type="float" office:value="0.365653008944066" calcext:value-type="float">
            <text:p>0.3656530089440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4970443914389" calcext:value-type="float">
            <text:p>0.264970443914389</text:p>
          </table:table-cell>
          <table:table-cell table:formula="of:=-[.A487]" office:value-type="float" office:value="-0.264970443914389" calcext:value-type="float">
            <text:p>-0.264970443914389</text:p>
          </table:table-cell>
          <table:table-cell/>
          <table:table-cell table:formula="of:= 100 * ([.A488] - [.A487]*[.A487]) * ([.A488] - [.A487]*[.A487]) + (1 - [.A487]) * (1 - [.A487])" office:value-type="float" office:value="29.3467633350789" calcext:value-type="float">
            <text:p>29.3467633350789</text:p>
          </table:table-cell>
          <table:table-cell table:formula="of:= 100 * ([.B488] - [.B487]*[.B487]) * ([.B488] - [.B487]*[.B487]) + (1 - [.B487]) * (1 - [.B487])" office:value-type="float" office:value="17.3053727064142" calcext:value-type="float">
            <text:p>17.3053727064142</text:p>
          </table:table-cell>
          <table:table-cell table:formula="of:= [.A487]*[.A487]*[.A487]*[.A487] - 16*[.A487]*[.A487] + 5*[.A487]" office:value-type="float" office:value="0.2064321920833" calcext:value-type="float">
            <text:p>0.2064321920833</text:p>
          </table:table-cell>
          <table:table-cell table:formula="of:= [.B487]*[.B487]*[.B487]*[.B487] - 16*[.B487]*[.B487] + 5*[.B487]" office:value-type="float" office:value="-2.44327224706059" calcext:value-type="float">
            <text:p>-2.443272247060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6507487575081" calcext:value-type="float">
            <text:p>-0.466507487575081</text:p>
          </table:table-cell>
          <table:table-cell table:formula="of:=-[.A488]" office:value-type="float" office:value="0.466507487575081" calcext:value-type="float">
            <text:p>0.466507487575081</text:p>
          </table:table-cell>
          <table:table-cell/>
          <table:table-cell table:formula="of:= 100 * ([.A489] - [.A488]*[.A488]) * ([.A489] - [.A488]*[.A488]) + (1 - [.A488]) * (1 - [.A488])" office:value-type="float" office:value="19.6596667582589" calcext:value-type="float">
            <text:p>19.6596667582589</text:p>
          </table:table-cell>
          <table:table-cell table:formula="of:= 100 * ([.B489] - [.B488]*[.B488]) * ([.B489] - [.B488]*[.B488]) + (1 - [.B488]) * (1 - [.B488])" office:value-type="float" office:value="0.312907628555625" calcext:value-type="float">
            <text:p>0.312907628555625</text:p>
          </table:table-cell>
          <table:table-cell table:formula="of:= [.A488]*[.A488]*[.A488]*[.A488] - 16*[.A488]*[.A488] + 5*[.A488]" office:value-type="float" office:value="-5.76724272894713" calcext:value-type="float">
            <text:p>-5.76724272894713</text:p>
          </table:table-cell>
          <table:table-cell table:formula="of:= [.B488]*[.B488]*[.B488]*[.B488] - 16*[.B488]*[.B488] + 5*[.B488]" office:value-type="float" office:value="-1.10216785319632" calcext:value-type="float">
            <text:p>-1.102167853196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0808603471888" calcext:value-type="float">
            <text:p>-0.200808603471888</text:p>
          </table:table-cell>
          <table:table-cell table:formula="of:=-[.A489]" office:value-type="float" office:value="0.200808603471888" calcext:value-type="float">
            <text:p>0.200808603471888</text:p>
          </table:table-cell>
          <table:table-cell/>
          <table:table-cell table:formula="of:= 100 * ([.A490] - [.A489]*[.A489]) * ([.A490] - [.A489]*[.A489]) + (1 - [.A489]) * (1 - [.A489])" office:value-type="float" office:value="10.8181316820529" calcext:value-type="float">
            <text:p>10.8181316820529</text:p>
          </table:table-cell>
          <table:table-cell table:formula="of:= 100 * ([.B490] - [.B489]*[.B489]) * ([.B490] - [.B489]*[.B489]) + (1 - [.B489]) * (1 - [.B489])" office:value-type="float" office:value="5.72632391690604" calcext:value-type="float">
            <text:p>5.72632391690604</text:p>
          </table:table-cell>
          <table:table-cell table:formula="of:= [.A489]*[.A489]*[.A489]*[.A489] - 16*[.A489]*[.A489] + 5*[.A489]" office:value-type="float" office:value="-1.64760250835673" calcext:value-type="float">
            <text:p>-1.64760250835673</text:p>
          </table:table-cell>
          <table:table-cell table:formula="of:= [.B489]*[.B489]*[.B489]*[.B489] - 16*[.B489]*[.B489] + 5*[.B489]" office:value-type="float" office:value="0.360483526362144" calcext:value-type="float">
            <text:p>0.3604835263621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5881560824605" calcext:value-type="float">
            <text:p>-0.265881560824605</text:p>
          </table:table-cell>
          <table:table-cell table:formula="of:=-[.A490]" office:value-type="float" office:value="0.265881560824605" calcext:value-type="float">
            <text:p>0.265881560824605</text:p>
          </table:table-cell>
          <table:table-cell/>
          <table:table-cell table:formula="of:= 100 * ([.A491] - [.A490]*[.A490]) * ([.A491] - [.A490]*[.A490]) + (1 - [.A490]) * (1 - [.A490])" office:value-type="float" office:value="22.9801864418051" calcext:value-type="float">
            <text:p>22.9801864418051</text:p>
          </table:table-cell>
          <table:table-cell table:formula="of:= 100 * ([.B491] - [.B490]*[.B490]) * ([.B491] - [.B490]*[.B490]) + (1 - [.B490]) * (1 - [.B490])" office:value-type="float" office:value="10.8413972271626" calcext:value-type="float">
            <text:p>10.8413972271626</text:p>
          </table:table-cell>
          <table:table-cell table:formula="of:= [.A490]*[.A490]*[.A490]*[.A490] - 16*[.A490]*[.A490] + 5*[.A490]" office:value-type="float" office:value="-2.45549837343828" calcext:value-type="float">
            <text:p>-2.45549837343828</text:p>
          </table:table-cell>
          <table:table-cell table:formula="of:= [.B490]*[.B490]*[.B490]*[.B490] - 16*[.B490]*[.B490] + 5*[.B490]" office:value-type="float" office:value="0.203317234807769" calcext:value-type="float">
            <text:p>0.2033172348077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1667572606897" calcext:value-type="float">
            <text:p>-0.391667572606897</text:p>
          </table:table-cell>
          <table:table-cell table:formula="of:=-[.A491]" office:value-type="float" office:value="0.391667572606897" calcext:value-type="float">
            <text:p>0.391667572606897</text:p>
          </table:table-cell>
          <table:table-cell/>
          <table:table-cell table:formula="of:= 100 * ([.A492] - [.A491]*[.A491]) * ([.A492] - [.A491]*[.A491]) + (1 - [.A491]) * (1 - [.A491])" office:value-type="float" office:value="2.30624573223499" calcext:value-type="float">
            <text:p>2.30624573223499</text:p>
          </table:table-cell>
          <table:table-cell table:formula="of:= 100 * ([.B492] - [.B491]*[.B491]) * ([.B492] - [.B491]*[.B491]) + (1 - [.B491]) * (1 - [.B491])" office:value-type="float" office:value="13.8826084088819" calcext:value-type="float">
            <text:p>13.8826084088819</text:p>
          </table:table-cell>
          <table:table-cell table:formula="of:= [.A491]*[.A491]*[.A491]*[.A491] - 16*[.A491]*[.A491] + 5*[.A491]" office:value-type="float" office:value="-4.38926103198672" calcext:value-type="float">
            <text:p>-4.38926103198672</text:p>
          </table:table-cell>
          <table:table-cell table:formula="of:= [.B491]*[.B491]*[.B491]*[.B491] - 16*[.B491]*[.B491] + 5*[.B491]" office:value-type="float" office:value="-0.472585305917749" calcext:value-type="float">
            <text:p>-0.4725853059177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4190583068058" calcext:value-type="float">
            <text:p>0.214190583068058</text:p>
          </table:table-cell>
          <table:table-cell table:formula="of:=-[.A492]" office:value-type="float" office:value="-0.214190583068058" calcext:value-type="float">
            <text:p>-0.214190583068058</text:p>
          </table:table-cell>
          <table:table-cell/>
          <table:table-cell table:formula="of:= 100 * ([.A493] - [.A492]*[.A492]) * ([.A493] - [.A492]*[.A492]) + (1 - [.A492]) * (1 - [.A492])" office:value-type="float" office:value="10.5895170185091" calcext:value-type="float">
            <text:p>10.5895170185091</text:p>
          </table:table-cell>
          <table:table-cell table:formula="of:= 100 * ([.B493] - [.B492]*[.B492]) * ([.B493] - [.B492]*[.B492]) + (1 - [.B492]) * (1 - [.B492])" office:value-type="float" office:value="18.0831662971533" calcext:value-type="float">
            <text:p>18.0831662971533</text:p>
          </table:table-cell>
          <table:table-cell table:formula="of:= [.A492]*[.A492]*[.A492]*[.A492] - 16*[.A492]*[.A492] + 5*[.A492]" office:value-type="float" office:value="0.33901597606056" calcext:value-type="float">
            <text:p>0.33901597606056</text:p>
          </table:table-cell>
          <table:table-cell table:formula="of:= [.B492]*[.B492]*[.B492]*[.B492] - 16*[.B492]*[.B492] + 5*[.B492]" office:value-type="float" office:value="-1.80288985462002" calcext:value-type="float">
            <text:p>-1.802889854620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166266851686" calcext:value-type="float">
            <text:p>0.36166266851686</text:p>
          </table:table-cell>
          <table:table-cell table:formula="of:=-[.A493]" office:value-type="float" office:value="-0.36166266851686" calcext:value-type="float">
            <text:p>-0.36166266851686</text:p>
          </table:table-cell>
          <table:table-cell/>
          <table:table-cell table:formula="of:= 100 * ([.A494] - [.A493]*[.A493]) * ([.A494] - [.A493]*[.A493]) + (1 - [.A493]) * (1 - [.A493])" office:value-type="float" office:value="3.59443912408727" calcext:value-type="float">
            <text:p>3.59443912408727</text:p>
          </table:table-cell>
          <table:table-cell table:formula="of:= 100 * ([.B494] - [.B493]*[.B493]) * ([.B494] - [.B493]*[.B493]) + (1 - [.B493]) * (1 - [.B493])" office:value-type="float" office:value="2.5443381841288" calcext:value-type="float">
            <text:p>2.5443381841288</text:p>
          </table:table-cell>
          <table:table-cell table:formula="of:= [.A493]*[.A493]*[.A493]*[.A493] - 16*[.A493]*[.A493] + 5*[.A493]" office:value-type="float" office:value="-0.267376220070519" calcext:value-type="float">
            <text:p>-0.267376220070519</text:p>
          </table:table-cell>
          <table:table-cell table:formula="of:= [.B493]*[.B493]*[.B493]*[.B493] - 16*[.B493]*[.B493] + 5*[.B493]" office:value-type="float" office:value="-3.88400290523912" calcext:value-type="float">
            <text:p>-3.884002905239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77208293948301" calcext:value-type="float">
            <text:p>-0.0477208293948301</text:p>
          </table:table-cell>
          <table:table-cell table:formula="of:=-[.A494]" office:value-type="float" office:value="0.0477208293948301" calcext:value-type="float">
            <text:p>0.0477208293948301</text:p>
          </table:table-cell>
          <table:table-cell/>
          <table:table-cell table:formula="of:= 100 * ([.A495] - [.A494]*[.A494]) * ([.A495] - [.A494]*[.A494]) + (1 - [.A494]) * (1 - [.A494])" office:value-type="float" office:value="1.27568230990683" calcext:value-type="float">
            <text:p>1.27568230990683</text:p>
          </table:table-cell>
          <table:table-cell table:formula="of:= 100 * ([.B495] - [.B494]*[.B494]) * ([.B495] - [.B494]*[.B494]) + (1 - [.B494]) * (1 - [.B494])" office:value-type="float" office:value="1.12530081358211" calcext:value-type="float">
            <text:p>1.12530081358211</text:p>
          </table:table-cell>
          <table:table-cell table:formula="of:= [.A494]*[.A494]*[.A494]*[.A494] - 16*[.A494]*[.A494] + 5*[.A494]" office:value-type="float" office:value="-0.275035401911162" calcext:value-type="float">
            <text:p>-0.275035401911162</text:p>
          </table:table-cell>
          <table:table-cell table:formula="of:= [.B494]*[.B494]*[.B494]*[.B494] - 16*[.B494]*[.B494] + 5*[.B494]" office:value-type="float" office:value="0.20217289203714" calcext:value-type="float">
            <text:p>0.202172892037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44629829047338" calcext:value-type="float">
            <text:p>0.0444629829047338</text:p>
          </table:table-cell>
          <table:table-cell table:formula="of:=-[.A495]" office:value-type="float" office:value="-0.0444629829047338" calcext:value-type="float">
            <text:p>-0.0444629829047338</text:p>
          </table:table-cell>
          <table:table-cell/>
          <table:table-cell table:formula="of:= 100 * ([.A496] - [.A495]*[.A495]) * ([.A496] - [.A495]*[.A495]) + (1 - [.A495]) * (1 - [.A495])" office:value-type="float" office:value="11.1834410413408" calcext:value-type="float">
            <text:p>11.1834410413408</text:p>
          </table:table-cell>
          <table:table-cell table:formula="of:= 100 * ([.B496] - [.B495]*[.B495]) * ([.B496] - [.B495]*[.B495]) + (1 - [.B495]) * (1 - [.B495])" office:value-type="float" office:value="11.1094306189915" calcext:value-type="float">
            <text:p>11.1094306189915</text:p>
          </table:table-cell>
          <table:table-cell table:formula="of:= [.A495]*[.A495]*[.A495]*[.A495] - 16*[.A495]*[.A495] + 5*[.A495]" office:value-type="float" office:value="0.190687513301465" calcext:value-type="float">
            <text:p>0.190687513301465</text:p>
          </table:table-cell>
          <table:table-cell table:formula="of:= [.B495]*[.B495]*[.B495]*[.B495] - 16*[.B495]*[.B495] + 5*[.B495]" office:value-type="float" office:value="-0.253942315745874" calcext:value-type="float">
            <text:p>-0.2539423157458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8497535900659" calcext:value-type="float">
            <text:p>-0.318497535900659</text:p>
          </table:table-cell>
          <table:table-cell table:formula="of:=-[.A496]" office:value-type="float" office:value="0.318497535900659" calcext:value-type="float">
            <text:p>0.318497535900659</text:p>
          </table:table-cell>
          <table:table-cell/>
          <table:table-cell table:formula="of:= 100 * ([.A497] - [.A496]*[.A496]) * ([.A497] - [.A496]*[.A496]) + (1 - [.A496]) * (1 - [.A496])" office:value-type="float" office:value="1.74178962640453" calcext:value-type="float">
            <text:p>1.74178962640453</text:p>
          </table:table-cell>
          <table:table-cell table:formula="of:= 100 * ([.B497] - [.B496]*[.B496]) * ([.B497] - [.B496]*[.B496]) + (1 - [.B496]) * (1 - [.B496])" office:value-type="float" office:value="4.34889622011195" calcext:value-type="float">
            <text:p>4.34889622011195</text:p>
          </table:table-cell>
          <table:table-cell table:formula="of:= [.A496]*[.A496]*[.A496]*[.A496] - 16*[.A496]*[.A496] + 5*[.A496]" office:value-type="float" office:value="-3.20524835386506" calcext:value-type="float">
            <text:p>-3.20524835386506</text:p>
          </table:table-cell>
          <table:table-cell table:formula="of:= [.B496]*[.B496]*[.B496]*[.B496] - 16*[.B496]*[.B496] + 5*[.B496]" office:value-type="float" office:value="-0.0202729948584695" calcext:value-type="float">
            <text:p>-0.02027299485846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56494160668733" calcext:value-type="float">
            <text:p>0.0956494160668733</text:p>
          </table:table-cell>
          <table:table-cell table:formula="of:=-[.A497]" office:value-type="float" office:value="-0.0956494160668733" calcext:value-type="float">
            <text:p>-0.0956494160668733</text:p>
          </table:table-cell>
          <table:table-cell/>
          <table:table-cell table:formula="of:= 100 * ([.A498] - [.A497]*[.A497]) * ([.A498] - [.A497]*[.A497]) + (1 - [.A497]) * (1 - [.A497])" office:value-type="float" office:value="20.0377531317015" calcext:value-type="float">
            <text:p>20.0377531317015</text:p>
          </table:table-cell>
          <table:table-cell table:formula="of:= 100 * ([.B498] - [.B497]*[.B497]) * ([.B498] - [.B497]*[.B497]) + (1 - [.B497]) * (1 - [.B497])" office:value-type="float" office:value="22.0581852152117" calcext:value-type="float">
            <text:p>22.0581852152117</text:p>
          </table:table-cell>
          <table:table-cell table:formula="of:= [.A497]*[.A497]*[.A497]*[.A497] - 16*[.A497]*[.A497] + 5*[.A497]" office:value-type="float" office:value="0.331949808370368" calcext:value-type="float">
            <text:p>0.331949808370368</text:p>
          </table:table-cell>
          <table:table-cell table:formula="of:= [.B497]*[.B497]*[.B497]*[.B497] - 16*[.B497]*[.B497] + 5*[.B497]" office:value-type="float" office:value="-0.624544352298365" calcext:value-type="float">
            <text:p>-0.6245443522983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7553910593666" calcext:value-type="float">
            <text:p>0.447553910593666</text:p>
          </table:table-cell>
          <table:table-cell table:formula="of:=-[.A498]" office:value-type="float" office:value="-0.447553910593666" calcext:value-type="float">
            <text:p>-0.447553910593666</text:p>
          </table:table-cell>
          <table:table-cell/>
          <table:table-cell table:formula="of:= 100 * ([.A499] - [.A498]*[.A498]) * ([.A499] - [.A498]*[.A498]) + (1 - [.A498]) * (1 - [.A498])" office:value-type="float" office:value="28.1799361086583" calcext:value-type="float">
            <text:p>28.1799361086583</text:p>
          </table:table-cell>
          <table:table-cell table:formula="of:= 100 * ([.B499] - [.B498]*[.B498]) * ([.B499] - [.B498]*[.B498]) + (1 - [.B498]) * (1 - [.B498])" office:value-type="float" office:value="3.71737576673784" calcext:value-type="float">
            <text:p>3.71737576673784</text:p>
          </table:table-cell>
          <table:table-cell table:formula="of:= [.A498]*[.A498]*[.A498]*[.A498] - 16*[.A498]*[.A498] + 5*[.A498]" office:value-type="float" office:value="-0.926980599357519" calcext:value-type="float">
            <text:p>-0.926980599357519</text:p>
          </table:table-cell>
          <table:table-cell table:formula="of:= [.B498]*[.B498]*[.B498]*[.B498] - 16*[.B498]*[.B498] + 5*[.B498]" office:value-type="float" office:value="-5.40251970529418" calcext:value-type="float">
            <text:p>-5.40251970529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7660831456892" calcext:value-type="float">
            <text:p>-0.327660831456892</text:p>
          </table:table-cell>
          <table:table-cell table:formula="of:=-[.A499]" office:value-type="float" office:value="0.327660831456892" calcext:value-type="float">
            <text:p>0.327660831456892</text:p>
          </table:table-cell>
          <table:table-cell/>
          <table:table-cell table:formula="of:= 100 * ([.A500] - [.A499]*[.A499]) * ([.A500] - [.A499]*[.A499]) + (1 - [.A499]) * (1 - [.A499])" office:value-type="float" office:value="31.3694909808469" calcext:value-type="float">
            <text:p>31.3694909808469</text:p>
          </table:table-cell>
          <table:table-cell table:formula="of:= 100 * ([.B500] - [.B499]*[.B499]) * ([.B500] - [.B499]*[.B499]) + (1 - [.B499]) * (1 - [.B499])" office:value-type="float" office:value="11.3023534075636" calcext:value-type="float">
            <text:p>11.3023534075636</text:p>
          </table:table-cell>
          <table:table-cell table:formula="of:= [.A499]*[.A499]*[.A499]*[.A499] - 16*[.A499]*[.A499] + 5*[.A499]" office:value-type="float" office:value="-3.34456356727064" calcext:value-type="float">
            <text:p>-3.34456356727064</text:p>
          </table:table-cell>
          <table:table-cell table:formula="of:= [.B499]*[.B499]*[.B499]*[.B499] - 16*[.B499]*[.B499] + 5*[.B499]" office:value-type="float" office:value="-0.0679552527017244" calcext:value-type="float">
            <text:p>-0.06795525270172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6759760265502" calcext:value-type="float">
            <text:p>-0.436759760265502</text:p>
          </table:table-cell>
          <table:table-cell table:formula="of:=-[.A500]" office:value-type="float" office:value="0.436759760265502" calcext:value-type="float">
            <text:p>0.436759760265502</text:p>
          </table:table-cell>
          <table:table-cell/>
          <table:table-cell table:formula="of:= 100 * ([.A501] - [.A500]*[.A500]) * ([.A501] - [.A500]*[.A500]) + (1 - [.A500]) * (1 - [.A500])" office:value-type="float" office:value="3.72981530640198" calcext:value-type="float">
            <text:p>3.72981530640198</text:p>
          </table:table-cell>
          <table:table-cell table:formula="of:= 100 * ([.B501] - [.B500]*[.B500]) * ([.B501] - [.B500]*[.B500]) + (1 - [.B500]) * (1 - [.B500])" office:value-type="float" office:value="26.3858052304279" calcext:value-type="float">
            <text:p>26.3858052304279</text:p>
          </table:table-cell>
          <table:table-cell table:formula="of:= [.A500]*[.A500]*[.A500]*[.A500] - 16*[.A500]*[.A500] + 5*[.A500]" office:value-type="float" office:value="-5.19955518259636" calcext:value-type="float">
            <text:p>-5.19955518259636</text:p>
          </table:table-cell>
          <table:table-cell table:formula="of:= [.B500]*[.B500]*[.B500]*[.B500] - 16*[.B500]*[.B500] + 5*[.B500]" office:value-type="float" office:value="-0.831957579941343" calcext:value-type="float">
            <text:p>-0.8319575799413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9814762130008" calcext:value-type="float">
            <text:p>0.319814762130008</text:p>
          </table:table-cell>
          <table:table-cell table:formula="of:=-[.A501]" office:value-type="float" office:value="-0.319814762130008" calcext:value-type="float">
            <text:p>-0.319814762130008</text:p>
          </table:table-cell>
          <table:table-cell/>
          <table:table-cell table:formula="of:= 100 * ([.A502] - [.A501]*[.A501]) * ([.A502] - [.A501]*[.A501]) + (1 - [.A501]) * (1 - [.A501])" office:value-type="float" office:value="3.92028613557735" calcext:value-type="float">
            <text:p>3.92028613557735</text:p>
          </table:table-cell>
          <table:table-cell table:formula="of:= 100 * ([.B502] - [.B501]*[.B501]) * ([.B502] - [.B501]*[.B501]) + (1 - [.B501]) * (1 - [.B501])" office:value-type="float" office:value="16.9917257606132" calcext:value-type="float">
            <text:p>16.9917257606132</text:p>
          </table:table-cell>
          <table:table-cell table:formula="of:= [.A501]*[.A501]*[.A501]*[.A501] - 16*[.A501]*[.A501] + 5*[.A501]" office:value-type="float" office:value="-0.0269684009946194" calcext:value-type="float">
            <text:p>-0.0269684009946194</text:p>
          </table:table-cell>
          <table:table-cell table:formula="of:= [.B501]*[.B501]*[.B501]*[.B501] - 16*[.B501]*[.B501] + 5*[.B501]" office:value-type="float" office:value="-3.2251160222947" calcext:value-type="float">
            <text:p>-3.22511602229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8228629883415" calcext:value-type="float">
            <text:p>0.288228629883415</text:p>
          </table:table-cell>
          <table:table-cell table:formula="of:=-[.A502]" office:value-type="float" office:value="-0.288228629883415" calcext:value-type="float">
            <text:p>-0.288228629883415</text:p>
          </table:table-cell>
          <table:table-cell/>
          <table:table-cell table:formula="of:= 100 * ([.A503] - [.A502]*[.A502]) * ([.A503] - [.A502]*[.A502]) + (1 - [.A502]) * (1 - [.A502])" office:value-type="float" office:value="22.6834886300366" calcext:value-type="float">
            <text:p>22.6834886300366</text:p>
          </table:table-cell>
          <table:table-cell table:formula="of:= 100 * ([.B503] - [.B502]*[.B502]) * ([.B503] - [.B502]*[.B502]) + (1 - [.B502]) * (1 - [.B502])" office:value-type="float" office:value="10.9481154223724" calcext:value-type="float">
            <text:p>10.9481154223724</text:p>
          </table:table-cell>
          <table:table-cell table:formula="of:= [.A502]*[.A502]*[.A502]*[.A502] - 16*[.A502]*[.A502] + 5*[.A502]" office:value-type="float" office:value="0.118832839154581" calcext:value-type="float">
            <text:p>0.118832839154581</text:p>
          </table:table-cell>
          <table:table-cell table:formula="of:= [.B502]*[.B502]*[.B502]*[.B502] - 16*[.B502]*[.B502] + 5*[.B502]" office:value-type="float" office:value="-2.76345345967957" calcext:value-type="float">
            <text:p>-2.763453459679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7847500626423" calcext:value-type="float">
            <text:p>-0.387847500626423</text:p>
          </table:table-cell>
          <table:table-cell table:formula="of:=-[.A503]" office:value-type="float" office:value="0.387847500626423" calcext:value-type="float">
            <text:p>0.387847500626423</text:p>
          </table:table-cell>
          <table:table-cell/>
          <table:table-cell table:formula="of:= 100 * ([.A504] - [.A503]*[.A503]) * ([.A504] - [.A503]*[.A503]) + (1 - [.A503]) * (1 - [.A503])" office:value-type="float" office:value="2.29672630006653" calcext:value-type="float">
            <text:p>2.29672630006653</text:p>
          </table:table-cell>
          <table:table-cell table:formula="of:= 100 * ([.B504] - [.B503]*[.B503]) * ([.B504] - [.B503]*[.B503]) + (1 - [.B503]) * (1 - [.B503])" office:value-type="float" office:value="6.13348185176682" calcext:value-type="float">
            <text:p>6.13348185176682</text:p>
          </table:table-cell>
          <table:table-cell table:formula="of:= [.A503]*[.A503]*[.A503]*[.A503] - 16*[.A503]*[.A503] + 5*[.A503]" office:value-type="float" office:value="-4.32342055667743" calcext:value-type="float">
            <text:p>-4.32342055667743</text:p>
          </table:table-cell>
          <table:table-cell table:formula="of:= [.B503]*[.B503]*[.B503]*[.B503] - 16*[.B503]*[.B503] + 5*[.B503]" office:value-type="float" office:value="-0.444945550413198" calcext:value-type="float">
            <text:p>-0.4449455504131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95482975407565" calcext:value-type="float">
            <text:p>0.0895482975407565</text:p>
          </table:table-cell>
          <table:table-cell table:formula="of:=-[.A504]" office:value-type="float" office:value="-0.0895482975407565" calcext:value-type="float">
            <text:p>-0.0895482975407565</text:p>
          </table:table-cell>
          <table:table-cell/>
          <table:table-cell table:formula="of:= 100 * ([.A505] - [.A504]*[.A504]) * ([.A505] - [.A504]*[.A504]) + (1 - [.A504]) * (1 - [.A504])" office:value-type="float" office:value="25.3587578721763" calcext:value-type="float">
            <text:p>25.3587578721763</text:p>
          </table:table-cell>
          <table:table-cell table:formula="of:= 100 * ([.B505] - [.B504]*[.B504]) * ([.B505] - [.B504]*[.B504]) + (1 - [.B504]) * (1 - [.B504])" office:value-type="float" office:value="24.1540450122057" calcext:value-type="float">
            <text:p>24.1540450122057</text:p>
          </table:table-cell>
          <table:table-cell table:formula="of:= [.A504]*[.A504]*[.A504]*[.A504] - 16*[.A504]*[.A504] + 5*[.A504]" office:value-type="float" office:value="0.319503428943215" calcext:value-type="float">
            <text:p>0.319503428943215</text:p>
          </table:table-cell>
          <table:table-cell table:formula="of:= [.B504]*[.B504]*[.B504]*[.B504] - 16*[.B504]*[.B504] + 5*[.B504]" office:value-type="float" office:value="-0.57597954646435" calcext:value-type="float">
            <text:p>-0.575979546464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257142305156" calcext:value-type="float">
            <text:p>-0.487257142305156</text:p>
          </table:table-cell>
          <table:table-cell table:formula="of:=-[.A505]" office:value-type="float" office:value="0.487257142305156" calcext:value-type="float">
            <text:p>0.487257142305156</text:p>
          </table:table-cell>
          <table:table-cell/>
          <table:table-cell table:formula="of:= 100 * ([.A506] - [.A505]*[.A505]) * ([.A506] - [.A505]*[.A505]) + (1 - [.A505]) * (1 - [.A505])" office:value-type="float" office:value="6.66325775914866" calcext:value-type="float">
            <text:p>6.66325775914866</text:p>
          </table:table-cell>
          <table:table-cell table:formula="of:= 100 * ([.B506] - [.B505]*[.B505]) * ([.B506] - [.B505]*[.B505]) + (1 - [.B505]) * (1 - [.B505])" office:value-type="float" office:value="7.22497989261929" calcext:value-type="float">
            <text:p>7.22497989261929</text:p>
          </table:table-cell>
          <table:table-cell table:formula="of:= [.A505]*[.A505]*[.A505]*[.A505] - 16*[.A505]*[.A505] + 5*[.A505]" office:value-type="float" office:value="-6.17863004539188" calcext:value-type="float">
            <text:p>-6.17863004539188</text:p>
          </table:table-cell>
          <table:table-cell table:formula="of:= [.B505]*[.B505]*[.B505]*[.B505] - 16*[.B505]*[.B505] + 5*[.B505]" office:value-type="float" office:value="-1.30605862234032" calcext:value-type="float">
            <text:p>-1.30605862234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64379132963528" calcext:value-type="float">
            <text:p>0.0264379132963528</text:p>
          </table:table-cell>
          <table:table-cell table:formula="of:=-[.A506]" office:value-type="float" office:value="-0.0264379132963528" calcext:value-type="float">
            <text:p>-0.0264379132963528</text:p>
          </table:table-cell>
          <table:table-cell/>
          <table:table-cell table:formula="of:= 100 * ([.A507] - [.A506]*[.A506]) * ([.A507] - [.A506]*[.A506]) + (1 - [.A506]) * (1 - [.A506])" office:value-type="float" office:value="18.9915357742119" calcext:value-type="float">
            <text:p>18.9915357742119</text:p>
          </table:table-cell>
          <table:table-cell table:formula="of:= 100 * ([.B507] - [.B506]*[.B506]) * ([.B507] - [.B506]*[.B506]) + (1 - [.B506]) * (1 - [.B506])" office:value-type="float" office:value="18.9787209053436" calcext:value-type="float">
            <text:p>18.9787209053436</text:p>
          </table:table-cell>
          <table:table-cell table:formula="of:= [.A506]*[.A506]*[.A506]*[.A506] - 16*[.A506]*[.A506] + 5*[.A506]" office:value-type="float" office:value="0.121006642879955" calcext:value-type="float">
            <text:p>0.121006642879955</text:p>
          </table:table-cell>
          <table:table-cell table:formula="of:= [.B506]*[.B506]*[.B506]*[.B506] - 16*[.B506]*[.B506] + 5*[.B506]" office:value-type="float" office:value="-0.143372490083573" calcext:value-type="float">
            <text:p>-0.1433724900835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4079951442584" calcext:value-type="float">
            <text:p>-0.424079951442584</text:p>
          </table:table-cell>
          <table:table-cell table:formula="of:=-[.A507]" office:value-type="float" office:value="0.424079951442584" calcext:value-type="float">
            <text:p>0.424079951442584</text:p>
          </table:table-cell>
          <table:table-cell/>
          <table:table-cell table:formula="of:= 100 * ([.A508] - [.A507]*[.A507]) * ([.A508] - [.A507]*[.A507]) + (1 - [.A507]) * (1 - [.A507])" office:value-type="float" office:value="4.15156191067252" calcext:value-type="float">
            <text:p>4.15156191067252</text:p>
          </table:table-cell>
          <table:table-cell table:formula="of:= 100 * ([.B508] - [.B507]*[.B507]) * ([.B508] - [.B507]*[.B507]) + (1 - [.B507]) * (1 - [.B507])" office:value-type="float" office:value="4.9097121941521" calcext:value-type="float">
            <text:p>4.9097121941521</text:p>
          </table:table-cell>
          <table:table-cell table:formula="of:= [.A507]*[.A507]*[.A507]*[.A507] - 16*[.A507]*[.A507] + 5*[.A507]" office:value-type="float" office:value="-4.96555684638723" calcext:value-type="float">
            <text:p>-4.96555684638723</text:p>
          </table:table-cell>
          <table:table-cell table:formula="of:= [.B507]*[.B507]*[.B507]*[.B507] - 16*[.B507]*[.B507] + 5*[.B507]" office:value-type="float" office:value="-0.724757331961384" calcext:value-type="float">
            <text:p>-0.7247573319613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41194694794771" calcext:value-type="float">
            <text:p>0.0341194694794771</text:p>
          </table:table-cell>
          <table:table-cell table:formula="of:=-[.A508]" office:value-type="float" office:value="-0.0341194694794771" calcext:value-type="float">
            <text:p>-0.0341194694794771</text:p>
          </table:table-cell>
          <table:table-cell/>
          <table:table-cell table:formula="of:= 100 * ([.A509] - [.A508]*[.A508]) * ([.A509] - [.A508]*[.A508]) + (1 - [.A508]) * (1 - [.A508])" office:value-type="float" office:value="5.14432326107624" calcext:value-type="float">
            <text:p>5.14432326107624</text:p>
          </table:table-cell>
          <table:table-cell table:formula="of:= 100 * ([.B509] - [.B508]*[.B508]) * ([.B509] - [.B508]*[.B508]) + (1 - [.B508]) * (1 - [.B508])" office:value-type="float" office:value="5.37690356410939" calcext:value-type="float">
            <text:p>5.37690356410939</text:p>
          </table:table-cell>
          <table:table-cell table:formula="of:= [.A508]*[.A508]*[.A508]*[.A508] - 16*[.A508]*[.A508] + 5*[.A508]" office:value-type="float" office:value="0.151972491454153" calcext:value-type="float">
            <text:p>0.151972491454153</text:p>
          </table:table-cell>
          <table:table-cell table:formula="of:= [.B508]*[.B508]*[.B508]*[.B508] - 16*[.B508]*[.B508] + 5*[.B508]" office:value-type="float" office:value="-0.189222203340618" calcext:value-type="float">
            <text:p>-0.189222203340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6381049338861" calcext:value-type="float">
            <text:p>0.206381049338861</text:p>
          </table:table-cell>
          <table:table-cell table:formula="of:=-[.A509]" office:value-type="float" office:value="-0.206381049338861" calcext:value-type="float">
            <text:p>-0.206381049338861</text:p>
          </table:table-cell>
          <table:table-cell/>
          <table:table-cell table:formula="of:= 100 * ([.A510] - [.A509]*[.A509]) * ([.A510] - [.A509]*[.A509]) + (1 - [.A509]) * (1 - [.A509])" office:value-type="float" office:value="18.2013902545725" calcext:value-type="float">
            <text:p>18.2013902545725</text:p>
          </table:table-cell>
          <table:table-cell table:formula="of:= 100 * ([.B510] - [.B509]*[.B509]) * ([.B510] - [.B509]*[.B509]) + (1 - [.B509]) * (1 - [.B509])" office:value-type="float" office:value="26.8943367459172" calcext:value-type="float">
            <text:p>26.8943367459172</text:p>
          </table:table-cell>
          <table:table-cell table:formula="of:= [.A509]*[.A509]*[.A509]*[.A509] - 16*[.A509]*[.A509] + 5*[.A509]" office:value-type="float" office:value="0.352229221639281" calcext:value-type="float">
            <text:p>0.352229221639281</text:p>
          </table:table-cell>
          <table:table-cell table:formula="of:= [.B509]*[.B509]*[.B509]*[.B509] - 16*[.B509]*[.B509] + 5*[.B509]" office:value-type="float" office:value="-1.71158127174933" calcext:value-type="float">
            <text:p>-1.711581271749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1777574447764" calcext:value-type="float">
            <text:p>0.461777574447764</text:p>
          </table:table-cell>
          <table:table-cell table:formula="of:=-[.A510]" office:value-type="float" office:value="-0.461777574447764" calcext:value-type="float">
            <text:p>-0.461777574447764</text:p>
          </table:table-cell>
          <table:table-cell/>
          <table:table-cell table:formula="of:= 100 * ([.A511] - [.A510]*[.A510]) * ([.A511] - [.A510]*[.A510]) + (1 - [.A510]) * (1 - [.A510])" office:value-type="float" office:value="1.33700494276216" calcext:value-type="float">
            <text:p>1.33700494276216</text:p>
          </table:table-cell>
          <table:table-cell table:formula="of:= 100 * ([.B511] - [.B510]*[.B510]) * ([.B511] - [.B510]*[.B510]) + (1 - [.B510]) * (1 - [.B510])" office:value-type="float" office:value="12.6433591570698" calcext:value-type="float">
            <text:p>12.6433591570698</text:p>
          </table:table-cell>
          <table:table-cell table:formula="of:= [.A510]*[.A510]*[.A510]*[.A510] - 16*[.A510]*[.A510] + 5*[.A510]" office:value-type="float" office:value="-1.05745791003123" calcext:value-type="float">
            <text:p>-1.05745791003123</text:p>
          </table:table-cell>
          <table:table-cell table:formula="of:= [.B510]*[.B510]*[.B510]*[.B510] - 16*[.B510]*[.B510] + 5*[.B510]" office:value-type="float" office:value="-5.67523365450887" calcext:value-type="float">
            <text:p>-5.675233654508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0899798380433" calcext:value-type="float">
            <text:p>0.110899798380433</text:p>
          </table:table-cell>
          <table:table-cell table:formula="of:=-[.A511]" office:value-type="float" office:value="-0.110899798380433" calcext:value-type="float">
            <text:p>-0.110899798380433</text:p>
          </table:table-cell>
          <table:table-cell/>
          <table:table-cell table:formula="of:= 100 * ([.A512] - [.A511]*[.A511]) * ([.A512] - [.A511]*[.A511]) + (1 - [.A511]) * (1 - [.A511])" office:value-type="float" office:value="10.4898013276108" calcext:value-type="float">
            <text:p>10.4898013276108</text:p>
          </table:table-cell>
          <table:table-cell table:formula="of:= 100 * ([.B512] - [.B511]*[.B511]) * ([.B512] - [.B511]*[.B511]) + (1 - [.B511]) * (1 - [.B511])" office:value-type="float" office:value="9.46178801571938" calcext:value-type="float">
            <text:p>9.46178801571938</text:p>
          </table:table-cell>
          <table:table-cell table:formula="of:= [.A511]*[.A511]*[.A511]*[.A511] - 16*[.A511]*[.A511] + 5*[.A511]" office:value-type="float" office:value="0.357870007036467" calcext:value-type="float">
            <text:p>0.357870007036467</text:p>
          </table:table-cell>
          <table:table-cell table:formula="of:= [.B511]*[.B511]*[.B511]*[.B511] - 16*[.B511]*[.B511] + 5*[.B511]" office:value-type="float" office:value="-0.751127976767865" calcext:value-type="float">
            <text:p>-0.7511279767678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9138261405007" calcext:value-type="float">
            <text:p>-0.299138261405007</text:p>
          </table:table-cell>
          <table:table-cell table:formula="of:=-[.A512]" office:value-type="float" office:value="0.299138261405007" calcext:value-type="float">
            <text:p>0.299138261405007</text:p>
          </table:table-cell>
          <table:table-cell/>
          <table:table-cell table:formula="of:= 100 * ([.A513] - [.A512]*[.A512]) * ([.A513] - [.A512]*[.A512]) + (1 - [.A512]) * (1 - [.A512])" office:value-type="float" office:value="18.4839358257299" calcext:value-type="float">
            <text:p>18.4839358257299</text:p>
          </table:table-cell>
          <table:table-cell table:formula="of:= 100 * ([.B513] - [.B512]*[.B512]) * ([.B513] - [.B512]*[.B512]) + (1 - [.B512]) * (1 - [.B512])" office:value-type="float" office:value="35.1596068024708" calcext:value-type="float">
            <text:p>35.1596068024708</text:p>
          </table:table-cell>
          <table:table-cell table:formula="of:= [.A512]*[.A512]*[.A512]*[.A512] - 16*[.A512]*[.A512] + 5*[.A512]" office:value-type="float" office:value="-2.91942316554277" calcext:value-type="float">
            <text:p>-2.91942316554277</text:p>
          </table:table-cell>
          <table:table-cell table:formula="of:= [.B512]*[.B512]*[.B512]*[.B512] - 16*[.B512]*[.B512] + 5*[.B512]" office:value-type="float" office:value="0.071959448507297" calcext:value-type="float">
            <text:p>0.0719594485072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9315074558954" calcext:value-type="float">
            <text:p>0.499315074558954</text:p>
          </table:table-cell>
          <table:table-cell table:formula="of:=-[.A513]" office:value-type="float" office:value="-0.499315074558954" calcext:value-type="float">
            <text:p>-0.499315074558954</text:p>
          </table:table-cell>
          <table:table-cell/>
          <table:table-cell table:formula="of:= 100 * ([.A514] - [.A513]*[.A513]) * ([.A514] - [.A513]*[.A513]) + (1 - [.A513]) * (1 - [.A513])" office:value-type="float" office:value="27.8366947306124" calcext:value-type="float">
            <text:p>27.8366947306124</text:p>
          </table:table-cell>
          <table:table-cell table:formula="of:= 100 * ([.B514] - [.B513]*[.B513]) * ([.B514] - [.B513]*[.B513]) + (1 - [.B513]) * (1 - [.B513])" office:value-type="float" office:value="2.31866319906893" calcext:value-type="float">
            <text:p>2.31866319906893</text:p>
          </table:table-cell>
          <table:table-cell table:formula="of:= [.A513]*[.A513]*[.A513]*[.A513] - 16*[.A513]*[.A513] + 5*[.A513]" office:value-type="float" office:value="-1.43031508579289" calcext:value-type="float">
            <text:p>-1.43031508579289</text:p>
          </table:table-cell>
          <table:table-cell table:formula="of:= [.B513]*[.B513]*[.B513]*[.B513] - 16*[.B513]*[.B513] + 5*[.B513]" office:value-type="float" office:value="-6.42346583138243" calcext:value-type="float">
            <text:p>-6.423465831382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90830703375" calcext:value-type="float">
            <text:p>-0.27590830703375</text:p>
          </table:table-cell>
          <table:table-cell table:formula="of:=-[.A514]" office:value-type="float" office:value="0.27590830703375" calcext:value-type="float">
            <text:p>0.27590830703375</text:p>
          </table:table-cell>
          <table:table-cell/>
          <table:table-cell table:formula="of:= 100 * ([.A515] - [.A514]*[.A514]) * ([.A515] - [.A514]*[.A514]) + (1 - [.A514]) * (1 - [.A514])" office:value-type="float" office:value="2.52400101781735" calcext:value-type="float">
            <text:p>2.52400101781735</text:p>
          </table:table-cell>
          <table:table-cell table:formula="of:= 100 * ([.B515] - [.B514]*[.B514]) * ([.B515] - [.B514]*[.B514]) + (1 - [.B514]) * (1 - [.B514])" office:value-type="float" office:value="6.6208219242204" calcext:value-type="float">
            <text:p>6.6208219242204</text:p>
          </table:table-cell>
          <table:table-cell table:formula="of:= [.A514]*[.A514]*[.A514]*[.A514] - 16*[.A514]*[.A514] + 5*[.A514]" office:value-type="float" office:value="-2.5917527618175" calcext:value-type="float">
            <text:p>-2.5917527618175</text:p>
          </table:table-cell>
          <table:table-cell table:formula="of:= [.B514]*[.B514]*[.B514]*[.B514] - 16*[.B514]*[.B514] + 5*[.B514]" office:value-type="float" office:value="0.16733030852001" calcext:value-type="float">
            <text:p>0.167330308520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785787395625" calcext:value-type="float">
            <text:p>0.170785787395625</text:p>
          </table:table-cell>
          <table:table-cell table:formula="of:=-[.A515]" office:value-type="float" office:value="-0.170785787395625" calcext:value-type="float">
            <text:p>-0.170785787395625</text:p>
          </table:table-cell>
          <table:table-cell/>
          <table:table-cell table:formula="of:= 100 * ([.A516] - [.A515]*[.A515]) * ([.A516] - [.A515]*[.A515]) + (1 - [.A515]) * (1 - [.A515])" office:value-type="float" office:value="5.08474711962678" calcext:value-type="float">
            <text:p>5.08474711962678</text:p>
          </table:table-cell>
          <table:table-cell table:formula="of:= 100 * ([.B516] - [.B515]*[.B515]) * ([.B516] - [.B515]*[.B515]) + (1 - [.B515]) * (1 - [.B515])" office:value-type="float" office:value="3.66167212370244" calcext:value-type="float">
            <text:p>3.66167212370244</text:p>
          </table:table-cell>
          <table:table-cell table:formula="of:= [.A515]*[.A515]*[.A515]*[.A515] - 16*[.A515]*[.A515] + 5*[.A515]" office:value-type="float" office:value="0.38809513384872" calcext:value-type="float">
            <text:p>0.38809513384872</text:p>
          </table:table-cell>
          <table:table-cell table:formula="of:= [.B515]*[.B515]*[.B515]*[.B515] - 16*[.B515]*[.B515] + 5*[.B515]" office:value-type="float" office:value="-1.31976274010753" calcext:value-type="float">
            <text:p>-1.319762740107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0526060924148" calcext:value-type="float">
            <text:p>-0.180526060924148</text:p>
          </table:table-cell>
          <table:table-cell table:formula="of:=-[.A516]" office:value-type="float" office:value="0.180526060924148" calcext:value-type="float">
            <text:p>0.180526060924148</text:p>
          </table:table-cell>
          <table:table-cell/>
          <table:table-cell table:formula="of:= 100 * ([.A517] - [.A516]*[.A516]) * ([.A517] - [.A516]*[.A516]) + (1 - [.A516]) * (1 - [.A516])" office:value-type="float" office:value="29.056944016093" calcext:value-type="float">
            <text:p>29.056944016093</text:p>
          </table:table-cell>
          <table:table-cell table:formula="of:= 100 * ([.B517] - [.B516]*[.B516]) * ([.B517] - [.B516]*[.B516]) + (1 - [.B516]) * (1 - [.B516])" office:value-type="float" office:value="21.9033425069906" calcext:value-type="float">
            <text:p>21.9033425069906</text:p>
          </table:table-cell>
          <table:table-cell table:formula="of:= [.A516]*[.A516]*[.A516]*[.A516] - 16*[.A516]*[.A516] + 5*[.A516]" office:value-type="float" office:value="-1.42300275753296" calcext:value-type="float">
            <text:p>-1.42300275753296</text:p>
          </table:table-cell>
          <table:table-cell table:formula="of:= [.B516]*[.B516]*[.B516]*[.B516] - 16*[.B516]*[.B516] + 5*[.B516]" office:value-type="float" office:value="0.382257851708521" calcext:value-type="float">
            <text:p>0.3822578517085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3369486466564" calcext:value-type="float">
            <text:p>-0.493369486466564</text:p>
          </table:table-cell>
          <table:table-cell table:formula="of:=-[.A517]" office:value-type="float" office:value="0.493369486466564" calcext:value-type="float">
            <text:p>0.493369486466564</text:p>
          </table:table-cell>
          <table:table-cell/>
          <table:table-cell table:formula="of:= 100 * ([.A518] - [.A517]*[.A517]) * ([.A518] - [.A517]*[.A517]) + (1 - [.A517]) * (1 - [.A517])" office:value-type="float" office:value="18.6228225663596" calcext:value-type="float">
            <text:p>18.6228225663596</text:p>
          </table:table-cell>
          <table:table-cell table:formula="of:= 100 * ([.B518] - [.B517]*[.B517]) * ([.B518] - [.B517]*[.B517]) + (1 - [.B517]) * (1 - [.B517])" office:value-type="float" office:value="0.928226451448627" calcext:value-type="float">
            <text:p>0.928226451448627</text:p>
          </table:table-cell>
          <table:table-cell table:formula="of:= [.A517]*[.A517]*[.A517]*[.A517] - 16*[.A517]*[.A517] + 5*[.A517]" office:value-type="float" office:value="-6.3022125274266" calcext:value-type="float">
            <text:p>-6.3022125274266</text:p>
          </table:table-cell>
          <table:table-cell table:formula="of:= [.B517]*[.B517]*[.B517]*[.B517] - 16*[.B517]*[.B517] + 5*[.B517]" office:value-type="float" office:value="-1.36851766276096" calcext:value-type="float">
            <text:p>-1.368517662760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1465175380196" calcext:value-type="float">
            <text:p>-0.161465175380196</text:p>
          </table:table-cell>
          <table:table-cell table:formula="of:=-[.A518]" office:value-type="float" office:value="0.161465175380196" calcext:value-type="float">
            <text:p>0.161465175380196</text:p>
          </table:table-cell>
          <table:table-cell/>
          <table:table-cell table:formula="of:= 100 * ([.A519] - [.A518]*[.A518]) * ([.A519] - [.A518]*[.A518]) + (1 - [.A518]) * (1 - [.A518])" office:value-type="float" office:value="1.81934608860877" calcext:value-type="float">
            <text:p>1.81934608860877</text:p>
          </table:table-cell>
          <table:table-cell table:formula="of:= 100 * ([.B519] - [.B518]*[.B518]) * ([.B519] - [.B518]*[.B518]) + (1 - [.B518]) * (1 - [.B518])" office:value-type="float" office:value="2.1605615727373" calcext:value-type="float">
            <text:p>2.1605615727373</text:p>
          </table:table-cell>
          <table:table-cell table:formula="of:= [.A518]*[.A518]*[.A518]*[.A518] - 16*[.A518]*[.A518] + 5*[.A518]" office:value-type="float" office:value="-1.22378222547974" calcext:value-type="float">
            <text:p>-1.22378222547974</text:p>
          </table:table-cell>
          <table:table-cell table:formula="of:= [.B518]*[.B518]*[.B518]*[.B518] - 16*[.B518]*[.B518] + 5*[.B518]" office:value-type="float" office:value="0.390869528322216" calcext:value-type="float">
            <text:p>0.3908695283222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46526866389413" calcext:value-type="float">
            <text:p>0.0946526866389413</text:p>
          </table:table-cell>
          <table:table-cell table:formula="of:=-[.A519]" office:value-type="float" office:value="-0.0946526866389413" calcext:value-type="float">
            <text:p>-0.0946526866389413</text:p>
          </table:table-cell>
          <table:table-cell/>
          <table:table-cell table:formula="of:= 100 * ([.A520] - [.A519]*[.A519]) * ([.A520] - [.A519]*[.A519]) + (1 - [.A519]) * (1 - [.A519])" office:value-type="float" office:value="6.07429687668959" calcext:value-type="float">
            <text:p>6.07429687668959</text:p>
          </table:table-cell>
          <table:table-cell table:formula="of:= 100 * ([.B520] - [.B519]*[.B519]) * ([.B520] - [.B519]*[.B519]) + (1 - [.B519]) * (1 - [.B519])" office:value-type="float" office:value="7.30649498219668" calcext:value-type="float">
            <text:p>7.30649498219668</text:p>
          </table:table-cell>
          <table:table-cell table:formula="of:= [.A519]*[.A519]*[.A519]*[.A519] - 16*[.A519]*[.A519] + 5*[.A519]" office:value-type="float" office:value="0.329997601817044" calcext:value-type="float">
            <text:p>0.329997601817044</text:p>
          </table:table-cell>
          <table:table-cell table:formula="of:= [.B519]*[.B519]*[.B519]*[.B519] - 16*[.B519]*[.B519] + 5*[.B519]" office:value-type="float" office:value="-0.616529264572369" calcext:value-type="float">
            <text:p>-0.6165292645723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8189214604063" calcext:value-type="float">
            <text:p>0.238189214604063</text:p>
          </table:table-cell>
          <table:table-cell table:formula="of:=-[.A520]" office:value-type="float" office:value="-0.238189214604063" calcext:value-type="float">
            <text:p>-0.238189214604063</text:p>
          </table:table-cell>
          <table:table-cell/>
          <table:table-cell table:formula="of:= 100 * ([.A521] - [.A520]*[.A520]) * ([.A521] - [.A520]*[.A520]) + (1 - [.A520]) * (1 - [.A520])" office:value-type="float" office:value="22.7963793097557" calcext:value-type="float">
            <text:p>22.7963793097557</text:p>
          </table:table-cell>
          <table:table-cell table:formula="of:= 100 * ([.B521] - [.B520]*[.B520]) * ([.B521] - [.B520]*[.B520]) + (1 - [.B520]) * (1 - [.B520])" office:value-type="float" office:value="14.3402467588252" calcext:value-type="float">
            <text:p>14.3402467588252</text:p>
          </table:table-cell>
          <table:table-cell table:formula="of:= [.A520]*[.A520]*[.A520]*[.A520] - 16*[.A520]*[.A520] + 5*[.A520]" office:value-type="float" office:value="0.286419200085603" calcext:value-type="float">
            <text:p>0.286419200085603</text:p>
          </table:table-cell>
          <table:table-cell table:formula="of:= [.B520]*[.B520]*[.B520]*[.B520] - 16*[.B520]*[.B520] + 5*[.B520]" office:value-type="float" office:value="-2.09547294595502" calcext:value-type="float">
            <text:p>-2.09547294595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4604668327402" calcext:value-type="float">
            <text:p>-0.414604668327402</text:p>
          </table:table-cell>
          <table:table-cell table:formula="of:=-[.A521]" office:value-type="float" office:value="0.414604668327402" calcext:value-type="float">
            <text:p>0.414604668327402</text:p>
          </table:table-cell>
          <table:table-cell/>
          <table:table-cell table:formula="of:= 100 * ([.A522] - [.A521]*[.A521]) * ([.A522] - [.A521]*[.A521]) + (1 - [.A521]) * (1 - [.A521])" office:value-type="float" office:value="32.4831295157525" calcext:value-type="float">
            <text:p>32.4831295157525</text:p>
          </table:table-cell>
          <table:table-cell table:formula="of:= 100 * ([.B522] - [.B521]*[.B521]) * ([.B522] - [.B521]*[.B521]) + (1 - [.B521]) * (1 - [.B521])" office:value-type="float" office:value="4.68204371978451" calcext:value-type="float">
            <text:p>4.68204371978451</text:p>
          </table:table-cell>
          <table:table-cell table:formula="of:= [.A521]*[.A521]*[.A521]*[.A521] - 16*[.A521]*[.A521] + 5*[.A521]" office:value-type="float" office:value="-4.79382724835278" calcext:value-type="float">
            <text:p>-4.79382724835278</text:p>
          </table:table-cell>
          <table:table-cell table:formula="of:= [.B521]*[.B521]*[.B521]*[.B521] - 16*[.B521]*[.B521] + 5*[.B521]" office:value-type="float" office:value="-0.647780565078762" calcext:value-type="float">
            <text:p>-0.6477805650787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0208241101463" calcext:value-type="float">
            <text:p>-0.380208241101463</text:p>
          </table:table-cell>
          <table:table-cell table:formula="of:=-[.A522]" office:value-type="float" office:value="0.380208241101463" calcext:value-type="float">
            <text:p>0.380208241101463</text:p>
          </table:table-cell>
          <table:table-cell/>
          <table:table-cell table:formula="of:= 100 * ([.A523] - [.A522]*[.A522]) * ([.A523] - [.A522]*[.A522]) + (1 - [.A522]) * (1 - [.A522])" office:value-type="float" office:value="25.781815504412" calcext:value-type="float">
            <text:p>25.781815504412</text:p>
          </table:table-cell>
          <table:table-cell table:formula="of:= 100 * ([.B523] - [.B522]*[.B522]) * ([.B523] - [.B522]*[.B522]) + (1 - [.B522]) * (1 - [.B522])" office:value-type="float" office:value="4.36507377980083" calcext:value-type="float">
            <text:p>4.36507377980083</text:p>
          </table:table-cell>
          <table:table-cell table:formula="of:= [.A522]*[.A522]*[.A522]*[.A522] - 16*[.A522]*[.A522] + 5*[.A522]" office:value-type="float" office:value="-4.19307700712332" calcext:value-type="float">
            <text:p>-4.19307700712332</text:p>
          </table:table-cell>
          <table:table-cell table:formula="of:= [.B522]*[.B522]*[.B522]*[.B522] - 16*[.B522]*[.B522] + 5*[.B522]" office:value-type="float" office:value="-0.39099459610869" calcext:value-type="float">
            <text:p>-0.39099459610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4081036018502" calcext:value-type="float">
            <text:p>-0.344081036018502</text:p>
          </table:table-cell>
          <table:table-cell table:formula="of:=-[.A523]" office:value-type="float" office:value="0.344081036018502" calcext:value-type="float">
            <text:p>0.344081036018502</text:p>
          </table:table-cell>
          <table:table-cell/>
          <table:table-cell table:formula="of:= 100 * ([.A524] - [.A523]*[.A523]) * ([.A524] - [.A523]*[.A523]) + (1 - [.A523]) * (1 - [.A523])" office:value-type="float" office:value="1.81444226611416" calcext:value-type="float">
            <text:p>1.81444226611416</text:p>
          </table:table-cell>
          <table:table-cell table:formula="of:= 100 * ([.B524] - [.B523]*[.B523]) * ([.B524] - [.B523]*[.B523]) + (1 - [.B523]) * (1 - [.B523])" office:value-type="float" office:value="5.62415421908503" calcext:value-type="float">
            <text:p>5.62415421908503</text:p>
          </table:table-cell>
          <table:table-cell table:formula="of:= [.A523]*[.A523]*[.A523]*[.A523] - 16*[.A523]*[.A523] + 5*[.A523]" office:value-type="float" office:value="-3.60065672097215" calcext:value-type="float">
            <text:p>-3.60065672097215</text:p>
          </table:table-cell>
          <table:table-cell table:formula="of:= [.B523]*[.B523]*[.B523]*[.B523] - 16*[.B523]*[.B523] + 5*[.B523]" office:value-type="float" office:value="-0.159846360787128" calcext:value-type="float">
            <text:p>-0.1598463607871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9510073286015" calcext:value-type="float">
            <text:p>0.109510073286015</text:p>
          </table:table-cell>
          <table:table-cell table:formula="of:=-[.A524]" office:value-type="float" office:value="-0.109510073286015" calcext:value-type="float">
            <text:p>-0.109510073286015</text:p>
          </table:table-cell>
          <table:table-cell/>
          <table:table-cell table:formula="of:= 100 * ([.A525] - [.A524]*[.A524]) * ([.A525] - [.A524]*[.A524]) + (1 - [.A524]) * (1 - [.A524])" office:value-type="float" office:value="1.15178138277382" calcext:value-type="float">
            <text:p>1.15178138277382</text:p>
          </table:table-cell>
          <table:table-cell table:formula="of:= 100 * ([.B525] - [.B524]*[.B524]) * ([.B525] - [.B524]*[.B524]) + (1 - [.B524]) * (1 - [.B524])" office:value-type="float" office:value="1.36000679573449" calcext:value-type="float">
            <text:p>1.36000679573449</text:p>
          </table:table-cell>
          <table:table-cell table:formula="of:= [.A524]*[.A524]*[.A524]*[.A524] - 16*[.A524]*[.A524] + 5*[.A524]" office:value-type="float" office:value="0.355814887016878" calcext:value-type="float">
            <text:p>0.355814887016878</text:p>
          </table:table-cell>
          <table:table-cell table:formula="of:= [.B524]*[.B524]*[.B524]*[.B524] - 16*[.B524]*[.B524] + 5*[.B524]" office:value-type="float" office:value="-0.739285845843275" calcext:value-type="float">
            <text:p>-0.7392858458432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79082177344786" calcext:value-type="float">
            <text:p>-0.0479082177344786</text:p>
          </table:table-cell>
          <table:table-cell table:formula="of:=-[.A525]" office:value-type="float" office:value="0.0479082177344786" calcext:value-type="float">
            <text:p>0.0479082177344786</text:p>
          </table:table-cell>
          <table:table-cell/>
          <table:table-cell table:formula="of:= 100 * ([.A526] - [.A525]*[.A525]) * ([.A526] - [.A525]*[.A525]) + (1 - [.A525]) * (1 - [.A525])" office:value-type="float" office:value="18.817944977711" calcext:value-type="float">
            <text:p>18.817944977711</text:p>
          </table:table-cell>
          <table:table-cell table:formula="of:= 100 * ([.B526] - [.B525]*[.B525]) * ([.B526] - [.B525]*[.B525]) + (1 - [.B525]) * (1 - [.B525])" office:value-type="float" office:value="19.0148839843735" calcext:value-type="float">
            <text:p>19.0148839843735</text:p>
          </table:table-cell>
          <table:table-cell table:formula="of:= [.A525]*[.A525]*[.A525]*[.A525] - 16*[.A525]*[.A525] + 5*[.A525]" office:value-type="float" office:value="-0.276258977965533" calcext:value-type="float">
            <text:p>-0.276258977965533</text:p>
          </table:table-cell>
          <table:table-cell table:formula="of:= [.B525]*[.B525]*[.B525]*[.B525] - 16*[.B525]*[.B525] + 5*[.B525]" office:value-type="float" office:value="0.202823199379253" calcext:value-type="float">
            <text:p>0.2028231993792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324452141332" calcext:value-type="float">
            <text:p>0.42324452141332</text:p>
          </table:table-cell>
          <table:table-cell table:formula="of:=-[.A526]" office:value-type="float" office:value="-0.42324452141332" calcext:value-type="float">
            <text:p>-0.42324452141332</text:p>
          </table:table-cell>
          <table:table-cell/>
          <table:table-cell table:formula="of:= 100 * ([.A527] - [.A526]*[.A526]) * ([.A527] - [.A526]*[.A526]) + (1 - [.A526]) * (1 - [.A526])" office:value-type="float" office:value="30.8569836698143" calcext:value-type="float">
            <text:p>30.8569836698143</text:p>
          </table:table-cell>
          <table:table-cell table:formula="of:= 100 * ([.B527] - [.B526]*[.B526]) * ([.B527] - [.B526]*[.B526]) + (1 - [.B526]) * (1 - [.B526])" office:value-type="float" office:value="5.79762954555839" calcext:value-type="float">
            <text:p>5.79762954555839</text:p>
          </table:table-cell>
          <table:table-cell table:formula="of:= [.A526]*[.A526]*[.A526]*[.A526] - 16*[.A526]*[.A526] + 5*[.A526]" office:value-type="float" office:value="-0.717862511843573" calcext:value-type="float">
            <text:p>-0.717862511843573</text:p>
          </table:table-cell>
          <table:table-cell table:formula="of:= [.B526]*[.B526]*[.B526]*[.B526] - 16*[.B526]*[.B526] + 5*[.B526]" office:value-type="float" office:value="-4.95030772597677" calcext:value-type="float">
            <text:p>-4.95030772597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3352416941061" calcext:value-type="float">
            <text:p>-0.373352416941061</text:p>
          </table:table-cell>
          <table:table-cell table:formula="of:=-[.A527]" office:value-type="float" office:value="0.373352416941061" calcext:value-type="float">
            <text:p>0.373352416941061</text:p>
          </table:table-cell>
          <table:table-cell/>
          <table:table-cell table:formula="of:= 100 * ([.A528] - [.A527]*[.A527]) * ([.A528] - [.A527]*[.A527]) + (1 - [.A527]) * (1 - [.A527])" office:value-type="float" office:value="21.5046208486894" calcext:value-type="float">
            <text:p>21.5046208486894</text:p>
          </table:table-cell>
          <table:table-cell table:formula="of:= 100 * ([.B528] - [.B527]*[.B527]) * ([.B528] - [.B527]*[.B527]) + (1 - [.B527]) * (1 - [.B527])" office:value-type="float" office:value="3.08701166788497" calcext:value-type="float">
            <text:p>3.08701166788497</text:p>
          </table:table-cell>
          <table:table-cell table:formula="of:= [.A527]*[.A527]*[.A527]*[.A527] - 16*[.A527]*[.A527] + 5*[.A527]" office:value-type="float" office:value="-4.07760438322013" calcext:value-type="float">
            <text:p>-4.07760438322013</text:p>
          </table:table-cell>
          <table:table-cell table:formula="of:= [.B527]*[.B527]*[.B527]*[.B527] - 16*[.B527]*[.B527] + 5*[.B527]" office:value-type="float" office:value="-0.344080213809519" calcext:value-type="float">
            <text:p>-0.3440802138095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3536002895254" calcext:value-type="float">
            <text:p>-0.303536002895254</text:p>
          </table:table-cell>
          <table:table-cell table:formula="of:=-[.A528]" office:value-type="float" office:value="0.303536002895254" calcext:value-type="float">
            <text:p>0.303536002895254</text:p>
          </table:table-cell>
          <table:table-cell/>
          <table:table-cell table:formula="of:= 100 * ([.A529] - [.A528]*[.A528]) * ([.A529] - [.A528]*[.A528]) + (1 - [.A528]) * (1 - [.A528])" office:value-type="float" office:value="8.72516332999031" calcext:value-type="float">
            <text:p>8.72516332999031</text:p>
          </table:table-cell>
          <table:table-cell table:formula="of:= 100 * ([.B529] - [.B528]*[.B528]) * ([.B529] - [.B528]*[.B528]) + (1 - [.B528]) * (1 - [.B528])" office:value-type="float" office:value="20.6751154672418" calcext:value-type="float">
            <text:p>20.6751154672418</text:p>
          </table:table-cell>
          <table:table-cell table:formula="of:= [.A528]*[.A528]*[.A528]*[.A528] - 16*[.A528]*[.A528] + 5*[.A528]" office:value-type="float" office:value="-2.98333700202027" calcext:value-type="float">
            <text:p>-2.98333700202027</text:p>
          </table:table-cell>
          <table:table-cell table:formula="of:= [.B528]*[.B528]*[.B528]*[.B528] - 16*[.B528]*[.B528] + 5*[.B528]" office:value-type="float" office:value="0.0520230269322624" calcext:value-type="float">
            <text:p>0.05202302693226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7199327577182" calcext:value-type="float">
            <text:p>0.357199327577182</text:p>
          </table:table-cell>
          <table:table-cell table:formula="of:=-[.A529]" office:value-type="float" office:value="-0.357199327577182" calcext:value-type="float">
            <text:p>-0.357199327577182</text:p>
          </table:table-cell>
          <table:table-cell/>
          <table:table-cell table:formula="of:= 100 * ([.A530] - [.A529]*[.A529]) * ([.A530] - [.A529]*[.A529]) + (1 - [.A529]) * (1 - [.A529])" office:value-type="float" office:value="0.413661038454902" calcext:value-type="float">
            <text:p>0.413661038454902</text:p>
          </table:table-cell>
          <table:table-cell table:formula="of:= 100 * ([.B530] - [.B529]*[.B529]) * ([.B530] - [.B529]*[.B529]) + (1 - [.B529]) * (1 - [.B529])" office:value-type="float" office:value="8.46472868383602" calcext:value-type="float">
            <text:p>8.46472868383602</text:p>
          </table:table-cell>
          <table:table-cell table:formula="of:= [.A529]*[.A529]*[.A529]*[.A529] - 16*[.A529]*[.A529] + 5*[.A529]" office:value-type="float" office:value="-0.239185561009462" calcext:value-type="float">
            <text:p>-0.239185561009462</text:p>
          </table:table-cell>
          <table:table-cell table:formula="of:= [.B529]*[.B529]*[.B529]*[.B529] - 16*[.B529]*[.B529] + 5*[.B529]" office:value-type="float" office:value="-3.81117883678129" calcext:value-type="float">
            <text:p>-3.811178836781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9755462178486" calcext:value-type="float">
            <text:p>0.129755462178486</text:p>
          </table:table-cell>
          <table:table-cell table:formula="of:=-[.A530]" office:value-type="float" office:value="-0.129755462178486" calcext:value-type="float">
            <text:p>-0.129755462178486</text:p>
          </table:table-cell>
          <table:table-cell/>
          <table:table-cell table:formula="of:= 100 * ([.A531] - [.A530]*[.A530]) * ([.A531] - [.A530]*[.A530]) + (1 - [.A530]) * (1 - [.A530])" office:value-type="float" office:value="24.9659614131941" calcext:value-type="float">
            <text:p>24.9659614131941</text:p>
          </table:table-cell>
          <table:table-cell table:formula="of:= 100 * ([.B531] - [.B530]*[.B530]) * ([.B531] - [.B530]*[.B530]) + (1 - [.B530]) * (1 - [.B530])" office:value-type="float" office:value="22.284797807072" calcext:value-type="float">
            <text:p>22.284797807072</text:p>
          </table:table-cell>
          <table:table-cell table:formula="of:= [.A530]*[.A530]*[.A530]*[.A530] - 16*[.A530]*[.A530] + 5*[.A530]" office:value-type="float" office:value="0.379677098507607" calcext:value-type="float">
            <text:p>0.379677098507607</text:p>
          </table:table-cell>
          <table:table-cell table:formula="of:= [.B530]*[.B530]*[.B530]*[.B530] - 16*[.B530]*[.B530] + 5*[.B530]" office:value-type="float" office:value="-0.917877523277251" calcext:value-type="float">
            <text:p>-0.9178775232772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518624164012" calcext:value-type="float">
            <text:p>-0.47518624164012</text:p>
          </table:table-cell>
          <table:table-cell table:formula="of:=-[.A531]" office:value-type="float" office:value="0.47518624164012" calcext:value-type="float">
            <text:p>0.47518624164012</text:p>
          </table:table-cell>
          <table:table-cell/>
          <table:table-cell table:formula="of:= 100 * ([.A532] - [.A531]*[.A531]) * ([.A532] - [.A531]*[.A531]) + (1 - [.A531]) * (1 - [.A531])" office:value-type="float" office:value="27.738973797333" calcext:value-type="float">
            <text:p>27.738973797333</text:p>
          </table:table-cell>
          <table:table-cell table:formula="of:= 100 * ([.B532] - [.B531]*[.B531]) * ([.B532] - [.B531]*[.B531]) + (1 - [.B531]) * (1 - [.B531])" office:value-type="float" office:value="0.566951102922296" calcext:value-type="float">
            <text:p>0.566951102922296</text:p>
          </table:table-cell>
          <table:table-cell table:formula="of:= [.A531]*[.A531]*[.A531]*[.A531] - 16*[.A531]*[.A531] + 5*[.A531]" office:value-type="float" office:value="-5.93777610904912" calcext:value-type="float">
            <text:p>-5.93777610904912</text:p>
          </table:table-cell>
          <table:table-cell table:formula="of:= [.B531]*[.B531]*[.B531]*[.B531] - 16*[.B531]*[.B531] + 5*[.B531]" office:value-type="float" office:value="-1.18591369264792" calcext:value-type="float">
            <text:p>-1.185913692647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9794706530269" calcext:value-type="float">
            <text:p>-0.279794706530269</text:p>
          </table:table-cell>
          <table:table-cell table:formula="of:=-[.A532]" office:value-type="float" office:value="0.279794706530269" calcext:value-type="float">
            <text:p>0.279794706530269</text:p>
          </table:table-cell>
          <table:table-cell/>
          <table:table-cell table:formula="of:= 100 * ([.A533] - [.A532]*[.A532]) * ([.A533] - [.A532]*[.A532]) + (1 - [.A532]) * (1 - [.A532])" office:value-type="float" office:value="10.6805647663207" calcext:value-type="float">
            <text:p>10.6805647663207</text:p>
          </table:table-cell>
          <table:table-cell table:formula="of:= 100 * ([.B533] - [.B532]*[.B532]) * ([.B533] - [.B532]*[.B532]) + (1 - [.B532]) * (1 - [.B532])" office:value-type="float" office:value="2.59634424777311" calcext:value-type="float">
            <text:p>2.59634424777311</text:p>
          </table:table-cell>
          <table:table-cell table:formula="of:= [.A532]*[.A532]*[.A532]*[.A532] - 16*[.A532]*[.A532] + 5*[.A532]" office:value-type="float" office:value="-2.64540622408257" calcext:value-type="float">
            <text:p>-2.64540622408257</text:p>
          </table:table-cell>
          <table:table-cell table:formula="of:= [.B532]*[.B532]*[.B532]*[.B532] - 16*[.B532]*[.B532] + 5*[.B532]" office:value-type="float" office:value="0.152540841220117" calcext:value-type="float">
            <text:p>0.1525408412201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2425585052448" calcext:value-type="float">
            <text:p>-0.222425585052448</text:p>
          </table:table-cell>
          <table:table-cell table:formula="of:=-[.A533]" office:value-type="float" office:value="0.222425585052448" calcext:value-type="float">
            <text:p>0.222425585052448</text:p>
          </table:table-cell>
          <table:table-cell/>
          <table:table-cell table:formula="of:= 100 * ([.A534] - [.A533]*[.A533]) * ([.A534] - [.A533]*[.A533]) + (1 - [.A533]) * (1 - [.A533])" office:value-type="float" office:value="7.49496806614475" calcext:value-type="float">
            <text:p>7.49496806614475</text:p>
          </table:table-cell>
          <table:table-cell table:formula="of:= 100 * ([.B534] - [.B533]*[.B533]) * ([.B534] - [.B533]*[.B533]) + (1 - [.B533]) * (1 - [.B533])" office:value-type="float" office:value="12.4319204749848" calcext:value-type="float">
            <text:p>12.4319204749848</text:p>
          </table:table-cell>
          <table:table-cell table:formula="of:= [.A533]*[.A533]*[.A533]*[.A533] - 16*[.A533]*[.A533] + 5*[.A533]" office:value-type="float" office:value="-1.9012505877679" calcext:value-type="float">
            <text:p>-1.9012505877679</text:p>
          </table:table-cell>
          <table:table-cell table:formula="of:= [.B533]*[.B533]*[.B533]*[.B533] - 16*[.B533]*[.B533] + 5*[.B533]" office:value-type="float" office:value="0.323005262756578" calcext:value-type="float">
            <text:p>0.3230052627565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4435255408842" calcext:value-type="float">
            <text:p>0.294435255408842</text:p>
          </table:table-cell>
          <table:table-cell table:formula="of:=-[.A534]" office:value-type="float" office:value="-0.294435255408842" calcext:value-type="float">
            <text:p>-0.294435255408842</text:p>
          </table:table-cell>
          <table:table-cell/>
          <table:table-cell table:formula="of:= 100 * ([.A535] - [.A534]*[.A534]) * ([.A535] - [.A534]*[.A534]) + (1 - [.A534]) * (1 - [.A534])" office:value-type="float" office:value="7.46302277114971" calcext:value-type="float">
            <text:p>7.46302277114971</text:p>
          </table:table-cell>
          <table:table-cell table:formula="of:= 100 * ([.B535] - [.B534]*[.B534]) * ([.B535] - [.B534]*[.B534]) + (1 - [.B534]) * (1 - [.B534])" office:value-type="float" office:value="2.49517483224813" calcext:value-type="float">
            <text:p>2.49517483224813</text:p>
          </table:table-cell>
          <table:table-cell table:formula="of:= [.A534]*[.A534]*[.A534]*[.A534] - 16*[.A534]*[.A534] + 5*[.A534]" office:value-type="float" office:value="0.0926178866070277" calcext:value-type="float">
            <text:p>0.0926178866070277</text:p>
          </table:table-cell>
          <table:table-cell table:formula="of:= [.B534]*[.B534]*[.B534]*[.B534] - 16*[.B534]*[.B534] + 5*[.B534]" office:value-type="float" office:value="-2.85173466748139" calcext:value-type="float">
            <text:p>-2.851734667481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7224555903448" calcext:value-type="float">
            <text:p>-0.177224555903448</text:p>
          </table:table-cell>
          <table:table-cell table:formula="of:=-[.A535]" office:value-type="float" office:value="0.177224555903448" calcext:value-type="float">
            <text:p>0.177224555903448</text:p>
          </table:table-cell>
          <table:table-cell/>
          <table:table-cell table:formula="of:= 100 * ([.A536] - [.A535]*[.A535]) * ([.A536] - [.A535]*[.A535]) + (1 - [.A535]) * (1 - [.A535])" office:value-type="float" office:value="5.27865444417604" calcext:value-type="float">
            <text:p>5.27865444417604</text:p>
          </table:table-cell>
          <table:table-cell table:formula="of:= 100 * ([.B536] - [.B535]*[.B535]) * ([.B536] - [.B535]*[.B535]) + (1 - [.B535]) * (1 - [.B535])" office:value-type="float" office:value="2.48557104191883" calcext:value-type="float">
            <text:p>2.48557104191883</text:p>
          </table:table-cell>
          <table:table-cell table:formula="of:= [.A535]*[.A535]*[.A535]*[.A535] - 16*[.A535]*[.A535] + 5*[.A535]" office:value-type="float" office:value="-1.38767297437313" calcext:value-type="float">
            <text:p>-1.38767297437313</text:p>
          </table:table-cell>
          <table:table-cell table:formula="of:= [.B535]*[.B535]*[.B535]*[.B535] - 16*[.B535]*[.B535] + 5*[.B535]" office:value-type="float" office:value="0.38457258466135" calcext:value-type="float">
            <text:p>0.384572584661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5893174698127" calcext:value-type="float">
            <text:p>-0.165893174698127</text:p>
          </table:table-cell>
          <table:table-cell table:formula="of:=-[.A536]" office:value-type="float" office:value="0.165893174698127" calcext:value-type="float">
            <text:p>0.165893174698127</text:p>
          </table:table-cell>
          <table:table-cell/>
          <table:table-cell table:formula="of:= 100 * ([.A537] - [.A536]*[.A536]) * ([.A537] - [.A536]*[.A536]) + (1 - [.A536]) * (1 - [.A536])" office:value-type="float" office:value="2.34291714106132" calcext:value-type="float">
            <text:p>2.34291714106132</text:p>
          </table:table-cell>
          <table:table-cell table:formula="of:= 100 * ([.B537] - [.B536]*[.B536]) * ([.B537] - [.B536]*[.B536]) + (1 - [.B536]) * (1 - [.B536])" office:value-type="float" office:value="3.07406005792922" calcext:value-type="float">
            <text:p>3.07406005792922</text:p>
          </table:table-cell>
          <table:table-cell table:formula="of:= [.A536]*[.A536]*[.A536]*[.A536] - 16*[.A536]*[.A536] + 5*[.A536]" office:value-type="float" office:value="-1.26903721965366" calcext:value-type="float">
            <text:p>-1.26903721965366</text:p>
          </table:table-cell>
          <table:table-cell table:formula="of:= [.B536]*[.B536]*[.B536]*[.B536] - 16*[.B536]*[.B536] + 5*[.B536]" office:value-type="float" office:value="0.389894527327605" calcext:value-type="float">
            <text:p>0.3898945273276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6697672121852" calcext:value-type="float">
            <text:p>0.126697672121852</text:p>
          </table:table-cell>
          <table:table-cell table:formula="of:=-[.A537]" office:value-type="float" office:value="-0.126697672121852" calcext:value-type="float">
            <text:p>-0.126697672121852</text:p>
          </table:table-cell>
          <table:table-cell/>
          <table:table-cell table:formula="of:= 100 * ([.A538] - [.A537]*[.A537]) * ([.A538] - [.A537]*[.A537]) + (1 - [.A537]) * (1 - [.A537])" office:value-type="float" office:value="26.061520979981" calcext:value-type="float">
            <text:p>26.061520979981</text:p>
          </table:table-cell>
          <table:table-cell table:formula="of:= 100 * ([.B538] - [.B537]*[.B537]) * ([.B538] - [.B537]*[.B537]) + (1 - [.B537]) * (1 - [.B537])" office:value-type="float" office:value="23.4417893710816" calcext:value-type="float">
            <text:p>23.4417893710816</text:p>
          </table:table-cell>
          <table:table-cell table:formula="of:= [.A537]*[.A537]*[.A537]*[.A537] - 16*[.A537]*[.A537] + 5*[.A537]" office:value-type="float" office:value="0.376909235010896" calcext:value-type="float">
            <text:p>0.376909235010896</text:p>
          </table:table-cell>
          <table:table-cell table:formula="of:= [.B537]*[.B537]*[.B537]*[.B537] - 16*[.B537]*[.B537] + 5*[.B537]" office:value-type="float" office:value="-0.89006748620762" calcext:value-type="float">
            <text:p>-0.890067486207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692746114275" calcext:value-type="float">
            <text:p>-0.48692746114275</text:p>
          </table:table-cell>
          <table:table-cell table:formula="of:=-[.A538]" office:value-type="float" office:value="0.48692746114275" calcext:value-type="float">
            <text:p>0.48692746114275</text:p>
          </table:table-cell>
          <table:table-cell/>
          <table:table-cell table:formula="of:= 100 * ([.A539] - [.A538]*[.A538]) * ([.A539] - [.A538]*[.A538]) + (1 - [.A538]) * (1 - [.A538])" office:value-type="float" office:value="13.2817754621237" calcext:value-type="float">
            <text:p>13.2817754621237</text:p>
          </table:table-cell>
          <table:table-cell table:formula="of:= 100 * ([.B539] - [.B538]*[.B538]) * ([.B539] - [.B538]*[.B538]) + (1 - [.B538]) * (1 - [.B538])" office:value-type="float" office:value="2.26457012410177" calcext:value-type="float">
            <text:p>2.26457012410177</text:p>
          </table:table-cell>
          <table:table-cell table:formula="of:= [.A538]*[.A538]*[.A538]*[.A538] - 16*[.A538]*[.A538] + 5*[.A538]" office:value-type="float" office:value="-6.17199531563467" calcext:value-type="float">
            <text:p>-6.17199531563467</text:p>
          </table:table-cell>
          <table:table-cell table:formula="of:= [.B538]*[.B538]*[.B538]*[.B538] - 16*[.B538]*[.B538] + 5*[.B538]" office:value-type="float" office:value="-1.30272070420717" calcext:value-type="float">
            <text:p>-1.302720704207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56300982385068" calcext:value-type="float">
            <text:p>-0.0956300982385068</text:p>
          </table:table-cell>
          <table:table-cell table:formula="of:=-[.A539]" office:value-type="float" office:value="0.0956300982385068" calcext:value-type="float">
            <text:p>0.0956300982385068</text:p>
          </table:table-cell>
          <table:table-cell/>
          <table:table-cell table:formula="of:= 100 * ([.A540] - [.A539]*[.A539]) * ([.A540] - [.A539]*[.A539]) + (1 - [.A539]) * (1 - [.A539])" office:value-type="float" office:value="11.1347875710249" calcext:value-type="float">
            <text:p>11.1347875710249</text:p>
          </table:table-cell>
          <table:table-cell table:formula="of:= 100 * ([.B540] - [.B539]*[.B539]) * ([.B540] - [.B539]*[.B539]) + (1 - [.B539]) * (1 - [.B539])" office:value-type="float" office:value="9.63274612988605" calcext:value-type="float">
            <text:p>9.63274612988605</text:p>
          </table:table-cell>
          <table:table-cell table:formula="of:= [.A539]*[.A539]*[.A539]*[.A539] - 16*[.A539]*[.A539] + 5*[.A539]" office:value-type="float" office:value="-0.62438870907727" calcext:value-type="float">
            <text:p>-0.62438870907727</text:p>
          </table:table-cell>
          <table:table-cell table:formula="of:= [.B539]*[.B539]*[.B539]*[.B539] - 16*[.B539]*[.B539] + 5*[.B539]" office:value-type="float" office:value="0.331912273307798" calcext:value-type="float">
            <text:p>0.3319122733077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6043435163535" calcext:value-type="float">
            <text:p>-0.306043435163535</text:p>
          </table:table-cell>
          <table:table-cell table:formula="of:=-[.A540]" office:value-type="float" office:value="0.306043435163535" calcext:value-type="float">
            <text:p>0.306043435163535</text:p>
          </table:table-cell>
          <table:table-cell/>
          <table:table-cell table:formula="of:= 100 * ([.A541] - [.A540]*[.A540]) * ([.A541] - [.A540]*[.A540]) + (1 - [.A540]) * (1 - [.A540])" office:value-type="float" office:value="14.29029804474" calcext:value-type="float">
            <text:p>14.29029804474</text:p>
          </table:table-cell>
          <table:table-cell table:formula="of:= 100 * ([.B541] - [.B540]*[.B540]) * ([.B541] - [.B540]*[.B540]) + (1 - [.B540]) * (1 - [.B540])" office:value-type="float" office:value="3.28458513213956" calcext:value-type="float">
            <text:p>3.28458513213956</text:p>
          </table:table-cell>
          <table:table-cell table:formula="of:= [.A540]*[.A540]*[.A540]*[.A540] - 16*[.A540]*[.A540] + 5*[.A540]" office:value-type="float" office:value="-3.02004584344454" calcext:value-type="float">
            <text:p>-3.02004584344454</text:p>
          </table:table-cell>
          <table:table-cell table:formula="of:= [.B540]*[.B540]*[.B540]*[.B540] - 16*[.B540]*[.B540] + 5*[.B540]" office:value-type="float" office:value="0.0403885081908038" calcext:value-type="float">
            <text:p>0.04038850819080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1084488934242" calcext:value-type="float">
            <text:p>-0.261084488934242</text:p>
          </table:table-cell>
          <table:table-cell table:formula="of:=-[.A541]" office:value-type="float" office:value="0.261084488934242" calcext:value-type="float">
            <text:p>0.261084488934242</text:p>
          </table:table-cell>
          <table:table-cell/>
          <table:table-cell table:formula="of:= 100 * ([.A542] - [.A541]*[.A541]) * ([.A542] - [.A541]*[.A541]) + (1 - [.A541]) * (1 - [.A541])" office:value-type="float" office:value="3.25257656559576" calcext:value-type="float">
            <text:p>3.25257656559576</text:p>
          </table:table-cell>
          <table:table-cell table:formula="of:= 100 * ([.B542] - [.B541]*[.B541]) * ([.B542] - [.B541]*[.B541]) + (1 - [.B541]) * (1 - [.B541])" office:value-type="float" office:value="7.58218759127459" calcext:value-type="float">
            <text:p>7.58218759127459</text:p>
          </table:table-cell>
          <table:table-cell table:formula="of:= [.A541]*[.A541]*[.A541]*[.A541] - 16*[.A541]*[.A541] + 5*[.A541]" office:value-type="float" office:value="-2.39141772819341" calcext:value-type="float">
            <text:p>-2.39141772819341</text:p>
          </table:table-cell>
          <table:table-cell table:formula="of:= [.B541]*[.B541]*[.B541]*[.B541] - 16*[.B541]*[.B541] + 5*[.B541]" office:value-type="float" office:value="0.219427161149011" calcext:value-type="float">
            <text:p>0.2194271611490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7093093258136" calcext:value-type="float">
            <text:p>0.197093093258136</text:p>
          </table:table-cell>
          <table:table-cell table:formula="of:=-[.A542]" office:value-type="float" office:value="-0.197093093258136" calcext:value-type="float">
            <text:p>-0.197093093258136</text:p>
          </table:table-cell>
          <table:table-cell/>
          <table:table-cell table:formula="of:= 100 * ([.A543] - [.A542]*[.A542]) * ([.A543] - [.A542]*[.A542]) + (1 - [.A542]) * (1 - [.A542])" office:value-type="float" office:value="7.67818717757214" calcext:value-type="float">
            <text:p>7.67818717757214</text:p>
          </table:table-cell>
          <table:table-cell table:formula="of:= 100 * ([.B543] - [.B542]*[.B542]) * ([.B543] - [.B542]*[.B542]) + (1 - [.B542]) * (1 - [.B542])" office:value-type="float" office:value="13.1910291590749" calcext:value-type="float">
            <text:p>13.1910291590749</text:p>
          </table:table-cell>
          <table:table-cell table:formula="of:= [.A542]*[.A542]*[.A542]*[.A542] - 16*[.A542]*[.A542] + 5*[.A542]" office:value-type="float" office:value="0.365443455160076" calcext:value-type="float">
            <text:p>0.365443455160076</text:p>
          </table:table-cell>
          <table:table-cell table:formula="of:= [.B542]*[.B542]*[.B542]*[.B542] - 16*[.B542]*[.B542] + 5*[.B542]" office:value-type="float" office:value="-1.60548747742128" calcext:value-type="float">
            <text:p>-1.605487477421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4053675160775" calcext:value-type="float">
            <text:p>0.304053675160775</text:p>
          </table:table-cell>
          <table:table-cell table:formula="of:=-[.A543]" office:value-type="float" office:value="-0.304053675160775" calcext:value-type="float">
            <text:p>-0.304053675160775</text:p>
          </table:table-cell>
          <table:table-cell/>
          <table:table-cell table:formula="of:= 100 * ([.A544] - [.A543]*[.A543]) * ([.A544] - [.A543]*[.A543]) + (1 - [.A543]) * (1 - [.A543])" office:value-type="float" office:value="1.07285852937874" calcext:value-type="float">
            <text:p>1.07285852937874</text:p>
          </table:table-cell>
          <table:table-cell table:formula="of:= 100 * ([.B544] - [.B543]*[.B543]) * ([.B544] - [.B543]*[.B543]) + (1 - [.B543]) * (1 - [.B543])" office:value-type="float" office:value="8.54464780632383" calcext:value-type="float">
            <text:p>8.54464780632383</text:p>
          </table:table-cell>
          <table:table-cell table:formula="of:= [.A543]*[.A543]*[.A543]*[.A543] - 16*[.A543]*[.A543] + 5*[.A543]" office:value-type="float" office:value="0.0496369282966795" calcext:value-type="float">
            <text:p>0.0496369282966795</text:p>
          </table:table-cell>
          <table:table-cell table:formula="of:= [.B543]*[.B543]*[.B543]*[.B543] - 16*[.B543]*[.B543] + 5*[.B543]" office:value-type="float" office:value="-2.99089982331108" calcext:value-type="float">
            <text:p>-2.990899823311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9163514835596" calcext:value-type="float">
            <text:p>0.169163514835596</text:p>
          </table:table-cell>
          <table:table-cell table:formula="of:=-[.A544]" office:value-type="float" office:value="-0.169163514835596" calcext:value-type="float">
            <text:p>-0.169163514835596</text:p>
          </table:table-cell>
          <table:table-cell/>
          <table:table-cell table:formula="of:= 100 * ([.A545] - [.A544]*[.A544]) * ([.A545] - [.A544]*[.A544]) + (1 - [.A544]) * (1 - [.A544])" office:value-type="float" office:value="20.4785695176502" calcext:value-type="float">
            <text:p>20.4785695176502</text:p>
          </table:table-cell>
          <table:table-cell table:formula="of:= 100 * ([.B545] - [.B544]*[.B544]) * ([.B545] - [.B544]*[.B544]) + (1 - [.B544]) * (1 - [.B544])" office:value-type="float" office:value="16.3909092079018" calcext:value-type="float">
            <text:p>16.3909092079018</text:p>
          </table:table-cell>
          <table:table-cell table:formula="of:= [.A544]*[.A544]*[.A544]*[.A544] - 16*[.A544]*[.A544] + 5*[.A544]" office:value-type="float" office:value="0.38877575047876" calcext:value-type="float">
            <text:p>0.38877575047876</text:p>
          </table:table-cell>
          <table:table-cell table:formula="of:= [.B544]*[.B544]*[.B544]*[.B544] - 16*[.B544]*[.B544] + 5*[.B544]" office:value-type="float" office:value="-1.3028593978772" calcext:value-type="float">
            <text:p>-1.30285939787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6223904112844" calcext:value-type="float">
            <text:p>-0.416223904112844</text:p>
          </table:table-cell>
          <table:table-cell table:formula="of:=-[.A545]" office:value-type="float" office:value="0.416223904112844" calcext:value-type="float">
            <text:p>0.416223904112844</text:p>
          </table:table-cell>
          <table:table-cell/>
          <table:table-cell table:formula="of:= 100 * ([.A546] - [.A545]*[.A545]) * ([.A546] - [.A545]*[.A545]) + (1 - [.A545]) * (1 - [.A545])" office:value-type="float" office:value="2.1351651099592" calcext:value-type="float">
            <text:p>2.1351651099592</text:p>
          </table:table-cell>
          <table:table-cell table:formula="of:= 100 * ([.B546] - [.B545]*[.B545]) * ([.B546] - [.B545]*[.B545]) + (1 - [.B545]) * (1 - [.B545])" office:value-type="float" office:value="9.98194665533391" calcext:value-type="float">
            <text:p>9.98194665533391</text:p>
          </table:table-cell>
          <table:table-cell table:formula="of:= [.A545]*[.A545]*[.A545]*[.A545] - 16*[.A545]*[.A545] + 5*[.A545]" office:value-type="float" office:value="-4.82298402644455" calcext:value-type="float">
            <text:p>-4.82298402644455</text:p>
          </table:table-cell>
          <table:table-cell table:formula="of:= [.B545]*[.B545]*[.B545]*[.B545] - 16*[.B545]*[.B545] + 5*[.B545]" office:value-type="float" office:value="-0.660744985316103" calcext:value-type="float">
            <text:p>-0.6607449853161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7259708743059" calcext:value-type="float">
            <text:p>0.137259708743059</text:p>
          </table:table-cell>
          <table:table-cell table:formula="of:=-[.A546]" office:value-type="float" office:value="-0.137259708743059" calcext:value-type="float">
            <text:p>-0.137259708743059</text:p>
          </table:table-cell>
          <table:table-cell/>
          <table:table-cell table:formula="of:= 100 * ([.A547] - [.A546]*[.A546]) * ([.A547] - [.A546]*[.A546]) + (1 - [.A546]) * (1 - [.A546])" office:value-type="float" office:value="4.05079106301706" calcext:value-type="float">
            <text:p>4.05079106301706</text:p>
          </table:table-cell>
          <table:table-cell table:formula="of:= 100 * ([.B547] - [.B546]*[.B546]) * ([.B547] - [.B546]*[.B546]) + (1 - [.B546]) * (1 - [.B546])" office:value-type="float" office:value="3.37147121446691" calcext:value-type="float">
            <text:p>3.37147121446691</text:p>
          </table:table-cell>
          <table:table-cell table:formula="of:= [.A546]*[.A546]*[.A546]*[.A546] - 16*[.A546]*[.A546] + 5*[.A546]" office:value-type="float" office:value="0.385209855585311" calcext:value-type="float">
            <text:p>0.385209855585311</text:p>
          </table:table-cell>
          <table:table-cell table:formula="of:= [.B546]*[.B546]*[.B546]*[.B546] - 16*[.B546]*[.B546] + 5*[.B546]" office:value-type="float" office:value="-0.987387231845276" calcext:value-type="float">
            <text:p>-0.9873872318452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2996794242375" calcext:value-type="float">
            <text:p>-0.162996794242375</text:p>
          </table:table-cell>
          <table:table-cell table:formula="of:=-[.A547]" office:value-type="float" office:value="0.162996794242375" calcext:value-type="float">
            <text:p>0.162996794242375</text:p>
          </table:table-cell>
          <table:table-cell/>
          <table:table-cell table:formula="of:= 100 * ([.A548] - [.A547]*[.A547]) * ([.A548] - [.A547]*[.A547]) + (1 - [.A547]) * (1 - [.A547])" office:value-type="float" office:value="1.4884588830079" calcext:value-type="float">
            <text:p>1.4884588830079</text:p>
          </table:table-cell>
          <table:table-cell table:formula="of:= 100 * ([.B548] - [.B547]*[.B547]) * ([.B548] - [.B547]*[.B547]) + (1 - [.B547]) * (1 - [.B547])" office:value-type="float" office:value="0.727051037279917" calcext:value-type="float">
            <text:p>0.727051037279917</text:p>
          </table:table-cell>
          <table:table-cell table:formula="of:= [.A547]*[.A547]*[.A547]*[.A547] - 16*[.A547]*[.A547] + 5*[.A547]" office:value-type="float" office:value="-1.2393653939152" calcext:value-type="float">
            <text:p>-1.2393653939152</text:p>
          </table:table-cell>
          <table:table-cell table:formula="of:= [.B547]*[.B547]*[.B547]*[.B547] - 16*[.B547]*[.B547] + 5*[.B547]" office:value-type="float" office:value="0.390602548508554" calcext:value-type="float">
            <text:p>0.3906025485085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02963014120979" calcext:value-type="float">
            <text:p>-0.0102963014120979</text:p>
          </table:table-cell>
          <table:table-cell table:formula="of:=-[.A548]" office:value-type="float" office:value="0.0102963014120979" calcext:value-type="float">
            <text:p>0.0102963014120979</text:p>
          </table:table-cell>
          <table:table-cell/>
          <table:table-cell table:formula="of:= 100 * ([.A549] - [.A548]*[.A548]) * ([.A549] - [.A548]*[.A548]) + (1 - [.A548]) * (1 - [.A548])" office:value-type="float" office:value="1.25206203231037" calcext:value-type="float">
            <text:p>1.25206203231037</text:p>
          </table:table-cell>
          <table:table-cell table:formula="of:= 100 * ([.B549] - [.B548]*[.B548]) * ([.B549] - [.B548]*[.B548]) + (1 - [.B548]) * (1 - [.B548])" office:value-type="float" office:value="1.21292103883266" calcext:value-type="float">
            <text:p>1.21292103883266</text:p>
          </table:table-cell>
          <table:table-cell table:formula="of:= [.A548]*[.A548]*[.A548]*[.A548] - 16*[.A548]*[.A548] + 5*[.A548]" office:value-type="float" office:value="-0.0531777169858593" calcext:value-type="float">
            <text:p>-0.0531777169858593</text:p>
          </table:table-cell>
          <table:table-cell table:formula="of:= [.B548]*[.B548]*[.B548]*[.B548] - 16*[.B548]*[.B548] + 5*[.B548]" office:value-type="float" office:value="0.0497852971351199" calcext:value-type="float">
            <text:p>0.04978529713511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82062649305755" calcext:value-type="float">
            <text:p>0.0482062649305755</text:p>
          </table:table-cell>
          <table:table-cell table:formula="of:=-[.A549]" office:value-type="float" office:value="-0.0482062649305755" calcext:value-type="float">
            <text:p>-0.0482062649305755</text:p>
          </table:table-cell>
          <table:table-cell/>
          <table:table-cell table:formula="of:= 100 * ([.A550] - [.A549]*[.A549]) * ([.A550] - [.A549]*[.A549]) + (1 - [.A549]) * (1 - [.A549])" office:value-type="float" office:value="4.6633492241353" calcext:value-type="float">
            <text:p>4.6633492241353</text:p>
          </table:table-cell>
          <table:table-cell table:formula="of:= 100 * ([.B550] - [.B549]*[.B549]) * ([.B550] - [.B549]*[.B549]) + (1 - [.B549]) * (1 - [.B549])" office:value-type="float" office:value="5.03851699031097" calcext:value-type="float">
            <text:p>5.03851699031097</text:p>
          </table:table-cell>
          <table:table-cell table:formula="of:= [.A549]*[.A549]*[.A549]*[.A549] - 16*[.A549]*[.A549] + 5*[.A549]" office:value-type="float" office:value="0.203855221246805" calcext:value-type="float">
            <text:p>0.203855221246805</text:p>
          </table:table-cell>
          <table:table-cell table:formula="of:= [.B549]*[.B549]*[.B549]*[.B549] - 16*[.B549]*[.B549] + 5*[.B549]" office:value-type="float" office:value="-0.27820742805895" calcext:value-type="float">
            <text:p>-0.278207428058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6164962166053" calcext:value-type="float">
            <text:p>0.196164962166053</text:p>
          </table:table-cell>
          <table:table-cell table:formula="of:=-[.A550]" office:value-type="float" office:value="-0.196164962166053" calcext:value-type="float">
            <text:p>-0.196164962166053</text:p>
          </table:table-cell>
          <table:table-cell/>
          <table:table-cell table:formula="of:= 100 * ([.A551] - [.A550]*[.A550]) * ([.A551] - [.A550]*[.A550]) + (1 - [.A550]) * (1 - [.A550])" office:value-type="float" office:value="15.3580108743257" calcext:value-type="float">
            <text:p>15.3580108743257</text:p>
          </table:table-cell>
          <table:table-cell table:formula="of:= 100 * ([.B551] - [.B550]*[.B550]) * ([.B551] - [.B550]*[.B550]) + (1 - [.B550]) * (1 - [.B550])" office:value-type="float" office:value="22.6388445159559" calcext:value-type="float">
            <text:p>22.6388445159559</text:p>
          </table:table-cell>
          <table:table-cell table:formula="of:= [.A550]*[.A550]*[.A550]*[.A550] - 16*[.A550]*[.A550] + 5*[.A550]" office:value-type="float" office:value="0.366614496410689" calcext:value-type="float">
            <text:p>0.366614496410689</text:p>
          </table:table-cell>
          <table:table-cell table:formula="of:= [.B550]*[.B550]*[.B550]*[.B550] - 16*[.B550]*[.B550] + 5*[.B550]" office:value-type="float" office:value="-1.59503512524984" calcext:value-type="float">
            <text:p>-1.595035125249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2041119254302" calcext:value-type="float">
            <text:p>0.422041119254302</text:p>
          </table:table-cell>
          <table:table-cell table:formula="of:=-[.A551]" office:value-type="float" office:value="-0.422041119254302" calcext:value-type="float">
            <text:p>-0.422041119254302</text:p>
          </table:table-cell>
          <table:table-cell/>
          <table:table-cell table:formula="of:= 100 * ([.A552] - [.A551]*[.A551]) * ([.A552] - [.A551]*[.A551]) + (1 - [.A551]) * (1 - [.A551])" office:value-type="float" office:value="41.095301535749" calcext:value-type="float">
            <text:p>41.095301535749</text:p>
          </table:table-cell>
          <table:table-cell table:formula="of:= 100 * ([.B552] - [.B551]*[.B551]) * ([.B552] - [.B551]*[.B551]) + (1 - [.B551]) * (1 - [.B551])" office:value-type="float" office:value="9.98634114359069" calcext:value-type="float">
            <text:p>9.98634114359069</text:p>
          </table:table-cell>
          <table:table-cell table:formula="of:= [.A551]*[.A551]*[.A551]*[.A551] - 16*[.A551]*[.A551] + 5*[.A551]" office:value-type="float" office:value="-0.707967431642532" calcext:value-type="float">
            <text:p>-0.707967431642532</text:p>
          </table:table-cell>
          <table:table-cell table:formula="of:= [.B551]*[.B551]*[.B551]*[.B551] - 16*[.B551]*[.B551] + 5*[.B551]" office:value-type="float" office:value="-4.92837862418555" calcext:value-type="float">
            <text:p>-4.928378624185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0326789123273" calcext:value-type="float">
            <text:p>-0.460326789123273</text:p>
          </table:table-cell>
          <table:table-cell table:formula="of:=-[.A552]" office:value-type="float" office:value="0.460326789123273" calcext:value-type="float">
            <text:p>0.460326789123273</text:p>
          </table:table-cell>
          <table:table-cell/>
          <table:table-cell table:formula="of:= 100 * ([.A553] - [.A552]*[.A552]) * ([.A553] - [.A552]*[.A552]) + (1 - [.A552]) * (1 - [.A552])" office:value-type="float" office:value="2.14475259707762" calcext:value-type="float">
            <text:p>2.14475259707762</text:p>
          </table:table-cell>
          <table:table-cell table:formula="of:= 100 * ([.B553] - [.B552]*[.B552]) * ([.B553] - [.B552]*[.B552]) + (1 - [.B552]) * (1 - [.B552])" office:value-type="float" office:value="19.200358645828" calcext:value-type="float">
            <text:p>19.200358645828</text:p>
          </table:table-cell>
          <table:table-cell table:formula="of:= [.A552]*[.A552]*[.A552]*[.A552] - 16*[.A552]*[.A552] + 5*[.A552]" office:value-type="float" office:value="-5.64714406113838" calcext:value-type="float">
            <text:p>-5.64714406113838</text:p>
          </table:table-cell>
          <table:table-cell table:formula="of:= [.B552]*[.B552]*[.B552]*[.B552] - 16*[.B552]*[.B552] + 5*[.B552]" office:value-type="float" office:value="-1.04387616990565" calcext:value-type="float">
            <text:p>-1.043876169905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2945328849983" calcext:value-type="float">
            <text:p>0.222945328849983</text:p>
          </table:table-cell>
          <table:table-cell table:formula="of:=-[.A553]" office:value-type="float" office:value="-0.222945328849983" calcext:value-type="float">
            <text:p>-0.222945328849983</text:p>
          </table:table-cell>
          <table:table-cell/>
          <table:table-cell table:formula="of:= 100 * ([.A554] - [.A553]*[.A553]) * ([.A554] - [.A553]*[.A553]) + (1 - [.A553]) * (1 - [.A553])" office:value-type="float" office:value="17.0631961514026" calcext:value-type="float">
            <text:p>17.0631961514026</text:p>
          </table:table-cell>
          <table:table-cell table:formula="of:= 100 * ([.B554] - [.B553]*[.B553]) * ([.B554] - [.B553]*[.B553]) + (1 - [.B553]) * (1 - [.B553])" office:value-type="float" office:value="27.0092954661734" calcext:value-type="float">
            <text:p>27.0092954661734</text:p>
          </table:table-cell>
          <table:table-cell table:formula="of:= [.A553]*[.A553]*[.A553]*[.A553] - 16*[.A553]*[.A553] + 5*[.A553]" office:value-type="float" office:value="0.321923278968632" calcext:value-type="float">
            <text:p>0.321923278968632</text:p>
          </table:table-cell>
          <table:table-cell table:formula="of:= [.B553]*[.B553]*[.B553]*[.B553] - 16*[.B553]*[.B553] + 5*[.B553]" office:value-type="float" office:value="-1.9075300095312" calcext:value-type="float">
            <text:p>-1.90753000953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540626112974" calcext:value-type="float">
            <text:p>0.45540626112974</text:p>
          </table:table-cell>
          <table:table-cell table:formula="of:=-[.A554]" office:value-type="float" office:value="-0.45540626112974" calcext:value-type="float">
            <text:p>-0.45540626112974</text:p>
          </table:table-cell>
          <table:table-cell/>
          <table:table-cell table:formula="of:= 100 * ([.A555] - [.A554]*[.A554]) * ([.A555] - [.A554]*[.A554]) + (1 - [.A554]) * (1 - [.A554])" office:value-type="float" office:value="38.789287415098" calcext:value-type="float">
            <text:p>38.789287415098</text:p>
          </table:table-cell>
          <table:table-cell table:formula="of:= 100 * ([.B555] - [.B554]*[.B554]) * ([.B555] - [.B554]*[.B554]) + (1 - [.B554]) * (1 - [.B554])" office:value-type="float" office:value="6.34678969816193" calcext:value-type="float">
            <text:p>6.34678969816193</text:p>
          </table:table-cell>
          <table:table-cell table:formula="of:= [.A554]*[.A554]*[.A554]*[.A554] - 16*[.A554]*[.A554] + 5*[.A554]" office:value-type="float" office:value="-0.998273868105537" calcext:value-type="float">
            <text:p>-0.998273868105537</text:p>
          </table:table-cell>
          <table:table-cell table:formula="of:= [.B554]*[.B554]*[.B554]*[.B554] - 16*[.B554]*[.B554] + 5*[.B554]" office:value-type="float" office:value="-5.55233647940294" calcext:value-type="float">
            <text:p>-5.552336479402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3030032655098" calcext:value-type="float">
            <text:p>-0.413030032655098</text:p>
          </table:table-cell>
          <table:table-cell table:formula="of:=-[.A555]" office:value-type="float" office:value="0.413030032655098" calcext:value-type="float">
            <text:p>0.413030032655098</text:p>
          </table:table-cell>
          <table:table-cell/>
          <table:table-cell table:formula="of:= 100 * ([.A556] - [.A555]*[.A555]) * ([.A556] - [.A555]*[.A555]) + (1 - [.A555]) * (1 - [.A555])" office:value-type="float" office:value="33.3353792913579" calcext:value-type="float">
            <text:p>33.3353792913579</text:p>
          </table:table-cell>
          <table:table-cell table:formula="of:= 100 * ([.B556] - [.B555]*[.B555]) * ([.B556] - [.B555]*[.B555]) + (1 - [.B555]) * (1 - [.B555])" office:value-type="float" office:value="5.12410913821911" calcext:value-type="float">
            <text:p>5.12410913821911</text:p>
          </table:table-cell>
          <table:table-cell table:formula="of:= [.A555]*[.A555]*[.A555]*[.A555] - 16*[.A555]*[.A555] + 5*[.A555]" office:value-type="float" office:value="-4.76554884199131" calcext:value-type="float">
            <text:p>-4.76554884199131</text:p>
          </table:table-cell>
          <table:table-cell table:formula="of:= [.B555]*[.B555]*[.B555]*[.B555] - 16*[.B555]*[.B555] + 5*[.B555]" office:value-type="float" office:value="-0.635248515440332" calcext:value-type="float">
            <text:p>-0.6352485154403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9216208274807" calcext:value-type="float">
            <text:p>-0.389216208274807</text:p>
          </table:table-cell>
          <table:table-cell table:formula="of:=-[.A556]" office:value-type="float" office:value="0.389216208274807" calcext:value-type="float">
            <text:p>0.389216208274807</text:p>
          </table:table-cell>
          <table:table-cell/>
          <table:table-cell table:formula="of:= 100 * ([.A557] - [.A556]*[.A556]) * ([.A557] - [.A556]*[.A556]) + (1 - [.A556]) * (1 - [.A556])" office:value-type="float" office:value="4.34560437317916" calcext:value-type="float">
            <text:p>4.34560437317916</text:p>
          </table:table-cell>
          <table:table-cell table:formula="of:= 100 * ([.B557] - [.B556]*[.B556]) * ([.B557] - [.B556]*[.B556]) + (1 - [.B556]) * (1 - [.B556])" office:value-type="float" office:value="21.3864044021808" calcext:value-type="float">
            <text:p>21.3864044021808</text:p>
          </table:table-cell>
          <table:table-cell table:formula="of:= [.A556]*[.A556]*[.A556]*[.A556] - 16*[.A556]*[.A556] + 5*[.A556]" office:value-type="float" office:value="-4.3469601549942" calcext:value-type="float">
            <text:p>-4.3469601549942</text:p>
          </table:table-cell>
          <table:table-cell table:formula="of:= [.B556]*[.B556]*[.B556]*[.B556] - 16*[.B556]*[.B556] + 5*[.B556]" office:value-type="float" office:value="-0.454798072246136" calcext:value-type="float">
            <text:p>-0.4547980722461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6913923418356" calcext:value-type="float">
            <text:p>0.306913923418356</text:p>
          </table:table-cell>
          <table:table-cell table:formula="of:=-[.A557]" office:value-type="float" office:value="-0.306913923418356" calcext:value-type="float">
            <text:p>-0.306913923418356</text:p>
          </table:table-cell>
          <table:table-cell/>
          <table:table-cell table:formula="of:= 100 * ([.A558] - [.A557]*[.A557]) * ([.A558] - [.A557]*[.A557]) + (1 - [.A557]) * (1 - [.A557])" office:value-type="float" office:value="0.924439270855052" calcext:value-type="float">
            <text:p>0.924439270855052</text:p>
          </table:table-cell>
          <table:table-cell table:formula="of:= 100 * ([.B558] - [.B557]*[.B557]) * ([.B558] - [.B557]*[.B557]) + (1 - [.B557]) * (1 - [.B557])" office:value-type="float" office:value="8.21210317741205" calcext:value-type="float">
            <text:p>8.21210317741205</text:p>
          </table:table-cell>
          <table:table-cell table:formula="of:= [.A557]*[.A557]*[.A557]*[.A557] - 16*[.A557]*[.A557] + 5*[.A557]" office:value-type="float" office:value="0.0363040307612865" calcext:value-type="float">
            <text:p>0.0363040307612865</text:p>
          </table:table-cell>
          <table:table-cell table:formula="of:= [.B557]*[.B557]*[.B557]*[.B557] - 16*[.B557]*[.B557] + 5*[.B557]" office:value-type="float" office:value="-3.03283520342227" calcext:value-type="float">
            <text:p>-3.032835203422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0834805931967" calcext:value-type="float">
            <text:p>0.160834805931967</text:p>
          </table:table-cell>
          <table:table-cell table:formula="of:=-[.A558]" office:value-type="float" office:value="-0.160834805931967" calcext:value-type="float">
            <text:p>-0.160834805931967</text:p>
          </table:table-cell>
          <table:table-cell/>
          <table:table-cell table:formula="of:= 100 * ([.A559] - [.A558]*[.A558]) * ([.A559] - [.A558]*[.A558]) + (1 - [.A558]) * (1 - [.A558])" office:value-type="float" office:value="0.73765402557931" calcext:value-type="float">
            <text:p>0.73765402557931</text:p>
          </table:table-cell>
          <table:table-cell table:formula="of:= 100 * ([.B559] - [.B558]*[.B558]) * ([.B559] - [.B558]*[.B558]) + (1 - [.B558]) * (1 - [.B558])" office:value-type="float" office:value="1.45939252449887" calcext:value-type="float">
            <text:p>1.45939252449887</text:p>
          </table:table-cell>
          <table:table-cell table:formula="of:= [.A558]*[.A558]*[.A558]*[.A558] - 16*[.A558]*[.A558] + 5*[.A558]" office:value-type="float" office:value="0.390957817750257" calcext:value-type="float">
            <text:p>0.390957817750257</text:p>
          </table:table-cell>
          <table:table-cell table:formula="of:= [.B558]*[.B558]*[.B558]*[.B558] - 16*[.B558]*[.B558] + 5*[.B558]" office:value-type="float" office:value="-1.21739024156941" calcext:value-type="float">
            <text:p>-1.217390241569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757690736394734" calcext:value-type="float">
            <text:p>0.00757690736394734</text:p>
          </table:table-cell>
          <table:table-cell table:formula="of:=-[.A559]" office:value-type="float" office:value="-0.00757690736394734" calcext:value-type="float">
            <text:p>-0.00757690736394734</text:p>
          </table:table-cell>
          <table:table-cell/>
          <table:table-cell table:formula="of:= 100 * ([.A560] - [.A559]*[.A559]) * ([.A560] - [.A559]*[.A559]) + (1 - [.A559]) * (1 - [.A559])" office:value-type="float" office:value="22.5410659929666" calcext:value-type="float">
            <text:p>22.5410659929666</text:p>
          </table:table-cell>
          <table:table-cell table:formula="of:= 100 * ([.B560] - [.B559]*[.B559]) * ([.B560] - [.B559]*[.B559]) + (1 - [.B559]) * (1 - [.B559])" office:value-type="float" office:value="22.5820367196094" calcext:value-type="float">
            <text:p>22.5820367196094</text:p>
          </table:table-cell>
          <table:table-cell table:formula="of:= [.A559]*[.A559]*[.A559]*[.A559] - 16*[.A559]*[.A559] + 5*[.A559]" office:value-type="float" office:value="0.0369659877123608" calcext:value-type="float">
            <text:p>0.0369659877123608</text:p>
          </table:table-cell>
          <table:table-cell table:formula="of:= [.B559]*[.B559]*[.B559]*[.B559] - 16*[.B559]*[.B559] + 5*[.B559]" office:value-type="float" office:value="-0.0388030859271125" calcext:value-type="float">
            <text:p>-0.03880308592711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434355403276" calcext:value-type="float">
            <text:p>0.46434355403276</text:p>
          </table:table-cell>
          <table:table-cell table:formula="of:=-[.A560]" office:value-type="float" office:value="-0.46434355403276" calcext:value-type="float">
            <text:p>-0.46434355403276</text:p>
          </table:table-cell>
          <table:table-cell/>
          <table:table-cell table:formula="of:= 100 * ([.A561] - [.A560]*[.A560]) * ([.A561] - [.A560]*[.A560]) + (1 - [.A560]) * (1 - [.A560])" office:value-type="float" office:value="2.51670161939293" calcext:value-type="float">
            <text:p>2.51670161939293</text:p>
          </table:table-cell>
          <table:table-cell table:formula="of:= 100 * ([.B561] - [.B560]*[.B560]) * ([.B561] - [.B560]*[.B560]) + (1 - [.B560]) * (1 - [.B560])" office:value-type="float" office:value="10.0913788505227" calcext:value-type="float">
            <text:p>10.0913788505227</text:p>
          </table:table-cell>
          <table:table-cell table:formula="of:= [.A560]*[.A560]*[.A560]*[.A560] - 16*[.A560]*[.A560] + 5*[.A560]" office:value-type="float" office:value="-1.08163140788423" calcext:value-type="float">
            <text:p>-1.08163140788423</text:p>
          </table:table-cell>
          <table:table-cell table:formula="of:= [.B560]*[.B560]*[.B560]*[.B560] - 16*[.B560]*[.B560] + 5*[.B560]" office:value-type="float" office:value="-5.72506694821183" calcext:value-type="float">
            <text:p>-5.725066948211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62906651611088" calcext:value-type="float">
            <text:p>0.0662906651611088</text:p>
          </table:table-cell>
          <table:table-cell table:formula="of:=-[.A561]" office:value-type="float" office:value="-0.0662906651611088" calcext:value-type="float">
            <text:p>-0.0662906651611088</text:p>
          </table:table-cell>
          <table:table-cell/>
          <table:table-cell table:formula="of:= 100 * ([.A562] - [.A561]*[.A561]) * ([.A562] - [.A561]*[.A561]) + (1 - [.A561]) * (1 - [.A561])" office:value-type="float" office:value="9.07178538287169" calcext:value-type="float">
            <text:p>9.07178538287169</text:p>
          </table:table-cell>
          <table:table-cell table:formula="of:= 100 * ([.B562] - [.B561]*[.B561]) * ([.B562] - [.B561]*[.B561]) + (1 - [.B561]) * (1 - [.B561])" office:value-type="float" office:value="8.84132152706462" calcext:value-type="float">
            <text:p>8.84132152706462</text:p>
          </table:table-cell>
          <table:table-cell table:formula="of:= [.A561]*[.A561]*[.A561]*[.A561] - 16*[.A561]*[.A561] + 5*[.A561]" office:value-type="float" office:value="0.261161400416415" calcext:value-type="float">
            <text:p>0.261161400416415</text:p>
          </table:table-cell>
          <table:table-cell table:formula="of:= [.B561]*[.B561]*[.B561]*[.B561] - 16*[.B561]*[.B561] + 5*[.B561]" office:value-type="float" office:value="-0.401745251194673" calcext:value-type="float">
            <text:p>-0.4017452511946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1961484632032" calcext:value-type="float">
            <text:p>-0.281961484632032</text:p>
          </table:table-cell>
          <table:table-cell table:formula="of:=-[.A562]" office:value-type="float" office:value="0.281961484632032" calcext:value-type="float">
            <text:p>0.281961484632032</text:p>
          </table:table-cell>
          <table:table-cell/>
          <table:table-cell table:formula="of:= 100 * ([.A563] - [.A562]*[.A562]) * ([.A563] - [.A562]*[.A562]) + (1 - [.A562]) * (1 - [.A562])" office:value-type="float" office:value="4.7047502143578" calcext:value-type="float">
            <text:p>4.7047502143578</text:p>
          </table:table-cell>
          <table:table-cell table:formula="of:= 100 * ([.B563] - [.B562]*[.B562]) * ([.B563] - [.B562]*[.B562]) + (1 - [.B562]) * (1 - [.B562])" office:value-type="float" office:value="0.541057428582976" calcext:value-type="float">
            <text:p>0.541057428582976</text:p>
          </table:table-cell>
          <table:table-cell table:formula="of:= [.A562]*[.A562]*[.A562]*[.A562] - 16*[.A562]*[.A562] + 5*[.A562]" office:value-type="float" office:value="-2.67552327187763" calcext:value-type="float">
            <text:p>-2.67552327187763</text:p>
          </table:table-cell>
          <table:table-cell table:formula="of:= [.B562]*[.B562]*[.B562]*[.B562] - 16*[.B562]*[.B562] + 5*[.B562]" office:value-type="float" office:value="0.144091574442689" calcext:value-type="float">
            <text:p>0.1440915744426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54641455711193" calcext:value-type="float">
            <text:p>-0.0954641455711193</text:p>
          </table:table-cell>
          <table:table-cell table:formula="of:=-[.A563]" office:value-type="float" office:value="0.0954641455711193" calcext:value-type="float">
            <text:p>0.0954641455711193</text:p>
          </table:table-cell>
          <table:table-cell/>
          <table:table-cell table:formula="of:= 100 * ([.A564] - [.A563]*[.A563]) * ([.A564] - [.A563]*[.A563]) + (1 - [.A563]) * (1 - [.A563])" office:value-type="float" office:value="5.36183565572146" calcext:value-type="float">
            <text:p>5.36183565572146</text:p>
          </table:table-cell>
          <table:table-cell table:formula="of:= 100 * ([.B564] - [.B563]*[.B563]) * ([.B564] - [.B563]*[.B563]) + (1 - [.B563]) * (1 - [.B563])" office:value-type="float" office:value="4.26952969798069" calcext:value-type="float">
            <text:p>4.26952969798069</text:p>
          </table:table-cell>
          <table:table-cell table:formula="of:= [.A563]*[.A563]*[.A563]*[.A563] - 16*[.A563]*[.A563] + 5*[.A563]" office:value-type="float" office:value="-0.623052123173704" calcext:value-type="float">
            <text:p>-0.623052123173704</text:p>
          </table:table-cell>
          <table:table-cell table:formula="of:= [.B563]*[.B563]*[.B563]*[.B563] - 16*[.B563]*[.B563] + 5*[.B563]" office:value-type="float" office:value="0.331589332537489" calcext:value-type="float">
            <text:p>0.3315893325374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4891350813063" calcext:value-type="float">
            <text:p>-0.194891350813063</text:p>
          </table:table-cell>
          <table:table-cell table:formula="of:=-[.A564]" office:value-type="float" office:value="0.194891350813063" calcext:value-type="float">
            <text:p>0.194891350813063</text:p>
          </table:table-cell>
          <table:table-cell/>
          <table:table-cell table:formula="of:= 100 * ([.A565] - [.A564]*[.A564]) * ([.A565] - [.A564]*[.A564]) + (1 - [.A564]) * (1 - [.A564])" office:value-type="float" office:value="3.18815131944742" calcext:value-type="float">
            <text:p>3.18815131944742</text:p>
          </table:table-cell>
          <table:table-cell table:formula="of:= 100 * ([.B565] - [.B564]*[.B564]) * ([.B565] - [.B564]*[.B564]) + (1 - [.B564]) * (1 - [.B564])" office:value-type="float" office:value="5.00146582792326" calcext:value-type="float">
            <text:p>5.00146582792326</text:p>
          </table:table-cell>
          <table:table-cell table:formula="of:= [.A564]*[.A564]*[.A564]*[.A564] - 16*[.A564]*[.A564] + 5*[.A564]" office:value-type="float" office:value="-1.5807362911765" calcext:value-type="float">
            <text:p>-1.5807362911765</text:p>
          </table:table-cell>
          <table:table-cell table:formula="of:= [.B564]*[.B564]*[.B564]*[.B564] - 16*[.B564]*[.B564] + 5*[.B564]" office:value-type="float" office:value="0.368177216954138" calcext:value-type="float">
            <text:p>0.3681772169541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662176576904" calcext:value-type="float">
            <text:p>0.170662176576904</text:p>
          </table:table-cell>
          <table:table-cell table:formula="of:=-[.A565]" office:value-type="float" office:value="-0.170662176576904" calcext:value-type="float">
            <text:p>-0.170662176576904</text:p>
          </table:table-cell>
          <table:table-cell/>
          <table:table-cell table:formula="of:= 100 * ([.A566] - [.A565]*[.A565]) * ([.A566] - [.A565]*[.A565]) + (1 - [.A565]) * (1 - [.A565])" office:value-type="float" office:value="17.2152036298901" calcext:value-type="float">
            <text:p>17.2152036298901</text:p>
          </table:table-cell>
          <table:table-cell table:formula="of:= 100 * ([.B566] - [.B565]*[.B565]) * ([.B566] - [.B565]*[.B565]) + (1 - [.B565]) * (1 - [.B565])" office:value-type="float" office:value="13.5008977014429" calcext:value-type="float">
            <text:p>13.5008977014429</text:p>
          </table:table-cell>
          <table:table-cell table:formula="of:= [.A565]*[.A565]*[.A565]*[.A565] - 16*[.A565]*[.A565] + 5*[.A565]" office:value-type="float" office:value="0.388149925984832" calcext:value-type="float">
            <text:p>0.388149925984832</text:p>
          </table:table-cell>
          <table:table-cell table:formula="of:= [.B565]*[.B565]*[.B565]*[.B565] - 16*[.B565]*[.B565] + 5*[.B565]" office:value-type="float" office:value="-1.31847183978421" calcext:value-type="float">
            <text:p>-1.318471839784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7413502073988" calcext:value-type="float">
            <text:p>-0.377413502073988</text:p>
          </table:table-cell>
          <table:table-cell table:formula="of:=-[.A566]" office:value-type="float" office:value="0.377413502073988" calcext:value-type="float">
            <text:p>0.377413502073988</text:p>
          </table:table-cell>
          <table:table-cell/>
          <table:table-cell table:formula="of:= 100 * ([.A567] - [.A566]*[.A566]) * ([.A567] - [.A566]*[.A566]) + (1 - [.A566]) * (1 - [.A566])" office:value-type="float" office:value="9.46010749360854" calcext:value-type="float">
            <text:p>9.46010749360854</text:p>
          </table:table-cell>
          <table:table-cell table:formula="of:= 100 * ([.B567] - [.B566]*[.B566]) * ([.B567] - [.B566]*[.B566]) + (1 - [.B566]) * (1 - [.B566])" office:value-type="float" office:value="0.397366951205723" calcext:value-type="float">
            <text:p>0.397366951205723</text:p>
          </table:table-cell>
          <table:table-cell table:formula="of:= [.A566]*[.A566]*[.A566]*[.A566] - 16*[.A566]*[.A566] + 5*[.A566]" office:value-type="float" office:value="-4.14583331045615" calcext:value-type="float">
            <text:p>-4.14583331045615</text:p>
          </table:table-cell>
          <table:table-cell table:formula="of:= [.B566]*[.B566]*[.B566]*[.B566] - 16*[.B566]*[.B566] + 5*[.B566]" office:value-type="float" office:value="-0.371698289716267" calcext:value-type="float">
            <text:p>-0.3716982897162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2565221799553" calcext:value-type="float">
            <text:p>-0.132565221799553</text:p>
          </table:table-cell>
          <table:table-cell table:formula="of:=-[.A567]" office:value-type="float" office:value="0.132565221799553" calcext:value-type="float">
            <text:p>0.132565221799553</text:p>
          </table:table-cell>
          <table:table-cell/>
          <table:table-cell table:formula="of:= 100 * ([.A568] - [.A567]*[.A567]) * ([.A568] - [.A567]*[.A567]) + (1 - [.A567]) * (1 - [.A567])" office:value-type="float" office:value="2.99933671354133" calcext:value-type="float">
            <text:p>2.99933671354133</text:p>
          </table:table-cell>
          <table:table-cell table:formula="of:= 100 * ([.B568] - [.B567]*[.B567]) * ([.B568] - [.B567]*[.B567]) + (1 - [.B567]) * (1 - [.B567])" office:value-type="float" office:value="1.67161120912824" calcext:value-type="float">
            <text:p>1.67161120912824</text:p>
          </table:table-cell>
          <table:table-cell table:formula="of:= [.A567]*[.A567]*[.A567]*[.A567] - 16*[.A567]*[.A567] + 5*[.A567]" office:value-type="float" office:value="-0.943693888251081" calcext:value-type="float">
            <text:p>-0.943693888251081</text:p>
          </table:table-cell>
          <table:table-cell table:formula="of:= [.B567]*[.B567]*[.B567]*[.B567] - 16*[.B567]*[.B567] + 5*[.B567]" office:value-type="float" office:value="0.381958329744449" calcext:value-type="float">
            <text:p>0.3819583297444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344679367052" calcext:value-type="float">
            <text:p>-0.11344679367052</text:p>
          </table:table-cell>
          <table:table-cell table:formula="of:=-[.A568]" office:value-type="float" office:value="0.11344679367052" calcext:value-type="float">
            <text:p>0.11344679367052</text:p>
          </table:table-cell>
          <table:table-cell/>
          <table:table-cell table:formula="of:= 100 * ([.A569] - [.A568]*[.A568]) * ([.A569] - [.A568]*[.A568]) + (1 - [.A568]) * (1 - [.A568])" office:value-type="float" office:value="2.264425272372" calcext:value-type="float">
            <text:p>2.264425272372</text:p>
          </table:table-cell>
          <table:table-cell table:formula="of:= 100 * ([.B569] - [.B568]*[.B568]) * ([.B569] - [.B568]*[.B568]) + (1 - [.B568]) * (1 - [.B568])" office:value-type="float" office:value="2.39801095592207" calcext:value-type="float">
            <text:p>2.39801095592207</text:p>
          </table:table-cell>
          <table:table-cell table:formula="of:= [.A568]*[.A568]*[.A568]*[.A568] - 16*[.A568]*[.A568] + 5*[.A568]" office:value-type="float" office:value="-0.772991126854163" calcext:value-type="float">
            <text:p>-0.772991126854163</text:p>
          </table:table-cell>
          <table:table-cell table:formula="of:= [.B568]*[.B568]*[.B568]*[.B568] - 16*[.B568]*[.B568] + 5*[.B568]" office:value-type="float" office:value="0.361476809851034" calcext:value-type="float">
            <text:p>0.3614768098510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4095740442621" calcext:value-type="float">
            <text:p>0.114095740442621</text:p>
          </table:table-cell>
          <table:table-cell table:formula="of:=-[.A569]" office:value-type="float" office:value="-0.114095740442621" calcext:value-type="float">
            <text:p>-0.114095740442621</text:p>
          </table:table-cell>
          <table:table-cell/>
          <table:table-cell table:formula="of:= 100 * ([.A570] - [.A569]*[.A569]) * ([.A570] - [.A569]*[.A569]) + (1 - [.A569]) * (1 - [.A569])" office:value-type="float" office:value="2.57180644090483" calcext:value-type="float">
            <text:p>2.57180644090483</text:p>
          </table:table-cell>
          <table:table-cell table:formula="of:= 100 * ([.B570] - [.B569]*[.B569]) * ([.B570] - [.B569]*[.B569]) + (1 - [.B569]) * (1 - [.B569])" office:value-type="float" office:value="3.79205433026272" calcext:value-type="float">
            <text:p>3.79205433026272</text:p>
          </table:table-cell>
          <table:table-cell table:formula="of:= [.A569]*[.A569]*[.A569]*[.A569] - 16*[.A569]*[.A569] + 5*[.A569]" office:value-type="float" office:value="0.362362758524565" calcext:value-type="float">
            <text:p>0.362362758524565</text:p>
          </table:table-cell>
          <table:table-cell table:formula="of:= [.B569]*[.B569]*[.B569]*[.B569] - 16*[.B569]*[.B569] + 5*[.B569]" office:value-type="float" office:value="-0.778594645901641" calcext:value-type="float">
            <text:p>-0.7785946459016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6695812380949" calcext:value-type="float">
            <text:p>0.146695812380949</text:p>
          </table:table-cell>
          <table:table-cell table:formula="of:=-[.A570]" office:value-type="float" office:value="-0.146695812380949" calcext:value-type="float">
            <text:p>-0.146695812380949</text:p>
          </table:table-cell>
          <table:table-cell/>
          <table:table-cell table:formula="of:= 100 * ([.A571] - [.A570]*[.A570]) * ([.A571] - [.A570]*[.A570]) + (1 - [.A570]) * (1 - [.A570])" office:value-type="float" office:value="9.61961369241131" calcext:value-type="float">
            <text:p>9.61961369241131</text:p>
          </table:table-cell>
          <table:table-cell table:formula="of:= 100 * ([.B571] - [.B570]*[.B570]) * ([.B571] - [.B570]*[.B570]) + (1 - [.B570]) * (1 - [.B570])" office:value-type="float" office:value="7.82489106530054" calcext:value-type="float">
            <text:p>7.82489106530054</text:p>
          </table:table-cell>
          <table:table-cell table:formula="of:= [.A570]*[.A570]*[.A570]*[.A570] - 16*[.A570]*[.A570] + 5*[.A570]" office:value-type="float" office:value="0.389627575808524" calcext:value-type="float">
            <text:p>0.389627575808524</text:p>
          </table:table-cell>
          <table:table-cell table:formula="of:= [.B570]*[.B570]*[.B570]*[.B570] - 16*[.B570]*[.B570] + 5*[.B570]" office:value-type="float" office:value="-1.07733054800097" calcext:value-type="float">
            <text:p>-1.077330548000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6666281554826" calcext:value-type="float">
            <text:p>-0.276666281554826</text:p>
          </table:table-cell>
          <table:table-cell table:formula="of:=-[.A571]" office:value-type="float" office:value="0.276666281554826" calcext:value-type="float">
            <text:p>0.276666281554826</text:p>
          </table:table-cell>
          <table:table-cell/>
          <table:table-cell table:formula="of:= 100 * ([.A572] - [.A571]*[.A571]) * ([.A572] - [.A571]*[.A571]) + (1 - [.A571]) * (1 - [.A571])" office:value-type="float" office:value="13.6182948798331" calcext:value-type="float">
            <text:p>13.6182948798331</text:p>
          </table:table-cell>
          <table:table-cell table:formula="of:= 100 * ([.B572] - [.B571]*[.B571]) * ([.B572] - [.B571]*[.B571]) + (1 - [.B571]) * (1 - [.B571])" office:value-type="float" office:value="4.25407728863493" calcext:value-type="float">
            <text:p>4.25407728863493</text:p>
          </table:table-cell>
          <table:table-cell table:formula="of:= [.A571]*[.A571]*[.A571]*[.A571] - 16*[.A571]*[.A571] + 5*[.A571]" office:value-type="float" office:value="-2.60218009001125" calcext:value-type="float">
            <text:p>-2.60218009001125</text:p>
          </table:table-cell>
          <table:table-cell table:formula="of:= [.B571]*[.B571]*[.B571]*[.B571] - 16*[.B571]*[.B571] + 5*[.B571]" office:value-type="float" office:value="0.164482725537009" calcext:value-type="float">
            <text:p>0.1644827255370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9698719270189" calcext:value-type="float">
            <text:p>-0.269698719270189</text:p>
          </table:table-cell>
          <table:table-cell table:formula="of:=-[.A572]" office:value-type="float" office:value="0.269698719270189" calcext:value-type="float">
            <text:p>0.269698719270189</text:p>
          </table:table-cell>
          <table:table-cell/>
          <table:table-cell table:formula="of:= 100 * ([.A573] - [.A572]*[.A572]) * ([.A573] - [.A572]*[.A572]) + (1 - [.A572]) * (1 - [.A572])" office:value-type="float" office:value="1.61416125199139" calcext:value-type="float">
            <text:p>1.61416125199139</text:p>
          </table:table-cell>
          <table:table-cell table:formula="of:= 100 * ([.B573] - [.B572]*[.B572]) * ([.B573] - [.B572]*[.B572]) + (1 - [.B572]) * (1 - [.B572])" office:value-type="float" office:value="2.5206850396227" calcext:value-type="float">
            <text:p>2.5206850396227</text:p>
          </table:table-cell>
          <table:table-cell table:formula="of:= [.A572]*[.A572]*[.A572]*[.A572] - 16*[.A572]*[.A572] + 5*[.A572]" office:value-type="float" office:value="-2.50700125392774" calcext:value-type="float">
            <text:p>-2.50700125392774</text:p>
          </table:table-cell>
          <table:table-cell table:formula="of:= [.B572]*[.B572]*[.B572]*[.B572] - 16*[.B572]*[.B572] + 5*[.B572]" office:value-type="float" office:value="0.189985938774149" calcext:value-type="float">
            <text:p>0.1899859387741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82358280335544" calcext:value-type="float">
            <text:p>0.0682358280335544</text:p>
          </table:table-cell>
          <table:table-cell table:formula="of:=-[.A573]" office:value-type="float" office:value="-0.0682358280335544" calcext:value-type="float">
            <text:p>-0.0682358280335544</text:p>
          </table:table-cell>
          <table:table-cell/>
          <table:table-cell table:formula="of:= 100 * ([.A574] - [.A573]*[.A573]) * ([.A574] - [.A573]*[.A573]) + (1 - [.A573]) * (1 - [.A573])" office:value-type="float" office:value="1.46133213179752" calcext:value-type="float">
            <text:p>1.46133213179752</text:p>
          </table:table-cell>
          <table:table-cell table:formula="of:= 100 * ([.B574] - [.B573]*[.B573]) * ([.B574] - [.B573]*[.B573]) + (1 - [.B573]) * (1 - [.B573])" office:value-type="float" office:value="1.59950855812309" calcext:value-type="float">
            <text:p>1.59950855812309</text:p>
          </table:table-cell>
          <table:table-cell table:formula="of:= [.A573]*[.A573]*[.A573]*[.A573] - 16*[.A573]*[.A573] + 5*[.A573]" office:value-type="float" office:value="0.266702768059045" calcext:value-type="float">
            <text:p>0.266702768059045</text:p>
          </table:table-cell>
          <table:table-cell table:formula="of:= [.B573]*[.B573]*[.B573]*[.B573] - 16*[.B573]*[.B573] + 5*[.B573]" office:value-type="float" office:value="-0.415655512276499" calcext:value-type="float">
            <text:p>-0.4156555122764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23599518881724" calcext:value-type="float">
            <text:p>-0.0723599518881724</text:p>
          </table:table-cell>
          <table:table-cell table:formula="of:=-[.A574]" office:value-type="float" office:value="0.0723599518881724" calcext:value-type="float">
            <text:p>0.0723599518881724</text:p>
          </table:table-cell>
          <table:table-cell/>
          <table:table-cell table:formula="of:= 100 * ([.A575] - [.A574]*[.A574]) * ([.A575] - [.A574]*[.A574]) + (1 - [.A574]) * (1 - [.A574])" office:value-type="float" office:value="1.87822108144563" calcext:value-type="float">
            <text:p>1.87822108144563</text:p>
          </table:table-cell>
          <table:table-cell table:formula="of:= 100 * ([.B575] - [.B574]*[.B574]) * ([.B575] - [.B574]*[.B574]) + (1 - [.B574]) * (1 - [.B574])" office:value-type="float" office:value="1.42101580797813" calcext:value-type="float">
            <text:p>1.42101580797813</text:p>
          </table:table-cell>
          <table:table-cell table:formula="of:= [.A574]*[.A574]*[.A574]*[.A574] - 16*[.A574]*[.A574] + 5*[.A574]" office:value-type="float" office:value="-0.445547746332261" calcext:value-type="float">
            <text:p>-0.445547746332261</text:p>
          </table:table-cell>
          <table:table-cell table:formula="of:= [.B574]*[.B574]*[.B574]*[.B574] - 16*[.B574]*[.B574] + 5*[.B574]" office:value-type="float" office:value="0.278051772549463" calcext:value-type="float">
            <text:p>0.2780517725494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01024938189032" calcext:value-type="float">
            <text:p>-0.0801024938189032</text:p>
          </table:table-cell>
          <table:table-cell table:formula="of:=-[.A575]" office:value-type="float" office:value="0.0801024938189032" calcext:value-type="float">
            <text:p>0.0801024938189032</text:p>
          </table:table-cell>
          <table:table-cell/>
          <table:table-cell table:formula="of:= 100 * ([.A576] - [.A575]*[.A575]) * ([.A576] - [.A575]*[.A575]) + (1 - [.A575]) * (1 - [.A575])" office:value-type="float" office:value="1.51760370946442" calcext:value-type="float">
            <text:p>1.51760370946442</text:p>
          </table:table-cell>
          <table:table-cell table:formula="of:= 100 * ([.B576] - [.B575]*[.B575]) * ([.B576] - [.B575]*[.B575]) + (1 - [.B575]) * (1 - [.B575])" office:value-type="float" office:value="1.06160896792491" calcext:value-type="float">
            <text:p>1.06160896792491</text:p>
          </table:table-cell>
          <table:table-cell table:formula="of:= [.A575]*[.A575]*[.A575]*[.A575] - 16*[.A575]*[.A575] + 5*[.A575]" office:value-type="float" office:value="-0.503133851039558" calcext:value-type="float">
            <text:p>-0.503133851039558</text:p>
          </table:table-cell>
          <table:table-cell table:formula="of:= [.B575]*[.B575]*[.B575]*[.B575] - 16*[.B575]*[.B575] + 5*[.B575]" office:value-type="float" office:value="0.297891087149474" calcext:value-type="float">
            <text:p>0.2978910871494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28273506879671" calcext:value-type="float">
            <text:p>-0.0528273506879671</text:p>
          </table:table-cell>
          <table:table-cell table:formula="of:=-[.A576]" office:value-type="float" office:value="0.0528273506879671" calcext:value-type="float">
            <text:p>0.0528273506879671</text:p>
          </table:table-cell>
          <table:table-cell/>
          <table:table-cell table:formula="of:= 100 * ([.A577] - [.A576]*[.A576]) * ([.A577] - [.A576]*[.A576]) + (1 - [.A576]) * (1 - [.A576])" office:value-type="float" office:value="9.72018994653965" calcext:value-type="float">
            <text:p>9.72018994653965</text:p>
          </table:table-cell>
          <table:table-cell table:formula="of:= 100 * ([.B577] - [.B576]*[.B576]) * ([.B577] - [.B576]*[.B576]) + (1 - [.B576]) * (1 - [.B576])" office:value-type="float" office:value="9.83958021893013" calcext:value-type="float">
            <text:p>9.83958021893013</text:p>
          </table:table-cell>
          <table:table-cell table:formula="of:= [.A576]*[.A576]*[.A576]*[.A576] - 16*[.A576]*[.A576] + 5*[.A576]" office:value-type="float" office:value="-0.308780628962943" calcext:value-type="float">
            <text:p>-0.308780628962943</text:p>
          </table:table-cell>
          <table:table-cell table:formula="of:= [.B576]*[.B576]*[.B576]*[.B576] - 16*[.B576]*[.B576] + 5*[.B576]" office:value-type="float" office:value="0.219492877916728" calcext:value-type="float">
            <text:p>0.2194928779167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6248468973762" calcext:value-type="float">
            <text:p>0.296248468973762</text:p>
          </table:table-cell>
          <table:table-cell table:formula="of:=-[.A577]" office:value-type="float" office:value="-0.296248468973762" calcext:value-type="float">
            <text:p>-0.296248468973762</text:p>
          </table:table-cell>
          <table:table-cell/>
          <table:table-cell table:formula="of:= 100 * ([.A578] - [.A577]*[.A577]) * ([.A578] - [.A577]*[.A577]) + (1 - [.A577]) * (1 - [.A577])" office:value-type="float" office:value="14.7114616639348" calcext:value-type="float">
            <text:p>14.7114616639348</text:p>
          </table:table-cell>
          <table:table-cell table:formula="of:= 100 * ([.B578] - [.B577]*[.B577]) * ([.B578] - [.B577]*[.B577]) + (1 - [.B577]) * (1 - [.B577])" office:value-type="float" office:value="5.74118605805923" calcext:value-type="float">
            <text:p>5.74118605805923</text:p>
          </table:table-cell>
          <table:table-cell table:formula="of:= [.A577]*[.A577]*[.A577]*[.A577] - 16*[.A577]*[.A577] + 5*[.A577]" office:value-type="float" office:value="0.0847342304004168" calcext:value-type="float">
            <text:p>0.0847342304004168</text:p>
          </table:table-cell>
          <table:table-cell table:formula="of:= [.B577]*[.B577]*[.B577]*[.B577] - 16*[.B577]*[.B577] + 5*[.B577]" office:value-type="float" office:value="-2.8777504593372" calcext:value-type="float">
            <text:p>-2.87775045933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9280548284709" calcext:value-type="float">
            <text:p>-0.289280548284709</text:p>
          </table:table-cell>
          <table:table-cell table:formula="of:=-[.A578]" office:value-type="float" office:value="0.289280548284709" calcext:value-type="float">
            <text:p>0.289280548284709</text:p>
          </table:table-cell>
          <table:table-cell/>
          <table:table-cell table:formula="of:= 100 * ([.A579] - [.A578]*[.A578]) * ([.A579] - [.A578]*[.A578]) + (1 - [.A578]) * (1 - [.A578])" office:value-type="float" office:value="10.7506583999052" calcext:value-type="float">
            <text:p>10.7506583999052</text:p>
          </table:table-cell>
          <table:table-cell table:formula="of:= 100 * ([.B579] - [.B578]*[.B578]) * ([.B579] - [.B578]*[.B578]) + (1 - [.B578]) * (1 - [.B578])" office:value-type="float" office:value="22.4858826697702" calcext:value-type="float">
            <text:p>22.4858826697702</text:p>
          </table:table-cell>
          <table:table-cell table:formula="of:= [.A578]*[.A578]*[.A578]*[.A578] - 16*[.A578]*[.A578] + 5*[.A578]" office:value-type="float" office:value="-2.77833162735483" calcext:value-type="float">
            <text:p>-2.77833162735483</text:p>
          </table:table-cell>
          <table:table-cell table:formula="of:= [.B578]*[.B578]*[.B578]*[.B578] - 16*[.B578]*[.B578] + 5*[.B578]" office:value-type="float" office:value="0.114473855492263" calcext:value-type="float">
            <text:p>0.1144738554922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5153202075579" calcext:value-type="float">
            <text:p>0.385153202075579</text:p>
          </table:table-cell>
          <table:table-cell table:formula="of:=-[.A579]" office:value-type="float" office:value="-0.385153202075579" calcext:value-type="float">
            <text:p>-0.385153202075579</text:p>
          </table:table-cell>
          <table:table-cell/>
          <table:table-cell table:formula="of:= 100 * ([.A580] - [.A579]*[.A579]) * ([.A580] - [.A579]*[.A579]) + (1 - [.A579]) * (1 - [.A579])" office:value-type="float" office:value="0.698244305100993" calcext:value-type="float">
            <text:p>0.698244305100993</text:p>
          </table:table-cell>
          <table:table-cell table:formula="of:= 100 * ([.B580] - [.B579]*[.B579]) * ([.B580] - [.B579]*[.B579]) + (1 - [.B579]) * (1 - [.B579])" office:value-type="float" office:value="7.68340614662023" calcext:value-type="float">
            <text:p>7.68340614662023</text:p>
          </table:table-cell>
          <table:table-cell table:formula="of:= [.A579]*[.A579]*[.A579]*[.A579] - 16*[.A579]*[.A579] + 5*[.A579]" office:value-type="float" office:value="-0.425716172321303" calcext:value-type="float">
            <text:p>-0.425716172321303</text:p>
          </table:table-cell>
          <table:table-cell table:formula="of:= [.B579]*[.B579]*[.B579]*[.B579] - 16*[.B579]*[.B579] + 5*[.B579]" office:value-type="float" office:value="-4.27724819307709" calcext:value-type="float">
            <text:p>-4.277248193077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1756089508919" calcext:value-type="float">
            <text:p>0.091756089508919</text:p>
          </table:table-cell>
          <table:table-cell table:formula="of:=-[.A580]" office:value-type="float" office:value="-0.091756089508919" calcext:value-type="float">
            <text:p>-0.091756089508919</text:p>
          </table:table-cell>
          <table:table-cell/>
          <table:table-cell table:formula="of:= 100 * ([.A581] - [.A580]*[.A580]) * ([.A581] - [.A580]*[.A580]) + (1 - [.A580]) * (1 - [.A580])" office:value-type="float" office:value="19.1051385872082" calcext:value-type="float">
            <text:p>19.1051385872082</text:p>
          </table:table-cell>
          <table:table-cell table:formula="of:= 100 * ([.B581] - [.B580]*[.B580]) * ([.B581] - [.B580]*[.B580]) + (1 - [.B580]) * (1 - [.B580])" office:value-type="float" office:value="18.0606547755611" calcext:value-type="float">
            <text:p>18.0606547755611</text:p>
          </table:table-cell>
          <table:table-cell table:formula="of:= [.A580]*[.A580]*[.A580]*[.A580] - 16*[.A580]*[.A580] + 5*[.A580]" office:value-type="float" office:value="0.324144450744327" calcext:value-type="float">
            <text:p>0.324144450744327</text:p>
          </table:table-cell>
          <table:table-cell table:formula="of:= [.B580]*[.B580]*[.B580]*[.B580] - 16*[.B580]*[.B580] + 5*[.B580]" office:value-type="float" office:value="-0.593416444344863" calcext:value-type="float">
            <text:p>-0.5934164443448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9134694845219" calcext:value-type="float">
            <text:p>-0.419134694845219</text:p>
          </table:table-cell>
          <table:table-cell table:formula="of:=-[.A581]" office:value-type="float" office:value="0.419134694845219" calcext:value-type="float">
            <text:p>0.419134694845219</text:p>
          </table:table-cell>
          <table:table-cell/>
          <table:table-cell table:formula="of:= 100 * ([.A582] - [.A581]*[.A581]) * ([.A582] - [.A581]*[.A581]) + (1 - [.A581]) * (1 - [.A581])" office:value-type="float" office:value="22.8159587795894" calcext:value-type="float">
            <text:p>22.8159587795894</text:p>
          </table:table-cell>
          <table:table-cell table:formula="of:= 100 * ([.B582] - [.B581]*[.B581]) * ([.B582] - [.B581]*[.B581]) + (1 - [.B581]) * (1 - [.B581])" office:value-type="float" office:value="1.43454513296347" calcext:value-type="float">
            <text:p>1.43454513296347</text:p>
          </table:table-cell>
          <table:table-cell table:formula="of:= [.A581]*[.A581]*[.A581]*[.A581] - 16*[.A581]*[.A581] + 5*[.A581]" office:value-type="float" office:value="-4.87559443651496" calcext:value-type="float">
            <text:p>-4.87559443651496</text:p>
          </table:table-cell>
          <table:table-cell table:formula="of:= [.B581]*[.B581]*[.B581]*[.B581] - 16*[.B581]*[.B581] + 5*[.B581]" office:value-type="float" office:value="-0.684247488062775" calcext:value-type="float">
            <text:p>-0.6842474880627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0418373434211" calcext:value-type="float">
            <text:p>-0.280418373434211</text:p>
          </table:table-cell>
          <table:table-cell table:formula="of:=-[.A582]" office:value-type="float" office:value="0.280418373434211" calcext:value-type="float">
            <text:p>0.280418373434211</text:p>
          </table:table-cell>
          <table:table-cell/>
          <table:table-cell table:formula="of:= 100 * ([.A583] - [.A582]*[.A582]) * ([.A583] - [.A582]*[.A582]) + (1 - [.A582]) * (1 - [.A582])" office:value-type="float" office:value="10.169888558449" calcext:value-type="float">
            <text:p>10.169888558449</text:p>
          </table:table-cell>
          <table:table-cell table:formula="of:= 100 * ([.B583] - [.B582]*[.B582]) * ([.B583] - [.B582]*[.B582]) + (1 - [.B582]) * (1 - [.B582])" office:value-type="float" office:value="20.7082355172607" calcext:value-type="float">
            <text:p>20.7082355172607</text:p>
          </table:table-cell>
          <table:table-cell table:formula="of:= [.A582]*[.A582]*[.A582]*[.A582] - 16*[.A582]*[.A582] + 5*[.A582]" office:value-type="float" office:value="-2.65405991476923" calcext:value-type="float">
            <text:p>-2.65405991476923</text:p>
          </table:table-cell>
          <table:table-cell table:formula="of:= [.B582]*[.B582]*[.B582]*[.B582] - 16*[.B582]*[.B582] + 5*[.B582]" office:value-type="float" office:value="0.150123819572886" calcext:value-type="float">
            <text:p>0.1501238195728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0703246254067" calcext:value-type="float">
            <text:p>0.370703246254067</text:p>
          </table:table-cell>
          <table:table-cell table:formula="of:=-[.A583]" office:value-type="float" office:value="-0.370703246254067" calcext:value-type="float">
            <text:p>-0.370703246254067</text:p>
          </table:table-cell>
          <table:table-cell/>
          <table:table-cell table:formula="of:= 100 * ([.A584] - [.A583]*[.A583]) * ([.A584] - [.A583]*[.A583]) + (1 - [.A583]) * (1 - [.A583])" office:value-type="float" office:value="3.52874781061376" calcext:value-type="float">
            <text:p>3.52874781061376</text:p>
          </table:table-cell>
          <table:table-cell table:formula="of:= 100 * ([.B584] - [.B583]*[.B583]) * ([.B584] - [.B583]*[.B583]) + (1 - [.B583]) * (1 - [.B583])" office:value-type="float" office:value="2.83622113895688" calcext:value-type="float">
            <text:p>2.83622113895688</text:p>
          </table:table-cell>
          <table:table-cell table:formula="of:= [.A583]*[.A583]*[.A583]*[.A583] - 16*[.A583]*[.A583] + 5*[.A583]" office:value-type="float" office:value="-0.326333614389795" calcext:value-type="float">
            <text:p>-0.326333614389795</text:p>
          </table:table-cell>
          <table:table-cell table:formula="of:= [.B583]*[.B583]*[.B583]*[.B583] - 16*[.B583]*[.B583] + 5*[.B583]" office:value-type="float" office:value="-4.03336607693047" calcext:value-type="float">
            <text:p>-4.033366076930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95743971185002" calcext:value-type="float">
            <text:p>-0.0395743971185002</text:p>
          </table:table-cell>
          <table:table-cell table:formula="of:=-[.A584]" office:value-type="float" office:value="0.0395743971185002" calcext:value-type="float">
            <text:p>0.0395743971185002</text:p>
          </table:table-cell>
          <table:table-cell/>
          <table:table-cell table:formula="of:= 100 * ([.A585] - [.A584]*[.A584]) * ([.A585] - [.A584]*[.A584]) + (1 - [.A584]) * (1 - [.A584])" office:value-type="float" office:value="16.1947820091912" calcext:value-type="float">
            <text:p>16.1947820091912</text:p>
          </table:table-cell>
          <table:table-cell table:formula="of:= 100 * ([.B585] - [.B584]*[.B584]) * ([.B585] - [.B584]*[.B584]) + (1 - [.B584]) * (1 - [.B584])" office:value-type="float" office:value="16.2810105639116" calcext:value-type="float">
            <text:p>16.2810105639116</text:p>
          </table:table-cell>
          <table:table-cell table:formula="of:= [.A584]*[.A584]*[.A584]*[.A584] - 16*[.A584]*[.A584] + 5*[.A584]" office:value-type="float" office:value="-0.222927659336902" calcext:value-type="float">
            <text:p>-0.222927659336902</text:p>
          </table:table-cell>
          <table:table-cell table:formula="of:= [.B584]*[.B584]*[.B584]*[.B584] - 16*[.B584]*[.B584] + 5*[.B584]" office:value-type="float" office:value="0.1728163118481" calcext:value-type="float">
            <text:p>0.17281631184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0334278233616" calcext:value-type="float">
            <text:p>0.390334278233616</text:p>
          </table:table-cell>
          <table:table-cell table:formula="of:=-[.A585]" office:value-type="float" office:value="-0.390334278233616" calcext:value-type="float">
            <text:p>-0.390334278233616</text:p>
          </table:table-cell>
          <table:table-cell/>
          <table:table-cell table:formula="of:= 100 * ([.A586] - [.A585]*[.A585]) * ([.A586] - [.A585]*[.A585]) + (1 - [.A585]) * (1 - [.A585])" office:value-type="float" office:value="1.32436704274072" calcext:value-type="float">
            <text:p>1.32436704274072</text:p>
          </table:table-cell>
          <table:table-cell table:formula="of:= 100 * ([.B586] - [.B585]*[.B585]) * ([.B586] - [.B585]*[.B585]) + (1 - [.B585]) * (1 - [.B585])" office:value-type="float" office:value="18.1197112914457" calcext:value-type="float">
            <text:p>18.1197112914457</text:p>
          </table:table-cell>
          <table:table-cell table:formula="of:= [.A585]*[.A585]*[.A585]*[.A585] - 16*[.A585]*[.A585] + 5*[.A585]" office:value-type="float" office:value="-0.462888360822313" calcext:value-type="float">
            <text:p>-0.462888360822313</text:p>
          </table:table-cell>
          <table:table-cell table:formula="of:= [.B585]*[.B585]*[.B585]*[.B585] - 16*[.B585]*[.B585] + 5*[.B585]" office:value-type="float" office:value="-4.36623114315847" calcext:value-type="float">
            <text:p>-4.366231143158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9965907569724" calcext:value-type="float">
            <text:p>0.249965907569724</text:p>
          </table:table-cell>
          <table:table-cell table:formula="of:=-[.A586]" office:value-type="float" office:value="-0.249965907569724" calcext:value-type="float">
            <text:p>-0.249965907569724</text:p>
          </table:table-cell>
          <table:table-cell/>
          <table:table-cell table:formula="of:= 100 * ([.A587] - [.A586]*[.A586]) * ([.A587] - [.A586]*[.A586]) + (1 - [.A586]) * (1 - [.A586])" office:value-type="float" office:value="10.8397160945504" calcext:value-type="float">
            <text:p>10.8397160945504</text:p>
          </table:table-cell>
          <table:table-cell table:formula="of:= 100 * ([.B587] - [.B586]*[.B586]) * ([.B587] - [.B586]*[.B586]) + (1 - [.B586]) * (1 - [.B586])" office:value-type="float" office:value="5.38890889899643" calcext:value-type="float">
            <text:p>5.38890889899643</text:p>
          </table:table-cell>
          <table:table-cell table:formula="of:= [.A586]*[.A586]*[.A586]*[.A586] - 16*[.A586]*[.A586] + 5*[.A586]" office:value-type="float" office:value="0.254006378353056" calcext:value-type="float">
            <text:p>0.254006378353056</text:p>
          </table:table-cell>
          <table:table-cell table:formula="of:= [.B586]*[.B586]*[.B586]*[.B586] - 16*[.B586]*[.B586] + 5*[.B586]" office:value-type="float" office:value="-2.24565269734418" calcext:value-type="float">
            <text:p>-2.24565269734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8097221525793" calcext:value-type="float">
            <text:p>-0.258097221525793</text:p>
          </table:table-cell>
          <table:table-cell table:formula="of:=-[.A587]" office:value-type="float" office:value="0.258097221525793" calcext:value-type="float">
            <text:p>0.258097221525793</text:p>
          </table:table-cell>
          <table:table-cell/>
          <table:table-cell table:formula="of:= 100 * ([.A588] - [.A587]*[.A587]) * ([.A588] - [.A587]*[.A587]) + (1 - [.A587]) * (1 - [.A587])" office:value-type="float" office:value="1.58899395930523" calcext:value-type="float">
            <text:p>1.58899395930523</text:p>
          </table:table-cell>
          <table:table-cell table:formula="of:= 100 * ([.B588] - [.B587]*[.B587]) * ([.B588] - [.B587]*[.B587]) + (1 - [.B587]) * (1 - [.B587])" office:value-type="float" office:value="2.1220244061459" calcext:value-type="float">
            <text:p>2.1220244061459</text:p>
          </table:table-cell>
          <table:table-cell table:formula="of:= [.A587]*[.A587]*[.A587]*[.A587] - 16*[.A587]*[.A587] + 5*[.A587]" office:value-type="float" office:value="-2.35187547136622" calcext:value-type="float">
            <text:p>-2.35187547136622</text:p>
          </table:table-cell>
          <table:table-cell table:formula="of:= [.B587]*[.B587]*[.B587]*[.B587] - 16*[.B587]*[.B587] + 5*[.B587]" office:value-type="float" office:value="0.229096743891712" calcext:value-type="float">
            <text:p>0.2290967438917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87494821897758" calcext:value-type="float">
            <text:p>0.0587494821897758</text:p>
          </table:table-cell>
          <table:table-cell table:formula="of:=-[.A588]" office:value-type="float" office:value="-0.0587494821897758" calcext:value-type="float">
            <text:p>-0.0587494821897758</text:p>
          </table:table-cell>
          <table:table-cell/>
          <table:table-cell table:formula="of:= 100 * ([.A589] - [.A588]*[.A588]) * ([.A589] - [.A588]*[.A588]) + (1 - [.A588]) * (1 - [.A588])" office:value-type="float" office:value="16.6904501483112" calcext:value-type="float">
            <text:p>16.6904501483112</text:p>
          </table:table-cell>
          <table:table-cell table:formula="of:= 100 * ([.B589] - [.B588]*[.B588]) * ([.B589] - [.B588]*[.B588]) + (1 - [.B588]) * (1 - [.B588])" office:value-type="float" office:value="17.4790692339217" calcext:value-type="float">
            <text:p>17.4790692339217</text:p>
          </table:table-cell>
          <table:table-cell table:formula="of:= [.A588]*[.A588]*[.A588]*[.A588] - 16*[.A588]*[.A588] + 5*[.A588]" office:value-type="float" office:value="0.238535297291503" calcext:value-type="float">
            <text:p>0.238535297291503</text:p>
          </table:table-cell>
          <table:table-cell table:formula="of:= [.B588]*[.B588]*[.B588]*[.B588] - 16*[.B588]*[.B588] + 5*[.B588]" office:value-type="float" office:value="-0.348959524606255" calcext:value-type="float">
            <text:p>-0.3489595246062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1000210761662" calcext:value-type="float">
            <text:p>0.401000210761662</text:p>
          </table:table-cell>
          <table:table-cell table:formula="of:=-[.A589]" office:value-type="float" office:value="-0.401000210761662" calcext:value-type="float">
            <text:p>-0.401000210761662</text:p>
          </table:table-cell>
          <table:table-cell/>
          <table:table-cell table:formula="of:= 100 * ([.A590] - [.A589]*[.A589]) * ([.A590] - [.A589]*[.A589]) + (1 - [.A589]) * (1 - [.A589])" office:value-type="float" office:value="8.43966368537964" calcext:value-type="float">
            <text:p>8.43966368537964</text:p>
          </table:table-cell>
          <table:table-cell table:formula="of:= 100 * ([.B590] - [.B589]*[.B589]) * ([.B590] - [.B589]*[.B589]) + (1 - [.B589]) * (1 - [.B589])" office:value-type="float" office:value="2.10218248970344" calcext:value-type="float">
            <text:p>2.10218248970344</text:p>
          </table:table-cell>
          <table:table-cell table:formula="of:= [.A589]*[.A589]*[.A589]*[.A589] - 16*[.A589]*[.A589] + 5*[.A589]" office:value-type="float" office:value="-0.541960634724342" calcext:value-type="float">
            <text:p>-0.541960634724342</text:p>
          </table:table-cell>
          <table:table-cell table:formula="of:= [.B589]*[.B589]*[.B589]*[.B589] - 16*[.B589]*[.B589] + 5*[.B589]" office:value-type="float" office:value="-4.55196274234096" calcext:value-type="float">
            <text:p>-4.551962742340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467417659087" calcext:value-type="float">
            <text:p>-0.123467417659087</text:p>
          </table:table-cell>
          <table:table-cell table:formula="of:=-[.A590]" office:value-type="float" office:value="0.123467417659087" calcext:value-type="float">
            <text:p>0.123467417659087</text:p>
          </table:table-cell>
          <table:table-cell/>
          <table:table-cell table:formula="of:= 100 * ([.A591] - [.A590]*[.A590]) * ([.A591] - [.A590]*[.A590]) + (1 - [.A590]) * (1 - [.A590])" office:value-type="float" office:value="1.77195263169633" calcext:value-type="float">
            <text:p>1.77195263169633</text:p>
          </table:table-cell>
          <table:table-cell table:formula="of:= 100 * ([.B591] - [.B590]*[.B590]) * ([.B591] - [.B590]*[.B590]) + (1 - [.B590]) * (1 - [.B590])" office:value-type="float" office:value="0.935672377784528" calcext:value-type="float">
            <text:p>0.935672377784528</text:p>
          </table:table-cell>
          <table:table-cell table:formula="of:= [.A590]*[.A590]*[.A590]*[.A590] - 16*[.A590]*[.A590] + 5*[.A590]" office:value-type="float" office:value="-0.861011954137969" calcext:value-type="float">
            <text:p>-0.861011954137969</text:p>
          </table:table-cell>
          <table:table-cell table:formula="of:= [.B590]*[.B590]*[.B590]*[.B590] - 16*[.B590]*[.B590] + 5*[.B590]" office:value-type="float" office:value="0.373662222452896" calcext:value-type="float">
            <text:p>0.3736622224528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61542276525451" calcext:value-type="float">
            <text:p>-0.0561542276525451</text:p>
          </table:table-cell>
          <table:table-cell table:formula="of:=-[.A591]" office:value-type="float" office:value="0.0561542276525451" calcext:value-type="float">
            <text:p>0.0561542276525451</text:p>
          </table:table-cell>
          <table:table-cell/>
          <table:table-cell table:formula="of:= 100 * ([.A592] - [.A591]*[.A591]) * ([.A592] - [.A591]*[.A591]) + (1 - [.A591]) * (1 - [.A591])" office:value-type="float" office:value="14.5076553007077" calcext:value-type="float">
            <text:p>14.5076553007077</text:p>
          </table:table-cell>
          <table:table-cell table:formula="of:= 100 * ([.B592] - [.B591]*[.B591]) * ([.B592] - [.B591]*[.B591]) + (1 - [.B591]) * (1 - [.B591])" office:value-type="float" office:value="13.8254316820883" calcext:value-type="float">
            <text:p>13.8254316820883</text:p>
          </table:table-cell>
          <table:table-cell table:formula="of:= [.A591]*[.A591]*[.A591]*[.A591] - 16*[.A591]*[.A591] + 5*[.A591]" office:value-type="float" office:value="-0.331213951511031" calcext:value-type="float">
            <text:p>-0.331213951511031</text:p>
          </table:table-cell>
          <table:table-cell table:formula="of:= [.B591]*[.B591]*[.B591]*[.B591] - 16*[.B591]*[.B591] + 5*[.B591]" office:value-type="float" office:value="0.23032832501442" calcext:value-type="float">
            <text:p>0.230328325014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2800163529994" calcext:value-type="float">
            <text:p>-0.362800163529994</text:p>
          </table:table-cell>
          <table:table-cell table:formula="of:=-[.A592]" office:value-type="float" office:value="0.362800163529994" calcext:value-type="float">
            <text:p>0.362800163529994</text:p>
          </table:table-cell>
          <table:table-cell/>
          <table:table-cell table:formula="of:= 100 * ([.A593] - [.A592]*[.A592]) * ([.A593] - [.A592]*[.A592]) + (1 - [.A592]) * (1 - [.A592])" office:value-type="float" office:value="14.0026055257109" calcext:value-type="float">
            <text:p>14.0026055257109</text:p>
          </table:table-cell>
          <table:table-cell table:formula="of:= 100 * ([.B593] - [.B592]*[.B592]) * ([.B593] - [.B592]*[.B592]) + (1 - [.B592]) * (1 - [.B592])" office:value-type="float" office:value="37.8298493247727" calcext:value-type="float">
            <text:p>37.8298493247727</text:p>
          </table:table-cell>
          <table:table-cell table:formula="of:= [.A592]*[.A592]*[.A592]*[.A592] - 16*[.A592]*[.A592] + 5*[.A592]" office:value-type="float" office:value="-3.90265928967558" calcext:value-type="float">
            <text:p>-3.90265928967558</text:p>
          </table:table-cell>
          <table:table-cell table:formula="of:= [.B592]*[.B592]*[.B592]*[.B592] - 16*[.B592]*[.B592] + 5*[.B592]" office:value-type="float" office:value="-0.274657654375637" calcext:value-type="float">
            <text:p>-0.2746576543756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0126200256976" calcext:value-type="float">
            <text:p>0.480126200256976</text:p>
          </table:table-cell>
          <table:table-cell table:formula="of:=-[.A593]" office:value-type="float" office:value="-0.480126200256976" calcext:value-type="float">
            <text:p>-0.480126200256976</text:p>
          </table:table-cell>
          <table:table-cell/>
          <table:table-cell table:formula="of:= 100 * ([.A594] - [.A593]*[.A593]) * ([.A594] - [.A593]*[.A593]) + (1 - [.A593]) * (1 - [.A593])" office:value-type="float" office:value="6.315724426243" calcext:value-type="float">
            <text:p>6.315724426243</text:p>
          </table:table-cell>
          <table:table-cell table:formula="of:= 100 * ([.B594] - [.B593]*[.B593]) * ([.B594] - [.B593]*[.B593]) + (1 - [.B593]) * (1 - [.B593])" office:value-type="float" office:value="52.163997388081" calcext:value-type="float">
            <text:p>52.163997388081</text:p>
          </table:table-cell>
          <table:table-cell table:formula="of:= [.A593]*[.A593]*[.A593]*[.A593] - 16*[.A593]*[.A593] + 5*[.A593]" office:value-type="float" office:value="-1.23456768051041" calcext:value-type="float">
            <text:p>-1.23456768051041</text:p>
          </table:table-cell>
          <table:table-cell table:formula="of:= [.B593]*[.B593]*[.B593]*[.B593] - 16*[.B593]*[.B593] + 5*[.B593]" office:value-type="float" office:value="-6.03582968308017" calcext:value-type="float">
            <text:p>-6.035829683080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6396251469247" calcext:value-type="float">
            <text:p>0.476396251469247</text:p>
          </table:table-cell>
          <table:table-cell table:formula="of:=-[.A594]" office:value-type="float" office:value="-0.476396251469247" calcext:value-type="float">
            <text:p>-0.476396251469247</text:p>
          </table:table-cell>
          <table:table-cell/>
          <table:table-cell table:formula="of:= 100 * ([.A595] - [.A594]*[.A594]) * ([.A595] - [.A594]*[.A594]) + (1 - [.A594]) * (1 - [.A594])" office:value-type="float" office:value="0.771641718233331" calcext:value-type="float">
            <text:p>0.771641718233331</text:p>
          </table:table-cell>
          <table:table-cell table:formula="of:= 100 * ([.B595] - [.B594]*[.B594]) * ([.B595] - [.B594]*[.B594]) + (1 - [.B594]) * (1 - [.B594])" office:value-type="float" office:value="16.8773432175655" calcext:value-type="float">
            <text:p>16.8773432175655</text:p>
          </table:table-cell>
          <table:table-cell table:formula="of:= [.A594]*[.A594]*[.A594]*[.A594] - 16*[.A594]*[.A594] + 5*[.A594]" office:value-type="float" office:value="-1.1977651167644" calcext:value-type="float">
            <text:p>-1.1977651167644</text:p>
          </table:table-cell>
          <table:table-cell table:formula="of:= [.B594]*[.B594]*[.B594]*[.B594] - 16*[.B594]*[.B594] + 5*[.B594]" office:value-type="float" office:value="-5.96172763145687" calcext:value-type="float">
            <text:p>-5.961727631456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6421067258478" calcext:value-type="float">
            <text:p>0.156421067258478</text:p>
          </table:table-cell>
          <table:table-cell table:formula="of:=-[.A595]" office:value-type="float" office:value="-0.156421067258478" calcext:value-type="float">
            <text:p>-0.156421067258478</text:p>
          </table:table-cell>
          <table:table-cell/>
          <table:table-cell table:formula="of:= 100 * ([.A596] - [.A595]*[.A595]) * ([.A596] - [.A595]*[.A595]) + (1 - [.A595]) * (1 - [.A595])" office:value-type="float" office:value="1.28179323043911" calcext:value-type="float">
            <text:p>1.28179323043911</text:p>
          </table:table-cell>
          <table:table-cell table:formula="of:= 100 * ([.B596] - [.B595]*[.B595]) * ([.B596] - [.B595]*[.B595]) + (1 - [.B595]) * (1 - [.B595])" office:value-type="float" office:value="2.88595448383346" calcext:value-type="float">
            <text:p>2.88595448383346</text:p>
          </table:table-cell>
          <table:table-cell table:formula="of:= [.A595]*[.A595]*[.A595]*[.A595] - 16*[.A595]*[.A595] + 5*[.A595]" office:value-type="float" office:value="0.391223192792705" calcext:value-type="float">
            <text:p>0.391223192792705</text:p>
          </table:table-cell>
          <table:table-cell table:formula="of:= [.B595]*[.B595]*[.B595]*[.B595] - 16*[.B595]*[.B595] + 5*[.B595]" office:value-type="float" office:value="-1.17298747979207" calcext:value-type="float">
            <text:p>-1.172987479792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99770076153717" calcext:value-type="float">
            <text:p>0.0999770076153717</text:p>
          </table:table-cell>
          <table:table-cell table:formula="of:=-[.A596]" office:value-type="float" office:value="-0.0999770076153717" calcext:value-type="float">
            <text:p>-0.0999770076153717</text:p>
          </table:table-cell>
          <table:table-cell/>
          <table:table-cell table:formula="of:= 100 * ([.A597] - [.A596]*[.A596]) * ([.A597] - [.A596]*[.A596]) + (1 - [.A596]) * (1 - [.A596])" office:value-type="float" office:value="5.67292497280681" calcext:value-type="float">
            <text:p>5.67292497280681</text:p>
          </table:table-cell>
          <table:table-cell table:formula="of:= 100 * ([.B597] - [.B596]*[.B596]) * ([.B597] - [.B596]*[.B596]) + (1 - [.B596]) * (1 - [.B596])" office:value-type="float" office:value="5.23112393013986" calcext:value-type="float">
            <text:p>5.23112393013986</text:p>
          </table:table-cell>
          <table:table-cell table:formula="of:= [.A596]*[.A596]*[.A596]*[.A596] - 16*[.A596]*[.A596] + 5*[.A596]" office:value-type="float" office:value="0.340058513311449" calcext:value-type="float">
            <text:p>0.340058513311449</text:p>
          </table:table-cell>
          <table:table-cell table:formula="of:= [.B596]*[.B596]*[.B596]*[.B596] - 16*[.B596]*[.B596] + 5*[.B596]" office:value-type="float" office:value="-0.659711562842268" calcext:value-type="float">
            <text:p>-0.6597115628422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0524066158813" calcext:value-type="float">
            <text:p>-0.210524066158813</text:p>
          </table:table-cell>
          <table:table-cell table:formula="of:=-[.A597]" office:value-type="float" office:value="0.210524066158813" calcext:value-type="float">
            <text:p>0.210524066158813</text:p>
          </table:table-cell>
          <table:table-cell/>
          <table:table-cell table:formula="of:= 100 * ([.A598] - [.A597]*[.A597]) * ([.A598] - [.A597]*[.A597]) + (1 - [.A597]) * (1 - [.A597])" office:value-type="float" office:value="15.8799593547268" calcext:value-type="float">
            <text:p>15.8799593547268</text:p>
          </table:table-cell>
          <table:table-cell table:formula="of:= 100 * ([.B598] - [.B597]*[.B597]) * ([.B598] - [.B597]*[.B597]) + (1 - [.B597]) * (1 - [.B597])" office:value-type="float" office:value="9.09281316171079" calcext:value-type="float">
            <text:p>9.09281316171079</text:p>
          </table:table-cell>
          <table:table-cell table:formula="of:= [.A597]*[.A597]*[.A597]*[.A597] - 16*[.A597]*[.A597] + 5*[.A597]" office:value-type="float" office:value="-1.75978215340779" calcext:value-type="float">
            <text:p>-1.75978215340779</text:p>
          </table:table-cell>
          <table:table-cell table:formula="of:= [.B597]*[.B597]*[.B597]*[.B597] - 16*[.B597]*[.B597] + 5*[.B597]" office:value-type="float" office:value="0.345458508180342" calcext:value-type="float">
            <text:p>0.3454585081803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5345139310152" calcext:value-type="float">
            <text:p>-0.335345139310152</text:p>
          </table:table-cell>
          <table:table-cell table:formula="of:=-[.A598]" office:value-type="float" office:value="0.335345139310152" calcext:value-type="float">
            <text:p>0.335345139310152</text:p>
          </table:table-cell>
          <table:table-cell/>
          <table:table-cell table:formula="of:= 100 * ([.A599] - [.A598]*[.A598]) * ([.A599] - [.A598]*[.A598]) + (1 - [.A598]) * (1 - [.A598])" office:value-type="float" office:value="2.67730503007122" calcext:value-type="float">
            <text:p>2.67730503007122</text:p>
          </table:table-cell>
          <table:table-cell table:formula="of:= 100 * ([.B599] - [.B598]*[.B598]) * ([.B599] - [.B598]*[.B598]) + (1 - [.B598]) * (1 - [.B598])" office:value-type="float" office:value="2.14095071174388" calcext:value-type="float">
            <text:p>2.14095071174388</text:p>
          </table:table-cell>
          <table:table-cell table:formula="of:= [.A598]*[.A598]*[.A598]*[.A598] - 16*[.A598]*[.A598] + 5*[.A598]" office:value-type="float" office:value="-3.46338106243638" calcext:value-type="float">
            <text:p>-3.46338106243638</text:p>
          </table:table-cell>
          <table:table-cell table:formula="of:= [.B598]*[.B598]*[.B598]*[.B598] - 16*[.B598]*[.B598] + 5*[.B598]" office:value-type="float" office:value="-0.109929669334865" calcext:value-type="float">
            <text:p>-0.1099296693348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78964138024463" calcext:value-type="float">
            <text:p>0.0178964138024463</text:p>
          </table:table-cell>
          <table:table-cell table:formula="of:=-[.A599]" office:value-type="float" office:value="-0.0178964138024463" calcext:value-type="float">
            <text:p>-0.0178964138024463</text:p>
          </table:table-cell>
          <table:table-cell/>
          <table:table-cell table:formula="of:= 100 * ([.A600] - [.A599]*[.A599]) * ([.A600] - [.A599]*[.A599]) + (1 - [.A599]) * (1 - [.A599])" office:value-type="float" office:value="21.586286596219" calcext:value-type="float">
            <text:p>21.586286596219</text:p>
          </table:table-cell>
          <table:table-cell table:formula="of:= 100 * ([.B600] - [.B599]*[.B599]) * ([.B600] - [.B599]*[.B599]) + (1 - [.B599]) * (1 - [.B599])" office:value-type="float" office:value="21.5997358080001" calcext:value-type="float">
            <text:p>21.5997358080001</text:p>
          </table:table-cell>
          <table:table-cell table:formula="of:= [.A599]*[.A599]*[.A599]*[.A599] - 16*[.A599]*[.A599] + 5*[.A599]" office:value-type="float" office:value="0.084357665560738" calcext:value-type="float">
            <text:p>0.084357665560738</text:p>
          </table:table-cell>
          <table:table-cell table:formula="of:= [.B599]*[.B599]*[.B599]*[.B599] - 16*[.B599]*[.B599] + 5*[.B599]" office:value-type="float" office:value="-0.0946064724637253" calcext:value-type="float">
            <text:p>-0.09460647246372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3791589415786" calcext:value-type="float">
            <text:p>-0.453791589415786</text:p>
          </table:table-cell>
          <table:table-cell table:formula="of:=-[.A600]" office:value-type="float" office:value="0.453791589415786" calcext:value-type="float">
            <text:p>0.453791589415786</text:p>
          </table:table-cell>
          <table:table-cell/>
          <table:table-cell table:formula="of:= 100 * ([.A601] - [.A600]*[.A600]) * ([.A601] - [.A600]*[.A600]) + (1 - [.A600]) * (1 - [.A600])" office:value-type="float" office:value="6.06238871568864" calcext:value-type="float">
            <text:p>6.06238871568864</text:p>
          </table:table-cell>
          <table:table-cell table:formula="of:= 100 * ([.B601] - [.B600]*[.B600]) * ([.B601] - [.B600]*[.B600]) + (1 - [.B600]) * (1 - [.B600])" office:value-type="float" office:value="37.5780958439305" calcext:value-type="float">
            <text:p>37.5780958439305</text:p>
          </table:table-cell>
          <table:table-cell table:formula="of:= [.A600]*[.A600]*[.A600]*[.A600] - 16*[.A600]*[.A600] + 5*[.A600]" office:value-type="float" office:value="-5.52138100338444" calcext:value-type="float">
            <text:p>-5.52138100338444</text:p>
          </table:table-cell>
          <table:table-cell table:formula="of:= [.B600]*[.B600]*[.B600]*[.B600] - 16*[.B600]*[.B600] + 5*[.B600]" office:value-type="float" office:value="-0.983465109226585" calcext:value-type="float">
            <text:p>-0.9834651092265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4644665163504" calcext:value-type="float">
            <text:p>0.404644665163504</text:p>
          </table:table-cell>
          <table:table-cell table:formula="of:=-[.A601]" office:value-type="float" office:value="-0.404644665163504" calcext:value-type="float">
            <text:p>-0.404644665163504</text:p>
          </table:table-cell>
          <table:table-cell/>
          <table:table-cell table:formula="of:= 100 * ([.A602] - [.A601]*[.A601]) * ([.A602] - [.A601]*[.A601]) + (1 - [.A601]) * (1 - [.A601])" office:value-type="float" office:value="32.0391183117983" calcext:value-type="float">
            <text:p>32.0391183117983</text:p>
          </table:table-cell>
          <table:table-cell table:formula="of:= 100 * ([.B602] - [.B601]*[.B601]) * ([.B602] - [.B601]*[.B601]) + (1 - [.B601]) * (1 - [.B601])" office:value-type="float" office:value="7.51513209432511" calcext:value-type="float">
            <text:p>7.51513209432511</text:p>
          </table:table-cell>
          <table:table-cell table:formula="of:= [.A601]*[.A601]*[.A601]*[.A601] - 16*[.A601]*[.A601] + 5*[.A601]" office:value-type="float" office:value="-0.569763649843535" calcext:value-type="float">
            <text:p>-0.569763649843535</text:p>
          </table:table-cell>
          <table:table-cell table:formula="of:= [.B601]*[.B601]*[.B601]*[.B601] - 16*[.B601]*[.B601] + 5*[.B601]" office:value-type="float" office:value="-4.61621030147857" calcext:value-type="float">
            <text:p>-4.616210301478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9154072905027" calcext:value-type="float">
            <text:p>-0.399154072905027</text:p>
          </table:table-cell>
          <table:table-cell table:formula="of:=-[.A602]" office:value-type="float" office:value="0.399154072905027" calcext:value-type="float">
            <text:p>0.399154072905027</text:p>
          </table:table-cell>
          <table:table-cell/>
          <table:table-cell table:formula="of:= 100 * ([.A603] - [.A602]*[.A602]) * ([.A603] - [.A602]*[.A602]) + (1 - [.A602]) * (1 - [.A602])" office:value-type="float" office:value="2.00737667303558" calcext:value-type="float">
            <text:p>2.00737667303558</text:p>
          </table:table-cell>
          <table:table-cell table:formula="of:= 100 * ([.B603] - [.B602]*[.B602]) * ([.B603] - [.B602]*[.B602]) + (1 - [.B602]) * (1 - [.B602])" office:value-type="float" office:value="11.9858039207132" calcext:value-type="float">
            <text:p>11.9858039207132</text:p>
          </table:table-cell>
          <table:table-cell table:formula="of:= [.A602]*[.A602]*[.A602]*[.A602] - 16*[.A602]*[.A602] + 5*[.A602]" office:value-type="float" office:value="-4.51956981852729" calcext:value-type="float">
            <text:p>-4.51956981852729</text:p>
          </table:table-cell>
          <table:table-cell table:formula="of:= [.B602]*[.B602]*[.B602]*[.B602] - 16*[.B602]*[.B602] + 5*[.B602]" office:value-type="float" office:value="-0.528029089477013" calcext:value-type="float">
            <text:p>-0.5280290894770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1627460933023" calcext:value-type="float">
            <text:p>0.181627460933023</text:p>
          </table:table-cell>
          <table:table-cell table:formula="of:=-[.A603]" office:value-type="float" office:value="-0.181627460933023" calcext:value-type="float">
            <text:p>-0.181627460933023</text:p>
          </table:table-cell>
          <table:table-cell/>
          <table:table-cell table:formula="of:= 100 * ([.A604] - [.A603]*[.A603]) * ([.A604] - [.A603]*[.A603]) + (1 - [.A603]) * (1 - [.A603])" office:value-type="float" office:value="1.74034278097765" calcext:value-type="float">
            <text:p>1.74034278097765</text:p>
          </table:table-cell>
          <table:table-cell table:formula="of:= 100 * ([.B604] - [.B603]*[.B603]) * ([.B604] - [.B603]*[.B603]) + (1 - [.B603]) * (1 - [.B603])" office:value-type="float" office:value="4.26748269651518" calcext:value-type="float">
            <text:p>4.26748269651518</text:p>
          </table:table-cell>
          <table:table-cell table:formula="of:= [.A603]*[.A603]*[.A603]*[.A603] - 16*[.A603]*[.A603] + 5*[.A603]" office:value-type="float" office:value="0.381408995038231" calcext:value-type="float">
            <text:p>0.381408995038231</text:p>
          </table:table-cell>
          <table:table-cell table:formula="of:= [.B603]*[.B603]*[.B603]*[.B603] - 16*[.B603]*[.B603] + 5*[.B603]" office:value-type="float" office:value="-1.434865614292" calcext:value-type="float">
            <text:p>-1.4348656142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645877996329" calcext:value-type="float">
            <text:p>0.13645877996329</text:p>
          </table:table-cell>
          <table:table-cell table:formula="of:=-[.A604]" office:value-type="float" office:value="-0.13645877996329" calcext:value-type="float">
            <text:p>-0.13645877996329</text:p>
          </table:table-cell>
          <table:table-cell/>
          <table:table-cell table:formula="of:= 100 * ([.A605] - [.A604]*[.A604]) * ([.A605] - [.A604]*[.A604]) + (1 - [.A604]) * (1 - [.A604])" office:value-type="float" office:value="6.09605872071263" calcext:value-type="float">
            <text:p>6.09605872071263</text:p>
          </table:table-cell>
          <table:table-cell table:formula="of:= 100 * ([.B605] - [.B604]*[.B604]) * ([.B605] - [.B604]*[.B604]) + (1 - [.B604]) * (1 - [.B604])" office:value-type="float" office:value="8.50346746449039" calcext:value-type="float">
            <text:p>8.50346746449039</text:p>
          </table:table-cell>
          <table:table-cell table:formula="of:= [.A604]*[.A604]*[.A604]*[.A604] - 16*[.A604]*[.A604] + 5*[.A604]" office:value-type="float" office:value="0.384704663341281" calcext:value-type="float">
            <text:p>0.384704663341281</text:p>
          </table:table-cell>
          <table:table-cell table:formula="of:= [.B604]*[.B604]*[.B604]*[.B604] - 16*[.B604]*[.B604] + 5*[.B604]" office:value-type="float" office:value="-0.979883136291623" calcext:value-type="float">
            <text:p>-0.9798831362916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9929348716353" calcext:value-type="float">
            <text:p>0.249929348716353</text:p>
          </table:table-cell>
          <table:table-cell table:formula="of:=-[.A605]" office:value-type="float" office:value="-0.249929348716353" calcext:value-type="float">
            <text:p>-0.249929348716353</text:p>
          </table:table-cell>
          <table:table-cell/>
          <table:table-cell table:formula="of:= 100 * ([.A606] - [.A605]*[.A605]) * ([.A606] - [.A605]*[.A605]) + (1 - [.A605]) * (1 - [.A605])" office:value-type="float" office:value="3.93405669421329" calcext:value-type="float">
            <text:p>3.93405669421329</text:p>
          </table:table-cell>
          <table:table-cell table:formula="of:= 100 * ([.B606] - [.B605]*[.B605]) * ([.B606] - [.B605]*[.B605]) + (1 - [.B605]) * (1 - [.B605])" office:value-type="float" office:value="1.90672506949495" calcext:value-type="float">
            <text:p>1.90672506949495</text:p>
          </table:table-cell>
          <table:table-cell table:formula="of:= [.A605]*[.A605]*[.A605]*[.A605] - 16*[.A605]*[.A605] + 5*[.A605]" office:value-type="float" office:value="0.254113710151549" calcext:value-type="float">
            <text:p>0.254113710151549</text:p>
          </table:table-cell>
          <table:table-cell table:formula="of:= [.B605]*[.B605]*[.B605]*[.B605] - 16*[.B605]*[.B605] + 5*[.B605]" office:value-type="float" office:value="-2.24517977701199" calcext:value-type="float">
            <text:p>-2.245179777011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1150426572805" calcext:value-type="float">
            <text:p>-0.121150426572805</text:p>
          </table:table-cell>
          <table:table-cell table:formula="of:=-[.A606]" office:value-type="float" office:value="0.121150426572805" calcext:value-type="float">
            <text:p>0.121150426572805</text:p>
          </table:table-cell>
          <table:table-cell/>
          <table:table-cell table:formula="of:= 100 * ([.A607] - [.A606]*[.A606]) * ([.A607] - [.A606]*[.A606]) + (1 - [.A606]) * (1 - [.A606])" office:value-type="float" office:value="9.06636277437828" calcext:value-type="float">
            <text:p>9.06636277437828</text:p>
          </table:table-cell>
          <table:table-cell table:formula="of:= 100 * ([.B607] - [.B606]*[.B606]) * ([.B607] - [.B606]*[.B606]) + (1 - [.B606]) * (1 - [.B606])" office:value-type="float" office:value="7.02727293488947" calcext:value-type="float">
            <text:p>7.02727293488947</text:p>
          </table:table-cell>
          <table:table-cell table:formula="of:= [.A606]*[.A606]*[.A606]*[.A606] - 16*[.A606]*[.A606] + 5*[.A606]" office:value-type="float" office:value="-0.840375519774543" calcext:value-type="float">
            <text:p>-0.840375519774543</text:p>
          </table:table-cell>
          <table:table-cell table:formula="of:= [.B606]*[.B606]*[.B606]*[.B606] - 16*[.B606]*[.B606] + 5*[.B606]" office:value-type="float" office:value="0.371128745953502" calcext:value-type="float">
            <text:p>0.371128745953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4775333930318" calcext:value-type="float">
            <text:p>-0.264775333930318</text:p>
          </table:table-cell>
          <table:table-cell table:formula="of:=-[.A607]" office:value-type="float" office:value="0.264775333930318" calcext:value-type="float">
            <text:p>0.264775333930318</text:p>
          </table:table-cell>
          <table:table-cell/>
          <table:table-cell table:formula="of:= 100 * ([.A608] - [.A607]*[.A607]) * ([.A608] - [.A607]*[.A607]) + (1 - [.A607]) * (1 - [.A607])" office:value-type="float" office:value="18.9466944498877" calcext:value-type="float">
            <text:p>18.9466944498877</text:p>
          </table:table-cell>
          <table:table-cell table:formula="of:= 100 * ([.B608] - [.B607]*[.B607]) * ([.B608] - [.B607]*[.B607]) + (1 - [.B607]) * (1 - [.B607])" office:value-type="float" office:value="8.17393951807688" calcext:value-type="float">
            <text:p>8.17393951807688</text:p>
          </table:table-cell>
          <table:table-cell table:formula="of:= [.A607]*[.A607]*[.A607]*[.A607] - 16*[.A607]*[.A607] + 5*[.A607]" office:value-type="float" office:value="-2.44065746090284" calcext:value-type="float">
            <text:p>-2.44065746090284</text:p>
          </table:table-cell>
          <table:table-cell table:formula="of:= [.B607]*[.B607]*[.B607]*[.B607] - 16*[.B607]*[.B607] + 5*[.B607]" office:value-type="float" office:value="0.207095878400338" calcext:value-type="float">
            <text:p>0.2070958784003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6391775291959" calcext:value-type="float">
            <text:p>-0.346391775291959</text:p>
          </table:table-cell>
          <table:table-cell table:formula="of:=-[.A608]" office:value-type="float" office:value="0.346391775291959" calcext:value-type="float">
            <text:p>0.346391775291959</text:p>
          </table:table-cell>
          <table:table-cell/>
          <table:table-cell table:formula="of:= 100 * ([.A609] - [.A608]*[.A608]) * ([.A609] - [.A608]*[.A608]) + (1 - [.A608]) * (1 - [.A608])" office:value-type="float" office:value="3.33609883568043" calcext:value-type="float">
            <text:p>3.33609883568043</text:p>
          </table:table-cell>
          <table:table-cell table:formula="of:= 100 * ([.B609] - [.B608]*[.B608]) * ([.B609] - [.B608]*[.B608]) + (1 - [.B608]) * (1 - [.B608])" office:value-type="float" office:value="1.78562539648821" calcext:value-type="float">
            <text:p>1.78562539648821</text:p>
          </table:table-cell>
          <table:table-cell table:formula="of:= [.A608]*[.A608]*[.A608]*[.A608] - 16*[.A608]*[.A608] + 5*[.A608]" office:value-type="float" office:value="-3.63735812525859" calcext:value-type="float">
            <text:p>-3.63735812525859</text:p>
          </table:table-cell>
          <table:table-cell table:formula="of:= [.B608]*[.B608]*[.B608]*[.B608] - 16*[.B608]*[.B608] + 5*[.B608]" office:value-type="float" office:value="-0.173440372339006" calcext:value-type="float">
            <text:p>-0.173440372339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343591343134086" calcext:value-type="float">
            <text:p>-0.00343591343134086</text:p>
          </table:table-cell>
          <table:table-cell table:formula="of:=-[.A609]" office:value-type="float" office:value="0.00343591343134086" calcext:value-type="float">
            <text:p>0.00343591343134086</text:p>
          </table:table-cell>
          <table:table-cell/>
          <table:table-cell table:formula="of:= 100 * ([.A610] - [.A609]*[.A609]) * ([.A610] - [.A609]*[.A609]) + (1 - [.A609]) * (1 - [.A609])" office:value-type="float" office:value="1.23950629128588" calcext:value-type="float">
            <text:p>1.23950629128588</text:p>
          </table:table-cell>
          <table:table-cell table:formula="of:= 100 * ([.B610] - [.B609]*[.B609]) * ([.B610] - [.B609]*[.B609]) + (1 - [.B609]) * (1 - [.B609])" office:value-type="float" office:value="1.22599044962234" calcext:value-type="float">
            <text:p>1.22599044962234</text:p>
          </table:table-cell>
          <table:table-cell table:formula="of:= [.A609]*[.A609]*[.A609]*[.A609] - 16*[.A609]*[.A609] + 5*[.A609]" office:value-type="float" office:value="-0.0173684550350572" calcext:value-type="float">
            <text:p>-0.0173684550350572</text:p>
          </table:table-cell>
          <table:table-cell table:formula="of:= [.B609]*[.B609]*[.B609]*[.B609] - 16*[.B609]*[.B609] + 5*[.B609]" office:value-type="float" office:value="0.0169906792783515" calcext:value-type="float">
            <text:p>0.01699067927835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8242776766685" calcext:value-type="float">
            <text:p>0.048242776766685</text:p>
          </table:table-cell>
          <table:table-cell table:formula="of:=-[.A610]" office:value-type="float" office:value="-0.048242776766685" calcext:value-type="float">
            <text:p>-0.048242776766685</text:p>
          </table:table-cell>
          <table:table-cell/>
          <table:table-cell table:formula="of:= 100 * ([.A611] - [.A610]*[.A610]) * ([.A611] - [.A610]*[.A610]) + (1 - [.A610]) * (1 - [.A610])" office:value-type="float" office:value="19.9708528047886" calcext:value-type="float">
            <text:p>19.9708528047886</text:p>
          </table:table-cell>
          <table:table-cell table:formula="of:= 100 * ([.B611] - [.B610]*[.B610]) * ([.B611] - [.B610]*[.B610]) + (1 - [.B610]) * (1 - [.B610])" office:value-type="float" office:value="19.7595068823061" calcext:value-type="float">
            <text:p>19.7595068823061</text:p>
          </table:table-cell>
          <table:table-cell table:formula="of:= [.A610]*[.A610]*[.A610]*[.A610] - 16*[.A610]*[.A610] + 5*[.A610]" office:value-type="float" office:value="0.20398145230108" calcext:value-type="float">
            <text:p>0.20398145230108</text:p>
          </table:table-cell>
          <table:table-cell table:formula="of:= [.B610]*[.B610]*[.B610]*[.B610] - 16*[.B610]*[.B610] + 5*[.B610]" office:value-type="float" office:value="-0.278446315365771" calcext:value-type="float">
            <text:p>-0.2784463153657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4307619263298" calcext:value-type="float">
            <text:p>-0.434307619263298</text:p>
          </table:table-cell>
          <table:table-cell table:formula="of:=-[.A611]" office:value-type="float" office:value="0.434307619263298" calcext:value-type="float">
            <text:p>0.434307619263298</text:p>
          </table:table-cell>
          <table:table-cell/>
          <table:table-cell table:formula="of:= 100 * ([.A612] - [.A611]*[.A611]) * ([.A612] - [.A611]*[.A611]) + (1 - [.A611]) * (1 - [.A611])" office:value-type="float" office:value="24.76042844521" calcext:value-type="float">
            <text:p>24.76042844521</text:p>
          </table:table-cell>
          <table:table-cell table:formula="of:= 100 * ([.B612] - [.B611]*[.B611]) * ([.B612] - [.B611]*[.B611]) + (1 - [.B611]) * (1 - [.B611])" office:value-type="float" office:value="1.30471539859721" calcext:value-type="float">
            <text:p>1.30471539859721</text:p>
          </table:table-cell>
          <table:table-cell table:formula="of:= [.A611]*[.A611]*[.A611]*[.A611] - 16*[.A611]*[.A611] + 5*[.A611]" office:value-type="float" office:value="-5.15392914979073" calcext:value-type="float">
            <text:p>-5.15392914979073</text:p>
          </table:table-cell>
          <table:table-cell table:formula="of:= [.B611]*[.B611]*[.B611]*[.B611] - 16*[.B611]*[.B611] + 5*[.B611]" office:value-type="float" office:value="-0.810852957157747" calcext:value-type="float">
            <text:p>-0.8108529571577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7855538785186" calcext:value-type="float">
            <text:p>-0.287855538785186</text:p>
          </table:table-cell>
          <table:table-cell table:formula="of:=-[.A612]" office:value-type="float" office:value="0.287855538785186" calcext:value-type="float">
            <text:p>0.287855538785186</text:p>
          </table:table-cell>
          <table:table-cell/>
          <table:table-cell table:formula="of:= 100 * ([.A613] - [.A612]*[.A612]) * ([.A613] - [.A612]*[.A612]) + (1 - [.A612]) * (1 - [.A612])" office:value-type="float" office:value="2.84848577118359" calcext:value-type="float">
            <text:p>2.84848577118359</text:p>
          </table:table-cell>
          <table:table-cell table:formula="of:= 100 * ([.B613] - [.B612]*[.B612]) * ([.B613] - [.B612]*[.B612]) + (1 - [.B612]) * (1 - [.B612])" office:value-type="float" office:value="0.827941118909303" calcext:value-type="float">
            <text:p>0.827941118909303</text:p>
          </table:table-cell>
          <table:table-cell table:formula="of:= [.A612]*[.A612]*[.A612]*[.A612] - 16*[.A612]*[.A612] + 5*[.A612]" office:value-type="float" office:value="-2.75818475924063" calcext:value-type="float">
            <text:p>-2.75818475924063</text:p>
          </table:table-cell>
          <table:table-cell table:formula="of:= [.B612]*[.B612]*[.B612]*[.B612] - 16*[.B612]*[.B612] + 5*[.B612]" office:value-type="float" office:value="0.120370628611238" calcext:value-type="float">
            <text:p>0.1203706286112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62223626720869" calcext:value-type="float">
            <text:p>-0.0262223626720869</text:p>
          </table:table-cell>
          <table:table-cell table:formula="of:=-[.A613]" office:value-type="float" office:value="0.0262223626720869" calcext:value-type="float">
            <text:p>0.0262223626720869</text:p>
          </table:table-cell>
          <table:table-cell/>
          <table:table-cell table:formula="of:= 100 * ([.A614] - [.A613]*[.A613]) * ([.A614] - [.A613]*[.A613]) + (1 - [.A613]) * (1 - [.A613])" office:value-type="float" office:value="13.0213853212413" calcext:value-type="float">
            <text:p>13.0213853212413</text:p>
          </table:table-cell>
          <table:table-cell table:formula="of:= 100 * ([.B614] - [.B613]*[.B613]) * ([.B614] - [.B613]*[.B613]) + (1 - [.B613]) * (1 - [.B613])" office:value-type="float" office:value="12.8215327560442" calcext:value-type="float">
            <text:p>12.8215327560442</text:p>
          </table:table-cell>
          <table:table-cell table:formula="of:= [.A613]*[.A613]*[.A613]*[.A613] - 16*[.A613]*[.A613] + 5*[.A613]" office:value-type="float" office:value="-0.142113137415457" calcext:value-type="float">
            <text:p>-0.142113137415457</text:p>
          </table:table-cell>
          <table:table-cell table:formula="of:= [.B613]*[.B613]*[.B613]*[.B613] - 16*[.B613]*[.B613] + 5*[.B613]" office:value-type="float" office:value="0.120110489305412" calcext:value-type="float">
            <text:p>0.120110489305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5264017025675" calcext:value-type="float">
            <text:p>-0.345264017025675</text:p>
          </table:table-cell>
          <table:table-cell table:formula="of:=-[.A614]" office:value-type="float" office:value="0.345264017025675" calcext:value-type="float">
            <text:p>0.345264017025675</text:p>
          </table:table-cell>
          <table:table-cell/>
          <table:table-cell table:formula="of:= 100 * ([.A615] - [.A614]*[.A614]) * ([.A615] - [.A614]*[.A614]) + (1 - [.A614]) * (1 - [.A614])" office:value-type="float" office:value="14.9890802639904" calcext:value-type="float">
            <text:p>14.9890802639904</text:p>
          </table:table-cell>
          <table:table-cell table:formula="of:= 100 * ([.B615] - [.B614]*[.B614]) * ([.B615] - [.B614]*[.B614]) + (1 - [.B614]) * (1 - [.B614])" office:value-type="float" office:value="1.98167353529064" calcext:value-type="float">
            <text:p>1.98167353529064</text:p>
          </table:table-cell>
          <table:table-cell table:formula="of:= [.A614]*[.A614]*[.A614]*[.A614] - 16*[.A614]*[.A614] + 5*[.A614]" office:value-type="float" office:value="-3.6194255819569" calcext:value-type="float">
            <text:p>-3.6194255819569</text:p>
          </table:table-cell>
          <table:table-cell table:formula="of:= [.B614]*[.B614]*[.B614]*[.B614] - 16*[.B614]*[.B614] + 5*[.B614]" office:value-type="float" office:value="-0.166785411700151" calcext:value-type="float">
            <text:p>-0.1667854117001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3826434512574" calcext:value-type="float">
            <text:p>-0.243826434512574</text:p>
          </table:table-cell>
          <table:table-cell table:formula="of:=-[.A615]" office:value-type="float" office:value="0.243826434512574" calcext:value-type="float">
            <text:p>0.243826434512574</text:p>
          </table:table-cell>
          <table:table-cell/>
          <table:table-cell table:formula="of:= 100 * ([.A616] - [.A615]*[.A615]) * ([.A616] - [.A615]*[.A615]) + (1 - [.A615]) * (1 - [.A615])" office:value-type="float" office:value="3.18118161524271" calcext:value-type="float">
            <text:p>3.18118161524271</text:p>
          </table:table-cell>
          <table:table-cell table:formula="of:= 100 * ([.B616] - [.B615]*[.B615]) * ([.B616] - [.B615]*[.B615]) + (1 - [.B615]) * (1 - [.B615])" office:value-type="float" office:value="0.57977005310845" calcext:value-type="float">
            <text:p>0.57977005310845</text:p>
          </table:table-cell>
          <table:table-cell table:formula="of:= [.A615]*[.A615]*[.A615]*[.A615] - 16*[.A615]*[.A615] + 5*[.A615]" office:value-type="float" office:value="-2.16681899457807" calcext:value-type="float">
            <text:p>-2.16681899457807</text:p>
          </table:table-cell>
          <table:table-cell table:formula="of:= [.B615]*[.B615]*[.B615]*[.B615] - 16*[.B615]*[.B615] + 5*[.B615]" office:value-type="float" office:value="0.271445350547676" calcext:value-type="float">
            <text:p>0.2714453505476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83797073805188" calcext:value-type="float">
            <text:p>-0.0683797073805188</text:p>
          </table:table-cell>
          <table:table-cell table:formula="of:=-[.A616]" office:value-type="float" office:value="0.0683797073805188" calcext:value-type="float">
            <text:p>0.0683797073805188</text:p>
          </table:table-cell>
          <table:table-cell/>
          <table:table-cell table:formula="of:= 100 * ([.A617] - [.A616]*[.A616]) * ([.A617] - [.A616]*[.A616]) + (1 - [.A616]) * (1 - [.A616])" office:value-type="float" office:value="19.4503149179644" calcext:value-type="float">
            <text:p>19.4503149179644</text:p>
          </table:table-cell>
          <table:table-cell table:formula="of:= 100 * ([.B617] - [.B616]*[.B616]) * ([.B617] - [.B616]*[.B616]) + (1 - [.B616]) * (1 - [.B616])" office:value-type="float" office:value="19.9858275183446" calcext:value-type="float">
            <text:p>19.9858275183446</text:p>
          </table:table-cell>
          <table:table-cell table:formula="of:= [.A616]*[.A616]*[.A616]*[.A616] - 16*[.A616]*[.A616] + 5*[.A616]" office:value-type="float" office:value="-0.416689224046138" calcext:value-type="float">
            <text:p>-0.416689224046138</text:p>
          </table:table-cell>
          <table:table-cell table:formula="of:= [.B616]*[.B616]*[.B616]*[.B616] - 16*[.B616]*[.B616] + 5*[.B616]" office:value-type="float" office:value="0.26710784975905" calcext:value-type="float">
            <text:p>0.267107849759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2564551689281" calcext:value-type="float">
            <text:p>0.432564551689281</text:p>
          </table:table-cell>
          <table:table-cell table:formula="of:=-[.A617]" office:value-type="float" office:value="-0.432564551689281" calcext:value-type="float">
            <text:p>-0.432564551689281</text:p>
          </table:table-cell>
          <table:table-cell/>
          <table:table-cell table:formula="of:= 100 * ([.A618] - [.A617]*[.A617]) * ([.A618] - [.A617]*[.A617]) + (1 - [.A617]) * (1 - [.A617])" office:value-type="float" office:value="1.13602182861584" calcext:value-type="float">
            <text:p>1.13602182861584</text:p>
          </table:table-cell>
          <table:table-cell table:formula="of:= 100 * ([.B618] - [.B617]*[.B617]) * ([.B618] - [.B617]*[.B617]) + (1 - [.B617]) * (1 - [.B617])" office:value-type="float" office:value="10.1178458369713" calcext:value-type="float">
            <text:p>10.1178458369713</text:p>
          </table:table-cell>
          <table:table-cell table:formula="of:= [.A617]*[.A617]*[.A617]*[.A617] - 16*[.A617]*[.A617] + 5*[.A617]" office:value-type="float" office:value="-0.795959768864068" calcext:value-type="float">
            <text:p>-0.795959768864068</text:p>
          </table:table-cell>
          <table:table-cell table:formula="of:= [.B617]*[.B617]*[.B617]*[.B617] - 16*[.B617]*[.B617] + 5*[.B617]" office:value-type="float" office:value="-5.12160528575688" calcext:value-type="float">
            <text:p>-5.121605285756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68879903509703" calcext:value-type="float">
            <text:p>0.0968879903509703</text:p>
          </table:table-cell>
          <table:table-cell table:formula="of:=-[.A618]" office:value-type="float" office:value="-0.0968879903509703" calcext:value-type="float">
            <text:p>-0.0968879903509703</text:p>
          </table:table-cell>
          <table:table-cell/>
          <table:table-cell table:formula="of:= 100 * ([.A619] - [.A618]*[.A618]) * ([.A619] - [.A618]*[.A618]) + (1 - [.A618]) * (1 - [.A618])" office:value-type="float" office:value="2.66309524212571" calcext:value-type="float">
            <text:p>2.66309524212571</text:p>
          </table:table-cell>
          <table:table-cell table:formula="of:= 100 * ([.B619] - [.B618]*[.B618]) * ([.B619] - [.B618]*[.B618]) + (1 - [.B618]) * (1 - [.B618])" office:value-type="float" office:value="3.59627160940213" calcext:value-type="float">
            <text:p>3.59627160940213</text:p>
          </table:table-cell>
          <table:table-cell table:formula="of:= [.A618]*[.A618]*[.A618]*[.A618] - 16*[.A618]*[.A618] + 5*[.A618]" office:value-type="float" office:value="0.334331550042862" calcext:value-type="float">
            <text:p>0.334331550042862</text:p>
          </table:table-cell>
          <table:table-cell table:formula="of:= [.B618]*[.B618]*[.B618]*[.B618] - 16*[.B618]*[.B618] + 5*[.B618]" office:value-type="float" office:value="-0.634548353466841" calcext:value-type="float">
            <text:p>-0.6345483534668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5309464092641" calcext:value-type="float">
            <text:p>0.145309464092641</text:p>
          </table:table-cell>
          <table:table-cell table:formula="of:=-[.A619]" office:value-type="float" office:value="-0.145309464092641" calcext:value-type="float">
            <text:p>-0.145309464092641</text:p>
          </table:table-cell>
          <table:table-cell/>
          <table:table-cell table:formula="of:= 100 * ([.A620] - [.A619]*[.A619]) * ([.A620] - [.A619]*[.A619]) + (1 - [.A619]) * (1 - [.A619])" office:value-type="float" office:value="19.6818116024864" calcext:value-type="float">
            <text:p>19.6818116024864</text:p>
          </table:table-cell>
          <table:table-cell table:formula="of:= 100 * ([.B620] - [.B619]*[.B619]) * ([.B620] - [.B619]*[.B619]) + (1 - [.B619]) * (1 - [.B619])" office:value-type="float" office:value="16.7646054752633" calcext:value-type="float">
            <text:p>16.7646054752633</text:p>
          </table:table-cell>
          <table:table-cell table:formula="of:= [.A619]*[.A619]*[.A619]*[.A619] - 16*[.A619]*[.A619] + 5*[.A619]" office:value-type="float" office:value="0.389155711268169" calcext:value-type="float">
            <text:p>0.389155711268169</text:p>
          </table:table-cell>
          <table:table-cell table:formula="of:= [.B619]*[.B619]*[.B619]*[.B619] - 16*[.B619]*[.B619] + 5*[.B619]" office:value-type="float" office:value="-1.06393892965824" calcext:value-type="float">
            <text:p>-1.063938929658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421624847655" calcext:value-type="float">
            <text:p>-0.41421624847655</text:p>
          </table:table-cell>
          <table:table-cell table:formula="of:=-[.A620]" office:value-type="float" office:value="0.41421624847655" calcext:value-type="float">
            <text:p>0.41421624847655</text:p>
          </table:table-cell>
          <table:table-cell/>
          <table:table-cell table:formula="of:= 100 * ([.A621] - [.A620]*[.A620]) * ([.A621] - [.A620]*[.A620]) + (1 - [.A620]) * (1 - [.A620])" office:value-type="float" office:value="2.53508121695387" calcext:value-type="float">
            <text:p>2.53508121695387</text:p>
          </table:table-cell>
          <table:table-cell table:formula="of:= 100 * ([.B621] - [.B620]*[.B620]) * ([.B621] - [.B620]*[.B620]) + (1 - [.B620]) * (1 - [.B620])" office:value-type="float" office:value="7.63322222461265" calcext:value-type="float">
            <text:p>7.63322222461265</text:p>
          </table:table-cell>
          <table:table-cell table:formula="of:= [.A620]*[.A620]*[.A620]*[.A620] - 16*[.A620]*[.A620] + 5*[.A620]" office:value-type="float" office:value="-4.78684483530228" calcext:value-type="float">
            <text:p>-4.78684483530228</text:p>
          </table:table-cell>
          <table:table-cell table:formula="of:= [.B620]*[.B620]*[.B620]*[.B620] - 16*[.B620]*[.B620] + 5*[.B620]" office:value-type="float" office:value="-0.644682350536776" calcext:value-type="float">
            <text:p>-0.6446823505367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84263739581308" calcext:value-type="float">
            <text:p>0.0984263739581308</text:p>
          </table:table-cell>
          <table:table-cell table:formula="of:=-[.A621]" office:value-type="float" office:value="-0.0984263739581308" calcext:value-type="float">
            <text:p>-0.0984263739581308</text:p>
          </table:table-cell>
          <table:table-cell/>
          <table:table-cell table:formula="of:= 100 * ([.A622] - [.A621]*[.A621]) * ([.A622] - [.A621]*[.A621]) + (1 - [.A621]) * (1 - [.A621])" office:value-type="float" office:value="6.15738213351222" calcext:value-type="float">
            <text:p>6.15738213351222</text:p>
          </table:table-cell>
          <table:table-cell table:formula="of:= 100 * ([.B622] - [.B621]*[.B621]) * ([.B622] - [.B621]*[.B621]) + (1 - [.B621]) * (1 - [.B621])" office:value-type="float" office:value="7.48448507526124" calcext:value-type="float">
            <text:p>7.48448507526124</text:p>
          </table:table-cell>
          <table:table-cell table:formula="of:= [.A621]*[.A621]*[.A621]*[.A621] - 16*[.A621]*[.A621] + 5*[.A621]" office:value-type="float" office:value="0.337221704863113" calcext:value-type="float">
            <text:p>0.337221704863113</text:p>
          </table:table-cell>
          <table:table-cell table:formula="of:= [.B621]*[.B621]*[.B621]*[.B621] - 16*[.B621]*[.B621] + 5*[.B621]" office:value-type="float" office:value="-0.647042034718195" calcext:value-type="float">
            <text:p>-0.6470420347181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087051710778" calcext:value-type="float">
            <text:p>0.24087051710778</text:p>
          </table:table-cell>
          <table:table-cell table:formula="of:=-[.A622]" office:value-type="float" office:value="-0.24087051710778" calcext:value-type="float">
            <text:p>-0.24087051710778</text:p>
          </table:table-cell>
          <table:table-cell/>
          <table:table-cell table:formula="of:= 100 * ([.A623] - [.A622]*[.A622]) * ([.A623] - [.A622]*[.A622]) + (1 - [.A622]) * (1 - [.A622])" office:value-type="float" office:value="1.99575237072621" calcext:value-type="float">
            <text:p>1.99575237072621</text:p>
          </table:table-cell>
          <table:table-cell table:formula="of:= 100 * ([.B623] - [.B622]*[.B622]) * ([.B623] - [.B622]*[.B622]) + (1 - [.B622]) * (1 - [.B622])" office:value-type="float" office:value="7.07067235974089" calcext:value-type="float">
            <text:p>7.07067235974089</text:p>
          </table:table-cell>
          <table:table-cell table:formula="of:= [.A622]*[.A622]*[.A622]*[.A622] - 16*[.A622]*[.A622] + 5*[.A622]" office:value-type="float" office:value="0.279421047994139" calcext:value-type="float">
            <text:p>0.279421047994139</text:p>
          </table:table-cell>
          <table:table-cell table:formula="of:= [.B622]*[.B622]*[.B622]*[.B622] - 16*[.B622]*[.B622] + 5*[.B622]" office:value-type="float" office:value="-2.12928412308366" calcext:value-type="float">
            <text:p>-2.129284123083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7160319904512" calcext:value-type="float">
            <text:p>0.177160319904512</text:p>
          </table:table-cell>
          <table:table-cell table:formula="of:=-[.A623]" office:value-type="float" office:value="-0.177160319904512" calcext:value-type="float">
            <text:p>-0.177160319904512</text:p>
          </table:table-cell>
          <table:table-cell/>
          <table:table-cell table:formula="of:= 100 * ([.A624] - [.A623]*[.A623]) * ([.A624] - [.A623]*[.A623]) + (1 - [.A623]) * (1 - [.A623])" office:value-type="float" office:value="19.0549133971754" calcext:value-type="float">
            <text:p>19.0549133971754</text:p>
          </table:table-cell>
          <table:table-cell table:formula="of:= 100 * ([.B624] - [.B623]*[.B623]) * ([.B624] - [.B623]*[.B623]) + (1 - [.B623]) * (1 - [.B623])" office:value-type="float" office:value="14.775624399924" calcext:value-type="float">
            <text:p>14.775624399924</text:p>
          </table:table-cell>
          <table:table-cell table:formula="of:= [.A623]*[.A623]*[.A623]*[.A623] - 16*[.A623]*[.A623] + 5*[.A623]" office:value-type="float" office:value="0.384614203464071" calcext:value-type="float">
            <text:p>0.384614203464071</text:p>
          </table:table-cell>
          <table:table-cell table:formula="of:= [.B623]*[.B623]*[.B623]*[.B623] - 16*[.B623]*[.B623] + 5*[.B623]" office:value-type="float" office:value="-1.38698899558105" calcext:value-type="float">
            <text:p>-1.386988995581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7308147507442" calcext:value-type="float">
            <text:p>-0.397308147507442</text:p>
          </table:table-cell>
          <table:table-cell table:formula="of:=-[.A624]" office:value-type="float" office:value="0.397308147507442" calcext:value-type="float">
            <text:p>0.397308147507442</text:p>
          </table:table-cell>
          <table:table-cell/>
          <table:table-cell table:formula="of:= 100 * ([.A625] - [.A624]*[.A624]) * ([.A625] - [.A624]*[.A624]) + (1 - [.A624]) * (1 - [.A624])" office:value-type="float" office:value="9.45761351190275" calcext:value-type="float">
            <text:p>9.45761351190275</text:p>
          </table:table-cell>
          <table:table-cell table:formula="of:= 100 * ([.B625] - [.B624]*[.B624]) * ([.B625] - [.B624]*[.B624]) + (1 - [.B624]) * (1 - [.B624])" office:value-type="float" office:value="35.1334470901022" calcext:value-type="float">
            <text:p>35.1334470901022</text:p>
          </table:table-cell>
          <table:table-cell table:formula="of:= [.A624]*[.A624]*[.A624]*[.A624] - 16*[.A624]*[.A624] + 5*[.A624]" office:value-type="float" office:value="-4.48728315191704" calcext:value-type="float">
            <text:p>-4.48728315191704</text:p>
          </table:table-cell>
          <table:table-cell table:formula="of:= [.B624]*[.B624]*[.B624]*[.B624] - 16*[.B624]*[.B624] + 5*[.B624]" office:value-type="float" office:value="-0.514201676842618" calcext:value-type="float">
            <text:p>-0.514201676842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1808932904786" calcext:value-type="float">
            <text:p>0.431808932904786</text:p>
          </table:table-cell>
          <table:table-cell table:formula="of:=-[.A625]" office:value-type="float" office:value="-0.431808932904786" calcext:value-type="float">
            <text:p>-0.431808932904786</text:p>
          </table:table-cell>
          <table:table-cell/>
          <table:table-cell table:formula="of:= 100 * ([.A626] - [.A625]*[.A625]) * ([.A626] - [.A625]*[.A625]) + (1 - [.A625]) * (1 - [.A625])" office:value-type="float" office:value="8.65765520974184" calcext:value-type="float">
            <text:p>8.65765520974184</text:p>
          </table:table-cell>
          <table:table-cell table:formula="of:= 100 * ([.B626] - [.B625]*[.B625]) * ([.B626] - [.B625]*[.B625]) + (1 - [.B625]) * (1 - [.B625])" office:value-type="float" office:value="45.8240059853194" calcext:value-type="float">
            <text:p>45.8240059853194</text:p>
          </table:table-cell>
          <table:table-cell table:formula="of:= [.A625]*[.A625]*[.A625]*[.A625] - 16*[.A625]*[.A625] + 5*[.A625]" office:value-type="float" office:value="-0.789531666331192" calcext:value-type="float">
            <text:p>-0.789531666331192</text:p>
          </table:table-cell>
          <table:table-cell table:formula="of:= [.B625]*[.B625]*[.B625]*[.B625] - 16*[.B625]*[.B625] + 5*[.B625]" office:value-type="float" office:value="-5.10762099537905" calcext:value-type="float">
            <text:p>-5.107620995379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5159735986906" calcext:value-type="float">
            <text:p>0.475159735986906</text:p>
          </table:table-cell>
          <table:table-cell table:formula="of:=-[.A626]" office:value-type="float" office:value="-0.475159735986906" calcext:value-type="float">
            <text:p>-0.475159735986906</text:p>
          </table:table-cell>
          <table:table-cell/>
          <table:table-cell table:formula="of:= 100 * ([.A627] - [.A626]*[.A626]) * ([.A627] - [.A626]*[.A626]) + (1 - [.A626]) * (1 - [.A626])" office:value-type="float" office:value="0.337789296470563" calcext:value-type="float">
            <text:p>0.337789296470563</text:p>
          </table:table-cell>
          <table:table-cell table:formula="of:= 100 * ([.B627] - [.B626]*[.B626]) * ([.B627] - [.B626]*[.B626]) + (1 - [.B626]) * (1 - [.B626])" office:value-type="float" office:value="24.8832201906519" calcext:value-type="float">
            <text:p>24.8832201906519</text:p>
          </table:table-cell>
          <table:table-cell table:formula="of:= [.A626]*[.A626]*[.A626]*[.A626] - 16*[.A626]*[.A626] + 5*[.A626]" office:value-type="float" office:value="-1.18565456332046" calcext:value-type="float">
            <text:p>-1.18565456332046</text:p>
          </table:table-cell>
          <table:table-cell table:formula="of:= [.B626]*[.B626]*[.B626]*[.B626] - 16*[.B626]*[.B626] + 5*[.B626]" office:value-type="float" office:value="-5.93725192318952" calcext:value-type="float">
            <text:p>-5.937251923189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0743150840109" calcext:value-type="float">
            <text:p>0.250743150840109</text:p>
          </table:table-cell>
          <table:table-cell table:formula="of:=-[.A627]" office:value-type="float" office:value="-0.250743150840109" calcext:value-type="float">
            <text:p>-0.250743150840109</text:p>
          </table:table-cell>
          <table:table-cell/>
          <table:table-cell table:formula="of:= 100 * ([.A628] - [.A627]*[.A627]) * ([.A628] - [.A627]*[.A627]) + (1 - [.A627]) * (1 - [.A627])" office:value-type="float" office:value="10.649058177632" calcext:value-type="float">
            <text:p>10.649058177632</text:p>
          </table:table-cell>
          <table:table-cell table:formula="of:= 100 * ([.B628] - [.B627]*[.B627]) * ([.B628] - [.B627]*[.B627]) + (1 - [.B627]) * (1 - [.B627])" office:value-type="float" office:value="5.24564176020043" calcext:value-type="float">
            <text:p>5.24564176020043</text:p>
          </table:table-cell>
          <table:table-cell table:formula="of:= [.A627]*[.A627]*[.A627]*[.A627] - 16*[.A627]*[.A627] + 5*[.A627]" office:value-type="float" office:value="0.251714615549608" calcext:value-type="float">
            <text:p>0.251714615549608</text:p>
          </table:table-cell>
          <table:table-cell table:formula="of:= [.B627]*[.B627]*[.B627]*[.B627] - 16*[.B627]*[.B627] + 5*[.B627]" office:value-type="float" office:value="-2.25571689285148" calcext:value-type="float">
            <text:p>-2.255716892851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4738834831983" calcext:value-type="float">
            <text:p>-0.254738834831983</text:p>
          </table:table-cell>
          <table:table-cell table:formula="of:=-[.A628]" office:value-type="float" office:value="0.254738834831983" calcext:value-type="float">
            <text:p>0.254738834831983</text:p>
          </table:table-cell>
          <table:table-cell/>
          <table:table-cell table:formula="of:= 100 * ([.A629] - [.A628]*[.A628]) * ([.A629] - [.A628]*[.A628]) + (1 - [.A628]) * (1 - [.A628])" office:value-type="float" office:value="4.55676116995012" calcext:value-type="float">
            <text:p>4.55676116995012</text:p>
          </table:table-cell>
          <table:table-cell table:formula="of:= 100 * ([.B629] - [.B628]*[.B628]) * ([.B629] - [.B628]*[.B628]) + (1 - [.B628]) * (1 - [.B628])" office:value-type="float" office:value="9.70481537032037" calcext:value-type="float">
            <text:p>9.70481537032037</text:p>
          </table:table-cell>
          <table:table-cell table:formula="of:= [.A628]*[.A628]*[.A628]*[.A628] - 16*[.A628]*[.A628] + 5*[.A628]" office:value-type="float" office:value="-2.30775320239728" calcext:value-type="float">
            <text:p>-2.30775320239728</text:p>
          </table:table-cell>
          <table:table-cell table:formula="of:= [.B628]*[.B628]*[.B628]*[.B628] - 16*[.B628]*[.B628] + 5*[.B628]" office:value-type="float" office:value="0.239635145922553" calcext:value-type="float">
            <text:p>0.2396351459225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7587896691091" calcext:value-type="float">
            <text:p>0.237587896691091</text:p>
          </table:table-cell>
          <table:table-cell table:formula="of:=-[.A629]" office:value-type="float" office:value="-0.237587896691091" calcext:value-type="float">
            <text:p>-0.237587896691091</text:p>
          </table:table-cell>
          <table:table-cell/>
          <table:table-cell table:formula="of:= 100 * ([.A630] - [.A629]*[.A629]) * ([.A630] - [.A629]*[.A629]) + (1 - [.A629]) * (1 - [.A629])" office:value-type="float" office:value="0.928799730265898" calcext:value-type="float">
            <text:p>0.928799730265898</text:p>
          </table:table-cell>
          <table:table-cell table:formula="of:= 100 * ([.B630] - [.B629]*[.B629]) * ([.B630] - [.B629]*[.B629]) + (1 - [.B629]) * (1 - [.B629])" office:value-type="float" office:value="1.82262528133706" calcext:value-type="float">
            <text:p>1.82262528133706</text:p>
          </table:table-cell>
          <table:table-cell table:formula="of:= [.A629]*[.A629]*[.A629]*[.A629] - 16*[.A629]*[.A629] + 5*[.A629]" office:value-type="float" office:value="0.287957722670924" calcext:value-type="float">
            <text:p>0.287957722670924</text:p>
          </table:table-cell>
          <table:table-cell table:formula="of:= [.B629]*[.B629]*[.B629]*[.B629] - 16*[.B629]*[.B629] + 5*[.B629]" office:value-type="float" office:value="-2.08792124423999" calcext:value-type="float">
            <text:p>-2.087921244239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250345570379573" calcext:value-type="float">
            <text:p>-0.00250345570379573</text:p>
          </table:table-cell>
          <table:table-cell table:formula="of:=-[.A630]" office:value-type="float" office:value="0.00250345570379573" calcext:value-type="float">
            <text:p>0.00250345570379573</text:p>
          </table:table-cell>
          <table:table-cell/>
          <table:table-cell table:formula="of:= 100 * ([.A631] - [.A630]*[.A630]) * ([.A631] - [.A630]*[.A630]) + (1 - [.A630]) * (1 - [.A630])" office:value-type="float" office:value="1.34573887515505" calcext:value-type="float">
            <text:p>1.34573887515505</text:p>
          </table:table-cell>
          <table:table-cell table:formula="of:= 100 * ([.B631] - [.B630]*[.B630]) * ([.B631] - [.B630]*[.B630]) + (1 - [.B630]) * (1 - [.B630])" office:value-type="float" office:value="1.33557873505756" calcext:value-type="float">
            <text:p>1.33557873505756</text:p>
          </table:table-cell>
          <table:table-cell table:formula="of:= [.A630]*[.A630]*[.A630]*[.A630] - 16*[.A630]*[.A630] + 5*[.A630]" office:value-type="float" office:value="-0.0126175551270736" calcext:value-type="float">
            <text:p>-0.0126175551270736</text:p>
          </table:table-cell>
          <table:table-cell table:formula="of:= [.B630]*[.B630]*[.B630]*[.B630] - 16*[.B630]*[.B630] + 5*[.B630]" office:value-type="float" office:value="0.0124170019108837" calcext:value-type="float">
            <text:p>0.01241700191088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83654464463306" calcext:value-type="float">
            <text:p>-0.0583654464463306</text:p>
          </table:table-cell>
          <table:table-cell table:formula="of:=-[.A631]" office:value-type="float" office:value="0.0583654464463306" calcext:value-type="float">
            <text:p>0.0583654464463306</text:p>
          </table:table-cell>
          <table:table-cell/>
          <table:table-cell table:formula="of:= 100 * ([.A632] - [.A631]*[.A631]) * ([.A632] - [.A631]*[.A631]) + (1 - [.A631]) * (1 - [.A631])" office:value-type="float" office:value="3.35851280066854" calcext:value-type="float">
            <text:p>3.35851280066854</text:p>
          </table:table-cell>
          <table:table-cell table:formula="of:= 100 * ([.B632] - [.B631]*[.B631]) * ([.B632] - [.B631]*[.B631]) + (1 - [.B631]) * (1 - [.B631])" office:value-type="float" office:value="3.33355562337536" calcext:value-type="float">
            <text:p>3.33355562337536</text:p>
          </table:table-cell>
          <table:table-cell table:formula="of:= [.A631]*[.A631]*[.A631]*[.A631] - 16*[.A631]*[.A631] + 5*[.A631]" office:value-type="float" office:value="-0.34632003323884" calcext:value-type="float">
            <text:p>-0.34632003323884</text:p>
          </table:table-cell>
          <table:table-cell table:formula="of:= [.B631]*[.B631]*[.B631]*[.B631] - 16*[.B631]*[.B631] + 5*[.B631]" office:value-type="float" office:value="0.237334431224466" calcext:value-type="float">
            <text:p>0.2373344312244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3018536301803" calcext:value-type="float">
            <text:p>0.153018536301803</text:p>
          </table:table-cell>
          <table:table-cell table:formula="of:=-[.A632]" office:value-type="float" office:value="-0.153018536301803" calcext:value-type="float">
            <text:p>-0.153018536301803</text:p>
          </table:table-cell>
          <table:table-cell/>
          <table:table-cell table:formula="of:= 100 * ([.A633] - [.A632]*[.A632]) * ([.A633] - [.A632]*[.A632]) + (1 - [.A632]) * (1 - [.A632])" office:value-type="float" office:value="2.76448201997341" calcext:value-type="float">
            <text:p>2.76448201997341</text:p>
          </table:table-cell>
          <table:table-cell table:formula="of:= 100 * ([.B633] - [.B632]*[.B632]) * ([.B633] - [.B632]*[.B632]) + (1 - [.B632]) * (1 - [.B632])" office:value-type="float" office:value="2.25581395083713" calcext:value-type="float">
            <text:p>2.25581395083713</text:p>
          </table:table-cell>
          <table:table-cell table:formula="of:= [.A632]*[.A632]*[.A632]*[.A632] - 16*[.A632]*[.A632] + 5*[.A632]" office:value-type="float" office:value="0.391006169163908" calcext:value-type="float">
            <text:p>0.391006169163908</text:p>
          </table:table-cell>
          <table:table-cell table:formula="of:= [.B632]*[.B632]*[.B632]*[.B632] - 16*[.B632]*[.B632] + 5*[.B632]" office:value-type="float" office:value="-1.13917919385412" calcext:value-type="float">
            <text:p>-1.13917919385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9662384413404" calcext:value-type="float">
            <text:p>-0.119662384413404</text:p>
          </table:table-cell>
          <table:table-cell table:formula="of:=-[.A633]" office:value-type="float" office:value="0.119662384413404" calcext:value-type="float">
            <text:p>0.119662384413404</text:p>
          </table:table-cell>
          <table:table-cell/>
          <table:table-cell table:formula="of:= 100 * ([.A634] - [.A633]*[.A633]) * ([.A634] - [.A633]*[.A633]) + (1 - [.A633]) * (1 - [.A633])" office:value-type="float" office:value="3.79691750442855" calcext:value-type="float">
            <text:p>3.79691750442855</text:p>
          </table:table-cell>
          <table:table-cell table:formula="of:= 100 * ([.B634] - [.B633]*[.B633]) * ([.B634] - [.B633]*[.B633]) + (1 - [.B633]) * (1 - [.B633])" office:value-type="float" office:value="2.48685967150158" calcext:value-type="float">
            <text:p>2.48685967150158</text:p>
          </table:table-cell>
          <table:table-cell table:formula="of:= [.A633]*[.A633]*[.A633]*[.A633] - 16*[.A633]*[.A633] + 5*[.A633]" office:value-type="float" office:value="-0.827212265732191" calcext:value-type="float">
            <text:p>-0.827212265732191</text:p>
          </table:table-cell>
          <table:table-cell table:formula="of:= [.B633]*[.B633]*[.B633]*[.B633] - 16*[.B633]*[.B633] + 5*[.B633]" office:value-type="float" office:value="0.369411578401848" calcext:value-type="float">
            <text:p>0.3694115784018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5157358705533" calcext:value-type="float">
            <text:p>-0.145157358705533</text:p>
          </table:table-cell>
          <table:table-cell table:formula="of:=-[.A634]" office:value-type="float" office:value="0.145157358705533" calcext:value-type="float">
            <text:p>0.145157358705533</text:p>
          </table:table-cell>
          <table:table-cell/>
          <table:table-cell table:formula="of:= 100 * ([.A635] - [.A634]*[.A634]) * ([.A635] - [.A634]*[.A634]) + (1 - [.A634]) * (1 - [.A634])" office:value-type="float" office:value="7.67071685565875" calcext:value-type="float">
            <text:p>7.67071685565875</text:p>
          </table:table-cell>
          <table:table-cell table:formula="of:= 100 * ([.B635] - [.B634]*[.B634]) * ([.B635] - [.B634]*[.B634]) + (1 - [.B634]) * (1 - [.B634])" office:value-type="float" office:value="9.39309195492712" calcext:value-type="float">
            <text:p>9.39309195492712</text:p>
          </table:table-cell>
          <table:table-cell table:formula="of:= [.A634]*[.A634]*[.A634]*[.A634] - 16*[.A634]*[.A634] + 5*[.A634]" office:value-type="float" office:value="-1.06247336144784" calcext:value-type="float">
            <text:p>-1.06247336144784</text:p>
          </table:table-cell>
          <table:table-cell table:formula="of:= [.B634]*[.B634]*[.B634]*[.B634] - 16*[.B634]*[.B634] + 5*[.B634]" office:value-type="float" office:value="0.389100225607488" calcext:value-type="float">
            <text:p>0.3891002256074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3247808414586" calcext:value-type="float">
            <text:p>0.273247808414586</text:p>
          </table:table-cell>
          <table:table-cell table:formula="of:=-[.A635]" office:value-type="float" office:value="-0.273247808414586" calcext:value-type="float">
            <text:p>-0.273247808414586</text:p>
          </table:table-cell>
          <table:table-cell/>
          <table:table-cell table:formula="of:= 100 * ([.A636] - [.A635]*[.A635]) * ([.A636] - [.A635]*[.A635]) + (1 - [.A635]) * (1 - [.A635])" office:value-type="float" office:value="29.8453763934476" calcext:value-type="float">
            <text:p>29.8453763934476</text:p>
          </table:table-cell>
          <table:table-cell table:formula="of:= 100 * ([.B636] - [.B635]*[.B635]) * ([.B636] - [.B635]*[.B635]) + (1 - [.B635]) * (1 - [.B635])" office:value-type="float" office:value="16.9973568476218" calcext:value-type="float">
            <text:p>16.9973568476218</text:p>
          </table:table-cell>
          <table:table-cell table:formula="of:= [.A635]*[.A635]*[.A635]*[.A635] - 16*[.A635]*[.A635] + 5*[.A635]" office:value-type="float" office:value="0.177183972590433" calcext:value-type="float">
            <text:p>0.177183972590433</text:p>
          </table:table-cell>
          <table:table-cell table:formula="of:= [.B635]*[.B635]*[.B635]*[.B635] - 16*[.B635]*[.B635] + 5*[.B635]" office:value-type="float" office:value="-2.55529411155542" calcext:value-type="float">
            <text:p>-2.555294111555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6789304917991" calcext:value-type="float">
            <text:p>-0.466789304917991</text:p>
          </table:table-cell>
          <table:table-cell table:formula="of:=-[.A636]" office:value-type="float" office:value="0.466789304917991" calcext:value-type="float">
            <text:p>0.466789304917991</text:p>
          </table:table-cell>
          <table:table-cell/>
          <table:table-cell table:formula="of:= 100 * ([.A637] - [.A636]*[.A636]) * ([.A637] - [.A636]*[.A636]) + (1 - [.A636]) * (1 - [.A636])" office:value-type="float" office:value="2.95656940022553" calcext:value-type="float">
            <text:p>2.95656940022553</text:p>
          </table:table-cell>
          <table:table-cell table:formula="of:= 100 * ([.B637] - [.B636]*[.B636]) * ([.B637] - [.B636]*[.B636]) + (1 - [.B636]) * (1 - [.B636])" office:value-type="float" office:value="12.2598740925114" calcext:value-type="float">
            <text:p>12.2598740925114</text:p>
          </table:table-cell>
          <table:table-cell table:formula="of:= [.A636]*[.A636]*[.A636]*[.A636] - 16*[.A636]*[.A636] + 5*[.A636]" office:value-type="float" office:value="-5.77274557269314" calcext:value-type="float">
            <text:p>-5.77274557269314</text:p>
          </table:table-cell>
          <table:table-cell table:formula="of:= [.B636]*[.B636]*[.B636]*[.B636] - 16*[.B636]*[.B636] + 5*[.B636]" office:value-type="float" office:value="-1.10485252351322" calcext:value-type="float">
            <text:p>-1.104852523513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8164971976993" calcext:value-type="float">
            <text:p>0.128164971976993</text:p>
          </table:table-cell>
          <table:table-cell table:formula="of:=-[.A637]" office:value-type="float" office:value="-0.128164971976993" calcext:value-type="float">
            <text:p>-0.128164971976993</text:p>
          </table:table-cell>
          <table:table-cell/>
          <table:table-cell table:formula="of:= 100 * ([.A638] - [.A637]*[.A637]) * ([.A638] - [.A637]*[.A637]) + (1 - [.A637]) * (1 - [.A637])" office:value-type="float" office:value="19.0080759100936" calcext:value-type="float">
            <text:p>19.0080759100936</text:p>
          </table:table-cell>
          <table:table-cell table:formula="of:= 100 * ([.B638] - [.B637]*[.B637]) * ([.B638] - [.B637]*[.B637]) + (1 - [.B637]) * (1 - [.B637])" office:value-type="float" office:value="22.4354297745452" calcext:value-type="float">
            <text:p>22.4354297745452</text:p>
          </table:table-cell>
          <table:table-cell table:formula="of:= [.A637]*[.A637]*[.A637]*[.A637] - 16*[.A637]*[.A637] + 5*[.A637]" office:value-type="float" office:value="0.378274521234114" calcext:value-type="float">
            <text:p>0.378274521234114</text:p>
          </table:table-cell>
          <table:table-cell table:formula="of:= [.B637]*[.B637]*[.B637]*[.B637] - 16*[.B637]*[.B637] + 5*[.B637]" office:value-type="float" office:value="-0.903375198535819" calcext:value-type="float">
            <text:p>-0.9033751985358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3602799589692" calcext:value-type="float">
            <text:p>0.443602799589692</text:p>
          </table:table-cell>
          <table:table-cell table:formula="of:=-[.A638]" office:value-type="float" office:value="-0.443602799589692" calcext:value-type="float">
            <text:p>-0.443602799589692</text:p>
          </table:table-cell>
          <table:table-cell/>
          <table:table-cell table:formula="of:= 100 * ([.A639] - [.A638]*[.A638]) * ([.A639] - [.A638]*[.A638]) + (1 - [.A638]) * (1 - [.A638])" office:value-type="float" office:value="5.2208838533736" calcext:value-type="float">
            <text:p>5.2208838533736</text:p>
          </table:table-cell>
          <table:table-cell table:formula="of:= 100 * ([.B639] - [.B638]*[.B638]) * ([.B639] - [.B638]*[.B638]) + (1 - [.B638]) * (1 - [.B638])" office:value-type="float" office:value="39.9288234054664" calcext:value-type="float">
            <text:p>39.9288234054664</text:p>
          </table:table-cell>
          <table:table-cell table:formula="of:= [.A638]*[.A638]*[.A638]*[.A638] - 16*[.A638]*[.A638] + 5*[.A638]" office:value-type="float" office:value="-0.891797379157251" calcext:value-type="float">
            <text:p>-0.891797379157251</text:p>
          </table:table-cell>
          <table:table-cell table:formula="of:= [.B638]*[.B638]*[.B638]*[.B638] - 16*[.B638]*[.B638] + 5*[.B638]" office:value-type="float" office:value="-5.32782537505417" calcext:value-type="float">
            <text:p>-5.327825375054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8398109580903" calcext:value-type="float">
            <text:p>0.418398109580903</text:p>
          </table:table-cell>
          <table:table-cell table:formula="of:=-[.A639]" office:value-type="float" office:value="-0.418398109580903" calcext:value-type="float">
            <text:p>-0.418398109580903</text:p>
          </table:table-cell>
          <table:table-cell/>
          <table:table-cell table:formula="of:= 100 * ([.A640] - [.A639]*[.A639]) * ([.A640] - [.A639]*[.A639]) + (1 - [.A639]) * (1 - [.A639])" office:value-type="float" office:value="1.41771789380562" calcext:value-type="float">
            <text:p>1.41771789380562</text:p>
          </table:table-cell>
          <table:table-cell table:formula="of:= 100 * ([.B640] - [.B639]*[.B639]) * ([.B640] - [.B639]*[.B639]) + (1 - [.B639]) * (1 - [.B639])" office:value-type="float" office:value="22.6244413638953" calcext:value-type="float">
            <text:p>22.6244413638953</text:p>
          </table:table-cell>
          <table:table-cell table:formula="of:= [.A639]*[.A639]*[.A639]*[.A639] - 16*[.A639]*[.A639] + 5*[.A639]" office:value-type="float" office:value="-0.678276156127651" calcext:value-type="float">
            <text:p>-0.678276156127651</text:p>
          </table:table-cell>
          <table:table-cell table:formula="of:= [.B639]*[.B639]*[.B639]*[.B639] - 16*[.B639]*[.B639] + 5*[.B639]" office:value-type="float" office:value="-4.86225725193668" calcext:value-type="float">
            <text:p>-4.862257251936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8953904661121" calcext:value-type="float">
            <text:p>0.278953904661121</text:p>
          </table:table-cell>
          <table:table-cell table:formula="of:=-[.A640]" office:value-type="float" office:value="-0.278953904661121" calcext:value-type="float">
            <text:p>-0.278953904661121</text:p>
          </table:table-cell>
          <table:table-cell/>
          <table:table-cell table:formula="of:= 100 * ([.A641] - [.A640]*[.A640]) * ([.A641] - [.A640]*[.A640]) + (1 - [.A640]) * (1 - [.A640])" office:value-type="float" office:value="14.0609451037547" calcext:value-type="float">
            <text:p>14.0609451037547</text:p>
          </table:table-cell>
          <table:table-cell table:formula="of:= 100 * ([.B641] - [.B640]*[.B640]) * ([.B641] - [.B640]*[.B640]) + (1 - [.B640]) * (1 - [.B640])" office:value-type="float" office:value="6.1450147206558" calcext:value-type="float">
            <text:p>6.1450147206558</text:p>
          </table:table-cell>
          <table:table-cell table:formula="of:= [.A640]*[.A640]*[.A640]*[.A640] - 16*[.A640]*[.A640] + 5*[.A640]" office:value-type="float" office:value="0.155780246440175" calcext:value-type="float">
            <text:p>0.155780246440175</text:p>
          </table:table-cell>
          <table:table-cell table:formula="of:= [.B640]*[.B640]*[.B640]*[.B640] - 16*[.B640]*[.B640] + 5*[.B640]" office:value-type="float" office:value="-2.63375880017104" calcext:value-type="float">
            <text:p>-2.633758800171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0166208176025" calcext:value-type="float">
            <text:p>-0.290166208176025</text:p>
          </table:table-cell>
          <table:table-cell table:formula="of:=-[.A641]" office:value-type="float" office:value="0.290166208176025" calcext:value-type="float">
            <text:p>0.290166208176025</text:p>
          </table:table-cell>
          <table:table-cell/>
          <table:table-cell table:formula="of:= 100 * ([.A642] - [.A641]*[.A641]) * ([.A642] - [.A641]*[.A641]) + (1 - [.A641]) * (1 - [.A641])" office:value-type="float" office:value="8.35855196725013" calcext:value-type="float">
            <text:p>8.35855196725013</text:p>
          </table:table-cell>
          <table:table-cell table:formula="of:= 100 * ([.B642] - [.B641]*[.B641]) * ([.B642] - [.B641]*[.B641]) + (1 - [.B641]) * (1 - [.B641])" office:value-type="float" office:value="18.7470954271122" calcext:value-type="float">
            <text:p>18.7470954271122</text:p>
          </table:table-cell>
          <table:table-cell table:formula="of:= [.A641]*[.A641]*[.A641]*[.A641] - 16*[.A641]*[.A641] + 5*[.A641]" office:value-type="float" office:value="-2.79088485620636" calcext:value-type="float">
            <text:p>-2.79088485620636</text:p>
          </table:table-cell>
          <table:table-cell table:formula="of:= [.B641]*[.B641]*[.B641]*[.B641] - 16*[.B641]*[.B641] + 5*[.B641]" office:value-type="float" office:value="0.110777225553891" calcext:value-type="float">
            <text:p>0.1107772255538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2924531257735" calcext:value-type="float">
            <text:p>0.342924531257735</text:p>
          </table:table-cell>
          <table:table-cell table:formula="of:=-[.A642]" office:value-type="float" office:value="-0.342924531257735" calcext:value-type="float">
            <text:p>-0.342924531257735</text:p>
          </table:table-cell>
          <table:table-cell/>
          <table:table-cell table:formula="of:= 100 * ([.A643] - [.A642]*[.A642]) * ([.A643] - [.A642]*[.A642]) + (1 - [.A642]) * (1 - [.A642])" office:value-type="float" office:value="10.884764310192" calcext:value-type="float">
            <text:p>10.884764310192</text:p>
          </table:table-cell>
          <table:table-cell table:formula="of:= 100 * ([.B643] - [.B642]*[.B642]) * ([.B643] - [.B642]*[.B642]) + (1 - [.B642]) * (1 - [.B642])" office:value-type="float" office:value="32.9963095147686" calcext:value-type="float">
            <text:p>32.9963095147686</text:p>
          </table:table-cell>
          <table:table-cell table:formula="of:= [.A642]*[.A642]*[.A642]*[.A642] - 16*[.A642]*[.A642] + 5*[.A642]" office:value-type="float" office:value="-0.153103980447734" calcext:value-type="float">
            <text:p>-0.153103980447734</text:p>
          </table:table-cell>
          <table:table-cell table:formula="of:= [.B642]*[.B642]*[.B642]*[.B642] - 16*[.B642]*[.B642] + 5*[.B642]" office:value-type="float" office:value="-3.58234929302508" calcext:value-type="float">
            <text:p>-3.582349293025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0908479512963" calcext:value-type="float">
            <text:p>0.440908479512963</text:p>
          </table:table-cell>
          <table:table-cell table:formula="of:=-[.A643]" office:value-type="float" office:value="-0.440908479512963" calcext:value-type="float">
            <text:p>-0.440908479512963</text:p>
          </table:table-cell>
          <table:table-cell/>
          <table:table-cell table:formula="of:= 100 * ([.A644] - [.A643]*[.A643]) * ([.A644] - [.A643]*[.A643]) + (1 - [.A643]) * (1 - [.A643])" office:value-type="float" office:value="45.5499486710433" calcext:value-type="float">
            <text:p>45.5499486710433</text:p>
          </table:table-cell>
          <table:table-cell table:formula="of:= 100 * ([.B644] - [.B643]*[.B643]) * ([.B644] - [.B643]*[.B643]) + (1 - [.B643]) * (1 - [.B643])" office:value-type="float" office:value="10.1297068394074" calcext:value-type="float">
            <text:p>10.1297068394074</text:p>
          </table:table-cell>
          <table:table-cell table:formula="of:= [.A643]*[.A643]*[.A643]*[.A643] - 16*[.A643]*[.A643] + 5*[.A643]" office:value-type="float" office:value="-0.868070727633284" calcext:value-type="float">
            <text:p>-0.868070727633284</text:p>
          </table:table-cell>
          <table:table-cell table:formula="of:= [.B643]*[.B643]*[.B643]*[.B643] - 16*[.B643]*[.B643] + 5*[.B643]" office:value-type="float" office:value="-5.27715552276291" calcext:value-type="float">
            <text:p>-5.277155522762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8186995823146" calcext:value-type="float">
            <text:p>-0.478186995823146</text:p>
          </table:table-cell>
          <table:table-cell table:formula="of:=-[.A644]" office:value-type="float" office:value="0.478186995823146" calcext:value-type="float">
            <text:p>0.478186995823146</text:p>
          </table:table-cell>
          <table:table-cell/>
          <table:table-cell table:formula="of:= 100 * ([.A645] - [.A644]*[.A644]) * ([.A645] - [.A644]*[.A644]) + (1 - [.A644]) * (1 - [.A644])" office:value-type="float" office:value="39.9500461954142" calcext:value-type="float">
            <text:p>39.9500461954142</text:p>
          </table:table-cell>
          <table:table-cell table:formula="of:= 100 * ([.B645] - [.B644]*[.B644]) * ([.B645] - [.B644]*[.B644]) + (1 - [.B644]) * (1 - [.B644])" office:value-type="float" office:value="2.74368701845377" calcext:value-type="float">
            <text:p>2.74368701845377</text:p>
          </table:table-cell>
          <table:table-cell table:formula="of:= [.A644]*[.A644]*[.A644]*[.A644] - 16*[.A644]*[.A644] + 5*[.A644]" office:value-type="float" office:value="-5.99725314924149" calcext:value-type="float">
            <text:p>-5.99725314924149</text:p>
          </table:table-cell>
          <table:table-cell table:formula="of:= [.B644]*[.B644]*[.B644]*[.B644] - 16*[.B644]*[.B644] + 5*[.B644]" office:value-type="float" office:value="-1.21538319101003" calcext:value-type="float">
            <text:p>-1.215383191010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586961603047" calcext:value-type="float">
            <text:p>-0.38586961603047</text:p>
          </table:table-cell>
          <table:table-cell table:formula="of:=-[.A645]" office:value-type="float" office:value="0.38586961603047" calcext:value-type="float">
            <text:p>0.38586961603047</text:p>
          </table:table-cell>
          <table:table-cell/>
          <table:table-cell table:formula="of:= 100 * ([.A646] - [.A645]*[.A645]) * ([.A646] - [.A645]*[.A645]) + (1 - [.A645]) * (1 - [.A645])" office:value-type="float" office:value="3.64506397808019" calcext:value-type="float">
            <text:p>3.64506397808019</text:p>
          </table:table-cell>
          <table:table-cell table:formula="of:= 100 * ([.B646] - [.B645]*[.B645]) * ([.B646] - [.B645]*[.B645]) + (1 - [.B645]) * (1 - [.B645])" office:value-type="float" office:value="3.14848844427277" calcext:value-type="float">
            <text:p>3.14848844427277</text:p>
          </table:table-cell>
          <table:table-cell table:formula="of:= [.A645]*[.A645]*[.A645]*[.A645] - 16*[.A645]*[.A645] + 5*[.A645]" office:value-type="float" office:value="-4.28950402095948" calcext:value-type="float">
            <text:p>-4.28950402095948</text:p>
          </table:table-cell>
          <table:table-cell table:formula="of:= [.B645]*[.B645]*[.B645]*[.B645] - 16*[.B645]*[.B645] + 5*[.B645]" office:value-type="float" office:value="-0.430807860654779" calcext:value-type="float">
            <text:p>-0.4308078606547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7577829931504" calcext:value-type="float">
            <text:p>0.017577829931504</text:p>
          </table:table-cell>
          <table:table-cell table:formula="of:=-[.A646]" office:value-type="float" office:value="-0.017577829931504" calcext:value-type="float">
            <text:p>-0.017577829931504</text:p>
          </table:table-cell>
          <table:table-cell/>
          <table:table-cell table:formula="of:= 100 * ([.A647] - [.A646]*[.A646]) * ([.A647] - [.A646]*[.A646]) + (1 - [.A646]) * (1 - [.A646])" office:value-type="float" office:value="4.8824790938915" calcext:value-type="float">
            <text:p>4.8824790938915</text:p>
          </table:table-cell>
          <table:table-cell table:formula="of:= 100 * ([.B647] - [.B646]*[.B646]) * ([.B647] - [.B646]*[.B646]) + (1 - [.B646]) * (1 - [.B646])" office:value-type="float" office:value="4.9772902288472" calcext:value-type="float">
            <text:p>4.9772902288472</text:p>
          </table:table-cell>
          <table:table-cell table:formula="of:= [.A646]*[.A646]*[.A646]*[.A646] - 16*[.A646]*[.A646] + 5*[.A646]" office:value-type="float" office:value="0.0829455634446112" calcext:value-type="float">
            <text:p>0.0829455634446112</text:p>
          </table:table-cell>
          <table:table-cell table:formula="of:= [.B646]*[.B646]*[.B646]*[.B646] - 16*[.B646]*[.B646] + 5*[.B646]" office:value-type="float" office:value="-0.0928327358704286" calcext:value-type="float">
            <text:p>-0.09283273587042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823133290158" calcext:value-type="float">
            <text:p>0.19823133290158</text:p>
          </table:table-cell>
          <table:table-cell table:formula="of:=-[.A647]" office:value-type="float" office:value="-0.19823133290158" calcext:value-type="float">
            <text:p>-0.19823133290158</text:p>
          </table:table-cell>
          <table:table-cell/>
          <table:table-cell table:formula="of:= 100 * ([.A648] - [.A647]*[.A647]) * ([.A648] - [.A647]*[.A647]) + (1 - [.A647]) * (1 - [.A647])" office:value-type="float" office:value="0.751484488808154" calcext:value-type="float">
            <text:p>0.751484488808154</text:p>
          </table:table-cell>
          <table:table-cell table:formula="of:= 100 * ([.B648] - [.B647]*[.B647]) * ([.B648] - [.B647]*[.B647]) + (1 - [.B647]) * (1 - [.B647])" office:value-type="float" office:value="2.68017997980583" calcext:value-type="float">
            <text:p>2.68017997980583</text:p>
          </table:table-cell>
          <table:table-cell table:formula="of:= [.A647]*[.A647]*[.A647]*[.A647] - 16*[.A647]*[.A647] + 5*[.A647]" office:value-type="float" office:value="0.363970232005365" calcext:value-type="float">
            <text:p>0.363970232005365</text:p>
          </table:table-cell>
          <table:table-cell table:formula="of:= [.B647]*[.B647]*[.B647]*[.B647] - 16*[.B647]*[.B647] + 5*[.B647]" office:value-type="float" office:value="-1.61834309701044" calcext:value-type="float">
            <text:p>-1.618343097010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2257987303641" calcext:value-type="float">
            <text:p>0.072257987303641</text:p>
          </table:table-cell>
          <table:table-cell table:formula="of:=-[.A648]" office:value-type="float" office:value="-0.072257987303641" calcext:value-type="float">
            <text:p>-0.072257987303641</text:p>
          </table:table-cell>
          <table:table-cell/>
          <table:table-cell table:formula="of:= 100 * ([.A649] - [.A648]*[.A648]) * ([.A649] - [.A648]*[.A648]) + (1 - [.A648]) * (1 - [.A648])" office:value-type="float" office:value="10.206881916333" calcext:value-type="float">
            <text:p>10.206881916333</text:p>
          </table:table-cell>
          <table:table-cell table:formula="of:= 100 * ([.B649] - [.B648]*[.B648]) * ([.B649] - [.B648]*[.B648]) + (1 - [.B648]) * (1 - [.B648])" office:value-type="float" office:value="11.1453003765635" calcext:value-type="float">
            <text:p>11.1453003765635</text:p>
          </table:table-cell>
          <table:table-cell table:formula="of:= [.A648]*[.A648]*[.A648]*[.A648] - 16*[.A648]*[.A648] + 5*[.A648]" office:value-type="float" office:value="0.277777729955568" calcext:value-type="float">
            <text:p>0.277777729955568</text:p>
          </table:table-cell>
          <table:table-cell table:formula="of:= [.B648]*[.B648]*[.B648]*[.B648] - 16*[.B648]*[.B648] + 5*[.B648]" office:value-type="float" office:value="-0.444802143080843" calcext:value-type="float">
            <text:p>-0.4448021430808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0936389303436" calcext:value-type="float">
            <text:p>0.310936389303436</text:p>
          </table:table-cell>
          <table:table-cell table:formula="of:=-[.A649]" office:value-type="float" office:value="-0.310936389303436" calcext:value-type="float">
            <text:p>-0.310936389303436</text:p>
          </table:table-cell>
          <table:table-cell/>
          <table:table-cell table:formula="of:= 100 * ([.A650] - [.A649]*[.A649]) * ([.A650] - [.A649]*[.A649]) + (1 - [.A649]) * (1 - [.A649])" office:value-type="float" office:value="14.1247125652649" calcext:value-type="float">
            <text:p>14.1247125652649</text:p>
          </table:table-cell>
          <table:table-cell table:formula="of:= 100 * ([.B650] - [.B649]*[.B649]) * ([.B650] - [.B649]*[.B649]) + (1 - [.B649]) * (1 - [.B649])" office:value-type="float" office:value="4.81949514577501" calcext:value-type="float">
            <text:p>4.81949514577501</text:p>
          </table:table-cell>
          <table:table-cell table:formula="of:= [.A649]*[.A649]*[.A649]*[.A649] - 16*[.A649]*[.A649] + 5*[.A649]" office:value-type="float" office:value="0.0171262359193329" calcext:value-type="float">
            <text:p>0.0171262359193329</text:p>
          </table:table-cell>
          <table:table-cell table:formula="of:= [.B649]*[.B649]*[.B649]*[.B649] - 16*[.B649]*[.B649] + 5*[.B649]" office:value-type="float" office:value="-3.09223765711502" calcext:value-type="float">
            <text:p>-3.09223765711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277632536969" calcext:value-type="float">
            <text:p>-0.27277632536969</text:p>
          </table:table-cell>
          <table:table-cell table:formula="of:=-[.A650]" office:value-type="float" office:value="0.27277632536969" calcext:value-type="float">
            <text:p>0.27277632536969</text:p>
          </table:table-cell>
          <table:table-cell/>
          <table:table-cell table:formula="of:= 100 * ([.A651] - [.A650]*[.A650]) * ([.A651] - [.A650]*[.A650]) + (1 - [.A650]) * (1 - [.A650])" office:value-type="float" office:value="13.5670096917927" calcext:value-type="float">
            <text:p>13.5670096917927</text:p>
          </table:table-cell>
          <table:table-cell table:formula="of:= 100 * ([.B651] - [.B650]*[.B650]) * ([.B651] - [.B650]*[.B650]) + (1 - [.B650]) * (1 - [.B650])" office:value-type="float" office:value="24.9778144747963" calcext:value-type="float">
            <text:p>24.9778144747963</text:p>
          </table:table-cell>
          <table:table-cell table:formula="of:= [.A650]*[.A650]*[.A650]*[.A650] - 16*[.A650]*[.A650] + 5*[.A650]" office:value-type="float" office:value="-2.54885601547166" calcext:value-type="float">
            <text:p>-2.54885601547166</text:p>
          </table:table-cell>
          <table:table-cell table:formula="of:= [.B650]*[.B650]*[.B650]*[.B650] - 16*[.B650]*[.B650] + 5*[.B650]" office:value-type="float" office:value="0.178907238225242" calcext:value-type="float">
            <text:p>0.1789072382252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0051974527291" calcext:value-type="float">
            <text:p>0.420051974527291</text:p>
          </table:table-cell>
          <table:table-cell table:formula="of:=-[.A651]" office:value-type="float" office:value="-0.420051974527291" calcext:value-type="float">
            <text:p>-0.420051974527291</text:p>
          </table:table-cell>
          <table:table-cell/>
          <table:table-cell table:formula="of:= 100 * ([.A652] - [.A651]*[.A651]) * ([.A652] - [.A651]*[.A651]) + (1 - [.A651]) * (1 - [.A651])" office:value-type="float" office:value="2.83892028007688" calcext:value-type="float">
            <text:p>2.83892028007688</text:p>
          </table:table-cell>
          <table:table-cell table:formula="of:= 100 * ([.B652] - [.B651]*[.B651]) * ([.B652] - [.B651]*[.B651]) + (1 - [.B651]) * (1 - [.B651])" office:value-type="float" office:value="28.13710936111" calcext:value-type="float">
            <text:p>28.13710936111</text:p>
          </table:table-cell>
          <table:table-cell table:formula="of:= [.A651]*[.A651]*[.A651]*[.A651] - 16*[.A651]*[.A651] + 5*[.A651]" office:value-type="float" office:value="-0.691706342617498" calcext:value-type="float">
            <text:p>-0.691706342617498</text:p>
          </table:table-cell>
          <table:table-cell table:formula="of:= [.B651]*[.B651]*[.B651]*[.B651] - 16*[.B651]*[.B651] + 5*[.B651]" office:value-type="float" office:value="-4.89222608789041" calcext:value-type="float">
            <text:p>-4.892226087890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4639127984809" calcext:value-type="float">
            <text:p>0.334639127984809</text:p>
          </table:table-cell>
          <table:table-cell table:formula="of:=-[.A652]" office:value-type="float" office:value="-0.334639127984809" calcext:value-type="float">
            <text:p>-0.334639127984809</text:p>
          </table:table-cell>
          <table:table-cell/>
          <table:table-cell table:formula="of:= 100 * ([.A653] - [.A652]*[.A652]) * ([.A653] - [.A652]*[.A652]) + (1 - [.A652]) * (1 - [.A652])" office:value-type="float" office:value="16.8328987959958" calcext:value-type="float">
            <text:p>16.8328987959958</text:p>
          </table:table-cell>
          <table:table-cell table:formula="of:= 100 * ([.B653] - [.B652]*[.B652]) * ([.B653] - [.B652]*[.B652]) + (1 - [.B652]) * (1 - [.B652])" office:value-type="float" office:value="5.05306787899578" calcext:value-type="float">
            <text:p>5.05306787899578</text:p>
          </table:table-cell>
          <table:table-cell table:formula="of:= [.A652]*[.A652]*[.A652]*[.A652] - 16*[.A652]*[.A652] + 5*[.A652]" office:value-type="float" office:value="-0.105997625954366" calcext:value-type="float">
            <text:p>-0.105997625954366</text:p>
          </table:table-cell>
          <table:table-cell table:formula="of:= [.B652]*[.B652]*[.B652]*[.B652] - 16*[.B652]*[.B652] + 5*[.B652]" office:value-type="float" office:value="-3.45238890580246" calcext:value-type="float">
            <text:p>-3.452388905802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286469595813" calcext:value-type="float">
            <text:p>-0.29286469595813</text:p>
          </table:table-cell>
          <table:table-cell table:formula="of:=-[.A653]" office:value-type="float" office:value="0.29286469595813" calcext:value-type="float">
            <text:p>0.29286469595813</text:p>
          </table:table-cell>
          <table:table-cell/>
          <table:table-cell table:formula="of:= 100 * ([.A654] - [.A653]*[.A653]) * ([.A654] - [.A653]*[.A653]) + (1 - [.A653]) * (1 - [.A653])" office:value-type="float" office:value="2.1954965821683" calcext:value-type="float">
            <text:p>2.1954965821683</text:p>
          </table:table-cell>
          <table:table-cell table:formula="of:= 100 * ([.B654] - [.B653]*[.B653]) * ([.B654] - [.B653]*[.B653]) + (1 - [.B653]) * (1 - [.B653])" office:value-type="float" office:value="1.48314811260183" calcext:value-type="float">
            <text:p>1.48314811260183</text:p>
          </table:table-cell>
          <table:table-cell table:formula="of:= [.A653]*[.A653]*[.A653]*[.A653] - 16*[.A653]*[.A653] + 5*[.A653]" office:value-type="float" office:value="-2.82928271540096" calcext:value-type="float">
            <text:p>-2.82928271540096</text:p>
          </table:table-cell>
          <table:table-cell table:formula="of:= [.B653]*[.B653]*[.B653]*[.B653] - 16*[.B653]*[.B653] + 5*[.B653]" office:value-type="float" office:value="0.0993642441803404" calcext:value-type="float">
            <text:p>0.09936424418034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33820612914336" calcext:value-type="float">
            <text:p>0.0133820612914336</text:p>
          </table:table-cell>
          <table:table-cell table:formula="of:=-[.A654]" office:value-type="float" office:value="-0.0133820612914336" calcext:value-type="float">
            <text:p>-0.0133820612914336</text:p>
          </table:table-cell>
          <table:table-cell/>
          <table:table-cell table:formula="of:= 100 * ([.A655] - [.A654]*[.A654]) * ([.A655] - [.A654]*[.A654]) + (1 - [.A654]) * (1 - [.A654])" office:value-type="float" office:value="17.8238174897964" calcext:value-type="float">
            <text:p>17.8238174897964</text:p>
          </table:table-cell>
          <table:table-cell table:formula="of:= 100 * ([.B655] - [.B654]*[.B654]) * ([.B655] - [.B654]*[.B654]) + (1 - [.B654]) * (1 - [.B654])" office:value-type="float" office:value="17.9067628841296" calcext:value-type="float">
            <text:p>17.9067628841296</text:p>
          </table:table-cell>
          <table:table-cell table:formula="of:= [.A654]*[.A654]*[.A654]*[.A654] - 16*[.A654]*[.A654] + 5*[.A654]" office:value-type="float" office:value="0.0640450654961354" calcext:value-type="float">
            <text:p>0.0640450654961354</text:p>
          </table:table-cell>
          <table:table-cell table:formula="of:= [.B654]*[.B654]*[.B654]*[.B654] - 16*[.B654]*[.B654] + 5*[.B654]" office:value-type="float" office:value="-0.0697755474182006" calcext:value-type="float">
            <text:p>-0.0697755474182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671497677274" calcext:value-type="float">
            <text:p>0.410671497677274</text:p>
          </table:table-cell>
          <table:table-cell table:formula="of:=-[.A655]" office:value-type="float" office:value="-0.410671497677274" calcext:value-type="float">
            <text:p>-0.410671497677274</text:p>
          </table:table-cell>
          <table:table-cell/>
          <table:table-cell table:formula="of:= 100 * ([.A656] - [.A655]*[.A655]) * ([.A656] - [.A655]*[.A655]) + (1 - [.A655]) * (1 - [.A655])" office:value-type="float" office:value="1.21706658219771" calcext:value-type="float">
            <text:p>1.21706658219771</text:p>
          </table:table-cell>
          <table:table-cell table:formula="of:= 100 * ([.B656] - [.B655]*[.B655]) * ([.B656] - [.B655]*[.B655]) + (1 - [.B655]) * (1 - [.B655])" office:value-type="float" office:value="7.94561037865623" calcext:value-type="float">
            <text:p>7.94561037865623</text:p>
          </table:table-cell>
          <table:table-cell table:formula="of:= [.A655]*[.A655]*[.A655]*[.A655] - 16*[.A655]*[.A655] + 5*[.A655]" office:value-type="float" office:value="-0.616616589236173" calcext:value-type="float">
            <text:p>-0.616616589236173</text:p>
          </table:table-cell>
          <table:table-cell table:formula="of:= [.B655]*[.B655]*[.B655]*[.B655] - 16*[.B655]*[.B655] + 5*[.B655]" office:value-type="float" office:value="-4.72333156600891" calcext:value-type="float">
            <text:p>-4.723331566008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53902352088401" calcext:value-type="float">
            <text:p>0.0753902352088401</text:p>
          </table:table-cell>
          <table:table-cell table:formula="of:=-[.A656]" office:value-type="float" office:value="-0.0753902352088401" calcext:value-type="float">
            <text:p>-0.0753902352088401</text:p>
          </table:table-cell>
          <table:table-cell/>
          <table:table-cell table:formula="of:= 100 * ([.A657] - [.A656]*[.A656]) * ([.A657] - [.A656]*[.A656]) + (1 - [.A656]) * (1 - [.A656])" office:value-type="float" office:value="2.50352384126103" calcext:value-type="float">
            <text:p>2.50352384126103</text:p>
          </table:table-cell>
          <table:table-cell table:formula="of:= 100 * ([.B657] - [.B656]*[.B656]) * ([.B657] - [.B656]*[.B656]) + (1 - [.B656]) * (1 - [.B656])" office:value-type="float" office:value="2.52609544237782" calcext:value-type="float">
            <text:p>2.52609544237782</text:p>
          </table:table-cell>
          <table:table-cell table:formula="of:= [.A656]*[.A656]*[.A656]*[.A656] - 16*[.A656]*[.A656] + 5*[.A656]" office:value-type="float" office:value="0.286044479311028" calcext:value-type="float">
            <text:p>0.286044479311028</text:p>
          </table:table-cell>
          <table:table-cell table:formula="of:= [.B656]*[.B656]*[.B656]*[.B656] - 16*[.B656]*[.B656] + 5*[.B656]" office:value-type="float" office:value="-0.467857872777373" calcext:value-type="float">
            <text:p>-0.4678578727773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2714934862107" calcext:value-type="float">
            <text:p>-0.122714934862107</text:p>
          </table:table-cell>
          <table:table-cell table:formula="of:=-[.A657]" office:value-type="float" office:value="0.122714934862107" calcext:value-type="float">
            <text:p>0.122714934862107</text:p>
          </table:table-cell>
          <table:table-cell/>
          <table:table-cell table:formula="of:= 100 * ([.A658] - [.A657]*[.A657]) * ([.A658] - [.A657]*[.A657]) + (1 - [.A657]) * (1 - [.A657])" office:value-type="float" office:value="17.652474765182" calcext:value-type="float">
            <text:p>17.652474765182</text:p>
          </table:table-cell>
          <table:table-cell table:formula="of:= 100 * ([.B658] - [.B657]*[.B657]) * ([.B658] - [.B657]*[.B657]) + (1 - [.B657]) * (1 - [.B657])" office:value-type="float" office:value="19.6910926218586" calcext:value-type="float">
            <text:p>19.6910926218586</text:p>
          </table:table-cell>
          <table:table-cell table:formula="of:= [.A657]*[.A657]*[.A657]*[.A657] - 16*[.A657]*[.A657] + 5*[.A657]" office:value-type="float" office:value="-0.854291185989043" calcext:value-type="float">
            <text:p>-0.854291185989043</text:p>
          </table:table-cell>
          <table:table-cell table:formula="of:= [.B657]*[.B657]*[.B657]*[.B657] - 16*[.B657]*[.B657] + 5*[.B657]" office:value-type="float" office:value="0.372858162632022" calcext:value-type="float">
            <text:p>0.3728581626320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9929131223298" calcext:value-type="float">
            <text:p>0.419929131223298</text:p>
          </table:table-cell>
          <table:table-cell table:formula="of:=-[.A658]" office:value-type="float" office:value="-0.419929131223298" calcext:value-type="float">
            <text:p>-0.419929131223298</text:p>
          </table:table-cell>
          <table:table-cell/>
          <table:table-cell table:formula="of:= 100 * ([.A659] - [.A658]*[.A658]) * ([.A659] - [.A658]*[.A658]) + (1 - [.A658]) * (1 - [.A658])" office:value-type="float" office:value="0.337643466171565" calcext:value-type="float">
            <text:p>0.337643466171565</text:p>
          </table:table-cell>
          <table:table-cell table:formula="of:= 100 * ([.B659] - [.B658]*[.B658]) * ([.B659] - [.B658]*[.B658]) + (1 - [.B658]) * (1 - [.B658])" office:value-type="float" office:value="14.2153779167115" calcext:value-type="float">
            <text:p>14.2153779167115</text:p>
          </table:table-cell>
          <table:table-cell table:formula="of:= [.A658]*[.A658]*[.A658]*[.A658] - 16*[.A658]*[.A658] + 5*[.A658]" office:value-type="float" office:value="-0.690705984671395" calcext:value-type="float">
            <text:p>-0.690705984671395</text:p>
          </table:table-cell>
          <table:table-cell table:formula="of:= [.B658]*[.B658]*[.B658]*[.B658] - 16*[.B658]*[.B658] + 5*[.B658]" office:value-type="float" office:value="-4.88999729690438" calcext:value-type="float">
            <text:p>-4.889997296904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2932758465642" calcext:value-type="float">
            <text:p>0.172932758465642</text:p>
          </table:table-cell>
          <table:table-cell table:formula="of:=-[.A659]" office:value-type="float" office:value="-0.172932758465642" calcext:value-type="float">
            <text:p>-0.172932758465642</text:p>
          </table:table-cell>
          <table:table-cell/>
          <table:table-cell table:formula="of:= 100 * ([.A660] - [.A659]*[.A659]) * ([.A660] - [.A659]*[.A659]) + (1 - [.A659]) * (1 - [.A659])" office:value-type="float" office:value="0.826485070158921" calcext:value-type="float">
            <text:p>0.826485070158921</text:p>
          </table:table-cell>
          <table:table-cell table:formula="of:= 100 * ([.B660] - [.B659]*[.B659]) * ([.B660] - [.B659]*[.B659]) + (1 - [.B659]) * (1 - [.B659])" office:value-type="float" office:value="1.42447803094329" calcext:value-type="float">
            <text:p>1.42447803094329</text:p>
          </table:table-cell>
          <table:table-cell table:formula="of:= [.A659]*[.A659]*[.A659]*[.A659] - 16*[.A659]*[.A659] + 5*[.A659]" office:value-type="float" office:value="0.38706632234181" calcext:value-type="float">
            <text:p>0.38706632234181</text:p>
          </table:table-cell>
          <table:table-cell table:formula="of:= [.B659]*[.B659]*[.B659]*[.B659] - 16*[.B659]*[.B659] + 5*[.B659]" office:value-type="float" office:value="-1.34226126231461" calcext:value-type="float">
            <text:p>-1.342261262314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783612747650597" calcext:value-type="float">
            <text:p>-0.00783612747650597</text:p>
          </table:table-cell>
          <table:table-cell table:formula="of:=-[.A660]" office:value-type="float" office:value="0.00783612747650597" calcext:value-type="float">
            <text:p>0.00783612747650597</text:p>
          </table:table-cell>
          <table:table-cell/>
          <table:table-cell table:formula="of:= 100 * ([.A661] - [.A660]*[.A660]) * ([.A661] - [.A660]*[.A660]) + (1 - [.A660]) * (1 - [.A660])" office:value-type="float" office:value="5.02744019500123" calcext:value-type="float">
            <text:p>5.02744019500123</text:p>
          </table:table-cell>
          <table:table-cell table:formula="of:= 100 * ([.B661] - [.B660]*[.B660]) * ([.B661] - [.B660]*[.B660]) + (1 - [.B660]) * (1 - [.B660])" office:value-type="float" office:value="5.00101676795957" calcext:value-type="float">
            <text:p>5.00101676795957</text:p>
          </table:table-cell>
          <table:table-cell table:formula="of:= [.A660]*[.A660]*[.A660]*[.A660] - 16*[.A660]*[.A660] + 5*[.A660]" office:value-type="float" office:value="-0.0401631119132177" calcext:value-type="float">
            <text:p>-0.0401631119132177</text:p>
          </table:table-cell>
          <table:table-cell table:formula="of:= [.B660]*[.B660]*[.B660]*[.B660] - 16*[.B660]*[.B660] + 5*[.B660]" office:value-type="float" office:value="0.038198162851842" calcext:value-type="float">
            <text:p>0.0381981628518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0353854455822" calcext:value-type="float">
            <text:p>0.200353854455822</text:p>
          </table:table-cell>
          <table:table-cell table:formula="of:=-[.A661]" office:value-type="float" office:value="-0.200353854455822" calcext:value-type="float">
            <text:p>-0.200353854455822</text:p>
          </table:table-cell>
          <table:table-cell/>
          <table:table-cell table:formula="of:= 100 * ([.A662] - [.A661]*[.A661]) * ([.A662] - [.A661]*[.A661]) + (1 - [.A661]) * (1 - [.A661])" office:value-type="float" office:value="2.95773094690244" calcext:value-type="float">
            <text:p>2.95773094690244</text:p>
          </table:table-cell>
          <table:table-cell table:formula="of:= 100 * ([.B662] - [.B661]*[.B661]) * ([.B662] - [.B661]*[.B661]) + (1 - [.B661]) * (1 - [.B661])" office:value-type="float" office:value="6.84846856182215" calcext:value-type="float">
            <text:p>6.84846856182215</text:p>
          </table:table-cell>
          <table:table-cell table:formula="of:= [.A661]*[.A661]*[.A661]*[.A661] - 16*[.A661]*[.A661] + 5*[.A661]" office:value-type="float" office:value="0.361113953783397" calcext:value-type="float">
            <text:p>0.361113953783397</text:p>
          </table:table-cell>
          <table:table-cell table:formula="of:= [.B661]*[.B661]*[.B661]*[.B661] - 16*[.B661]*[.B661] + 5*[.B661]" office:value-type="float" office:value="-1.64242459077482" calcext:value-type="float">
            <text:p>-1.642424590774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2401214768795" calcext:value-type="float">
            <text:p>0.192401214768795</text:p>
          </table:table-cell>
          <table:table-cell table:formula="of:=-[.A662]" office:value-type="float" office:value="-0.192401214768795" calcext:value-type="float">
            <text:p>-0.192401214768795</text:p>
          </table:table-cell>
          <table:table-cell/>
          <table:table-cell table:formula="of:= 100 * ([.A663] - [.A662]*[.A662]) * ([.A663] - [.A662]*[.A662]) + (1 - [.A662]) * (1 - [.A662])" office:value-type="float" office:value="4.78713193309062" calcext:value-type="float">
            <text:p>4.78713193309062</text:p>
          </table:table-cell>
          <table:table-cell table:formula="of:= 100 * ([.B663] - [.B662]*[.B662]) * ([.B663] - [.B662]*[.B662]) + (1 - [.B662]) * (1 - [.B662])" office:value-type="float" office:value="3.09388888109791" calcext:value-type="float">
            <text:p>3.09388888109791</text:p>
          </table:table-cell>
          <table:table-cell table:formula="of:= [.A662]*[.A662]*[.A662]*[.A662] - 16*[.A662]*[.A662] + 5*[.A662]" office:value-type="float" office:value="0.371084783894981" calcext:value-type="float">
            <text:p>0.371084783894981</text:p>
          </table:table-cell>
          <table:table-cell table:formula="of:= [.B662]*[.B662]*[.B662]*[.B662] - 16*[.B662]*[.B662] + 5*[.B662]" office:value-type="float" office:value="-1.55292736379297" calcext:value-type="float">
            <text:p>-1.552927363792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6326704510623" calcext:value-type="float">
            <text:p>-0.166326704510623</text:p>
          </table:table-cell>
          <table:table-cell table:formula="of:=-[.A663]" office:value-type="float" office:value="0.166326704510623" calcext:value-type="float">
            <text:p>0.166326704510623</text:p>
          </table:table-cell>
          <table:table-cell/>
          <table:table-cell table:formula="of:= 100 * ([.A664] - [.A663]*[.A663]) * ([.A664] - [.A663]*[.A663]) + (1 - [.A663]) * (1 - [.A663])" office:value-type="float" office:value="1.40921334334004" calcext:value-type="float">
            <text:p>1.40921334334004</text:p>
          </table:table-cell>
          <table:table-cell table:formula="of:= 100 * ([.B664] - [.B663]*[.B663]) * ([.B664] - [.B663]*[.B663]) + (1 - [.B663]) * (1 - [.B663])" office:value-type="float" office:value="0.805347073767416" calcext:value-type="float">
            <text:p>0.805347073767416</text:p>
          </table:table-cell>
          <table:table-cell table:formula="of:= [.A663]*[.A663]*[.A663]*[.A663] - 16*[.A663]*[.A663] + 5*[.A663]" office:value-type="float" office:value="-1.27350135610796" calcext:value-type="float">
            <text:p>-1.27350135610796</text:p>
          </table:table-cell>
          <table:table-cell table:formula="of:= [.B663]*[.B663]*[.B663]*[.B663] - 16*[.B663]*[.B663] + 5*[.B663]" office:value-type="float" office:value="0.389765688998276" calcext:value-type="float">
            <text:p>0.3897656889982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555227702991634" calcext:value-type="float">
            <text:p>0.00555227702991634</text:p>
          </table:table-cell>
          <table:table-cell table:formula="of:=-[.A664]" office:value-type="float" office:value="-0.00555227702991634" calcext:value-type="float">
            <text:p>-0.00555227702991634</text:p>
          </table:table-cell>
          <table:table-cell/>
          <table:table-cell table:formula="of:= 100 * ([.A665] - [.A664]*[.A664]) * ([.A665] - [.A664]*[.A664]) + (1 - [.A664]) * (1 - [.A664])" office:value-type="float" office:value="8.87136668979386" calcext:value-type="float">
            <text:p>8.87136668979386</text:p>
          </table:table-cell>
          <table:table-cell table:formula="of:= 100 * ([.B665] - [.B664]*[.B664]) * ([.B665] - [.B664]*[.B664]) + (1 - [.B664]) * (1 - [.B664])" office:value-type="float" office:value="8.89011413397022" calcext:value-type="float">
            <text:p>8.89011413397022</text:p>
          </table:table-cell>
          <table:table-cell table:formula="of:= [.A664]*[.A664]*[.A664]*[.A664] - 16*[.A664]*[.A664] + 5*[.A664]" office:value-type="float" office:value="0.0272681416164628" calcext:value-type="float">
            <text:p>0.0272681416164628</text:p>
          </table:table-cell>
          <table:table-cell table:formula="of:= [.B664]*[.B664]*[.B664]*[.B664] - 16*[.B664]*[.B664] + 5*[.B664]" office:value-type="float" office:value="-0.0282546286827007" calcext:value-type="float">
            <text:p>-0.02825462868270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0726013918672" calcext:value-type="float">
            <text:p>-0.280726013918672</text:p>
          </table:table-cell>
          <table:table-cell table:formula="of:=-[.A665]" office:value-type="float" office:value="0.280726013918672" calcext:value-type="float">
            <text:p>0.280726013918672</text:p>
          </table:table-cell>
          <table:table-cell/>
          <table:table-cell table:formula="of:= 100 * ([.A666] - [.A665]*[.A665]) * ([.A666] - [.A665]*[.A665]) + (1 - [.A665]) * (1 - [.A665])" office:value-type="float" office:value="2.63291911332335" calcext:value-type="float">
            <text:p>2.63291911332335</text:p>
          </table:table-cell>
          <table:table-cell table:formula="of:= 100 * ([.B666] - [.B665]*[.B665]) * ([.B666] - [.B665]*[.B665]) + (1 - [.B665]) * (1 - [.B665])" office:value-type="float" office:value="0.853544747639255" calcext:value-type="float">
            <text:p>0.853544747639255</text:p>
          </table:table-cell>
          <table:table-cell table:formula="of:= [.A665]*[.A665]*[.A665]*[.A665] - 16*[.A665]*[.A665] + 5*[.A665]" office:value-type="float" office:value="-2.65833302963891" calcext:value-type="float">
            <text:p>-2.65833302963891</text:p>
          </table:table-cell>
          <table:table-cell table:formula="of:= [.B665]*[.B665]*[.B665]*[.B665] - 16*[.B665]*[.B665] + 5*[.B665]" office:value-type="float" office:value="0.148927109547805" calcext:value-type="float">
            <text:p>0.1489271095478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08252287094254" calcext:value-type="float">
            <text:p>-0.0208252287094254</text:p>
          </table:table-cell>
          <table:table-cell table:formula="of:=-[.A666]" office:value-type="float" office:value="0.0208252287094254" calcext:value-type="float">
            <text:p>0.0208252287094254</text:p>
          </table:table-cell>
          <table:table-cell/>
          <table:table-cell table:formula="of:= 100 * ([.A667] - [.A666]*[.A666]) * ([.A667] - [.A666]*[.A666]) + (1 - [.A666]) * (1 - [.A666])" office:value-type="float" office:value="14.1406296043461" calcext:value-type="float">
            <text:p>14.1406296043461</text:p>
          </table:table-cell>
          <table:table-cell table:formula="of:= 100 * ([.B667] - [.B666]*[.B666]) * ([.B667] - [.B666]*[.B666]) + (1 - [.B666]) * (1 - [.B666])" office:value-type="float" office:value="14.1201882286926" calcext:value-type="float">
            <text:p>14.1201882286926</text:p>
          </table:table-cell>
          <table:table-cell table:formula="of:= [.A666]*[.A666]*[.A666]*[.A666] - 16*[.A666]*[.A666] + 5*[.A666]" office:value-type="float" office:value="-0.111064997872778" calcext:value-type="float">
            <text:p>-0.111064997872778</text:p>
          </table:table-cell>
          <table:table-cell table:formula="of:= [.B666]*[.B666]*[.B666]*[.B666] - 16*[.B666]*[.B666] + 5*[.B666]" office:value-type="float" office:value="0.0971872892214758" calcext:value-type="float">
            <text:p>0.09718728922147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2352817260386" calcext:value-type="float">
            <text:p>0.362352817260386</text:p>
          </table:table-cell>
          <table:table-cell table:formula="of:=-[.A667]" office:value-type="float" office:value="-0.362352817260386" calcext:value-type="float">
            <text:p>-0.362352817260386</text:p>
          </table:table-cell>
          <table:table-cell/>
          <table:table-cell table:formula="of:= 100 * ([.A668] - [.A667]*[.A667]) * ([.A668] - [.A667]*[.A667]) + (1 - [.A667]) * (1 - [.A667])" office:value-type="float" office:value="6.03125451784577" calcext:value-type="float">
            <text:p>6.03125451784577</text:p>
          </table:table-cell>
          <table:table-cell table:formula="of:= 100 * ([.B668] - [.B667]*[.B667]) * ([.B668] - [.B667]*[.B667]) + (1 - [.B667]) * (1 - [.B667])" office:value-type="float" office:value="26.8322905580614" calcext:value-type="float">
            <text:p>26.8322905580614</text:p>
          </table:table-cell>
          <table:table-cell table:formula="of:= [.A667]*[.A667]*[.A667]*[.A667] - 16*[.A667]*[.A667] + 5*[.A667]" office:value-type="float" office:value="-0.271789364969739" calcext:value-type="float">
            <text:p>-0.271789364969739</text:p>
          </table:table-cell>
          <table:table-cell table:formula="of:= [.B667]*[.B667]*[.B667]*[.B667] - 16*[.B667]*[.B667] + 5*[.B667]" office:value-type="float" office:value="-3.8953175375736" calcext:value-type="float">
            <text:p>-3.89531753757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8463233151995" calcext:value-type="float">
            <text:p>0.368463233151995</text:p>
          </table:table-cell>
          <table:table-cell table:formula="of:=-[.A668]" office:value-type="float" office:value="-0.368463233151995" calcext:value-type="float">
            <text:p>-0.368463233151995</text:p>
          </table:table-cell>
          <table:table-cell/>
          <table:table-cell table:formula="of:= 100 * ([.A669] - [.A668]*[.A668]) * ([.A669] - [.A668]*[.A668]) + (1 - [.A668]) * (1 - [.A668])" office:value-type="float" office:value="27.906320764698" calcext:value-type="float">
            <text:p>27.906320764698</text:p>
          </table:table-cell>
          <table:table-cell table:formula="of:= 100 * ([.B669] - [.B668]*[.B668]) * ([.B669] - [.B668]*[.B668]) + (1 - [.B668]) * (1 - [.B668])" office:value-type="float" office:value="8.27083167121582" calcext:value-type="float">
            <text:p>8.27083167121582</text:p>
          </table:table-cell>
          <table:table-cell table:formula="of:= [.A668]*[.A668]*[.A668]*[.A668] - 16*[.A668]*[.A668] + 5*[.A668]" office:value-type="float" office:value="-0.311494124106341" calcext:value-type="float">
            <text:p>-0.311494124106341</text:p>
          </table:table-cell>
          <table:table-cell table:formula="of:= [.B668]*[.B668]*[.B668]*[.B668] - 16*[.B668]*[.B668] + 5*[.B668]" office:value-type="float" office:value="-3.99612645562629" calcext:value-type="float">
            <text:p>-3.996126455626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8710603851879" calcext:value-type="float">
            <text:p>-0.388710603851879</text:p>
          </table:table-cell>
          <table:table-cell table:formula="of:=-[.A669]" office:value-type="float" office:value="0.388710603851879" calcext:value-type="float">
            <text:p>0.388710603851879</text:p>
          </table:table-cell>
          <table:table-cell/>
          <table:table-cell table:formula="of:= 100 * ([.A670] - [.A669]*[.A669]) * ([.A670] - [.A669]*[.A669]) + (1 - [.A669]) * (1 - [.A669])" office:value-type="float" office:value="27.5500081946214" calcext:value-type="float">
            <text:p>27.5500081946214</text:p>
          </table:table-cell>
          <table:table-cell table:formula="of:= 100 * ([.B670] - [.B669]*[.B669]) * ([.B670] - [.B669]*[.B669]) + (1 - [.B669]) * (1 - [.B669])" office:value-type="float" office:value="4.53465830547597" calcext:value-type="float">
            <text:p>4.53465830547597</text:p>
          </table:table-cell>
          <table:table-cell table:formula="of:= [.A669]*[.A669]*[.A669]*[.A669] - 16*[.A669]*[.A669] + 5*[.A669]" office:value-type="float" office:value="-4.33825797487527" calcext:value-type="float">
            <text:p>-4.33825797487527</text:p>
          </table:table-cell>
          <table:table-cell table:formula="of:= [.B669]*[.B669]*[.B669]*[.B669] - 16*[.B669]*[.B669] + 5*[.B669]" office:value-type="float" office:value="-0.45115193635648" calcext:value-type="float">
            <text:p>-0.451151936356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5080824645053" calcext:value-type="float">
            <text:p>-0.355080824645053</text:p>
          </table:table-cell>
          <table:table-cell table:formula="of:=-[.A670]" office:value-type="float" office:value="0.355080824645053" calcext:value-type="float">
            <text:p>0.355080824645053</text:p>
          </table:table-cell>
          <table:table-cell/>
          <table:table-cell table:formula="of:= 100 * ([.A671] - [.A670]*[.A670]) * ([.A671] - [.A670]*[.A670]) + (1 - [.A670]) * (1 - [.A670])" office:value-type="float" office:value="1.85730726469732" calcext:value-type="float">
            <text:p>1.85730726469732</text:p>
          </table:table-cell>
          <table:table-cell table:formula="of:= 100 * ([.B671] - [.B670]*[.B670]) * ([.B671] - [.B670]*[.B670]) + (1 - [.B670]) * (1 - [.B670])" office:value-type="float" office:value="7.52763410042472" calcext:value-type="float">
            <text:p>7.52763410042472</text:p>
          </table:table-cell>
          <table:table-cell table:formula="of:= [.A670]*[.A670]*[.A670]*[.A670] - 16*[.A670]*[.A670] + 5*[.A670]" office:value-type="float" office:value="-3.77682562613488" calcext:value-type="float">
            <text:p>-3.77682562613488</text:p>
          </table:table-cell>
          <table:table-cell table:formula="of:= [.B670]*[.B670]*[.B670]*[.B670] - 16*[.B670]*[.B670] + 5*[.B670]" office:value-type="float" office:value="-0.226017379684349" calcext:value-type="float">
            <text:p>-0.2260173796843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595566520227" calcext:value-type="float">
            <text:p>0.140595566520227</text:p>
          </table:table-cell>
          <table:table-cell table:formula="of:=-[.A671]" office:value-type="float" office:value="-0.140595566520227" calcext:value-type="float">
            <text:p>-0.140595566520227</text:p>
          </table:table-cell>
          <table:table-cell/>
          <table:table-cell table:formula="of:= 100 * ([.A672] - [.A671]*[.A671]) * ([.A672] - [.A671]*[.A671]) + (1 - [.A671]) * (1 - [.A671])" office:value-type="float" office:value="3.72729501511655" calcext:value-type="float">
            <text:p>3.72729501511655</text:p>
          </table:table-cell>
          <table:table-cell table:formula="of:= 100 * ([.B672] - [.B671]*[.B671]) * ([.B672] - [.B671]*[.B671]) + (1 - [.B671]) * (1 - [.B671])" office:value-type="float" office:value="3.07904432129727" calcext:value-type="float">
            <text:p>3.07904432129727</text:p>
          </table:table-cell>
          <table:table-cell table:formula="of:= [.A671]*[.A671]*[.A671]*[.A671] - 16*[.A671]*[.A671] + 5*[.A671]" office:value-type="float" office:value="0.387094758168047" calcext:value-type="float">
            <text:p>0.387094758168047</text:p>
          </table:table-cell>
          <table:table-cell table:formula="of:= [.B671]*[.B671]*[.B671]*[.B671] - 16*[.B671]*[.B671] + 5*[.B671]" office:value-type="float" office:value="-1.01886090703422" calcext:value-type="float">
            <text:p>-1.018860907034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3112007300566" calcext:value-type="float">
            <text:p>-0.153112007300566</text:p>
          </table:table-cell>
          <table:table-cell table:formula="of:=-[.A672]" office:value-type="float" office:value="0.153112007300566" calcext:value-type="float">
            <text:p>0.153112007300566</text:p>
          </table:table-cell>
          <table:table-cell/>
          <table:table-cell table:formula="of:= 100 * ([.A673] - [.A672]*[.A672]) * ([.A673] - [.A672]*[.A672]) + (1 - [.A672]) * (1 - [.A672])" office:value-type="float" office:value="5.94677536729274" calcext:value-type="float">
            <text:p>5.94677536729274</text:p>
          </table:table-cell>
          <table:table-cell table:formula="of:= 100 * ([.B673] - [.B672]*[.B672]) * ([.B673] - [.B672]*[.B672]) + (1 - [.B672]) * (1 - [.B672])" office:value-type="float" office:value="3.53921595342809" calcext:value-type="float">
            <text:p>3.53921595342809</text:p>
          </table:table-cell>
          <table:table-cell table:formula="of:= [.A672]*[.A672]*[.A672]*[.A672] - 16*[.A672]*[.A672] + 5*[.A672]" office:value-type="float" office:value="-1.14010303728154" calcext:value-type="float">
            <text:p>-1.14010303728154</text:p>
          </table:table-cell>
          <table:table-cell table:formula="of:= [.B672]*[.B672]*[.B672]*[.B672] - 16*[.B672]*[.B672] + 5*[.B672]" office:value-type="float" office:value="0.391017035724124" calcext:value-type="float">
            <text:p>0.3910170357241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1431282816516" calcext:value-type="float">
            <text:p>-0.191431282816516</text:p>
          </table:table-cell>
          <table:table-cell table:formula="of:=-[.A673]" office:value-type="float" office:value="0.191431282816516" calcext:value-type="float">
            <text:p>0.191431282816516</text:p>
          </table:table-cell>
          <table:table-cell/>
          <table:table-cell table:formula="of:= 100 * ([.A674] - [.A673]*[.A673]) * ([.A674] - [.A673]*[.A673]) + (1 - [.A673]) * (1 - [.A673])" office:value-type="float" office:value="4.94038816101415" calcext:value-type="float">
            <text:p>4.94038816101415</text:p>
          </table:table-cell>
          <table:table-cell table:formula="of:= 100 * ([.B674] - [.B673]*[.B673]) * ([.B674] - [.B673]*[.B673]) + (1 - [.B673]) * (1 - [.B673])" office:value-type="float" office:value="7.46233131090419" calcext:value-type="float">
            <text:p>7.46233131090419</text:p>
          </table:table-cell>
          <table:table-cell table:formula="of:= [.A673]*[.A673]*[.A673]*[.A673] - 16*[.A673]*[.A673] + 5*[.A673]" office:value-type="float" office:value="-1.54214846610671" calcext:value-type="float">
            <text:p>-1.54214846610671</text:p>
          </table:table-cell>
          <table:table-cell table:formula="of:= [.B673]*[.B673]*[.B673]*[.B673] - 16*[.B673]*[.B673] + 5*[.B673]" office:value-type="float" office:value="0.372164362058453" calcext:value-type="float">
            <text:p>0.3721643620584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4286007969466" calcext:value-type="float">
            <text:p>0.224286007969466</text:p>
          </table:table-cell>
          <table:table-cell table:formula="of:=-[.A674]" office:value-type="float" office:value="-0.224286007969466" calcext:value-type="float">
            <text:p>-0.224286007969466</text:p>
          </table:table-cell>
          <table:table-cell/>
          <table:table-cell table:formula="of:= 100 * ([.A675] - [.A674]*[.A674]) * ([.A675] - [.A674]*[.A674]) + (1 - [.A674]) * (1 - [.A674])" office:value-type="float" office:value="12.2023867006485" calcext:value-type="float">
            <text:p>12.2023867006485</text:p>
          </table:table-cell>
          <table:table-cell table:formula="of:= 100 * ([.B675] - [.B674]*[.B674]) * ([.B675] - [.B674]*[.B674]) + (1 - [.B674]) * (1 - [.B674])" office:value-type="float" office:value="20.9651287035254" calcext:value-type="float">
            <text:p>20.9651287035254</text:p>
          </table:table-cell>
          <table:table-cell table:formula="of:= [.A674]*[.A674]*[.A674]*[.A674] - 16*[.A674]*[.A674] + 5*[.A674]" office:value-type="float" office:value="0.319093139796124" calcext:value-type="float">
            <text:p>0.319093139796124</text:p>
          </table:table-cell>
          <table:table-cell table:formula="of:= [.B674]*[.B674]*[.B674]*[.B674] - 16*[.B674]*[.B674] + 5*[.B674]" office:value-type="float" office:value="-1.92376693989853" calcext:value-type="float">
            <text:p>-1.923766939898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0901548991939" calcext:value-type="float">
            <text:p>0.390901548991939</text:p>
          </table:table-cell>
          <table:table-cell table:formula="of:=-[.A675]" office:value-type="float" office:value="-0.390901548991939" calcext:value-type="float">
            <text:p>-0.390901548991939</text:p>
          </table:table-cell>
          <table:table-cell/>
          <table:table-cell table:formula="of:= 100 * ([.A676] - [.A675]*[.A675]) * ([.A676] - [.A675]*[.A675]) + (1 - [.A675]) * (1 - [.A675])" office:value-type="float" office:value="32.5001013194838" calcext:value-type="float">
            <text:p>32.5001013194838</text:p>
          </table:table-cell>
          <table:table-cell table:formula="of:= 100 * ([.B676] - [.B675]*[.B675]) * ([.B676] - [.B675]*[.B675]) + (1 - [.B675]) * (1 - [.B675])" office:value-type="float" office:value="8.75805654250666" calcext:value-type="float">
            <text:p>8.75805654250666</text:p>
          </table:table-cell>
          <table:table-cell table:formula="of:= [.A675]*[.A675]*[.A675]*[.A675] - 16*[.A675]*[.A675] + 5*[.A675]" office:value-type="float" office:value="-0.467007522273983" calcext:value-type="float">
            <text:p>-0.467007522273983</text:p>
          </table:table-cell>
          <table:table-cell table:formula="of:= [.B675]*[.B675]*[.B675]*[.B675] - 16*[.B675]*[.B675] + 5*[.B675]" office:value-type="float" office:value="-4.37602301219338" calcext:value-type="float">
            <text:p>-4.376023012193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4021352426209" calcext:value-type="float">
            <text:p>-0.414021352426209</text:p>
          </table:table-cell>
          <table:table-cell table:formula="of:=-[.A676]" office:value-type="float" office:value="0.414021352426209" calcext:value-type="float">
            <text:p>0.414021352426209</text:p>
          </table:table-cell>
          <table:table-cell/>
          <table:table-cell table:formula="of:= 100 * ([.A677] - [.A676]*[.A676]) * ([.A677] - [.A676]*[.A676]) + (1 - [.A676]) * (1 - [.A676])" office:value-type="float" office:value="3.56457619248074" calcext:value-type="float">
            <text:p>3.56457619248074</text:p>
          </table:table-cell>
          <table:table-cell table:formula="of:= 100 * ([.B677] - [.B676]*[.B676]) * ([.B677] - [.B676]*[.B676]) + (1 - [.B676]) * (1 - [.B676])" office:value-type="float" office:value="22.2394168326743" calcext:value-type="float">
            <text:p>22.2394168326743</text:p>
          </table:table-cell>
          <table:table-cell table:formula="of:= [.A676]*[.A676]*[.A676]*[.A676] - 16*[.A676]*[.A676] + 5*[.A676]" office:value-type="float" office:value="-4.78334299658635" calcext:value-type="float">
            <text:p>-4.78334299658635</text:p>
          </table:table-cell>
          <table:table-cell table:formula="of:= [.B676]*[.B676]*[.B676]*[.B676] - 16*[.B676]*[.B676] + 5*[.B676]" office:value-type="float" office:value="-0.643129472324259" calcext:value-type="float">
            <text:p>-0.6431294723242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6518428670453" calcext:value-type="float">
            <text:p>0.296518428670453</text:p>
          </table:table-cell>
          <table:table-cell table:formula="of:=-[.A677]" office:value-type="float" office:value="-0.296518428670453" calcext:value-type="float">
            <text:p>-0.296518428670453</text:p>
          </table:table-cell>
          <table:table-cell/>
          <table:table-cell table:formula="of:= 100 * ([.A678] - [.A677]*[.A677]) * ([.A678] - [.A677]*[.A677]) + (1 - [.A677]) * (1 - [.A677])" office:value-type="float" office:value="1.14996389916462" calcext:value-type="float">
            <text:p>1.14996389916462</text:p>
          </table:table-cell>
          <table:table-cell table:formula="of:= 100 * ([.B678] - [.B677]*[.B677]) * ([.B678] - [.B677]*[.B677]) + (1 - [.B677]) * (1 - [.B677])" office:value-type="float" office:value="2.58174124406152" calcext:value-type="float">
            <text:p>2.58174124406152</text:p>
          </table:table-cell>
          <table:table-cell table:formula="of:= [.A677]*[.A677]*[.A677]*[.A677] - 16*[.A677]*[.A677] + 5*[.A677]" office:value-type="float" office:value="0.0835517720179393" calcext:value-type="float">
            <text:p>0.0835517720179393</text:p>
          </table:table-cell>
          <table:table-cell table:formula="of:= [.B677]*[.B677]*[.B677]*[.B677] - 16*[.B677]*[.B677] + 5*[.B677]" office:value-type="float" office:value="-2.88163251468659" calcext:value-type="float">
            <text:p>-2.881632514686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698631561926427" calcext:value-type="float">
            <text:p>0.00698631561926427</text:p>
          </table:table-cell>
          <table:table-cell table:formula="of:=-[.A678]" office:value-type="float" office:value="-0.00698631561926427" calcext:value-type="float">
            <text:p>-0.00698631561926427</text:p>
          </table:table-cell>
          <table:table-cell/>
          <table:table-cell table:formula="of:= 100 * ([.A679] - [.A678]*[.A678]) * ([.A679] - [.A678]*[.A678]) + (1 - [.A678]) * (1 - [.A678])" office:value-type="float" office:value="24.4583822694383" calcext:value-type="float">
            <text:p>24.4583822694383</text:p>
          </table:table-cell>
          <table:table-cell table:formula="of:= 100 * ([.B679] - [.B678]*[.B678]) * ([.B679] - [.B678]*[.B678]) + (1 - [.B678]) * (1 - [.B678])" office:value-type="float" office:value="24.4768697233302" calcext:value-type="float">
            <text:p>24.4768697233302</text:p>
          </table:table-cell>
          <table:table-cell table:formula="of:= [.A678]*[.A678]*[.A678]*[.A678] - 16*[.A678]*[.A678] + 5*[.A678]" office:value-type="float" office:value="0.0341506427836898" calcext:value-type="float">
            <text:p>0.0341506427836898</text:p>
          </table:table-cell>
          <table:table-cell table:formula="of:= [.B678]*[.B678]*[.B678]*[.B678] - 16*[.B678]*[.B678] + 5*[.B678]" office:value-type="float" office:value="-0.035712513408953" calcext:value-type="float">
            <text:p>-0.0357125134089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4433452081402" calcext:value-type="float">
            <text:p>-0.484433452081402</text:p>
          </table:table-cell>
          <table:table-cell table:formula="of:=-[.A679]" office:value-type="float" office:value="0.484433452081402" calcext:value-type="float">
            <text:p>0.484433452081402</text:p>
          </table:table-cell>
          <table:table-cell/>
          <table:table-cell table:formula="of:= 100 * ([.A680] - [.A679]*[.A679]) * ([.A680] - [.A679]*[.A679]) + (1 - [.A679]) * (1 - [.A679])" office:value-type="float" office:value="3.8067790921253" calcext:value-type="float">
            <text:p>3.8067790921253</text:p>
          </table:table-cell>
          <table:table-cell table:formula="of:= 100 * ([.B680] - [.B679]*[.B679]) * ([.B680] - [.B679]*[.B679]) + (1 - [.B679]) * (1 - [.B679])" office:value-type="float" office:value="35.7838939162353" calcext:value-type="float">
            <text:p>35.7838939162353</text:p>
          </table:table-cell>
          <table:table-cell table:formula="of:= [.A679]*[.A679]*[.A679]*[.A679] - 16*[.A679]*[.A679] + 5*[.A679]" office:value-type="float" office:value="-6.12190685554676" calcext:value-type="float">
            <text:p>-6.12190685554676</text:p>
          </table:table-cell>
          <table:table-cell table:formula="of:= [.B679]*[.B679]*[.B679]*[.B679] - 16*[.B679]*[.B679] + 5*[.B679]" office:value-type="float" office:value="-1.27757233473274" calcext:value-type="float">
            <text:p>-1.277572334732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1294741946989" calcext:value-type="float">
            <text:p>0.361294741946989</text:p>
          </table:table-cell>
          <table:table-cell table:formula="of:=-[.A680]" office:value-type="float" office:value="-0.361294741946989" calcext:value-type="float">
            <text:p>-0.361294741946989</text:p>
          </table:table-cell>
          <table:table-cell/>
          <table:table-cell table:formula="of:= 100 * ([.A681] - [.A680]*[.A680]) * ([.A681] - [.A680]*[.A680]) + (1 - [.A680]) * (1 - [.A680])" office:value-type="float" office:value="29.2940923523098" calcext:value-type="float">
            <text:p>29.2940923523098</text:p>
          </table:table-cell>
          <table:table-cell table:formula="of:= 100 * ([.B681] - [.B680]*[.B680]) * ([.B681] - [.B680]*[.B680]) + (1 - [.B680]) * (1 - [.B680])" office:value-type="float" office:value="9.49229810687925" calcext:value-type="float">
            <text:p>9.49229810687925</text:p>
          </table:table-cell>
          <table:table-cell table:formula="of:= [.A680]*[.A680]*[.A680]*[.A680] - 16*[.A680]*[.A680] + 5*[.A680]" office:value-type="float" office:value="-0.265029442617366" calcext:value-type="float">
            <text:p>-0.265029442617366</text:p>
          </table:table-cell>
          <table:table-cell table:formula="of:= [.B680]*[.B680]*[.B680]*[.B680] - 16*[.B680]*[.B680] + 5*[.B680]" office:value-type="float" office:value="-3.87797686208725" calcext:value-type="float">
            <text:p>-3.877976862087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6924460810616" calcext:value-type="float">
            <text:p>-0.406924460810616</text:p>
          </table:table-cell>
          <table:table-cell table:formula="of:=-[.A681]" office:value-type="float" office:value="0.406924460810616" calcext:value-type="float">
            <text:p>0.406924460810616</text:p>
          </table:table-cell>
          <table:table-cell/>
          <table:table-cell table:formula="of:= 100 * ([.A682] - [.A681]*[.A681]) * ([.A682] - [.A681]*[.A681]) + (1 - [.A681]) * (1 - [.A681])" office:value-type="float" office:value="37.4939683679549" calcext:value-type="float">
            <text:p>37.4939683679549</text:p>
          </table:table-cell>
          <table:table-cell table:formula="of:= 100 * ([.B682] - [.B681]*[.B681]) * ([.B682] - [.B681]*[.B681]) + (1 - [.B681]) * (1 - [.B681])" office:value-type="float" office:value="7.36182446622878" calcext:value-type="float">
            <text:p>7.36182446622878</text:p>
          </table:table-cell>
          <table:table-cell table:formula="of:= [.A681]*[.A681]*[.A681]*[.A681] - 16*[.A681]*[.A681] + 5*[.A681]" office:value-type="float" office:value="-4.65660334722728" calcext:value-type="float">
            <text:p>-4.65660334722728</text:p>
          </table:table-cell>
          <table:table-cell table:formula="of:= [.B681]*[.B681]*[.B681]*[.B681] - 16*[.B681]*[.B681] + 5*[.B681]" office:value-type="float" office:value="-0.587358739121112" calcext:value-type="float">
            <text:p>-0.5873587391211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0353184350804" calcext:value-type="float">
            <text:p>-0.430353184350804</text:p>
          </table:table-cell>
          <table:table-cell table:formula="of:=-[.A682]" office:value-type="float" office:value="0.430353184350804" calcext:value-type="float">
            <text:p>0.430353184350804</text:p>
          </table:table-cell>
          <table:table-cell/>
          <table:table-cell table:formula="of:= 100 * ([.A683] - [.A682]*[.A682]) * ([.A683] - [.A682]*[.A682]) + (1 - [.A682]) * (1 - [.A682])" office:value-type="float" office:value="2.3840784781441" calcext:value-type="float">
            <text:p>2.3840784781441</text:p>
          </table:table-cell>
          <table:table-cell table:formula="of:= 100 * ([.B683] - [.B682]*[.B682]) * ([.B683] - [.B682]*[.B682]) + (1 - [.B682]) * (1 - [.B682])" office:value-type="float" office:value="18.6908615792106" calcext:value-type="float">
            <text:p>18.6908615792106</text:p>
          </table:table-cell>
          <table:table-cell table:formula="of:= [.A682]*[.A682]*[.A682]*[.A682] - 16*[.A682]*[.A682] + 5*[.A682]" office:value-type="float" office:value="-5.0807272632739" calcext:value-type="float">
            <text:p>-5.0807272632739</text:p>
          </table:table-cell>
          <table:table-cell table:formula="of:= [.B682]*[.B682]*[.B682]*[.B682] - 16*[.B682]*[.B682] + 5*[.B682]" office:value-type="float" office:value="-0.777195419765854" calcext:value-type="float">
            <text:p>-0.7771954197658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3356098505468" calcext:value-type="float">
            <text:p>0.243356098505468</text:p>
          </table:table-cell>
          <table:table-cell table:formula="of:=-[.A683]" office:value-type="float" office:value="-0.243356098505468" calcext:value-type="float">
            <text:p>-0.243356098505468</text:p>
          </table:table-cell>
          <table:table-cell/>
          <table:table-cell table:formula="of:= 100 * ([.A684] - [.A683]*[.A683]) * ([.A684] - [.A683]*[.A683]) + (1 - [.A683]) * (1 - [.A683])" office:value-type="float" office:value="2.71164857323019" calcext:value-type="float">
            <text:p>2.71164857323019</text:p>
          </table:table-cell>
          <table:table-cell table:formula="of:= 100 * ([.B684] - [.B683]*[.B683]) * ([.B684] - [.B683]*[.B683]) + (1 - [.B683]) * (1 - [.B683])" office:value-type="float" office:value="8.55266642263911" calcext:value-type="float">
            <text:p>8.55266642263911</text:p>
          </table:table-cell>
          <table:table-cell table:formula="of:= [.A683]*[.A683]*[.A683]*[.A683] - 16*[.A683]*[.A683] + 5*[.A683]" office:value-type="float" office:value="0.272732709519407" calcext:value-type="float">
            <text:p>0.272732709519407</text:p>
          </table:table-cell>
          <table:table-cell table:formula="of:= [.B683]*[.B683]*[.B683]*[.B683] - 16*[.B683]*[.B683] + 5*[.B683]" office:value-type="float" office:value="-2.16082827553527" calcext:value-type="float">
            <text:p>-2.160828275535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5480133355109" calcext:value-type="float">
            <text:p>0.205480133355109</text:p>
          </table:table-cell>
          <table:table-cell table:formula="of:=-[.A684]" office:value-type="float" office:value="-0.205480133355109" calcext:value-type="float">
            <text:p>-0.205480133355109</text:p>
          </table:table-cell>
          <table:table-cell/>
          <table:table-cell table:formula="of:= 100 * ([.A685] - [.A684]*[.A684]) * ([.A685] - [.A684]*[.A684]) + (1 - [.A684]) * (1 - [.A684])" office:value-type="float" office:value="19.537081801524" calcext:value-type="float">
            <text:p>19.537081801524</text:p>
          </table:table-cell>
          <table:table-cell table:formula="of:= 100 * ([.B685] - [.B684]*[.B684]) * ([.B685] - [.B684]*[.B684]) + (1 - [.B684]) * (1 - [.B684])" office:value-type="float" office:value="28.4154882376228" calcext:value-type="float">
            <text:p>28.4154882376228</text:p>
          </table:table-cell>
          <table:table-cell table:formula="of:= [.A684]*[.A684]*[.A684]*[.A684] - 16*[.A684]*[.A684] + 5*[.A684]" office:value-type="float" office:value="0.353630007996353" calcext:value-type="float">
            <text:p>0.353630007996353</text:p>
          </table:table-cell>
          <table:table-cell table:formula="of:= [.B684]*[.B684]*[.B684]*[.B684] - 16*[.B684]*[.B684] + 5*[.B684]" office:value-type="float" office:value="-1.70117132555474" calcext:value-type="float">
            <text:p>-1.701171325554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7030318601192" calcext:value-type="float">
            <text:p>0.477030318601192</text:p>
          </table:table-cell>
          <table:table-cell table:formula="of:=-[.A685]" office:value-type="float" office:value="-0.477030318601192" calcext:value-type="float">
            <text:p>-0.477030318601192</text:p>
          </table:table-cell>
          <table:table-cell/>
          <table:table-cell table:formula="of:= 100 * ([.A686] - [.A685]*[.A685]) * ([.A686] - [.A685]*[.A685]) + (1 - [.A685]) * (1 - [.A685])" office:value-type="float" office:value="14.2685192715494" calcext:value-type="float">
            <text:p>14.2685192715494</text:p>
          </table:table-cell>
          <table:table-cell table:formula="of:= 100 * ([.B686] - [.B685]*[.B685]) * ([.B686] - [.B685]*[.B685]) + (1 - [.B685]) * (1 - [.B685])" office:value-type="float" office:value="2.83798813353059" calcext:value-type="float">
            <text:p>2.83798813353059</text:p>
          </table:table-cell>
          <table:table-cell table:formula="of:= [.A685]*[.A685]*[.A685]*[.A685] - 16*[.A685]*[.A685] + 5*[.A685]" office:value-type="float" office:value="-1.20399259566136" calcext:value-type="float">
            <text:p>-1.20399259566136</text:p>
          </table:table-cell>
          <table:table-cell table:formula="of:= [.B685]*[.B685]*[.B685]*[.B685] - 16*[.B685]*[.B685] + 5*[.B685]" office:value-type="float" office:value="-5.97429578167328" calcext:value-type="float">
            <text:p>-5.974295781673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6541286359849" calcext:value-type="float">
            <text:p>-0.146541286359849</text:p>
          </table:table-cell>
          <table:table-cell table:formula="of:=-[.A686]" office:value-type="float" office:value="0.146541286359849" calcext:value-type="float">
            <text:p>0.146541286359849</text:p>
          </table:table-cell>
          <table:table-cell/>
          <table:table-cell table:formula="of:= 100 * ([.A687] - [.A686]*[.A686]) * ([.A687] - [.A686]*[.A686]) + (1 - [.A686]) * (1 - [.A686])" office:value-type="float" office:value="2.46349097282708" calcext:value-type="float">
            <text:p>2.46349097282708</text:p>
          </table:table-cell>
          <table:table-cell table:formula="of:= 100 * ([.B687] - [.B686]*[.B686]) * ([.B687] - [.B686]*[.B686]) + (1 - [.B686]) * (1 - [.B686])" office:value-type="float" office:value="1.14106496335283" calcext:value-type="float">
            <text:p>1.14106496335283</text:p>
          </table:table-cell>
          <table:table-cell table:formula="of:= [.A686]*[.A686]*[.A686]*[.A686] - 16*[.A686]*[.A686] + 5*[.A686]" office:value-type="float" office:value="-1.0758348618791" calcext:value-type="float">
            <text:p>-1.0758348618791</text:p>
          </table:table-cell>
          <table:table-cell table:formula="of:= [.B686]*[.B686]*[.B686]*[.B686] - 16*[.B686]*[.B686] + 5*[.B686]" office:value-type="float" office:value="0.389578001719395" calcext:value-type="float">
            <text:p>0.3895780017193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57139927122851" calcext:value-type="float">
            <text:p>-0.0857139927122851</text:p>
          </table:table-cell>
          <table:table-cell table:formula="of:=-[.A687]" office:value-type="float" office:value="0.0857139927122851" calcext:value-type="float">
            <text:p>0.0857139927122851</text:p>
          </table:table-cell>
          <table:table-cell/>
          <table:table-cell table:formula="of:= 100 * ([.A688] - [.A687]*[.A687]) * ([.A688] - [.A687]*[.A687]) + (1 - [.A687]) * (1 - [.A687])" office:value-type="float" office:value="10.1558707395139" calcext:value-type="float">
            <text:p>10.1558707395139</text:p>
          </table:table-cell>
          <table:table-cell table:formula="of:= 100 * ([.B688] - [.B687]*[.B687]) * ([.B688] - [.B687]*[.B687]) + (1 - [.B687]) * (1 - [.B687])" office:value-type="float" office:value="10.7151095606607" calcext:value-type="float">
            <text:p>10.7151095606607</text:p>
          </table:table-cell>
          <table:table-cell table:formula="of:= [.A687]*[.A687]*[.A687]*[.A687] - 16*[.A687]*[.A687] + 5*[.A687]" office:value-type="float" office:value="-0.546066203537015" calcext:value-type="float">
            <text:p>-0.546066203537015</text:p>
          </table:table-cell>
          <table:table-cell table:formula="of:= [.B687]*[.B687]*[.B687]*[.B687] - 16*[.B687]*[.B687] + 5*[.B687]" office:value-type="float" office:value="0.311073723585836" calcext:value-type="float">
            <text:p>0.3110737235858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6964909792779" calcext:value-type="float">
            <text:p>0.306964909792779</text:p>
          </table:table-cell>
          <table:table-cell table:formula="of:=-[.A688]" office:value-type="float" office:value="-0.306964909792779" calcext:value-type="float">
            <text:p>-0.306964909792779</text:p>
          </table:table-cell>
          <table:table-cell/>
          <table:table-cell table:formula="of:= 100 * ([.A689] - [.A688]*[.A688]) * ([.A689] - [.A688]*[.A688]) + (1 - [.A688]) * (1 - [.A688])" office:value-type="float" office:value="3.81830857122125" calcext:value-type="float">
            <text:p>3.81830857122125</text:p>
          </table:table-cell>
          <table:table-cell table:formula="of:= 100 * ([.B689] - [.B688]*[.B688]) * ([.B689] - [.B688]*[.B688]) + (1 - [.B688]) * (1 - [.B688])" office:value-type="float" office:value="1.71146659591286" calcext:value-type="float">
            <text:p>1.71146659591286</text:p>
          </table:table-cell>
          <table:table-cell table:formula="of:= [.A688]*[.A688]*[.A688]*[.A688] - 16*[.A688]*[.A688] + 5*[.A688]" office:value-type="float" office:value="0.0360640688933234" calcext:value-type="float">
            <text:p>0.0360640688933234</text:p>
          </table:table-cell>
          <table:table-cell table:formula="of:= [.B688]*[.B688]*[.B688]*[.B688] - 16*[.B688]*[.B688] + 5*[.B688]" office:value-type="float" office:value="-3.03358502903446" calcext:value-type="float">
            <text:p>-3.033585029034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84747864782955" calcext:value-type="float">
            <text:p>-0.0884747864782955</text:p>
          </table:table-cell>
          <table:table-cell table:formula="of:=-[.A689]" office:value-type="float" office:value="0.0884747864782955" calcext:value-type="float">
            <text:p>0.0884747864782955</text:p>
          </table:table-cell>
          <table:table-cell/>
          <table:table-cell table:formula="of:= 100 * ([.A690] - [.A689]*[.A689]) * ([.A690] - [.A689]*[.A689]) + (1 - [.A689]) * (1 - [.A689])" office:value-type="float" office:value="5.33824228777097" calcext:value-type="float">
            <text:p>5.33824228777097</text:p>
          </table:table-cell>
          <table:table-cell table:formula="of:= 100 * ([.B690] - [.B689]*[.B689]) * ([.B690] - [.B689]*[.B689]) + (1 - [.B689]) * (1 - [.B689])" office:value-type="float" office:value="5.64697571934374" calcext:value-type="float">
            <text:p>5.64697571934374</text:p>
          </table:table-cell>
          <table:table-cell table:formula="of:= [.A689]*[.A689]*[.A689]*[.A689] - 16*[.A689]*[.A689] + 5*[.A689]" office:value-type="float" office:value="-0.567557263607052" calcext:value-type="float">
            <text:p>-0.567557263607052</text:p>
          </table:table-cell>
          <table:table-cell table:formula="of:= [.B689]*[.B689]*[.B689]*[.B689] - 16*[.B689]*[.B689] + 5*[.B689]" office:value-type="float" office:value="0.317190601175903" calcext:value-type="float">
            <text:p>0.3171906011759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1628301261066" calcext:value-type="float">
            <text:p>0.211628301261066</text:p>
          </table:table-cell>
          <table:table-cell table:formula="of:=-[.A690]" office:value-type="float" office:value="-0.211628301261066" calcext:value-type="float">
            <text:p>-0.211628301261066</text:p>
          </table:table-cell>
          <table:table-cell/>
          <table:table-cell table:formula="of:= 100 * ([.A691] - [.A690]*[.A690]) * ([.A691] - [.A690]*[.A690]) + (1 - [.A690]) * (1 - [.A690])" office:value-type="float" office:value="7.48070065524576" calcext:value-type="float">
            <text:p>7.48070065524576</text:p>
          </table:table-cell>
          <table:table-cell table:formula="of:= 100 * ([.B691] - [.B690]*[.B690]) * ([.B691] - [.B690]*[.B690]) + (1 - [.B690]) * (1 - [.B690])" office:value-type="float" office:value="13.8213884850854" calcext:value-type="float">
            <text:p>13.8213884850854</text:p>
          </table:table-cell>
          <table:table-cell table:formula="of:= [.A690]*[.A690]*[.A690]*[.A690] - 16*[.A690]*[.A690] + 5*[.A690]" office:value-type="float" office:value="0.343562733967607" calcext:value-type="float">
            <text:p>0.343562733967607</text:p>
          </table:table-cell>
          <table:table-cell table:formula="of:= [.B690]*[.B690]*[.B690]*[.B690] - 16*[.B690]*[.B690] + 5*[.B690]" office:value-type="float" office:value="-1.77272027864305" calcext:value-type="float">
            <text:p>-1.772720278643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6686723459169" calcext:value-type="float">
            <text:p>0.306686723459169</text:p>
          </table:table-cell>
          <table:table-cell table:formula="of:=-[.A691]" office:value-type="float" office:value="-0.306686723459169" calcext:value-type="float">
            <text:p>-0.306686723459169</text:p>
          </table:table-cell>
          <table:table-cell/>
          <table:table-cell table:formula="of:= 100 * ([.A692] - [.A691]*[.A691]) * ([.A692] - [.A691]*[.A691]) + (1 - [.A691]) * (1 - [.A691])" office:value-type="float" office:value="14.6836412234426" calcext:value-type="float">
            <text:p>14.6836412234426</text:p>
          </table:table-cell>
          <table:table-cell table:formula="of:= 100 * ([.B692] - [.B691]*[.B691]) * ([.B692] - [.B691]*[.B691]) + (1 - [.B691]) * (1 - [.B691])" office:value-type="float" office:value="33.6278523665229" calcext:value-type="float">
            <text:p>33.6278523665229</text:p>
          </table:table-cell>
          <table:table-cell table:formula="of:= [.A691]*[.A691]*[.A691]*[.A691] - 16*[.A691]*[.A691] + 5*[.A691]" office:value-type="float" office:value="0.0373723472911303" calcext:value-type="float">
            <text:p>0.0373723472911303</text:p>
          </table:table-cell>
          <table:table-cell table:formula="of:= [.B691]*[.B691]*[.B691]*[.B691] - 16*[.B691]*[.B691] + 5*[.B691]" office:value-type="float" office:value="-3.02949488730056" calcext:value-type="float">
            <text:p>-3.02949488730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0924865507384" calcext:value-type="float">
            <text:p>0.470924865507384</text:p>
          </table:table-cell>
          <table:table-cell table:formula="of:=-[.A692]" office:value-type="float" office:value="-0.470924865507384" calcext:value-type="float">
            <text:p>-0.470924865507384</text:p>
          </table:table-cell>
          <table:table-cell/>
          <table:table-cell table:formula="of:= 100 * ([.A693] - [.A692]*[.A692]) * ([.A693] - [.A692]*[.A692]) + (1 - [.A692]) * (1 - [.A692])" office:value-type="float" office:value="2.73517275629615" calcext:value-type="float">
            <text:p>2.73517275629615</text:p>
          </table:table-cell>
          <table:table-cell table:formula="of:= 100 * ([.B693] - [.B692]*[.B692]) * ([.B693] - [.B692]*[.B692]) + (1 - [.B692]) * (1 - [.B692])" office:value-type="float" office:value="10.3917981625596" calcext:value-type="float">
            <text:p>10.3917981625596</text:p>
          </table:table-cell>
          <table:table-cell table:formula="of:= [.A692]*[.A692]*[.A692]*[.A692] - 16*[.A692]*[.A692] + 5*[.A692]" office:value-type="float" office:value="-1.14451730126351" calcext:value-type="float">
            <text:p>-1.14451730126351</text:p>
          </table:table-cell>
          <table:table-cell table:formula="of:= [.B692]*[.B692]*[.B692]*[.B692] - 16*[.B692]*[.B692] + 5*[.B692]" office:value-type="float" office:value="-5.85376595633735" calcext:value-type="float">
            <text:p>-5.853765956337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50777831123298" calcext:value-type="float">
            <text:p>0.0650777831123298</text:p>
          </table:table-cell>
          <table:table-cell table:formula="of:=-[.A693]" office:value-type="float" office:value="-0.0650777831123298" calcext:value-type="float">
            <text:p>-0.0650777831123298</text:p>
          </table:table-cell>
          <table:table-cell/>
          <table:table-cell table:formula="of:= 100 * ([.A694] - [.A693]*[.A693]) * ([.A694] - [.A693]*[.A693]) + (1 - [.A693]) * (1 - [.A693])" office:value-type="float" office:value="18.8512906379579" calcext:value-type="float">
            <text:p>18.8512906379579</text:p>
          </table:table-cell>
          <table:table-cell table:formula="of:= 100 * ([.B694] - [.B693]*[.B693]) * ([.B694] - [.B693]*[.B693]) + (1 - [.B693]) * (1 - [.B693])" office:value-type="float" office:value="19.8370444785224" calcext:value-type="float">
            <text:p>19.8370444785224</text:p>
          </table:table-cell>
          <table:table-cell table:formula="of:= [.A693]*[.A693]*[.A693]*[.A693] - 16*[.A693]*[.A693] + 5*[.A693]" office:value-type="float" office:value="0.257644966107846" calcext:value-type="float">
            <text:p>0.257644966107846</text:p>
          </table:table-cell>
          <table:table-cell table:formula="of:= [.B693]*[.B693]*[.B693]*[.B693] - 16*[.B693]*[.B693] + 5*[.B693]" office:value-type="float" office:value="-0.393132865015452" calcext:value-type="float">
            <text:p>-0.3931328650154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8230531583876" calcext:value-type="float">
            <text:p>0.428230531583876</text:p>
          </table:table-cell>
          <table:table-cell table:formula="of:=-[.A694]" office:value-type="float" office:value="-0.428230531583876" calcext:value-type="float">
            <text:p>-0.428230531583876</text:p>
          </table:table-cell>
          <table:table-cell/>
          <table:table-cell table:formula="of:= 100 * ([.A695] - [.A694]*[.A694]) * ([.A695] - [.A694]*[.A694]) + (1 - [.A694]) * (1 - [.A694])" office:value-type="float" office:value="9.86221677887168" calcext:value-type="float">
            <text:p>9.86221677887168</text:p>
          </table:table-cell>
          <table:table-cell table:formula="of:= 100 * ([.B695] - [.B694]*[.B694]) * ([.B695] - [.B694]*[.B694]) + (1 - [.B694]) * (1 - [.B694])" office:value-type="float" office:value="2.3758948078192" calcext:value-type="float">
            <text:p>2.3758948078192</text:p>
          </table:table-cell>
          <table:table-cell table:formula="of:= [.A694]*[.A694]*[.A694]*[.A694] - 16*[.A694]*[.A694] + 5*[.A694]" office:value-type="float" office:value="-0.759320819439321" calcext:value-type="float">
            <text:p>-0.759320819439321</text:p>
          </table:table-cell>
          <table:table-cell table:formula="of:= [.B694]*[.B694]*[.B694]*[.B694] - 16*[.B694]*[.B694] + 5*[.B694]" office:value-type="float" office:value="-5.04162613527809" calcext:value-type="float">
            <text:p>-5.04162613527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5411365197102" calcext:value-type="float">
            <text:p>-0.125411365197102</text:p>
          </table:table-cell>
          <table:table-cell table:formula="of:=-[.A695]" office:value-type="float" office:value="0.125411365197102" calcext:value-type="float">
            <text:p>0.125411365197102</text:p>
          </table:table-cell>
          <table:table-cell/>
          <table:table-cell table:formula="of:= 100 * ([.A696] - [.A695]*[.A695]) * ([.A696] - [.A695]*[.A695]) + (1 - [.A695]) * (1 - [.A695])" office:value-type="float" office:value="2.05904408879208" calcext:value-type="float">
            <text:p>2.05904408879208</text:p>
          </table:table-cell>
          <table:table-cell table:formula="of:= 100 * ([.B696] - [.B695]*[.B695]) * ([.B696] - [.B695]*[.B695]) + (1 - [.B695]) * (1 - [.B695])" office:value-type="float" office:value="1.09629057244032" calcext:value-type="float">
            <text:p>1.09629057244032</text:p>
          </table:table-cell>
          <table:table-cell table:formula="of:= [.A695]*[.A695]*[.A695]*[.A695] - 16*[.A695]*[.A695] + 5*[.A695]" office:value-type="float" office:value="-0.878457624000191" calcext:value-type="float">
            <text:p>-0.878457624000191</text:p>
          </table:table-cell>
          <table:table-cell table:formula="of:= [.B695]*[.B695]*[.B695]*[.B695] - 16*[.B695]*[.B695] + 5*[.B695]" office:value-type="float" office:value="0.375656027970832" calcext:value-type="float">
            <text:p>0.3756560279708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32940849320042" calcext:value-type="float">
            <text:p>-0.0732940849320042</text:p>
          </table:table-cell>
          <table:table-cell table:formula="of:=-[.A696]" office:value-type="float" office:value="0.0732940849320042" calcext:value-type="float">
            <text:p>0.0732940849320042</text:p>
          </table:table-cell>
          <table:table-cell/>
          <table:table-cell table:formula="of:= 100 * ([.A697] - [.A696]*[.A696]) * ([.A697] - [.A696]*[.A696]) + (1 - [.A696]) * (1 - [.A696])" office:value-type="float" office:value="5.34484687656371" calcext:value-type="float">
            <text:p>5.34484687656371</text:p>
          </table:table-cell>
          <table:table-cell table:formula="of:= 100 * ([.B697] - [.B696]*[.B696]) * ([.B697] - [.B696]*[.B696]) + (1 - [.B696]) * (1 - [.B696])" office:value-type="float" office:value="5.50321574327858" calcext:value-type="float">
            <text:p>5.50321574327858</text:p>
          </table:table-cell>
          <table:table-cell table:formula="of:= [.A696]*[.A696]*[.A696]*[.A696] - 16*[.A696]*[.A696] + 5*[.A696]" office:value-type="float" office:value="-0.45239393220645" calcext:value-type="float">
            <text:p>-0.45239393220645</text:p>
          </table:table-cell>
          <table:table-cell table:formula="of:= [.B696]*[.B696]*[.B696]*[.B696] - 16*[.B696]*[.B696] + 5*[.B696]" office:value-type="float" office:value="0.280546917113591" calcext:value-type="float">
            <text:p>0.2805469171135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0137417516404" calcext:value-type="float">
            <text:p>0.210137417516404</text:p>
          </table:table-cell>
          <table:table-cell table:formula="of:=-[.A697]" office:value-type="float" office:value="-0.210137417516404" calcext:value-type="float">
            <text:p>-0.210137417516404</text:p>
          </table:table-cell>
          <table:table-cell/>
          <table:table-cell table:formula="of:= 100 * ([.A698] - [.A697]*[.A697]) * ([.A698] - [.A697]*[.A697]) + (1 - [.A697]) * (1 - [.A697])" office:value-type="float" office:value="0.800060169486799" calcext:value-type="float">
            <text:p>0.800060169486799</text:p>
          </table:table-cell>
          <table:table-cell table:formula="of:= 100 * ([.B698] - [.B697]*[.B697]) * ([.B698] - [.B697]*[.B697]) + (1 - [.B697]) * (1 - [.B697])" office:value-type="float" office:value="3.16195347940824" calcext:value-type="float">
            <text:p>3.16195347940824</text:p>
          </table:table-cell>
          <table:table-cell table:formula="of:= [.A697]*[.A697]*[.A697]*[.A697] - 16*[.A697]*[.A697] + 5*[.A697]" office:value-type="float" office:value="0.346113245227856" calcext:value-type="float">
            <text:p>0.346113245227856</text:p>
          </table:table-cell>
          <table:table-cell table:formula="of:= [.B697]*[.B697]*[.B697]*[.B697] - 16*[.B697]*[.B697] + 5*[.B697]" office:value-type="float" office:value="-1.75526092993618" calcext:value-type="float">
            <text:p>-1.75526092993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61312104223503" calcext:value-type="float">
            <text:p>0.0861312104223503</text:p>
          </table:table-cell>
          <table:table-cell table:formula="of:=-[.A698]" office:value-type="float" office:value="-0.0861312104223503" calcext:value-type="float">
            <text:p>-0.0861312104223503</text:p>
          </table:table-cell>
          <table:table-cell/>
          <table:table-cell table:formula="of:= 100 * ([.A699] - [.A698]*[.A698]) * ([.A699] - [.A698]*[.A698]) + (1 - [.A698]) * (1 - [.A698])" office:value-type="float" office:value="3.79259709244956" calcext:value-type="float">
            <text:p>3.79259709244956</text:p>
          </table:table-cell>
          <table:table-cell table:formula="of:= 100 * ([.B699] - [.B698]*[.B698]) * ([.B699] - [.B698]*[.B698]) + (1 - [.B698]) * (1 - [.B698])" office:value-type="float" office:value="3.64882016057998" calcext:value-type="float">
            <text:p>3.64882016057998</text:p>
          </table:table-cell>
          <table:table-cell table:formula="of:= [.A698]*[.A698]*[.A698]*[.A698] - 16*[.A698]*[.A698] + 5*[.A698]" office:value-type="float" office:value="0.312013720980113" calcext:value-type="float">
            <text:p>0.312013720980113</text:p>
          </table:table-cell>
          <table:table-cell table:formula="of:= [.B698]*[.B698]*[.B698]*[.B698] - 16*[.B698]*[.B698] + 5*[.B698]" office:value-type="float" office:value="-0.549298383243391" calcext:value-type="float">
            <text:p>-0.5492983832433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4553532327907" calcext:value-type="float">
            <text:p>-0.164553532327907</text:p>
          </table:table-cell>
          <table:table-cell table:formula="of:=-[.A699]" office:value-type="float" office:value="0.164553532327907" calcext:value-type="float">
            <text:p>0.164553532327907</text:p>
          </table:table-cell>
          <table:table-cell/>
          <table:table-cell table:formula="of:= 100 * ([.A700] - [.A699]*[.A699]) * ([.A700] - [.A699]*[.A699]) + (1 - [.A699]) * (1 - [.A699])" office:value-type="float" office:value="1.38165154376919" calcext:value-type="float">
            <text:p>1.38165154376919</text:p>
          </table:table-cell>
          <table:table-cell table:formula="of:= 100 * ([.B700] - [.B699]*[.B699]) * ([.B700] - [.B699]*[.B699]) + (1 - [.B699]) * (1 - [.B699])" office:value-type="float" office:value="0.843875452927124" calcext:value-type="float">
            <text:p>0.843875452927124</text:p>
          </table:table-cell>
          <table:table-cell table:formula="of:= [.A699]*[.A699]*[.A699]*[.A699] - 16*[.A699]*[.A699] + 5*[.A699]" office:value-type="float" office:value="-1.25528029089196" calcext:value-type="float">
            <text:p>-1.25528029089196</text:p>
          </table:table-cell>
          <table:table-cell table:formula="of:= [.B699]*[.B699]*[.B699]*[.B699] - 16*[.B699]*[.B699] + 5*[.B699]" office:value-type="float" office:value="0.390255032387115" calcext:value-type="float">
            <text:p>0.3902550323871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1119602529823" calcext:value-type="float">
            <text:p>0.011119602529823</text:p>
          </table:table-cell>
          <table:table-cell table:formula="of:=-[.A700]" office:value-type="float" office:value="-0.011119602529823" calcext:value-type="float">
            <text:p>-0.011119602529823</text:p>
          </table:table-cell>
          <table:table-cell/>
          <table:table-cell table:formula="of:= 100 * ([.A701] - [.A700]*[.A700]) * ([.A701] - [.A700]*[.A700]) + (1 - [.A700]) * (1 - [.A700])" office:value-type="float" office:value="3.06316693110907" calcext:value-type="float">
            <text:p>3.06316693110907</text:p>
          </table:table-cell>
          <table:table-cell table:formula="of:= 100 * ([.B701] - [.B700]*[.B700]) * ([.B701] - [.B700]*[.B700]) + (1 - [.B700]) * (1 - [.B700])" office:value-type="float" office:value="3.10050943808131" calcext:value-type="float">
            <text:p>3.10050943808131</text:p>
          </table:table-cell>
          <table:table-cell table:formula="of:= [.A700]*[.A700]*[.A700]*[.A700] - 16*[.A700]*[.A700] + 5*[.A700]" office:value-type="float" office:value="0.0536196989705995" calcext:value-type="float">
            <text:p>0.0536196989705995</text:p>
          </table:table-cell>
          <table:table-cell table:formula="of:= [.B700]*[.B700]*[.B700]*[.B700] - 16*[.B700]*[.B700] + 5*[.B700]" office:value-type="float" office:value="-0.0575763263276302" calcext:value-type="float">
            <text:p>-0.05757632632763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281426739976" calcext:value-type="float">
            <text:p>-0.144281426739976</text:p>
          </table:table-cell>
          <table:table-cell table:formula="of:=-[.A701]" office:value-type="float" office:value="0.144281426739976" calcext:value-type="float">
            <text:p>0.144281426739976</text:p>
          </table:table-cell>
          <table:table-cell/>
          <table:table-cell table:formula="of:= 100 * ([.A702] - [.A701]*[.A701]) * ([.A702] - [.A701]*[.A701]) + (1 - [.A701]) * (1 - [.A701])" office:value-type="float" office:value="3.55473839040098" calcext:value-type="float">
            <text:p>3.55473839040098</text:p>
          </table:table-cell>
          <table:table-cell table:formula="of:= 100 * ([.B702] - [.B701]*[.B701]) * ([.B702] - [.B701]*[.B701]) + (1 - [.B701]) * (1 - [.B701])" office:value-type="float" office:value="4.39869265806957" calcext:value-type="float">
            <text:p>4.39869265806957</text:p>
          </table:table-cell>
          <table:table-cell table:formula="of:= [.A701]*[.A701]*[.A701]*[.A701] - 16*[.A701]*[.A701] + 5*[.A701]" office:value-type="float" office:value="-1.05404786242816" calcext:value-type="float">
            <text:p>-1.05404786242816</text:p>
          </table:table-cell>
          <table:table-cell table:formula="of:= [.B701]*[.B701]*[.B701]*[.B701] - 16*[.B701]*[.B701] + 5*[.B701]" office:value-type="float" office:value="0.3887664049716" calcext:value-type="float">
            <text:p>0.38876640497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662330452982" calcext:value-type="float">
            <text:p>0.170662330452982</text:p>
          </table:table-cell>
          <table:table-cell table:formula="of:=-[.A702]" office:value-type="float" office:value="-0.170662330452982" calcext:value-type="float">
            <text:p>-0.170662330452982</text:p>
          </table:table-cell>
          <table:table-cell/>
          <table:table-cell table:formula="of:= 100 * ([.A703] - [.A702]*[.A702]) * ([.A703] - [.A702]*[.A702]) + (1 - [.A702]) * (1 - [.A702])" office:value-type="float" office:value="5.40702697491945" calcext:value-type="float">
            <text:p>5.40702697491945</text:p>
          </table:table-cell>
          <table:table-cell table:formula="of:= 100 * ([.B703] - [.B702]*[.B702]) * ([.B703] - [.B702]*[.B702]) + (1 - [.B702]) * (1 - [.B702])" office:value-type="float" office:value="8.95987240832909" calcext:value-type="float">
            <text:p>8.95987240832909</text:p>
          </table:table-cell>
          <table:table-cell table:formula="of:= [.A702]*[.A702]*[.A702]*[.A702] - 16*[.A702]*[.A702] + 5*[.A702]" office:value-type="float" office:value="0.388149858077849" calcext:value-type="float">
            <text:p>0.388149858077849</text:p>
          </table:table-cell>
          <table:table-cell table:formula="of:= [.B702]*[.B702]*[.B702]*[.B702] - 16*[.B702]*[.B702] + 5*[.B702]" office:value-type="float" office:value="-1.31847344645197" calcext:value-type="float">
            <text:p>-1.318473446451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6363427120711" calcext:value-type="float">
            <text:p>0.246363427120711</text:p>
          </table:table-cell>
          <table:table-cell table:formula="of:=-[.A703]" office:value-type="float" office:value="-0.246363427120711" calcext:value-type="float">
            <text:p>-0.246363427120711</text:p>
          </table:table-cell>
          <table:table-cell/>
          <table:table-cell table:formula="of:= 100 * ([.A704] - [.A703]*[.A703]) * ([.A704] - [.A703]*[.A703]) + (1 - [.A703]) * (1 - [.A703])" office:value-type="float" office:value="2.90377917392892" calcext:value-type="float">
            <text:p>2.90377917392892</text:p>
          </table:table-cell>
          <table:table-cell table:formula="of:= 100 * ([.B704] - [.B703]*[.B703]) * ([.B704] - [.B703]*[.B703]) + (1 - [.B703]) * (1 - [.B703])" office:value-type="float" office:value="1.65229260069687" calcext:value-type="float">
            <text:p>1.65229260069687</text:p>
          </table:table-cell>
          <table:table-cell table:formula="of:= [.A703]*[.A703]*[.A703]*[.A703] - 16*[.A703]*[.A703] + 5*[.A703]" office:value-type="float" office:value="0.264381999566818" calcext:value-type="float">
            <text:p>0.264381999566818</text:p>
          </table:table-cell>
          <table:table-cell table:formula="of:= [.B703]*[.B703]*[.B703]*[.B703] - 16*[.B703]*[.B703] + 5*[.B703]" office:value-type="float" office:value="-2.19925227164029" calcext:value-type="float">
            <text:p>-2.199252271640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21386670461952" calcext:value-type="float">
            <text:p>-0.0921386670461952</text:p>
          </table:table-cell>
          <table:table-cell table:formula="of:=-[.A704]" office:value-type="float" office:value="0.0921386670461952" calcext:value-type="float">
            <text:p>0.0921386670461952</text:p>
          </table:table-cell>
          <table:table-cell/>
          <table:table-cell table:formula="of:= 100 * ([.A705] - [.A704]*[.A704]) * ([.A705] - [.A704]*[.A704]) + (1 - [.A704]) * (1 - [.A704])" office:value-type="float" office:value="16.1501135399012" calcext:value-type="float">
            <text:p>16.1501135399012</text:p>
          </table:table-cell>
          <table:table-cell table:formula="of:= 100 * ([.B705] - [.B704]*[.B704]) * ([.B705] - [.B704]*[.B704]) + (1 - [.B704]) * (1 - [.B704])" office:value-type="float" office:value="17.1237094499712" calcext:value-type="float">
            <text:p>17.1237094499712</text:p>
          </table:table-cell>
          <table:table-cell table:formula="of:= [.A704]*[.A704]*[.A704]*[.A704] - 16*[.A704]*[.A704] + 5*[.A704]" office:value-type="float" office:value="-0.596453806484826" calcext:value-type="float">
            <text:p>-0.596453806484826</text:p>
          </table:table-cell>
          <table:table-cell table:formula="of:= [.B704]*[.B704]*[.B704]*[.B704] - 16*[.B704]*[.B704] + 5*[.B704]" office:value-type="float" office:value="0.324932863977126" calcext:value-type="float">
            <text:p>0.3249328639771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5236824477133" calcext:value-type="float">
            <text:p>0.395236824477133</text:p>
          </table:table-cell>
          <table:table-cell table:formula="of:=-[.A705]" office:value-type="float" office:value="-0.395236824477133" calcext:value-type="float">
            <text:p>-0.395236824477133</text:p>
          </table:table-cell>
          <table:table-cell/>
          <table:table-cell table:formula="of:= 100 * ([.A706] - [.A705]*[.A705]) * ([.A706] - [.A705]*[.A705]) + (1 - [.A705]) * (1 - [.A705])" office:value-type="float" office:value="26.7092680056277" calcext:value-type="float">
            <text:p>26.7092680056277</text:p>
          </table:table-cell>
          <table:table-cell table:formula="of:= 100 * ([.B706] - [.B705]*[.B705]) * ([.B706] - [.B705]*[.B705]) + (1 - [.B705]) * (1 - [.B705])" office:value-type="float" office:value="5.98016300535022" calcext:value-type="float">
            <text:p>5.98016300535022</text:p>
          </table:table-cell>
          <table:table-cell table:formula="of:= [.A705]*[.A705]*[.A705]*[.A705] - 16*[.A705]*[.A705] + 5*[.A705]" office:value-type="float" office:value="-0.498808001376189" calcext:value-type="float">
            <text:p>-0.498808001376189</text:p>
          </table:table-cell>
          <table:table-cell table:formula="of:= [.B705]*[.B705]*[.B705]*[.B705] - 16*[.B705]*[.B705] + 5*[.B705]" office:value-type="float" office:value="-4.45117624614752" calcext:value-type="float">
            <text:p>-4.451176246147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7047333806359" calcext:value-type="float">
            <text:p>-0.357047333806359</text:p>
          </table:table-cell>
          <table:table-cell table:formula="of:=-[.A706]" office:value-type="float" office:value="0.357047333806359" calcext:value-type="float">
            <text:p>0.357047333806359</text:p>
          </table:table-cell>
          <table:table-cell/>
          <table:table-cell table:formula="of:= 100 * ([.A707] - [.A706]*[.A706]) * ([.A707] - [.A706]*[.A706]) + (1 - [.A706]) * (1 - [.A706])" office:value-type="float" office:value="1.93244102711348" calcext:value-type="float">
            <text:p>1.93244102711348</text:p>
          </table:table-cell>
          <table:table-cell table:formula="of:= 100 * ([.B707] - [.B706]*[.B706]) * ([.B707] - [.B706]*[.B706]) + (1 - [.B706]) * (1 - [.B706])" office:value-type="float" office:value="8.5421126043497" calcext:value-type="float">
            <text:p>8.5421126043497</text:p>
          </table:table-cell>
          <table:table-cell table:formula="of:= [.A706]*[.A706]*[.A706]*[.A706] - 16*[.A706]*[.A706] + 5*[.A706]" office:value-type="float" office:value="-3.80870958235013" calcext:value-type="float">
            <text:p>-3.80870958235013</text:p>
          </table:table-cell>
          <table:table-cell table:formula="of:= [.B706]*[.B706]*[.B706]*[.B706] - 16*[.B706]*[.B706] + 5*[.B706]" office:value-type="float" office:value="-0.23823624428654" calcext:value-type="float">
            <text:p>-0.238236244286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762638179631" calcext:value-type="float">
            <text:p>0.15762638179631</text:p>
          </table:table-cell>
          <table:table-cell table:formula="of:=-[.A707]" office:value-type="float" office:value="-0.15762638179631" calcext:value-type="float">
            <text:p>-0.15762638179631</text:p>
          </table:table-cell>
          <table:table-cell/>
          <table:table-cell table:formula="of:= 100 * ([.A708] - [.A707]*[.A707]) * ([.A708] - [.A707]*[.A707]) + (1 - [.A707]) * (1 - [.A707])" office:value-type="float" office:value="4.91843311838857" calcext:value-type="float">
            <text:p>4.91843311838857</text:p>
          </table:table-cell>
          <table:table-cell table:formula="of:= 100 * ([.B708] - [.B707]*[.B707]) * ([.B708] - [.B707]*[.B707]) + (1 - [.B707]) * (1 - [.B707])" office:value-type="float" office:value="7.8347840933576" calcext:value-type="float">
            <text:p>7.8347840933576</text:p>
          </table:table-cell>
          <table:table-cell table:formula="of:= [.A707]*[.A707]*[.A707]*[.A707] - 16*[.A707]*[.A707] + 5*[.A707]" office:value-type="float" office:value="0.391212016674847" calcext:value-type="float">
            <text:p>0.391212016674847</text:p>
          </table:table-cell>
          <table:table-cell table:formula="of:= [.B707]*[.B707]*[.B707]*[.B707] - 16*[.B707]*[.B707] + 5*[.B707]" office:value-type="float" office:value="-1.18505180128826" calcext:value-type="float">
            <text:p>-1.185051801288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0000647372816" calcext:value-type="float">
            <text:p>0.230000647372816</text:p>
          </table:table-cell>
          <table:table-cell table:formula="of:=-[.A708]" office:value-type="float" office:value="-0.230000647372816" calcext:value-type="float">
            <text:p>-0.230000647372816</text:p>
          </table:table-cell>
          <table:table-cell/>
          <table:table-cell table:formula="of:= 100 * ([.A709] - [.A708]*[.A708]) * ([.A709] - [.A708]*[.A708]) + (1 - [.A708]) * (1 - [.A708])" office:value-type="float" office:value="8.8672273305552" calcext:value-type="float">
            <text:p>8.8672273305552</text:p>
          </table:table-cell>
          <table:table-cell table:formula="of:= 100 * ([.B709] - [.B708]*[.B708]) * ([.B709] - [.B708]*[.B708]) + (1 - [.B708]) * (1 - [.B708])" office:value-type="float" office:value="4.81987027668085" calcext:value-type="float">
            <text:p>4.81987027668085</text:p>
          </table:table-cell>
          <table:table-cell table:formula="of:= [.A708]*[.A708]*[.A708]*[.A708] - 16*[.A708]*[.A708] + 5*[.A708]" office:value-type="float" office:value="0.306396913699921" calcext:value-type="float">
            <text:p>0.306396913699921</text:p>
          </table:table-cell>
          <table:table-cell table:formula="of:= [.B708]*[.B708]*[.B708]*[.B708] - 16*[.B708]*[.B708] + 5*[.B708]" office:value-type="float" office:value="-1.99360956002824" calcext:value-type="float">
            <text:p>-1.993609560028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4751024602211" calcext:value-type="float">
            <text:p>-0.234751024602211</text:p>
          </table:table-cell>
          <table:table-cell table:formula="of:=-[.A709]" office:value-type="float" office:value="0.234751024602211" calcext:value-type="float">
            <text:p>0.234751024602211</text:p>
          </table:table-cell>
          <table:table-cell/>
          <table:table-cell table:formula="of:= 100 * ([.A710] - [.A709]*[.A709]) * ([.A710] - [.A709]*[.A709]) + (1 - [.A709]) * (1 - [.A709])" office:value-type="float" office:value="14.9277891659746" calcext:value-type="float">
            <text:p>14.9277891659746</text:p>
          </table:table-cell>
          <table:table-cell table:formula="of:= 100 * ([.B710] - [.B709]*[.B709]) * ([.B710] - [.B709]*[.B709]) + (1 - [.B709]) * (1 - [.B709])" office:value-type="float" office:value="7.13344406173012" calcext:value-type="float">
            <text:p>7.13344406173012</text:p>
          </table:table-cell>
          <table:table-cell table:formula="of:= [.A709]*[.A709]*[.A709]*[.A709] - 16*[.A709]*[.A709] + 5*[.A709]" office:value-type="float" office:value="-2.05244692337555" calcext:value-type="float">
            <text:p>-2.05244692337555</text:p>
          </table:table-cell>
          <table:table-cell table:formula="of:= [.B709]*[.B709]*[.B709]*[.B709] - 16*[.B709]*[.B709] + 5*[.B709]" office:value-type="float" office:value="0.295063322646555" calcext:value-type="float">
            <text:p>0.2950633226465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0995481058649" calcext:value-type="float">
            <text:p>-0.310995481058649</text:p>
          </table:table-cell>
          <table:table-cell table:formula="of:=-[.A710]" office:value-type="float" office:value="0.310995481058649" calcext:value-type="float">
            <text:p>0.310995481058649</text:p>
          </table:table-cell>
          <table:table-cell/>
          <table:table-cell table:formula="of:= 100 * ([.A711] - [.A710]*[.A710]) * ([.A711] - [.A710]*[.A710]) + (1 - [.A710]) * (1 - [.A710])" office:value-type="float" office:value="17.0597453073165" calcext:value-type="float">
            <text:p>17.0597453073165</text:p>
          </table:table-cell>
          <table:table-cell table:formula="of:= 100 * ([.B711] - [.B710]*[.B710]) * ([.B711] - [.B710]*[.B710]) + (1 - [.B710]) * (1 - [.B710])" office:value-type="float" office:value="4.40463577757304" calcext:value-type="float">
            <text:p>4.40463577757304</text:p>
          </table:table-cell>
          <table:table-cell table:formula="of:= [.A710]*[.A710]*[.A710]*[.A710] - 16*[.A710]*[.A710] + 5*[.A710]" office:value-type="float" office:value="-3.09311402498599" calcext:value-type="float">
            <text:p>-3.09311402498599</text:p>
          </table:table-cell>
          <table:table-cell table:formula="of:= [.B710]*[.B710]*[.B710]*[.B710] - 16*[.B710]*[.B710] + 5*[.B710]" office:value-type="float" office:value="0.0168407856004913" calcext:value-type="float">
            <text:p>0.01684078560049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4958158731721" calcext:value-type="float">
            <text:p>-0.294958158731721</text:p>
          </table:table-cell>
          <table:table-cell table:formula="of:=-[.A711]" office:value-type="float" office:value="0.294958158731721" calcext:value-type="float">
            <text:p>0.294958158731721</text:p>
          </table:table-cell>
          <table:table-cell/>
          <table:table-cell table:formula="of:= 100 * ([.A712] - [.A711]*[.A711]) * ([.A712] - [.A711]*[.A711]) + (1 - [.A711]) * (1 - [.A711])" office:value-type="float" office:value="16.0440159717161" calcext:value-type="float">
            <text:p>16.0440159717161</text:p>
          </table:table-cell>
          <table:table-cell table:formula="of:= 100 * ([.B712] - [.B711]*[.B711]) * ([.B712] - [.B711]*[.B711]) + (1 - [.B711]) * (1 - [.B711])" office:value-type="float" office:value="4.70118053554338" calcext:value-type="float">
            <text:p>4.70118053554338</text:p>
          </table:table-cell>
          <table:table-cell table:formula="of:= [.A711]*[.A711]*[.A711]*[.A711] - 16*[.A711]*[.A711] + 5*[.A711]" office:value-type="float" office:value="-2.859226785217" calcext:value-type="float">
            <text:p>-2.859226785217</text:p>
          </table:table-cell>
          <table:table-cell table:formula="of:= [.B711]*[.B711]*[.B711]*[.B711] - 16*[.B711]*[.B711] + 5*[.B711]" office:value-type="float" office:value="0.0903548021002107" calcext:value-type="float">
            <text:p>0.09035480210021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2039251646341" calcext:value-type="float">
            <text:p>-0.292039251646341</text:p>
          </table:table-cell>
          <table:table-cell table:formula="of:=-[.A712]" office:value-type="float" office:value="0.292039251646341" calcext:value-type="float">
            <text:p>0.292039251646341</text:p>
          </table:table-cell>
          <table:table-cell/>
          <table:table-cell table:formula="of:= 100 * ([.A713] - [.A712]*[.A712]) * ([.A713] - [.A712]*[.A712]) + (1 - [.A712]) * (1 - [.A712])" office:value-type="float" office:value="1.9690585934076" calcext:value-type="float">
            <text:p>1.9690585934076</text:p>
          </table:table-cell>
          <table:table-cell table:formula="of:= 100 * ([.B713] - [.B712]*[.B712]) * ([.B713] - [.B712]*[.B712]) + (1 - [.B712]) * (1 - [.B712])" office:value-type="float" office:value="5.57803247982577" calcext:value-type="float">
            <text:p>5.57803247982577</text:p>
          </table:table-cell>
          <table:table-cell table:formula="of:= [.A712]*[.A712]*[.A712]*[.A712] - 16*[.A712]*[.A712] + 5*[.A712]" office:value-type="float" office:value="-2.81751319077515" calcext:value-type="float">
            <text:p>-2.81751319077515</text:p>
          </table:table-cell>
          <table:table-cell table:formula="of:= [.B712]*[.B712]*[.B712]*[.B712] - 16*[.B712]*[.B712] + 5*[.B712]" office:value-type="float" office:value="0.102879325688262" calcext:value-type="float">
            <text:p>0.1028793256882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031163067758" calcext:value-type="float">
            <text:p>0.140031163067758</text:p>
          </table:table-cell>
          <table:table-cell table:formula="of:=-[.A713]" office:value-type="float" office:value="-0.140031163067758" calcext:value-type="float">
            <text:p>-0.140031163067758</text:p>
          </table:table-cell>
          <table:table-cell/>
          <table:table-cell table:formula="of:= 100 * ([.A714] - [.A713]*[.A713]) * ([.A714] - [.A713]*[.A713]) + (1 - [.A713]) * (1 - [.A713])" office:value-type="float" office:value="2.4690117664697" calcext:value-type="float">
            <text:p>2.4690117664697</text:p>
          </table:table-cell>
          <table:table-cell table:formula="of:= 100 * ([.B714] - [.B713]*[.B713]) * ([.B714] - [.B713]*[.B713]) + (1 - [.B713]) * (1 - [.B713])" office:value-type="float" office:value="2.15144657978421" calcext:value-type="float">
            <text:p>2.15144657978421</text:p>
          </table:table-cell>
          <table:table-cell table:formula="of:= [.A713]*[.A713]*[.A713]*[.A713] - 16*[.A713]*[.A713] + 5*[.A713]" office:value-type="float" office:value="0.3868006914171" calcext:value-type="float">
            <text:p>0.3868006914171</text:p>
          </table:table-cell>
          <table:table-cell table:formula="of:= [.B713]*[.B713]*[.B713]*[.B713] - 16*[.B713]*[.B713] + 5*[.B713]" office:value-type="float" office:value="-1.01351093926048" calcext:value-type="float">
            <text:p>-1.013510939260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1900412443003" calcext:value-type="float">
            <text:p>-0.111900412443003</text:p>
          </table:table-cell>
          <table:table-cell table:formula="of:=-[.A714]" office:value-type="float" office:value="0.111900412443003" calcext:value-type="float">
            <text:p>0.111900412443003</text:p>
          </table:table-cell>
          <table:table-cell/>
          <table:table-cell table:formula="of:= 100 * ([.A715] - [.A714]*[.A714]) * ([.A715] - [.A714]*[.A714]) + (1 - [.A714]) * (1 - [.A714])" office:value-type="float" office:value="5.78093664506637" calcext:value-type="float">
            <text:p>5.78093664506637</text:p>
          </table:table-cell>
          <table:table-cell table:formula="of:= 100 * ([.B715] - [.B714]*[.B714]) * ([.B715] - [.B714]*[.B714]) + (1 - [.B714]) * (1 - [.B714])" office:value-type="float" office:value="6.4638078427676" calcext:value-type="float">
            <text:p>6.4638078427676</text:p>
          </table:table-cell>
          <table:table-cell table:formula="of:= [.A714]*[.A714]*[.A714]*[.A714] - 16*[.A714]*[.A714] + 5*[.A714]" office:value-type="float" office:value="-0.759692506065026" calcext:value-type="float">
            <text:p>-0.759692506065026</text:p>
          </table:table-cell>
          <table:table-cell table:formula="of:= [.B714]*[.B714]*[.B714]*[.B714] - 16*[.B714]*[.B714] + 5*[.B714]" office:value-type="float" office:value="0.359311618365001" calcext:value-type="float">
            <text:p>0.3593116183650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5702707975575" calcext:value-type="float">
            <text:p>0.225702707975575</text:p>
          </table:table-cell>
          <table:table-cell table:formula="of:=-[.A715]" office:value-type="float" office:value="-0.225702707975575" calcext:value-type="float">
            <text:p>-0.225702707975575</text:p>
          </table:table-cell>
          <table:table-cell/>
          <table:table-cell table:formula="of:= 100 * ([.A716] - [.A715]*[.A715]) * ([.A716] - [.A715]*[.A715]) + (1 - [.A715]) * (1 - [.A715])" office:value-type="float" office:value="6.42900877924643" calcext:value-type="float">
            <text:p>6.42900877924643</text:p>
          </table:table-cell>
          <table:table-cell table:formula="of:= 100 * ([.B716] - [.B715]*[.B715]) * ([.B716] - [.B715]*[.B715]) + (1 - [.B715]) * (1 - [.B715])" office:value-type="float" office:value="13.2896508899603" calcext:value-type="float">
            <text:p>13.2896508899603</text:p>
          </table:table-cell>
          <table:table-cell table:formula="of:= [.A715]*[.A715]*[.A715]*[.A715] - 16*[.A715]*[.A715] + 5*[.A715]" office:value-type="float" office:value="0.316041199738723" calcext:value-type="float">
            <text:p>0.316041199738723</text:p>
          </table:table-cell>
          <table:table-cell table:formula="of:= [.B715]*[.B715]*[.B715]*[.B715] - 16*[.B715]*[.B715] + 5*[.B715]" office:value-type="float" office:value="-1.94098588001703" calcext:value-type="float">
            <text:p>-1.940985880017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2384717728521" calcext:value-type="float">
            <text:p>0.292384717728521</text:p>
          </table:table-cell>
          <table:table-cell table:formula="of:=-[.A716]" office:value-type="float" office:value="-0.292384717728521" calcext:value-type="float">
            <text:p>-0.292384717728521</text:p>
          </table:table-cell>
          <table:table-cell/>
          <table:table-cell table:formula="of:= 100 * ([.A717] - [.A716]*[.A716]) * ([.A717] - [.A716]*[.A716]) + (1 - [.A716]) * (1 - [.A716])" office:value-type="float" office:value="9.63085504962783" calcext:value-type="float">
            <text:p>9.63085504962783</text:p>
          </table:table-cell>
          <table:table-cell table:formula="of:= 100 * ([.B717] - [.B716]*[.B716]) * ([.B717] - [.B716]*[.B716]) + (1 - [.B716]) * (1 - [.B716])" office:value-type="float" office:value="24.0562896986329" calcext:value-type="float">
            <text:p>24.0562896986329</text:p>
          </table:table-cell>
          <table:table-cell table:formula="of:= [.A716]*[.A716]*[.A716]*[.A716] - 16*[.A716]*[.A716] + 5*[.A716]" office:value-type="float" office:value="0.101410756949097" calcext:value-type="float">
            <text:p>0.101410756949097</text:p>
          </table:table-cell>
          <table:table-cell table:formula="of:= [.B716]*[.B716]*[.B716]*[.B716] - 16*[.B716]*[.B716] + 5*[.B716]" office:value-type="float" office:value="-2.82243642033612" calcext:value-type="float">
            <text:p>-2.822436420336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7649966624798" calcext:value-type="float">
            <text:p>0.387649966624798</text:p>
          </table:table-cell>
          <table:table-cell table:formula="of:=-[.A717]" office:value-type="float" office:value="-0.387649966624798" calcext:value-type="float">
            <text:p>-0.387649966624798</text:p>
          </table:table-cell>
          <table:table-cell/>
          <table:table-cell table:formula="of:= 100 * ([.A718] - [.A717]*[.A717]) * ([.A718] - [.A717]*[.A717]) + (1 - [.A717]) * (1 - [.A717])" office:value-type="float" office:value="11.0945105347236" calcext:value-type="float">
            <text:p>11.0945105347236</text:p>
          </table:table-cell>
          <table:table-cell table:formula="of:= 100 * ([.B718] - [.B717]*[.B717]) * ([.B718] - [.B717]*[.B717]) + (1 - [.B717]) * (1 - [.B717])" office:value-type="float" office:value="1.9977294664363" calcext:value-type="float">
            <text:p>1.9977294664363</text:p>
          </table:table-cell>
          <table:table-cell table:formula="of:= [.A717]*[.A717]*[.A717]*[.A717] - 16*[.A717]*[.A717] + 5*[.A717]" office:value-type="float" office:value="-0.44352828962165" calcext:value-type="float">
            <text:p>-0.44352828962165</text:p>
          </table:table-cell>
          <table:table-cell table:formula="of:= [.B717]*[.B717]*[.B717]*[.B717] - 16*[.B717]*[.B717] + 5*[.B717]" office:value-type="float" office:value="-4.32002795586963" calcext:value-type="float">
            <text:p>-4.32002795586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7134558451718" calcext:value-type="float">
            <text:p>-0.177134558451718</text:p>
          </table:table-cell>
          <table:table-cell table:formula="of:=-[.A718]" office:value-type="float" office:value="0.177134558451718" calcext:value-type="float">
            <text:p>0.177134558451718</text:p>
          </table:table-cell>
          <table:table-cell/>
          <table:table-cell table:formula="of:= 100 * ([.A719] - [.A718]*[.A718]) * ([.A719] - [.A718]*[.A718]) + (1 - [.A718]) * (1 - [.A718])" office:value-type="float" office:value="20.9047487944129" calcext:value-type="float">
            <text:p>20.9047487944129</text:p>
          </table:table-cell>
          <table:table-cell table:formula="of:= 100 * ([.B719] - [.B718]*[.B718]) * ([.B719] - [.B718]*[.B718]) + (1 - [.B718]) * (1 - [.B718])" office:value-type="float" office:value="26.1349440141244" calcext:value-type="float">
            <text:p>26.1349440141244</text:p>
          </table:table-cell>
          <table:table-cell table:formula="of:= [.A718]*[.A718]*[.A718]*[.A718] - 16*[.A718]*[.A718] + 5*[.A718]" office:value-type="float" office:value="-1.3867147267467" calcext:value-type="float">
            <text:p>-1.3867147267467</text:p>
          </table:table-cell>
          <table:table-cell table:formula="of:= [.B718]*[.B718]*[.B718]*[.B718] - 16*[.B718]*[.B718] + 5*[.B718]" office:value-type="float" office:value="0.384630857770474" calcext:value-type="float">
            <text:p>0.3846308577704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3180941339211" calcext:value-type="float">
            <text:p>0.473180941339211</text:p>
          </table:table-cell>
          <table:table-cell table:formula="of:=-[.A719]" office:value-type="float" office:value="-0.473180941339211" calcext:value-type="float">
            <text:p>-0.473180941339211</text:p>
          </table:table-cell>
          <table:table-cell/>
          <table:table-cell table:formula="of:= 100 * ([.A720] - [.A719]*[.A719]) * ([.A720] - [.A719]*[.A719]) + (1 - [.A719]) * (1 - [.A719])" office:value-type="float" office:value="7.61441191138891" calcext:value-type="float">
            <text:p>7.61441191138891</text:p>
          </table:table-cell>
          <table:table-cell table:formula="of:= 100 * ([.B720] - [.B719]*[.B719]) * ([.B720] - [.B719]*[.B719]) + (1 - [.B719]) * (1 - [.B719])" office:value-type="float" office:value="5.30081790790404" calcext:value-type="float">
            <text:p>5.30081790790404</text:p>
          </table:table-cell>
          <table:table-cell table:formula="of:= [.A719]*[.A719]*[.A719]*[.A719] - 16*[.A719]*[.A719] + 5*[.A719]" office:value-type="float" office:value="-1.16636724423664" calcext:value-type="float">
            <text:p>-1.16636724423664</text:p>
          </table:table-cell>
          <table:table-cell table:formula="of:= [.B719]*[.B719]*[.B719]*[.B719] - 16*[.B719]*[.B719] + 5*[.B719]" office:value-type="float" office:value="-5.89817665762875" calcext:value-type="float">
            <text:p>-5.898176657628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69664353565569" calcext:value-type="float">
            <text:p>-0.0469664353565569</text:p>
          </table:table-cell>
          <table:table-cell table:formula="of:=-[.A720]" office:value-type="float" office:value="0.0469664353565569" calcext:value-type="float">
            <text:p>0.0469664353565569</text:p>
          </table:table-cell>
          <table:table-cell/>
          <table:table-cell table:formula="of:= 100 * ([.A721] - [.A720]*[.A720]) * ([.A721] - [.A720]*[.A720]) + (1 - [.A720]) * (1 - [.A720])" office:value-type="float" office:value="20.6385902981646" calcext:value-type="float">
            <text:p>20.6385902981646</text:p>
          </table:table-cell>
          <table:table-cell table:formula="of:= 100 * ([.B721] - [.B720]*[.B720]) * ([.B721] - [.B720]*[.B720]) + (1 - [.B720]) * (1 - [.B720])" office:value-type="float" office:value="20.8427248385058" calcext:value-type="float">
            <text:p>20.8427248385058</text:p>
          </table:table-cell>
          <table:table-cell table:formula="of:= [.A720]*[.A720]*[.A720]*[.A720] - 16*[.A720]*[.A720] + 5*[.A720]" office:value-type="float" office:value="-0.270120847827614" calcext:value-type="float">
            <text:p>-0.270120847827614</text:p>
          </table:table-cell>
          <table:table-cell table:formula="of:= [.B720]*[.B720]*[.B720]*[.B720] - 16*[.B720]*[.B720] + 5*[.B720]" office:value-type="float" office:value="0.199543505737955" calcext:value-type="float">
            <text:p>0.1995435057379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4274297552823" calcext:value-type="float">
            <text:p>0.444274297552823</text:p>
          </table:table-cell>
          <table:table-cell table:formula="of:=-[.A721]" office:value-type="float" office:value="-0.444274297552823" calcext:value-type="float">
            <text:p>-0.444274297552823</text:p>
          </table:table-cell>
          <table:table-cell/>
          <table:table-cell table:formula="of:= 100 * ([.A722] - [.A721]*[.A721]) * ([.A722] - [.A721]*[.A721]) + (1 - [.A721]) * (1 - [.A721])" office:value-type="float" office:value="1.16640398992853" calcext:value-type="float">
            <text:p>1.16640398992853</text:p>
          </table:table-cell>
          <table:table-cell table:formula="of:= 100 * ([.B722] - [.B721]*[.B721]) * ([.B722] - [.B721]*[.B721]) + (1 - [.B721]) * (1 - [.B721])" office:value-type="float" office:value="11.2156363930981" calcext:value-type="float">
            <text:p>11.2156363930981</text:p>
          </table:table-cell>
          <table:table-cell table:formula="of:= [.A721]*[.A721]*[.A721]*[.A721] - 16*[.A721]*[.A721] + 5*[.A721]" office:value-type="float" office:value="-0.897744208879896" calcext:value-type="float">
            <text:p>-0.897744208879896</text:p>
          </table:table-cell>
          <table:table-cell table:formula="of:= [.B721]*[.B721]*[.B721]*[.B721] - 16*[.B721]*[.B721] + 5*[.B721]" office:value-type="float" office:value="-5.34048718440813" calcext:value-type="float">
            <text:p>-5.340487184408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4774417620006" calcext:value-type="float">
            <text:p>0.104774417620006</text:p>
          </table:table-cell>
          <table:table-cell table:formula="of:=-[.A722]" office:value-type="float" office:value="-0.104774417620006" calcext:value-type="float">
            <text:p>-0.104774417620006</text:p>
          </table:table-cell>
          <table:table-cell/>
          <table:table-cell table:formula="of:= 100 * ([.A723] - [.A722]*[.A722]) * ([.A723] - [.A722]*[.A722]) + (1 - [.A722]) * (1 - [.A722])" office:value-type="float" office:value="26.4356434580491" calcext:value-type="float">
            <text:p>26.4356434580491</text:p>
          </table:table-cell>
          <table:table-cell table:formula="of:= 100 * ([.B723] - [.B722]*[.B722]) * ([.B723] - [.B722]*[.B722]) + (1 - [.B722]) * (1 - [.B722])" office:value-type="float" office:value="24.6797347809453" calcext:value-type="float">
            <text:p>24.6797347809453</text:p>
          </table:table-cell>
          <table:table-cell table:formula="of:= [.A722]*[.A722]*[.A722]*[.A722] - 16*[.A722]*[.A722] + 5*[.A722]" office:value-type="float" office:value="0.348349740125421" calcext:value-type="float">
            <text:p>0.348349740125421</text:p>
          </table:table-cell>
          <table:table-cell table:formula="of:= [.B722]*[.B722]*[.B722]*[.B722] - 16*[.B722]*[.B722] + 5*[.B722]" office:value-type="float" office:value="-0.699394436074644" calcext:value-type="float">
            <text:p>-0.6993944360746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5324746991227" calcext:value-type="float">
            <text:p>-0.495324746991227</text:p>
          </table:table-cell>
          <table:table-cell table:formula="of:=-[.A723]" office:value-type="float" office:value="0.495324746991227" calcext:value-type="float">
            <text:p>0.495324746991227</text:p>
          </table:table-cell>
          <table:table-cell/>
          <table:table-cell table:formula="of:= 100 * ([.A724] - [.A723]*[.A723]) * ([.A724] - [.A723]*[.A723]) + (1 - [.A723]) * (1 - [.A723])" office:value-type="float" office:value="2.29813084179502" calcext:value-type="float">
            <text:p>2.29813084179502</text:p>
          </table:table-cell>
          <table:table-cell table:formula="of:= 100 * ([.B724] - [.B723]*[.B723]) * ([.B724] - [.B723]*[.B723]) + (1 - [.B723]) * (1 - [.B723])" office:value-type="float" office:value="26.8411008605161" calcext:value-type="float">
            <text:p>26.8411008605161</text:p>
          </table:table-cell>
          <table:table-cell table:formula="of:= [.A723]*[.A723]*[.A723]*[.A723] - 16*[.A723]*[.A723] + 5*[.A723]" office:value-type="float" office:value="-6.34197445809074" calcext:value-type="float">
            <text:p>-6.34197445809074</text:p>
          </table:table-cell>
          <table:table-cell table:formula="of:= [.B723]*[.B723]*[.B723]*[.B723] - 16*[.B723]*[.B723] + 5*[.B723]" office:value-type="float" office:value="-1.38872698817847" calcext:value-type="float">
            <text:p>-1.388726988178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0273446504796" calcext:value-type="float">
            <text:p>0.270273446504796</text:p>
          </table:table-cell>
          <table:table-cell table:formula="of:=-[.A724]" office:value-type="float" office:value="-0.270273446504796" calcext:value-type="float">
            <text:p>-0.270273446504796</text:p>
          </table:table-cell>
          <table:table-cell/>
          <table:table-cell table:formula="of:= 100 * ([.A725] - [.A724]*[.A724]) * ([.A725] - [.A724]*[.A724]) + (1 - [.A724]) * (1 - [.A724])" office:value-type="float" office:value="12.0366712616475" calcext:value-type="float">
            <text:p>12.0366712616475</text:p>
          </table:table-cell>
          <table:table-cell table:formula="of:= 100 * ([.B725] - [.B724]*[.B724]) * ([.B725] - [.B724]*[.B724]) + (1 - [.B724]) * (1 - [.B724])" office:value-type="float" office:value="5.34168024517473" calcext:value-type="float">
            <text:p>5.34168024517473</text:p>
          </table:table-cell>
          <table:table-cell table:formula="of:= [.A724]*[.A724]*[.A724]*[.A724] - 16*[.A724]*[.A724] + 5*[.A724]" office:value-type="float" office:value="0.187939430072698" calcext:value-type="float">
            <text:p>0.187939430072698</text:p>
          </table:table-cell>
          <table:table-cell table:formula="of:= [.B724]*[.B724]*[.B724]*[.B724] - 16*[.B724]*[.B724] + 5*[.B724]" office:value-type="float" office:value="-2.51479503497526" calcext:value-type="float">
            <text:p>-2.514795034975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6130247167146" calcext:value-type="float">
            <text:p>-0.266130247167146</text:p>
          </table:table-cell>
          <table:table-cell table:formula="of:=-[.A725]" office:value-type="float" office:value="0.266130247167146" calcext:value-type="float">
            <text:p>0.266130247167146</text:p>
          </table:table-cell>
          <table:table-cell/>
          <table:table-cell table:formula="of:= 100 * ([.A726] - [.A725]*[.A725]) * ([.A726] - [.A725]*[.A725]) + (1 - [.A725]) * (1 - [.A725])" office:value-type="float" office:value="10.1483875962357" calcext:value-type="float">
            <text:p>10.1483875962357</text:p>
          </table:table-cell>
          <table:table-cell table:formula="of:= 100 * ([.B726] - [.B725]*[.B725]) * ([.B726] - [.B725]*[.B725]) + (1 - [.B725]) * (1 - [.B725])" office:value-type="float" office:value="19.3719166381627" calcext:value-type="float">
            <text:p>19.3719166381627</text:p>
          </table:table-cell>
          <table:table-cell table:formula="of:= [.A725]*[.A725]*[.A725]*[.A725] - 16*[.A725]*[.A725] + 5*[.A725]" office:value-type="float" office:value="-2.4588399468336" calcext:value-type="float">
            <text:p>-2.4588399468336</text:p>
          </table:table-cell>
          <table:table-cell table:formula="of:= [.B725]*[.B725]*[.B725]*[.B725] - 16*[.B725]*[.B725] + 5*[.B725]" office:value-type="float" office:value="0.202462524837856" calcext:value-type="float">
            <text:p>0.2024625248378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3148790125143" calcext:value-type="float">
            <text:p>0.363148790125143</text:p>
          </table:table-cell>
          <table:table-cell table:formula="of:=-[.A726]" office:value-type="float" office:value="-0.363148790125143" calcext:value-type="float">
            <text:p>-0.363148790125143</text:p>
          </table:table-cell>
          <table:table-cell/>
          <table:table-cell table:formula="of:= 100 * ([.A727] - [.A726]*[.A726]) * ([.A727] - [.A726]*[.A726]) + (1 - [.A726]) * (1 - [.A726])" office:value-type="float" office:value="10.3133548971009" calcext:value-type="float">
            <text:p>10.3133548971009</text:p>
          </table:table-cell>
          <table:table-cell table:formula="of:= 100 * ([.B727] - [.B726]*[.B726]) * ([.B727] - [.B726]*[.B726]) + (1 - [.B726]) * (1 - [.B726])" office:value-type="float" office:value="2.11839808326454" calcext:value-type="float">
            <text:p>2.11839808326454</text:p>
          </table:table-cell>
          <table:table-cell table:formula="of:= [.A726]*[.A726]*[.A726]*[.A726] - 16*[.A726]*[.A726] + 5*[.A726]" office:value-type="float" office:value="-0.276897195010623" calcext:value-type="float">
            <text:p>-0.276897195010623</text:p>
          </table:table-cell>
          <table:table-cell table:formula="of:= [.B726]*[.B726]*[.B726]*[.B726] - 16*[.B726]*[.B726] + 5*[.B726]" office:value-type="float" office:value="-3.90838509626205" calcext:value-type="float">
            <text:p>-3.908385096262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288914618093" calcext:value-type="float">
            <text:p>-0.18288914618093</text:p>
          </table:table-cell>
          <table:table-cell table:formula="of:=-[.A727]" office:value-type="float" office:value="0.18288914618093" calcext:value-type="float">
            <text:p>0.18288914618093</text:p>
          </table:table-cell>
          <table:table-cell/>
          <table:table-cell table:formula="of:= 100 * ([.A728] - [.A727]*[.A727]) * ([.A728] - [.A727]*[.A727]) + (1 - [.A727]) * (1 - [.A727])" office:value-type="float" office:value="1.46881021639384" calcext:value-type="float">
            <text:p>1.46881021639384</text:p>
          </table:table-cell>
          <table:table-cell table:formula="of:= 100 * ([.B728] - [.B727]*[.B727]) * ([.B728] - [.B727]*[.B727]) + (1 - [.B727]) * (1 - [.B727])" office:value-type="float" office:value="1.53770317861103" calcext:value-type="float">
            <text:p>1.53770317861103</text:p>
          </table:table-cell>
          <table:table-cell table:formula="of:= [.A727]*[.A727]*[.A727]*[.A727] - 16*[.A727]*[.A727] + 5*[.A727]" office:value-type="float" office:value="-1.44850196943284" calcext:value-type="float">
            <text:p>-1.44850196943284</text:p>
          </table:table-cell>
          <table:table-cell table:formula="of:= [.B727]*[.B727]*[.B727]*[.B727] - 16*[.B727]*[.B727] + 5*[.B727]" office:value-type="float" office:value="0.380389492376455" calcext:value-type="float">
            <text:p>0.3803894923764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98271213805108" calcext:value-type="float">
            <text:p>0.0598271213805108</text:p>
          </table:table-cell>
          <table:table-cell table:formula="of:=-[.A728]" office:value-type="float" office:value="-0.0598271213805108" calcext:value-type="float">
            <text:p>-0.0598271213805108</text:p>
          </table:table-cell>
          <table:table-cell/>
          <table:table-cell table:formula="of:= 100 * ([.A729] - [.A728]*[.A728]) * ([.A729] - [.A728]*[.A728]) + (1 - [.A728]) * (1 - [.A728])" office:value-type="float" office:value="20.0943535739649" calcext:value-type="float">
            <text:p>20.0943535739649</text:p>
          </table:table-cell>
          <table:table-cell table:formula="of:= 100 * ([.B729] - [.B728]*[.B728]) * ([.B729] - [.B728]*[.B728]) + (1 - [.B728]) * (1 - [.B728])" office:value-type="float" office:value="19.7112706742445" calcext:value-type="float">
            <text:p>19.7112706742445</text:p>
          </table:table-cell>
          <table:table-cell table:formula="of:= [.A728]*[.A728]*[.A728]*[.A728] - 16*[.A728]*[.A728] + 5*[.A728]" office:value-type="float" office:value="0.241879866936893" calcext:value-type="float">
            <text:p>0.241879866936893</text:p>
          </table:table-cell>
          <table:table-cell table:formula="of:= [.B728]*[.B728]*[.B728]*[.B728] - 16*[.B728]*[.B728] + 5*[.B728]" office:value-type="float" office:value="-0.356391346868215" calcext:value-type="float">
            <text:p>-0.3563913468682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4717744196538" calcext:value-type="float">
            <text:p>-0.434717744196538</text:p>
          </table:table-cell>
          <table:table-cell table:formula="of:=-[.A729]" office:value-type="float" office:value="0.434717744196538" calcext:value-type="float">
            <text:p>0.434717744196538</text:p>
          </table:table-cell>
          <table:table-cell/>
          <table:table-cell table:formula="of:= 100 * ([.A730] - [.A729]*[.A729]) * ([.A730] - [.A729]*[.A729]) + (1 - [.A729]) * (1 - [.A729])" office:value-type="float" office:value="15.9316501572539" calcext:value-type="float">
            <text:p>15.9316501572539</text:p>
          </table:table-cell>
          <table:table-cell table:formula="of:= 100 * ([.B730] - [.B729]*[.B729]) * ([.B730] - [.B729]*[.B729]) + (1 - [.B729]) * (1 - [.B729])" office:value-type="float" office:value="0.322559262154286" calcext:value-type="float">
            <text:p>0.322559262154286</text:p>
          </table:table-cell>
          <table:table-cell table:formula="of:= [.A729]*[.A729]*[.A729]*[.A729] - 16*[.A729]*[.A729] + 5*[.A729]" office:value-type="float" office:value="-5.16154773700127" calcext:value-type="float">
            <text:p>-5.16154773700127</text:p>
          </table:table-cell>
          <table:table-cell table:formula="of:= [.B729]*[.B729]*[.B729]*[.B729] - 16*[.B729]*[.B729] + 5*[.B729]" office:value-type="float" office:value="-0.814370295035885" calcext:value-type="float">
            <text:p>-0.8143702950358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3488402999191" calcext:value-type="float">
            <text:p>-0.183488402999191</text:p>
          </table:table-cell>
          <table:table-cell table:formula="of:=-[.A730]" office:value-type="float" office:value="0.183488402999191" calcext:value-type="float">
            <text:p>0.183488402999191</text:p>
          </table:table-cell>
          <table:table-cell/>
          <table:table-cell table:formula="of:= 100 * ([.A731] - [.A730]*[.A730]) * ([.A731] - [.A730]*[.A730]) + (1 - [.A730]) * (1 - [.A730])" office:value-type="float" office:value="11.5936393499894" calcext:value-type="float">
            <text:p>11.5936393499894</text:p>
          </table:table-cell>
          <table:table-cell table:formula="of:= 100 * ([.B731] - [.B730]*[.B730]) * ([.B731] - [.B730]*[.B730]) + (1 - [.B730]) * (1 - [.B730])" office:value-type="float" office:value="15.6127000062481" calcext:value-type="float">
            <text:p>15.6127000062481</text:p>
          </table:table-cell>
          <table:table-cell table:formula="of:= [.A730]*[.A730]*[.A730]*[.A730] - 16*[.A730]*[.A730] + 5*[.A730]" office:value-type="float" office:value="-1.4549963857367" calcext:value-type="float">
            <text:p>-1.4549963857367</text:p>
          </table:table-cell>
          <table:table-cell table:formula="of:= [.B730]*[.B730]*[.B730]*[.B730] - 16*[.B730]*[.B730] + 5*[.B730]" office:value-type="float" office:value="0.379887644255212" calcext:value-type="float">
            <text:p>0.3798876442552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2932689076093" calcext:value-type="float">
            <text:p>0.352932689076093</text:p>
          </table:table-cell>
          <table:table-cell table:formula="of:=-[.A731]" office:value-type="float" office:value="-0.352932689076093" calcext:value-type="float">
            <text:p>-0.352932689076093</text:p>
          </table:table-cell>
          <table:table-cell/>
          <table:table-cell table:formula="of:= 100 * ([.A732] - [.A731]*[.A731]) * ([.A732] - [.A731]*[.A731]) + (1 - [.A731]) * (1 - [.A731])" office:value-type="float" office:value="37.8568448143752" calcext:value-type="float">
            <text:p>37.8568448143752</text:p>
          </table:table-cell>
          <table:table-cell table:formula="of:= 100 * ([.B732] - [.B731]*[.B731]) * ([.B732] - [.B731]*[.B731]) + (1 - [.B731]) * (1 - [.B731])" office:value-type="float" office:value="14.9887657761539" calcext:value-type="float">
            <text:p>14.9887657761539</text:p>
          </table:table-cell>
          <table:table-cell table:formula="of:= [.A731]*[.A731]*[.A731]*[.A731] - 16*[.A731]*[.A731] + 5*[.A731]" office:value-type="float" office:value="-0.212804719863482" calcext:value-type="float">
            <text:p>-0.212804719863482</text:p>
          </table:table-cell>
          <table:table-cell table:formula="of:= [.B731]*[.B731]*[.B731]*[.B731] - 16*[.B731]*[.B731] + 5*[.B731]" office:value-type="float" office:value="-3.74213161062441" calcext:value-type="float">
            <text:p>-3.742131610624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305730594969" calcext:value-type="float">
            <text:p>-0.487305730594969</text:p>
          </table:table-cell>
          <table:table-cell table:formula="of:=-[.A732]" office:value-type="float" office:value="0.487305730594969" calcext:value-type="float">
            <text:p>0.487305730594969</text:p>
          </table:table-cell>
          <table:table-cell/>
          <table:table-cell table:formula="of:= 100 * ([.A733] - [.A732]*[.A732]) * ([.A733] - [.A732]*[.A732]) + (1 - [.A732]) * (1 - [.A732])" office:value-type="float" office:value="48.2389716708259" calcext:value-type="float">
            <text:p>48.2389716708259</text:p>
          </table:table-cell>
          <table:table-cell table:formula="of:= 100 * ([.B733] - [.B732]*[.B732]) * ([.B733] - [.B732]*[.B732]) + (1 - [.B732]) * (1 - [.B732])" office:value-type="float" office:value="4.40397782995366" calcext:value-type="float">
            <text:p>4.40397782995366</text:p>
          </table:table-cell>
          <table:table-cell table:formula="of:= [.A732]*[.A732]*[.A732]*[.A732] - 16*[.A732]*[.A732] + 5*[.A732]" office:value-type="float" office:value="-6.17960813735015" calcext:value-type="float">
            <text:p>-6.17960813735015</text:p>
          </table:table-cell>
          <table:table-cell table:formula="of:= [.B732]*[.B732]*[.B732]*[.B732] - 16*[.B732]*[.B732] + 5*[.B732]" office:value-type="float" office:value="-1.30655083140046" calcext:value-type="float">
            <text:p>-1.306550831400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0964354565478" calcext:value-type="float">
            <text:p>-0.440964354565478</text:p>
          </table:table-cell>
          <table:table-cell table:formula="of:=-[.A733]" office:value-type="float" office:value="0.440964354565478" calcext:value-type="float">
            <text:p>0.440964354565478</text:p>
          </table:table-cell>
          <table:table-cell/>
          <table:table-cell table:formula="of:= 100 * ([.A734] - [.A733]*[.A733]) * ([.A734] - [.A733]*[.A733]) + (1 - [.A733]) * (1 - [.A733])" office:value-type="float" office:value="11.3243995791913" calcext:value-type="float">
            <text:p>11.3243995791913</text:p>
          </table:table-cell>
          <table:table-cell table:formula="of:= 100 * ([.B734] - [.B733]*[.B733]) * ([.B734] - [.B733]*[.B733]) + (1 - [.B733]) * (1 - [.B733])" office:value-type="float" office:value="48.3380749465728" calcext:value-type="float">
            <text:p>48.3380749465728</text:p>
          </table:table-cell>
          <table:table-cell table:formula="of:= [.A733]*[.A733]*[.A733]*[.A733] - 16*[.A733]*[.A733] + 5*[.A733]" office:value-type="float" office:value="-5.27820413262401" calcext:value-type="float">
            <text:p>-5.27820413262401</text:p>
          </table:table-cell>
          <table:table-cell table:formula="of:= [.B733]*[.B733]*[.B733]*[.B733] - 16*[.B733]*[.B733] + 5*[.B733]" office:value-type="float" office:value="-0.86856058696923" calcext:value-type="float">
            <text:p>-0.868560586969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555157277393" calcext:value-type="float">
            <text:p>0.498555157277393</text:p>
          </table:table-cell>
          <table:table-cell table:formula="of:=-[.A734]" office:value-type="float" office:value="-0.498555157277393" calcext:value-type="float">
            <text:p>-0.498555157277393</text:p>
          </table:table-cell>
          <table:table-cell/>
          <table:table-cell table:formula="of:= 100 * ([.A735] - [.A734]*[.A734]) * ([.A735] - [.A734]*[.A734]) + (1 - [.A734]) * (1 - [.A734])" office:value-type="float" office:value="39.5416440527458" calcext:value-type="float">
            <text:p>39.5416440527458</text:p>
          </table:table-cell>
          <table:table-cell table:formula="of:= 100 * ([.B735] - [.B734]*[.B734]) * ([.B735] - [.B734]*[.B734]) + (1 - [.B734]) * (1 - [.B734])" office:value-type="float" office:value="3.9279917473807" calcext:value-type="float">
            <text:p>3.9279917473807</text:p>
          </table:table-cell>
          <table:table-cell table:formula="of:= [.A734]*[.A734]*[.A734]*[.A734] - 16*[.A734]*[.A734] + 5*[.A734]" office:value-type="float" office:value="-1.42235942721284" calcext:value-type="float">
            <text:p>-1.42235942721284</text:p>
          </table:table-cell>
          <table:table-cell table:formula="of:= [.B734]*[.B734]*[.B734]*[.B734] - 16*[.B734]*[.B734] + 5*[.B734]" office:value-type="float" office:value="-6.40791099998677" calcext:value-type="float">
            <text:p>-6.40791099998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8261685326153" calcext:value-type="float">
            <text:p>-0.378261685326153</text:p>
          </table:table-cell>
          <table:table-cell table:formula="of:=-[.A735]" office:value-type="float" office:value="0.378261685326153" calcext:value-type="float">
            <text:p>0.378261685326153</text:p>
          </table:table-cell>
          <table:table-cell/>
          <table:table-cell table:formula="of:= 100 * ([.A736] - [.A735]*[.A735]) * ([.A736] - [.A735]*[.A735]) + (1 - [.A735]) * (1 - [.A735])" office:value-type="float" office:value="5.70206779178713" calcext:value-type="float">
            <text:p>5.70206779178713</text:p>
          </table:table-cell>
          <table:table-cell table:formula="of:= 100 * ([.B736] - [.B735]*[.B735]) * ([.B736] - [.B735]*[.B735]) + (1 - [.B735]) * (1 - [.B735])" office:value-type="float" office:value="1.21765999223409" calcext:value-type="float">
            <text:p>1.21765999223409</text:p>
          </table:table-cell>
          <table:table-cell table:formula="of:= [.A735]*[.A735]*[.A735]*[.A735] - 16*[.A735]*[.A735] + 5*[.A735]" office:value-type="float" office:value="-4.1601464371557" calcext:value-type="float">
            <text:p>-4.1601464371557</text:p>
          </table:table-cell>
          <table:table-cell table:formula="of:= [.B735]*[.B735]*[.B735]*[.B735] - 16*[.B735]*[.B735] + 5*[.B735]" office:value-type="float" office:value="-0.377529583894173" calcext:value-type="float">
            <text:p>-0.3775295838941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1917136349005" calcext:value-type="float">
            <text:p>-0.051917136349005</text:p>
          </table:table-cell>
          <table:table-cell table:formula="of:=-[.A736]" office:value-type="float" office:value="0.051917136349005" calcext:value-type="float">
            <text:p>0.051917136349005</text:p>
          </table:table-cell>
          <table:table-cell/>
          <table:table-cell table:formula="of:= 100 * ([.A737] - [.A736]*[.A736]) * ([.A737] - [.A736]*[.A736]) + (1 - [.A736]) * (1 - [.A736])" office:value-type="float" office:value="10.4076651976157" calcext:value-type="float">
            <text:p>10.4076651976157</text:p>
          </table:table-cell>
          <table:table-cell table:formula="of:= 100 * ([.B737] - [.B736]*[.B736]) * ([.B737] - [.B736]*[.B736]) + (1 - [.B736]) * (1 - [.B736])" office:value-type="float" office:value="9.87408935472409" calcext:value-type="float">
            <text:p>9.87408935472409</text:p>
          </table:table-cell>
          <table:table-cell table:formula="of:= [.A736]*[.A736]*[.A736]*[.A736] - 16*[.A736]*[.A736] + 5*[.A736]" office:value-type="float" office:value="-0.302704641369811" calcext:value-type="float">
            <text:p>-0.302704641369811</text:p>
          </table:table-cell>
          <table:table-cell table:formula="of:= [.B736]*[.B736]*[.B736]*[.B736] - 16*[.B736]*[.B736] + 5*[.B736]" office:value-type="float" office:value="0.216466722120239" calcext:value-type="float">
            <text:p>0.2164667221202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228224186862" calcext:value-type="float">
            <text:p>-0.30228224186862</text:p>
          </table:table-cell>
          <table:table-cell table:formula="of:=-[.A737]" office:value-type="float" office:value="0.30228224186862" calcext:value-type="float">
            <text:p>0.30228224186862</text:p>
          </table:table-cell>
          <table:table-cell/>
          <table:table-cell table:formula="of:= 100 * ([.A738] - [.A737]*[.A737]) * ([.A738] - [.A737]*[.A737]) + (1 - [.A737]) * (1 - [.A737])" office:value-type="float" office:value="18.2083661192732" calcext:value-type="float">
            <text:p>18.2083661192732</text:p>
          </table:table-cell>
          <table:table-cell table:formula="of:= 100 * ([.B738] - [.B737]*[.B737]) * ([.B738] - [.B737]*[.B737]) + (1 - [.B737]) * (1 - [.B737])" office:value-type="float" office:value="5.48676324663461" calcext:value-type="float">
            <text:p>5.48676324663461</text:p>
          </table:table-cell>
          <table:table-cell table:formula="of:= [.A737]*[.A737]*[.A737]*[.A737] - 16*[.A737]*[.A737] + 5*[.A737]" office:value-type="float" office:value="-2.96505476025615" calcext:value-type="float">
            <text:p>-2.96505476025615</text:p>
          </table:table-cell>
          <table:table-cell table:formula="of:= [.B737]*[.B737]*[.B737]*[.B737] - 16*[.B737]*[.B737] + 5*[.B737]" office:value-type="float" office:value="0.0577676584300477" calcext:value-type="float">
            <text:p>0.05776765843004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4980304494102" calcext:value-type="float">
            <text:p>-0.314980304494102</text:p>
          </table:table-cell>
          <table:table-cell table:formula="of:=-[.A738]" office:value-type="float" office:value="0.314980304494102" calcext:value-type="float">
            <text:p>0.314980304494102</text:p>
          </table:table-cell>
          <table:table-cell/>
          <table:table-cell table:formula="of:= 100 * ([.A739] - [.A738]*[.A738]) * ([.A739] - [.A738]*[.A738]) + (1 - [.A738]) * (1 - [.A738])" office:value-type="float" office:value="25.7154380749526" calcext:value-type="float">
            <text:p>25.7154380749526</text:p>
          </table:table-cell>
          <table:table-cell table:formula="of:= 100 * ([.B739] - [.B738]*[.B738]) * ([.B739] - [.B738]*[.B738]) + (1 - [.B738]) * (1 - [.B738])" office:value-type="float" office:value="8.95671806459293" calcext:value-type="float">
            <text:p>8.95671806459293</text:p>
          </table:table-cell>
          <table:table-cell table:formula="of:= [.A738]*[.A738]*[.A738]*[.A738] - 16*[.A738]*[.A738] + 5*[.A738]" office:value-type="float" office:value="-3.15245985952281" calcext:value-type="float">
            <text:p>-3.15245985952281</text:p>
          </table:table-cell>
          <table:table-cell table:formula="of:= [.B738]*[.B738]*[.B738]*[.B738] - 16*[.B738]*[.B738] + 5*[.B738]" office:value-type="float" office:value="-0.00265681458179134" calcext:value-type="float">
            <text:p>-0.002656814581791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0545152729723" calcext:value-type="float">
            <text:p>-0.390545152729723</text:p>
          </table:table-cell>
          <table:table-cell table:formula="of:=-[.A739]" office:value-type="float" office:value="0.390545152729723" calcext:value-type="float">
            <text:p>0.390545152729723</text:p>
          </table:table-cell>
          <table:table-cell/>
          <table:table-cell table:formula="of:= 100 * ([.A740] - [.A739]*[.A739]) * ([.A740] - [.A739]*[.A739]) + (1 - [.A739]) * (1 - [.A739])" office:value-type="float" office:value="8.80279180233628" calcext:value-type="float">
            <text:p>8.80279180233628</text:p>
          </table:table-cell>
          <table:table-cell table:formula="of:= 100 * ([.B740] - [.B739]*[.B739]) * ([.B740] - [.B739]*[.B739]) + (1 - [.B739]) * (1 - [.B739])" office:value-type="float" office:value="0.555990544504847" calcext:value-type="float">
            <text:p>0.555990544504847</text:p>
          </table:table-cell>
          <table:table-cell table:formula="of:= [.A739]*[.A739]*[.A739]*[.A739] - 16*[.A739]*[.A739] + 5*[.A739]" office:value-type="float" office:value="-4.36986999165065" calcext:value-type="float">
            <text:p>-4.36986999165065</text:p>
          </table:table-cell>
          <table:table-cell table:formula="of:= [.B739]*[.B739]*[.B739]*[.B739] - 16*[.B739]*[.B739] + 5*[.B739]" office:value-type="float" office:value="-0.464418464353418" calcext:value-type="float">
            <text:p>-0.464418464353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956561249821" calcext:value-type="float">
            <text:p>-0.10956561249821</text:p>
          </table:table-cell>
          <table:table-cell table:formula="of:=-[.A740]" office:value-type="float" office:value="0.10956561249821" calcext:value-type="float">
            <text:p>0.10956561249821</text:p>
          </table:table-cell>
          <table:table-cell/>
          <table:table-cell table:formula="of:= 100 * ([.A741] - [.A740]*[.A740]) * ([.A741] - [.A740]*[.A740]) + (1 - [.A740]) * (1 - [.A740])" office:value-type="float" office:value="2.07792000443088" calcext:value-type="float">
            <text:p>2.07792000443088</text:p>
          </table:table-cell>
          <table:table-cell table:formula="of:= 100 * ([.B741] - [.B740]*[.B740]) * ([.B741] - [.B740]*[.B740]) + (1 - [.B740]) * (1 - [.B740])" office:value-type="float" office:value="1.25543156351804" calcext:value-type="float">
            <text:p>1.25543156351804</text:p>
          </table:table-cell>
          <table:table-cell table:formula="of:= [.A740]*[.A740]*[.A740]*[.A740] - 16*[.A740]*[.A740] + 5*[.A740]" office:value-type="float" office:value="-0.73975792658079" calcext:value-type="float">
            <text:p>-0.73975792658079</text:p>
          </table:table-cell>
          <table:table-cell table:formula="of:= [.B740]*[.B740]*[.B740]*[.B740] - 16*[.B740]*[.B740] + 5*[.B740]" office:value-type="float" office:value="0.35589819840131" calcext:value-type="float">
            <text:p>0.355898198401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00162522325102" calcext:value-type="float">
            <text:p>-0.0800162522325102</text:p>
          </table:table-cell>
          <table:table-cell table:formula="of:=-[.A741]" office:value-type="float" office:value="0.0800162522325102" calcext:value-type="float">
            <text:p>0.0800162522325102</text:p>
          </table:table-cell>
          <table:table-cell/>
          <table:table-cell table:formula="of:= 100 * ([.A742] - [.A741]*[.A741]) * ([.A742] - [.A741]*[.A741]) + (1 - [.A741]) * (1 - [.A741])" office:value-type="float" office:value="14.9383653116796" calcext:value-type="float">
            <text:p>14.9383653116796</text:p>
          </table:table-cell>
          <table:table-cell table:formula="of:= 100 * ([.B742] - [.B741]*[.B741]) * ([.B742] - [.B741]*[.B741]) + (1 - [.B741]) * (1 - [.B741])" office:value-type="float" office:value="15.5851137768723" calcext:value-type="float">
            <text:p>15.5851137768723</text:p>
          </table:table-cell>
          <table:table-cell table:formula="of:= [.A741]*[.A741]*[.A741]*[.A741] - 16*[.A741]*[.A741] + 5*[.A741]" office:value-type="float" office:value="-0.502481877809222" calcext:value-type="float">
            <text:p>-0.502481877809222</text:p>
          </table:table-cell>
          <table:table-cell table:formula="of:= [.B741]*[.B741]*[.B741]*[.B741] - 16*[.B741]*[.B741] + 5*[.B741]" office:value-type="float" office:value="0.29768064451588" calcext:value-type="float">
            <text:p>0.297680644515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7508114007937" calcext:value-type="float">
            <text:p>0.377508114007937</text:p>
          </table:table-cell>
          <table:table-cell table:formula="of:=-[.A742]" office:value-type="float" office:value="-0.377508114007937" calcext:value-type="float">
            <text:p>-0.377508114007937</text:p>
          </table:table-cell>
          <table:table-cell/>
          <table:table-cell table:formula="of:= 100 * ([.A743] - [.A742]*[.A742]) * ([.A743] - [.A742]*[.A742]) + (1 - [.A742]) * (1 - [.A742])" office:value-type="float" office:value="10.2723026359656" calcext:value-type="float">
            <text:p>10.2723026359656</text:p>
          </table:table-cell>
          <table:table-cell table:formula="of:= 100 * ([.B743] - [.B742]*[.B742]) * ([.B743] - [.B742]*[.B742]) + (1 - [.B742]) * (1 - [.B742])" office:value-type="float" office:value="37.8286663588849" calcext:value-type="float">
            <text:p>37.8286663588849</text:p>
          </table:table-cell>
          <table:table-cell table:formula="of:= [.A742]*[.A742]*[.A742]*[.A742] - 16*[.A742]*[.A742] + 5*[.A742]" office:value-type="float" office:value="-0.372347670875998" calcext:value-type="float">
            <text:p>-0.372347670875998</text:p>
          </table:table-cell>
          <table:table-cell table:formula="of:= [.B742]*[.B742]*[.B742]*[.B742] - 16*[.B742]*[.B742] + 5*[.B742]" office:value-type="float" office:value="-4.14742881095537" calcext:value-type="float">
            <text:p>-4.147428810955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6913497129647" calcext:value-type="float">
            <text:p>0.456913497129647</text:p>
          </table:table-cell>
          <table:table-cell table:formula="of:=-[.A743]" office:value-type="float" office:value="-0.456913497129647" calcext:value-type="float">
            <text:p>-0.456913497129647</text:p>
          </table:table-cell>
          <table:table-cell/>
          <table:table-cell table:formula="of:= 100 * ([.A744] - [.A743]*[.A743]) * ([.A744] - [.A743]*[.A743]) + (1 - [.A743]) * (1 - [.A743])" office:value-type="float" office:value="1.5995684710093" calcext:value-type="float">
            <text:p>1.5995684710093</text:p>
          </table:table-cell>
          <table:table-cell table:formula="of:= 100 * ([.B744] - [.B743]*[.B743]) * ([.B744] - [.B743]*[.B743]) + (1 - [.B743]) * (1 - [.B743])" office:value-type="float" office:value="11.3228799348513" calcext:value-type="float">
            <text:p>11.3228799348513</text:p>
          </table:table-cell>
          <table:table-cell table:formula="of:= [.A743]*[.A743]*[.A743]*[.A743] - 16*[.A743]*[.A743] + 5*[.A743]" office:value-type="float" office:value="-1.01216672664068" calcext:value-type="float">
            <text:p>-1.01216672664068</text:p>
          </table:table-cell>
          <table:table-cell table:formula="of:= [.B743]*[.B743]*[.B743]*[.B743] - 16*[.B743]*[.B743] + 5*[.B743]" office:value-type="float" office:value="-5.58130169793715" calcext:value-type="float">
            <text:p>-5.581301697937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45497389299345" calcext:value-type="float">
            <text:p>0.0945497389299345</text:p>
          </table:table-cell>
          <table:table-cell table:formula="of:=-[.A744]" office:value-type="float" office:value="-0.0945497389299345" calcext:value-type="float">
            <text:p>-0.0945497389299345</text:p>
          </table:table-cell>
          <table:table-cell/>
          <table:table-cell table:formula="of:= 100 * ([.A745] - [.A744]*[.A744]) * ([.A745] - [.A744]*[.A744]) + (1 - [.A744]) * (1 - [.A744])" office:value-type="float" office:value="12.4960649430559" calcext:value-type="float">
            <text:p>12.4960649430559</text:p>
          </table:table-cell>
          <table:table-cell table:formula="of:= 100 * ([.B745] - [.B744]*[.B744]) * ([.B745] - [.B744]*[.B744]) + (1 - [.B744]) * (1 - [.B744])" office:value-type="float" office:value="14.1281202168445" calcext:value-type="float">
            <text:p>14.1281202168445</text:p>
          </table:table-cell>
          <table:table-cell table:formula="of:= [.A744]*[.A744]*[.A744]*[.A744] - 16*[.A744]*[.A744] + 5*[.A744]" office:value-type="float" office:value="0.329794161940288" calcext:value-type="float">
            <text:p>0.329794161940288</text:p>
          </table:table-cell>
          <table:table-cell table:formula="of:= [.B744]*[.B744]*[.B744]*[.B744] - 16*[.B744]*[.B744] + 5*[.B744]" office:value-type="float" office:value="-0.615703227359057" calcext:value-type="float">
            <text:p>-0.6157032273590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064456629195" calcext:value-type="float">
            <text:p>0.35064456629195</text:p>
          </table:table-cell>
          <table:table-cell table:formula="of:=-[.A745]" office:value-type="float" office:value="-0.35064456629195" calcext:value-type="float">
            <text:p>-0.35064456629195</text:p>
          </table:table-cell>
          <table:table-cell/>
          <table:table-cell table:formula="of:= 100 * ([.A746] - [.A745]*[.A745]) * ([.A746] - [.A745]*[.A745]) + (1 - [.A745]) * (1 - [.A745])" office:value-type="float" office:value="2.18482497484333" calcext:value-type="float">
            <text:p>2.18482497484333</text:p>
          </table:table-cell>
          <table:table-cell table:formula="of:= 100 * ([.B746] - [.B745]*[.B745]) * ([.B746] - [.B745]*[.B745]) + (1 - [.B745]) * (1 - [.B745])" office:value-type="float" office:value="3.10383370041991" calcext:value-type="float">
            <text:p>3.10383370041991</text:p>
          </table:table-cell>
          <table:table-cell table:formula="of:= [.A745]*[.A745]*[.A745]*[.A745] - 16*[.A745]*[.A745] + 5*[.A745]" office:value-type="float" office:value="-0.198885859599914" calcext:value-type="float">
            <text:p>-0.198885859599914</text:p>
          </table:table-cell>
          <table:table-cell table:formula="of:= [.B745]*[.B745]*[.B745]*[.B745] - 16*[.B745]*[.B745] + 5*[.B745]" office:value-type="float" office:value="-3.70533152251941" calcext:value-type="float">
            <text:p>-3.705331522519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983251728538204" calcext:value-type="float">
            <text:p>-0.00983251728538204</text:p>
          </table:table-cell>
          <table:table-cell table:formula="of:=-[.A746]" office:value-type="float" office:value="0.00983251728538204" calcext:value-type="float">
            <text:p>0.00983251728538204</text:p>
          </table:table-cell>
          <table:table-cell/>
          <table:table-cell table:formula="of:= 100 * ([.A747] - [.A746]*[.A746]) * ([.A747] - [.A746]*[.A746]) + (1 - [.A746]) * (1 - [.A746])" office:value-type="float" office:value="6.2100791800092" calcext:value-type="float">
            <text:p>6.2100791800092</text:p>
          </table:table-cell>
          <table:table-cell table:formula="of:= 100 * ([.B747] - [.B746]*[.B746]) * ([.B747] - [.B746]*[.B746]) + (1 - [.B746]) * (1 - [.B746])" office:value-type="float" office:value="6.1795630621752" calcext:value-type="float">
            <text:p>6.1795630621752</text:p>
          </table:table-cell>
          <table:table-cell table:formula="of:= [.A746]*[.A746]*[.A746]*[.A746] - 16*[.A746]*[.A746] + 5*[.A746]" office:value-type="float" office:value="-0.0507094314188753" calcext:value-type="float">
            <text:p>-0.0507094314188753</text:p>
          </table:table-cell>
          <table:table-cell table:formula="of:= [.B746]*[.B746]*[.B746]*[.B746] - 16*[.B746]*[.B746] + 5*[.B746]" office:value-type="float" office:value="0.0476157414349451" calcext:value-type="float">
            <text:p>0.04761574143494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7919360915759" calcext:value-type="float">
            <text:p>0.227919360915759</text:p>
          </table:table-cell>
          <table:table-cell table:formula="of:=-[.A747]" office:value-type="float" office:value="-0.227919360915759" calcext:value-type="float">
            <text:p>-0.227919360915759</text:p>
          </table:table-cell>
          <table:table-cell/>
          <table:table-cell table:formula="of:= 100 * ([.A748] - [.A747]*[.A747]) * ([.A748] - [.A747]*[.A747]) + (1 - [.A747]) * (1 - [.A747])" office:value-type="float" office:value="2.00658829310992" calcext:value-type="float">
            <text:p>2.00658829310992</text:p>
          </table:table-cell>
          <table:table-cell table:formula="of:= 100 * ([.B748] - [.B747]*[.B747]) * ([.B748] - [.B747]*[.B747]) + (1 - [.B747]) * (1 - [.B747])" office:value-type="float" office:value="1.52989512315282" calcext:value-type="float">
            <text:p>1.52989512315282</text:p>
          </table:table-cell>
          <table:table-cell table:formula="of:= [.A747]*[.A747]*[.A747]*[.A747] - 16*[.A747]*[.A747] + 5*[.A747]" office:value-type="float" office:value="0.311139558527309" calcext:value-type="float">
            <text:p>0.311139558527309</text:p>
          </table:table-cell>
          <table:table-cell table:formula="of:= [.B747]*[.B747]*[.B747]*[.B747] - 16*[.B747]*[.B747] + 5*[.B747]" office:value-type="float" office:value="-1.96805405063028" calcext:value-type="float">
            <text:p>-1.968054050630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68163864484503" calcext:value-type="float">
            <text:p>-0.0668163864484503</text:p>
          </table:table-cell>
          <table:table-cell table:formula="of:=-[.A748]" office:value-type="float" office:value="0.0668163864484503" calcext:value-type="float">
            <text:p>0.0668163864484503</text:p>
          </table:table-cell>
          <table:table-cell/>
          <table:table-cell table:formula="of:= 100 * ([.A749] - [.A748]*[.A748]) * ([.A749] - [.A748]*[.A748]) + (1 - [.A748]) * (1 - [.A748])" office:value-type="float" office:value="7.0656165647661" calcext:value-type="float">
            <text:p>7.0656165647661</text:p>
          </table:table-cell>
          <table:table-cell table:formula="of:= 100 * ([.B749] - [.B748]*[.B748]) * ([.B749] - [.B748]*[.B748]) + (1 - [.B748]) * (1 - [.B748])" office:value-type="float" office:value="6.37155058638851" calcext:value-type="float">
            <text:p>6.37155058638851</text:p>
          </table:table-cell>
          <table:table-cell table:formula="of:= [.A748]*[.A748]*[.A748]*[.A748] - 16*[.A748]*[.A748] + 5*[.A748]" office:value-type="float" office:value="-0.405492873079967" calcext:value-type="float">
            <text:p>-0.405492873079967</text:p>
          </table:table-cell>
          <table:table-cell table:formula="of:= [.B748]*[.B748]*[.B748]*[.B748] - 16*[.B748]*[.B748] + 5*[.B748]" office:value-type="float" office:value="0.262670991404536" calcext:value-type="float">
            <text:p>0.2626709914045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9000544622915" calcext:value-type="float">
            <text:p>-0.239000544622915</text:p>
          </table:table-cell>
          <table:table-cell table:formula="of:=-[.A749]" office:value-type="float" office:value="0.239000544622915" calcext:value-type="float">
            <text:p>0.239000544622915</text:p>
          </table:table-cell>
          <table:table-cell/>
          <table:table-cell table:formula="of:= 100 * ([.A750] - [.A749]*[.A749]) * ([.A750] - [.A749]*[.A749]) + (1 - [.A749]) * (1 - [.A749])" office:value-type="float" office:value="17.30687391251" calcext:value-type="float">
            <text:p>17.30687391251</text:p>
          </table:table-cell>
          <table:table-cell table:formula="of:= 100 * ([.B750] - [.B749]*[.B749]) * ([.B750] - [.B749]*[.B749]) + (1 - [.B749]) * (1 - [.B749])" office:value-type="float" office:value="8.58202878863277" calcext:value-type="float">
            <text:p>8.58202878863277</text:p>
          </table:table-cell>
          <table:table-cell table:formula="of:= [.A749]*[.A749]*[.A749]*[.A749] - 16*[.A749]*[.A749] + 5*[.A749]" office:value-type="float" office:value="-2.10568005001368" calcext:value-type="float">
            <text:p>-2.10568005001368</text:p>
          </table:table-cell>
          <table:table-cell table:formula="of:= [.B749]*[.B749]*[.B749]*[.B749] - 16*[.B749]*[.B749] + 5*[.B749]" office:value-type="float" office:value="0.284325396215469" calcext:value-type="float">
            <text:p>0.2843253962154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0015385711765" calcext:value-type="float">
            <text:p>-0.340015385711765</text:p>
          </table:table-cell>
          <table:table-cell table:formula="of:=-[.A750]" office:value-type="float" office:value="0.340015385711765" calcext:value-type="float">
            <text:p>0.340015385711765</text:p>
          </table:table-cell>
          <table:table-cell/>
          <table:table-cell table:formula="of:= 100 * ([.A751] - [.A750]*[.A750]) * ([.A751] - [.A750]*[.A750]) + (1 - [.A750]) * (1 - [.A750])" office:value-type="float" office:value="1.80056705186256" calcext:value-type="float">
            <text:p>1.80056705186256</text:p>
          </table:table-cell>
          <table:table-cell table:formula="of:= 100 * ([.B751] - [.B750]*[.B750]) * ([.B751] - [.B750]*[.B750]) + (1 - [.B750]) * (1 - [.B750])" office:value-type="float" office:value="6.1113781075105" calcext:value-type="float">
            <text:p>6.1113781075105</text:p>
          </table:table-cell>
          <table:table-cell table:formula="of:= [.A750]*[.A750]*[.A750]*[.A750] - 16*[.A750]*[.A750] + 5*[.A750]" office:value-type="float" office:value="-3.53647854984609" calcext:value-type="float">
            <text:p>-3.53647854984609</text:p>
          </table:table-cell>
          <table:table-cell table:formula="of:= [.B750]*[.B750]*[.B750]*[.B750] - 16*[.B750]*[.B750] + 5*[.B750]" office:value-type="float" office:value="-0.136324692728444" calcext:value-type="float">
            <text:p>-0.1363246927284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2628879663003" calcext:value-type="float">
            <text:p>0.122628879663003</text:p>
          </table:table-cell>
          <table:table-cell table:formula="of:=-[.A751]" office:value-type="float" office:value="-0.122628879663003" calcext:value-type="float">
            <text:p>-0.122628879663003</text:p>
          </table:table-cell>
          <table:table-cell/>
          <table:table-cell table:formula="of:= 100 * ([.A752] - [.A751]*[.A751]) * ([.A752] - [.A751]*[.A751]) + (1 - [.A751]) * (1 - [.A751])" office:value-type="float" office:value="0.996794706232985" calcext:value-type="float">
            <text:p>0.996794706232985</text:p>
          </table:table-cell>
          <table:table-cell table:formula="of:= 100 * ([.B752] - [.B751]*[.B751]) * ([.B752] - [.B751]*[.B751]) + (1 - [.B751]) * (1 - [.B751])" office:value-type="float" office:value="1.29116738236386" calcext:value-type="float">
            <text:p>1.29116738236386</text:p>
          </table:table-cell>
          <table:table-cell table:formula="of:= [.A751]*[.A751]*[.A751]*[.A751] - 16*[.A751]*[.A751] + 5*[.A751]" office:value-type="float" office:value="0.372765060972411" calcext:value-type="float">
            <text:p>0.372765060972411</text:p>
          </table:table-cell>
          <table:table-cell table:formula="of:= [.B751]*[.B751]*[.B751]*[.B751] - 16*[.B751]*[.B751] + 5*[.B751]" office:value-type="float" office:value="-0.853523735657618" calcext:value-type="float">
            <text:p>-0.853523735657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26082094856724" calcext:value-type="float">
            <text:p>-0.0326082094856724</text:p>
          </table:table-cell>
          <table:table-cell table:formula="of:=-[.A752]" office:value-type="float" office:value="0.0326082094856724" calcext:value-type="float">
            <text:p>0.0326082094856724</text:p>
          </table:table-cell>
          <table:table-cell/>
          <table:table-cell table:formula="of:= 100 * ([.A753] - [.A752]*[.A752]) * ([.A753] - [.A752]*[.A752]) + (1 - [.A752]) * (1 - [.A752])" office:value-type="float" office:value="5.74557835378848" calcext:value-type="float">
            <text:p>5.74557835378848</text:p>
          </table:table-cell>
          <table:table-cell table:formula="of:= 100 * ([.B753] - [.B752]*[.B752]) * ([.B753] - [.B752]*[.B752]) + (1 - [.B752]) * (1 - [.B752])" office:value-type="float" office:value="5.52359426973576" calcext:value-type="float">
            <text:p>5.52359426973576</text:p>
          </table:table-cell>
          <table:table-cell table:formula="of:= [.A752]*[.A752]*[.A752]*[.A752] - 16*[.A752]*[.A752] + 5*[.A752]" office:value-type="float" office:value="-0.180052642045196" calcext:value-type="float">
            <text:p>-0.180052642045196</text:p>
          </table:table-cell>
          <table:table-cell table:formula="of:= [.B752]*[.B752]*[.B752]*[.B752] - 16*[.B752]*[.B752] + 5*[.B752]" office:value-type="float" office:value="0.146029452811528" calcext:value-type="float">
            <text:p>0.1460294528115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5253570394111" calcext:value-type="float">
            <text:p>-0.215253570394111</text:p>
          </table:table-cell>
          <table:table-cell table:formula="of:=-[.A753]" office:value-type="float" office:value="0.215253570394111" calcext:value-type="float">
            <text:p>0.215253570394111</text:p>
          </table:table-cell>
          <table:table-cell/>
          <table:table-cell table:formula="of:= 100 * ([.A754] - [.A753]*[.A753]) * ([.A754] - [.A753]*[.A753]) + (1 - [.A753]) * (1 - [.A753])" office:value-type="float" office:value="15.5995124752255" calcext:value-type="float">
            <text:p>15.5995124752255</text:p>
          </table:table-cell>
          <table:table-cell table:formula="of:= 100 * ([.B754] - [.B753]*[.B753]) * ([.B754] - [.B753]*[.B753]) + (1 - [.B753]) * (1 - [.B753])" office:value-type="float" office:value="22.5622059966159" calcext:value-type="float">
            <text:p>22.5622059966159</text:p>
          </table:table-cell>
          <table:table-cell table:formula="of:= [.A753]*[.A753]*[.A753]*[.A753] - 16*[.A753]*[.A753] + 5*[.A753]" office:value-type="float" office:value="-1.81546659626643" calcext:value-type="float">
            <text:p>-1.81546659626643</text:p>
          </table:table-cell>
          <table:table-cell table:formula="of:= [.B753]*[.B753]*[.B753]*[.B753] - 16*[.B753]*[.B753] + 5*[.B753]" office:value-type="float" office:value="0.337069107674677" calcext:value-type="float">
            <text:p>0.337069107674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2135526319226" calcext:value-type="float">
            <text:p>0.422135526319226</text:p>
          </table:table-cell>
          <table:table-cell table:formula="of:=-[.A754]" office:value-type="float" office:value="-0.422135526319226" calcext:value-type="float">
            <text:p>-0.422135526319226</text:p>
          </table:table-cell>
          <table:table-cell/>
          <table:table-cell table:formula="of:= 100 * ([.A755] - [.A754]*[.A754]) * ([.A755] - [.A754]*[.A754]) + (1 - [.A754]) * (1 - [.A754])" office:value-type="float" office:value="9.43430390969171" calcext:value-type="float">
            <text:p>9.43430390969171</text:p>
          </table:table-cell>
          <table:table-cell table:formula="of:= 100 * ([.B755] - [.B754]*[.B754]) * ([.B755] - [.B754]*[.B754]) + (1 - [.B754]) * (1 - [.B754])" office:value-type="float" office:value="2.32199033989817" calcext:value-type="float">
            <text:p>2.32199033989817</text:p>
          </table:table-cell>
          <table:table-cell table:formula="of:= [.A754]*[.A754]*[.A754]*[.A754] - 16*[.A754]*[.A754] + 5*[.A754]" office:value-type="float" office:value="-0.70874213901448" calcext:value-type="float">
            <text:p>-0.70874213901448</text:p>
          </table:table-cell>
          <table:table-cell table:formula="of:= [.B754]*[.B754]*[.B754]*[.B754] - 16*[.B754]*[.B754] + 5*[.B754]" office:value-type="float" office:value="-4.93009740220674" calcext:value-type="float">
            <text:p>-4.930097402206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346990135166" calcext:value-type="float">
            <text:p>-0.12346990135166</text:p>
          </table:table-cell>
          <table:table-cell table:formula="of:=-[.A755]" office:value-type="float" office:value="0.12346990135166" calcext:value-type="float">
            <text:p>0.12346990135166</text:p>
          </table:table-cell>
          <table:table-cell/>
          <table:table-cell table:formula="of:= 100 * ([.A756] - [.A755]*[.A755]) * ([.A756] - [.A755]*[.A755]) + (1 - [.A755]) * (1 - [.A755])" office:value-type="float" office:value="5.7786828709388" calcext:value-type="float">
            <text:p>5.7786828709388</text:p>
          </table:table-cell>
          <table:table-cell table:formula="of:= 100 * ([.B756] - [.B755]*[.B755]) * ([.B756] - [.B755]*[.B755]) + (1 - [.B755]) * (1 - [.B755])" office:value-type="float" office:value="6.67369973259018" calcext:value-type="float">
            <text:p>6.67369973259018</text:p>
          </table:table-cell>
          <table:table-cell table:formula="of:= [.A755]*[.A755]*[.A755]*[.A755] - 16*[.A755]*[.A755] + 5*[.A755]" office:value-type="float" office:value="-0.861034166963591" calcext:value-type="float">
            <text:p>-0.861034166963591</text:p>
          </table:table-cell>
          <table:table-cell table:formula="of:= [.B755]*[.B755]*[.B755]*[.B755] - 16*[.B755]*[.B755] + 5*[.B755]" office:value-type="float" office:value="0.373664846553014" calcext:value-type="float">
            <text:p>0.3736648465530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7765362645235" calcext:value-type="float">
            <text:p>0.227765362645235</text:p>
          </table:table-cell>
          <table:table-cell table:formula="of:=-[.A756]" office:value-type="float" office:value="-0.227765362645235" calcext:value-type="float">
            <text:p>-0.227765362645235</text:p>
          </table:table-cell>
          <table:table-cell/>
          <table:table-cell table:formula="of:= 100 * ([.A757] - [.A756]*[.A756]) * ([.A757] - [.A756]*[.A756]) + (1 - [.A756]) * (1 - [.A756])" office:value-type="float" office:value="2.53603391751617" calcext:value-type="float">
            <text:p>2.53603391751617</text:p>
          </table:table-cell>
          <table:table-cell table:formula="of:= 100 * ([.B757] - [.B756]*[.B756]) * ([.B757] - [.B756]*[.B756]) + (1 - [.B756]) * (1 - [.B756])" office:value-type="float" office:value="1.63356449911992" calcext:value-type="float">
            <text:p>1.63356449911992</text:p>
          </table:table-cell>
          <table:table-cell table:formula="of:= [.A756]*[.A756]*[.A756]*[.A756] - 16*[.A756]*[.A756] + 5*[.A756]" office:value-type="float" office:value="0.311485075889445" calcext:value-type="float">
            <text:p>0.311485075889445</text:p>
          </table:table-cell>
          <table:table-cell table:formula="of:= [.B756]*[.B756]*[.B756]*[.B756] - 16*[.B756]*[.B756] + 5*[.B756]" office:value-type="float" office:value="-1.9661685505629" calcext:value-type="float">
            <text:p>-1.96616855056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7395606760615" calcext:value-type="float">
            <text:p>-0.087395606760615</text:p>
          </table:table-cell>
          <table:table-cell table:formula="of:=-[.A757]" office:value-type="float" office:value="0.087395606760615" calcext:value-type="float">
            <text:p>0.087395606760615</text:p>
          </table:table-cell>
          <table:table-cell/>
          <table:table-cell table:formula="of:= 100 * ([.A758] - [.A757]*[.A757]) * ([.A758] - [.A757]*[.A757]) + (1 - [.A757]) * (1 - [.A757])" office:value-type="float" office:value="24.9310704115862" calcext:value-type="float">
            <text:p>24.9310704115862</text:p>
          </table:table-cell>
          <table:table-cell table:formula="of:= 100 * ([.B758] - [.B757]*[.B757]) * ([.B758] - [.B757]*[.B757]) + (1 - [.B757]) * (1 - [.B757])" office:value-type="float" office:value="26.0936997212806" calcext:value-type="float">
            <text:p>26.0936997212806</text:p>
          </table:table-cell>
          <table:table-cell table:formula="of:= [.A757]*[.A757]*[.A757]*[.A757] - 16*[.A757]*[.A757] + 5*[.A757]" office:value-type="float" office:value="-0.559127568176941" calcext:value-type="float">
            <text:p>-0.559127568176941</text:p>
          </table:table-cell>
          <table:table-cell table:formula="of:= [.B757]*[.B757]*[.B757]*[.B757] - 16*[.B757]*[.B757] + 5*[.B757]" office:value-type="float" office:value="0.314828499429208" calcext:value-type="float">
            <text:p>0.3148284994292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4963768189645" calcext:value-type="float">
            <text:p>0.494963768189645</text:p>
          </table:table-cell>
          <table:table-cell table:formula="of:=-[.A758]" office:value-type="float" office:value="-0.494963768189645" calcext:value-type="float">
            <text:p>-0.494963768189645</text:p>
          </table:table-cell>
          <table:table-cell/>
          <table:table-cell table:formula="of:= 100 * ([.A759] - [.A758]*[.A758]) * ([.A759] - [.A758]*[.A758]) + (1 - [.A758]) * (1 - [.A758])" office:value-type="float" office:value="10.6021836592942" calcext:value-type="float">
            <text:p>10.6021836592942</text:p>
          </table:table-cell>
          <table:table-cell table:formula="of:= 100 * ([.B759] - [.B758]*[.B758]) * ([.B759] - [.B758]*[.B758]) + (1 - [.B758]) * (1 - [.B758])" office:value-type="float" office:value="5.06770309787848" calcext:value-type="float">
            <text:p>5.06770309787848</text:p>
          </table:table-cell>
          <table:table-cell table:formula="of:= [.A758]*[.A758]*[.A758]*[.A758] - 16*[.A758]*[.A758] + 5*[.A758]" office:value-type="float" office:value="-1.3849875934695" calcext:value-type="float">
            <text:p>-1.3849875934695</text:p>
          </table:table-cell>
          <table:table-cell table:formula="of:= [.B758]*[.B758]*[.B758]*[.B758] - 16*[.B758]*[.B758] + 5*[.B758]" office:value-type="float" office:value="-6.33462527536595" calcext:value-type="float">
            <text:p>-6.334625275365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66802957577745" calcext:value-type="float">
            <text:p>-0.0766802957577745</text:p>
          </table:table-cell>
          <table:table-cell table:formula="of:=-[.A759]" office:value-type="float" office:value="0.0766802957577745" calcext:value-type="float">
            <text:p>0.0766802957577745</text:p>
          </table:table-cell>
          <table:table-cell/>
          <table:table-cell table:formula="of:= 100 * ([.A760] - [.A759]*[.A759]) * ([.A760] - [.A759]*[.A759]) + (1 - [.A759]) * (1 - [.A759])" office:value-type="float" office:value="19.184831086658" calcext:value-type="float">
            <text:p>19.184831086658</text:p>
          </table:table-cell>
          <table:table-cell table:formula="of:= 100 * ([.B760] - [.B759]*[.B759]) * ([.B760] - [.B759]*[.B759]) + (1 - [.B759]) * (1 - [.B759])" office:value-type="float" office:value="19.8904947569962" calcext:value-type="float">
            <text:p>19.8904947569962</text:p>
          </table:table-cell>
          <table:table-cell table:formula="of:= [.A759]*[.A759]*[.A759]*[.A759] - 16*[.A759]*[.A759] + 5*[.A759]" office:value-type="float" office:value="-0.477444790064023" calcext:value-type="float">
            <text:p>-0.477444790064023</text:p>
          </table:table-cell>
          <table:table-cell table:formula="of:= [.B759]*[.B759]*[.B759]*[.B759] - 16*[.B759]*[.B759] + 5*[.B759]" office:value-type="float" office:value="0.289358167513722" calcext:value-type="float">
            <text:p>0.2893581675137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0445417789353" calcext:value-type="float">
            <text:p>0.430445417789353</text:p>
          </table:table-cell>
          <table:table-cell table:formula="of:=-[.A760]" office:value-type="float" office:value="-0.430445417789353" calcext:value-type="float">
            <text:p>-0.430445417789353</text:p>
          </table:table-cell>
          <table:table-cell/>
          <table:table-cell table:formula="of:= 100 * ([.A761] - [.A760]*[.A760]) * ([.A761] - [.A760]*[.A760]) + (1 - [.A760]) * (1 - [.A760])" office:value-type="float" office:value="1.88760344621579" calcext:value-type="float">
            <text:p>1.88760344621579</text:p>
          </table:table-cell>
          <table:table-cell table:formula="of:= 100 * ([.B761] - [.B760]*[.B760]) * ([.B761] - [.B760]*[.B760]) + (1 - [.B760]) * (1 - [.B760])" office:value-type="float" office:value="26.6076098491582" calcext:value-type="float">
            <text:p>26.6076098491582</text:p>
          </table:table-cell>
          <table:table-cell table:formula="of:= [.A760]*[.A760]*[.A760]*[.A760] - 16*[.A760]*[.A760] + 5*[.A760]" office:value-type="float" office:value="-0.777975148604456" calcext:value-type="float">
            <text:p>-0.777975148604456</text:p>
          </table:table-cell>
          <table:table-cell table:formula="of:= [.B760]*[.B760]*[.B760]*[.B760] - 16*[.B760]*[.B760] + 5*[.B760]" office:value-type="float" office:value="-5.08242932649798" calcext:value-type="float">
            <text:p>-5.082429326497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0311695424979" calcext:value-type="float">
            <text:p>0.310311695424979</text:p>
          </table:table-cell>
          <table:table-cell table:formula="of:=-[.A761]" office:value-type="float" office:value="-0.310311695424979" calcext:value-type="float">
            <text:p>-0.310311695424979</text:p>
          </table:table-cell>
          <table:table-cell/>
          <table:table-cell table:formula="of:= 100 * ([.A762] - [.A761]*[.A761]) * ([.A762] - [.A761]*[.A761]) + (1 - [.A761]) * (1 - [.A761])" office:value-type="float" office:value="30.9127537484595" calcext:value-type="float">
            <text:p>30.9127537484595</text:p>
          </table:table-cell>
          <table:table-cell table:formula="of:= 100 * ([.B762] - [.B761]*[.B761]) * ([.B762] - [.B761]*[.B761]) + (1 - [.B761]) * (1 - [.B761])" office:value-type="float" office:value="14.6130196297344" calcext:value-type="float">
            <text:p>14.6130196297344</text:p>
          </table:table-cell>
          <table:table-cell table:formula="of:= [.A761]*[.A761]*[.A761]*[.A761] - 16*[.A761]*[.A761] + 5*[.A761]" office:value-type="float" office:value="0.020137312974698" calcext:value-type="float">
            <text:p>0.020137312974698</text:p>
          </table:table-cell>
          <table:table-cell table:formula="of:= [.B761]*[.B761]*[.B761]*[.B761] - 16*[.B761]*[.B761] + 5*[.B761]" office:value-type="float" office:value="-3.08297964127509" calcext:value-type="float">
            <text:p>-3.082979641275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540479189134" calcext:value-type="float">
            <text:p>-0.45540479189134</text:p>
          </table:table-cell>
          <table:table-cell table:formula="of:=-[.A762]" office:value-type="float" office:value="0.45540479189134" calcext:value-type="float">
            <text:p>0.45540479189134</text:p>
          </table:table-cell>
          <table:table-cell/>
          <table:table-cell table:formula="of:= 100 * ([.A763] - [.A762]*[.A762]) * ([.A763] - [.A762]*[.A762]) + (1 - [.A762]) * (1 - [.A762])" office:value-type="float" office:value="6.11455592830256" calcext:value-type="float">
            <text:p>6.11455592830256</text:p>
          </table:table-cell>
          <table:table-cell table:formula="of:= 100 * ([.B763] - [.B762]*[.B762]) * ([.B763] - [.B762]*[.B762]) + (1 - [.B762]) * (1 - [.B762])" office:value-type="float" office:value="4.91385014067767" calcext:value-type="float">
            <text:p>4.91385014067767</text:p>
          </table:table-cell>
          <table:table-cell table:formula="of:= [.A762]*[.A762]*[.A762]*[.A762] - 16*[.A762]*[.A762] + 5*[.A762]" office:value-type="float" office:value="-5.55230827710297" calcext:value-type="float">
            <text:p>-5.55230827710297</text:p>
          </table:table-cell>
          <table:table-cell table:formula="of:= [.B762]*[.B762]*[.B762]*[.B762] - 16*[.B762]*[.B762] + 5*[.B762]" office:value-type="float" office:value="-0.998260358189572" calcext:value-type="float">
            <text:p>-0.9982603581895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748472477027057" calcext:value-type="float">
            <text:p>0.00748472477027057</text:p>
          </table:table-cell>
          <table:table-cell table:formula="of:=-[.A763]" office:value-type="float" office:value="-0.00748472477027057" calcext:value-type="float">
            <text:p>-0.00748472477027057</text:p>
          </table:table-cell>
          <table:table-cell/>
          <table:table-cell table:formula="of:= 100 * ([.A764] - [.A763]*[.A763]) * ([.A764] - [.A763]*[.A763]) + (1 - [.A763]) * (1 - [.A763])" office:value-type="float" office:value="11.8885937743352" calcext:value-type="float">
            <text:p>11.8885937743352</text:p>
          </table:table-cell>
          <table:table-cell table:formula="of:= 100 * ([.B764] - [.B763]*[.B763]) * ([.B764] - [.B763]*[.B763]) + (1 - [.B763]) * (1 - [.B763])" office:value-type="float" office:value="11.9259332991762" calcext:value-type="float">
            <text:p>11.9259332991762</text:p>
          </table:table-cell>
          <table:table-cell table:formula="of:= [.A763]*[.A763]*[.A763]*[.A763] - 16*[.A763]*[.A763] + 5*[.A763]" office:value-type="float" office:value="0.0365272893115298" calcext:value-type="float">
            <text:p>0.0365272893115298</text:p>
          </table:table-cell>
          <table:table-cell table:formula="of:= [.B763]*[.B763]*[.B763]*[.B763] - 16*[.B763]*[.B763] + 5*[.B763]" office:value-type="float" office:value="-0.0383199583911759" calcext:value-type="float">
            <text:p>-0.03831995839117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02606122718" calcext:value-type="float">
            <text:p>0.3302606122718</text:p>
          </table:table-cell>
          <table:table-cell table:formula="of:=-[.A764]" office:value-type="float" office:value="-0.3302606122718" calcext:value-type="float">
            <text:p>-0.3302606122718</text:p>
          </table:table-cell>
          <table:table-cell/>
          <table:table-cell table:formula="of:= 100 * ([.A765] - [.A764]*[.A764]) * ([.A765] - [.A764]*[.A764]) + (1 - [.A764]) * (1 - [.A764])" office:value-type="float" office:value="7.47721566117617" calcext:value-type="float">
            <text:p>7.47721566117617</text:p>
          </table:table-cell>
          <table:table-cell table:formula="of:= 100 * ([.B765] - [.B764]*[.B764]) * ([.B765] - [.B764]*[.B764]) + (1 - [.B764]) * (1 - [.B764])" office:value-type="float" office:value="1.99023156239306" calcext:value-type="float">
            <text:p>1.99023156239306</text:p>
          </table:table-cell>
          <table:table-cell table:formula="of:= [.A764]*[.A764]*[.A764]*[.A764] - 16*[.A764]*[.A764] + 5*[.A764]" office:value-type="float" office:value="-0.081953374036974" calcext:value-type="float">
            <text:p>-0.081953374036974</text:p>
          </table:table-cell>
          <table:table-cell table:formula="of:= [.B764]*[.B764]*[.B764]*[.B764] - 16*[.B764]*[.B764] + 5*[.B764]" office:value-type="float" office:value="-3.38455949675497" calcext:value-type="float">
            <text:p>-3.384559496754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6044219704972" calcext:value-type="float">
            <text:p>-0.156044219704972</text:p>
          </table:table-cell>
          <table:table-cell table:formula="of:=-[.A765]" office:value-type="float" office:value="0.156044219704972" calcext:value-type="float">
            <text:p>0.156044219704972</text:p>
          </table:table-cell>
          <table:table-cell/>
          <table:table-cell table:formula="of:= 100 * ([.A766] - [.A765]*[.A765]) * ([.A766] - [.A765]*[.A765]) + (1 - [.A765]) * (1 - [.A765])" office:value-type="float" office:value="1.3442330798997" calcext:value-type="float">
            <text:p>1.3442330798997</text:p>
          </table:table-cell>
          <table:table-cell table:formula="of:= 100 * ([.B766] - [.B765]*[.B765]) * ([.B766] - [.B765]*[.B765]) + (1 - [.B765]) * (1 - [.B765])" office:value-type="float" office:value="0.871229083661885" calcext:value-type="float">
            <text:p>0.871229083661885</text:p>
          </table:table-cell>
          <table:table-cell table:formula="of:= [.A765]*[.A765]*[.A765]*[.A765] - 16*[.A765]*[.A765] + 5*[.A765]" office:value-type="float" office:value="-1.16922496189104" calcext:value-type="float">
            <text:p>-1.16922496189104</text:p>
          </table:table-cell>
          <table:table-cell table:formula="of:= [.B765]*[.B765]*[.B765]*[.B765] - 16*[.B765]*[.B765] + 5*[.B765]" office:value-type="float" office:value="0.391217235158676" calcext:value-type="float">
            <text:p>0.3912172351586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55209582700831" calcext:value-type="float">
            <text:p>0.0155209582700831</text:p>
          </table:table-cell>
          <table:table-cell table:formula="of:=-[.A766]" office:value-type="float" office:value="-0.0155209582700831" calcext:value-type="float">
            <text:p>-0.0155209582700831</text:p>
          </table:table-cell>
          <table:table-cell/>
          <table:table-cell table:formula="of:= 100 * ([.A767] - [.A766]*[.A766]) * ([.A767] - [.A766]*[.A766]) + (1 - [.A766]) * (1 - [.A766])" office:value-type="float" office:value="7.82589422265229" calcext:value-type="float">
            <text:p>7.82589422265229</text:p>
          </table:table-cell>
          <table:table-cell table:formula="of:= 100 * ([.B767] - [.B766]*[.B766]) * ([.B767] - [.B766]*[.B766]) + (1 - [.B766]) * (1 - [.B766])" office:value-type="float" office:value="7.91323343163321" calcext:value-type="float">
            <text:p>7.91323343163321</text:p>
          </table:table-cell>
          <table:table-cell table:formula="of:= [.A766]*[.A766]*[.A766]*[.A766] - 16*[.A766]*[.A766] + 5*[.A766]" office:value-type="float" office:value="0.0737504470533491" calcext:value-type="float">
            <text:p>0.0737504470533491</text:p>
          </table:table-cell>
          <table:table-cell table:formula="of:= [.B766]*[.B766]*[.B766]*[.B766] - 16*[.B766]*[.B766] + 5*[.B766]" office:value-type="float" office:value="-0.0814591356474819" calcext:value-type="float">
            <text:p>-0.08145913564748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2093821440131" calcext:value-type="float">
            <text:p>0.262093821440131</text:p>
          </table:table-cell>
          <table:table-cell table:formula="of:=-[.A767]" office:value-type="float" office:value="-0.262093821440131" calcext:value-type="float">
            <text:p>-0.262093821440131</text:p>
          </table:table-cell>
          <table:table-cell/>
          <table:table-cell table:formula="of:= 100 * ([.A768] - [.A767]*[.A767]) * ([.A768] - [.A767]*[.A767]) + (1 - [.A767]) * (1 - [.A767])" office:value-type="float" office:value="24.1585236731763" calcext:value-type="float">
            <text:p>24.1585236731763</text:p>
          </table:table-cell>
          <table:table-cell table:formula="of:= 100 * ([.B768] - [.B767]*[.B767]) * ([.B768] - [.B767]*[.B767]) + (1 - [.B767]) * (1 - [.B767])" office:value-type="float" office:value="13.7420251967097" calcext:value-type="float">
            <text:p>13.7420251967097</text:p>
          </table:table-cell>
          <table:table-cell table:formula="of:= [.A767]*[.A767]*[.A767]*[.A767] - 16*[.A767]*[.A767] + 5*[.A767]" office:value-type="float" office:value="0.216097119181804" calcext:value-type="float">
            <text:p>0.216097119181804</text:p>
          </table:table-cell>
          <table:table-cell table:formula="of:= [.B767]*[.B767]*[.B767]*[.B767] - 16*[.B767]*[.B767] + 5*[.B767]" office:value-type="float" office:value="-2.4048410952195" calcext:value-type="float">
            <text:p>-2.40484109521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7249398876081" calcext:value-type="float">
            <text:p>-0.417249398876081</text:p>
          </table:table-cell>
          <table:table-cell table:formula="of:=-[.A768]" office:value-type="float" office:value="0.417249398876081" calcext:value-type="float">
            <text:p>0.417249398876081</text:p>
          </table:table-cell>
          <table:table-cell/>
          <table:table-cell table:formula="of:= 100 * ([.A769] - [.A768]*[.A768]) * ([.A769] - [.A768]*[.A768]) + (1 - [.A768]) * (1 - [.A768])" office:value-type="float" office:value="41.941885350065" calcext:value-type="float">
            <text:p>41.941885350065</text:p>
          </table:table-cell>
          <table:table-cell table:formula="of:= 100 * ([.B769] - [.B768]*[.B768]) * ([.B769] - [.B768]*[.B768]) + (1 - [.B768]) * (1 - [.B768])" office:value-type="float" office:value="8.39008503934214" calcext:value-type="float">
            <text:p>8.39008503934214</text:p>
          </table:table-cell>
          <table:table-cell table:formula="of:= [.A768]*[.A768]*[.A768]*[.A768] - 16*[.A768]*[.A768] + 5*[.A768]" office:value-type="float" office:value="-4.84149018157867" calcext:value-type="float">
            <text:p>-4.84149018157867</text:p>
          </table:table-cell>
          <table:table-cell table:formula="of:= [.B768]*[.B768]*[.B768]*[.B768] - 16*[.B768]*[.B768] + 5*[.B768]" office:value-type="float" office:value="-0.668996192817864" calcext:value-type="float">
            <text:p>-0.6689961928178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7830858218914" calcext:value-type="float">
            <text:p>-0.457830858218914</text:p>
          </table:table-cell>
          <table:table-cell table:formula="of:=-[.A769]" office:value-type="float" office:value="0.457830858218914" calcext:value-type="float">
            <text:p>0.457830858218914</text:p>
          </table:table-cell>
          <table:table-cell/>
          <table:table-cell table:formula="of:= 100 * ([.A770] - [.A769]*[.A769]) * ([.A770] - [.A769]*[.A769]) + (1 - [.A769]) * (1 - [.A769])" office:value-type="float" office:value="2.79633754619208" calcext:value-type="float">
            <text:p>2.79633754619208</text:p>
          </table:table-cell>
          <table:table-cell table:formula="of:= 100 * ([.B770] - [.B769]*[.B769]) * ([.B770] - [.B769]*[.B769]) + (1 - [.B769]) * (1 - [.B769])" office:value-type="float" office:value="11.6710444333081" calcext:value-type="float">
            <text:p>11.6710444333081</text:p>
          </table:table-cell>
          <table:table-cell table:formula="of:= [.A769]*[.A769]*[.A769]*[.A769] - 16*[.A769]*[.A769] + 5*[.A769]" office:value-type="float" office:value="-5.59896383429738" calcext:value-type="float">
            <text:p>-5.59896383429738</text:p>
          </table:table-cell>
          <table:table-cell table:formula="of:= [.B769]*[.B769]*[.B769]*[.B769] - 16*[.B769]*[.B769] + 5*[.B769]" office:value-type="float" office:value="-1.02065525210825" calcext:value-type="float">
            <text:p>-1.020655252108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769043172245" calcext:value-type="float">
            <text:p>0.12769043172245</text:p>
          </table:table-cell>
          <table:table-cell table:formula="of:=-[.A770]" office:value-type="float" office:value="-0.12769043172245" calcext:value-type="float">
            <text:p>-0.12769043172245</text:p>
          </table:table-cell>
          <table:table-cell/>
          <table:table-cell table:formula="of:= 100 * ([.A771] - [.A770]*[.A770]) * ([.A771] - [.A770]*[.A770]) + (1 - [.A770]) * (1 - [.A770])" office:value-type="float" office:value="9.04406516750702" calcext:value-type="float">
            <text:p>9.04406516750702</text:p>
          </table:table-cell>
          <table:table-cell table:formula="of:= 100 * ([.B771] - [.B770]*[.B770]) * ([.B771] - [.B770]*[.B770]) + (1 - [.B770]) * (1 - [.B770])" office:value-type="float" office:value="7.78412304749611" calcext:value-type="float">
            <text:p>7.78412304749611</text:p>
          </table:table-cell>
          <table:table-cell table:formula="of:= [.A770]*[.A770]*[.A770]*[.A770] - 16*[.A770]*[.A770] + 5*[.A770]" office:value-type="float" office:value="0.37784046497141" calcext:value-type="float">
            <text:p>0.37784046497141</text:p>
          </table:table-cell>
          <table:table-cell table:formula="of:= [.B770]*[.B770]*[.B770]*[.B770] - 16*[.B770]*[.B770] + 5*[.B770]" office:value-type="float" office:value="-0.899063852253092" calcext:value-type="float">
            <text:p>-0.8990638522530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1499621725097" calcext:value-type="float">
            <text:p>-0.271499621725097</text:p>
          </table:table-cell>
          <table:table-cell table:formula="of:=-[.A771]" office:value-type="float" office:value="0.271499621725097" calcext:value-type="float">
            <text:p>0.271499621725097</text:p>
          </table:table-cell>
          <table:table-cell/>
          <table:table-cell table:formula="of:= 100 * ([.A772] - [.A771]*[.A771]) * ([.A772] - [.A771]*[.A771]) + (1 - [.A771]) * (1 - [.A771])" office:value-type="float" office:value="5.95126702979129" calcext:value-type="float">
            <text:p>5.95126702979129</text:p>
          </table:table-cell>
          <table:table-cell table:formula="of:= 100 * ([.B772] - [.B771]*[.B771]) * ([.B772] - [.B771]*[.B771]) + (1 - [.B771]) * (1 - [.B771])" office:value-type="float" office:value="0.900034819267372" calcext:value-type="float">
            <text:p>0.900034819267372</text:p>
          </table:table-cell>
          <table:table-cell table:formula="of:= [.A771]*[.A771]*[.A771]*[.A771] - 16*[.A771]*[.A771] + 5*[.A771]" office:value-type="float" office:value="-2.53145735665677" calcext:value-type="float">
            <text:p>-2.53145735665677</text:p>
          </table:table-cell>
          <table:table-cell table:formula="of:= [.B771]*[.B771]*[.B771]*[.B771] - 16*[.B771]*[.B771] + 5*[.B771]" office:value-type="float" office:value="0.183538860594203" calcext:value-type="float">
            <text:p>0.1835388605942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4483914579676" calcext:value-type="float">
            <text:p>-0.134483914579676</text:p>
          </table:table-cell>
          <table:table-cell table:formula="of:=-[.A772]" office:value-type="float" office:value="0.134483914579676" calcext:value-type="float">
            <text:p>0.134483914579676</text:p>
          </table:table-cell>
          <table:table-cell/>
          <table:table-cell table:formula="of:= 100 * ([.A773] - [.A772]*[.A772]) * ([.A773] - [.A772]*[.A772]) + (1 - [.A772]) * (1 - [.A772])" office:value-type="float" office:value="21.731265580746" calcext:value-type="float">
            <text:p>21.731265580746</text:p>
          </table:table-cell>
          <table:table-cell table:formula="of:= 100 * ([.B773] - [.B772]*[.B772]) * ([.B773] - [.B772]*[.B772]) + (1 - [.B772]) * (1 - [.B772])" office:value-type="float" office:value="18.0531301201316" calcext:value-type="float">
            <text:p>18.0531301201316</text:p>
          </table:table-cell>
          <table:table-cell table:formula="of:= [.A772]*[.A772]*[.A772]*[.A772] - 16*[.A772]*[.A772] + 5*[.A772]" office:value-type="float" office:value="-0.961467244768241" calcext:value-type="float">
            <text:p>-0.961467244768241</text:p>
          </table:table-cell>
          <table:table-cell table:formula="of:= [.B772]*[.B772]*[.B772]*[.B772] - 16*[.B772]*[.B772] + 5*[.B772]" office:value-type="float" office:value="0.383371901028517" calcext:value-type="float">
            <text:p>0.3833719010285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4066836616974" calcext:value-type="float">
            <text:p>-0.434066836616974</text:p>
          </table:table-cell>
          <table:table-cell table:formula="of:=-[.A773]" office:value-type="float" office:value="0.434066836616974" calcext:value-type="float">
            <text:p>0.434066836616974</text:p>
          </table:table-cell>
          <table:table-cell/>
          <table:table-cell table:formula="of:= 100 * ([.A774] - [.A773]*[.A773]) * ([.A774] - [.A773]*[.A773]) + (1 - [.A773]) * (1 - [.A773])" office:value-type="float" office:value="3.36207879601934" calcext:value-type="float">
            <text:p>3.36207879601934</text:p>
          </table:table-cell>
          <table:table-cell table:formula="of:= 100 * ([.B774] - [.B773]*[.B773]) * ([.B774] - [.B773]*[.B773]) + (1 - [.B773]) * (1 - [.B773])" office:value-type="float" office:value="24.4370106705932" calcext:value-type="float">
            <text:p>24.4370106705932</text:p>
          </table:table-cell>
          <table:table-cell table:formula="of:= [.A773]*[.A773]*[.A773]*[.A773] - 16*[.A773]*[.A773] + 5*[.A773]" office:value-type="float" office:value="-5.14945863907145" calcext:value-type="float">
            <text:p>-5.14945863907145</text:p>
          </table:table-cell>
          <table:table-cell table:formula="of:= [.B773]*[.B773]*[.B773]*[.B773] - 16*[.B773]*[.B773] + 5*[.B773]" office:value-type="float" office:value="-0.808790272901709" calcext:value-type="float">
            <text:p>-0.8087902729017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2673858670454" calcext:value-type="float">
            <text:p>0.302673858670454</text:p>
          </table:table-cell>
          <table:table-cell table:formula="of:=-[.A774]" office:value-type="float" office:value="-0.302673858670454" calcext:value-type="float">
            <text:p>-0.302673858670454</text:p>
          </table:table-cell>
          <table:table-cell/>
          <table:table-cell table:formula="of:= 100 * ([.A775] - [.A774]*[.A774]) * ([.A775] - [.A774]*[.A774]) + (1 - [.A774]) * (1 - [.A774])" office:value-type="float" office:value="0.527186099358408" calcext:value-type="float">
            <text:p>0.527186099358408</text:p>
          </table:table-cell>
          <table:table-cell table:formula="of:= 100 * ([.B775] - [.B774]*[.B774]) * ([.B775] - [.B774]*[.B774]) + (1 - [.B774]) * (1 - [.B774])" office:value-type="float" office:value="5.83623908388532" calcext:value-type="float">
            <text:p>5.83623908388532</text:p>
          </table:table-cell>
          <table:table-cell table:formula="of:= [.A774]*[.A774]*[.A774]*[.A774] - 16*[.A774]*[.A774] + 5*[.A774]" office:value-type="float" office:value="0.0559785182614749" calcext:value-type="float">
            <text:p>0.0559785182614749</text:p>
          </table:table-cell>
          <table:table-cell table:formula="of:= [.B774]*[.B774]*[.B774]*[.B774] - 16*[.B774]*[.B774] + 5*[.B774]" office:value-type="float" office:value="-2.97076006844306" calcext:value-type="float">
            <text:p>-2.970760068443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1840738554425" calcext:value-type="float">
            <text:p>0.111840738554425</text:p>
          </table:table-cell>
          <table:table-cell table:formula="of:=-[.A775]" office:value-type="float" office:value="-0.111840738554425" calcext:value-type="float">
            <text:p>-0.111840738554425</text:p>
          </table:table-cell>
          <table:table-cell/>
          <table:table-cell table:formula="of:= 100 * ([.A776] - [.A775]*[.A775]) * ([.A776] - [.A775]*[.A775]) + (1 - [.A775]) * (1 - [.A775])" office:value-type="float" office:value="14.6426469322428" calcext:value-type="float">
            <text:p>14.6426469322428</text:p>
          </table:table-cell>
          <table:table-cell table:formula="of:= 100 * ([.B776] - [.B775]*[.B775]) * ([.B776] - [.B775]*[.B775]) + (1 - [.B775]) * (1 - [.B775])" office:value-type="float" office:value="13.2903141254074" calcext:value-type="float">
            <text:p>13.2903141254074</text:p>
          </table:table-cell>
          <table:table-cell table:formula="of:= [.A775]*[.A775]*[.A775]*[.A775] - 16*[.A775]*[.A775] + 5*[.A775]" office:value-type="float" office:value="0.359226538805482" calcext:value-type="float">
            <text:p>0.359226538805482</text:p>
          </table:table-cell>
          <table:table-cell table:formula="of:= [.B775]*[.B775]*[.B775]*[.B775] - 16*[.B775]*[.B775] + 5*[.B775]" office:value-type="float" office:value="-0.759180846738763" calcext:value-type="float">
            <text:p>-0.7591808467387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9698850346371" calcext:value-type="float">
            <text:p>-0.359698850346371</text:p>
          </table:table-cell>
          <table:table-cell table:formula="of:=-[.A776]" office:value-type="float" office:value="0.359698850346371" calcext:value-type="float">
            <text:p>0.359698850346371</text:p>
          </table:table-cell>
          <table:table-cell/>
          <table:table-cell table:formula="of:= 100 * ([.A777] - [.A776]*[.A776]) * ([.A777] - [.A776]*[.A776]) + (1 - [.A776]) * (1 - [.A776])" office:value-type="float" office:value="5.19993066793196" calcext:value-type="float">
            <text:p>5.19993066793196</text:p>
          </table:table-cell>
          <table:table-cell table:formula="of:= 100 * ([.B777] - [.B776]*[.B776]) * ([.B777] - [.B776]*[.B776]) + (1 - [.B776]) * (1 - [.B776])" office:value-type="float" office:value="0.983111307509055" calcext:value-type="float">
            <text:p>0.983111307509055</text:p>
          </table:table-cell>
          <table:table-cell table:formula="of:= [.A776]*[.A776]*[.A776]*[.A776] - 16*[.A776]*[.A776] + 5*[.A776]" office:value-type="float" office:value="-3.85188643005074" calcext:value-type="float">
            <text:p>-3.85188643005074</text:p>
          </table:table-cell>
          <table:table-cell table:formula="of:= [.B776]*[.B776]*[.B776]*[.B776] - 16*[.B776]*[.B776] + 5*[.B776]" office:value-type="float" office:value="-0.254897926587029" calcext:value-type="float">
            <text:p>-0.2548979265870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36781940704908" calcext:value-type="float">
            <text:p>-0.0536781940704908</text:p>
          </table:table-cell>
          <table:table-cell table:formula="of:=-[.A777]" office:value-type="float" office:value="0.0536781940704908" calcext:value-type="float">
            <text:p>0.0536781940704908</text:p>
          </table:table-cell>
          <table:table-cell/>
          <table:table-cell table:formula="of:= 100 * ([.A778] - [.A777]*[.A777]) * ([.A778] - [.A777]*[.A777]) + (1 - [.A777]) * (1 - [.A777])" office:value-type="float" office:value="12.8500424577884" calcext:value-type="float">
            <text:p>12.8500424577884</text:p>
          </table:table-cell>
          <table:table-cell table:formula="of:= 100 * ([.B778] - [.B777]*[.B777]) * ([.B778] - [.B777]*[.B777]) + (1 - [.B777]) * (1 - [.B777])" office:value-type="float" office:value="12.2437513799539" calcext:value-type="float">
            <text:p>12.2437513799539</text:p>
          </table:table-cell>
          <table:table-cell table:formula="of:= [.A777]*[.A777]*[.A777]*[.A777] - 16*[.A777]*[.A777] + 5*[.A777]" office:value-type="float" office:value="-0.314484244481876" calcext:value-type="float">
            <text:p>-0.314484244481876</text:p>
          </table:table-cell>
          <table:table-cell table:formula="of:= [.B777]*[.B777]*[.B777]*[.B777] - 16*[.B777]*[.B777] + 5*[.B777]" office:value-type="float" office:value="0.222297696223032" calcext:value-type="float">
            <text:p>0.222297696223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9752635801753" calcext:value-type="float">
            <text:p>-0.339752635801753</text:p>
          </table:table-cell>
          <table:table-cell table:formula="of:=-[.A778]" office:value-type="float" office:value="0.339752635801753" calcext:value-type="float">
            <text:p>0.339752635801753</text:p>
          </table:table-cell>
          <table:table-cell/>
          <table:table-cell table:formula="of:= 100 * ([.A779] - [.A778]*[.A778]) * ([.A779] - [.A778]*[.A778]) + (1 - [.A778]) * (1 - [.A778])" office:value-type="float" office:value="1.8540530544687" calcext:value-type="float">
            <text:p>1.8540530544687</text:p>
          </table:table-cell>
          <table:table-cell table:formula="of:= 100 * ([.B779] - [.B778]*[.B778]) * ([.B779] - [.B778]*[.B778]) + (1 - [.B778]) * (1 - [.B778])" office:value-type="float" office:value="4.70221433273073" calcext:value-type="float">
            <text:p>4.70221433273073</text:p>
          </table:table-cell>
          <table:table-cell table:formula="of:= [.A778]*[.A778]*[.A778]*[.A778] - 16*[.A778]*[.A778] + 5*[.A778]" office:value-type="float" office:value="-3.53234832274623" calcext:value-type="float">
            <text:p>-3.53234832274623</text:p>
          </table:table-cell>
          <table:table-cell table:formula="of:= [.B778]*[.B778]*[.B778]*[.B778] - 16*[.B778]*[.B778] + 5*[.B778]" office:value-type="float" office:value="-0.134821964728701" calcext:value-type="float">
            <text:p>-0.1348219647287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11180859670841" calcext:value-type="float">
            <text:p>0.0911180859670841</text:p>
          </table:table-cell>
          <table:table-cell table:formula="of:=-[.A779]" office:value-type="float" office:value="-0.0911180859670841" calcext:value-type="float">
            <text:p>-0.0911180859670841</text:p>
          </table:table-cell>
          <table:table-cell/>
          <table:table-cell table:formula="of:= 100 * ([.A780] - [.A779]*[.A779]) * ([.A780] - [.A779]*[.A779]) + (1 - [.A779]) * (1 - [.A779])" office:value-type="float" office:value="2.76946679031601" calcext:value-type="float">
            <text:p>2.76946679031601</text:p>
          </table:table-cell>
          <table:table-cell table:formula="of:= 100 * ([.B780] - [.B779]*[.B779]) * ([.B780] - [.B779]*[.B779]) + (1 - [.B779]) * (1 - [.B779])" office:value-type="float" office:value="2.69854447281066" calcext:value-type="float">
            <text:p>2.69854447281066</text:p>
          </table:table-cell>
          <table:table-cell table:formula="of:= [.A779]*[.A779]*[.A779]*[.A779] - 16*[.A779]*[.A779] + 5*[.A779]" office:value-type="float" office:value="0.322819271989619" calcext:value-type="float">
            <text:p>0.322819271989619</text:p>
          </table:table-cell>
          <table:table-cell table:formula="of:= [.B779]*[.B779]*[.B779]*[.B779] - 16*[.B779]*[.B779] + 5*[.B779]" office:value-type="float" office:value="-0.588361587681222" calcext:value-type="float">
            <text:p>-0.5883615876812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1103393017318" calcext:value-type="float">
            <text:p>-0.131103393017318</text:p>
          </table:table-cell>
          <table:table-cell table:formula="of:=-[.A780]" office:value-type="float" office:value="0.131103393017318" calcext:value-type="float">
            <text:p>0.131103393017318</text:p>
          </table:table-cell>
          <table:table-cell/>
          <table:table-cell table:formula="of:= 100 * ([.A781] - [.A780]*[.A780]) * ([.A781] - [.A780]*[.A780]) + (1 - [.A780]) * (1 - [.A780])" office:value-type="float" office:value="1.96698330508524" calcext:value-type="float">
            <text:p>1.96698330508524</text:p>
          </table:table-cell>
          <table:table-cell table:formula="of:= 100 * ([.B781] - [.B780]*[.B780]) * ([.B781] - [.B780]*[.B780]) + (1 - [.B780]) * (1 - [.B780])" office:value-type="float" office:value="2.13084347217294" calcext:value-type="float">
            <text:p>2.13084347217294</text:p>
          </table:table-cell>
          <table:table-cell table:formula="of:= [.A780]*[.A780]*[.A780]*[.A780] - 16*[.A780]*[.A780] + 5*[.A780]" office:value-type="float" office:value="-0.930231128887095" calcext:value-type="float">
            <text:p>-0.930231128887095</text:p>
          </table:table-cell>
          <table:table-cell table:formula="of:= [.B780]*[.B780]*[.B780]*[.B780] - 16*[.B780]*[.B780] + 5*[.B780]" office:value-type="float" office:value="0.380802801286081" calcext:value-type="float">
            <text:p>0.3808028012860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0109051137946" calcext:value-type="float">
            <text:p>0.100109051137946</text:p>
          </table:table-cell>
          <table:table-cell table:formula="of:=-[.A781]" office:value-type="float" office:value="-0.100109051137946" calcext:value-type="float">
            <text:p>-0.100109051137946</text:p>
          </table:table-cell>
          <table:table-cell/>
          <table:table-cell table:formula="of:= 100 * ([.A782] - [.A781]*[.A781]) * ([.A782] - [.A781]*[.A781]) + (1 - [.A781]) * (1 - [.A781])" office:value-type="float" office:value="12.2537775508613" calcext:value-type="float">
            <text:p>12.2537775508613</text:p>
          </table:table-cell>
          <table:table-cell table:formula="of:= 100 * ([.B782] - [.B781]*[.B781]) * ([.B782] - [.B781]*[.B781]) + (1 - [.B781]) * (1 - [.B781])" office:value-type="float" office:value="14.0504991190054" calcext:value-type="float">
            <text:p>14.0504991190054</text:p>
          </table:table-cell>
          <table:table-cell table:formula="of:= [.A781]*[.A781]*[.A781]*[.A781] - 16*[.A781]*[.A781] + 5*[.A781]" office:value-type="float" office:value="0.340296538692491" calcext:value-type="float">
            <text:p>0.340296538692491</text:p>
          </table:table-cell>
          <table:table-cell table:formula="of:= [.B781]*[.B781]*[.B781]*[.B781] - 16*[.B781]*[.B781] + 5*[.B781]" office:value-type="float" office:value="-0.660793972686966" calcext:value-type="float">
            <text:p>-0.6607939726869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831125191348" calcext:value-type="float">
            <text:p>0.34831125191348</text:p>
          </table:table-cell>
          <table:table-cell table:formula="of:=-[.A782]" office:value-type="float" office:value="-0.34831125191348" calcext:value-type="float">
            <text:p>-0.34831125191348</text:p>
          </table:table-cell>
          <table:table-cell/>
          <table:table-cell table:formula="of:= 100 * ([.A783] - [.A782]*[.A782]) * ([.A783] - [.A782]*[.A782]) + (1 - [.A782]) * (1 - [.A782])" office:value-type="float" office:value="30.7095177118988" calcext:value-type="float">
            <text:p>30.7095177118988</text:p>
          </table:table-cell>
          <table:table-cell table:formula="of:= 100 * ([.B783] - [.B782]*[.B782]) * ([.B783] - [.B782]*[.B782]) + (1 - [.B782]) * (1 - [.B782])" office:value-type="float" office:value="11.2843333846985" calcext:value-type="float">
            <text:p>11.2843333846985</text:p>
          </table:table-cell>
          <table:table-cell table:formula="of:= [.A782]*[.A782]*[.A782]*[.A782] - 16*[.A782]*[.A782] + 5*[.A782]" office:value-type="float" office:value="-0.184856672691881" calcext:value-type="float">
            <text:p>-0.184856672691881</text:p>
          </table:table-cell>
          <table:table-cell table:formula="of:= [.B782]*[.B782]*[.B782]*[.B782] - 16*[.B782]*[.B782] + 5*[.B782]" office:value-type="float" office:value="-3.66796919182668" calcext:value-type="float">
            <text:p>-3.667969191826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8995721549293" calcext:value-type="float">
            <text:p>-0.428995721549293</text:p>
          </table:table-cell>
          <table:table-cell table:formula="of:=-[.A783]" office:value-type="float" office:value="0.428995721549293" calcext:value-type="float">
            <text:p>0.428995721549293</text:p>
          </table:table-cell>
          <table:table-cell/>
          <table:table-cell table:formula="of:= 100 * ([.A784] - [.A783]*[.A783]) * ([.A784] - [.A783]*[.A783]) + (1 - [.A783]) * (1 - [.A783])" office:value-type="float" office:value="5.40257079926194" calcext:value-type="float">
            <text:p>5.40257079926194</text:p>
          </table:table-cell>
          <table:table-cell table:formula="of:= 100 * ([.B784] - [.B783]*[.B783]) * ([.B784] - [.B783]*[.B783]) + (1 - [.B783]) * (1 - [.B783])" office:value-type="float" office:value="3.73955510088045" calcext:value-type="float">
            <text:p>3.73955510088045</text:p>
          </table:table-cell>
          <table:table-cell table:formula="of:= [.A783]*[.A783]*[.A783]*[.A783] - 16*[.A783]*[.A783] + 5*[.A783]" office:value-type="float" office:value="-5.05570613496299" calcext:value-type="float">
            <text:p>-5.05570613496299</text:p>
          </table:table-cell>
          <table:table-cell table:formula="of:= [.B783]*[.B783]*[.B783]*[.B783] - 16*[.B783]*[.B783] + 5*[.B783]" office:value-type="float" office:value="-0.765748919470056" calcext:value-type="float">
            <text:p>-0.765748919470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0719516905517637" calcext:value-type="float">
            <text:p>0.000719516905517637</text:p>
          </table:table-cell>
          <table:table-cell table:formula="of:=-[.A784]" office:value-type="float" office:value="-0.000719516905517637" calcext:value-type="float">
            <text:p>-0.000719516905517637</text:p>
          </table:table-cell>
          <table:table-cell/>
          <table:table-cell table:formula="of:= 100 * ([.A785] - [.A784]*[.A784]) * ([.A785] - [.A784]*[.A784]) + (1 - [.A784]) * (1 - [.A784])" office:value-type="float" office:value="0.998817446859591" calcext:value-type="float">
            <text:p>0.998817446859591</text:p>
          </table:table-cell>
          <table:table-cell table:formula="of:= 100 * ([.B785] - [.B784]*[.B784]) * ([.B785] - [.B784]*[.B784]) + (1 - [.B784]) * (1 - [.B784])" office:value-type="float" office:value="1.00169584589583" calcext:value-type="float">
            <text:p>1.00169584589583</text:p>
          </table:table-cell>
          <table:table-cell table:formula="of:= [.A784]*[.A784]*[.A784]*[.A784] - 16*[.A784]*[.A784] + 5*[.A784]" office:value-type="float" office:value="0.00358930125461899" calcext:value-type="float">
            <text:p>0.00358930125461899</text:p>
          </table:table-cell>
          <table:table-cell table:formula="of:= [.B784]*[.B784]*[.B784]*[.B784] - 16*[.B784]*[.B784] + 5*[.B784]" office:value-type="float" office:value="-0.00360586780055738" calcext:value-type="float">
            <text:p>-0.003605867800557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160040196929501" calcext:value-type="float">
            <text:p>0.00160040196929501</text:p>
          </table:table-cell>
          <table:table-cell table:formula="of:=-[.A785]" office:value-type="float" office:value="-0.00160040196929501" calcext:value-type="float">
            <text:p>-0.00160040196929501</text:p>
          </table:table-cell>
          <table:table-cell/>
          <table:table-cell table:formula="of:= 100 * ([.A786] - [.A785]*[.A785]) * ([.A786] - [.A785]*[.A785]) + (1 - [.A785]) * (1 - [.A785])" office:value-type="float" office:value="11.9494875280168" calcext:value-type="float">
            <text:p>11.9494875280168</text:p>
          </table:table-cell>
          <table:table-cell table:formula="of:= 100 * ([.B786] - [.B785]*[.B785]) * ([.B786] - [.B785]*[.B785]) + (1 - [.B785]) * (1 - [.B785])" office:value-type="float" office:value="11.9555500770332" calcext:value-type="float">
            <text:p>11.9555500770332</text:p>
          </table:table-cell>
          <table:table-cell table:formula="of:= [.A785]*[.A785]*[.A785]*[.A785] - 16*[.A785]*[.A785] + 5*[.A785]" office:value-type="float" office:value="0.00796102926962205" calcext:value-type="float">
            <text:p>0.00796102926962205</text:p>
          </table:table-cell>
          <table:table-cell table:formula="of:= [.B785]*[.B785]*[.B785]*[.B785] - 16*[.B785]*[.B785] + 5*[.B785]" office:value-type="float" office:value="-0.00804299042332802" calcext:value-type="float">
            <text:p>-0.008042990423328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0945860233702" calcext:value-type="float">
            <text:p>-0.330945860233702</text:p>
          </table:table-cell>
          <table:table-cell table:formula="of:=-[.A786]" office:value-type="float" office:value="0.330945860233702" calcext:value-type="float">
            <text:p>0.330945860233702</text:p>
          </table:table-cell>
          <table:table-cell/>
          <table:table-cell table:formula="of:= 100 * ([.A787] - [.A786]*[.A786]) * ([.A787] - [.A786]*[.A786]) + (1 - [.A786]) * (1 - [.A786])" office:value-type="float" office:value="3.72121289361938" calcext:value-type="float">
            <text:p>3.72121289361938</text:p>
          </table:table-cell>
          <table:table-cell table:formula="of:= 100 * ([.B787] - [.B786]*[.B786]) * ([.B787] - [.B786]*[.B786]) + (1 - [.B786]) * (1 - [.B786])" office:value-type="float" office:value="1.07831129453393" calcext:value-type="float">
            <text:p>1.07831129453393</text:p>
          </table:table-cell>
          <table:table-cell table:formula="of:= [.A786]*[.A786]*[.A786]*[.A786] - 16*[.A786]*[.A786] + 5*[.A786]" office:value-type="float" office:value="-3.39513613846169" calcext:value-type="float">
            <text:p>-3.39513613846169</text:p>
          </table:table-cell>
          <table:table-cell table:formula="of:= [.B786]*[.B786]*[.B786]*[.B786] - 16*[.B786]*[.B786] + 5*[.B786]" office:value-type="float" office:value="-0.0856775361246673" calcext:value-type="float">
            <text:p>-0.08567753612466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0109933853896" calcext:value-type="float">
            <text:p>-0.030109933853896</text:p>
          </table:table-cell>
          <table:table-cell table:formula="of:=-[.A787]" office:value-type="float" office:value="0.030109933853896" calcext:value-type="float">
            <text:p>0.030109933853896</text:p>
          </table:table-cell>
          <table:table-cell/>
          <table:table-cell table:formula="of:= 100 * ([.A788] - [.A787]*[.A787]) * ([.A788] - [.A787]*[.A787]) + (1 - [.A787]) * (1 - [.A787])" office:value-type="float" office:value="1.14390064425158" calcext:value-type="float">
            <text:p>1.14390064425158</text:p>
          </table:table-cell>
          <table:table-cell table:formula="of:= 100 * ([.B788] - [.B787]*[.B787]) * ([.B788] - [.B787]*[.B787]) + (1 - [.B787]) * (1 - [.B787])" office:value-type="float" office:value="1.0342231117637" calcext:value-type="float">
            <text:p>1.0342231117637</text:p>
          </table:table-cell>
          <table:table-cell table:formula="of:= [.A787]*[.A787]*[.A787]*[.A787] - 16*[.A787]*[.A787] + 5*[.A787]" office:value-type="float" office:value="-0.165054577198179" calcext:value-type="float">
            <text:p>-0.165054577198179</text:p>
          </table:table-cell>
          <table:table-cell table:formula="of:= [.B787]*[.B787]*[.B787]*[.B787] - 16*[.B787]*[.B787] + 5*[.B787]" office:value-type="float" office:value="0.136044761340782" calcext:value-type="float">
            <text:p>0.1360447613407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96771083603561" calcext:value-type="float">
            <text:p>0.0296771083603561</text:p>
          </table:table-cell>
          <table:table-cell table:formula="of:=-[.A788]" office:value-type="float" office:value="-0.0296771083603561" calcext:value-type="float">
            <text:p>-0.0296771083603561</text:p>
          </table:table-cell>
          <table:table-cell/>
          <table:table-cell table:formula="of:= 100 * ([.A789] - [.A788]*[.A788]) * ([.A789] - [.A788]*[.A788]) + (1 - [.A788]) * (1 - [.A788])" office:value-type="float" office:value="1.7926742342186" calcext:value-type="float">
            <text:p>1.7926742342186</text:p>
          </table:table-cell>
          <table:table-cell table:formula="of:= 100 * ([.B789] - [.B788]*[.B788]) * ([.B789] - [.B788]*[.B788]) + (1 - [.B788]) * (1 - [.B788])" office:value-type="float" office:value="1.94419460857716" calcext:value-type="float">
            <text:p>1.94419460857716</text:p>
          </table:table-cell>
          <table:table-cell table:formula="of:= [.A788]*[.A788]*[.A788]*[.A788] - 16*[.A788]*[.A788] + 5*[.A788]" office:value-type="float" office:value="0.134294625318336" calcext:value-type="float">
            <text:p>0.134294625318336</text:p>
          </table:table-cell>
          <table:table-cell table:formula="of:= [.B788]*[.B788]*[.B788]*[.B788] - 16*[.B788]*[.B788] + 5*[.B788]" office:value-type="float" office:value="-0.162476458285225" calcext:value-type="float">
            <text:p>-0.1624764582852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31383982023513" calcext:value-type="float">
            <text:p>0.0931383982023513</text:p>
          </table:table-cell>
          <table:table-cell table:formula="of:=-[.A789]" office:value-type="float" office:value="-0.0931383982023513" calcext:value-type="float">
            <text:p>-0.0931383982023513</text:p>
          </table:table-cell>
          <table:table-cell/>
          <table:table-cell table:formula="of:= 100 * ([.A790] - [.A789]*[.A789]) * ([.A790] - [.A789]*[.A789]) + (1 - [.A789]) * (1 - [.A789])" office:value-type="float" office:value="1.15654034081795" calcext:value-type="float">
            <text:p>1.15654034081795</text:p>
          </table:table-cell>
          <table:table-cell table:formula="of:= 100 * ([.B790] - [.B789]*[.B789]) * ([.B790] - [.B789]*[.B789]) + (1 - [.B789]) * (1 - [.B789])" office:value-type="float" office:value="1.75977252756719" calcext:value-type="float">
            <text:p>1.75977252756719</text:p>
          </table:table-cell>
          <table:table-cell table:formula="of:= [.A789]*[.A789]*[.A789]*[.A789] - 16*[.A789]*[.A789] + 5*[.A789]" office:value-type="float" office:value="0.326971062978779" calcext:value-type="float">
            <text:p>0.326971062978779</text:p>
          </table:table-cell>
          <table:table-cell table:formula="of:= [.B789]*[.B789]*[.B789]*[.B789] - 16*[.B789]*[.B789] + 5*[.B789]" office:value-type="float" office:value="-0.604412919044734" calcext:value-type="float">
            <text:p>-0.6044129190447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64798108263697" calcext:value-type="float">
            <text:p>0.0664798108263697</text:p>
          </table:table-cell>
          <table:table-cell table:formula="of:=-[.A790]" office:value-type="float" office:value="-0.0664798108263697" calcext:value-type="float">
            <text:p>-0.0664798108263697</text:p>
          </table:table-cell>
          <table:table-cell/>
          <table:table-cell table:formula="of:= 100 * ([.A791] - [.A790]*[.A790]) * ([.A791] - [.A790]*[.A790]) + (1 - [.A790]) * (1 - [.A790])" office:value-type="float" office:value="1.11114256445878" calcext:value-type="float">
            <text:p>1.11114256445878</text:p>
          </table:table-cell>
          <table:table-cell table:formula="of:= 100 * ([.B791] - [.B790]*[.B790]) * ([.B791] - [.B790]*[.B790]) + (1 - [.B790]) * (1 - [.B790])" office:value-type="float" office:value="1.29832667564997" calcext:value-type="float">
            <text:p>1.29832667564997</text:p>
          </table:table-cell>
          <table:table-cell table:formula="of:= [.A790]*[.A790]*[.A790]*[.A790] - 16*[.A790]*[.A790] + 5*[.A790]" office:value-type="float" office:value="0.261705542728667" calcext:value-type="float">
            <text:p>0.261705542728667</text:p>
          </table:table-cell>
          <table:table-cell table:formula="of:= [.B790]*[.B790]*[.B790]*[.B790] - 16*[.B790]*[.B790] + 5*[.B790]" office:value-type="float" office:value="-0.40309256553503" calcext:value-type="float">
            <text:p>-0.403092565535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45378265196187" calcext:value-type="float">
            <text:p>-0.0445378265196187</text:p>
          </table:table-cell>
          <table:table-cell table:formula="of:=-[.A791]" office:value-type="float" office:value="0.0445378265196187" calcext:value-type="float">
            <text:p>0.0445378265196187</text:p>
          </table:table-cell>
          <table:table-cell/>
          <table:table-cell table:formula="of:= 100 * ([.A792] - [.A791]*[.A791]) * ([.A792] - [.A791]*[.A791]) + (1 - [.A791]) * (1 - [.A791])" office:value-type="float" office:value="1.32672784825959" calcext:value-type="float">
            <text:p>1.32672784825959</text:p>
          </table:table-cell>
          <table:table-cell table:formula="of:= 100 * ([.B792] - [.B791]*[.B791]) * ([.B792] - [.B791]*[.B791]) + (1 - [.B791]) * (1 - [.B791])" office:value-type="float" office:value="1.18866889428437" calcext:value-type="float">
            <text:p>1.18866889428437</text:p>
          </table:table-cell>
          <table:table-cell table:formula="of:= [.A791]*[.A791]*[.A791]*[.A791] - 16*[.A791]*[.A791] + 5*[.A791]" office:value-type="float" office:value="-0.254423085715225" calcext:value-type="float">
            <text:p>-0.254423085715225</text:p>
          </table:table-cell>
          <table:table-cell table:formula="of:= [.B791]*[.B791]*[.B791]*[.B791] - 16*[.B791]*[.B791] + 5*[.B791]" office:value-type="float" office:value="0.190955179480962" calcext:value-type="float">
            <text:p>0.1909551794809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05293260639234" calcext:value-type="float">
            <text:p>0.0505293260639234</text:p>
          </table:table-cell>
          <table:table-cell table:formula="of:=-[.A792]" office:value-type="float" office:value="-0.0505293260639234" calcext:value-type="float">
            <text:p>-0.0505293260639234</text:p>
          </table:table-cell>
          <table:table-cell/>
          <table:table-cell table:formula="of:= 100 * ([.A793] - [.A792]*[.A792]) * ([.A793] - [.A792]*[.A792]) + (1 - [.A792]) * (1 - [.A792])" office:value-type="float" office:value="5.08360592077049" calcext:value-type="float">
            <text:p>5.08360592077049</text:p>
          </table:table-cell>
          <table:table-cell table:formula="of:= 100 * ([.B793] - [.B792]*[.B792]) * ([.B793] - [.B792]*[.B792]) + (1 - [.B792]) * (1 - [.B792])" office:value-type="float" office:value="5.49718574610233" calcext:value-type="float">
            <text:p>5.49718574610233</text:p>
          </table:table-cell>
          <table:table-cell table:formula="of:= [.A792]*[.A792]*[.A792]*[.A792] - 16*[.A792]*[.A792] + 5*[.A792]" office:value-type="float" office:value="0.211801744535592" calcext:value-type="float">
            <text:p>0.211801744535592</text:p>
          </table:table-cell>
          <table:table-cell table:formula="of:= [.B792]*[.B792]*[.B792]*[.B792] - 16*[.B792]*[.B792] + 5*[.B792]" office:value-type="float" office:value="-0.293491516103642" calcext:value-type="float">
            <text:p>-0.2934915161036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7055324275604" calcext:value-type="float">
            <text:p>0.207055324275604</text:p>
          </table:table-cell>
          <table:table-cell table:formula="of:=-[.A793]" office:value-type="float" office:value="-0.207055324275604" calcext:value-type="float">
            <text:p>-0.207055324275604</text:p>
          </table:table-cell>
          <table:table-cell/>
          <table:table-cell table:formula="of:= 100 * ([.A794] - [.A793]*[.A793]) * ([.A794] - [.A793]*[.A793]) + (1 - [.A793]) * (1 - [.A793])" office:value-type="float" office:value="0.734394141275022" calcext:value-type="float">
            <text:p>0.734394141275022</text:p>
          </table:table-cell>
          <table:table-cell table:formula="of:= 100 * ([.B794] - [.B793]*[.B793]) * ([.B794] - [.B793]*[.B793]) + (1 - [.B793]) * (1 - [.B793])" office:value-type="float" office:value="2.85517120383317" calcext:value-type="float">
            <text:p>2.85517120383317</text:p>
          </table:table-cell>
          <table:table-cell table:formula="of:= [.A793]*[.A793]*[.A793]*[.A793] - 16*[.A793]*[.A793] + 5*[.A793]" office:value-type="float" office:value="0.351164104840483" calcext:value-type="float">
            <text:p>0.351164104840483</text:p>
          </table:table-cell>
          <table:table-cell table:formula="of:= [.B793]*[.B793]*[.B793]*[.B793] - 16*[.B793]*[.B793] + 5*[.B793]" office:value-type="float" office:value="-1.71938913791556" calcext:value-type="float">
            <text:p>-1.719389137915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53731199829216" calcext:value-type="float">
            <text:p>0.0753731199829216</text:p>
          </table:table-cell>
          <table:table-cell table:formula="of:=-[.A794]" office:value-type="float" office:value="-0.0753731199829216" calcext:value-type="float">
            <text:p>-0.0753731199829216</text:p>
          </table:table-cell>
          <table:table-cell/>
          <table:table-cell table:formula="of:= 100 * ([.A795] - [.A794]*[.A794]) * ([.A795] - [.A794]*[.A794]) + (1 - [.A794]) * (1 - [.A794])" office:value-type="float" office:value="0.897046310014545" calcext:value-type="float">
            <text:p>0.897046310014545</text:p>
          </table:table-cell>
          <table:table-cell table:formula="of:= 100 * ([.B795] - [.B794]*[.B794]) * ([.B795] - [.B794]*[.B794]) + (1 - [.B794]) * (1 - [.B794])" office:value-type="float" office:value="1.25808174746378" calcext:value-type="float">
            <text:p>1.25808174746378</text:p>
          </table:table-cell>
          <table:table-cell table:formula="of:= [.A794]*[.A794]*[.A794]*[.A794] - 16*[.A794]*[.A794] + 5*[.A794]" office:value-type="float" office:value="0.286000159438449" calcext:value-type="float">
            <text:p>0.286000159438449</text:p>
          </table:table-cell>
          <table:table-cell table:formula="of:= [.B794]*[.B794]*[.B794]*[.B794] - 16*[.B794]*[.B794] + 5*[.B794]" office:value-type="float" office:value="-0.467731040390767" calcext:value-type="float">
            <text:p>-0.4677310403907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6202179986268" calcext:value-type="float">
            <text:p>0.026202179986268</text:p>
          </table:table-cell>
          <table:table-cell table:formula="of:=-[.A795]" office:value-type="float" office:value="-0.026202179986268" calcext:value-type="float">
            <text:p>-0.026202179986268</text:p>
          </table:table-cell>
          <table:table-cell/>
          <table:table-cell table:formula="of:= 100 * ([.A796] - [.A795]*[.A795]) * ([.A796] - [.A795]*[.A795]) + (1 - [.A795]) * (1 - [.A795])" office:value-type="float" office:value="17.7125192670922" calcext:value-type="float">
            <text:p>17.7125192670922</text:p>
          </table:table-cell>
          <table:table-cell table:formula="of:= 100 * ([.B796] - [.B795]*[.B795]) * ([.B796] - [.B795]*[.B795]) + (1 - [.B795]) * (1 - [.B795])" office:value-type="float" office:value="17.7050750015714" calcext:value-type="float">
            <text:p>17.7050750015714</text:p>
          </table:table-cell>
          <table:table-cell table:formula="of:= [.A795]*[.A795]*[.A795]*[.A795] - 16*[.A795]*[.A795] + 5*[.A795]" office:value-type="float" office:value="0.120026503511534" calcext:value-type="float">
            <text:p>0.120026503511534</text:p>
          </table:table-cell>
          <table:table-cell table:formula="of:= [.B795]*[.B795]*[.B795]*[.B795] - 16*[.B795]*[.B795] + 5*[.B795]" office:value-type="float" office:value="-0.141995296351145" calcext:value-type="float">
            <text:p>-0.1419952963511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8754980941198" calcext:value-type="float">
            <text:p>-0.408754980941198</text:p>
          </table:table-cell>
          <table:table-cell table:formula="of:=-[.A796]" office:value-type="float" office:value="0.408754980941198" calcext:value-type="float">
            <text:p>0.408754980941198</text:p>
          </table:table-cell>
          <table:table-cell/>
          <table:table-cell table:formula="of:= 100 * ([.A797] - [.A796]*[.A796]) * ([.A797] - [.A796]*[.A796]) + (1 - [.A796]) * (1 - [.A796])" office:value-type="float" office:value="4.05660128358179" calcext:value-type="float">
            <text:p>4.05660128358179</text:p>
          </table:table-cell>
          <table:table-cell table:formula="of:= 100 * ([.B797] - [.B796]*[.B796]) * ([.B797] - [.B796]*[.B796]) + (1 - [.B796]) * (1 - [.B796])" office:value-type="float" office:value="3.96780098782715" calcext:value-type="float">
            <text:p>3.96780098782715</text:p>
          </table:table-cell>
          <table:table-cell table:formula="of:= [.A796]*[.A796]*[.A796]*[.A796] - 16*[.A796]*[.A796] + 5*[.A796]" office:value-type="float" office:value="-4.68914911740752" calcext:value-type="float">
            <text:p>-4.68914911740752</text:p>
          </table:table-cell>
          <table:table-cell table:formula="of:= [.B796]*[.B796]*[.B796]*[.B796] - 16*[.B796]*[.B796] + 5*[.B796]" office:value-type="float" office:value="-0.601599307995546" calcext:value-type="float">
            <text:p>-0.6015993079955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31358294926481" calcext:value-type="float">
            <text:p>0.0231358294926481</text:p>
          </table:table-cell>
          <table:table-cell table:formula="of:=-[.A797]" office:value-type="float" office:value="-0.0231358294926481" calcext:value-type="float">
            <text:p>-0.0231358294926481</text:p>
          </table:table-cell>
          <table:table-cell/>
          <table:table-cell table:formula="of:= 100 * ([.A798] - [.A797]*[.A797]) * ([.A798] - [.A797]*[.A797]) + (1 - [.A797]) * (1 - [.A797])" office:value-type="float" office:value="0.982669877203719" calcext:value-type="float">
            <text:p>0.982669877203719</text:p>
          </table:table-cell>
          <table:table-cell table:formula="of:= 100 * ([.B798] - [.B797]*[.B797]) * ([.B798] - [.B797]*[.B797]) + (1 - [.B797]) * (1 - [.B797])" office:value-type="float" office:value="1.07171921178568" calcext:value-type="float">
            <text:p>1.07171921178568</text:p>
          </table:table-cell>
          <table:table-cell table:formula="of:= [.A797]*[.A797]*[.A797]*[.A797] - 16*[.A797]*[.A797] + 5*[.A797]" office:value-type="float" office:value="0.107115168272574" calcext:value-type="float">
            <text:p>0.107115168272574</text:p>
          </table:table-cell>
          <table:table-cell table:formula="of:= [.B797]*[.B797]*[.B797]*[.B797] - 16*[.B797]*[.B797] + 5*[.B797]" office:value-type="float" office:value="-0.124243126653907" calcext:value-type="float">
            <text:p>-0.1242431266539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63188929938282" calcext:value-type="float">
            <text:p>-0.0163188929938282</text:p>
          </table:table-cell>
          <table:table-cell table:formula="of:=-[.A798]" office:value-type="float" office:value="0.0163188929938282" calcext:value-type="float">
            <text:p>0.0163188929938282</text:p>
          </table:table-cell>
          <table:table-cell/>
          <table:table-cell table:formula="of:= 100 * ([.A799] - [.A798]*[.A798]) * ([.A799] - [.A798]*[.A798]) + (1 - [.A798]) * (1 - [.A798])" office:value-type="float" office:value="1.86672009709403" calcext:value-type="float">
            <text:p>1.86672009709403</text:p>
          </table:table-cell>
          <table:table-cell table:formula="of:= 100 * ([.B799] - [.B798]*[.B798]) * ([.B799] - [.B798]*[.B798]) + (1 - [.B798]) * (1 - [.B798])" office:value-type="float" office:value="1.79174594696913" calcext:value-type="float">
            <text:p>1.79174594696913</text:p>
          </table:table-cell>
          <table:table-cell table:formula="of:= [.A798]*[.A798]*[.A798]*[.A798] - 16*[.A798]*[.A798] + 5*[.A798]" office:value-type="float" office:value="-0.0858552943468164" calcext:value-type="float">
            <text:p>-0.0858552943468164</text:p>
          </table:table-cell>
          <table:table-cell table:formula="of:= [.B798]*[.B798]*[.B798]*[.B798] - 16*[.B798]*[.B798] + 5*[.B798]" office:value-type="float" office:value="0.0773336355914653" calcext:value-type="float">
            <text:p>0.07733363559146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10472198290628" calcext:value-type="float">
            <text:p>-0.0910472198290628</text:p>
          </table:table-cell>
          <table:table-cell table:formula="of:=-[.A799]" office:value-type="float" office:value="0.0910472198290628" calcext:value-type="float">
            <text:p>0.0910472198290628</text:p>
          </table:table-cell>
          <table:table-cell/>
          <table:table-cell table:formula="of:= 100 * ([.A800] - [.A799]*[.A799]) * ([.A800] - [.A799]*[.A799]) + (1 - [.A799]) * (1 - [.A799])" office:value-type="float" office:value="1.45976463866773" calcext:value-type="float">
            <text:p>1.45976463866773</text:p>
          </table:table-cell>
          <table:table-cell table:formula="of:= 100 * ([.B800] - [.B799]*[.B799]) * ([.B800] - [.B799]*[.B799]) + (1 - [.B799]) * (1 - [.B799])" office:value-type="float" office:value="0.950964441865608" calcext:value-type="float">
            <text:p>0.950964441865608</text:p>
          </table:table-cell>
          <table:table-cell table:formula="of:= [.A799]*[.A799]*[.A799]*[.A799] - 16*[.A799]*[.A799] + 5*[.A799]" office:value-type="float" office:value="-0.587800921557142" calcext:value-type="float">
            <text:p>-0.587800921557142</text:p>
          </table:table-cell>
          <table:table-cell table:formula="of:= [.B799]*[.B799]*[.B799]*[.B799] - 16*[.B799]*[.B799] + 5*[.B799]" office:value-type="float" office:value="0.322671276733486" calcext:value-type="float">
            <text:p>0.3226712767334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36122922406246" calcext:value-type="float">
            <text:p>-0.0436122922406246</text:p>
          </table:table-cell>
          <table:table-cell table:formula="of:=-[.A800]" office:value-type="float" office:value="0.0436122922406246" calcext:value-type="float">
            <text:p>0.0436122922406246</text:p>
          </table:table-cell>
          <table:table-cell/>
          <table:table-cell table:formula="of:= 100 * ([.A801] - [.A800]*[.A800]) * ([.A801] - [.A800]*[.A800]) + (1 - [.A800]) * (1 - [.A800])" office:value-type="float" office:value="19.8444074377793" calcext:value-type="float">
            <text:p>19.8444074377793</text:p>
          </table:table-cell>
          <table:table-cell table:formula="of:= 100 * ([.B801] - [.B800]*[.B800]) * ([.B801] - [.B800]*[.B800]) + (1 - [.B800]) * (1 - [.B800])" office:value-type="float" office:value="20.0008933606232" calcext:value-type="float">
            <text:p>20.0008933606232</text:p>
          </table:table-cell>
          <table:table-cell table:formula="of:= [.A800]*[.A800]*[.A800]*[.A800] - 16*[.A800]*[.A800] + 5*[.A800]" office:value-type="float" office:value="-0.248490356028969" calcext:value-type="float">
            <text:p>-0.248490356028969</text:p>
          </table:table-cell>
          <table:table-cell table:formula="of:= [.B800]*[.B800]*[.B800]*[.B800] - 16*[.B800]*[.B800] + 5*[.B800]" office:value-type="float" office:value="0.187632566377277" calcext:value-type="float">
            <text:p>0.1876325663772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497570730537" calcext:value-type="float">
            <text:p>0.43497570730537</text:p>
          </table:table-cell>
          <table:table-cell table:formula="of:=-[.A801]" office:value-type="float" office:value="-0.43497570730537" calcext:value-type="float">
            <text:p>-0.43497570730537</text:p>
          </table:table-cell>
          <table:table-cell/>
          <table:table-cell table:formula="of:= 100 * ([.A802] - [.A801]*[.A801]) * ([.A802] - [.A801]*[.A801]) + (1 - [.A801]) * (1 - [.A801])" office:value-type="float" office:value="17.049989382011" calcext:value-type="float">
            <text:p>17.049989382011</text:p>
          </table:table-cell>
          <table:table-cell table:formula="of:= 100 * ([.B802] - [.B801]*[.B801]) * ([.B802] - [.B801]*[.B801]) + (1 - [.B801]) * (1 - [.B801])" office:value-type="float" office:value="2.15294129990209" calcext:value-type="float">
            <text:p>2.15294129990209</text:p>
          </table:table-cell>
          <table:table-cell table:formula="of:= [.A801]*[.A801]*[.A801]*[.A801] - 16*[.A801]*[.A801] + 5*[.A801]" office:value-type="float" office:value="-0.816585215717225" calcext:value-type="float">
            <text:p>-0.816585215717225</text:p>
          </table:table-cell>
          <table:table-cell table:formula="of:= [.B801]*[.B801]*[.B801]*[.B801] - 16*[.B801]*[.B801] + 5*[.B801]" office:value-type="float" office:value="-5.16634228877093" calcext:value-type="float">
            <text:p>-5.166342288770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9828369100234" calcext:value-type="float">
            <text:p>-0.219828369100234</text:p>
          </table:table-cell>
          <table:table-cell table:formula="of:=-[.A802]" office:value-type="float" office:value="0.219828369100234" calcext:value-type="float">
            <text:p>0.219828369100234</text:p>
          </table:table-cell>
          <table:table-cell/>
          <table:table-cell table:formula="of:= 100 * ([.A803] - [.A802]*[.A802]) * ([.A803] - [.A802]*[.A802]) + (1 - [.A802]) * (1 - [.A802])" office:value-type="float" office:value="6.90192836349521" calcext:value-type="float">
            <text:p>6.90192836349521</text:p>
          </table:table-cell>
          <table:table-cell table:formula="of:= 100 * ([.B803] - [.B802]*[.B802]) * ([.B803] - [.B802]*[.B802]) + (1 - [.B802]) * (1 - [.B802])" office:value-type="float" office:value="11.4543559970453" calcext:value-type="float">
            <text:p>11.4543559970453</text:p>
          </table:table-cell>
          <table:table-cell table:formula="of:= [.A802]*[.A802]*[.A802]*[.A802] - 16*[.A802]*[.A802] + 5*[.A802]" office:value-type="float" office:value="-1.86999877683483" calcext:value-type="float">
            <text:p>-1.86999877683483</text:p>
          </table:table-cell>
          <table:table-cell table:formula="of:= [.B802]*[.B802]*[.B802]*[.B802] - 16*[.B802]*[.B802] + 5*[.B802]" office:value-type="float" office:value="0.328284914167502" calcext:value-type="float">
            <text:p>0.328284914167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1003413213185" calcext:value-type="float">
            <text:p>0.281003413213185</text:p>
          </table:table-cell>
          <table:table-cell table:formula="of:=-[.A803]" office:value-type="float" office:value="-0.281003413213185" calcext:value-type="float">
            <text:p>-0.281003413213185</text:p>
          </table:table-cell>
          <table:table-cell/>
          <table:table-cell table:formula="of:= 100 * ([.A804] - [.A803]*[.A803]) * ([.A804] - [.A803]*[.A803]) + (1 - [.A803]) * (1 - [.A803])" office:value-type="float" office:value="16.4306018770926" calcext:value-type="float">
            <text:p>16.4306018770926</text:p>
          </table:table-cell>
          <table:table-cell table:formula="of:= 100 * ([.B804] - [.B803]*[.B803]) * ([.B804] - [.B803]*[.B803]) + (1 - [.B803]) * (1 - [.B803])" office:value-type="float" office:value="7.44874562550417" calcext:value-type="float">
            <text:p>7.44874562550417</text:p>
          </table:table-cell>
          <table:table-cell table:formula="of:= [.A803]*[.A803]*[.A803]*[.A803] - 16*[.A803]*[.A803] + 5*[.A803]" office:value-type="float" office:value="0.147845516723142" calcext:value-type="float">
            <text:p>0.147845516723142</text:p>
          </table:table-cell>
          <table:table-cell table:formula="of:= [.B803]*[.B803]*[.B803]*[.B803] - 16*[.B803]*[.B803] + 5*[.B803]" office:value-type="float" office:value="-2.6621886154087" calcext:value-type="float">
            <text:p>-2.66218861540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995619367975" calcext:value-type="float">
            <text:p>-0.31995619367975</text:p>
          </table:table-cell>
          <table:table-cell table:formula="of:=-[.A804]" office:value-type="float" office:value="0.31995619367975" calcext:value-type="float">
            <text:p>0.31995619367975</text:p>
          </table:table-cell>
          <table:table-cell/>
          <table:table-cell table:formula="of:= 100 * ([.A805] - [.A804]*[.A804]) * ([.A805] - [.A804]*[.A804]) + (1 - [.A804]) * (1 - [.A804])" office:value-type="float" office:value="15.3645277074202" calcext:value-type="float">
            <text:p>15.3645277074202</text:p>
          </table:table-cell>
          <table:table-cell table:formula="of:= 100 * ([.B805] - [.B804]*[.B804]) * ([.B805] - [.B804]*[.B804]) + (1 - [.B804]) * (1 - [.B804])" office:value-type="float" office:value="3.16320020150526" calcext:value-type="float">
            <text:p>3.16320020150526</text:p>
          </table:table-cell>
          <table:table-cell table:formula="of:= [.A804]*[.A804]*[.A804]*[.A804] - 16*[.A804]*[.A804] + 5*[.A804]" office:value-type="float" office:value="-3.22725240298637" calcext:value-type="float">
            <text:p>-3.22725240298637</text:p>
          </table:table-cell>
          <table:table-cell table:formula="of:= [.B804]*[.B804]*[.B804]*[.B804] - 16*[.B804]*[.B804] + 5*[.B804]" office:value-type="float" office:value="-0.0276904661888737" calcext:value-type="float">
            <text:p>-0.02769046618887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6711268020256" calcext:value-type="float">
            <text:p>-0.266711268020256</text:p>
          </table:table-cell>
          <table:table-cell table:formula="of:=-[.A805]" office:value-type="float" office:value="0.266711268020256" calcext:value-type="float">
            <text:p>0.266711268020256</text:p>
          </table:table-cell>
          <table:table-cell/>
          <table:table-cell table:formula="of:= 100 * ([.A806] - [.A805]*[.A805]) * ([.A806] - [.A805]*[.A805]) + (1 - [.A805]) * (1 - [.A805])" office:value-type="float" office:value="2.15644288335815" calcext:value-type="float">
            <text:p>2.15644288335815</text:p>
          </table:table-cell>
          <table:table-cell table:formula="of:= 100 * ([.B806] - [.B805]*[.B805]) * ([.B806] - [.B805]*[.B805]) + (1 - [.B805]) * (1 - [.B805])" office:value-type="float" office:value="0.999851390941063" calcext:value-type="float">
            <text:p>0.999851390941063</text:p>
          </table:table-cell>
          <table:table-cell table:formula="of:= [.A805]*[.A805]*[.A805]*[.A805] - 16*[.A805]*[.A805] + 5*[.A805]" office:value-type="float" office:value="-2.46665457385726" calcext:value-type="float">
            <text:p>-2.46665457385726</text:p>
          </table:table-cell>
          <table:table-cell table:formula="of:= [.B805]*[.B805]*[.B805]*[.B805] - 16*[.B805]*[.B805] + 5*[.B805]" office:value-type="float" office:value="0.200458106345292" calcext:value-type="float">
            <text:p>0.2004581063452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315409242576981" calcext:value-type="float">
            <text:p>-0.00315409242576981</text:p>
          </table:table-cell>
          <table:table-cell table:formula="of:=-[.A806]" office:value-type="float" office:value="0.00315409242576981" calcext:value-type="float">
            <text:p>0.00315409242576981</text:p>
          </table:table-cell>
          <table:table-cell/>
          <table:table-cell table:formula="of:= 100 * ([.A807] - [.A806]*[.A806]) * ([.A807] - [.A806]*[.A806]) + (1 - [.A806]) * (1 - [.A806])" office:value-type="float" office:value="25.7507269763069" calcext:value-type="float">
            <text:p>25.7507269763069</text:p>
          </table:table-cell>
          <table:table-cell table:formula="of:= 100 * ([.B807] - [.B806]*[.B806]) * ([.B807] - [.B806]*[.B806]) + (1 - [.B806]) * (1 - [.B806])" office:value-type="float" office:value="25.7400901090789" calcext:value-type="float">
            <text:p>25.7400901090789</text:p>
          </table:table-cell>
          <table:table-cell table:formula="of:= [.A806]*[.A806]*[.A806]*[.A806] - 16*[.A806]*[.A806] + 5*[.A806]" office:value-type="float" office:value="-0.0159296348143652" calcext:value-type="float">
            <text:p>-0.0159296348143652</text:p>
          </table:table-cell>
          <table:table-cell table:formula="of:= [.B806]*[.B806]*[.B806]*[.B806] - 16*[.B806]*[.B806] + 5*[.B806]" office:value-type="float" office:value="0.0156112894433329" calcext:value-type="float">
            <text:p>0.01561128944333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7447470437804" calcext:value-type="float">
            <text:p>0.497447470437804</text:p>
          </table:table-cell>
          <table:table-cell table:formula="of:=-[.A807]" office:value-type="float" office:value="-0.497447470437804" calcext:value-type="float">
            <text:p>-0.497447470437804</text:p>
          </table:table-cell>
          <table:table-cell/>
          <table:table-cell table:formula="of:= 100 * ([.A808] - [.A807]*[.A807]) * ([.A808] - [.A807]*[.A807]) + (1 - [.A807]) * (1 - [.A807])" office:value-type="float" office:value="28.0087857055014" calcext:value-type="float">
            <text:p>28.0087857055014</text:p>
          </table:table-cell>
          <table:table-cell table:formula="of:= 100 * ([.B808] - [.B807]*[.B807]) * ([.B808] - [.B807]*[.B807]) + (1 - [.B807]) * (1 - [.B807])" office:value-type="float" office:value="2.34432577108401" calcext:value-type="float">
            <text:p>2.34432577108401</text:p>
          </table:table-cell>
          <table:table-cell table:formula="of:= [.A807]*[.A807]*[.A807]*[.A807] - 16*[.A807]*[.A807] + 5*[.A807]" office:value-type="float" office:value="-1.41079294621993" calcext:value-type="float">
            <text:p>-1.41079294621993</text:p>
          </table:table-cell>
          <table:table-cell table:formula="of:= [.B807]*[.B807]*[.B807]*[.B807] - 16*[.B807]*[.B807] + 5*[.B807]" office:value-type="float" office:value="-6.38526765059797" calcext:value-type="float">
            <text:p>-6.385267650597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9387799329024" calcext:value-type="float">
            <text:p>-0.279387799329024</text:p>
          </table:table-cell>
          <table:table-cell table:formula="of:=-[.A808]" office:value-type="float" office:value="0.279387799329024" calcext:value-type="float">
            <text:p>0.279387799329024</text:p>
          </table:table-cell>
          <table:table-cell/>
          <table:table-cell table:formula="of:= 100 * ([.A809] - [.A808]*[.A808]) * ([.A809] - [.A808]*[.A808]) + (1 - [.A808]) * (1 - [.A808])" office:value-type="float" office:value="18.8194433898271" calcext:value-type="float">
            <text:p>18.8194433898271</text:p>
          </table:table-cell>
          <table:table-cell table:formula="of:= 100 * ([.B809] - [.B808]*[.B808]) * ([.B809] - [.B808]*[.B808]) + (1 - [.B808]) * (1 - [.B808])" office:value-type="float" office:value="7.19654658543987" calcext:value-type="float">
            <text:p>7.19654658543987</text:p>
          </table:table-cell>
          <table:table-cell table:formula="of:= [.A808]*[.A808]*[.A808]*[.A808] - 16*[.A808]*[.A808] + 5*[.A808]" office:value-type="float" office:value="-2.63976669534006" calcext:value-type="float">
            <text:p>-2.63976669534006</text:p>
          </table:table-cell>
          <table:table-cell table:formula="of:= [.B808]*[.B808]*[.B808]*[.B808] - 16*[.B808]*[.B808] + 5*[.B808]" office:value-type="float" office:value="0.154111297950182" calcext:value-type="float">
            <text:p>0.1541112979501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6461579566665" calcext:value-type="float">
            <text:p>-0.336461579566665</text:p>
          </table:table-cell>
          <table:table-cell table:formula="of:=-[.A809]" office:value-type="float" office:value="0.336461579566665" calcext:value-type="float">
            <text:p>0.336461579566665</text:p>
          </table:table-cell>
          <table:table-cell/>
          <table:table-cell table:formula="of:= 100 * ([.A810] - [.A809]*[.A809]) * ([.A810] - [.A809]*[.A809]) + (1 - [.A809]) * (1 - [.A809])" office:value-type="float" office:value="35.0064632766359" calcext:value-type="float">
            <text:p>35.0064632766359</text:p>
          </table:table-cell>
          <table:table-cell table:formula="of:= 100 * ([.B810] - [.B809]*[.B809]) * ([.B810] - [.B809]*[.B809]) + (1 - [.B809]) * (1 - [.B809])" office:value-type="float" office:value="12.6873464938622" calcext:value-type="float">
            <text:p>12.6873464938622</text:p>
          </table:table-cell>
          <table:table-cell table:formula="of:= [.A809]*[.A809]*[.A809]*[.A809] - 16*[.A809]*[.A809] + 5*[.A809]" office:value-type="float" office:value="-3.48079452246402" calcext:value-type="float">
            <text:p>-3.48079452246402</text:p>
          </table:table-cell>
          <table:table-cell table:formula="of:= [.B809]*[.B809]*[.B809]*[.B809] - 16*[.B809]*[.B809] + 5*[.B809]" office:value-type="float" office:value="-0.116178726797365" calcext:value-type="float">
            <text:p>-0.1161787267973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3164438559363" calcext:value-type="float">
            <text:p>-0.463164438559363</text:p>
          </table:table-cell>
          <table:table-cell table:formula="of:=-[.A810]" office:value-type="float" office:value="0.463164438559363" calcext:value-type="float">
            <text:p>0.463164438559363</text:p>
          </table:table-cell>
          <table:table-cell/>
          <table:table-cell table:formula="of:= 100 * ([.A811] - [.A810]*[.A810]) * ([.A811] - [.A810]*[.A810]) + (1 - [.A810]) * (1 - [.A810])" office:value-type="float" office:value="3.00639000110783" calcext:value-type="float">
            <text:p>3.00639000110783</text:p>
          </table:table-cell>
          <table:table-cell table:formula="of:= 100 * ([.B811] - [.B810]*[.B810]) * ([.B811] - [.B810]*[.B810]) + (1 - [.B810]) * (1 - [.B810])" office:value-type="float" office:value="27.5446304790333" calcext:value-type="float">
            <text:p>27.5446304790333</text:p>
          </table:table-cell>
          <table:table-cell table:formula="of:= [.A810]*[.A810]*[.A810]*[.A810] - 16*[.A810]*[.A810] + 5*[.A810]" office:value-type="float" office:value="-5.70214356020376" calcext:value-type="float">
            <text:p>-5.70214356020376</text:p>
          </table:table-cell>
          <table:table-cell table:formula="of:= [.B810]*[.B810]*[.B810]*[.B810] - 16*[.B810]*[.B810] + 5*[.B810]" office:value-type="float" office:value="-1.07049917461013" calcext:value-type="float">
            <text:p>-1.070499174610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7555690079112" calcext:value-type="float">
            <text:p>0.307555690079112</text:p>
          </table:table-cell>
          <table:table-cell table:formula="of:=-[.A811]" office:value-type="float" office:value="-0.307555690079112" calcext:value-type="float">
            <text:p>-0.307555690079112</text:p>
          </table:table-cell>
          <table:table-cell/>
          <table:table-cell table:formula="of:= 100 * ([.A812] - [.A811]*[.A811]) * ([.A812] - [.A811]*[.A811]) + (1 - [.A811]) * (1 - [.A811])" office:value-type="float" office:value="15.4636767427577" calcext:value-type="float">
            <text:p>15.4636767427577</text:p>
          </table:table-cell>
          <table:table-cell table:formula="of:= 100 * ([.B812] - [.B811]*[.B811]) * ([.B812] - [.B811]*[.B811]) + (1 - [.B811]) * (1 - [.B811])" office:value-type="float" office:value="34.9190214882624" calcext:value-type="float">
            <text:p>34.9190214882624</text:p>
          </table:table-cell>
          <table:table-cell table:formula="of:= [.A811]*[.A811]*[.A811]*[.A811] - 16*[.A811]*[.A811] + 5*[.A811]" office:value-type="float" office:value="0.0332777735581471" calcext:value-type="float">
            <text:p>0.0332777735581471</text:p>
          </table:table-cell>
          <table:table-cell table:formula="of:= [.B811]*[.B811]*[.B811]*[.B811] - 16*[.B811]*[.B811] + 5*[.B811]" office:value-type="float" office:value="-3.04227912723298" calcext:value-type="float">
            <text:p>-3.042279127232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1684775519105" calcext:value-type="float">
            <text:p>0.481684775519105</text:p>
          </table:table-cell>
          <table:table-cell table:formula="of:=-[.A812]" office:value-type="float" office:value="-0.481684775519105" calcext:value-type="float">
            <text:p>-0.481684775519105</text:p>
          </table:table-cell>
          <table:table-cell/>
          <table:table-cell table:formula="of:= 100 * ([.A813] - [.A812]*[.A812]) * ([.A813] - [.A812]*[.A812]) + (1 - [.A812]) * (1 - [.A812])" office:value-type="float" office:value="10.7550941868425" calcext:value-type="float">
            <text:p>10.7550941868425</text:p>
          </table:table-cell>
          <table:table-cell table:formula="of:= 100 * ([.B813] - [.B812]*[.B812]) * ([.B813] - [.B812]*[.B812]) + (1 - [.B812]) * (1 - [.B812])" office:value-type="float" office:value="4.16134876749742" calcext:value-type="float">
            <text:p>4.16134876749742</text:p>
          </table:table-cell>
          <table:table-cell table:formula="of:= [.A812]*[.A812]*[.A812]*[.A812] - 16*[.A812]*[.A812] + 5*[.A812]" office:value-type="float" office:value="-1.25006630600912" calcext:value-type="float">
            <text:p>-1.25006630600912</text:p>
          </table:table-cell>
          <table:table-cell table:formula="of:= [.B812]*[.B812]*[.B812]*[.B812] - 16*[.B812]*[.B812] + 5*[.B812]" office:value-type="float" office:value="-6.06691406120017" calcext:value-type="float">
            <text:p>-6.066914061200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18075632855222" calcext:value-type="float">
            <text:p>-0.0918075632855222</text:p>
          </table:table-cell>
          <table:table-cell table:formula="of:=-[.A813]" office:value-type="float" office:value="0.0918075632855222" calcext:value-type="float">
            <text:p>0.0918075632855222</text:p>
          </table:table-cell>
          <table:table-cell/>
          <table:table-cell table:formula="of:= 100 * ([.A814] - [.A813]*[.A813]) * ([.A814] - [.A813]*[.A813]) + (1 - [.A813]) * (1 - [.A813])" office:value-type="float" office:value="13.7804480852585" calcext:value-type="float">
            <text:p>13.7804480852585</text:p>
          </table:table-cell>
          <table:table-cell table:formula="of:= 100 * ([.B814] - [.B813]*[.B813]) * ([.B814] - [.B813]*[.B813]) + (1 - [.B813]) * (1 - [.B813])" office:value-type="float" office:value="12.2454387960343" calcext:value-type="float">
            <text:p>12.2454387960343</text:p>
          </table:table-cell>
          <table:table-cell table:formula="of:= [.A813]*[.A813]*[.A813]*[.A813] - 16*[.A813]*[.A813] + 5*[.A813]" office:value-type="float" office:value="-0.593824833469049" calcext:value-type="float">
            <text:p>-0.593824833469049</text:p>
          </table:table-cell>
          <table:table-cell table:formula="of:= [.B813]*[.B813]*[.B813]*[.B813] - 16*[.B813]*[.B813] + 5*[.B813]" office:value-type="float" office:value="0.324250799386173" calcext:value-type="float">
            <text:p>0.3242507993861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6372785216065" calcext:value-type="float">
            <text:p>-0.346372785216065</text:p>
          </table:table-cell>
          <table:table-cell table:formula="of:=-[.A814]" office:value-type="float" office:value="0.346372785216065" calcext:value-type="float">
            <text:p>0.346372785216065</text:p>
          </table:table-cell>
          <table:table-cell/>
          <table:table-cell table:formula="of:= 100 * ([.A815] - [.A814]*[.A814]) * ([.A815] - [.A814]*[.A814]) + (1 - [.A814]) * (1 - [.A814])" office:value-type="float" office:value="6.39221219351765" calcext:value-type="float">
            <text:p>6.39221219351765</text:p>
          </table:table-cell>
          <table:table-cell table:formula="of:= 100 * ([.B815] - [.B814]*[.B814]) * ([.B815] - [.B814]*[.B814]) + (1 - [.B814]) * (1 - [.B814])" office:value-type="float" office:value="21.0338985152253" calcext:value-type="float">
            <text:p>21.0338985152253</text:p>
          </table:table-cell>
          <table:table-cell table:formula="of:= [.A814]*[.A814]*[.A814]*[.A814] - 16*[.A814]*[.A814] + 5*[.A814]" office:value-type="float" office:value="-3.637055841302" calcext:value-type="float">
            <text:p>-3.637055841302</text:p>
          </table:table-cell>
          <table:table-cell table:formula="of:= [.B814]*[.B814]*[.B814]*[.B814] - 16*[.B814]*[.B814] + 5*[.B814]" office:value-type="float" office:value="-0.173327989141344" calcext:value-type="float">
            <text:p>-0.1733279891413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3971595032646" calcext:value-type="float">
            <text:p>0.333971595032646</text:p>
          </table:table-cell>
          <table:table-cell table:formula="of:=-[.A815]" office:value-type="float" office:value="-0.333971595032646" calcext:value-type="float">
            <text:p>-0.333971595032646</text:p>
          </table:table-cell>
          <table:table-cell/>
          <table:table-cell table:formula="of:= 100 * ([.A816] - [.A815]*[.A815]) * ([.A816] - [.A815]*[.A815]) + (1 - [.A815]) * (1 - [.A815])" office:value-type="float" office:value="4.76047731987761" calcext:value-type="float">
            <text:p>4.76047731987761</text:p>
          </table:table-cell>
          <table:table-cell table:formula="of:= 100 * ([.B816] - [.B815]*[.B815]) * ([.B816] - [.B815]*[.B815]) + (1 - [.B815]) * (1 - [.B815])" office:value-type="float" office:value="1.80289821645442" calcext:value-type="float">
            <text:p>1.80289821645442</text:p>
          </table:table-cell>
          <table:table-cell table:formula="of:= [.A815]*[.A815]*[.A815]*[.A815] - 16*[.A815]*[.A815] + 5*[.A815]" office:value-type="float" office:value="-0.102293937221849" calcext:value-type="float">
            <text:p>-0.102293937221849</text:p>
          </table:table-cell>
          <table:table-cell table:formula="of:= [.B815]*[.B815]*[.B815]*[.B815] - 16*[.B815]*[.B815] + 5*[.B815]" office:value-type="float" office:value="-3.44200988754831" calcext:value-type="float">
            <text:p>-3.442009887548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623408536199" calcext:value-type="float">
            <text:p>-0.09623408536199</text:p>
          </table:table-cell>
          <table:table-cell table:formula="of:=-[.A816]" office:value-type="float" office:value="0.09623408536199" calcext:value-type="float">
            <text:p>0.09623408536199</text:p>
          </table:table-cell>
          <table:table-cell/>
          <table:table-cell table:formula="of:= 100 * ([.A817] - [.A816]*[.A816]) * ([.A817] - [.A816]*[.A816]) + (1 - [.A816]) * (1 - [.A816])" office:value-type="float" office:value="1.29319519457152" calcext:value-type="float">
            <text:p>1.29319519457152</text:p>
          </table:table-cell>
          <table:table-cell table:formula="of:= 100 * ([.B817] - [.B816]*[.B816]) * ([.B817] - [.B816]*[.B816]) + (1 - [.B816]) * (1 - [.B816])" office:value-type="float" office:value="1.05459875305296" calcext:value-type="float">
            <text:p>1.05459875305296</text:p>
          </table:table-cell>
          <table:table-cell table:formula="of:= [.A816]*[.A816]*[.A816]*[.A816] - 16*[.A816]*[.A816] + 5*[.A816]" office:value-type="float" office:value="-0.629260647671377" calcext:value-type="float">
            <text:p>-0.629260647671377</text:p>
          </table:table-cell>
          <table:table-cell table:formula="of:= [.B816]*[.B816]*[.B816]*[.B816] - 16*[.B816]*[.B816] + 5*[.B816]" office:value-type="float" office:value="0.333080205948523" calcext:value-type="float">
            <text:p>0.3330802059485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95043496384224" calcext:value-type="float">
            <text:p>0.0395043496384224</text:p>
          </table:table-cell>
          <table:table-cell table:formula="of:=-[.A817]" office:value-type="float" office:value="-0.0395043496384224" calcext:value-type="float">
            <text:p>-0.0395043496384224</text:p>
          </table:table-cell>
          <table:table-cell/>
          <table:table-cell table:formula="of:= 100 * ([.A818] - [.A817]*[.A817]) * ([.A818] - [.A817]*[.A817]) + (1 - [.A817]) * (1 - [.A817])" office:value-type="float" office:value="5.08855250444503" calcext:value-type="float">
            <text:p>5.08855250444503</text:p>
          </table:table-cell>
          <table:table-cell table:formula="of:= 100 * ([.B818] - [.B817]*[.B817]) * ([.B818] - [.B817]*[.B817]) + (1 - [.B817]) * (1 - [.B817])" office:value-type="float" office:value="5.37495583632609" calcext:value-type="float">
            <text:p>5.37495583632609</text:p>
          </table:table-cell>
          <table:table-cell table:formula="of:= [.A817]*[.A817]*[.A817]*[.A817] - 16*[.A817]*[.A817] + 5*[.A817]" office:value-type="float" office:value="0.172554685398947" calcext:value-type="float">
            <text:p>0.172554685398947</text:p>
          </table:table-cell>
          <table:table-cell table:formula="of:= [.B817]*[.B817]*[.B817]*[.B817] - 16*[.B817]*[.B817] + 5*[.B817]" office:value-type="float" office:value="-0.222488810985277" calcext:value-type="float">
            <text:p>-0.2224888109852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5668423232498" calcext:value-type="float">
            <text:p>0.205668423232498</text:p>
          </table:table-cell>
          <table:table-cell table:formula="of:=-[.A818]" office:value-type="float" office:value="-0.205668423232498" calcext:value-type="float">
            <text:p>-0.205668423232498</text:p>
          </table:table-cell>
          <table:table-cell/>
          <table:table-cell table:formula="of:= 100 * ([.A819] - [.A818]*[.A818]) * ([.A819] - [.A818]*[.A818]) + (1 - [.A818]) * (1 - [.A818])" office:value-type="float" office:value="0.649544593952143" calcext:value-type="float">
            <text:p>0.649544593952143</text:p>
          </table:table-cell>
          <table:table-cell table:formula="of:= 100 * ([.B819] - [.B818]*[.B818]) * ([.B819] - [.B818]*[.B818]) + (1 - [.B818]) * (1 - [.B818])" office:value-type="float" office:value="2.41856063148117" calcext:value-type="float">
            <text:p>2.41856063148117</text:p>
          </table:table-cell>
          <table:table-cell table:formula="of:= [.A818]*[.A818]*[.A818]*[.A818] - 16*[.A818]*[.A818] + 5*[.A818]" office:value-type="float" office:value="0.353339358850314" calcext:value-type="float">
            <text:p>0.353339358850314</text:p>
          </table:table-cell>
          <table:table-cell table:formula="of:= [.B818]*[.B818]*[.B818]*[.B818] - 16*[.B818]*[.B818] + 5*[.B818]" office:value-type="float" office:value="-1.70334487347466" calcext:value-type="float">
            <text:p>-1.703344873474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5931059324166" calcext:value-type="float">
            <text:p>0.055931059324166</text:p>
          </table:table-cell>
          <table:table-cell table:formula="of:=-[.A819]" office:value-type="float" office:value="-0.055931059324166" calcext:value-type="float">
            <text:p>-0.055931059324166</text:p>
          </table:table-cell>
          <table:table-cell/>
          <table:table-cell table:formula="of:= 100 * ([.A820] - [.A819]*[.A819]) * ([.A820] - [.A819]*[.A819]) + (1 - [.A819]) * (1 - [.A819])" office:value-type="float" office:value="2.13185589203963" calcext:value-type="float">
            <text:p>2.13185589203963</text:p>
          </table:table-cell>
          <table:table-cell table:formula="of:= 100 * ([.B820] - [.B819]*[.B819]) * ([.B820] - [.B819]*[.B819]) + (1 - [.B819]) * (1 - [.B819])" office:value-type="float" office:value="2.22012110335886" calcext:value-type="float">
            <text:p>2.22012110335886</text:p>
          </table:table-cell>
          <table:table-cell table:formula="of:= [.A819]*[.A819]*[.A819]*[.A819] - 16*[.A819]*[.A819] + 5*[.A819]" office:value-type="float" office:value="0.229612548423869" calcext:value-type="float">
            <text:p>0.229612548423869</text:p>
          </table:table-cell>
          <table:table-cell table:formula="of:= [.B819]*[.B819]*[.B819]*[.B819] - 16*[.B819]*[.B819] + 5*[.B819]" office:value-type="float" office:value="-0.329698044817792" calcext:value-type="float">
            <text:p>-0.3296980448177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8253480248944" calcext:value-type="float">
            <text:p>-0.108253480248944</text:p>
          </table:table-cell>
          <table:table-cell table:formula="of:=-[.A820]" office:value-type="float" office:value="0.108253480248944" calcext:value-type="float">
            <text:p>0.108253480248944</text:p>
          </table:table-cell>
          <table:table-cell/>
          <table:table-cell table:formula="of:= 100 * ([.A821] - [.A820]*[.A820]) * ([.A821] - [.A820]*[.A820]) + (1 - [.A820]) * (1 - [.A820])" office:value-type="float" office:value="9.72496380114653" calcext:value-type="float">
            <text:p>9.72496380114653</text:p>
          </table:table-cell>
          <table:table-cell table:formula="of:= 100 * ([.B821] - [.B820]*[.B820]) * ([.B821] - [.B820]*[.B820]) + (1 - [.B820]) * (1 - [.B820])" office:value-type="float" office:value="7.98050735052986" calcext:value-type="float">
            <text:p>7.98050735052986</text:p>
          </table:table-cell>
          <table:table-cell table:formula="of:= [.A820]*[.A820]*[.A820]*[.A820] - 16*[.A820]*[.A820] + 5*[.A820]" office:value-type="float" office:value="-0.728631126372741" calcext:value-type="float">
            <text:p>-0.728631126372741</text:p>
          </table:table-cell>
          <table:table-cell table:formula="of:= [.B820]*[.B820]*[.B820]*[.B820] - 16*[.B820]*[.B820] + 5*[.B820]" office:value-type="float" office:value="0.353903676116698" calcext:value-type="float">
            <text:p>0.3539036761166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9772830972573" calcext:value-type="float">
            <text:p>-0.279772830972573</text:p>
          </table:table-cell>
          <table:table-cell table:formula="of:=-[.A821]" office:value-type="float" office:value="0.279772830972573" calcext:value-type="float">
            <text:p>0.279772830972573</text:p>
          </table:table-cell>
          <table:table-cell/>
          <table:table-cell table:formula="of:= 100 * ([.A822] - [.A821]*[.A821]) * ([.A822] - [.A821]*[.A821]) + (1 - [.A821]) * (1 - [.A821])" office:value-type="float" office:value="11.9113050848515" calcext:value-type="float">
            <text:p>11.9113050848515</text:p>
          </table:table-cell>
          <table:table-cell table:formula="of:= 100 * ([.B822] - [.B821]*[.B821]) * ([.B822] - [.B821]*[.B821]) + (1 - [.B821]) * (1 - [.B821])" office:value-type="float" office:value="3.20757699099171" calcext:value-type="float">
            <text:p>3.20757699099171</text:p>
          </table:table-cell>
          <table:table-cell table:formula="of:= [.A821]*[.A821]*[.A821]*[.A821] - 16*[.A821]*[.A821] + 5*[.A821]" office:value-type="float" office:value="-2.64510290906513" calcext:value-type="float">
            <text:p>-2.64510290906513</text:p>
          </table:table-cell>
          <table:table-cell table:formula="of:= [.B821]*[.B821]*[.B821]*[.B821] - 16*[.B821]*[.B821] + 5*[.B821]" office:value-type="float" office:value="0.152625400660603" calcext:value-type="float">
            <text:p>0.1526254006606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2249963891529" calcext:value-type="float">
            <text:p>-0.242249963891529</text:p>
          </table:table-cell>
          <table:table-cell table:formula="of:=-[.A822]" office:value-type="float" office:value="0.242249963891529" calcext:value-type="float">
            <text:p>0.242249963891529</text:p>
          </table:table-cell>
          <table:table-cell/>
          <table:table-cell table:formula="of:= 100 * ([.A823] - [.A822]*[.A822]) * ([.A823] - [.A822]*[.A822]) + (1 - [.A822]) * (1 - [.A822])" office:value-type="float" office:value="1.72651852956146" calcext:value-type="float">
            <text:p>1.72651852956146</text:p>
          </table:table-cell>
          <table:table-cell table:formula="of:= 100 * ([.B823] - [.B822]*[.B822]) * ([.B823] - [.B822]*[.B822]) + (1 - [.B822]) * (1 - [.B822])" office:value-type="float" office:value="3.14019049204461" calcext:value-type="float">
            <text:p>3.14019049204461</text:p>
          </table:table-cell>
          <table:table-cell table:formula="of:= [.A822]*[.A822]*[.A822]*[.A822] - 16*[.A822]*[.A822] + 5*[.A822]" office:value-type="float" office:value="-2.1467666050375" calcext:value-type="float">
            <text:p>-2.1467666050375</text:p>
          </table:table-cell>
          <table:table-cell table:formula="of:= [.B822]*[.B822]*[.B822]*[.B822] - 16*[.B822]*[.B822] + 5*[.B822]" office:value-type="float" office:value="0.275733033877783" calcext:value-type="float">
            <text:p>0.275733033877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1502513026449" calcext:value-type="float">
            <text:p>0.101502513026449</text:p>
          </table:table-cell>
          <table:table-cell table:formula="of:=-[.A823]" office:value-type="float" office:value="-0.101502513026449" calcext:value-type="float">
            <text:p>-0.101502513026449</text:p>
          </table:table-cell>
          <table:table-cell/>
          <table:table-cell table:formula="of:= 100 * ([.A824] - [.A823]*[.A823]) * ([.A824] - [.A823]*[.A823]) + (1 - [.A823]) * (1 - [.A823])" office:value-type="float" office:value="3.91336273056099" calcext:value-type="float">
            <text:p>3.91336273056099</text:p>
          </table:table-cell>
          <table:table-cell table:formula="of:= 100 * ([.B824] - [.B823]*[.B823]) * ([.B824] - [.B823]*[.B823]) + (1 - [.B823]) * (1 - [.B823])" office:value-type="float" office:value="5.08813622267519" calcext:value-type="float">
            <text:p>5.08813622267519</text:p>
          </table:table-cell>
          <table:table-cell table:formula="of:= [.A823]*[.A823]*[.A823]*[.A823] - 16*[.A823]*[.A823] + 5*[.A823]" office:value-type="float" office:value="0.342774549588017" calcext:value-type="float">
            <text:p>0.342774549588017</text:p>
          </table:table-cell>
          <table:table-cell table:formula="of:= [.B823]*[.B823]*[.B823]*[.B823] - 16*[.B823]*[.B823] + 5*[.B823]" office:value-type="float" office:value="-0.672250580676477" calcext:value-type="float">
            <text:p>-0.6722505806764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6543078933397" calcext:value-type="float">
            <text:p>0.186543078933397</text:p>
          </table:table-cell>
          <table:table-cell table:formula="of:=-[.A824]" office:value-type="float" office:value="-0.186543078933397" calcext:value-type="float">
            <text:p>-0.186543078933397</text:p>
          </table:table-cell>
          <table:table-cell/>
          <table:table-cell table:formula="of:= 100 * ([.A825] - [.A824]*[.A824]) * ([.A825] - [.A824]*[.A824]) + (1 - [.A824]) * (1 - [.A824])" office:value-type="float" office:value="5.91186483896112" calcext:value-type="float">
            <text:p>5.91186483896112</text:p>
          </table:table-cell>
          <table:table-cell table:formula="of:= 100 * ([.B825] - [.B824]*[.B824]) * ([.B825] - [.B824]*[.B824]) + (1 - [.B824]) * (1 - [.B824])" office:value-type="float" office:value="3.9530412821239" calcext:value-type="float">
            <text:p>3.9530412821239</text:p>
          </table:table-cell>
          <table:table-cell table:formula="of:= [.A824]*[.A824]*[.A824]*[.A824] - 16*[.A824]*[.A824] + 5*[.A824]" office:value-type="float" office:value="0.377153192995319" calcext:value-type="float">
            <text:p>0.377153192995319</text:p>
          </table:table-cell>
          <table:table-cell table:formula="of:= [.B824]*[.B824]*[.B824]*[.B824] - 16*[.B824]*[.B824] + 5*[.B824]" office:value-type="float" office:value="-1.48827759633865" calcext:value-type="float">
            <text:p>-1.488277596338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4333796100644" calcext:value-type="float">
            <text:p>-0.194333796100644</text:p>
          </table:table-cell>
          <table:table-cell table:formula="of:=-[.A825]" office:value-type="float" office:value="0.194333796100644" calcext:value-type="float">
            <text:p>0.194333796100644</text:p>
          </table:table-cell>
          <table:table-cell/>
          <table:table-cell table:formula="of:= 100 * ([.A826] - [.A825]*[.A825]) * ([.A826] - [.A825]*[.A825]) + (1 - [.A825]) * (1 - [.A825])" office:value-type="float" office:value="7.29806788629692" calcext:value-type="float">
            <text:p>7.29806788629692</text:p>
          </table:table-cell>
          <table:table-cell table:formula="of:= 100 * ([.B826] - [.B825]*[.B825]) * ([.B826] - [.B825]*[.B825]) + (1 - [.B825]) * (1 - [.B825])" office:value-type="float" office:value="10.7516939305573" calcext:value-type="float">
            <text:p>10.7516939305573</text:p>
          </table:table-cell>
          <table:table-cell table:formula="of:= [.A825]*[.A825]*[.A825]*[.A825] - 16*[.A825]*[.A825] + 5*[.A825]" office:value-type="float" office:value="-1.57449272703412" calcext:value-type="float">
            <text:p>-1.57449272703412</text:p>
          </table:table-cell>
          <table:table-cell table:formula="of:= [.B825]*[.B825]*[.B825]*[.B825] - 16*[.B825]*[.B825] + 5*[.B825]" office:value-type="float" office:value="0.368845233972322" calcext:value-type="float">
            <text:p>0.3688452339723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0080185771705" calcext:value-type="float">
            <text:p>0.280080185771705</text:p>
          </table:table-cell>
          <table:table-cell table:formula="of:=-[.A826]" office:value-type="float" office:value="-0.280080185771705" calcext:value-type="float">
            <text:p>-0.280080185771705</text:p>
          </table:table-cell>
          <table:table-cell/>
          <table:table-cell table:formula="of:= 100 * ([.A827] - [.A826]*[.A826]) * ([.A827] - [.A826]*[.A826]) + (1 - [.A826]) * (1 - [.A826])" office:value-type="float" office:value="4.49957663441741" calcext:value-type="float">
            <text:p>4.49957663441741</text:p>
          </table:table-cell>
          <table:table-cell table:formula="of:= 100 * ([.B827] - [.B826]*[.B826]) * ([.B827] - [.B826]*[.B826]) + (1 - [.B826]) * (1 - [.B826])" office:value-type="float" office:value="1.82043872980409" calcext:value-type="float">
            <text:p>1.82043872980409</text:p>
          </table:table-cell>
          <table:table-cell table:formula="of:= [.A826]*[.A826]*[.A826]*[.A826] - 16*[.A826]*[.A826] + 5*[.A826]" office:value-type="float" office:value="0.151435965445296" calcext:value-type="float">
            <text:p>0.151435965445296</text:p>
          </table:table-cell>
          <table:table-cell table:formula="of:= [.B826]*[.B826]*[.B826]*[.B826] - 16*[.B826]*[.B826] + 5*[.B826]" office:value-type="float" office:value="-2.64936589227176" calcext:value-type="float">
            <text:p>-2.649365892271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1086843790359" calcext:value-type="float">
            <text:p>-0.121086843790359</text:p>
          </table:table-cell>
          <table:table-cell table:formula="of:=-[.A827]" office:value-type="float" office:value="0.121086843790359" calcext:value-type="float">
            <text:p>0.121086843790359</text:p>
          </table:table-cell>
          <table:table-cell/>
          <table:table-cell table:formula="of:= 100 * ([.A828] - [.A827]*[.A827]) * ([.A828] - [.A827]*[.A827]) + (1 - [.A827]) * (1 - [.A827])" office:value-type="float" office:value="3.97899237975645" calcext:value-type="float">
            <text:p>3.97899237975645</text:p>
          </table:table-cell>
          <table:table-cell table:formula="of:= 100 * ([.B828] - [.B827]*[.B827]) * ([.B828] - [.B827]*[.B827]) + (1 - [.B827]) * (1 - [.B827])" office:value-type="float" office:value="2.61300243318843" calcext:value-type="float">
            <text:p>2.61300243318843</text:p>
          </table:table-cell>
          <table:table-cell table:formula="of:= [.A827]*[.A827]*[.A827]*[.A827] - 16*[.A827]*[.A827] + 5*[.A827]" office:value-type="float" office:value="-0.839811623837441" calcext:value-type="float">
            <text:p>-0.839811623837441</text:p>
          </table:table-cell>
          <table:table-cell table:formula="of:= [.B827]*[.B827]*[.B827]*[.B827] - 16*[.B827]*[.B827] + 5*[.B827]" office:value-type="float" office:value="0.371056814066148" calcext:value-type="float">
            <text:p>0.3710568140661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0327571946091" calcext:value-type="float">
            <text:p>-0.150327571946091</text:p>
          </table:table-cell>
          <table:table-cell table:formula="of:=-[.A828]" office:value-type="float" office:value="0.150327571946091" calcext:value-type="float">
            <text:p>0.150327571946091</text:p>
          </table:table-cell>
          <table:table-cell/>
          <table:table-cell table:formula="of:= 100 * ([.A829] - [.A828]*[.A828]) * ([.A829] - [.A828]*[.A828]) + (1 - [.A828]) * (1 - [.A828])" office:value-type="float" office:value="23.6110038492004" calcext:value-type="float">
            <text:p>23.6110038492004</text:p>
          </table:table-cell>
          <table:table-cell table:formula="of:= 100 * ([.B829] - [.B828]*[.B828]) * ([.B829] - [.B828]*[.B828]) + (1 - [.B828]) * (1 - [.B828])" office:value-type="float" office:value="27.4814374411135" calcext:value-type="float">
            <text:p>27.4814374411135</text:p>
          </table:table-cell>
          <table:table-cell table:formula="of:= [.A828]*[.A828]*[.A828]*[.A828] - 16*[.A828]*[.A828] + 5*[.A828]" office:value-type="float" office:value="-1.11270123519744" calcext:value-type="float">
            <text:p>-1.11270123519744</text:p>
          </table:table-cell>
          <table:table-cell table:formula="of:= [.B828]*[.B828]*[.B828]*[.B828] - 16*[.B828]*[.B828] + 5*[.B828]" office:value-type="float" office:value="0.39057448426347" calcext:value-type="float">
            <text:p>0.390574484263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4697418564487" calcext:value-type="float">
            <text:p>0.494697418564487</text:p>
          </table:table-cell>
          <table:table-cell table:formula="of:=-[.A829]" office:value-type="float" office:value="-0.494697418564487" calcext:value-type="float">
            <text:p>-0.494697418564487</text:p>
          </table:table-cell>
          <table:table-cell/>
          <table:table-cell table:formula="of:= 100 * ([.A830] - [.A829]*[.A829]) * ([.A830] - [.A829]*[.A829]) + (1 - [.A829]) * (1 - [.A829])" office:value-type="float" office:value="8.88646327346414" calcext:value-type="float">
            <text:p>8.88646327346414</text:p>
          </table:table-cell>
          <table:table-cell table:formula="of:= 100 * ([.B830] - [.B829]*[.B829]) * ([.B830] - [.B829]*[.B829]) + (1 - [.B829]) * (1 - [.B829])" office:value-type="float" office:value="6.0625283513296" calcext:value-type="float">
            <text:p>6.0625283513296</text:p>
          </table:table-cell>
          <table:table-cell table:formula="of:= [.A829]*[.A829]*[.A829]*[.A829] - 16*[.A829]*[.A829] + 5*[.A829]" office:value-type="float" office:value="-1.38223089418908" calcext:value-type="float">
            <text:p>-1.38223089418908</text:p>
          </table:table-cell>
          <table:table-cell table:formula="of:= [.B829]*[.B829]*[.B829]*[.B829] - 16*[.B829]*[.B829] + 5*[.B829]" office:value-type="float" office:value="-6.32920507983395" calcext:value-type="float">
            <text:p>-6.329205079833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90623565094626" calcext:value-type="float">
            <text:p>-0.0490623565094626</text:p>
          </table:table-cell>
          <table:table-cell table:formula="of:=-[.A830]" office:value-type="float" office:value="0.0490623565094626" calcext:value-type="float">
            <text:p>0.0490623565094626</text:p>
          </table:table-cell>
          <table:table-cell/>
          <table:table-cell table:formula="of:= 100 * ([.A831] - [.A830]*[.A830]) * ([.A831] - [.A830]*[.A830]) + (1 - [.A830]) * (1 - [.A830])" office:value-type="float" office:value="3.80637045733344" calcext:value-type="float">
            <text:p>3.80637045733344</text:p>
          </table:table-cell>
          <table:table-cell table:formula="of:= 100 * ([.B831] - [.B830]*[.B830]) * ([.B831] - [.B830]*[.B830]) + (1 - [.B830]) * (1 - [.B830])" office:value-type="float" office:value="3.45405601082463" calcext:value-type="float">
            <text:p>3.45405601082463</text:p>
          </table:table-cell>
          <table:table-cell table:formula="of:= [.A830]*[.A830]*[.A830]*[.A830] - 16*[.A830]*[.A830] + 5*[.A830]" office:value-type="float" office:value="-0.283819825565712" calcext:value-type="float">
            <text:p>-0.283819825565712</text:p>
          </table:table-cell>
          <table:table-cell table:formula="of:= [.B830]*[.B830]*[.B830]*[.B830] - 16*[.B830]*[.B830] + 5*[.B830]" office:value-type="float" office:value="0.206803739528914" calcext:value-type="float">
            <text:p>0.2068037395289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2087220319003" calcext:value-type="float">
            <text:p>-0.162087220319003</text:p>
          </table:table-cell>
          <table:table-cell table:formula="of:=-[.A831]" office:value-type="float" office:value="0.162087220319003" calcext:value-type="float">
            <text:p>0.162087220319003</text:p>
          </table:table-cell>
          <table:table-cell/>
          <table:table-cell table:formula="of:= 100 * ([.A832] - [.A831]*[.A831]) * ([.A832] - [.A831]*[.A831]) + (1 - [.A831]) * (1 - [.A831])" office:value-type="float" office:value="23.5296181156656" calcext:value-type="float">
            <text:p>23.5296181156656</text:p>
          </table:table-cell>
          <table:table-cell table:formula="of:= 100 * ([.B832] - [.B831]*[.B831]) * ([.B832] - [.B831]*[.B831]) + (1 - [.B831]) * (1 - [.B831])" office:value-type="float" office:value="28.1065072786819" calcext:value-type="float">
            <text:p>28.1065072786819</text:p>
          </table:table-cell>
          <table:table-cell table:formula="of:= [.A831]*[.A831]*[.A831]*[.A831] - 16*[.A831]*[.A831] + 5*[.A831]" office:value-type="float" office:value="-1.23010214143403" calcext:value-type="float">
            <text:p>-1.23010214143403</text:p>
          </table:table-cell>
          <table:table-cell table:formula="of:= [.B831]*[.B831]*[.B831]*[.B831] - 16*[.B831]*[.B831] + 5*[.B831]" office:value-type="float" office:value="0.390770061755992" calcext:value-type="float">
            <text:p>0.3907700617559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7219943575273" calcext:value-type="float">
            <text:p>0.497219943575273</text:p>
          </table:table-cell>
          <table:table-cell table:formula="of:=-[.A832]" office:value-type="float" office:value="-0.497219943575273" calcext:value-type="float">
            <text:p>-0.497219943575273</text:p>
          </table:table-cell>
          <table:table-cell/>
          <table:table-cell table:formula="of:= 100 * ([.A833] - [.A832]*[.A832]) * ([.A833] - [.A832]*[.A832]) + (1 - [.A832]) * (1 - [.A832])" office:value-type="float" office:value="2.9860937566606" calcext:value-type="float">
            <text:p>2.9860937566606</text:p>
          </table:table-cell>
          <table:table-cell table:formula="of:= 100 * ([.B833] - [.B832]*[.B832]) * ([.B833] - [.B832]*[.B832]) + (1 - [.B832]) * (1 - [.B832])" office:value-type="float" office:value="45.7729588561231" calcext:value-type="float">
            <text:p>45.7729588561231</text:p>
          </table:table-cell>
          <table:table-cell table:formula="of:= [.A832]*[.A832]*[.A832]*[.A832] - 16*[.A832]*[.A832] + 5*[.A832]" office:value-type="float" office:value="-1.40842151680216" calcext:value-type="float">
            <text:p>-1.40842151680216</text:p>
          </table:table-cell>
          <table:table-cell table:formula="of:= [.B832]*[.B832]*[.B832]*[.B832] - 16*[.B832]*[.B832] + 5*[.B832]" office:value-type="float" office:value="-6.38062095255489" calcext:value-type="float">
            <text:p>-6.380620952554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2554801687719" calcext:value-type="float">
            <text:p>0.412554801687719</text:p>
          </table:table-cell>
          <table:table-cell table:formula="of:=-[.A833]" office:value-type="float" office:value="-0.412554801687719" calcext:value-type="float">
            <text:p>-0.412554801687719</text:p>
          </table:table-cell>
          <table:table-cell/>
          <table:table-cell table:formula="of:= 100 * ([.A834] - [.A833]*[.A833]) * ([.A834] - [.A833]*[.A833]) + (1 - [.A833]) * (1 - [.A833])" office:value-type="float" office:value="19.5668413736698" calcext:value-type="float">
            <text:p>19.5668413736698</text:p>
          </table:table-cell>
          <table:table-cell table:formula="of:= 100 * ([.B834] - [.B833]*[.B833]) * ([.B834] - [.B833]*[.B833]) + (1 - [.B833]) * (1 - [.B833])" office:value-type="float" office:value="2.95616639427686" calcext:value-type="float">
            <text:p>2.95616639427686</text:p>
          </table:table-cell>
          <table:table-cell table:formula="of:= [.A833]*[.A833]*[.A833]*[.A833] - 16*[.A833]*[.A833] + 5*[.A833]" office:value-type="float" office:value="-0.631480883408488" calcext:value-type="float">
            <text:p>-0.631480883408488</text:p>
          </table:table-cell>
          <table:table-cell table:formula="of:= [.B833]*[.B833]*[.B833]*[.B833] - 16*[.B833]*[.B833] + 5*[.B833]" office:value-type="float" office:value="-4.75702890028567" calcext:value-type="float">
            <text:p>-4.757028900285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8224692586967" calcext:value-type="float">
            <text:p>-0.268224692586967</text:p>
          </table:table-cell>
          <table:table-cell table:formula="of:=-[.A834]" office:value-type="float" office:value="0.268224692586967" calcext:value-type="float">
            <text:p>0.268224692586967</text:p>
          </table:table-cell>
          <table:table-cell/>
          <table:table-cell table:formula="of:= 100 * ([.A835] - [.A834]*[.A834]) * ([.A835] - [.A834]*[.A834]) + (1 - [.A834]) * (1 - [.A834])" office:value-type="float" office:value="3.0877790223909" calcext:value-type="float">
            <text:p>3.0877790223909</text:p>
          </table:table-cell>
          <table:table-cell table:formula="of:= 100 * ([.B835] - [.B834]*[.B834]) * ([.B835] - [.B834]*[.B834]) + (1 - [.B834]) * (1 - [.B834])" office:value-type="float" office:value="0.585041379985025" calcext:value-type="float">
            <text:p>0.585041379985025</text:p>
          </table:table-cell>
          <table:table-cell table:formula="of:= [.A834]*[.A834]*[.A834]*[.A834] - 16*[.A834]*[.A834] + 5*[.A834]" office:value-type="float" office:value="-2.48705922532424" calcext:value-type="float">
            <text:p>-2.48705922532424</text:p>
          </table:table-cell>
          <table:table-cell table:formula="of:= [.B834]*[.B834]*[.B834]*[.B834] - 16*[.B834]*[.B834] + 5*[.B834]" office:value-type="float" office:value="0.195187700545429" calcext:value-type="float">
            <text:p>0.1951877005454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96854921499644" calcext:value-type="float">
            <text:p>-0.0496854921499644</text:p>
          </table:table-cell>
          <table:table-cell table:formula="of:=-[.A835]" office:value-type="float" office:value="0.0496854921499644" calcext:value-type="float">
            <text:p>0.0496854921499644</text:p>
          </table:table-cell>
          <table:table-cell/>
          <table:table-cell table:formula="of:= 100 * ([.A836] - [.A835]*[.A835]) * ([.A836] - [.A835]*[.A835]) + (1 - [.A835]) * (1 - [.A835])" office:value-type="float" office:value="23.5879436119926" calcext:value-type="float">
            <text:p>23.5879436119926</text:p>
          </table:table-cell>
          <table:table-cell table:formula="of:= 100 * ([.B836] - [.B835]*[.B835]) * ([.B836] - [.B835]*[.B835]) + (1 - [.B835]) * (1 - [.B835])" office:value-type="float" office:value="23.859887720477" calcext:value-type="float">
            <text:p>23.859887720477</text:p>
          </table:table-cell>
          <table:table-cell table:formula="of:= [.A835]*[.A835]*[.A835]*[.A835] - 16*[.A835]*[.A835] + 5*[.A835]" office:value-type="float" office:value="-0.287919736609178" calcext:value-type="float">
            <text:p>-0.287919736609178</text:p>
          </table:table-cell>
          <table:table-cell table:formula="of:= [.B835]*[.B835]*[.B835]*[.B835] - 16*[.B835]*[.B835] + 5*[.B835]" office:value-type="float" office:value="0.208935184890466" calcext:value-type="float">
            <text:p>0.2089351848904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6663797615736" calcext:value-type="float">
            <text:p>0.476663797615736</text:p>
          </table:table-cell>
          <table:table-cell table:formula="of:=-[.A836]" office:value-type="float" office:value="-0.476663797615736" calcext:value-type="float">
            <text:p>-0.476663797615736</text:p>
          </table:table-cell>
          <table:table-cell/>
          <table:table-cell table:formula="of:= 100 * ([.A837] - [.A836]*[.A836]) * ([.A837] - [.A836]*[.A836]) + (1 - [.A836]) * (1 - [.A836])" office:value-type="float" office:value="19.1072659020553" calcext:value-type="float">
            <text:p>19.1072659020553</text:p>
          </table:table-cell>
          <table:table-cell table:formula="of:= 100 * ([.B837] - [.B836]*[.B836]) * ([.B837] - [.B836]*[.B836]) + (1 - [.B836]) * (1 - [.B836])" office:value-type="float" office:value="2.2223246102396" calcext:value-type="float">
            <text:p>2.2223246102396</text:p>
          </table:table-cell>
          <table:table-cell table:formula="of:= [.A836]*[.A836]*[.A836]*[.A836] - 16*[.A836]*[.A836] + 5*[.A836]" office:value-type="float" office:value="-1.20039138113539" calcext:value-type="float">
            <text:p>-1.20039138113539</text:p>
          </table:table-cell>
          <table:table-cell table:formula="of:= [.B836]*[.B836]*[.B836]*[.B836] - 16*[.B836]*[.B836] + 5*[.B836]" office:value-type="float" office:value="-5.96702935729275" calcext:value-type="float">
            <text:p>-5.967029357292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6766106256986" calcext:value-type="float">
            <text:p>-0.206766106256986</text:p>
          </table:table-cell>
          <table:table-cell table:formula="of:=-[.A837]" office:value-type="float" office:value="0.206766106256986" calcext:value-type="float">
            <text:p>0.206766106256986</text:p>
          </table:table-cell>
          <table:table-cell/>
          <table:table-cell table:formula="of:= 100 * ([.A838] - [.A837]*[.A837]) * ([.A838] - [.A837]*[.A837]) + (1 - [.A837]) * (1 - [.A837])" office:value-type="float" office:value="24.7941347975608" calcext:value-type="float">
            <text:p>24.7941347975608</text:p>
          </table:table-cell>
          <table:table-cell table:formula="of:= 100 * ([.B838] - [.B837]*[.B837]) * ([.B838] - [.B837]*[.B837]) + (1 - [.B837]) * (1 - [.B837])" office:value-type="float" office:value="16.4368576543927" calcext:value-type="float">
            <text:p>16.4368576543927</text:p>
          </table:table-cell>
          <table:table-cell table:formula="of:= [.A837]*[.A837]*[.A837]*[.A837] - 16*[.A837]*[.A837] + 5*[.A837]" office:value-type="float" office:value="-1.71603834188623" calcext:value-type="float">
            <text:p>-1.71603834188623</text:p>
          </table:table-cell>
          <table:table-cell table:formula="of:= [.B837]*[.B837]*[.B837]*[.B837] - 16*[.B837]*[.B837] + 5*[.B837]" office:value-type="float" office:value="0.351622720683632" calcext:value-type="float">
            <text:p>0.3516227206836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0340422272694" calcext:value-type="float">
            <text:p>-0.440340422272694</text:p>
          </table:table-cell>
          <table:table-cell table:formula="of:=-[.A838]" office:value-type="float" office:value="0.440340422272694" calcext:value-type="float">
            <text:p>0.440340422272694</text:p>
          </table:table-cell>
          <table:table-cell/>
          <table:table-cell table:formula="of:= 100 * ([.A839] - [.A838]*[.A838]) * ([.A839] - [.A838]*[.A838]) + (1 - [.A838]) * (1 - [.A838])" office:value-type="float" office:value="10.415979894078" calcext:value-type="float">
            <text:p>10.415979894078</text:p>
          </table:table-cell>
          <table:table-cell table:formula="of:= 100 * ([.B839] - [.B838]*[.B838]) * ([.B839] - [.B838]*[.B838]) + (1 - [.B838]) * (1 - [.B838])" office:value-type="float" office:value="1.2930132825619" calcext:value-type="float">
            <text:p>1.2930132825619</text:p>
          </table:table-cell>
          <table:table-cell table:formula="of:= [.A838]*[.A838]*[.A838]*[.A838] - 16*[.A838]*[.A838] + 5*[.A838]" office:value-type="float" office:value="-5.26650002235252" calcext:value-type="float">
            <text:p>-5.26650002235252</text:p>
          </table:table-cell>
          <table:table-cell table:formula="of:= [.B838]*[.B838]*[.B838]*[.B838] - 16*[.B838]*[.B838] + 5*[.B838]" office:value-type="float" office:value="-0.863095799625575" calcext:value-type="float">
            <text:p>-0.8630957996255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49151210327209" calcext:value-type="float">
            <text:p>-0.0949151210327209</text:p>
          </table:table-cell>
          <table:table-cell table:formula="of:=-[.A839]" office:value-type="float" office:value="0.0949151210327209" calcext:value-type="float">
            <text:p>0.0949151210327209</text:p>
          </table:table-cell>
          <table:table-cell/>
          <table:table-cell table:formula="of:= 100 * ([.A840] - [.A839]*[.A839]) * ([.A840] - [.A839]*[.A839]) + (1 - [.A839]) * (1 - [.A839])" office:value-type="float" office:value="4.13127710559313" calcext:value-type="float">
            <text:p>4.13127710559313</text:p>
          </table:table-cell>
          <table:table-cell table:formula="of:= 100 * ([.B840] - [.B839]*[.B839]) * ([.B840] - [.B839]*[.B839]) + (1 - [.B839]) * (1 - [.B839])" office:value-type="float" office:value="4.4011659192328" calcext:value-type="float">
            <text:p>4.4011659192328</text:p>
          </table:table-cell>
          <table:table-cell table:formula="of:= [.A839]*[.A839]*[.A839]*[.A839] - 16*[.A839]*[.A839] + 5*[.A839]" office:value-type="float" office:value="-0.618636528451632" calcext:value-type="float">
            <text:p>-0.618636528451632</text:p>
          </table:table-cell>
          <table:table-cell table:formula="of:= [.B839]*[.B839]*[.B839]*[.B839] - 16*[.B839]*[.B839] + 5*[.B839]" office:value-type="float" office:value="0.330514681875577" calcext:value-type="float">
            <text:p>0.330514681875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0252507332501" calcext:value-type="float">
            <text:p>0.180252507332501</text:p>
          </table:table-cell>
          <table:table-cell table:formula="of:=-[.A840]" office:value-type="float" office:value="-0.180252507332501" calcext:value-type="float">
            <text:p>-0.180252507332501</text:p>
          </table:table-cell>
          <table:table-cell/>
          <table:table-cell table:formula="of:= 100 * ([.A841] - [.A840]*[.A840]) * ([.A841] - [.A840]*[.A840]) + (1 - [.A840]) * (1 - [.A840])" office:value-type="float" office:value="3.51856597353422" calcext:value-type="float">
            <text:p>3.51856597353422</text:p>
          </table:table-cell>
          <table:table-cell table:formula="of:= 100 * ([.B841] - [.B840]*[.B840]) * ([.B841] - [.B840]*[.B840]) + (1 - [.B840]) * (1 - [.B840])" office:value-type="float" office:value="2.46911540101787" calcext:value-type="float">
            <text:p>2.46911540101787</text:p>
          </table:table-cell>
          <table:table-cell table:formula="of:= [.A840]*[.A840]*[.A840]*[.A840] - 16*[.A840]*[.A840] + 5*[.A840]" office:value-type="float" office:value="0.382462737165635" calcext:value-type="float">
            <text:p>0.382462737165635</text:p>
          </table:table-cell>
          <table:table-cell table:formula="of:= [.B840]*[.B840]*[.B840]*[.B840] - 16*[.B840]*[.B840] + 5*[.B840]" office:value-type="float" office:value="-1.42006233615937" calcext:value-type="float">
            <text:p>-1.420062336159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6227142343883" calcext:value-type="float">
            <text:p>-0.136227142343883</text:p>
          </table:table-cell>
          <table:table-cell table:formula="of:=-[.A841]" office:value-type="float" office:value="0.136227142343883" calcext:value-type="float">
            <text:p>0.136227142343883</text:p>
          </table:table-cell>
          <table:table-cell/>
          <table:table-cell table:formula="of:= 100 * ([.A842] - [.A841]*[.A841]) * ([.A842] - [.A841]*[.A841]) + (1 - [.A841]) * (1 - [.A841])" office:value-type="float" office:value="25.3961949108902" calcext:value-type="float">
            <text:p>25.3961949108902</text:p>
          </table:table-cell>
          <table:table-cell table:formula="of:= 100 * ([.B842] - [.B841]*[.B841]) * ([.B842] - [.B841]*[.B841]) + (1 - [.B841]) * (1 - [.B841])" office:value-type="float" office:value="21.344505492774" calcext:value-type="float">
            <text:p>21.344505492774</text:p>
          </table:table-cell>
          <table:table-cell table:formula="of:= [.A841]*[.A841]*[.A841]*[.A841] - 16*[.A841]*[.A841] + 5*[.A841]" office:value-type="float" office:value="-0.977716667483981" calcext:value-type="float">
            <text:p>-0.977716667483981</text:p>
          </table:table-cell>
          <table:table-cell table:formula="of:= [.B841]*[.B841]*[.B841]*[.B841] - 16*[.B841]*[.B841] + 5*[.B841]" office:value-type="float" office:value="0.384554755954847" calcext:value-type="float">
            <text:p>0.3845547559548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2412457986544" calcext:value-type="float">
            <text:p>-0.472412457986544</text:p>
          </table:table-cell>
          <table:table-cell table:formula="of:=-[.A842]" office:value-type="float" office:value="0.472412457986544" calcext:value-type="float">
            <text:p>0.472412457986544</text:p>
          </table:table-cell>
          <table:table-cell/>
          <table:table-cell table:formula="of:= 100 * ([.A843] - [.A842]*[.A842]) * ([.A843] - [.A842]*[.A842]) + (1 - [.A842]) * (1 - [.A842])" office:value-type="float" office:value="16.1762034078651" calcext:value-type="float">
            <text:p>16.1762034078651</text:p>
          </table:table-cell>
          <table:table-cell table:formula="of:= 100 * ([.B843] - [.B842]*[.B842]) * ([.B843] - [.B842]*[.B842]) + (1 - [.B842]) * (1 - [.B842])" office:value-type="float" office:value="0.797781534994779" calcext:value-type="float">
            <text:p>0.797781534994779</text:p>
          </table:table-cell>
          <table:table-cell table:formula="of:= [.A842]*[.A842]*[.A842]*[.A842] - 16*[.A842]*[.A842] + 5*[.A842]" office:value-type="float" office:value="-5.88303235260855" calcext:value-type="float">
            <text:p>-5.88303235260855</text:p>
          </table:table-cell>
          <table:table-cell table:formula="of:= [.B842]*[.B842]*[.B842]*[.B842] - 16*[.B842]*[.B842] + 5*[.B842]" office:value-type="float" office:value="-1.15890777274311" calcext:value-type="float">
            <text:p>-1.158907772743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1101835565667" calcext:value-type="float">
            <text:p>-0.151101835565667</text:p>
          </table:table-cell>
          <table:table-cell table:formula="of:=-[.A843]" office:value-type="float" office:value="0.151101835565667" calcext:value-type="float">
            <text:p>0.151101835565667</text:p>
          </table:table-cell>
          <table:table-cell/>
          <table:table-cell table:formula="of:= 100 * ([.A844] - [.A843]*[.A843]) * ([.A844] - [.A843]*[.A843]) + (1 - [.A843]) * (1 - [.A843])" office:value-type="float" office:value="1.42700883740052" calcext:value-type="float">
            <text:p>1.42700883740052</text:p>
          </table:table-cell>
          <table:table-cell table:formula="of:= 100 * ([.B844] - [.B843]*[.B843]) * ([.B844] - [.B843]*[.B843]) + (1 - [.B843]) * (1 - [.B843])" office:value-type="float" office:value="1.32275449033527" calcext:value-type="float">
            <text:p>1.32275449033527</text:p>
          </table:table-cell>
          <table:table-cell table:formula="of:= [.A843]*[.A843]*[.A843]*[.A843] - 16*[.A843]*[.A843] + 5*[.A843]" office:value-type="float" office:value="-1.12029612372953" calcext:value-type="float">
            <text:p>-1.12029612372953</text:p>
          </table:table-cell>
          <table:table-cell table:formula="of:= [.B843]*[.B843]*[.B843]*[.B843] - 16*[.B843]*[.B843] + 5*[.B843]" office:value-type="float" office:value="0.390722231927146" calcext:value-type="float">
            <text:p>0.3907222319271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47650391375102" calcext:value-type="float">
            <text:p>0.0547650391375102</text:p>
          </table:table-cell>
          <table:table-cell table:formula="of:=-[.A844]" office:value-type="float" office:value="-0.0547650391375102" calcext:value-type="float">
            <text:p>-0.0547650391375102</text:p>
          </table:table-cell>
          <table:table-cell/>
          <table:table-cell table:formula="of:= 100 * ([.A845] - [.A844]*[.A844]) * ([.A845] - [.A844]*[.A844]) + (1 - [.A844]) * (1 - [.A844])" office:value-type="float" office:value="4.62175250610201" calcext:value-type="float">
            <text:p>4.62175250610201</text:p>
          </table:table-cell>
          <table:table-cell table:formula="of:= 100 * ([.B845] - [.B844]*[.B844]) * ([.B845] - [.B844]*[.B844]) + (1 - [.B844]) * (1 - [.B844])" office:value-type="float" office:value="5.07605487109148" calcext:value-type="float">
            <text:p>5.07605487109148</text:p>
          </table:table-cell>
          <table:table-cell table:formula="of:= [.A844]*[.A844]*[.A844]*[.A844] - 16*[.A844]*[.A844] + 5*[.A844]" office:value-type="float" office:value="0.225846838757518" calcext:value-type="float">
            <text:p>0.225846838757518</text:p>
          </table:table-cell>
          <table:table-cell table:formula="of:= [.B844]*[.B844]*[.B844]*[.B844] - 16*[.B844]*[.B844] + 5*[.B844]" office:value-type="float" office:value="-0.321803552617584" calcext:value-type="float">
            <text:p>-0.3218035526175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6086841815444" calcext:value-type="float">
            <text:p>0.196086841815444</text:p>
          </table:table-cell>
          <table:table-cell table:formula="of:=-[.A845]" office:value-type="float" office:value="-0.196086841815444" calcext:value-type="float">
            <text:p>-0.196086841815444</text:p>
          </table:table-cell>
          <table:table-cell/>
          <table:table-cell table:formula="of:= 100 * ([.A846] - [.A845]*[.A845]) * ([.A846] - [.A845]*[.A845]) + (1 - [.A845]) * (1 - [.A845])" office:value-type="float" office:value="18.5124748054939" calcext:value-type="float">
            <text:p>18.5124748054939</text:p>
          </table:table-cell>
          <table:table-cell table:formula="of:= 100 * ([.B846] - [.B845]*[.B845]) * ([.B846] - [.B845]*[.B845]) + (1 - [.B845]) * (1 - [.B845])" office:value-type="float" office:value="26.3890770034893" calcext:value-type="float">
            <text:p>26.3890770034893</text:p>
          </table:table-cell>
          <table:table-cell table:formula="of:= [.A845]*[.A845]*[.A845]*[.A845] - 16*[.A845]*[.A845] + 5*[.A845]" office:value-type="float" office:value="0.366711822855843" calcext:value-type="float">
            <text:p>0.366711822855843</text:p>
          </table:table-cell>
          <table:table-cell table:formula="of:= [.B845]*[.B845]*[.B845]*[.B845] - 16*[.B845]*[.B845] + 5*[.B845]" office:value-type="float" office:value="-1.59415659529859" calcext:value-type="float">
            <text:p>-1.594156595298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1134310413444" calcext:value-type="float">
            <text:p>0.461134310413444</text:p>
          </table:table-cell>
          <table:table-cell table:formula="of:=-[.A846]" office:value-type="float" office:value="-0.461134310413444" calcext:value-type="float">
            <text:p>-0.461134310413444</text:p>
          </table:table-cell>
          <table:table-cell/>
          <table:table-cell table:formula="of:= 100 * ([.A847] - [.A846]*[.A846]) * ([.A847] - [.A846]*[.A846]) + (1 - [.A846]) * (1 - [.A846])" office:value-type="float" office:value="33.0253113962224" calcext:value-type="float">
            <text:p>33.0253113962224</text:p>
          </table:table-cell>
          <table:table-cell table:formula="of:= 100 * ([.B847] - [.B846]*[.B846]) * ([.B847] - [.B846]*[.B846]) + (1 - [.B846]) * (1 - [.B846])" office:value-type="float" office:value="4.29154715415308" calcext:value-type="float">
            <text:p>4.29154715415308</text:p>
          </table:table-cell>
          <table:table-cell table:formula="of:= [.A846]*[.A846]*[.A846]*[.A846] - 16*[.A846]*[.A846] + 5*[.A846]" office:value-type="float" office:value="-1.05142825059612" calcext:value-type="float">
            <text:p>-1.05142825059612</text:p>
          </table:table-cell>
          <table:table-cell table:formula="of:= [.B846]*[.B846]*[.B846]*[.B846] - 16*[.B846]*[.B846] + 5*[.B846]" office:value-type="float" office:value="-5.66277135473056" calcext:value-type="float">
            <text:p>-5.66277135473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9499667656447" calcext:value-type="float">
            <text:p>-0.359499667656447</text:p>
          </table:table-cell>
          <table:table-cell table:formula="of:=-[.A847]" office:value-type="float" office:value="0.359499667656447" calcext:value-type="float">
            <text:p>0.359499667656447</text:p>
          </table:table-cell>
          <table:table-cell/>
          <table:table-cell table:formula="of:= 100 * ([.A848] - [.A847]*[.A847]) * ([.A848] - [.A847]*[.A847]) + (1 - [.A847]) * (1 - [.A847])" office:value-type="float" office:value="39.9532877059644" calcext:value-type="float">
            <text:p>39.9532877059644</text:p>
          </table:table-cell>
          <table:table-cell table:formula="of:= 100 * ([.B848] - [.B847]*[.B847]) * ([.B848] - [.B847]*[.B847]) + (1 - [.B847]) * (1 - [.B847])" office:value-type="float" office:value="13.2849064398776" calcext:value-type="float">
            <text:p>13.2849064398776</text:p>
          </table:table-cell>
          <table:table-cell table:formula="of:= [.A847]*[.A847]*[.A847]*[.A847] - 16*[.A847]*[.A847] + 5*[.A847]" office:value-type="float" office:value="-3.84863553454884" calcext:value-type="float">
            <text:p>-3.84863553454884</text:p>
          </table:table-cell>
          <table:table-cell table:formula="of:= [.B847]*[.B847]*[.B847]*[.B847] - 16*[.B847]*[.B847] + 5*[.B847]" office:value-type="float" office:value="-0.253638857984365" calcext:value-type="float">
            <text:p>-0.2536388579843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8052855911962" calcext:value-type="float">
            <text:p>-0.488052855911962</text:p>
          </table:table-cell>
          <table:table-cell table:formula="of:=-[.A848]" office:value-type="float" office:value="0.488052855911962" calcext:value-type="float">
            <text:p>0.488052855911962</text:p>
          </table:table-cell>
          <table:table-cell/>
          <table:table-cell table:formula="of:= 100 * ([.A849] - [.A848]*[.A848]) * ([.A849] - [.A848]*[.A848]) + (1 - [.A848]) * (1 - [.A848])" office:value-type="float" office:value="2.33690625889384" calcext:value-type="float">
            <text:p>2.33690625889384</text:p>
          </table:table-cell>
          <table:table-cell table:formula="of:= 100 * ([.B849] - [.B848]*[.B848]) * ([.B849] - [.B848]*[.B848]) + (1 - [.B848]) * (1 - [.B848])" office:value-type="float" office:value="19.743383961236" calcext:value-type="float">
            <text:p>19.743383961236</text:p>
          </table:table-cell>
          <table:table-cell table:formula="of:= [.A848]*[.A848]*[.A848]*[.A848] - 16*[.A848]*[.A848] + 5*[.A848]" office:value-type="float" office:value="-6.19465658300747" calcext:value-type="float">
            <text:p>-6.19465658300747</text:p>
          </table:table-cell>
          <table:table-cell table:formula="of:= [.B848]*[.B848]*[.B848]*[.B848] - 16*[.B848]*[.B848] + 5*[.B848]" office:value-type="float" office:value="-1.31412802388786" calcext:value-type="float">
            <text:p>-1.314128023887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3180599530367" calcext:value-type="float">
            <text:p>0.203180599530367</text:p>
          </table:table-cell>
          <table:table-cell table:formula="of:=-[.A849]" office:value-type="float" office:value="-0.203180599530367" calcext:value-type="float">
            <text:p>-0.203180599530367</text:p>
          </table:table-cell>
          <table:table-cell/>
          <table:table-cell table:formula="of:= 100 * ([.A850] - [.A849]*[.A849]) * ([.A850] - [.A849]*[.A849]) + (1 - [.A849]) * (1 - [.A849])" office:value-type="float" office:value="1.44449595929754" calcext:value-type="float">
            <text:p>1.44449595929754</text:p>
          </table:table-cell>
          <table:table-cell table:formula="of:= 100 * ([.B850] - [.B849]*[.B849]) * ([.B850] - [.B849]*[.B849]) + (1 - [.B849]) * (1 - [.B849])" office:value-type="float" office:value="4.42468622048583" calcext:value-type="float">
            <text:p>4.42468622048583</text:p>
          </table:table-cell>
          <table:table-cell table:formula="of:= [.A849]*[.A849]*[.A849]*[.A849] - 16*[.A849]*[.A849] + 5*[.A849]" office:value-type="float" office:value="0.357089534162542" calcext:value-type="float">
            <text:p>0.357089534162542</text:p>
          </table:table-cell>
          <table:table-cell table:formula="of:= [.B849]*[.B849]*[.B849]*[.B849] - 16*[.B849]*[.B849] + 5*[.B849]" office:value-type="float" office:value="-1.67471646114113" calcext:value-type="float">
            <text:p>-1.674716461141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1258730832063" calcext:value-type="float">
            <text:p>0.131258730832063</text:p>
          </table:table-cell>
          <table:table-cell table:formula="of:=-[.A850]" office:value-type="float" office:value="-0.131258730832063" calcext:value-type="float">
            <text:p>-0.131258730832063</text:p>
          </table:table-cell>
          <table:table-cell/>
          <table:table-cell table:formula="of:= 100 * ([.A851] - [.A850]*[.A850]) * ([.A851] - [.A850]*[.A850]) + (1 - [.A850]) * (1 - [.A850])" office:value-type="float" office:value="1.05073096037658" calcext:value-type="float">
            <text:p>1.05073096037658</text:p>
          </table:table-cell>
          <table:table-cell table:formula="of:= 100 * ([.B851] - [.B850]*[.B850]) * ([.B851] - [.B850]*[.B850]) + (1 - [.B850]) * (1 - [.B850])" office:value-type="float" office:value="2.06945205486679" calcext:value-type="float">
            <text:p>2.06945205486679</text:p>
          </table:table-cell>
          <table:table-cell table:formula="of:= [.A850]*[.A850]*[.A850]*[.A850] - 16*[.A850]*[.A850] + 5*[.A850]" office:value-type="float" office:value="0.380928816870625" calcext:value-type="float">
            <text:p>0.380928816870625</text:p>
          </table:table-cell>
          <table:table-cell table:formula="of:= [.B850]*[.B850]*[.B850]*[.B850] - 16*[.B850]*[.B850] + 5*[.B850]" office:value-type="float" office:value="-0.931658491450002" calcext:value-type="float">
            <text:p>-0.9316584914500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16365347250071" calcext:value-type="float">
            <text:p>0.0716365347250071</text:p>
          </table:table-cell>
          <table:table-cell table:formula="of:=-[.A851]" office:value-type="float" office:value="-0.0716365347250071" calcext:value-type="float">
            <text:p>-0.0716365347250071</text:p>
          </table:table-cell>
          <table:table-cell/>
          <table:table-cell table:formula="of:= 100 * ([.A852] - [.A851]*[.A851]) * ([.A852] - [.A851]*[.A851]) + (1 - [.A851]) * (1 - [.A851])" office:value-type="float" office:value="15.0942467808392" calcext:value-type="float">
            <text:p>15.0942467808392</text:p>
          </table:table-cell>
          <table:table-cell table:formula="of:= 100 * ([.B852] - [.B851]*[.B851]) * ([.B852] - [.B851]*[.B851]) + (1 - [.B851]) * (1 - [.B851])" office:value-type="float" office:value="14.6169222710694" calcext:value-type="float">
            <text:p>14.6169222710694</text:p>
          </table:table-cell>
          <table:table-cell table:formula="of:= [.A851]*[.A851]*[.A851]*[.A851] - 16*[.A851]*[.A851] + 5*[.A851]" office:value-type="float" office:value="0.276100319207018" calcext:value-type="float">
            <text:p>0.276100319207018</text:p>
          </table:table-cell>
          <table:table-cell table:formula="of:= [.B851]*[.B851]*[.B851]*[.B851] - 16*[.B851]*[.B851] + 5*[.B851]" office:value-type="float" office:value="-0.440265028043053" calcext:value-type="float">
            <text:p>-0.4402650280430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2126580652298" calcext:value-type="float">
            <text:p>-0.372126580652298</text:p>
          </table:table-cell>
          <table:table-cell table:formula="of:=-[.A852]" office:value-type="float" office:value="0.372126580652298" calcext:value-type="float">
            <text:p>0.372126580652298</text:p>
          </table:table-cell>
          <table:table-cell/>
          <table:table-cell table:formula="of:= 100 * ([.A853] - [.A852]*[.A852]) * ([.A853] - [.A852]*[.A852]) + (1 - [.A852]) * (1 - [.A852])" office:value-type="float" office:value="30.3113051876806" calcext:value-type="float">
            <text:p>30.3113051876806</text:p>
          </table:table-cell>
          <table:table-cell table:formula="of:= 100 * ([.B853] - [.B852]*[.B852]) * ([.B853] - [.B852]*[.B852]) + (1 - [.B852]) * (1 - [.B852])" office:value-type="float" office:value="6.95951108283653" calcext:value-type="float">
            <text:p>6.95951108283653</text:p>
          </table:table-cell>
          <table:table-cell table:formula="of:= [.A852]*[.A852]*[.A852]*[.A852] - 16*[.A852]*[.A852] + 5*[.A852]" office:value-type="float" office:value="-4.0571077660417" calcext:value-type="float">
            <text:p>-4.0571077660417</text:p>
          </table:table-cell>
          <table:table-cell table:formula="of:= [.B852]*[.B852]*[.B852]*[.B852] - 16*[.B852]*[.B852] + 5*[.B852]" office:value-type="float" office:value="-0.335841959518716" calcext:value-type="float">
            <text:p>-0.3358419595187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4706333575951" calcext:value-type="float">
            <text:p>-0.394706333575951</text:p>
          </table:table-cell>
          <table:table-cell table:formula="of:=-[.A853]" office:value-type="float" office:value="0.394706333575951" calcext:value-type="float">
            <text:p>0.394706333575951</text:p>
          </table:table-cell>
          <table:table-cell/>
          <table:table-cell table:formula="of:= 100 * ([.A854] - [.A853]*[.A853]) * ([.A854] - [.A853]*[.A853]) + (1 - [.A853]) * (1 - [.A853])" office:value-type="float" office:value="31.607846302878" calcext:value-type="float">
            <text:p>31.607846302878</text:p>
          </table:table-cell>
          <table:table-cell table:formula="of:= 100 * ([.B854] - [.B853]*[.B853]) * ([.B854] - [.B853]*[.B853]) + (1 - [.B853]) * (1 - [.B853])" office:value-type="float" office:value="5.79751813539778" calcext:value-type="float">
            <text:p>5.79751813539778</text:p>
          </table:table-cell>
          <table:table-cell table:formula="of:= [.A853]*[.A853]*[.A853]*[.A853] - 16*[.A853]*[.A853] + 5*[.A853]" office:value-type="float" office:value="-4.44194961730076" calcext:value-type="float">
            <text:p>-4.44194961730076</text:p>
          </table:table-cell>
          <table:table-cell table:formula="of:= [.B853]*[.B853]*[.B853]*[.B853] - 16*[.B853]*[.B853] + 5*[.B853]" office:value-type="float" office:value="-0.494886281541249" calcext:value-type="float">
            <text:p>-0.4948862815412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8841104405402" calcext:value-type="float">
            <text:p>-0.388841104405402</text:p>
          </table:table-cell>
          <table:table-cell table:formula="of:=-[.A854]" office:value-type="float" office:value="0.388841104405402" calcext:value-type="float">
            <text:p>0.388841104405402</text:p>
          </table:table-cell>
          <table:table-cell/>
          <table:table-cell table:formula="of:= 100 * ([.A855] - [.A854]*[.A854]) * ([.A855] - [.A854]*[.A854]) + (1 - [.A854]) * (1 - [.A854])" office:value-type="float" office:value="12.491560105348" calcext:value-type="float">
            <text:p>12.491560105348</text:p>
          </table:table-cell>
          <table:table-cell table:formula="of:= 100 * ([.B855] - [.B854]*[.B854]) * ([.B855] - [.B854]*[.B854]) + (1 - [.B854]) * (1 - [.B854])" office:value-type="float" office:value="0.424627216643821" calcext:value-type="float">
            <text:p>0.424627216643821</text:p>
          </table:table-cell>
          <table:table-cell table:formula="of:= [.A854]*[.A854]*[.A854]*[.A854] - 16*[.A854]*[.A854] + 5*[.A854]" office:value-type="float" office:value="-4.34050333851038" calcext:value-type="float">
            <text:p>-4.34050333851038</text:p>
          </table:table-cell>
          <table:table-cell table:formula="of:= [.B854]*[.B854]*[.B854]*[.B854] - 16*[.B854]*[.B854] + 5*[.B854]" office:value-type="float" office:value="-0.452092294456354" calcext:value-type="float">
            <text:p>-0.4520922944563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3805372313878" calcext:value-type="float">
            <text:p>-0.173805372313878</text:p>
          </table:table-cell>
          <table:table-cell table:formula="of:=-[.A855]" office:value-type="float" office:value="0.173805372313878" calcext:value-type="float">
            <text:p>0.173805372313878</text:p>
          </table:table-cell>
          <table:table-cell/>
          <table:table-cell table:formula="of:= 100 * ([.A856] - [.A855]*[.A855]) * ([.A856] - [.A855]*[.A855]) + (1 - [.A855]) * (1 - [.A855])" office:value-type="float" office:value="15.5982790875388" calcext:value-type="float">
            <text:p>15.5982790875388</text:p>
          </table:table-cell>
          <table:table-cell table:formula="of:= 100 * ([.B856] - [.B855]*[.B855]) * ([.B856] - [.B855]*[.B855]) + (1 - [.B855]) * (1 - [.B855])" office:value-type="float" office:value="10.7114501889923" calcext:value-type="float">
            <text:p>10.7114501889923</text:p>
          </table:table-cell>
          <table:table-cell table:formula="of:= [.A855]*[.A855]*[.A855]*[.A855] - 16*[.A855]*[.A855] + 5*[.A855]" office:value-type="float" office:value="-1.35144723885334" calcext:value-type="float">
            <text:p>-1.35144723885334</text:p>
          </table:table-cell>
          <table:table-cell table:formula="of:= [.B855]*[.B855]*[.B855]*[.B855] - 16*[.B855]*[.B855] + 5*[.B855]" office:value-type="float" office:value="0.38660648428544" calcext:value-type="float">
            <text:p>0.386606484285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6891944947561" calcext:value-type="float">
            <text:p>-0.346891944947561</text:p>
          </table:table-cell>
          <table:table-cell table:formula="of:=-[.A856]" office:value-type="float" office:value="0.346891944947561" calcext:value-type="float">
            <text:p>0.346891944947561</text:p>
          </table:table-cell>
          <table:table-cell/>
          <table:table-cell table:formula="of:= 100 * ([.A857] - [.A856]*[.A856]) * ([.A857] - [.A856]*[.A856]) + (1 - [.A856]) * (1 - [.A856])" office:value-type="float" office:value="17.296844417219" calcext:value-type="float">
            <text:p>17.296844417219</text:p>
          </table:table-cell>
          <table:table-cell table:formula="of:= 100 * ([.B857] - [.B856]*[.B856]) * ([.B857] - [.B856]*[.B856]) + (1 - [.B856]) * (1 - [.B856])" office:value-type="float" office:value="2.76172886164334" calcext:value-type="float">
            <text:p>2.76172886164334</text:p>
          </table:table-cell>
          <table:table-cell table:formula="of:= [.A856]*[.A856]*[.A856]*[.A856] - 16*[.A856]*[.A856] + 5*[.A856]" office:value-type="float" office:value="-3.64532379152681" calcext:value-type="float">
            <text:p>-3.64532379152681</text:p>
          </table:table-cell>
          <table:table-cell table:formula="of:= [.B856]*[.B856]*[.B856]*[.B856] - 16*[.B856]*[.B856] + 5*[.B856]" office:value-type="float" office:value="-0.1764043420512" calcext:value-type="float">
            <text:p>-0.17640434205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3146937483462" calcext:value-type="float">
            <text:p>-0.273146937483462</text:p>
          </table:table-cell>
          <table:table-cell table:formula="of:=-[.A857]" office:value-type="float" office:value="0.273146937483462" calcext:value-type="float">
            <text:p>0.273146937483462</text:p>
          </table:table-cell>
          <table:table-cell/>
          <table:table-cell table:formula="of:= 100 * ([.A858] - [.A857]*[.A857]) * ([.A858] - [.A857]*[.A857]) + (1 - [.A857]) * (1 - [.A857])" office:value-type="float" office:value="2.16636928204717" calcext:value-type="float">
            <text:p>2.16636928204717</text:p>
          </table:table-cell>
          <table:table-cell table:formula="of:= 100 * ([.B858] - [.B857]*[.B857]) * ([.B858] - [.B857]*[.B857]) + (1 - [.B857]) * (1 - [.B857])" office:value-type="float" office:value="1.09627081092612" calcext:value-type="float">
            <text:p>1.09627081092612</text:p>
          </table:table-cell>
          <table:table-cell table:formula="of:= [.A857]*[.A857]*[.A857]*[.A857] - 16*[.A857]*[.A857] + 5*[.A857]" office:value-type="float" office:value="-2.55391613861834" calcext:value-type="float">
            <text:p>-2.55391613861834</text:p>
          </table:table-cell>
          <table:table-cell table:formula="of:= [.B857]*[.B857]*[.B857]*[.B857] - 16*[.B857]*[.B857] + 5*[.B857]" office:value-type="float" office:value="0.177553236216278" calcext:value-type="float">
            <text:p>0.1775532362162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0753568725613774" calcext:value-type="float">
            <text:p>0.000753568725613774</text:p>
          </table:table-cell>
          <table:table-cell table:formula="of:=-[.A858]" office:value-type="float" office:value="-0.000753568725613774" calcext:value-type="float">
            <text:p>-0.000753568725613774</text:p>
          </table:table-cell>
          <table:table-cell/>
          <table:table-cell table:formula="of:= 100 * ([.A859] - [.A858]*[.A858]) * ([.A859] - [.A858]*[.A858]) + (1 - [.A858]) * (1 - [.A858])" office:value-type="float" office:value="1.00153258590756" calcext:value-type="float">
            <text:p>1.00153258590756</text:p>
          </table:table-cell>
          <table:table-cell table:formula="of:= 100 * ([.B859] - [.B858]*[.B858]) * ([.B859] - [.B858]*[.B858]) + (1 - [.B858]) * (1 - [.B858])" office:value-type="float" office:value="1.00454560871454" calcext:value-type="float">
            <text:p>1.00454560871454</text:p>
          </table:table-cell>
          <table:table-cell table:formula="of:= [.A858]*[.A858]*[.A858]*[.A858] - 16*[.A858]*[.A858] + 5*[.A858]" office:value-type="float" office:value="0.00375875777520377" calcext:value-type="float">
            <text:p>0.00375875777520377</text:p>
          </table:table-cell>
          <table:table-cell table:formula="of:= [.B858]*[.B858]*[.B858]*[.B858] - 16*[.B858]*[.B858] + 5*[.B858]" office:value-type="float" office:value="-0.00377692948093397" calcext:value-type="float">
            <text:p>-0.003776929480933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55122857445693" calcext:value-type="float">
            <text:p>-0.0055122857445693</text:p>
          </table:table-cell>
          <table:table-cell table:formula="of:=-[.A859]" office:value-type="float" office:value="0.0055122857445693" calcext:value-type="float">
            <text:p>0.0055122857445693</text:p>
          </table:table-cell>
          <table:table-cell/>
          <table:table-cell table:formula="of:= 100 * ([.A860] - [.A859]*[.A859]) * ([.A860] - [.A859]*[.A859]) + (1 - [.A859]) * (1 - [.A859])" office:value-type="float" office:value="23.2392446610599" calcext:value-type="float">
            <text:p>23.2392446610599</text:p>
          </table:table-cell>
          <table:table-cell table:formula="of:= 100 * ([.B860] - [.B859]*[.B859]) * ([.B860] - [.B859]*[.B859]) + (1 - [.B859]) * (1 - [.B859])" office:value-type="float" office:value="23.2114656121411" calcext:value-type="float">
            <text:p>23.2114656121411</text:p>
          </table:table-cell>
          <table:table-cell table:formula="of:= [.A859]*[.A859]*[.A859]*[.A859] - 16*[.A859]*[.A859] + 5*[.A859]" office:value-type="float" office:value="-0.0280475925056569" calcext:value-type="float">
            <text:p>-0.0280475925056569</text:p>
          </table:table-cell>
          <table:table-cell table:formula="of:= [.B859]*[.B859]*[.B859]*[.B859] - 16*[.B859]*[.B859] + 5*[.B859]" office:value-type="float" office:value="0.0270752649400361" calcext:value-type="float">
            <text:p>0.02707526494003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1437425953644" calcext:value-type="float">
            <text:p>-0.471437425953644</text:p>
          </table:table-cell>
          <table:table-cell table:formula="of:=-[.A860]" office:value-type="float" office:value="0.471437425953644" calcext:value-type="float">
            <text:p>0.471437425953644</text:p>
          </table:table-cell>
          <table:table-cell/>
          <table:table-cell table:formula="of:= 100 * ([.A861] - [.A860]*[.A860]) * ([.A861] - [.A860]*[.A860]) + (1 - [.A860]) * (1 - [.A860])" office:value-type="float" office:value="12.7726969794954" calcext:value-type="float">
            <text:p>12.7726969794954</text:p>
          </table:table-cell>
          <table:table-cell table:formula="of:= 100 * ([.B861] - [.B860]*[.B860]) * ([.B861] - [.B860]*[.B860]) + (1 - [.B860]) * (1 - [.B860])" office:value-type="float" office:value="1.69105181860127" calcext:value-type="float">
            <text:p>1.69105181860127</text:p>
          </table:table-cell>
          <table:table-cell table:formula="of:= [.A860]*[.A860]*[.A860]*[.A860] - 16*[.A860]*[.A860] + 5*[.A860]" office:value-type="float" office:value="-5.86384256958527" calcext:value-type="float">
            <text:p>-5.86384256958527</text:p>
          </table:table-cell>
          <table:table-cell table:formula="of:= [.B860]*[.B860]*[.B860]*[.B860] - 16*[.B860]*[.B860] + 5*[.B860]" office:value-type="float" office:value="-1.14946831004883" calcext:value-type="float">
            <text:p>-1.149468310048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3439382755699" calcext:value-type="float">
            <text:p>-0.103439382755699</text:p>
          </table:table-cell>
          <table:table-cell table:formula="of:=-[.A861]" office:value-type="float" office:value="0.103439382755699" calcext:value-type="float">
            <text:p>0.103439382755699</text:p>
          </table:table-cell>
          <table:table-cell/>
          <table:table-cell table:formula="of:= 100 * ([.A862] - [.A861]*[.A861]) * ([.A862] - [.A861]*[.A861]) + (1 - [.A861]) * (1 - [.A861])" office:value-type="float" office:value="14.2806105659101" calcext:value-type="float">
            <text:p>14.2806105659101</text:p>
          </table:table-cell>
          <table:table-cell table:formula="of:= 100 * ([.B862] - [.B861]*[.B861]) * ([.B862] - [.B861]*[.B861]) + (1 - [.B861]) * (1 - [.B861])" office:value-type="float" office:value="12.3657764742306" calcext:value-type="float">
            <text:p>12.3657764742306</text:p>
          </table:table-cell>
          <table:table-cell table:formula="of:= [.A861]*[.A861]*[.A861]*[.A861] - 16*[.A861]*[.A861] + 5*[.A861]" office:value-type="float" office:value="-0.688277724550128" calcext:value-type="float">
            <text:p>-0.688277724550128</text:p>
          </table:table-cell>
          <table:table-cell table:formula="of:= [.B861]*[.B861]*[.B861]*[.B861] - 16*[.B861]*[.B861] + 5*[.B861]" office:value-type="float" office:value="0.346116103006867" calcext:value-type="float">
            <text:p>0.3461161030068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0728462539332" calcext:value-type="float">
            <text:p>-0.350728462539332</text:p>
          </table:table-cell>
          <table:table-cell table:formula="of:=-[.A862]" office:value-type="float" office:value="0.350728462539332" calcext:value-type="float">
            <text:p>0.350728462539332</text:p>
          </table:table-cell>
          <table:table-cell/>
          <table:table-cell table:formula="of:= 100 * ([.A863] - [.A862]*[.A862]) * ([.A863] - [.A862]*[.A862]) + (1 - [.A862]) * (1 - [.A862])" office:value-type="float" office:value="15.6768948973479" calcext:value-type="float">
            <text:p>15.6768948973479</text:p>
          </table:table-cell>
          <table:table-cell table:formula="of:= 100 * ([.B863] - [.B862]*[.B862]) * ([.B863] - [.B862]*[.B862]) + (1 - [.B862]) * (1 - [.B862])" office:value-type="float" office:value="38.6398401277571" calcext:value-type="float">
            <text:p>38.6398401277571</text:p>
          </table:table-cell>
          <table:table-cell table:formula="of:= [.A862]*[.A862]*[.A862]*[.A862] - 16*[.A862]*[.A862] + 5*[.A862]" office:value-type="float" office:value="-3.70667801175957" calcext:value-type="float">
            <text:p>-3.70667801175957</text:p>
          </table:table-cell>
          <table:table-cell table:formula="of:= [.B862]*[.B862]*[.B862]*[.B862] - 16*[.B862]*[.B862] + 5*[.B862]" office:value-type="float" office:value="-0.199393386366245" calcext:value-type="float">
            <text:p>-0.1993933863662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5198948586139" calcext:value-type="float">
            <text:p>0.495198948586139</text:p>
          </table:table-cell>
          <table:table-cell table:formula="of:=-[.A863]" office:value-type="float" office:value="-0.495198948586139" calcext:value-type="float">
            <text:p>-0.495198948586139</text:p>
          </table:table-cell>
          <table:table-cell/>
          <table:table-cell table:formula="of:= 100 * ([.A864] - [.A863]*[.A863]) * ([.A864] - [.A863]*[.A863]) + (1 - [.A863]) * (1 - [.A863])" office:value-type="float" office:value="33.8630051147138" calcext:value-type="float">
            <text:p>33.8630051147138</text:p>
          </table:table-cell>
          <table:table-cell table:formula="of:= 100 * ([.B864] - [.B863]*[.B863]) * ([.B864] - [.B863]*[.B863]) + (1 - [.B863]) * (1 - [.B863])" office:value-type="float" office:value="3.0327409509316" calcext:value-type="float">
            <text:p>3.0327409509316</text:p>
          </table:table-cell>
          <table:table-cell table:formula="of:= [.A863]*[.A863]*[.A863]*[.A863] - 16*[.A863]*[.A863] + 5*[.A863]" office:value-type="float" office:value="-1.38742340732537" calcext:value-type="float">
            <text:p>-1.38742340732537</text:p>
          </table:table-cell>
          <table:table-cell table:formula="of:= [.B863]*[.B863]*[.B863]*[.B863] - 16*[.B863]*[.B863] + 5*[.B863]" office:value-type="float" office:value="-6.33941289318676" calcext:value-type="float">
            <text:p>-6.339412893186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4503634814936" calcext:value-type="float">
            <text:p>-0.334503634814936</text:p>
          </table:table-cell>
          <table:table-cell table:formula="of:=-[.A864]" office:value-type="float" office:value="0.334503634814936" calcext:value-type="float">
            <text:p>0.334503634814936</text:p>
          </table:table-cell>
          <table:table-cell/>
          <table:table-cell table:formula="of:= 100 * ([.A865] - [.A864]*[.A864]) * ([.A865] - [.A864]*[.A864]) + (1 - [.A864]) * (1 - [.A864])" office:value-type="float" office:value="2.46031886527867" calcext:value-type="float">
            <text:p>2.46031886527867</text:p>
          </table:table-cell>
          <table:table-cell table:formula="of:= 100 * ([.B865] - [.B864]*[.B864]) * ([.B865] - [.B864]*[.B864]) + (1 - [.B864]) * (1 - [.B864])" office:value-type="float" office:value="2.4411077365482" calcext:value-type="float">
            <text:p>2.4411077365482</text:p>
          </table:table-cell>
          <table:table-cell table:formula="of:= [.A864]*[.A864]*[.A864]*[.A864] - 16*[.A864]*[.A864] + 5*[.A864]" office:value-type="float" office:value="-3.45028110912613" calcext:value-type="float">
            <text:p>-3.45028110912613</text:p>
          </table:table-cell>
          <table:table-cell table:formula="of:= [.B864]*[.B864]*[.B864]*[.B864] - 16*[.B864]*[.B864] + 5*[.B864]" office:value-type="float" office:value="-0.105244760976779" calcext:value-type="float">
            <text:p>-0.1052447609767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94658102397899" calcext:value-type="float">
            <text:p>0.0294658102397899</text:p>
          </table:table-cell>
          <table:table-cell table:formula="of:=-[.A865]" office:value-type="float" office:value="-0.0294658102397899" calcext:value-type="float">
            <text:p>-0.0294658102397899</text:p>
          </table:table-cell>
          <table:table-cell/>
          <table:table-cell table:formula="of:= 100 * ([.A866] - [.A865]*[.A865]) * ([.A866] - [.A865]*[.A865]) + (1 - [.A865]) * (1 - [.A865])" office:value-type="float" office:value="2.20251231765699" calcext:value-type="float">
            <text:p>2.20251231765699</text:p>
          </table:table-cell>
          <table:table-cell table:formula="of:= 100 * ([.B866] - [.B865]*[.B865]) * ([.B866] - [.B865]*[.B865]) + (1 - [.B865]) * (1 - [.B865])" office:value-type="float" office:value="2.35966960436072" calcext:value-type="float">
            <text:p>2.35966960436072</text:p>
          </table:table-cell>
          <table:table-cell table:formula="of:= [.A865]*[.A865]*[.A865]*[.A865] - 16*[.A865]*[.A865] + 5*[.A865]" office:value-type="float" office:value="0.133438061459785" calcext:value-type="float">
            <text:p>0.133438061459785</text:p>
          </table:table-cell>
          <table:table-cell table:formula="of:= [.B865]*[.B865]*[.B865]*[.B865] - 16*[.B865]*[.B865] + 5*[.B865]" office:value-type="float" office:value="-0.161220040938114" calcext:value-type="float">
            <text:p>-0.1612200409381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3143596549366" calcext:value-type="float">
            <text:p>0.113143596549366</text:p>
          </table:table-cell>
          <table:table-cell table:formula="of:=-[.A866]" office:value-type="float" office:value="-0.113143596549366" calcext:value-type="float">
            <text:p>-0.113143596549366</text:p>
          </table:table-cell>
          <table:table-cell/>
          <table:table-cell table:formula="of:= 100 * ([.A867] - [.A866]*[.A866]) * ([.A867] - [.A866]*[.A866]) + (1 - [.A866]) * (1 - [.A866])" office:value-type="float" office:value="9.90814971787141" calcext:value-type="float">
            <text:p>9.90814971787141</text:p>
          </table:table-cell>
          <table:table-cell table:formula="of:= 100 * ([.B867] - [.B866]*[.B866]) * ([.B867] - [.B866]*[.B866]) + (1 - [.B866]) * (1 - [.B866])" office:value-type="float" office:value="8.87975246705805" calcext:value-type="float">
            <text:p>8.87975246705805</text:p>
          </table:table-cell>
          <table:table-cell table:formula="of:= [.A866]*[.A866]*[.A866]*[.A866] - 16*[.A866]*[.A866] + 5*[.A866]" office:value-type="float" office:value="0.361058285427057" calcext:value-type="float">
            <text:p>0.361058285427057</text:p>
          </table:table-cell>
          <table:table-cell table:formula="of:= [.B866]*[.B866]*[.B866]*[.B866] - 16*[.B866]*[.B866] + 5*[.B866]" office:value-type="float" office:value="-0.770377680066601" calcext:value-type="float">
            <text:p>-0.7703776800666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9218980130986" calcext:value-type="float">
            <text:p>-0.289218980130986</text:p>
          </table:table-cell>
          <table:table-cell table:formula="of:=-[.A867]" office:value-type="float" office:value="0.289218980130986" calcext:value-type="float">
            <text:p>0.289218980130986</text:p>
          </table:table-cell>
          <table:table-cell/>
          <table:table-cell table:formula="of:= 100 * ([.A868] - [.A867]*[.A867]) * ([.A868] - [.A867]*[.A867]) + (1 - [.A867]) * (1 - [.A867])" office:value-type="float" office:value="3.47530606866145" calcext:value-type="float">
            <text:p>3.47530606866145</text:p>
          </table:table-cell>
          <table:table-cell table:formula="of:= 100 * ([.B868] - [.B867]*[.B867]) * ([.B868] - [.B867]*[.B867]) + (1 - [.B867]) * (1 - [.B867])" office:value-type="float" office:value="0.611742447455535" calcext:value-type="float">
            <text:p>0.611742447455535</text:p>
          </table:table-cell>
          <table:table-cell table:formula="of:= [.A867]*[.A867]*[.A867]*[.A867] - 16*[.A867]*[.A867] + 5*[.A867]" office:value-type="float" office:value="-2.77745987206769" calcext:value-type="float">
            <text:p>-2.77745987206769</text:p>
          </table:table-cell>
          <table:table-cell table:formula="of:= [.B867]*[.B867]*[.B867]*[.B867] - 16*[.B867]*[.B867] + 5*[.B867]" office:value-type="float" office:value="0.114729929242176" calcext:value-type="float">
            <text:p>0.1147299292421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1008257375992" calcext:value-type="float">
            <text:p>-0.051008257375992</text:p>
          </table:table-cell>
          <table:table-cell table:formula="of:=-[.A868]" office:value-type="float" office:value="0.051008257375992" calcext:value-type="float">
            <text:p>0.051008257375992</text:p>
          </table:table-cell>
          <table:table-cell/>
          <table:table-cell table:formula="of:= 100 * ([.A869] - [.A868]*[.A868]) * ([.A869] - [.A868]*[.A868]) + (1 - [.A868]) * (1 - [.A868])" office:value-type="float" office:value="1.54735244534503" calcext:value-type="float">
            <text:p>1.54735244534503</text:p>
          </table:table-cell>
          <table:table-cell table:formula="of:= 100 * ([.B869] - [.B868]*[.B868]) * ([.B869] - [.B868]*[.B868]) + (1 - [.B868]) * (1 - [.B868])" office:value-type="float" office:value="1.41527608010722" calcext:value-type="float">
            <text:p>1.41527608010722</text:p>
          </table:table-cell>
          <table:table-cell table:formula="of:= [.A868]*[.A868]*[.A868]*[.A868] - 16*[.A868]*[.A868] + 5*[.A868]" office:value-type="float" office:value="-0.296663994425066" calcext:value-type="float">
            <text:p>-0.296663994425066</text:p>
          </table:table-cell>
          <table:table-cell table:formula="of:= [.B868]*[.B868]*[.B868]*[.B868] - 16*[.B868]*[.B868] + 5*[.B868]" office:value-type="float" office:value="0.213418579334854" calcext:value-type="float">
            <text:p>0.2134185793348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91401086244084" calcext:value-type="float">
            <text:p>0.0691401086244084</text:p>
          </table:table-cell>
          <table:table-cell table:formula="of:=-[.A869]" office:value-type="float" office:value="-0.0691401086244084" calcext:value-type="float">
            <text:p>-0.0691401086244084</text:p>
          </table:table-cell>
          <table:table-cell/>
          <table:table-cell table:formula="of:= 100 * ([.A870] - [.A869]*[.A869]) * ([.A870] - [.A869]*[.A869]) + (1 - [.A869]) * (1 - [.A869])" office:value-type="float" office:value="0.977608646415249" calcext:value-type="float">
            <text:p>0.977608646415249</text:p>
          </table:table-cell>
          <table:table-cell table:formula="of:= 100 * ([.B870] - [.B869]*[.B869]) * ([.B870] - [.B869]*[.B869]) + (1 - [.B869]) * (1 - [.B869])" office:value-type="float" office:value="1.19957248175714" calcext:value-type="float">
            <text:p>1.19957248175714</text:p>
          </table:table-cell>
          <table:table-cell table:formula="of:= [.A869]*[.A869]*[.A869]*[.A869] - 16*[.A869]*[.A869] + 5*[.A869]" office:value-type="float" office:value="0.269237720982821" calcext:value-type="float">
            <text:p>0.269237720982821</text:p>
          </table:table-cell>
          <table:table-cell table:formula="of:= [.B869]*[.B869]*[.B869]*[.B869] - 16*[.B869]*[.B869] + 5*[.B869]" office:value-type="float" office:value="-0.422163365261263" calcext:value-type="float">
            <text:p>-0.4221633652612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85525884003072" calcext:value-type="float">
            <text:p>-0.0285525884003072</text:p>
          </table:table-cell>
          <table:table-cell table:formula="of:=-[.A870]" office:value-type="float" office:value="0.0285525884003072" calcext:value-type="float">
            <text:p>0.0285525884003072</text:p>
          </table:table-cell>
          <table:table-cell/>
          <table:table-cell table:formula="of:= 100 * ([.A871] - [.A870]*[.A870]) * ([.A871] - [.A870]*[.A870]) + (1 - [.A870]) * (1 - [.A870])" office:value-type="float" office:value="6.9322107643343" calcext:value-type="float">
            <text:p>6.9322107643343</text:p>
          </table:table-cell>
          <table:table-cell table:formula="of:= 100 * ([.B871] - [.B870]*[.B870]) * ([.B871] - [.B870]*[.B870]) + (1 - [.B870]) * (1 - [.B870])" office:value-type="float" office:value="6.897302939543" calcext:value-type="float">
            <text:p>6.897302939543</text:p>
          </table:table-cell>
          <table:table-cell table:formula="of:= [.A870]*[.A870]*[.A870]*[.A870] - 16*[.A870]*[.A870] + 5*[.A870]" office:value-type="float" office:value="-0.155806282238195" calcext:value-type="float">
            <text:p>-0.155806282238195</text:p>
          </table:table-cell>
          <table:table-cell table:formula="of:= [.B870]*[.B870]*[.B870]*[.B870] - 16*[.B870]*[.B870] + 5*[.B870]" office:value-type="float" office:value="0.129719601764877" calcext:value-type="float">
            <text:p>0.1297196017648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3184603507879" calcext:value-type="float">
            <text:p>0.243184603507879</text:p>
          </table:table-cell>
          <table:table-cell table:formula="of:=-[.A871]" office:value-type="float" office:value="-0.243184603507879" calcext:value-type="float">
            <text:p>-0.243184603507879</text:p>
          </table:table-cell>
          <table:table-cell/>
          <table:table-cell table:formula="of:= 100 * ([.A872] - [.A871]*[.A871]) * ([.A872] - [.A871]*[.A871]) + (1 - [.A871]) * (1 - [.A871])" office:value-type="float" office:value="4.7401753780545" calcext:value-type="float">
            <text:p>4.7401753780545</text:p>
          </table:table-cell>
          <table:table-cell table:formula="of:= 100 * ([.B872] - [.B871]*[.B871]) * ([.B872] - [.B871]*[.B871]) + (1 - [.B871]) * (1 - [.B871])" office:value-type="float" office:value="11.9409576718839" calcext:value-type="float">
            <text:p>11.9409576718839</text:p>
          </table:table-cell>
          <table:table-cell table:formula="of:= [.A871]*[.A871]*[.A871]*[.A871] - 16*[.A871]*[.A871] + 5*[.A871]" office:value-type="float" office:value="0.273200387322021" calcext:value-type="float">
            <text:p>0.273200387322021</text:p>
          </table:table-cell>
          <table:table-cell table:formula="of:= [.B871]*[.B871]*[.B871]*[.B871] - 16*[.B871]*[.B871] + 5*[.B871]" office:value-type="float" office:value="-2.15864564775677" calcext:value-type="float">
            <text:p>-2.15864564775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3281001632638" calcext:value-type="float">
            <text:p>0.263281001632638</text:p>
          </table:table-cell>
          <table:table-cell table:formula="of:=-[.A872]" office:value-type="float" office:value="-0.263281001632638" calcext:value-type="float">
            <text:p>-0.263281001632638</text:p>
          </table:table-cell>
          <table:table-cell/>
          <table:table-cell table:formula="of:= 100 * ([.A873] - [.A872]*[.A872]) * ([.A873] - [.A872]*[.A872]) + (1 - [.A872]) * (1 - [.A872])" office:value-type="float" office:value="0.642136227160825" calcext:value-type="float">
            <text:p>0.642136227160825</text:p>
          </table:table-cell>
          <table:table-cell table:formula="of:= 100 * ([.B873] - [.B872]*[.B872]) * ([.B873] - [.B872]*[.B872]) + (1 - [.B872]) * (1 - [.B872])" office:value-type="float" office:value="4.49127307203369" calcext:value-type="float">
            <text:p>4.49127307203369</text:p>
          </table:table-cell>
          <table:table-cell table:formula="of:= [.A872]*[.A872]*[.A872]*[.A872] - 16*[.A872]*[.A872] + 5*[.A872]" office:value-type="float" office:value="0.212139665692106" calcext:value-type="float">
            <text:p>0.212139665692106</text:p>
          </table:table-cell>
          <table:table-cell table:formula="of:= [.B872]*[.B872]*[.B872]*[.B872] - 16*[.B872]*[.B872] + 5*[.B872]" office:value-type="float" office:value="-2.42067035063427" calcext:value-type="float">
            <text:p>-2.420670350634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0841692656797" calcext:value-type="float">
            <text:p>0.100841692656797</text:p>
          </table:table-cell>
          <table:table-cell table:formula="of:=-[.A873]" office:value-type="float" office:value="-0.100841692656797" calcext:value-type="float">
            <text:p>-0.100841692656797</text:p>
          </table:table-cell>
          <table:table-cell/>
          <table:table-cell table:formula="of:= 100 * ([.A874] - [.A873]*[.A873]) * ([.A874] - [.A873]*[.A873]) + (1 - [.A873]) * (1 - [.A873])" office:value-type="float" office:value="12.6197478587693" calcext:value-type="float">
            <text:p>12.6197478587693</text:p>
          </table:table-cell>
          <table:table-cell table:formula="of:= 100 * ([.B874] - [.B873]*[.B873]) * ([.B874] - [.B873]*[.B873]) + (1 - [.B873]) * (1 - [.B873])" office:value-type="float" office:value="14.4624180125378" calcext:value-type="float">
            <text:p>14.4624180125378</text:p>
          </table:table-cell>
          <table:table-cell table:formula="of:= [.A873]*[.A873]*[.A873]*[.A873] - 16*[.A873]*[.A873] + 5*[.A873]" office:value-type="float" office:value="0.341607121154217" calcext:value-type="float">
            <text:p>0.341607121154217</text:p>
          </table:table-cell>
          <table:table-cell table:formula="of:= [.B873]*[.B873]*[.B873]*[.B873] - 16*[.B873]*[.B873] + 5*[.B873]" office:value-type="float" office:value="-0.666809805413751" calcext:value-type="float">
            <text:p>-0.6668098054137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3844216245395" calcext:value-type="float">
            <text:p>0.353844216245395</text:p>
          </table:table-cell>
          <table:table-cell table:formula="of:=-[.A874]" office:value-type="float" office:value="-0.353844216245395" calcext:value-type="float">
            <text:p>-0.353844216245395</text:p>
          </table:table-cell>
          <table:table-cell/>
          <table:table-cell table:formula="of:= 100 * ([.A875] - [.A874]*[.A874]) * ([.A875] - [.A874]*[.A874]) + (1 - [.A874]) * (1 - [.A874])" office:value-type="float" office:value="12.0353172790061" calcext:value-type="float">
            <text:p>12.0353172790061</text:p>
          </table:table-cell>
          <table:table-cell table:formula="of:= 100 * ([.B875] - [.B874]*[.B874]) * ([.B875] - [.B874]*[.B874]) + (1 - [.B874]) * (1 - [.B874])" office:value-type="float" office:value="36.791780060249" calcext:value-type="float">
            <text:p>36.791780060249</text:p>
          </table:table-cell>
          <table:table-cell table:formula="of:= [.A874]*[.A874]*[.A874]*[.A874] - 16*[.A874]*[.A874] + 5*[.A874]" office:value-type="float" office:value="-0.218394114030959" calcext:value-type="float">
            <text:p>-0.218394114030959</text:p>
          </table:table-cell>
          <table:table-cell table:formula="of:= [.B874]*[.B874]*[.B874]*[.B874] - 16*[.B874]*[.B874] + 5*[.B874]" office:value-type="float" office:value="-3.75683627648491" calcext:value-type="float">
            <text:p>-3.756836276484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6054669256107" calcext:value-type="float">
            <text:p>0.466054669256107</text:p>
          </table:table-cell>
          <table:table-cell table:formula="of:=-[.A875]" office:value-type="float" office:value="-0.466054669256107" calcext:value-type="float">
            <text:p>-0.466054669256107</text:p>
          </table:table-cell>
          <table:table-cell/>
          <table:table-cell table:formula="of:= 100 * ([.A876] - [.A875]*[.A875]) * ([.A876] - [.A875]*[.A875]) + (1 - [.A875]) * (1 - [.A875])" office:value-type="float" office:value="20.4083753960153" calcext:value-type="float">
            <text:p>20.4083753960153</text:p>
          </table:table-cell>
          <table:table-cell table:formula="of:= 100 * ([.B876] - [.B875]*[.B875]) * ([.B876] - [.B875]*[.B875]) + (1 - [.B875]) * (1 - [.B875])" office:value-type="float" office:value="2.16941178293718" calcext:value-type="float">
            <text:p>2.16941178293718</text:p>
          </table:table-cell>
          <table:table-cell table:formula="of:= [.A875]*[.A875]*[.A875]*[.A875] - 16*[.A875]*[.A875] + 5*[.A875]" office:value-type="float" office:value="-1.09785906830074" calcext:value-type="float">
            <text:p>-1.09785906830074</text:p>
          </table:table-cell>
          <table:table-cell table:formula="of:= [.B875]*[.B875]*[.B875]*[.B875] - 16*[.B875]*[.B875] + 5*[.B875]" office:value-type="float" office:value="-5.7584057608618" calcext:value-type="float">
            <text:p>-5.7584057608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1382810861079" calcext:value-type="float">
            <text:p>-0.231382810861079</text:p>
          </table:table-cell>
          <table:table-cell table:formula="of:=-[.A876]" office:value-type="float" office:value="0.231382810861079" calcext:value-type="float">
            <text:p>0.231382810861079</text:p>
          </table:table-cell>
          <table:table-cell/>
          <table:table-cell table:formula="of:= 100 * ([.A877] - [.A876]*[.A876]) * ([.A877] - [.A876]*[.A876]) + (1 - [.A876]) * (1 - [.A876])" office:value-type="float" office:value="11.4775903411902" calcext:value-type="float">
            <text:p>11.4775903411902</text:p>
          </table:table-cell>
          <table:table-cell table:formula="of:= 100 * ([.B877] - [.B876]*[.B876]) * ([.B877] - [.B876]*[.B876]) + (1 - [.B876]) * (1 - [.B876])" office:value-type="float" office:value="4.93962597641699" calcext:value-type="float">
            <text:p>4.93962597641699</text:p>
          </table:table-cell>
          <table:table-cell table:formula="of:= [.A876]*[.A876]*[.A876]*[.A876] - 16*[.A876]*[.A876] + 5*[.A876]" office:value-type="float" office:value="-2.01065581890026" calcext:value-type="float">
            <text:p>-2.01065581890026</text:p>
          </table:table-cell>
          <table:table-cell table:formula="of:= [.B876]*[.B876]*[.B876]*[.B876] - 16*[.B876]*[.B876] + 5*[.B876]" office:value-type="float" office:value="0.303172289710536" calcext:value-type="float">
            <text:p>0.3031722897105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2077056492347" calcext:value-type="float">
            <text:p>-0.262077056492347</text:p>
          </table:table-cell>
          <table:table-cell table:formula="of:=-[.A877]" office:value-type="float" office:value="0.262077056492347" calcext:value-type="float">
            <text:p>0.262077056492347</text:p>
          </table:table-cell>
          <table:table-cell/>
          <table:table-cell table:formula="of:= 100 * ([.A878] - [.A877]*[.A877]) * ([.A878] - [.A877]*[.A877]) + (1 - [.A877]) * (1 - [.A877])" office:value-type="float" office:value="18.8332612340393" calcext:value-type="float">
            <text:p>18.8332612340393</text:p>
          </table:table-cell>
          <table:table-cell table:formula="of:= 100 * ([.B878] - [.B877]*[.B877]) * ([.B878] - [.B877]*[.B877]) + (1 - [.B877]) * (1 - [.B877])" office:value-type="float" office:value="31.0795095387106" calcext:value-type="float">
            <text:p>31.0795095387106</text:p>
          </table:table-cell>
          <table:table-cell table:formula="of:= [.A877]*[.A877]*[.A877]*[.A877] - 16*[.A877]*[.A877] + 5*[.A877]" office:value-type="float" office:value="-2.40461787455459" calcext:value-type="float">
            <text:p>-2.40461787455459</text:p>
          </table:table-cell>
          <table:table-cell table:formula="of:= [.B877]*[.B877]*[.B877]*[.B877] - 16*[.B877]*[.B877] + 5*[.B877]" office:value-type="float" office:value="0.216152690368878" calcext:value-type="float">
            <text:p>0.2161526903688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3900263986418" calcext:value-type="float">
            <text:p>0.483900263986418</text:p>
          </table:table-cell>
          <table:table-cell table:formula="of:=-[.A878]" office:value-type="float" office:value="-0.483900263986418" calcext:value-type="float">
            <text:p>-0.483900263986418</text:p>
          </table:table-cell>
          <table:table-cell/>
          <table:table-cell table:formula="of:= 100 * ([.A879] - [.A878]*[.A878]) * ([.A879] - [.A878]*[.A878]) + (1 - [.A878]) * (1 - [.A878])" office:value-type="float" office:value="17.1925923950668" calcext:value-type="float">
            <text:p>17.1925923950668</text:p>
          </table:table-cell>
          <table:table-cell table:formula="of:= 100 * ([.B879] - [.B878]*[.B878]) * ([.B879] - [.B878]*[.B878]) + (1 - [.B878]) * (1 - [.B878])" office:value-type="float" office:value="2.52576528201952" calcext:value-type="float">
            <text:p>2.52576528201952</text:p>
          </table:table-cell>
          <table:table-cell table:formula="of:= [.A878]*[.A878]*[.A878]*[.A878] - 16*[.A878]*[.A878] + 5*[.A878]" office:value-type="float" office:value="-1.27221947256916" calcext:value-type="float">
            <text:p>-1.27221947256916</text:p>
          </table:table-cell>
          <table:table-cell table:formula="of:= [.B878]*[.B878]*[.B878]*[.B878] - 16*[.B878]*[.B878] + 5*[.B878]" office:value-type="float" office:value="-6.11122211243334" calcext:value-type="float">
            <text:p>-6.111222112433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7255573830057" calcext:value-type="float">
            <text:p>-0.177255573830057</text:p>
          </table:table-cell>
          <table:table-cell table:formula="of:=-[.A879]" office:value-type="float" office:value="0.177255573830057" calcext:value-type="float">
            <text:p>0.177255573830057</text:p>
          </table:table-cell>
          <table:table-cell/>
          <table:table-cell table:formula="of:= 100 * ([.A880] - [.A879]*[.A879]) * ([.A880] - [.A879]*[.A879]) + (1 - [.A879]) * (1 - [.A879])" office:value-type="float" office:value="7.5158314834059" calcext:value-type="float">
            <text:p>7.5158314834059</text:p>
          </table:table-cell>
          <table:table-cell table:formula="of:= 100 * ([.B880] - [.B879]*[.B879]) * ([.B880] - [.B879]*[.B879]) + (1 - [.B879]) * (1 - [.B879])" office:value-type="float" office:value="10.3133038689639" calcext:value-type="float">
            <text:p>10.3133038689639</text:p>
          </table:table-cell>
          <table:table-cell table:formula="of:= [.A879]*[.A879]*[.A879]*[.A879] - 16*[.A879]*[.A879] + 5*[.A879]" office:value-type="float" office:value="-1.38800329701479" calcext:value-type="float">
            <text:p>-1.38800329701479</text:p>
          </table:table-cell>
          <table:table-cell table:formula="of:= [.B879]*[.B879]*[.B879]*[.B879] - 16*[.B879]*[.B879] + 5*[.B879]" office:value-type="float" office:value="0.384552441285772" calcext:value-type="float">
            <text:p>0.3845524412857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9005903128697" calcext:value-type="float">
            <text:p>0.279005903128697</text:p>
          </table:table-cell>
          <table:table-cell table:formula="of:=-[.A880]" office:value-type="float" office:value="-0.279005903128697" calcext:value-type="float">
            <text:p>-0.279005903128697</text:p>
          </table:table-cell>
          <table:table-cell/>
          <table:table-cell table:formula="of:= 100 * ([.A881] - [.A880]*[.A880]) * ([.A881] - [.A880]*[.A880]) + (1 - [.A880]) * (1 - [.A880])" office:value-type="float" office:value="12.7515845142122" calcext:value-type="float">
            <text:p>12.7515845142122</text:p>
          </table:table-cell>
          <table:table-cell table:formula="of:= 100 * ([.B881] - [.B880]*[.B880]) * ([.B881] - [.B880]*[.B880]) + (1 - [.B880]) * (1 - [.B880])" office:value-type="float" office:value="27.1815827546486" calcext:value-type="float">
            <text:p>27.1815827546486</text:p>
          </table:table-cell>
          <table:table-cell table:formula="of:= [.A880]*[.A880]*[.A880]*[.A880] - 16*[.A880]*[.A880] + 5*[.A880]" office:value-type="float" office:value="0.155580546058277" calcext:value-type="float">
            <text:p>0.155580546058277</text:p>
          </table:table-cell>
          <table:table-cell table:formula="of:= [.B880]*[.B880]*[.B880]*[.B880] - 16*[.B880]*[.B880] + 5*[.B880]" office:value-type="float" office:value="-2.63447848522869" calcext:value-type="float">
            <text:p>-2.63447848522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7583511491206" calcext:value-type="float">
            <text:p>0.427583511491206</text:p>
          </table:table-cell>
          <table:table-cell table:formula="of:=-[.A881]" office:value-type="float" office:value="-0.427583511491206" calcext:value-type="float">
            <text:p>-0.427583511491206</text:p>
          </table:table-cell>
          <table:table-cell/>
          <table:table-cell table:formula="of:= 100 * ([.A882] - [.A881]*[.A881]) * ([.A882] - [.A881]*[.A881]) + (1 - [.A881]) * (1 - [.A881])" office:value-type="float" office:value="10.2704413470106" calcext:value-type="float">
            <text:p>10.2704413470106</text:p>
          </table:table-cell>
          <table:table-cell table:formula="of:= 100 * ([.B882] - [.B881]*[.B881]) * ([.B882] - [.B881]*[.B881]) + (1 - [.B881]) * (1 - [.B881])" office:value-type="float" office:value="48.4109717120315" calcext:value-type="float">
            <text:p>48.4109717120315</text:p>
          </table:table-cell>
          <table:table-cell table:formula="of:= [.A881]*[.A881]*[.A881]*[.A881] - 16*[.A881]*[.A881] + 5*[.A881]" office:value-type="float" office:value="-0.753899038325565" calcext:value-type="float">
            <text:p>-0.753899038325565</text:p>
          </table:table-cell>
          <table:table-cell table:formula="of:= [.B881]*[.B881]*[.B881]*[.B881] - 16*[.B881]*[.B881] + 5*[.B881]" office:value-type="float" office:value="-5.02973415323762" calcext:value-type="float">
            <text:p>-5.029734153237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149411017832" calcext:value-type="float">
            <text:p>0.498149411017832</text:p>
          </table:table-cell>
          <table:table-cell table:formula="of:=-[.A882]" office:value-type="float" office:value="-0.498149411017832" calcext:value-type="float">
            <text:p>-0.498149411017832</text:p>
          </table:table-cell>
          <table:table-cell/>
          <table:table-cell table:formula="of:= 100 * ([.A883] - [.A882]*[.A882]) * ([.A883] - [.A882]*[.A882]) + (1 - [.A882]) * (1 - [.A882])" office:value-type="float" office:value="0.50583553999805" calcext:value-type="float">
            <text:p>0.50583553999805</text:p>
          </table:table-cell>
          <table:table-cell table:formula="of:= 100 * ([.B883] - [.B882]*[.B882]) * ([.B883] - [.B882]*[.B882]) + (1 - [.B882]) * (1 - [.B882])" office:value-type="float" office:value="32.1327868123709" calcext:value-type="float">
            <text:p>32.1327868123709</text:p>
          </table:table-cell>
          <table:table-cell table:formula="of:= [.A882]*[.A882]*[.A882]*[.A882] - 16*[.A882]*[.A882] + 5*[.A882]" office:value-type="float" office:value="-1.41811848620478" calcext:value-type="float">
            <text:p>-1.41811848620478</text:p>
          </table:table-cell>
          <table:table-cell table:formula="of:= [.B882]*[.B882]*[.B882]*[.B882] - 16*[.B882]*[.B882] + 5*[.B882]" office:value-type="float" office:value="-6.3996125963831" calcext:value-type="float">
            <text:p>-6.39961259638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854941557505" calcext:value-type="float">
            <text:p>0.29854941557505</text:p>
          </table:table-cell>
          <table:table-cell table:formula="of:=-[.A883]" office:value-type="float" office:value="-0.29854941557505" calcext:value-type="float">
            <text:p>-0.29854941557505</text:p>
          </table:table-cell>
          <table:table-cell/>
          <table:table-cell table:formula="of:= 100 * ([.A884] - [.A883]*[.A883]) * ([.A884] - [.A883]*[.A883]) + (1 - [.A883]) * (1 - [.A883])" office:value-type="float" office:value="15.1696836276654" calcext:value-type="float">
            <text:p>15.1696836276654</text:p>
          </table:table-cell>
          <table:table-cell table:formula="of:= 100 * ([.B884] - [.B883]*[.B883]) * ([.B884] - [.B883]*[.B883]) + (1 - [.B883]) * (1 - [.B883])" office:value-type="float" office:value="33.2007260487102" calcext:value-type="float">
            <text:p>33.2007260487102</text:p>
          </table:table-cell>
          <table:table-cell table:formula="of:= [.A883]*[.A883]*[.A883]*[.A883] - 16*[.A883]*[.A883] + 5*[.A883]" office:value-type="float" office:value="0.0745834907211409" calcext:value-type="float">
            <text:p>0.0745834907211409</text:p>
          </table:table-cell>
          <table:table-cell table:formula="of:= [.B883]*[.B883]*[.B883]*[.B883] - 16*[.B883]*[.B883] + 5*[.B883]" office:value-type="float" office:value="-2.91091066502935" calcext:value-type="float">
            <text:p>-2.910910665029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2245975480283" calcext:value-type="float">
            <text:p>0.472245975480283</text:p>
          </table:table-cell>
          <table:table-cell table:formula="of:=-[.A884]" office:value-type="float" office:value="-0.472245975480283" calcext:value-type="float">
            <text:p>-0.472245975480283</text:p>
          </table:table-cell>
          <table:table-cell/>
          <table:table-cell table:formula="of:= 100 * ([.A885] - [.A884]*[.A884]) * ([.A885] - [.A884]*[.A884]) + (1 - [.A884]) * (1 - [.A884])" office:value-type="float" office:value="8.85425710599742" calcext:value-type="float">
            <text:p>8.85425710599742</text:p>
          </table:table-cell>
          <table:table-cell table:formula="of:= 100 * ([.B885] - [.B884]*[.B884]) * ([.B885] - [.B884]*[.B884]) + (1 - [.B884]) * (1 - [.B884])" office:value-type="float" office:value="4.51419522835475" calcext:value-type="float">
            <text:p>4.51419522835475</text:p>
          </table:table-cell>
          <table:table-cell table:formula="of:= [.A884]*[.A884]*[.A884]*[.A884] - 16*[.A884]*[.A884] + 5*[.A884]" office:value-type="float" office:value="-1.15729405148597" calcext:value-type="float">
            <text:p>-1.15729405148597</text:p>
          </table:table-cell>
          <table:table-cell table:formula="of:= [.B884]*[.B884]*[.B884]*[.B884] - 16*[.B884]*[.B884] + 5*[.B884]" office:value-type="float" office:value="-5.87975380628881" calcext:value-type="float">
            <text:p>-5.879753806288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98272599232508" calcext:value-type="float">
            <text:p>-0.0698272599232508</text:p>
          </table:table-cell>
          <table:table-cell table:formula="of:=-[.A885]" office:value-type="float" office:value="0.0698272599232508" calcext:value-type="float">
            <text:p>0.0698272599232508</text:p>
          </table:table-cell>
          <table:table-cell/>
          <table:table-cell table:formula="of:= 100 * ([.A886] - [.A885]*[.A885]) * ([.A886] - [.A885]*[.A885]) + (1 - [.A885]) * (1 - [.A885])" office:value-type="float" office:value="24.1787142553716" calcext:value-type="float">
            <text:p>24.1787142553716</text:p>
          </table:table-cell>
          <table:table-cell table:formula="of:= 100 * ([.B886] - [.B885]*[.B885]) * ([.B886] - [.B885]*[.B885]) + (1 - [.B885]) * (1 - [.B885])" office:value-type="float" office:value="22.9728704581189" calcext:value-type="float">
            <text:p>22.9728704581189</text:p>
          </table:table-cell>
          <table:table-cell table:formula="of:= [.A885]*[.A885]*[.A885]*[.A885] - 16*[.A885]*[.A885] + 5*[.A885]" office:value-type="float" office:value="-0.427126065394039" calcext:value-type="float">
            <text:p>-0.427126065394039</text:p>
          </table:table-cell>
          <table:table-cell table:formula="of:= [.B885]*[.B885]*[.B885]*[.B885] - 16*[.B885]*[.B885] + 5*[.B885]" office:value-type="float" office:value="0.271146533838469" calcext:value-type="float">
            <text:p>0.2711465338384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5063565461218" calcext:value-type="float">
            <text:p>-0.475063565461218</text:p>
          </table:table-cell>
          <table:table-cell table:formula="of:=-[.A886]" office:value-type="float" office:value="0.475063565461218" calcext:value-type="float">
            <text:p>0.475063565461218</text:p>
          </table:table-cell>
          <table:table-cell/>
          <table:table-cell table:formula="of:= 100 * ([.A887] - [.A886]*[.A886]) * ([.A887] - [.A886]*[.A886]) + (1 - [.A886]) * (1 - [.A886])" office:value-type="float" office:value="16.926583387812" calcext:value-type="float">
            <text:p>16.926583387812</text:p>
          </table:table-cell>
          <table:table-cell table:formula="of:= 100 * ([.B887] - [.B886]*[.B886]) * ([.B887] - [.B886]*[.B886]) + (1 - [.B886]) * (1 - [.B886])" office:value-type="float" office:value="0.728533824745031" calcext:value-type="float">
            <text:p>0.728533824745031</text:p>
          </table:table-cell>
          <table:table-cell table:formula="of:= [.A886]*[.A886]*[.A886]*[.A886] - 16*[.A886]*[.A886] + 5*[.A886]" office:value-type="float" office:value="-5.93535019115164" calcext:value-type="float">
            <text:p>-5.93535019115164</text:p>
          </table:table-cell>
          <table:table-cell table:formula="of:= [.B886]*[.B886]*[.B886]*[.B886] - 16*[.B886]*[.B886] + 5*[.B886]" office:value-type="float" office:value="-1.18471453653945" calcext:value-type="float">
            <text:p>-1.184714536539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8381931849675" calcext:value-type="float">
            <text:p>-0.158381931849675</text:p>
          </table:table-cell>
          <table:table-cell table:formula="of:=-[.A887]" office:value-type="float" office:value="0.158381931849675" calcext:value-type="float">
            <text:p>0.158381931849675</text:p>
          </table:table-cell>
          <table:table-cell/>
          <table:table-cell table:formula="of:= 100 * ([.A888] - [.A887]*[.A887]) * ([.A888] - [.A887]*[.A887]) + (1 - [.A887]) * (1 - [.A887])" office:value-type="float" office:value="8.06463662039054" calcext:value-type="float">
            <text:p>8.06463662039054</text:p>
          </table:table-cell>
          <table:table-cell table:formula="of:= 100 * ([.B888] - [.B887]*[.B887]) * ([.B888] - [.B887]*[.B887]) + (1 - [.B887]) * (1 - [.B887])" office:value-type="float" office:value="5.0811758818363" calcext:value-type="float">
            <text:p>5.0811758818363</text:p>
          </table:table-cell>
          <table:table-cell table:formula="of:= [.A887]*[.A887]*[.A887]*[.A887] - 16*[.A887]*[.A887] + 5*[.A887]" office:value-type="float" office:value="-1.19263779161732" calcext:value-type="float">
            <text:p>-1.19263779161732</text:p>
          </table:table-cell>
          <table:table-cell table:formula="of:= [.B887]*[.B887]*[.B887]*[.B887] - 16*[.B887]*[.B887] + 5*[.B887]" office:value-type="float" office:value="0.391181526879439" calcext:value-type="float">
            <text:p>0.3911815268794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4198559205099" calcext:value-type="float">
            <text:p>-0.234198559205099</text:p>
          </table:table-cell>
          <table:table-cell table:formula="of:=-[.A888]" office:value-type="float" office:value="0.234198559205099" calcext:value-type="float">
            <text:p>0.234198559205099</text:p>
          </table:table-cell>
          <table:table-cell/>
          <table:table-cell table:formula="of:= 100 * ([.A889] - [.A888]*[.A888]) * ([.A889] - [.A888]*[.A888]) + (1 - [.A888]) * (1 - [.A888])" office:value-type="float" office:value="7.14162027590985" calcext:value-type="float">
            <text:p>7.14162027590985</text:p>
          </table:table-cell>
          <table:table-cell table:formula="of:= 100 * ([.B889] - [.B888]*[.B888]) * ([.B889] - [.B888]*[.B888]) + (1 - [.B888]) * (1 - [.B888])" office:value-type="float" office:value="2.20782543430885" calcext:value-type="float">
            <text:p>2.20782543430885</text:p>
          </table:table-cell>
          <table:table-cell table:formula="of:= [.A888]*[.A888]*[.A888]*[.A888] - 16*[.A888]*[.A888] + 5*[.A888]" office:value-type="float" office:value="-2.04556782918916" calcext:value-type="float">
            <text:p>-2.04556782918916</text:p>
          </table:table-cell>
          <table:table-cell table:formula="of:= [.B888]*[.B888]*[.B888]*[.B888] - 16*[.B888]*[.B888] + 5*[.B888]" office:value-type="float" office:value="0.29641776286183" calcext:value-type="float">
            <text:p>0.296417762861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2182133930617" calcext:value-type="float">
            <text:p>-0.182182133930617</text:p>
          </table:table-cell>
          <table:table-cell table:formula="of:=-[.A889]" office:value-type="float" office:value="0.182182133930617" calcext:value-type="float">
            <text:p>0.182182133930617</text:p>
          </table:table-cell>
          <table:table-cell/>
          <table:table-cell table:formula="of:= 100 * ([.A890] - [.A889]*[.A889]) * ([.A890] - [.A889]*[.A889]) + (1 - [.A889]) * (1 - [.A889])" office:value-type="float" office:value="18.5467057962536" calcext:value-type="float">
            <text:p>18.5467057962536</text:p>
          </table:table-cell>
          <table:table-cell table:formula="of:= 100 * ([.B890] - [.B889]*[.B889]) * ([.B890] - [.B889]*[.B889]) + (1 - [.B889]) * (1 - [.B889])" office:value-type="float" office:value="23.7564663195971" calcext:value-type="float">
            <text:p>23.7564663195971</text:p>
          </table:table-cell>
          <table:table-cell table:formula="of:= [.A889]*[.A889]*[.A889]*[.A889] - 16*[.A889]*[.A889] + 5*[.A889]" office:value-type="float" office:value="-1.44085435042887" calcext:value-type="float">
            <text:p>-1.44085435042887</text:p>
          </table:table-cell>
          <table:table-cell table:formula="of:= [.B889]*[.B889]*[.B889]*[.B889] - 16*[.B889]*[.B889] + 5*[.B889]" office:value-type="float" office:value="0.380966988877304" calcext:value-type="float">
            <text:p>0.3809669888773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7305666496174" calcext:value-type="float">
            <text:p>0.447305666496174</text:p>
          </table:table-cell>
          <table:table-cell table:formula="of:=-[.A890]" office:value-type="float" office:value="-0.447305666496174" calcext:value-type="float">
            <text:p>-0.447305666496174</text:p>
          </table:table-cell>
          <table:table-cell/>
          <table:table-cell table:formula="of:= 100 * ([.A891] - [.A890]*[.A890]) * ([.A891] - [.A890]*[.A890]) + (1 - [.A890]) * (1 - [.A890])" office:value-type="float" office:value="14.9080065307318" calcext:value-type="float">
            <text:p>14.9080065307318</text:p>
          </table:table-cell>
          <table:table-cell table:formula="of:= 100 * ([.B891] - [.B890]*[.B890]) * ([.B891] - [.B890]*[.B890]) + (1 - [.B890]) * (1 - [.B890])" office:value-type="float" office:value="2.12720927567106" calcext:value-type="float">
            <text:p>2.12720927567106</text:p>
          </table:table-cell>
          <table:table-cell table:formula="of:= [.A890]*[.A890]*[.A890]*[.A890] - 16*[.A890]*[.A890] + 5*[.A890]" office:value-type="float" office:value="-0.924756465497628" calcext:value-type="float">
            <text:p>-0.924756465497628</text:p>
          </table:table-cell>
          <table:table-cell table:formula="of:= [.B890]*[.B890]*[.B890]*[.B890] - 16*[.B890]*[.B890] + 5*[.B890]" office:value-type="float" office:value="-5.39781313045937" calcext:value-type="float">
            <text:p>-5.397813130459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205028136296" calcext:value-type="float">
            <text:p>-0.18205028136296</text:p>
          </table:table-cell>
          <table:table-cell table:formula="of:=-[.A891]" office:value-type="float" office:value="0.18205028136296" calcext:value-type="float">
            <text:p>0.18205028136296</text:p>
          </table:table-cell>
          <table:table-cell/>
          <table:table-cell table:formula="of:= 100 * ([.A892] - [.A891]*[.A891]) * ([.A892] - [.A891]*[.A891]) + (1 - [.A891]) * (1 - [.A891])" office:value-type="float" office:value="1.40746394704888" calcext:value-type="float">
            <text:p>1.40746394704888</text:p>
          </table:table-cell>
          <table:table-cell table:formula="of:= 100 * ([.B892] - [.B891]*[.B891]) * ([.B892] - [.B891]*[.B891]) + (1 - [.B891]) * (1 - [.B891])" office:value-type="float" office:value="1.25265439720016" calcext:value-type="float">
            <text:p>1.25265439720016</text:p>
          </table:table-cell>
          <table:table-cell table:formula="of:= [.A891]*[.A891]*[.A891]*[.A891] - 16*[.A891]*[.A891] + 5*[.A891]" office:value-type="float" office:value="-1.43942987354711" calcext:value-type="float">
            <text:p>-1.43942987354711</text:p>
          </table:table-cell>
          <table:table-cell table:formula="of:= [.B891]*[.B891]*[.B891]*[.B891] - 16*[.B891]*[.B891] + 5*[.B891]" office:value-type="float" office:value="0.381072940082496" calcext:value-type="float">
            <text:p>0.3810729400824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252240344041" calcext:value-type="float">
            <text:p>0.043252240344041</text:p>
          </table:table-cell>
          <table:table-cell table:formula="of:=-[.A892]" office:value-type="float" office:value="-0.043252240344041" calcext:value-type="float">
            <text:p>-0.043252240344041</text:p>
          </table:table-cell>
          <table:table-cell/>
          <table:table-cell table:formula="of:= 100 * ([.A893] - [.A892]*[.A892]) * ([.A893] - [.A892]*[.A892]) + (1 - [.A892]) * (1 - [.A892])" office:value-type="float" office:value="8.40119910455192" calcext:value-type="float">
            <text:p>8.40119910455192</text:p>
          </table:table-cell>
          <table:table-cell table:formula="of:= 100 * ([.B893] - [.B892]*[.B892]) * ([.B893] - [.B892]*[.B892]) + (1 - [.B892]) * (1 - [.B892])" office:value-type="float" office:value="8.37087051752971" calcext:value-type="float">
            <text:p>8.37087051752971</text:p>
          </table:table-cell>
          <table:table-cell table:formula="of:= [.A892]*[.A892]*[.A892]*[.A892] - 16*[.A892]*[.A892] + 5*[.A892]" office:value-type="float" office:value="0.186332600732861" calcext:value-type="float">
            <text:p>0.186332600732861</text:p>
          </table:table-cell>
          <table:table-cell table:formula="of:= [.B892]*[.B892]*[.B892]*[.B892] - 16*[.B892]*[.B892] + 5*[.B892]" office:value-type="float" office:value="-0.24618980270755" calcext:value-type="float">
            <text:p>-0.246189802707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1731744222764" calcext:value-type="float">
            <text:p>-0.271731744222764</text:p>
          </table:table-cell>
          <table:table-cell table:formula="of:=-[.A893]" office:value-type="float" office:value="0.271731744222764" calcext:value-type="float">
            <text:p>0.271731744222764</text:p>
          </table:table-cell>
          <table:table-cell/>
          <table:table-cell table:formula="of:= 100 * ([.A894] - [.A893]*[.A893]) * ([.A894] - [.A893]*[.A893]) + (1 - [.A893]) * (1 - [.A893])" office:value-type="float" office:value="2.21016977972917" calcext:value-type="float">
            <text:p>2.21016977972917</text:p>
          </table:table-cell>
          <table:table-cell table:formula="of:= 100 * ([.B894] - [.B893]*[.B893]) * ([.B894] - [.B893]*[.B893]) + (1 - [.B893]) * (1 - [.B893])" office:value-type="float" office:value="1.02991756564511" calcext:value-type="float">
            <text:p>1.02991756564511</text:p>
          </table:table-cell>
          <table:table-cell table:formula="of:= [.A893]*[.A893]*[.A893]*[.A893] - 16*[.A893]*[.A893] + 5*[.A893]" office:value-type="float" office:value="-2.53461690316785" calcext:value-type="float">
            <text:p>-2.53461690316785</text:p>
          </table:table-cell>
          <table:table-cell table:formula="of:= [.B893]*[.B893]*[.B893]*[.B893] - 16*[.B893]*[.B893] + 5*[.B893]" office:value-type="float" office:value="0.182700539059798" calcext:value-type="float">
            <text:p>0.1827005390597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315979100227481" calcext:value-type="float">
            <text:p>-0.00315979100227481</text:p>
          </table:table-cell>
          <table:table-cell table:formula="of:=-[.A894]" office:value-type="float" office:value="0.00315979100227481" calcext:value-type="float">
            <text:p>0.00315979100227481</text:p>
          </table:table-cell>
          <table:table-cell/>
          <table:table-cell table:formula="of:= 100 * ([.A895] - [.A894]*[.A894]) * ([.A895] - [.A894]*[.A894]) + (1 - [.A894]) * (1 - [.A894])" office:value-type="float" office:value="7.5425772341983" calcext:value-type="float">
            <text:p>7.5425772341983</text:p>
          </table:table-cell>
          <table:table-cell table:formula="of:= 100 * ([.B895] - [.B894]*[.B894]) * ([.B895] - [.B894]*[.B894]) + (1 - [.B894]) * (1 - [.B894])" office:value-type="float" office:value="7.52891707429259" calcext:value-type="float">
            <text:p>7.52891707429259</text:p>
          </table:table-cell>
          <table:table-cell table:formula="of:= [.A894]*[.A894]*[.A894]*[.A894] - 16*[.A894]*[.A894] + 5*[.A894]" office:value-type="float" office:value="-0.0159587033785372" calcext:value-type="float">
            <text:p>-0.0159587033785372</text:p>
          </table:table-cell>
          <table:table-cell table:formula="of:= [.B894]*[.B894]*[.B894]*[.B894] - 16*[.B894]*[.B894] + 5*[.B894]" office:value-type="float" office:value="0.015639206644211" calcext:value-type="float">
            <text:p>0.0156392066442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5650878347751" calcext:value-type="float">
            <text:p>-0.255650878347751</text:p>
          </table:table-cell>
          <table:table-cell table:formula="of:=-[.A895]" office:value-type="float" office:value="0.255650878347751" calcext:value-type="float">
            <text:p>0.255650878347751</text:p>
          </table:table-cell>
          <table:table-cell/>
          <table:table-cell table:formula="of:= 100 * ([.A896] - [.A895]*[.A895]) * ([.A896] - [.A895]*[.A895]) + (1 - [.A895]) * (1 - [.A895])" office:value-type="float" office:value="1.62570757111775" calcext:value-type="float">
            <text:p>1.62570757111775</text:p>
          </table:table-cell>
          <table:table-cell table:formula="of:= 100 * ([.B896] - [.B895]*[.B895]) * ([.B896] - [.B895]*[.B895]) + (1 - [.B895]) * (1 - [.B895])" office:value-type="float" office:value="1.73275364095635" calcext:value-type="float">
            <text:p>1.73275364095635</text:p>
          </table:table-cell>
          <table:table-cell table:formula="of:= [.A895]*[.A895]*[.A895]*[.A895] - 16*[.A895]*[.A895] + 5*[.A895]" office:value-type="float" office:value="-2.31970075131593" calcext:value-type="float">
            <text:p>-2.31970075131593</text:p>
          </table:table-cell>
          <table:table-cell table:formula="of:= [.B895]*[.B895]*[.B895]*[.B895] - 16*[.B895]*[.B895] + 5*[.B895]" office:value-type="float" office:value="0.236808032161586" calcext:value-type="float">
            <text:p>0.2368080321615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210488563696" calcext:value-type="float">
            <text:p>0.043210488563696</text:p>
          </table:table-cell>
          <table:table-cell table:formula="of:=-[.A896]" office:value-type="float" office:value="-0.043210488563696" calcext:value-type="float">
            <text:p>-0.043210488563696</text:p>
          </table:table-cell>
          <table:table-cell/>
          <table:table-cell table:formula="of:= 100 * ([.A897] - [.A896]*[.A896]) * ([.A897] - [.A896]*[.A896]) + (1 - [.A896]) * (1 - [.A896])" office:value-type="float" office:value="11.1180610457676" calcext:value-type="float">
            <text:p>11.1180610457676</text:p>
          </table:table-cell>
          <table:table-cell table:formula="of:= 100 * ([.B897] - [.B896]*[.B896]) * ([.B897] - [.B896]*[.B896]) + (1 - [.B896]) * (1 - [.B896])" office:value-type="float" office:value="11.5308555526104" calcext:value-type="float">
            <text:p>11.5308555526104</text:p>
          </table:table-cell>
          <table:table-cell table:formula="of:= [.A896]*[.A896]*[.A896]*[.A896] - 16*[.A896]*[.A896] + 5*[.A896]" office:value-type="float" office:value="0.186181587903254" calcext:value-type="float">
            <text:p>0.186181587903254</text:p>
          </table:table-cell>
          <table:table-cell table:formula="of:= [.B896]*[.B896]*[.B896]*[.B896] - 16*[.B896]*[.B896] + 5*[.B896]" office:value-type="float" office:value="-0.245923297733705" calcext:value-type="float">
            <text:p>-0.2459232977337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1282469632695" calcext:value-type="float">
            <text:p>0.321282469632695</text:p>
          </table:table-cell>
          <table:table-cell table:formula="of:=-[.A897]" office:value-type="float" office:value="-0.321282469632695" calcext:value-type="float">
            <text:p>-0.321282469632695</text:p>
          </table:table-cell>
          <table:table-cell/>
          <table:table-cell table:formula="of:= 100 * ([.A898] - [.A897]*[.A897]) * ([.A898] - [.A897]*[.A897]) + (1 - [.A897]) * (1 - [.A897])" office:value-type="float" office:value="0.6285966076362" calcext:value-type="float">
            <text:p>0.6285966076362</text:p>
          </table:table-cell>
          <table:table-cell table:formula="of:= 100 * ([.B898] - [.B897]*[.B897]) * ([.B898] - [.B897]*[.B897]) + (1 - [.B897]) * (1 - [.B897])" office:value-type="float" office:value="7.86771163908526" calcext:value-type="float">
            <text:p>7.86771163908526</text:p>
          </table:table-cell>
          <table:table-cell table:formula="of:= [.A897]*[.A897]*[.A897]*[.A897] - 16*[.A897]*[.A897] + 5*[.A897]" office:value-type="float" office:value="-0.0344915874456344" calcext:value-type="float">
            <text:p>-0.0344915874456344</text:p>
          </table:table-cell>
          <table:table-cell table:formula="of:= [.B897]*[.B897]*[.B897]*[.B897] - 16*[.B897]*[.B897] + 5*[.B897]" office:value-type="float" office:value="-3.24731628377258" calcext:value-type="float">
            <text:p>-3.247316283772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4202801280859" calcext:value-type="float">
            <text:p>0.144202801280859</text:p>
          </table:table-cell>
          <table:table-cell table:formula="of:=-[.A898]" office:value-type="float" office:value="-0.144202801280859" calcext:value-type="float">
            <text:p>-0.144202801280859</text:p>
          </table:table-cell>
          <table:table-cell/>
          <table:table-cell table:formula="of:= 100 * ([.A899] - [.A898]*[.A898]) * ([.A899] - [.A898]*[.A898]) + (1 - [.A898]) * (1 - [.A898])" office:value-type="float" office:value="17.0122193083148" calcext:value-type="float">
            <text:p>17.0122193083148</text:p>
          </table:table-cell>
          <table:table-cell table:formula="of:= 100 * ([.B899] - [.B898]*[.B898]) * ([.B899] - [.B898]*[.B898]) + (1 - [.B898]) * (1 - [.B898])" office:value-type="float" office:value="14.405913986693" calcext:value-type="float">
            <text:p>14.405913986693</text:p>
          </table:table-cell>
          <table:table-cell table:formula="of:= [.A898]*[.A898]*[.A898]*[.A898] - 16*[.A898]*[.A898] + 5*[.A898]" office:value-type="float" office:value="0.388735249111696" calcext:value-type="float">
            <text:p>0.388735249111696</text:p>
          </table:table-cell>
          <table:table-cell table:formula="of:= [.B898]*[.B898]*[.B898]*[.B898] - 16*[.B898]*[.B898] + 5*[.B898]" office:value-type="float" office:value="-1.0532927636969" calcext:value-type="float">
            <text:p>-1.05329276369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2688271224394" calcext:value-type="float">
            <text:p>-0.382688271224394</text:p>
          </table:table-cell>
          <table:table-cell table:formula="of:=-[.A899]" office:value-type="float" office:value="0.382688271224394" calcext:value-type="float">
            <text:p>0.382688271224394</text:p>
          </table:table-cell>
          <table:table-cell/>
          <table:table-cell table:formula="of:= 100 * ([.A900] - [.A899]*[.A899]) * ([.A900] - [.A899]*[.A899]) + (1 - [.A899]) * (1 - [.A899])" office:value-type="float" office:value="41.5949146544145" calcext:value-type="float">
            <text:p>41.5949146544145</text:p>
          </table:table-cell>
          <table:table-cell table:formula="of:= 100 * ([.B900] - [.B899]*[.B899]) * ([.B900] - [.B899]*[.B899]) + (1 - [.B899]) * (1 - [.B899])" office:value-type="float" office:value="11.7409741453674" calcext:value-type="float">
            <text:p>11.7409741453674</text:p>
          </table:table-cell>
          <table:table-cell table:formula="of:= [.A899]*[.A899]*[.A899]*[.A899] - 16*[.A899]*[.A899] + 5*[.A899]" office:value-type="float" office:value="-4.23519866888732" calcext:value-type="float">
            <text:p>-4.23519866888732</text:p>
          </table:table-cell>
          <table:table-cell table:formula="of:= [.B899]*[.B899]*[.B899]*[.B899] - 16*[.B899]*[.B899] + 5*[.B899]" office:value-type="float" office:value="-0.408315956643384" calcext:value-type="float">
            <text:p>-0.4083159566433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3494825940767" calcext:value-type="float">
            <text:p>-0.483494825940767</text:p>
          </table:table-cell>
          <table:table-cell table:formula="of:=-[.A900]" office:value-type="float" office:value="0.483494825940767" calcext:value-type="float">
            <text:p>0.483494825940767</text:p>
          </table:table-cell>
          <table:table-cell/>
          <table:table-cell table:formula="of:= 100 * ([.A901] - [.A900]*[.A900]) * ([.A901] - [.A900]*[.A900]) + (1 - [.A900]) * (1 - [.A900])" office:value-type="float" office:value="2.59893831710993" calcext:value-type="float">
            <text:p>2.59893831710993</text:p>
          </table:table-cell>
          <table:table-cell table:formula="of:= 100 * ([.B901] - [.B900]*[.B900]) * ([.B901] - [.B900]*[.B900]) + (1 - [.B900]) * (1 - [.B900])" office:value-type="float" office:value="16.6233726729199" calcext:value-type="float">
            <text:p>16.6233726729199</text:p>
          </table:table-cell>
          <table:table-cell table:formula="of:= [.A900]*[.A900]*[.A900]*[.A900] - 16*[.A900]*[.A900] + 5*[.A900]" office:value-type="float" office:value="-6.10310295145264" calcext:value-type="float">
            <text:p>-6.10310295145264</text:p>
          </table:table-cell>
          <table:table-cell table:formula="of:= [.B900]*[.B900]*[.B900]*[.B900] - 16*[.B900]*[.B900] + 5*[.B900]" office:value-type="float" office:value="-1.26815469204497" calcext:value-type="float">
            <text:p>-1.268154692044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665628783193" calcext:value-type="float">
            <text:p>0.170665628783193</text:p>
          </table:table-cell>
          <table:table-cell table:formula="of:=-[.A901]" office:value-type="float" office:value="-0.170665628783193" calcext:value-type="float">
            <text:p>-0.170665628783193</text:p>
          </table:table-cell>
          <table:table-cell/>
          <table:table-cell table:formula="of:= 100 * ([.A902] - [.A901]*[.A901]) * ([.A902] - [.A901]*[.A901]) + (1 - [.A901]) * (1 - [.A901])" office:value-type="float" office:value="12.2932456365692" calcext:value-type="float">
            <text:p>12.2932456365692</text:p>
          </table:table-cell>
          <table:table-cell table:formula="of:= 100 * ([.B902] - [.B901]*[.B901]) * ([.B902] - [.B901]*[.B901]) + (1 - [.B901]) * (1 - [.B901])" office:value-type="float" office:value="9.34623689765811" calcext:value-type="float">
            <text:p>9.34623689765811</text:p>
          </table:table-cell>
          <table:table-cell table:formula="of:= [.A901]*[.A901]*[.A901]*[.A901] - 16*[.A901]*[.A901] + 5*[.A901]" office:value-type="float" office:value="0.388148402313043" calcext:value-type="float">
            <text:p>0.388148402313043</text:p>
          </table:table-cell>
          <table:table-cell table:formula="of:= [.B901]*[.B901]*[.B901]*[.B901] - 16*[.B901]*[.B901] + 5*[.B901]" office:value-type="float" office:value="-1.31850788551889" calcext:value-type="float">
            <text:p>-1.318507885518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1540971845079" calcext:value-type="float">
            <text:p>-0.311540971845079</text:p>
          </table:table-cell>
          <table:table-cell table:formula="of:=-[.A902]" office:value-type="float" office:value="0.311540971845079" calcext:value-type="float">
            <text:p>0.311540971845079</text:p>
          </table:table-cell>
          <table:table-cell/>
          <table:table-cell table:formula="of:= 100 * ([.A903] - [.A902]*[.A902]) * ([.A903] - [.A902]*[.A902]) + (1 - [.A902]) * (1 - [.A902])" office:value-type="float" office:value="20.79866053407" calcext:value-type="float">
            <text:p>20.79866053407</text:p>
          </table:table-cell>
          <table:table-cell table:formula="of:= 100 * ([.B903] - [.B902]*[.B902]) * ([.B903] - [.B902]*[.B902]) + (1 - [.B902]) * (1 - [.B902])" office:value-type="float" office:value="6.36304805063399" calcext:value-type="float">
            <text:p>6.36304805063399</text:p>
          </table:table-cell>
          <table:table-cell table:formula="of:= [.A902]*[.A902]*[.A902]*[.A902] - 16*[.A902]*[.A902] + 5*[.A902]" office:value-type="float" office:value="-3.10120908133322" calcext:value-type="float">
            <text:p>-3.10120908133322</text:p>
          </table:table-cell>
          <table:table-cell table:formula="of:= [.B902]*[.B902]*[.B902]*[.B902] - 16*[.B902]*[.B902] + 5*[.B902]" office:value-type="float" office:value="0.0142006371175765" calcext:value-type="float">
            <text:p>0.01420063711757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9731884063204" calcext:value-type="float">
            <text:p>-0.339731884063204</text:p>
          </table:table-cell>
          <table:table-cell table:formula="of:=-[.A903]" office:value-type="float" office:value="0.339731884063204" calcext:value-type="float">
            <text:p>0.339731884063204</text:p>
          </table:table-cell>
          <table:table-cell/>
          <table:table-cell table:formula="of:= 100 * ([.A904] - [.A903]*[.A903]) * ([.A904] - [.A903]*[.A903]) + (1 - [.A903]) * (1 - [.A903])" office:value-type="float" office:value="30.5457367893488" calcext:value-type="float">
            <text:p>30.5457367893488</text:p>
          </table:table-cell>
          <table:table-cell table:formula="of:= 100 * ([.B904] - [.B903]*[.B903]) * ([.B904] - [.B903]*[.B903]) + (1 - [.B903]) * (1 - [.B903])" office:value-type="float" office:value="9.76059391636167" calcext:value-type="float">
            <text:p>9.76059391636167</text:p>
          </table:table-cell>
          <table:table-cell table:formula="of:= [.A903]*[.A903]*[.A903]*[.A903] - 16*[.A903]*[.A903] + 5*[.A903]" office:value-type="float" office:value="-3.53202221138326" calcext:value-type="float">
            <text:p>-3.53202221138326</text:p>
          </table:table-cell>
          <table:table-cell table:formula="of:= [.B903]*[.B903]*[.B903]*[.B903] - 16*[.B903]*[.B903] + 5*[.B903]" office:value-type="float" office:value="-0.134703370751218" calcext:value-type="float">
            <text:p>-0.1347033707512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0780487046571" calcext:value-type="float">
            <text:p>-0.420780487046571</text:p>
          </table:table-cell>
          <table:table-cell table:formula="of:=-[.A904]" office:value-type="float" office:value="0.420780487046571" calcext:value-type="float">
            <text:p>0.420780487046571</text:p>
          </table:table-cell>
          <table:table-cell/>
          <table:table-cell table:formula="of:= 100 * ([.A905] - [.A904]*[.A904]) * ([.A905] - [.A904]*[.A904]) + (1 - [.A904]) * (1 - [.A904])" office:value-type="float" office:value="3.96559534892837" calcext:value-type="float">
            <text:p>3.96559534892837</text:p>
          </table:table-cell>
          <table:table-cell table:formula="of:= 100 * ([.B905] - [.B904]*[.B904]) * ([.B905] - [.B904]*[.B904]) + (1 - [.B904]) * (1 - [.B904])" office:value-type="float" office:value="4.93987895837348" calcext:value-type="float">
            <text:p>4.93987895837348</text:p>
          </table:table-cell>
          <table:table-cell table:formula="of:= [.A904]*[.A904]*[.A904]*[.A904] - 16*[.A904]*[.A904] + 5*[.A904]" office:value-type="float" office:value="-4.90545302326794" calcext:value-type="float">
            <text:p>-4.90545302326794</text:p>
          </table:table-cell>
          <table:table-cell table:formula="of:= [.B904]*[.B904]*[.B904]*[.B904] - 16*[.B904]*[.B904] + 5*[.B904]" office:value-type="float" office:value="-0.697648152802227" calcext:value-type="float">
            <text:p>-0.6976481528022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75220591439733" calcext:value-type="float">
            <text:p>0.0375220591439733</text:p>
          </table:table-cell>
          <table:table-cell table:formula="of:=-[.A905]" office:value-type="float" office:value="-0.0375220591439733" calcext:value-type="float">
            <text:p>-0.0375220591439733</text:p>
          </table:table-cell>
          <table:table-cell/>
          <table:table-cell table:formula="of:= 100 * ([.A906] - [.A905]*[.A905]) * ([.A906] - [.A905]*[.A905]) + (1 - [.A905]) * (1 - [.A905])" office:value-type="float" office:value="7.60581321934465" calcext:value-type="float">
            <text:p>7.60581321934465</text:p>
          </table:table-cell>
          <table:table-cell table:formula="of:= 100 * ([.B906] - [.B905]*[.B905]) * ([.B906] - [.B905]*[.B905]) + (1 - [.B905]) * (1 - [.B905])" office:value-type="float" office:value="7.61114720251772" calcext:value-type="float">
            <text:p>7.61114720251772</text:p>
          </table:table-cell>
          <table:table-cell table:formula="of:= [.A905]*[.A905]*[.A905]*[.A905] - 16*[.A905]*[.A905] + 5*[.A905]" office:value-type="float" office:value="0.165085799157676" calcext:value-type="float">
            <text:p>0.165085799157676</text:p>
          </table:table-cell>
          <table:table-cell table:formula="of:= [.B905]*[.B905]*[.B905]*[.B905] - 16*[.B905]*[.B905] + 5*[.B905]" office:value-type="float" office:value="-0.210134792282057" calcext:value-type="float">
            <text:p>-0.2101347922820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7038403480525" calcext:value-type="float">
            <text:p>-0.257038403480525</text:p>
          </table:table-cell>
          <table:table-cell table:formula="of:=-[.A906]" office:value-type="float" office:value="0.257038403480525" calcext:value-type="float">
            <text:p>0.257038403480525</text:p>
          </table:table-cell>
          <table:table-cell/>
          <table:table-cell table:formula="of:= 100 * ([.A907] - [.A906]*[.A906]) * ([.A907] - [.A906]*[.A906]) + (1 - [.A906]) * (1 - [.A906])" office:value-type="float" office:value="4.90894699569331" calcext:value-type="float">
            <text:p>4.90894699569331</text:p>
          </table:table-cell>
          <table:table-cell table:formula="of:= 100 * ([.B907] - [.B906]*[.B906]) * ([.B907] - [.B906]*[.B906]) + (1 - [.B906]) * (1 - [.B906])" office:value-type="float" office:value="0.805127213718455" calcext:value-type="float">
            <text:p>0.805127213718455</text:p>
          </table:table-cell>
          <table:table-cell table:formula="of:= [.A906]*[.A906]*[.A906]*[.A906] - 16*[.A906]*[.A906] + 5*[.A906]" office:value-type="float" office:value="-2.33792679270437" calcext:value-type="float">
            <text:p>-2.33792679270437</text:p>
          </table:table-cell>
          <table:table-cell table:formula="of:= [.B906]*[.B906]*[.B906]*[.B906] - 16*[.B906]*[.B906] + 5*[.B906]" office:value-type="float" office:value="0.23245724210088" calcext:value-type="float">
            <text:p>0.232457242100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6381291963487" calcext:value-type="float">
            <text:p>-0.116381291963487</text:p>
          </table:table-cell>
          <table:table-cell table:formula="of:=-[.A907]" office:value-type="float" office:value="0.116381291963487" calcext:value-type="float">
            <text:p>0.116381291963487</text:p>
          </table:table-cell>
          <table:table-cell/>
          <table:table-cell table:formula="of:= 100 * ([.A908] - [.A907]*[.A907]) * ([.A908] - [.A907]*[.A907]) + (1 - [.A907]) * (1 - [.A907])" office:value-type="float" office:value="19.3141227411287" calcext:value-type="float">
            <text:p>19.3141227411287</text:p>
          </table:table-cell>
          <table:table-cell table:formula="of:= 100 * ([.B908] - [.B907]*[.B907]) * ([.B908] - [.B907]*[.B907]) + (1 - [.B907]) * (1 - [.B907])" office:value-type="float" office:value="16.6190584494197" calcext:value-type="float">
            <text:p>16.6190584494197</text:p>
          </table:table-cell>
          <table:table-cell table:formula="of:= [.A907]*[.A907]*[.A907]*[.A907] - 16*[.A907]*[.A907] + 5*[.A907]" office:value-type="float" office:value="-0.798436685395049" calcext:value-type="float">
            <text:p>-0.798436685395049</text:p>
          </table:table-cell>
          <table:table-cell table:formula="of:= [.B907]*[.B907]*[.B907]*[.B907] - 16*[.B907]*[.B907] + 5*[.B907]" office:value-type="float" office:value="0.365376234239821" calcext:value-type="float">
            <text:p>0.3653762342398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151792618757" calcext:value-type="float">
            <text:p>-0.41151792618757</text:p>
          </table:table-cell>
          <table:table-cell table:formula="of:=-[.A908]" office:value-type="float" office:value="0.41151792618757" calcext:value-type="float">
            <text:p>0.41151792618757</text:p>
          </table:table-cell>
          <table:table-cell/>
          <table:table-cell table:formula="of:= 100 * ([.A909] - [.A908]*[.A908]) * ([.A909] - [.A908]*[.A908]) + (1 - [.A908]) * (1 - [.A908])" office:value-type="float" office:value="2.9013687917596" calcext:value-type="float">
            <text:p>2.9013687917596</text:p>
          </table:table-cell>
          <table:table-cell table:formula="of:= 100 * ([.B909] - [.B908]*[.B908]) * ([.B909] - [.B908]*[.B908]) + (1 - [.B908]) * (1 - [.B908])" office:value-type="float" office:value="6.26839173681756" calcext:value-type="float">
            <text:p>6.26839173681756</text:p>
          </table:table-cell>
          <table:table-cell table:formula="of:= [.A908]*[.A908]*[.A908]*[.A908] - 16*[.A908]*[.A908] + 5*[.A908]" office:value-type="float" office:value="-4.73846328049795" calcext:value-type="float">
            <text:p>-4.73846328049795</text:p>
          </table:table-cell>
          <table:table-cell table:formula="of:= [.B908]*[.B908]*[.B908]*[.B908] - 16*[.B908]*[.B908] + 5*[.B908]" office:value-type="float" office:value="-0.623284018622249" calcext:value-type="float">
            <text:p>-0.6232840186222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40062496533336" calcext:value-type="float">
            <text:p>0.0740062496533336</text:p>
          </table:table-cell>
          <table:table-cell table:formula="of:=-[.A909]" office:value-type="float" office:value="-0.0740062496533336" calcext:value-type="float">
            <text:p>-0.0740062496533336</text:p>
          </table:table-cell>
          <table:table-cell/>
          <table:table-cell table:formula="of:= 100 * ([.A910] - [.A909]*[.A909]) * ([.A910] - [.A909]*[.A909]) + (1 - [.A909]) * (1 - [.A909])" office:value-type="float" office:value="11.8979867349828" calcext:value-type="float">
            <text:p>11.8979867349828</text:p>
          </table:table-cell>
          <table:table-cell table:formula="of:= 100 * ([.B910] - [.B909]*[.B909]) * ([.B910] - [.B909]*[.B909]) + (1 - [.B909]) * (1 - [.B909])" office:value-type="float" office:value="12.9339437281825" calcext:value-type="float">
            <text:p>12.9339437281825</text:p>
          </table:table-cell>
          <table:table-cell table:formula="of:= [.A909]*[.A909]*[.A909]*[.A909] - 16*[.A909]*[.A909] + 5*[.A909]" office:value-type="float" office:value="0.282430445169965" calcext:value-type="float">
            <text:p>0.282430445169965</text:p>
          </table:table-cell>
          <table:table-cell table:formula="of:= [.B909]*[.B909]*[.B909]*[.B909] - 16*[.B909]*[.B909] + 5*[.B909]" office:value-type="float" office:value="-0.457632051363371" calcext:value-type="float">
            <text:p>-0.4576320513633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7749739242871" calcext:value-type="float">
            <text:p>0.337749739242871</text:p>
          </table:table-cell>
          <table:table-cell table:formula="of:=-[.A910]" office:value-type="float" office:value="-0.337749739242871" calcext:value-type="float">
            <text:p>-0.337749739242871</text:p>
          </table:table-cell>
          <table:table-cell/>
          <table:table-cell table:formula="of:= 100 * ([.A911] - [.A910]*[.A910]) * ([.A911] - [.A910]*[.A910]) + (1 - [.A910]) * (1 - [.A910])" office:value-type="float" office:value="10.2272417591381" calcext:value-type="float">
            <text:p>10.2272417591381</text:p>
          </table:table-cell>
          <table:table-cell table:formula="of:= 100 * ([.B911] - [.B910]*[.B910]) * ([.B911] - [.B910]*[.B910]) + (1 - [.B910]) * (1 - [.B910])" office:value-type="float" office:value="31.0596454920848" calcext:value-type="float">
            <text:p>31.0596454920848</text:p>
          </table:table-cell>
          <table:table-cell table:formula="of:= [.A910]*[.A910]*[.A910]*[.A910] - 16*[.A910]*[.A910] + 5*[.A910]" office:value-type="float" office:value="-0.12343640582595" calcext:value-type="float">
            <text:p>-0.12343640582595</text:p>
          </table:table-cell>
          <table:table-cell table:formula="of:= [.B910]*[.B910]*[.B910]*[.B910] - 16*[.B910]*[.B910] + 5*[.B910]" office:value-type="float" office:value="-3.50093379825466" calcext:value-type="float">
            <text:p>-3.500933798254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6943330776808" calcext:value-type="float">
            <text:p>0.426943330776808</text:p>
          </table:table-cell>
          <table:table-cell table:formula="of:=-[.A911]" office:value-type="float" office:value="-0.426943330776808" calcext:value-type="float">
            <text:p>-0.426943330776808</text:p>
          </table:table-cell>
          <table:table-cell/>
          <table:table-cell table:formula="of:= 100 * ([.A912] - [.A911]*[.A911]) * ([.A912] - [.A911]*[.A911]) + (1 - [.A911]) * (1 - [.A911])" office:value-type="float" office:value="4.45496526749426" calcext:value-type="float">
            <text:p>4.45496526749426</text:p>
          </table:table-cell>
          <table:table-cell table:formula="of:= 100 * ([.B912] - [.B911]*[.B911]) * ([.B912] - [.B911]*[.B911]) + (1 - [.B911]) * (1 - [.B911])" office:value-type="float" office:value="34.2645933550994" calcext:value-type="float">
            <text:p>34.2645933550994</text:p>
          </table:table-cell>
          <table:table-cell table:formula="of:= [.A911]*[.A911]*[.A911]*[.A911] - 16*[.A911]*[.A911] + 5*[.A911]" office:value-type="float" office:value="-0.748546849291091" calcext:value-type="float">
            <text:p>-0.748546849291091</text:p>
          </table:table-cell>
          <table:table-cell table:formula="of:= [.B911]*[.B911]*[.B911]*[.B911] - 16*[.B911]*[.B911] + 5*[.B911]" office:value-type="float" office:value="-5.01798015705917" calcext:value-type="float">
            <text:p>-5.017980157059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5420247385158" calcext:value-type="float">
            <text:p>0.385420247385158</text:p>
          </table:table-cell>
          <table:table-cell table:formula="of:=-[.A912]" office:value-type="float" office:value="-0.385420247385158" calcext:value-type="float">
            <text:p>-0.385420247385158</text:p>
          </table:table-cell>
          <table:table-cell/>
          <table:table-cell table:formula="of:= 100 * ([.A913] - [.A912]*[.A912]) * ([.A913] - [.A912]*[.A912]) + (1 - [.A912]) * (1 - [.A912])" office:value-type="float" office:value="6.57484524198993" calcext:value-type="float">
            <text:p>6.57484524198993</text:p>
          </table:table-cell>
          <table:table-cell table:formula="of:= 100 * ([.B913] - [.B912]*[.B912]) * ([.B913] - [.B912]*[.B912]) + (1 - [.B912]) * (1 - [.B912])" office:value-type="float" office:value="31.7351421162226" calcext:value-type="float">
            <text:p>31.7351421162226</text:p>
          </table:table-cell>
          <table:table-cell table:formula="of:= [.A912]*[.A912]*[.A912]*[.A912] - 16*[.A912]*[.A912] + 5*[.A912]" office:value-type="float" office:value="-0.427612300379917" calcext:value-type="float">
            <text:p>-0.427612300379917</text:p>
          </table:table-cell>
          <table:table-cell table:formula="of:= [.B912]*[.B912]*[.B912]*[.B912] - 16*[.B912]*[.B912] + 5*[.B912]" office:value-type="float" office:value="-4.2818147742315" calcext:value-type="float">
            <text:p>-4.28181477423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7489261383048" calcext:value-type="float">
            <text:p>0.397489261383048</text:p>
          </table:table-cell>
          <table:table-cell table:formula="of:=-[.A913]" office:value-type="float" office:value="-0.397489261383048" calcext:value-type="float">
            <text:p>-0.397489261383048</text:p>
          </table:table-cell>
          <table:table-cell/>
          <table:table-cell table:formula="of:= 100 * ([.A914] - [.A913]*[.A913]) * ([.A914] - [.A913]*[.A913]) + (1 - [.A913]) * (1 - [.A913])" office:value-type="float" office:value="2.88444148441605" calcext:value-type="float">
            <text:p>2.88444148441605</text:p>
          </table:table-cell>
          <table:table-cell table:formula="of:= 100 * ([.B914] - [.B913]*[.B913]) * ([.B914] - [.B913]*[.B913]) + (1 - [.B913]) * (1 - [.B913])" office:value-type="float" office:value="4.42433490137501" calcext:value-type="float">
            <text:p>4.42433490137501</text:p>
          </table:table-cell>
          <table:table-cell table:formula="of:= [.A913]*[.A913]*[.A913]*[.A913] - 16*[.A913]*[.A913] + 5*[.A913]" office:value-type="float" office:value="-0.515553822435895" calcext:value-type="float">
            <text:p>-0.515553822435895</text:p>
          </table:table-cell>
          <table:table-cell table:formula="of:= [.B913]*[.B913]*[.B913]*[.B913] - 16*[.B913]*[.B913] + 5*[.B913]" office:value-type="float" office:value="-4.49044643626637" calcext:value-type="float">
            <text:p>-4.490446436266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0792157488384238" calcext:value-type="float">
            <text:p>-0.000792157488384238</text:p>
          </table:table-cell>
          <table:table-cell table:formula="of:=-[.A914]" office:value-type="float" office:value="0.000792157488384238" calcext:value-type="float">
            <text:p>0.000792157488384238</text:p>
          </table:table-cell>
          <table:table-cell/>
          <table:table-cell table:formula="of:= 100 * ([.A915] - [.A914]*[.A914]) * ([.A915] - [.A914]*[.A914]) + (1 - [.A914]) * (1 - [.A914])" office:value-type="float" office:value="19.8953496869299" calcext:value-type="float">
            <text:p>19.8953496869299</text:p>
          </table:table-cell>
          <table:table-cell table:formula="of:= 100 * ([.B915] - [.B914]*[.B914]) * ([.B915] - [.B914]*[.B914]) + (1 - [.B914]) * (1 - [.B914])" office:value-type="float" office:value="19.8920719527233" calcext:value-type="float">
            <text:p>19.8920719527233</text:p>
          </table:table-cell>
          <table:table-cell table:formula="of:= [.A914]*[.A914]*[.A914]*[.A914] - 16*[.A914]*[.A914] + 5*[.A914]" office:value-type="float" office:value="-0.00397082765730987" calcext:value-type="float">
            <text:p>-0.00397082765730987</text:p>
          </table:table-cell>
          <table:table-cell table:formula="of:= [.B914]*[.B914]*[.B914]*[.B914] - 16*[.B914]*[.B914] + 5*[.B914]" office:value-type="float" office:value="0.00395074722653251" calcext:value-type="float">
            <text:p>0.003950747226532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4668956704683" calcext:value-type="float">
            <text:p>-0.434668956704683</text:p>
          </table:table-cell>
          <table:table-cell table:formula="of:=-[.A915]" office:value-type="float" office:value="0.434668956704683" calcext:value-type="float">
            <text:p>0.434668956704683</text:p>
          </table:table-cell>
          <table:table-cell/>
          <table:table-cell table:formula="of:= 100 * ([.A916] - [.A915]*[.A915]) * ([.A916] - [.A915]*[.A915]) + (1 - [.A915]) * (1 - [.A915])" office:value-type="float" office:value="35.6030581176401" calcext:value-type="float">
            <text:p>35.6030581176401</text:p>
          </table:table-cell>
          <table:table-cell table:formula="of:= 100 * ([.B916] - [.B915]*[.B915]) * ([.B916] - [.B915]*[.B915]) + (1 - [.B915]) * (1 - [.B915])" office:value-type="float" office:value="4.3719444957898" calcext:value-type="float">
            <text:p>4.3719444957898</text:p>
          </table:table-cell>
          <table:table-cell table:formula="of:= [.A915]*[.A915]*[.A915]*[.A915] - 16*[.A915]*[.A915] + 5*[.A915]" office:value-type="float" office:value="-5.16064118580425" calcext:value-type="float">
            <text:p>-5.16064118580425</text:p>
          </table:table-cell>
          <table:table-cell table:formula="of:= [.B915]*[.B915]*[.B915]*[.B915] - 16*[.B915]*[.B915] + 5*[.B915]" office:value-type="float" office:value="-0.813951618757421" calcext:value-type="float">
            <text:p>-0.8139516187574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0241481092104" calcext:value-type="float">
            <text:p>-0.390241481092104</text:p>
          </table:table-cell>
          <table:table-cell table:formula="of:=-[.A916]" office:value-type="float" office:value="0.390241481092104" calcext:value-type="float">
            <text:p>0.390241481092104</text:p>
          </table:table-cell>
          <table:table-cell/>
          <table:table-cell table:formula="of:= 100 * ([.A917] - [.A916]*[.A916]) * ([.A917] - [.A916]*[.A916]) + (1 - [.A916]) * (1 - [.A916])" office:value-type="float" office:value="5.88488186572084" calcext:value-type="float">
            <text:p>5.88488186572084</text:p>
          </table:table-cell>
          <table:table-cell table:formula="of:= 100 * ([.B917] - [.B916]*[.B916]) * ([.B917] - [.B916]*[.B916]) + (1 - [.B916]) * (1 - [.B916])" office:value-type="float" office:value="1.49069699715863" calcext:value-type="float">
            <text:p>1.49069699715863</text:p>
          </table:table-cell>
          <table:table-cell table:formula="of:= [.A916]*[.A916]*[.A916]*[.A916] - 16*[.A916]*[.A916] + 5*[.A916]" office:value-type="float" office:value="-4.36463026159374" calcext:value-type="float">
            <text:p>-4.36463026159374</text:p>
          </table:table-cell>
          <table:table-cell table:formula="of:= [.B916]*[.B916]*[.B916]*[.B916] - 16*[.B916]*[.B916] + 5*[.B916]" office:value-type="float" office:value="-0.462215450672695" calcext:value-type="float">
            <text:p>-0.4622154506726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65107436257006" calcext:value-type="float">
            <text:p>-0.0465107436257006</text:p>
          </table:table-cell>
          <table:table-cell table:formula="of:=-[.A917]" office:value-type="float" office:value="0.0465107436257006" calcext:value-type="float">
            <text:p>0.0465107436257006</text:p>
          </table:table-cell>
          <table:table-cell/>
          <table:table-cell table:formula="of:= 100 * ([.A918] - [.A917]*[.A917]) * ([.A918] - [.A917]*[.A917]) + (1 - [.A917]) * (1 - [.A917])" office:value-type="float" office:value="1.39921340161549" calcext:value-type="float">
            <text:p>1.39921340161549</text:p>
          </table:table-cell>
          <table:table-cell table:formula="of:= 100 * ([.B918] - [.B917]*[.B917]) * ([.B918] - [.B917]*[.B917]) + (1 - [.B917]) * (1 - [.B917])" office:value-type="float" office:value="1.26275386885413" calcext:value-type="float">
            <text:p>1.26275386885413</text:p>
          </table:table-cell>
          <table:table-cell table:formula="of:= [.A917]*[.A917]*[.A917]*[.A917] - 16*[.A917]*[.A917] + 5*[.A917]" office:value-type="float" office:value="-0.267161026842938" calcext:value-type="float">
            <text:p>-0.267161026842938</text:p>
          </table:table-cell>
          <table:table-cell table:formula="of:= [.B917]*[.B917]*[.B917]*[.B917] - 16*[.B917]*[.B917] + 5*[.B917]" office:value-type="float" office:value="0.197946409414068" calcext:value-type="float">
            <text:p>0.1979464094140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73020437000854" calcext:value-type="float">
            <text:p>0.0573020437000854</text:p>
          </table:table-cell>
          <table:table-cell table:formula="of:=-[.A918]" office:value-type="float" office:value="-0.0573020437000854" calcext:value-type="float">
            <text:p>-0.0573020437000854</text:p>
          </table:table-cell>
          <table:table-cell/>
          <table:table-cell table:formula="of:= 100 * ([.A919] - [.A918]*[.A918]) * ([.A919] - [.A918]*[.A918]) + (1 - [.A918]) * (1 - [.A918])" office:value-type="float" office:value="7.1515007271241" calcext:value-type="float">
            <text:p>7.1515007271241</text:p>
          </table:table-cell>
          <table:table-cell table:formula="of:= 100 * ([.B919] - [.B918]*[.B918]) * ([.B919] - [.B918]*[.B918]) + (1 - [.B918]) * (1 - [.B918])" office:value-type="float" office:value="7.71371055523586" calcext:value-type="float">
            <text:p>7.71371055523586</text:p>
          </table:table-cell>
          <table:table-cell table:formula="of:= [.A918]*[.A918]*[.A918]*[.A918] - 16*[.A918]*[.A918] + 5*[.A918]" office:value-type="float" office:value="0.233984612636375" calcext:value-type="float">
            <text:p>0.233984612636375</text:p>
          </table:table-cell>
          <table:table-cell table:formula="of:= [.B918]*[.B918]*[.B918]*[.B918] - 16*[.B918]*[.B918] + 5*[.B918]" office:value-type="float" office:value="-0.339035824364478" calcext:value-type="float">
            <text:p>-0.3390358243644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3539818644775" calcext:value-type="float">
            <text:p>0.253539818644775</text:p>
          </table:table-cell>
          <table:table-cell table:formula="of:=-[.A919]" office:value-type="float" office:value="-0.253539818644775" calcext:value-type="float">
            <text:p>-0.253539818644775</text:p>
          </table:table-cell>
          <table:table-cell/>
          <table:table-cell table:formula="of:= 100 * ([.A920] - [.A919]*[.A919]) * ([.A920] - [.A919]*[.A919]) + (1 - [.A919]) * (1 - [.A919])" office:value-type="float" office:value="10.4721275966121" calcext:value-type="float">
            <text:p>10.4721275966121</text:p>
          </table:table-cell>
          <table:table-cell table:formula="of:= 100 * ([.B920] - [.B919]*[.B919]) * ([.B920] - [.B919]*[.B919]) + (1 - [.B919]) * (1 - [.B919])" office:value-type="float" office:value="21.2356747304532" calcext:value-type="float">
            <text:p>21.2356747304532</text:p>
          </table:table-cell>
          <table:table-cell table:formula="of:= [.A919]*[.A919]*[.A919]*[.A919] - 16*[.A919]*[.A919] + 5*[.A919]" office:value-type="float" office:value="0.243312291054935" calcext:value-type="float">
            <text:p>0.243312291054935</text:p>
          </table:table-cell>
          <table:table-cell table:formula="of:= [.B919]*[.B919]*[.B919]*[.B919] - 16*[.B919]*[.B919] + 5*[.B919]" office:value-type="float" office:value="-2.29208589539282" calcext:value-type="float">
            <text:p>-2.292085895392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9162175319578" calcext:value-type="float">
            <text:p>0.379162175319578</text:p>
          </table:table-cell>
          <table:table-cell table:formula="of:=-[.A920]" office:value-type="float" office:value="-0.379162175319578" calcext:value-type="float">
            <text:p>-0.379162175319578</text:p>
          </table:table-cell>
          <table:table-cell/>
          <table:table-cell table:formula="of:= 100 * ([.A921] - [.A920]*[.A920]) * ([.A921] - [.A920]*[.A920]) + (1 - [.A920]) * (1 - [.A920])" office:value-type="float" office:value="28.1794902599145" calcext:value-type="float">
            <text:p>28.1794902599145</text:p>
          </table:table-cell>
          <table:table-cell table:formula="of:= 100 * ([.B921] - [.B920]*[.B920]) * ([.B921] - [.B920]*[.B920]) + (1 - [.B920]) * (1 - [.B920])" office:value-type="float" office:value="7.64638966224917" calcext:value-type="float">
            <text:p>7.64638966224917</text:p>
          </table:table-cell>
          <table:table-cell table:formula="of:= [.A920]*[.A920]*[.A920]*[.A920] - 16*[.A920]*[.A920] + 5*[.A920]" office:value-type="float" office:value="-0.383744331678542" calcext:value-type="float">
            <text:p>-0.383744331678542</text:p>
          </table:table-cell>
          <table:table-cell table:formula="of:= [.B920]*[.B920]*[.B920]*[.B920] - 16*[.B920]*[.B920] + 5*[.B920]" office:value-type="float" office:value="-4.17536608487432" calcext:value-type="float">
            <text:p>-4.175366084874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3436676970437" calcext:value-type="float">
            <text:p>-0.383436676970437</text:p>
          </table:table-cell>
          <table:table-cell table:formula="of:=-[.A921]" office:value-type="float" office:value="0.383436676970437" calcext:value-type="float">
            <text:p>0.383436676970437</text:p>
          </table:table-cell>
          <table:table-cell/>
          <table:table-cell table:formula="of:= 100 * ([.A922] - [.A921]*[.A921]) * ([.A922] - [.A921]*[.A921]) + (1 - [.A921]) * (1 - [.A921])" office:value-type="float" office:value="29.9097953973648" calcext:value-type="float">
            <text:p>29.9097953973648</text:p>
          </table:table-cell>
          <table:table-cell table:formula="of:= 100 * ([.B922] - [.B921]*[.B921]) * ([.B922] - [.B921]*[.B921]) + (1 - [.B921]) * (1 - [.B921])" office:value-type="float" office:value="5.90566501377603" calcext:value-type="float">
            <text:p>5.90566501377603</text:p>
          </table:table-cell>
          <table:table-cell table:formula="of:= [.A921]*[.A921]*[.A921]*[.A921] - 16*[.A921]*[.A921] + 5*[.A921]" office:value-type="float" office:value="-4.24794638476694" calcext:value-type="float">
            <text:p>-4.24794638476694</text:p>
          </table:table-cell>
          <table:table-cell table:formula="of:= [.B921]*[.B921]*[.B921]*[.B921] - 16*[.B921]*[.B921] + 5*[.B921]" office:value-type="float" office:value="-0.413579615062564" calcext:value-type="float">
            <text:p>-0.4135796150625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2087818675091" calcext:value-type="float">
            <text:p>-0.382087818675091</text:p>
          </table:table-cell>
          <table:table-cell table:formula="of:=-[.A922]" office:value-type="float" office:value="0.382087818675091" calcext:value-type="float">
            <text:p>0.382087818675091</text:p>
          </table:table-cell>
          <table:table-cell/>
          <table:table-cell table:formula="of:= 100 * ([.A923] - [.A922]*[.A922]) * ([.A923] - [.A922]*[.A922]) + (1 - [.A922]) * (1 - [.A922])" office:value-type="float" office:value="11.525487277061" calcext:value-type="float">
            <text:p>11.525487277061</text:p>
          </table:table-cell>
          <table:table-cell table:formula="of:= 100 * ([.B923] - [.B922]*[.B922]) * ([.B923] - [.B922]*[.B922]) + (1 - [.B922]) * (1 - [.B922])" office:value-type="float" office:value="0.414589500396308" calcext:value-type="float">
            <text:p>0.414589500396308</text:p>
          </table:table-cell>
          <table:table-cell table:formula="of:= [.A922]*[.A922]*[.A922]*[.A922] - 16*[.A922]*[.A922] + 5*[.A922]" office:value-type="float" office:value="-4.22498331062997" calcext:value-type="float">
            <text:p>-4.22498331062997</text:p>
          </table:table-cell>
          <table:table-cell table:formula="of:= [.B922]*[.B922]*[.B922]*[.B922] - 16*[.B922]*[.B922] + 5*[.B922]" office:value-type="float" office:value="-0.404105123879057" calcext:value-type="float">
            <text:p>-0.4041051238790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4094702083191" calcext:value-type="float">
            <text:p>-0.164094702083191</text:p>
          </table:table-cell>
          <table:table-cell table:formula="of:=-[.A923]" office:value-type="float" office:value="0.164094702083191" calcext:value-type="float">
            <text:p>0.164094702083191</text:p>
          </table:table-cell>
          <table:table-cell/>
          <table:table-cell table:formula="of:= 100 * ([.A924] - [.A923]*[.A923]) * ([.A924] - [.A923]*[.A923]) + (1 - [.A923]) * (1 - [.A923])" office:value-type="float" office:value="11.2496790896957" calcext:value-type="float">
            <text:p>11.2496790896957</text:p>
          </table:table-cell>
          <table:table-cell table:formula="of:= 100 * ([.B924] - [.B923]*[.B923]) * ([.B924] - [.B923]*[.B923]) + (1 - [.B923]) * (1 - [.B923])" office:value-type="float" office:value="7.49529586687611" calcext:value-type="float">
            <text:p>7.49529586687611</text:p>
          </table:table-cell>
          <table:table-cell table:formula="of:= [.A923]*[.A923]*[.A923]*[.A923] - 16*[.A923]*[.A923] + 5*[.A923]" office:value-type="float" office:value="-1.25058158327809" calcext:value-type="float">
            <text:p>-1.25058158327809</text:p>
          </table:table-cell>
          <table:table-cell table:formula="of:= [.B923]*[.B923]*[.B923]*[.B923] - 16*[.B923]*[.B923] + 5*[.B923]" office:value-type="float" office:value="0.390365437553814" calcext:value-type="float">
            <text:p>0.3903654375538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762916560068" calcext:value-type="float">
            <text:p>-0.28762916560068</text:p>
          </table:table-cell>
          <table:table-cell table:formula="of:=-[.A924]" office:value-type="float" office:value="0.28762916560068" calcext:value-type="float">
            <text:p>0.28762916560068</text:p>
          </table:table-cell>
          <table:table-cell/>
          <table:table-cell table:formula="of:= 100 * ([.A925] - [.A924]*[.A924]) * ([.A925] - [.A924]*[.A924]) + (1 - [.A924]) * (1 - [.A924])" office:value-type="float" office:value="1.86045060304032" calcext:value-type="float">
            <text:p>1.86045060304032</text:p>
          </table:table-cell>
          <table:table-cell table:formula="of:= 100 * ([.B925] - [.B924]*[.B924]) * ([.B925] - [.B924]*[.B924]) + (1 - [.B924]) * (1 - [.B924])" office:value-type="float" office:value="1.95866167489553" calcext:value-type="float">
            <text:p>1.95866167489553</text:p>
          </table:table-cell>
          <table:table-cell table:formula="of:= [.A924]*[.A924]*[.A924]*[.A924] - 16*[.A924]*[.A924] + 5*[.A924]" office:value-type="float" office:value="-2.75499007673324" calcext:value-type="float">
            <text:p>-2.75499007673324</text:p>
          </table:table-cell>
          <table:table-cell table:formula="of:= [.B924]*[.B924]*[.B924]*[.B924] - 16*[.B924]*[.B924] + 5*[.B924]" office:value-type="float" office:value="0.121301579273555" calcext:value-type="float">
            <text:p>0.1213015792735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77347887789242" calcext:value-type="float">
            <text:p>0.0377347887789242</text:p>
          </table:table-cell>
          <table:table-cell table:formula="of:=-[.A925]" office:value-type="float" office:value="-0.0377347887789242" calcext:value-type="float">
            <text:p>-0.0377347887789242</text:p>
          </table:table-cell>
          <table:table-cell/>
          <table:table-cell table:formula="of:= 100 * ([.A926] - [.A925]*[.A925]) * ([.A926] - [.A925]*[.A925]) + (1 - [.A925]) * (1 - [.A925])" office:value-type="float" office:value="4.36528818000041" calcext:value-type="float">
            <text:p>4.36528818000041</text:p>
          </table:table-cell>
          <table:table-cell table:formula="of:= 100 * ([.B926] - [.B925]*[.B925]) * ([.B926] - [.B925]*[.B925]) + (1 - [.B925]) * (1 - [.B925])" office:value-type="float" office:value="4.41140987411045" calcext:value-type="float">
            <text:p>4.41140987411045</text:p>
          </table:table-cell>
          <table:table-cell table:formula="of:= [.A925]*[.A925]*[.A925]*[.A925] - 16*[.A925]*[.A925] + 5*[.A925]" office:value-type="float" office:value="0.165893342879469" calcext:value-type="float">
            <text:p>0.165893342879469</text:p>
          </table:table-cell>
          <table:table-cell table:formula="of:= [.B925]*[.B925]*[.B925]*[.B925] - 16*[.B925]*[.B925] + 5*[.B925]" office:value-type="float" office:value="-0.211454544909772" calcext:value-type="float">
            <text:p>-0.2114545449097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4030496374442" calcext:value-type="float">
            <text:p>-0.184030496374442</text:p>
          </table:table-cell>
          <table:table-cell table:formula="of:=-[.A926]" office:value-type="float" office:value="0.184030496374442" calcext:value-type="float">
            <text:p>0.184030496374442</text:p>
          </table:table-cell>
          <table:table-cell/>
          <table:table-cell table:formula="of:= 100 * ([.A927] - [.A926]*[.A926]) * ([.A927] - [.A926]*[.A926]) + (1 - [.A926]) * (1 - [.A926])" office:value-type="float" office:value="5.2589475429705" calcext:value-type="float">
            <text:p>5.2589475429705</text:p>
          </table:table-cell>
          <table:table-cell table:formula="of:= 100 * ([.B927] - [.B926]*[.B926]) * ([.B927] - [.B926]*[.B926]) + (1 - [.B926]) * (1 - [.B926])" office:value-type="float" office:value="7.64213475595064" calcext:value-type="float">
            <text:p>7.64213475595064</text:p>
          </table:table-cell>
          <table:table-cell table:formula="of:= [.A926]*[.A926]*[.A926]*[.A926] - 16*[.A926]*[.A926] + 5*[.A926]" office:value-type="float" office:value="-1.4608810705713" calcext:value-type="float">
            <text:p>-1.4608810705713</text:p>
          </table:table-cell>
          <table:table-cell table:formula="of:= [.B926]*[.B926]*[.B926]*[.B926] - 16*[.B926]*[.B926] + 5*[.B926]" office:value-type="float" office:value="0.379423893173123" calcext:value-type="float">
            <text:p>0.3794238931731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0260179850008" calcext:value-type="float">
            <text:p>0.230260179850008</text:p>
          </table:table-cell>
          <table:table-cell table:formula="of:=-[.A927]" office:value-type="float" office:value="-0.230260179850008" calcext:value-type="float">
            <text:p>-0.230260179850008</text:p>
          </table:table-cell>
          <table:table-cell/>
          <table:table-cell table:formula="of:= 100 * ([.A928] - [.A927]*[.A927]) * ([.A928] - [.A927]*[.A927]) + (1 - [.A927]) * (1 - [.A927])" office:value-type="float" office:value="1.00539617938612" calcext:value-type="float">
            <text:p>1.00539617938612</text:p>
          </table:table-cell>
          <table:table-cell table:formula="of:= 100 * ([.B928] - [.B927]*[.B927]) * ([.B928] - [.B927]*[.B927]) + (1 - [.B927]) * (1 - [.B927])" office:value-type="float" office:value="1.68811746826016" calcext:value-type="float">
            <text:p>1.68811746826016</text:p>
          </table:table-cell>
          <table:table-cell table:formula="of:= [.A927]*[.A927]*[.A927]*[.A927] - 16*[.A927]*[.A927] + 5*[.A927]" office:value-type="float" office:value="0.305795986392195" calcext:value-type="float">
            <text:p>0.305795986392195</text:p>
          </table:table-cell>
          <table:table-cell table:formula="of:= [.B927]*[.B927]*[.B927]*[.B927] - 16*[.B927]*[.B927] + 5*[.B927]" office:value-type="float" office:value="-1.99680581210788" calcext:value-type="float">
            <text:p>-1.996805812107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12372949993937" calcext:value-type="float">
            <text:p>-0.0112372949993937</text:p>
          </table:table-cell>
          <table:table-cell table:formula="of:=-[.A928]" office:value-type="float" office:value="0.0112372949993937" calcext:value-type="float">
            <text:p>0.0112372949993937</text:p>
          </table:table-cell>
          <table:table-cell/>
          <table:table-cell table:formula="of:= 100 * ([.A929] - [.A928]*[.A928]) * ([.A929] - [.A928]*[.A928]) + (1 - [.A928]) * (1 - [.A928])" office:value-type="float" office:value="4.17146664704437" calcext:value-type="float">
            <text:p>4.17146664704437</text:p>
          </table:table-cell>
          <table:table-cell table:formula="of:= 100 * ([.B929] - [.B928]*[.B928]) * ([.B929] - [.B928]*[.B928]) + (1 - [.B928]) * (1 - [.B928])" office:value-type="float" office:value="4.11756069608939" calcext:value-type="float">
            <text:p>4.11756069608939</text:p>
          </table:table-cell>
          <table:table-cell table:formula="of:= [.A928]*[.A928]*[.A928]*[.A928] - 16*[.A928]*[.A928] + 5*[.A928]" office:value-type="float" office:value="-0.0582068878335932" calcext:value-type="float">
            <text:p>-0.0582068878335932</text:p>
          </table:table-cell>
          <table:table-cell table:formula="of:= [.B928]*[.B928]*[.B928]*[.B928] - 16*[.B928]*[.B928] + 5*[.B928]" office:value-type="float" office:value="0.0541660621603443" calcext:value-type="float">
            <text:p>0.05416606216034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7324160795561" calcext:value-type="float">
            <text:p>-0.177324160795561</text:p>
          </table:table-cell>
          <table:table-cell table:formula="of:=-[.A929]" office:value-type="float" office:value="0.177324160795561" calcext:value-type="float">
            <text:p>0.177324160795561</text:p>
          </table:table-cell>
          <table:table-cell/>
          <table:table-cell table:formula="of:= 100 * ([.A930] - [.A929]*[.A929]) * ([.A930] - [.A929]*[.A929]) + (1 - [.A929]) * (1 - [.A929])" office:value-type="float" office:value="2.27620199684471" calcext:value-type="float">
            <text:p>2.27620199684471</text:p>
          </table:table-cell>
          <table:table-cell table:formula="of:= 100 * ([.B930] - [.B929]*[.B929]) * ([.B930] - [.B929]*[.B929]) + (1 - [.B929]) * (1 - [.B929])" office:value-type="float" office:value="0.77575558079398" calcext:value-type="float">
            <text:p>0.77575558079398</text:p>
          </table:table-cell>
          <table:table-cell table:formula="of:= [.A929]*[.A929]*[.A929]*[.A929] - 16*[.A929]*[.A929] + 5*[.A929]" office:value-type="float" office:value="-1.38873381580136" calcext:value-type="float">
            <text:p>-1.38873381580136</text:p>
          </table:table-cell>
          <table:table-cell table:formula="of:= [.B929]*[.B929]*[.B929]*[.B929] - 16*[.B929]*[.B929] + 5*[.B929]" office:value-type="float" office:value="0.384507792154246" calcext:value-type="float">
            <text:p>0.3845077921542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29017734418867" calcext:value-type="float">
            <text:p>-0.0629017734418867</text:p>
          </table:table-cell>
          <table:table-cell table:formula="of:=-[.A930]" office:value-type="float" office:value="0.0629017734418867" calcext:value-type="float">
            <text:p>0.0629017734418867</text:p>
          </table:table-cell>
          <table:table-cell/>
          <table:table-cell table:formula="of:= 100 * ([.A931] - [.A930]*[.A930]) * ([.A931] - [.A930]*[.A930]) + (1 - [.A930]) * (1 - [.A930])" office:value-type="float" office:value="1.94860227411944" calcext:value-type="float">
            <text:p>1.94860227411944</text:p>
          </table:table-cell>
          <table:table-cell table:formula="of:= 100 * ([.B931] - [.B930]*[.B930]) * ([.B931] - [.B930]*[.B930]) + (1 - [.B930]) * (1 - [.B930])" office:value-type="float" office:value="1.56004303432983" calcext:value-type="float">
            <text:p>1.56004303432983</text:p>
          </table:table-cell>
          <table:table-cell table:formula="of:= [.A930]*[.A930]*[.A930]*[.A930] - 16*[.A930]*[.A930] + 5*[.A930]" office:value-type="float" office:value="-0.37779934189808" calcext:value-type="float">
            <text:p>-0.37779934189808</text:p>
          </table:table-cell>
          <table:table-cell table:formula="of:= [.B930]*[.B930]*[.B930]*[.B930] - 16*[.B930]*[.B930] + 5*[.B930]" office:value-type="float" office:value="0.251218392520787" calcext:value-type="float">
            <text:p>0.251218392520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653326103713" calcext:value-type="float">
            <text:p>-0.08653326103713</text:p>
          </table:table-cell>
          <table:table-cell table:formula="of:=-[.A931]" office:value-type="float" office:value="0.08653326103713" calcext:value-type="float">
            <text:p>0.08653326103713</text:p>
          </table:table-cell>
          <table:table-cell/>
          <table:table-cell table:formula="of:= 100 * ([.A932] - [.A931]*[.A931]) * ([.A932] - [.A931]*[.A931]) + (1 - [.A931]) * (1 - [.A931])" office:value-type="float" office:value="4.57012528953714" calcext:value-type="float">
            <text:p>4.57012528953714</text:p>
          </table:table-cell>
          <table:table-cell table:formula="of:= 100 * ([.B932] - [.B931]*[.B931]) * ([.B932] - [.B931]*[.B931]) + (1 - [.B931]) * (1 - [.B931])" office:value-type="float" office:value="4.7978606131255" calcext:value-type="float">
            <text:p>4.7978606131255</text:p>
          </table:table-cell>
          <table:table-cell table:formula="of:= [.A931]*[.A931]*[.A931]*[.A931] - 16*[.A931]*[.A931] + 5*[.A931]" office:value-type="float" office:value="-0.552418319214312" calcext:value-type="float">
            <text:p>-0.552418319214312</text:p>
          </table:table-cell>
          <table:table-cell table:formula="of:= [.B931]*[.B931]*[.B931]*[.B931] - 16*[.B931]*[.B931] + 5*[.B931]" office:value-type="float" office:value="0.312914291156988" calcext:value-type="float">
            <text:p>0.3129142911569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1595874793265" calcext:value-type="float">
            <text:p>0.191595874793265</text:p>
          </table:table-cell>
          <table:table-cell table:formula="of:=-[.A932]" office:value-type="float" office:value="-0.191595874793265" calcext:value-type="float">
            <text:p>-0.191595874793265</text:p>
          </table:table-cell>
          <table:table-cell/>
          <table:table-cell table:formula="of:= 100 * ([.A933] - [.A932]*[.A932]) * ([.A933] - [.A932]*[.A932]) + (1 - [.A932]) * (1 - [.A932])" office:value-type="float" office:value="6.23045764366753" calcext:value-type="float">
            <text:p>6.23045764366753</text:p>
          </table:table-cell>
          <table:table-cell table:formula="of:= 100 * ([.B933] - [.B932]*[.B932]) * ([.B933] - [.B932]*[.B932]) + (1 - [.B932]) * (1 - [.B932])" office:value-type="float" office:value="11.0034712454021" calcext:value-type="float">
            <text:p>11.0034712454021</text:p>
          </table:table-cell>
          <table:table-cell table:formula="of:= [.A932]*[.A932]*[.A932]*[.A932] - 16*[.A932]*[.A932] + 5*[.A932]" office:value-type="float" office:value="0.371983255318262" calcext:value-type="float">
            <text:p>0.371983255318262</text:p>
          </table:table-cell>
          <table:table-cell table:formula="of:= [.B932]*[.B932]*[.B932]*[.B932] - 16*[.B932]*[.B932] + 5*[.B932]" office:value-type="float" office:value="-1.54397549261439" calcext:value-type="float">
            <text:p>-1.543975492614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2864445276935" calcext:value-type="float">
            <text:p>0.272864445276935</text:p>
          </table:table-cell>
          <table:table-cell table:formula="of:=-[.A933]" office:value-type="float" office:value="-0.272864445276935" calcext:value-type="float">
            <text:p>-0.272864445276935</text:p>
          </table:table-cell>
          <table:table-cell/>
          <table:table-cell table:formula="of:= 100 * ([.A934] - [.A933]*[.A933]) * ([.A934] - [.A933]*[.A933]) + (1 - [.A933]) * (1 - [.A933])" office:value-type="float" office:value="10.5012396171896" calcext:value-type="float">
            <text:p>10.5012396171896</text:p>
          </table:table-cell>
          <table:table-cell table:formula="of:= 100 * ([.B934] - [.B933]*[.B933]) * ([.B934] - [.B933]*[.B933]) + (1 - [.B933]) * (1 - [.B933])" office:value-type="float" office:value="23.2150604031712" calcext:value-type="float">
            <text:p>23.2150604031712</text:p>
          </table:table-cell>
          <table:table-cell table:formula="of:= [.A933]*[.A933]*[.A933]*[.A933] - 16*[.A933]*[.A933] + 5*[.A933]" office:value-type="float" office:value="0.178585686287496" calcext:value-type="float">
            <text:p>0.178585686287496</text:p>
          </table:table-cell>
          <table:table-cell table:formula="of:= [.B933]*[.B933]*[.B933]*[.B933] - 16*[.B933]*[.B933] + 5*[.B933]" office:value-type="float" office:value="-2.55005876648185" calcext:value-type="float">
            <text:p>-2.550058766481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0247872772407" calcext:value-type="float">
            <text:p>0.390247872772407</text:p>
          </table:table-cell>
          <table:table-cell table:formula="of:=-[.A934]" office:value-type="float" office:value="-0.390247872772407" calcext:value-type="float">
            <text:p>-0.390247872772407</text:p>
          </table:table-cell>
          <table:table-cell/>
          <table:table-cell table:formula="of:= 100 * ([.A935] - [.A934]*[.A934]) * ([.A935] - [.A934]*[.A934]) + (1 - [.A934]) * (1 - [.A934])" office:value-type="float" office:value="0.552018555492563" calcext:value-type="float">
            <text:p>0.552018555492563</text:p>
          </table:table-cell>
          <table:table-cell table:formula="of:= 100 * ([.B935] - [.B934]*[.B934]) * ([.B935] - [.B934]*[.B934]) + (1 - [.B934]) * (1 - [.B934])" office:value-type="float" office:value="8.80423206398423" calcext:value-type="float">
            <text:p>8.80423206398423</text:p>
          </table:table-cell>
          <table:table-cell table:formula="of:= [.A934]*[.A934]*[.A934]*[.A934] - 16*[.A934]*[.A934] + 5*[.A934]" office:value-type="float" office:value="-0.462261791037501" calcext:value-type="float">
            <text:p>-0.462261791037501</text:p>
          </table:table-cell>
          <table:table-cell table:formula="of:= [.B934]*[.B934]*[.B934]*[.B934] - 16*[.B934]*[.B934] + 5*[.B934]" office:value-type="float" office:value="-4.36474051876157" calcext:value-type="float">
            <text:p>-4.364740518761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9840970137135" calcext:value-type="float">
            <text:p>0.109840970137135</text:p>
          </table:table-cell>
          <table:table-cell table:formula="of:=-[.A935]" office:value-type="float" office:value="-0.109840970137135" calcext:value-type="float">
            <text:p>-0.109840970137135</text:p>
          </table:table-cell>
          <table:table-cell/>
          <table:table-cell table:formula="of:= 100 * ([.A936] - [.A935]*[.A935]) * ([.A936] - [.A935]*[.A935]) + (1 - [.A935]) * (1 - [.A935])" office:value-type="float" office:value="4.31675599252698" calcext:value-type="float">
            <text:p>4.31675599252698</text:p>
          </table:table-cell>
          <table:table-cell table:formula="of:= 100 * ([.B936] - [.B935]*[.B935]) * ([.B936] - [.B935]*[.B935]) + (1 - [.B935]) * (1 - [.B935])" office:value-type="float" office:value="5.72034894066119" calcext:value-type="float">
            <text:p>5.72034894066119</text:p>
          </table:table-cell>
          <table:table-cell table:formula="of:= [.A935]*[.A935]*[.A935]*[.A935] - 16*[.A935]*[.A935] + 5*[.A935]" office:value-type="float" office:value="0.356309796314334" calcext:value-type="float">
            <text:p>0.356309796314334</text:p>
          </table:table-cell>
          <table:table-cell table:formula="of:= [.B935]*[.B935]*[.B935]*[.B935] - 16*[.B935]*[.B935] + 5*[.B935]" office:value-type="float" office:value="-0.742099905057016" calcext:value-type="float">
            <text:p>-0.7420999050570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9798170961105" calcext:value-type="float">
            <text:p>0.199798170961105</text:p>
          </table:table-cell>
          <table:table-cell table:formula="of:=-[.A936]" office:value-type="float" office:value="-0.199798170961105" calcext:value-type="float">
            <text:p>-0.199798170961105</text:p>
          </table:table-cell>
          <table:table-cell/>
          <table:table-cell table:formula="of:= 100 * ([.A937] - [.A936]*[.A936]) * ([.A937] - [.A936]*[.A936]) + (1 - [.A936]) * (1 - [.A936])" office:value-type="float" office:value="0.967123275189171" calcext:value-type="float">
            <text:p>0.967123275189171</text:p>
          </table:table-cell>
          <table:table-cell table:formula="of:= 100 * ([.B937] - [.B936]*[.B936]) * ([.B937] - [.B936]*[.B936]) + (1 - [.B936]) * (1 - [.B936])" office:value-type="float" office:value="3.31655454116447" calcext:value-type="float">
            <text:p>3.31655454116447</text:p>
          </table:table-cell>
          <table:table-cell table:formula="of:= [.A936]*[.A936]*[.A936]*[.A936] - 16*[.A936]*[.A936] + 5*[.A936]" office:value-type="float" office:value="0.361875460135648" calcext:value-type="float">
            <text:p>0.361875460135648</text:p>
          </table:table-cell>
          <table:table-cell table:formula="of:= [.B936]*[.B936]*[.B936]*[.B936] - 16*[.B936]*[.B936] + 5*[.B936]" office:value-type="float" office:value="-1.6361062494754" calcext:value-type="float">
            <text:p>-1.63610624947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70857597694108" calcext:value-type="float">
            <text:p>0.0970857597694108</text:p>
          </table:table-cell>
          <table:table-cell table:formula="of:=-[.A937]" office:value-type="float" office:value="-0.0970857597694108" calcext:value-type="float">
            <text:p>-0.0970857597694108</text:p>
          </table:table-cell>
          <table:table-cell/>
          <table:table-cell table:formula="of:= 100 * ([.A938] - [.A937]*[.A937]) * ([.A938] - [.A937]*[.A937]) + (1 - [.A937]) * (1 - [.A937])" office:value-type="float" office:value="1.08614556346087" calcext:value-type="float">
            <text:p>1.08614556346087</text:p>
          </table:table-cell>
          <table:table-cell table:formula="of:= 100 * ([.B938] - [.B937]*[.B937]) * ([.B938] - [.B937]*[.B937]) + (1 - [.B937]) * (1 - [.B937])" office:value-type="float" office:value="1.31379422564256" calcext:value-type="float">
            <text:p>1.31379422564256</text:p>
          </table:table-cell>
          <table:table-cell table:formula="of:= [.A937]*[.A937]*[.A937]*[.A937] - 16*[.A937]*[.A937] + 5*[.A937]" office:value-type="float" office:value="0.334707325625947" calcext:value-type="float">
            <text:p>0.334707325625947</text:p>
          </table:table-cell>
          <table:table-cell table:formula="of:= [.B937]*[.B937]*[.B937]*[.B937] - 16*[.B937]*[.B937] + 5*[.B937]" office:value-type="float" office:value="-0.636150272068161" calcext:value-type="float">
            <text:p>-0.6361502720681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26215874770505" calcext:value-type="float">
            <text:p>-0.0426215874770505</text:p>
          </table:table-cell>
          <table:table-cell table:formula="of:=-[.A938]" office:value-type="float" office:value="0.0426215874770505" calcext:value-type="float">
            <text:p>0.0426215874770505</text:p>
          </table:table-cell>
          <table:table-cell/>
          <table:table-cell table:formula="of:= 100 * ([.A939] - [.A938]*[.A938]) * ([.A939] - [.A938]*[.A938]) + (1 - [.A938]) * (1 - [.A938])" office:value-type="float" office:value="25.4679295789676" calcext:value-type="float">
            <text:p>25.4679295789676</text:p>
          </table:table-cell>
          <table:table-cell table:formula="of:= 100 * ([.B939] - [.B938]*[.B938]) * ([.B939] - [.B938]*[.B938]) + (1 - [.B938]) * (1 - [.B938])" office:value-type="float" office:value="25.6575561356752" calcext:value-type="float">
            <text:p>25.6575561356752</text:p>
          </table:table-cell>
          <table:table-cell table:formula="of:= [.A938]*[.A938]*[.A938]*[.A938] - 16*[.A938]*[.A938] + 5*[.A938]" office:value-type="float" office:value="-0.242170232855735" calcext:value-type="float">
            <text:p>-0.242170232855735</text:p>
          </table:table-cell>
          <table:table-cell table:formula="of:= [.B938]*[.B938]*[.B938]*[.B938] - 16*[.B938]*[.B938] + 5*[.B938]" office:value-type="float" office:value="0.18404564191477" calcext:value-type="float">
            <text:p>0.184045641914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5586483412819" calcext:value-type="float">
            <text:p>0.495586483412819</text:p>
          </table:table-cell>
          <table:table-cell table:formula="of:=-[.A939]" office:value-type="float" office:value="-0.495586483412819" calcext:value-type="float">
            <text:p>-0.495586483412819</text:p>
          </table:table-cell>
          <table:table-cell/>
          <table:table-cell table:formula="of:= 100 * ([.A940] - [.A939]*[.A939]) * ([.A940] - [.A939]*[.A939]) + (1 - [.A939]) * (1 - [.A939])" office:value-type="float" office:value="10.7074361861701" calcext:value-type="float">
            <text:p>10.7074361861701</text:p>
          </table:table-cell>
          <table:table-cell table:formula="of:= 100 * ([.B940] - [.B939]*[.B939]) * ([.B940] - [.B939]*[.B939]) + (1 - [.B939]) * (1 - [.B939])" office:value-type="float" office:value="5.05584947818789" calcext:value-type="float">
            <text:p>5.05584947818789</text:p>
          </table:table-cell>
          <table:table-cell table:formula="of:= [.A939]*[.A939]*[.A939]*[.A939] - 16*[.A939]*[.A939] + 5*[.A939]" office:value-type="float" office:value="-1.39144069476372" calcext:value-type="float">
            <text:p>-1.39144069476372</text:p>
          </table:table-cell>
          <table:table-cell table:formula="of:= [.B939]*[.B939]*[.B939]*[.B939] - 16*[.B939]*[.B939] + 5*[.B939]" office:value-type="float" office:value="-6.34730552889191" calcext:value-type="float">
            <text:p>-6.347305528891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7705082590819" calcext:value-type="float">
            <text:p>-0.077705082590819</text:p>
          </table:table-cell>
          <table:table-cell table:formula="of:=-[.A940]" office:value-type="float" office:value="0.077705082590819" calcext:value-type="float">
            <text:p>0.077705082590819</text:p>
          </table:table-cell>
          <table:table-cell/>
          <table:table-cell table:formula="of:= 100 * ([.A941] - [.A940]*[.A940]) * ([.A941] - [.A940]*[.A940]) + (1 - [.A940]) * (1 - [.A940])" office:value-type="float" office:value="2.31203476668324" calcext:value-type="float">
            <text:p>2.31203476668324</text:p>
          </table:table-cell>
          <table:table-cell table:formula="of:= 100 * ([.B941] - [.B940]*[.B940]) * ([.B941] - [.B940]*[.B940]) + (1 - [.B940]) * (1 - [.B940])" office:value-type="float" office:value="1.7567269883355" calcext:value-type="float">
            <text:p>1.7567269883355</text:p>
          </table:table-cell>
          <table:table-cell table:formula="of:= [.A940]*[.A940]*[.A940]*[.A940] - 16*[.A940]*[.A940] + 5*[.A940]" office:value-type="float" office:value="-0.48509823231283" calcext:value-type="float">
            <text:p>-0.48509823231283</text:p>
          </table:table-cell>
          <table:table-cell table:formula="of:= [.B940]*[.B940]*[.B940]*[.B940] - 16*[.B940]*[.B940] + 5*[.B940]" office:value-type="float" office:value="0.29195259359536" calcext:value-type="float">
            <text:p>0.291952593595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122731631377" calcext:value-type="float">
            <text:p>-0.10122731631377</text:p>
          </table:table-cell>
          <table:table-cell table:formula="of:=-[.A941]" office:value-type="float" office:value="0.10122731631377" calcext:value-type="float">
            <text:p>0.10122731631377</text:p>
          </table:table-cell>
          <table:table-cell/>
          <table:table-cell table:formula="of:= 100 * ([.A942] - [.A941]*[.A941]) * ([.A942] - [.A941]*[.A941]) + (1 - [.A941]) * (1 - [.A941])" office:value-type="float" office:value="4.01752949528319" calcext:value-type="float">
            <text:p>4.01752949528319</text:p>
          </table:table-cell>
          <table:table-cell table:formula="of:= 100 * ([.B942] - [.B941]*[.B941]) * ([.B942] - [.B941]*[.B941]) + (1 - [.B941]) * (1 - [.B941])" office:value-type="float" office:value="4.34106981076795" calcext:value-type="float">
            <text:p>4.34106981076795</text:p>
          </table:table-cell>
          <table:table-cell table:formula="of:= [.A941]*[.A941]*[.A941]*[.A941] - 16*[.A941]*[.A941] + 5*[.A941]" office:value-type="float" office:value="-0.669983094272932" calcext:value-type="float">
            <text:p>-0.669983094272932</text:p>
          </table:table-cell>
          <table:table-cell table:formula="of:= [.B941]*[.B941]*[.B941]*[.B941] - 16*[.B941]*[.B941] + 5*[.B941]" office:value-type="float" office:value="0.342290068864771" calcext:value-type="float">
            <text:p>0.3422900688647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7723173641609" calcext:value-type="float">
            <text:p>0.177723173641609</text:p>
          </table:table-cell>
          <table:table-cell table:formula="of:=-[.A942]" office:value-type="float" office:value="-0.177723173641609" calcext:value-type="float">
            <text:p>-0.177723173641609</text:p>
          </table:table-cell>
          <table:table-cell/>
          <table:table-cell table:formula="of:= 100 * ([.A943] - [.A942]*[.A942]) * ([.A943] - [.A942]*[.A942]) + (1 - [.A942]) * (1 - [.A942])" office:value-type="float" office:value="22.2663849775653" calcext:value-type="float">
            <text:p>22.2663849775653</text:p>
          </table:table-cell>
          <table:table-cell table:formula="of:= 100 * ([.B943] - [.B942]*[.B942]) * ([.B943] - [.B942]*[.B942]) + (1 - [.B942]) * (1 - [.B942])" office:value-type="float" office:value="17.5058113692765" calcext:value-type="float">
            <text:p>17.5058113692765</text:p>
          </table:table-cell>
          <table:table-cell table:formula="of:= [.A942]*[.A942]*[.A942]*[.A942] - 16*[.A942]*[.A942] + 5*[.A942]" office:value-type="float" office:value="0.384245090501193" calcext:value-type="float">
            <text:p>0.384245090501193</text:p>
          </table:table-cell>
          <table:table-cell table:formula="of:= [.B942]*[.B942]*[.B942]*[.B942] - 16*[.B942]*[.B942] + 5*[.B942]" office:value-type="float" office:value="-1.3929866459149" calcext:value-type="float">
            <text:p>-1.39298664591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3067524744861" calcext:value-type="float">
            <text:p>-0.433067524744861</text:p>
          </table:table-cell>
          <table:table-cell table:formula="of:=-[.A943]" office:value-type="float" office:value="0.433067524744861" calcext:value-type="float">
            <text:p>0.433067524744861</text:p>
          </table:table-cell>
          <table:table-cell/>
          <table:table-cell table:formula="of:= 100 * ([.A944] - [.A943]*[.A943]) * ([.A944] - [.A943]*[.A943]) + (1 - [.A943]) * (1 - [.A943])" office:value-type="float" office:value="2.22311982883247" calcext:value-type="float">
            <text:p>2.22311982883247</text:p>
          </table:table-cell>
          <table:table-cell table:formula="of:= 100 * ([.B944] - [.B943]*[.B943]) * ([.B944] - [.B943]*[.B943]) + (1 - [.B943]) * (1 - [.B943])" office:value-type="float" office:value="11.4724838431169" calcext:value-type="float">
            <text:p>11.4724838431169</text:p>
          </table:table-cell>
          <table:table-cell table:formula="of:= [.A943]*[.A943]*[.A943]*[.A943] - 16*[.A943]*[.A943] + 5*[.A943]" office:value-type="float" office:value="-5.13092326191738" calcext:value-type="float">
            <text:p>-5.13092326191738</text:p>
          </table:table-cell>
          <table:table-cell table:formula="of:= [.B943]*[.B943]*[.B943]*[.B943] - 16*[.B943]*[.B943] + 5*[.B943]" office:value-type="float" office:value="-0.800248014468765" calcext:value-type="float">
            <text:p>-0.8002480144687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6384718890586" calcext:value-type="float">
            <text:p>0.146384718890586</text:p>
          </table:table-cell>
          <table:table-cell table:formula="of:=-[.A944]" office:value-type="float" office:value="-0.146384718890586" calcext:value-type="float">
            <text:p>-0.146384718890586</text:p>
          </table:table-cell>
          <table:table-cell/>
          <table:table-cell table:formula="of:= 100 * ([.A945] - [.A944]*[.A944]) * ([.A945] - [.A944]*[.A944]) + (1 - [.A944]) * (1 - [.A944])" office:value-type="float" office:value="17.4335260137431" calcext:value-type="float">
            <text:p>17.4335260137431</text:p>
          </table:table-cell>
          <table:table-cell table:formula="of:= 100 * ([.B945] - [.B944]*[.B944]) * ([.B945] - [.B944]*[.B944]) + (1 - [.B944]) * (1 - [.B944])" office:value-type="float" office:value="21.7060018761007" calcext:value-type="float">
            <text:p>21.7060018761007</text:p>
          </table:table-cell>
          <table:table-cell table:formula="of:= [.A944]*[.A944]*[.A944]*[.A944] - 16*[.A944]*[.A944] + 5*[.A944]" office:value-type="float" office:value="0.38952699966714" calcext:value-type="float">
            <text:p>0.38952699966714</text:p>
          </table:table-cell>
          <table:table-cell table:formula="of:= [.B944]*[.B944]*[.B944]*[.B944] - 16*[.B944]*[.B944] + 5*[.B944]" office:value-type="float" office:value="-1.07432018923872" calcext:value-type="float">
            <text:p>-1.074320189238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0144364813661" calcext:value-type="float">
            <text:p>0.430144364813661</text:p>
          </table:table-cell>
          <table:table-cell table:formula="of:=-[.A945]" office:value-type="float" office:value="-0.430144364813661" calcext:value-type="float">
            <text:p>-0.430144364813661</text:p>
          </table:table-cell>
          <table:table-cell/>
          <table:table-cell table:formula="of:= 100 * ([.A946] - [.A945]*[.A945]) * ([.A946] - [.A945]*[.A945]) + (1 - [.A945]) * (1 - [.A945])" office:value-type="float" office:value="13.3445297111143" calcext:value-type="float">
            <text:p>13.3445297111143</text:p>
          </table:table-cell>
          <table:table-cell table:formula="of:= 100 * ([.B946] - [.B945]*[.B945]) * ([.B946] - [.B945]*[.B945]) + (1 - [.B945]) * (1 - [.B945])" office:value-type="float" office:value="2.05381158491577" calcext:value-type="float">
            <text:p>2.05381158491577</text:p>
          </table:table-cell>
          <table:table-cell table:formula="of:= [.A945]*[.A945]*[.A945]*[.A945] - 16*[.A945]*[.A945] + 5*[.A945]" office:value-type="float" office:value="-0.775431024047502" calcext:value-type="float">
            <text:p>-0.775431024047502</text:p>
          </table:table-cell>
          <table:table-cell table:formula="of:= [.B945]*[.B945]*[.B945]*[.B945] - 16*[.B945]*[.B945] + 5*[.B945]" office:value-type="float" office:value="-5.07687467218412" calcext:value-type="float">
            <text:p>-5.07687467218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5805345638236" calcext:value-type="float">
            <text:p>-0.175805345638236</text:p>
          </table:table-cell>
          <table:table-cell table:formula="of:=-[.A946]" office:value-type="float" office:value="0.175805345638236" calcext:value-type="float">
            <text:p>0.175805345638236</text:p>
          </table:table-cell>
          <table:table-cell/>
          <table:table-cell table:formula="of:= 100 * ([.A947] - [.A946]*[.A946]) * ([.A947] - [.A946]*[.A946]) + (1 - [.A946]) * (1 - [.A946])" office:value-type="float" office:value="5.10806799492504" calcext:value-type="float">
            <text:p>5.10806799492504</text:p>
          </table:table-cell>
          <table:table-cell table:formula="of:= 100 * ([.B947] - [.B946]*[.B946]) * ([.B947] - [.B946]*[.B946]) + (1 - [.B946]) * (1 - [.B946])" office:value-type="float" office:value="7.17322513517104" calcext:value-type="float">
            <text:p>7.17322513517104</text:p>
          </table:table-cell>
          <table:table-cell table:formula="of:= [.A946]*[.A946]*[.A946]*[.A946] - 16*[.A946]*[.A946] + 5*[.A946]" office:value-type="float" office:value="-1.37259176630582" calcext:value-type="float">
            <text:p>-1.37259176630582</text:p>
          </table:table-cell>
          <table:table-cell table:formula="of:= [.B946]*[.B946]*[.B946]*[.B946] - 16*[.B946]*[.B946] + 5*[.B946]" office:value-type="float" office:value="0.385461690076547" calcext:value-type="float">
            <text:p>0.3854616900765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3924352605716" calcext:value-type="float">
            <text:p>0.223924352605716</text:p>
          </table:table-cell>
          <table:table-cell table:formula="of:=-[.A947]" office:value-type="float" office:value="-0.223924352605716" calcext:value-type="float">
            <text:p>-0.223924352605716</text:p>
          </table:table-cell>
          <table:table-cell/>
          <table:table-cell table:formula="of:= 100 * ([.A948] - [.A947]*[.A947]) * ([.A948] - [.A947]*[.A947]) + (1 - [.A947]) * (1 - [.A947])" office:value-type="float" office:value="5.6902080049884" calcext:value-type="float">
            <text:p>5.6902080049884</text:p>
          </table:table-cell>
          <table:table-cell table:formula="of:= 100 * ([.B948] - [.B947]*[.B947]) * ([.B948] - [.B947]*[.B947]) + (1 - [.B947]) * (1 - [.B947])" office:value-type="float" office:value="12.1157018332962" calcext:value-type="float">
            <text:p>12.1157018332962</text:p>
          </table:table-cell>
          <table:table-cell table:formula="of:= [.A947]*[.A947]*[.A947]*[.A947] - 16*[.A947]*[.A947] + 5*[.A947]" office:value-type="float" office:value="0.319862143756213" calcext:value-type="float">
            <text:p>0.319862143756213</text:p>
          </table:table-cell>
          <table:table-cell table:formula="of:= [.B947]*[.B947]*[.B947]*[.B947] - 16*[.B947]*[.B947] + 5*[.B947]" office:value-type="float" office:value="-1.91938138230095" calcext:value-type="float">
            <text:p>-1.919381382300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5706177422026" calcext:value-type="float">
            <text:p>0.275706177422026</text:p>
          </table:table-cell>
          <table:table-cell table:formula="of:=-[.A948]" office:value-type="float" office:value="-0.275706177422026" calcext:value-type="float">
            <text:p>-0.275706177422026</text:p>
          </table:table-cell>
          <table:table-cell/>
          <table:table-cell table:formula="of:= 100 * ([.A949] - [.A948]*[.A948]) * ([.A949] - [.A948]*[.A948]) + (1 - [.A948]) * (1 - [.A948])" office:value-type="float" office:value="7.98887949535856" calcext:value-type="float">
            <text:p>7.98887949535856</text:p>
          </table:table-cell>
          <table:table-cell table:formula="of:= 100 * ([.B949] - [.B948]*[.B948]) * ([.B949] - [.B948]*[.B948]) + (1 - [.B948]) * (1 - [.B948])" office:value-type="float" office:value="3.09589798296624" calcext:value-type="float">
            <text:p>3.09589798296624</text:p>
          </table:table-cell>
          <table:table-cell table:formula="of:= [.A948]*[.A948]*[.A948]*[.A948] - 16*[.A948]*[.A948] + 5*[.A948]" office:value-type="float" office:value="0.168086659237421" calcext:value-type="float">
            <text:p>0.168086659237421</text:p>
          </table:table-cell>
          <table:table-cell table:formula="of:= [.B948]*[.B948]*[.B948]*[.B948] - 16*[.B948]*[.B948] + 5*[.B948]" office:value-type="float" office:value="-2.58897511498284" calcext:value-type="float">
            <text:p>-2.588975114982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7194411693115" calcext:value-type="float">
            <text:p>-0.197194411693115</text:p>
          </table:table-cell>
          <table:table-cell table:formula="of:=-[.A949]" office:value-type="float" office:value="0.197194411693115" calcext:value-type="float">
            <text:p>0.197194411693115</text:p>
          </table:table-cell>
          <table:table-cell/>
          <table:table-cell table:formula="of:= 100 * ([.A950] - [.A949]*[.A949]) * ([.A950] - [.A949]*[.A949]) + (1 - [.A949]) * (1 - [.A949])" office:value-type="float" office:value="1.43694844436836" calcext:value-type="float">
            <text:p>1.43694844436836</text:p>
          </table:table-cell>
          <table:table-cell table:formula="of:= 100 * ([.B950] - [.B949]*[.B949]) * ([.B950] - [.B949]*[.B949]) + (1 - [.B949]) * (1 - [.B949])" office:value-type="float" office:value="1.15872823893399" calcext:value-type="float">
            <text:p>1.15872823893399</text:p>
          </table:table-cell>
          <table:table-cell table:formula="of:= [.A949]*[.A949]*[.A949]*[.A949] - 16*[.A949]*[.A949] + 5*[.A949]" office:value-type="float" office:value="-1.60663014182612" calcext:value-type="float">
            <text:p>-1.60663014182612</text:p>
          </table:table-cell>
          <table:table-cell table:formula="of:= [.B949]*[.B949]*[.B949]*[.B949] - 16*[.B949]*[.B949] + 5*[.B949]" office:value-type="float" office:value="0.365313975105032" calcext:value-type="float">
            <text:p>0.3653139751050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28242954094141" calcext:value-type="float">
            <text:p>0.0328242954094141</text:p>
          </table:table-cell>
          <table:table-cell table:formula="of:=-[.A950]" office:value-type="float" office:value="-0.0328242954094141" calcext:value-type="float">
            <text:p>-0.0328242954094141</text:p>
          </table:table-cell>
          <table:table-cell/>
          <table:table-cell table:formula="of:= 100 * ([.A951] - [.A950]*[.A950]) * ([.A951] - [.A950]*[.A950]) + (1 - [.A950]) * (1 - [.A950])" office:value-type="float" office:value="24.8025550020216" calcext:value-type="float">
            <text:p>24.8025550020216</text:p>
          </table:table-cell>
          <table:table-cell table:formula="of:= 100 * ([.B951] - [.B950]*[.B950]) * ([.B951] - [.B950]*[.B950]) + (1 - [.B950]) * (1 - [.B950])" office:value-type="float" office:value="25.1448644133815" calcext:value-type="float">
            <text:p>25.1448644133815</text:p>
          </table:table-cell>
          <table:table-cell table:formula="of:= [.A950]*[.A950]*[.A950]*[.A950] - 16*[.A950]*[.A950] + 5*[.A950]" office:value-type="float" office:value="0.146883688005899" calcext:value-type="float">
            <text:p>0.146883688005899</text:p>
          </table:table-cell>
          <table:table-cell table:formula="of:= [.B950]*[.B950]*[.B950]*[.B950] - 16*[.B950]*[.B950] + 5*[.B950]" office:value-type="float" office:value="-0.181359266088243" calcext:value-type="float">
            <text:p>-0.1813592660882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9617362711439" calcext:value-type="float">
            <text:p>0.489617362711439</text:p>
          </table:table-cell>
          <table:table-cell table:formula="of:=-[.A951]" office:value-type="float" office:value="-0.489617362711439" calcext:value-type="float">
            <text:p>-0.489617362711439</text:p>
          </table:table-cell>
          <table:table-cell/>
          <table:table-cell table:formula="of:= 100 * ([.A952] - [.A951]*[.A951]) * ([.A952] - [.A951]*[.A951]) + (1 - [.A951]) * (1 - [.A951])" office:value-type="float" office:value="38.3185898044665" calcext:value-type="float">
            <text:p>38.3185898044665</text:p>
          </table:table-cell>
          <table:table-cell table:formula="of:= 100 * ([.B952] - [.B951]*[.B951]) * ([.B952] - [.B951]*[.B951]) + (1 - [.B951]) * (1 - [.B951])" office:value-type="float" office:value="4.10854400911212" calcext:value-type="float">
            <text:p>4.10854400911212</text:p>
          </table:table-cell>
          <table:table-cell table:formula="of:= [.A951]*[.A951]*[.A951]*[.A951] - 16*[.A951]*[.A951] + 5*[.A951]" office:value-type="float" office:value="-1.330047623106" calcext:value-type="float">
            <text:p>-1.330047623106</text:p>
          </table:table-cell>
          <table:table-cell table:formula="of:= [.B951]*[.B951]*[.B951]*[.B951] - 16*[.B951]*[.B951] + 5*[.B951]" office:value-type="float" office:value="-6.22622125022038" calcext:value-type="float">
            <text:p>-6.226221250220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7187306541892" calcext:value-type="float">
            <text:p>-0.377187306541892</text:p>
          </table:table-cell>
          <table:table-cell table:formula="of:=-[.A952]" office:value-type="float" office:value="0.377187306541892" calcext:value-type="float">
            <text:p>0.377187306541892</text:p>
          </table:table-cell>
          <table:table-cell/>
          <table:table-cell table:formula="of:= 100 * ([.A953] - [.A952]*[.A952]) * ([.A953] - [.A952]*[.A952]) + (1 - [.A952]) * (1 - [.A952])" office:value-type="float" office:value="2.19163804012957" calcext:value-type="float">
            <text:p>2.19163804012957</text:p>
          </table:table-cell>
          <table:table-cell table:formula="of:= 100 * ([.B953] - [.B952]*[.B952]) * ([.B953] - [.B952]*[.B952]) + (1 - [.B952]) * (1 - [.B952])" office:value-type="float" office:value="5.68835456370574" calcext:value-type="float">
            <text:p>5.68835456370574</text:p>
          </table:table-cell>
          <table:table-cell table:formula="of:= [.A952]*[.A952]*[.A952]*[.A952] - 16*[.A952]*[.A952] + 5*[.A952]" office:value-type="float" office:value="-4.14201993209051" calcext:value-type="float">
            <text:p>-4.14201993209051</text:p>
          </table:table-cell>
          <table:table-cell table:formula="of:= [.B952]*[.B952]*[.B952]*[.B952] - 16*[.B952]*[.B952] + 5*[.B952]" office:value-type="float" office:value="-0.370146866671593" calcext:value-type="float">
            <text:p>-0.3701468666715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79569911765387" calcext:value-type="float">
            <text:p>0.0879569911765387</text:p>
          </table:table-cell>
          <table:table-cell table:formula="of:=-[.A953]" office:value-type="float" office:value="-0.0879569911765387" calcext:value-type="float">
            <text:p>-0.0879569911765387</text:p>
          </table:table-cell>
          <table:table-cell/>
          <table:table-cell table:formula="of:= 100 * ([.A954] - [.A953]*[.A953]) * ([.A954] - [.A953]*[.A953]) + (1 - [.A953]) * (1 - [.A953])" office:value-type="float" office:value="0.977780471402829" calcext:value-type="float">
            <text:p>0.977780471402829</text:p>
          </table:table-cell>
          <table:table-cell table:formula="of:= 100 * ([.B954] - [.B953]*[.B953]) * ([.B954] - [.B953]*[.B953]) + (1 - [.B953]) * (1 - [.B953])" office:value-type="float" office:value="1.47177585502636" calcext:value-type="float">
            <text:p>1.47177585502636</text:p>
          </table:table-cell>
          <table:table-cell table:formula="of:= [.A953]*[.A953]*[.A953]*[.A953] - 16*[.A953]*[.A953] + 5*[.A953]" office:value-type="float" office:value="0.316061891518102" calcext:value-type="float">
            <text:p>0.316061891518102</text:p>
          </table:table-cell>
          <table:table-cell table:formula="of:= [.B953]*[.B953]*[.B953]*[.B953] - 16*[.B953]*[.B953] + 5*[.B953]" office:value-type="float" office:value="-0.563508020247285" calcext:value-type="float">
            <text:p>-0.5635080202472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59408851078669" calcext:value-type="float">
            <text:p>0.0459408851078669</text:p>
          </table:table-cell>
          <table:table-cell table:formula="of:=-[.A954]" office:value-type="float" office:value="-0.0459408851078669" calcext:value-type="float">
            <text:p>-0.0459408851078669</text:p>
          </table:table-cell>
          <table:table-cell/>
          <table:table-cell table:formula="of:= 100 * ([.A955] - [.A954]*[.A954]) * ([.A955] - [.A954]*[.A954]) + (1 - [.A954]) * (1 - [.A954])" office:value-type="float" office:value="2.01592608750185" calcext:value-type="float">
            <text:p>2.01592608750185</text:p>
          </table:table-cell>
          <table:table-cell table:formula="of:= 100 * ([.B955] - [.B954]*[.B954]) * ([.B955] - [.B954]*[.B954]) + (1 - [.B954]) * (1 - [.B954])" office:value-type="float" office:value="2.29024359055218" calcext:value-type="float">
            <text:p>2.29024359055218</text:p>
          </table:table-cell>
          <table:table-cell table:formula="of:= [.A954]*[.A954]*[.A954]*[.A954] - 16*[.A954]*[.A954] + 5*[.A954]" office:value-type="float" office:value="0.195939841231727" calcext:value-type="float">
            <text:p>0.195939841231727</text:p>
          </table:table-cell>
          <table:table-cell table:formula="of:= [.B954]*[.B954]*[.B954]*[.B954] - 16*[.B954]*[.B954] + 5*[.B954]" office:value-type="float" office:value="-0.263469009846942" calcext:value-type="float">
            <text:p>-0.2634690098469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7262706737825" calcext:value-type="float">
            <text:p>0.107262706737825</text:p>
          </table:table-cell>
          <table:table-cell table:formula="of:=-[.A955]" office:value-type="float" office:value="-0.107262706737825" calcext:value-type="float">
            <text:p>-0.107262706737825</text:p>
          </table:table-cell>
          <table:table-cell/>
          <table:table-cell table:formula="of:= 100 * ([.A956] - [.A955]*[.A955]) * ([.A956] - [.A955]*[.A955]) + (1 - [.A955]) * (1 - [.A955])" office:value-type="float" office:value="6.46647051238584" calcext:value-type="float">
            <text:p>6.46647051238584</text:p>
          </table:table-cell>
          <table:table-cell table:formula="of:= 100 * ([.B956] - [.B955]*[.B955]) * ([.B956] - [.B955]*[.B955]) + (1 - [.B955]) * (1 - [.B955])" office:value-type="float" office:value="8.04426551259108" calcext:value-type="float">
            <text:p>8.04426551259108</text:p>
          </table:table-cell>
          <table:table-cell table:formula="of:= [.A955]*[.A955]*[.A955]*[.A955] - 16*[.A955]*[.A955] + 5*[.A955]" office:value-type="float" office:value="0.352361293239401" calcext:value-type="float">
            <text:p>0.352361293239401</text:p>
          </table:table-cell>
          <table:table-cell table:formula="of:= [.B955]*[.B955]*[.B955]*[.B955] - 16*[.B955]*[.B955] + 5*[.B955]" office:value-type="float" office:value="-0.72026577413885" calcext:value-type="float">
            <text:p>-0.720265774138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9612210407358" calcext:value-type="float">
            <text:p>0.249612210407358</text:p>
          </table:table-cell>
          <table:table-cell table:formula="of:=-[.A956]" office:value-type="float" office:value="-0.249612210407358" calcext:value-type="float">
            <text:p>-0.249612210407358</text:p>
          </table:table-cell>
          <table:table-cell/>
          <table:table-cell table:formula="of:= 100 * ([.A957] - [.A956]*[.A956]) * ([.A957] - [.A956]*[.A956]) + (1 - [.A956]) * (1 - [.A956])" office:value-type="float" office:value="2.5441085297139" calcext:value-type="float">
            <text:p>2.5441085297139</text:p>
          </table:table-cell>
          <table:table-cell table:formula="of:= 100 * ([.B957] - [.B956]*[.B956]) * ([.B957] - [.B956]*[.B956]) + (1 - [.B956]) * (1 - [.B956])" office:value-type="float" office:value="1.58756914248174" calcext:value-type="float">
            <text:p>1.58756914248174</text:p>
          </table:table-cell>
          <table:table-cell table:formula="of:= [.A956]*[.A956]*[.A956]*[.A956] - 16*[.A956]*[.A956] + 5*[.A956]" office:value-type="float" office:value="0.255043032170591" calcext:value-type="float">
            <text:p>0.255043032170591</text:p>
          </table:table-cell>
          <table:table-cell table:formula="of:= [.B956]*[.B956]*[.B956]*[.B956] - 16*[.B956]*[.B956] + 5*[.B956]" office:value-type="float" office:value="-2.24107907190299" calcext:value-type="float">
            <text:p>-2.241079071902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84426944984636" calcext:value-type="float">
            <text:p>-0.0784426944984636</text:p>
          </table:table-cell>
          <table:table-cell table:formula="of:=-[.A957]" office:value-type="float" office:value="0.0784426944984636" calcext:value-type="float">
            <text:p>0.0784426944984636</text:p>
          </table:table-cell>
          <table:table-cell/>
          <table:table-cell table:formula="of:= 100 * ([.A958] - [.A957]*[.A957]) * ([.A958] - [.A957]*[.A957]) + (1 - [.A957]) * (1 - [.A957])" office:value-type="float" office:value="2.28692016215875" calcext:value-type="float">
            <text:p>2.28692016215875</text:p>
          </table:table-cell>
          <table:table-cell table:formula="of:= 100 * ([.B958] - [.B957]*[.B957]) * ([.B958] - [.B957]*[.B957]) + (1 - [.B957]) * (1 - [.B957])" office:value-type="float" office:value="2.24922515930356" calcext:value-type="float">
            <text:p>2.24922515930356</text:p>
          </table:table-cell>
          <table:table-cell table:formula="of:= [.A957]*[.A957]*[.A957]*[.A957] - 16*[.A957]*[.A957] + 5*[.A957]" office:value-type="float" office:value="-0.490627711051845" calcext:value-type="float">
            <text:p>-0.490627711051845</text:p>
          </table:table-cell>
          <table:table-cell table:formula="of:= [.B957]*[.B957]*[.B957]*[.B957] - 16*[.B957]*[.B957] + 5*[.B957]" office:value-type="float" office:value="0.293799233932791" calcext:value-type="float">
            <text:p>0.2937992339327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2166534584822" calcext:value-type="float">
            <text:p>0.112166534584822</text:p>
          </table:table-cell>
          <table:table-cell table:formula="of:=-[.A958]" office:value-type="float" office:value="-0.112166534584822" calcext:value-type="float">
            <text:p>-0.112166534584822</text:p>
          </table:table-cell>
          <table:table-cell/>
          <table:table-cell table:formula="of:= 100 * ([.A959] - [.A958]*[.A958]) * ([.A959] - [.A958]*[.A958]) + (1 - [.A958]) * (1 - [.A958])" office:value-type="float" office:value="10.6763190575621" calcext:value-type="float">
            <text:p>10.6763190575621</text:p>
          </table:table-cell>
          <table:table-cell table:formula="of:= 100 * ([.B959] - [.B958]*[.B958]) * ([.B959] - [.B958]*[.B958]) + (1 - [.B958]) * (1 - [.B958])" office:value-type="float" office:value="9.60580603539786" calcext:value-type="float">
            <text:p>9.60580603539786</text:p>
          </table:table-cell>
          <table:table-cell table:formula="of:= [.A958]*[.A958]*[.A958]*[.A958] - 16*[.A958]*[.A958] + 5*[.A958]" office:value-type="float" office:value="0.359689659133649" calcext:value-type="float">
            <text:p>0.359689659133649</text:p>
          </table:table-cell>
          <table:table-cell table:formula="of:= [.B958]*[.B958]*[.B958]*[.B958] - 16*[.B958]*[.B958] + 5*[.B958]" office:value-type="float" office:value="-0.761975686714566" calcext:value-type="float">
            <text:p>-0.7619756867145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1871698322587" calcext:value-type="float">
            <text:p>-0.301871698322587</text:p>
          </table:table-cell>
          <table:table-cell table:formula="of:=-[.A959]" office:value-type="float" office:value="0.301871698322587" calcext:value-type="float">
            <text:p>0.301871698322587</text:p>
          </table:table-cell>
          <table:table-cell/>
          <table:table-cell table:formula="of:= 100 * ([.A960] - [.A959]*[.A959]) * ([.A960] - [.A959]*[.A959]) + (1 - [.A959]) * (1 - [.A959])" office:value-type="float" office:value="12.9696832303378" calcext:value-type="float">
            <text:p>12.9696832303378</text:p>
          </table:table-cell>
          <table:table-cell table:formula="of:= 100 * ([.B960] - [.B959]*[.B959]) * ([.B960] - [.B959]*[.B959]) + (1 - [.B959]) * (1 - [.B959])" office:value-type="float" office:value="27.3231950297472" calcext:value-type="float">
            <text:p>27.3231950297472</text:p>
          </table:table-cell>
          <table:table-cell table:formula="of:= [.A959]*[.A959]*[.A959]*[.A959] - 16*[.A959]*[.A959] + 5*[.A959]" office:value-type="float" office:value="-2.9590788045265" calcext:value-type="float">
            <text:p>-2.9590788045265</text:p>
          </table:table-cell>
          <table:table-cell table:formula="of:= [.B959]*[.B959]*[.B959]*[.B959] - 16*[.B959]*[.B959] + 5*[.B959]" office:value-type="float" office:value="0.0596381786993705" calcext:value-type="float">
            <text:p>0.05963817869937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6906410142666" calcext:value-type="float">
            <text:p>0.426906410142666</text:p>
          </table:table-cell>
          <table:table-cell table:formula="of:=-[.A960]" office:value-type="float" office:value="-0.426906410142666" calcext:value-type="float">
            <text:p>-0.426906410142666</text:p>
          </table:table-cell>
          <table:table-cell/>
          <table:table-cell table:formula="of:= 100 * ([.A961] - [.A960]*[.A960]) * ([.A961] - [.A960]*[.A960]) + (1 - [.A960]) * (1 - [.A960])" office:value-type="float" office:value="0.873335390856558" calcext:value-type="float">
            <text:p>0.873335390856558</text:p>
          </table:table-cell>
          <table:table-cell table:formula="of:= 100 * ([.B961] - [.B960]*[.B960]) * ([.B961] - [.B960]*[.B960]) + (1 - [.B960]) * (1 - [.B960])" office:value-type="float" office:value="21.2481051971293" calcext:value-type="float">
            <text:p>21.2481051971293</text:p>
          </table:table-cell>
          <table:table-cell table:formula="of:= [.A960]*[.A960]*[.A960]*[.A960] - 16*[.A960]*[.A960] + 5*[.A960]" office:value-type="float" office:value="-0.748238549359083" calcext:value-type="float">
            <text:p>-0.748238549359083</text:p>
          </table:table-cell>
          <table:table-cell table:formula="of:= [.B960]*[.B960]*[.B960]*[.B960] - 16*[.B960]*[.B960] + 5*[.B960]" office:value-type="float" office:value="-5.01730265078574" calcext:value-type="float">
            <text:p>-5.017302650785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6066366100201" calcext:value-type="float">
            <text:p>0.256066366100201</text:p>
          </table:table-cell>
          <table:table-cell table:formula="of:=-[.A961]" office:value-type="float" office:value="-0.256066366100201" calcext:value-type="float">
            <text:p>-0.256066366100201</text:p>
          </table:table-cell>
          <table:table-cell/>
          <table:table-cell table:formula="of:= 100 * ([.A962] - [.A961]*[.A961]) * ([.A962] - [.A961]*[.A961]) + (1 - [.A961]) * (1 - [.A961])" office:value-type="float" office:value="11.1126461212697" calcext:value-type="float">
            <text:p>11.1126461212697</text:p>
          </table:table-cell>
          <table:table-cell table:formula="of:= 100 * ([.B962] - [.B961]*[.B961]) * ([.B962] - [.B961]*[.B961]) + (1 - [.B961]) * (1 - [.B961])" office:value-type="float" office:value="22.3794504990388" calcext:value-type="float">
            <text:p>22.3794504990388</text:p>
          </table:table-cell>
          <table:table-cell table:formula="of:= [.A961]*[.A961]*[.A961]*[.A961] - 16*[.A961]*[.A961] + 5*[.A961]" office:value-type="float" office:value="0.235511511718606" calcext:value-type="float">
            <text:p>0.235511511718606</text:p>
          </table:table-cell>
          <table:table-cell table:formula="of:= [.B961]*[.B961]*[.B961]*[.B961] - 16*[.B961]*[.B961] + 5*[.B961]" office:value-type="float" office:value="-2.3251521492834" calcext:value-type="float">
            <text:p>-2.32515214928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0519347127987" calcext:value-type="float">
            <text:p>0.390519347127987</text:p>
          </table:table-cell>
          <table:table-cell table:formula="of:=-[.A962]" office:value-type="float" office:value="-0.390519347127987" calcext:value-type="float">
            <text:p>-0.390519347127987</text:p>
          </table:table-cell>
          <table:table-cell/>
          <table:table-cell table:formula="of:= 100 * ([.A963] - [.A962]*[.A962]) * ([.A963] - [.A962]*[.A962]) + (1 - [.A962]) * (1 - [.A962])" office:value-type="float" office:value="1.74220873984141" calcext:value-type="float">
            <text:p>1.74220873984141</text:p>
          </table:table-cell>
          <table:table-cell table:formula="of:= 100 * ([.B963] - [.B962]*[.B962]) * ([.B963] - [.B962]*[.B962]) + (1 - [.B962]) * (1 - [.B962])" office:value-type="float" office:value="5.46538870689928" calcext:value-type="float">
            <text:p>5.46538870689928</text:p>
          </table:table-cell>
          <table:table-cell table:formula="of:= [.A962]*[.A962]*[.A962]*[.A962] - 16*[.A962]*[.A962] + 5*[.A962]" office:value-type="float" office:value="-0.464231147084852" calcext:value-type="float">
            <text:p>-0.464231147084852</text:p>
          </table:table-cell>
          <table:table-cell table:formula="of:= [.B962]*[.B962]*[.B962]*[.B962] - 16*[.B962]*[.B962] + 5*[.B962]" office:value-type="float" office:value="-4.36942461836472" calcext:value-type="float">
            <text:p>-4.369424618364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54266658517118" calcext:value-type="float">
            <text:p>0.0354266658517118</text:p>
          </table:table-cell>
          <table:table-cell table:formula="of:=-[.A963]" office:value-type="float" office:value="-0.0354266658517118" calcext:value-type="float">
            <text:p>-0.0354266658517118</text:p>
          </table:table-cell>
          <table:table-cell/>
          <table:table-cell table:formula="of:= 100 * ([.A964] - [.A963]*[.A963]) * ([.A964] - [.A963]*[.A963]) + (1 - [.A963]) * (1 - [.A963])" office:value-type="float" office:value="10.7733771346911" calcext:value-type="float">
            <text:p>10.7733771346911</text:p>
          </table:table-cell>
          <table:table-cell table:formula="of:= 100 * ([.B964] - [.B963]*[.B963]) * ([.B964] - [.B963]*[.B963]) + (1 - [.B963]) * (1 - [.B963])" office:value-type="float" office:value="11.0732150158218" calcext:value-type="float">
            <text:p>11.0732150158218</text:p>
          </table:table-cell>
          <table:table-cell table:formula="of:= [.A963]*[.A963]*[.A963]*[.A963] - 16*[.A963]*[.A963] + 5*[.A963]" office:value-type="float" office:value="0.15705412595178" calcext:value-type="float">
            <text:p>0.15705412595178</text:p>
          </table:table-cell>
          <table:table-cell table:formula="of:= [.B963]*[.B963]*[.B963]*[.B963] - 16*[.B963]*[.B963] + 5*[.B963]" office:value-type="float" office:value="-0.197212532565338" calcext:value-type="float">
            <text:p>-0.1972125325653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4990214322459" calcext:value-type="float">
            <text:p>0.314990214322459</text:p>
          </table:table-cell>
          <table:table-cell table:formula="of:=-[.A964]" office:value-type="float" office:value="-0.314990214322459" calcext:value-type="float">
            <text:p>-0.314990214322459</text:p>
          </table:table-cell>
          <table:table-cell/>
          <table:table-cell table:formula="of:= 100 * ([.A965] - [.A964]*[.A964]) * ([.A965] - [.A964]*[.A964]) + (1 - [.A964]) * (1 - [.A964])" office:value-type="float" office:value="5.69410497865388" calcext:value-type="float">
            <text:p>5.69410497865388</text:p>
          </table:table-cell>
          <table:table-cell table:formula="of:= 100 * ([.B965] - [.B964]*[.B964]) * ([.B965] - [.B964]*[.B964]) + (1 - [.B964]) * (1 - [.B964])" office:value-type="float" office:value="19.963580184607" calcext:value-type="float">
            <text:p>19.963580184607</text:p>
          </table:table-cell>
          <table:table-cell table:formula="of:= [.A964]*[.A964]*[.A964]*[.A964] - 16*[.A964]*[.A964] + 5*[.A964]" office:value-type="float" office:value="-0.00270591304788992" calcext:value-type="float">
            <text:p>-0.00270591304788992</text:p>
          </table:table-cell>
          <table:table-cell table:formula="of:= [.B964]*[.B964]*[.B964]*[.B964] - 16*[.B964]*[.B964] + 5*[.B964]" office:value-type="float" office:value="-3.15260805627248" calcext:value-type="float">
            <text:p>-3.152608056272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7798505522466" calcext:value-type="float">
            <text:p>0.327798505522466</text:p>
          </table:table-cell>
          <table:table-cell table:formula="of:=-[.A965]" office:value-type="float" office:value="-0.327798505522466" calcext:value-type="float">
            <text:p>-0.327798505522466</text:p>
          </table:table-cell>
          <table:table-cell/>
          <table:table-cell table:formula="of:= 100 * ([.A966] - [.A965]*[.A965]) * ([.A966] - [.A965]*[.A965]) + (1 - [.A965]) * (1 - [.A965])" office:value-type="float" office:value="2.44470872397112" calcext:value-type="float">
            <text:p>2.44470872397112</text:p>
          </table:table-cell>
          <table:table-cell table:formula="of:= 100 * ([.B966] - [.B965]*[.B965]) * ([.B966] - [.B965]*[.B965]) + (1 - [.B965]) * (1 - [.B965])" office:value-type="float" office:value="2.30673749172917" calcext:value-type="float">
            <text:p>2.30673749172917</text:p>
          </table:table-cell>
          <table:table-cell table:formula="of:= [.A965]*[.A965]*[.A965]*[.A965] - 16*[.A965]*[.A965] + 5*[.A965]" office:value-type="float" office:value="-0.068691333686532" calcext:value-type="float">
            <text:p>-0.068691333686532</text:p>
          </table:table-cell>
          <table:table-cell table:formula="of:= [.B965]*[.B965]*[.B965]*[.B965] - 16*[.B965]*[.B965] + 5*[.B965]" office:value-type="float" office:value="-3.34667638891119" calcext:value-type="float">
            <text:p>-3.346676388911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37166162439511" calcext:value-type="float">
            <text:p>-0.0337166162439511</text:p>
          </table:table-cell>
          <table:table-cell table:formula="of:=-[.A966]" office:value-type="float" office:value="0.0337166162439511" calcext:value-type="float">
            <text:p>0.0337166162439511</text:p>
          </table:table-cell>
          <table:table-cell/>
          <table:table-cell table:formula="of:= 100 * ([.A967] - [.A966]*[.A966]) * ([.A967] - [.A966]*[.A966]) + (1 - [.A966]) * (1 - [.A966])" office:value-type="float" office:value="6.23495939402527" calcext:value-type="float">
            <text:p>6.23495939402527</text:p>
          </table:table-cell>
          <table:table-cell table:formula="of:= 100 * ([.B967] - [.B966]*[.B966]) * ([.B967] - [.B966]*[.B966]) + (1 - [.B966]) * (1 - [.B966])" office:value-type="float" office:value="5.99725247653026" calcext:value-type="float">
            <text:p>5.99725247653026</text:p>
          </table:table-cell>
          <table:table-cell table:formula="of:= [.A966]*[.A966]*[.A966]*[.A966] - 16*[.A966]*[.A966] + 5*[.A966]" office:value-type="float" office:value="-0.186770752257369" calcext:value-type="float">
            <text:p>-0.186770752257369</text:p>
          </table:table-cell>
          <table:table-cell table:formula="of:= [.B966]*[.B966]*[.B966]*[.B966] - 16*[.B966]*[.B966] + 5*[.B966]" office:value-type="float" office:value="0.150395410182141" calcext:value-type="float">
            <text:p>0.1503954101821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6160117866109" calcext:value-type="float">
            <text:p>-0.226160117866109</text:p>
          </table:table-cell>
          <table:table-cell table:formula="of:=-[.A967]" office:value-type="float" office:value="0.226160117866109" calcext:value-type="float">
            <text:p>0.226160117866109</text:p>
          </table:table-cell>
          <table:table-cell/>
          <table:table-cell table:formula="of:= 100 * ([.A968] - [.A967]*[.A967]) * ([.A968] - [.A967]*[.A967]) + (1 - [.A967]) * (1 - [.A967])" office:value-type="float" office:value="7.97423215519707" calcext:value-type="float">
            <text:p>7.97423215519707</text:p>
          </table:table-cell>
          <table:table-cell table:formula="of:= 100 * ([.B968] - [.B967]*[.B967]) * ([.B968] - [.B967]*[.B967]) + (1 - [.B967]) * (1 - [.B967])" office:value-type="float" office:value="2.91166558200793" calcext:value-type="float">
            <text:p>2.91166558200793</text:p>
          </table:table-cell>
          <table:table-cell table:formula="of:= [.A967]*[.A967]*[.A967]*[.A967] - 16*[.A967]*[.A967] + 5*[.A967]" office:value-type="float" office:value="-1.94655881323056" calcext:value-type="float">
            <text:p>-1.94655881323056</text:p>
          </table:table-cell>
          <table:table-cell table:formula="of:= [.B967]*[.B967]*[.B967]*[.B967] - 16*[.B967]*[.B967] + 5*[.B967]" office:value-type="float" office:value="0.315042365430532" calcext:value-type="float">
            <text:p>0.3150423654305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3228556028693" calcext:value-type="float">
            <text:p>-0.203228556028693</text:p>
          </table:table-cell>
          <table:table-cell table:formula="of:=-[.A968]" office:value-type="float" office:value="0.203228556028693" calcext:value-type="float">
            <text:p>0.203228556028693</text:p>
          </table:table-cell>
          <table:table-cell/>
          <table:table-cell table:formula="of:= 100 * ([.A969] - [.A968]*[.A968]) * ([.A969] - [.A968]*[.A968]) + (1 - [.A968]) * (1 - [.A968])" office:value-type="float" office:value="3.69612010302878" calcext:value-type="float">
            <text:p>3.69612010302878</text:p>
          </table:table-cell>
          <table:table-cell table:formula="of:= 100 * ([.B969] - [.B968]*[.B968]) * ([.B969] - [.B968]*[.B968]) + (1 - [.B968]) * (1 - [.B968])" office:value-type="float" office:value="6.04275096320238" calcext:value-type="float">
            <text:p>6.04275096320238</text:p>
          </table:table-cell>
          <table:table-cell table:formula="of:= [.A968]*[.A968]*[.A968]*[.A968] - 16*[.A968]*[.A968] + 5*[.A968]" office:value-type="float" office:value="-1.67526647342978" calcext:value-type="float">
            <text:p>-1.67526647342978</text:p>
          </table:table-cell>
          <table:table-cell table:formula="of:= [.B968]*[.B968]*[.B968]*[.B968] - 16*[.B968]*[.B968] + 5*[.B968]" office:value-type="float" office:value="0.357019086857153" calcext:value-type="float">
            <text:p>0.3570190868571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1247207533836" calcext:value-type="float">
            <text:p>0.191247207533836</text:p>
          </table:table-cell>
          <table:table-cell table:formula="of:=-[.A969]" office:value-type="float" office:value="-0.191247207533836" calcext:value-type="float">
            <text:p>-0.191247207533836</text:p>
          </table:table-cell>
          <table:table-cell/>
          <table:table-cell table:formula="of:= 100 * ([.A970] - [.A969]*[.A969]) * ([.A970] - [.A969]*[.A969]) + (1 - [.A969]) * (1 - [.A969])" office:value-type="float" office:value="8.95705053554093" calcext:value-type="float">
            <text:p>8.95705053554093</text:p>
          </table:table-cell>
          <table:table-cell table:formula="of:= 100 * ([.B970] - [.B969]*[.B969]) * ([.B970] - [.B969]*[.B969]) + (1 - [.B969]) * (1 - [.B969])" office:value-type="float" office:value="6.04147307805829" calcext:value-type="float">
            <text:p>6.04147307805829</text:p>
          </table:table-cell>
          <table:table-cell table:formula="of:= [.A969]*[.A969]*[.A969]*[.A969] - 16*[.A969]*[.A969] + 5*[.A969]" office:value-type="float" office:value="0.372365894227174" calcext:value-type="float">
            <text:p>0.372365894227174</text:p>
          </table:table-cell>
          <table:table-cell table:formula="of:= [.B969]*[.B969]*[.B969]*[.B969] - 16*[.B969]*[.B969] + 5*[.B969]" office:value-type="float" office:value="-1.54010618111119" calcext:value-type="float">
            <text:p>-1.540106181111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15732424847" calcext:value-type="float">
            <text:p>-0.2515732424847</text:p>
          </table:table-cell>
          <table:table-cell table:formula="of:=-[.A970]" office:value-type="float" office:value="0.2515732424847" calcext:value-type="float">
            <text:p>0.2515732424847</text:p>
          </table:table-cell>
          <table:table-cell/>
          <table:table-cell table:formula="of:= 100 * ([.A971] - [.A970]*[.A970]) * ([.A971] - [.A970]*[.A970]) + (1 - [.A970]) * (1 - [.A970])" office:value-type="float" office:value="9.84535233962997" calcext:value-type="float">
            <text:p>9.84535233962997</text:p>
          </table:table-cell>
          <table:table-cell table:formula="of:= 100 * ([.B971] - [.B970]*[.B970]) * ([.B971] - [.B970]*[.B970]) + (1 - [.B970]) * (1 - [.B970])" office:value-type="float" office:value="3.15716753921278" calcext:value-type="float">
            <text:p>3.15716753921278</text:p>
          </table:table-cell>
          <table:table-cell table:formula="of:= [.A970]*[.A970]*[.A970]*[.A970] - 16*[.A970]*[.A970] + 5*[.A970]" office:value-type="float" office:value="-2.26648624405694" calcext:value-type="float">
            <text:p>-2.26648624405694</text:p>
          </table:table-cell>
          <table:table-cell table:formula="of:= [.B970]*[.B970]*[.B970]*[.B970] - 16*[.B970]*[.B970] + 5*[.B970]" office:value-type="float" office:value="0.249246180790058" calcext:value-type="float">
            <text:p>0.2492461807900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4441971823594" calcext:value-type="float">
            <text:p>-0.224441971823594</text:p>
          </table:table-cell>
          <table:table-cell table:formula="of:=-[.A971]" office:value-type="float" office:value="0.224441971823594" calcext:value-type="float">
            <text:p>0.224441971823594</text:p>
          </table:table-cell>
          <table:table-cell/>
          <table:table-cell table:formula="of:= 100 * ([.A972] - [.A971]*[.A971]) * ([.A972] - [.A971]*[.A971]) + (1 - [.A971]) * (1 - [.A971])" office:value-type="float" office:value="5.72883754623067" calcext:value-type="float">
            <text:p>5.72883754623067</text:p>
          </table:table-cell>
          <table:table-cell table:formula="of:= 100 * ([.B972] - [.B971]*[.B971]) * ([.B972] - [.B971]*[.B971]) + (1 - [.B971]) * (1 - [.B971])" office:value-type="float" office:value="9.99006486704353" calcext:value-type="float">
            <text:p>9.99006486704353</text:p>
          </table:table-cell>
          <table:table-cell table:formula="of:= [.A971]*[.A971]*[.A971]*[.A971] - 16*[.A971]*[.A971] + 5*[.A971]" office:value-type="float" office:value="-1.9256594786787" calcext:value-type="float">
            <text:p>-1.9256594786787</text:p>
          </table:table-cell>
          <table:table-cell table:formula="of:= [.B971]*[.B971]*[.B971]*[.B971] - 16*[.B971]*[.B971] + 5*[.B971]" office:value-type="float" office:value="0.318760239557247" calcext:value-type="float">
            <text:p>0.3187602395572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6033611432025" calcext:value-type="float">
            <text:p>0.256033611432025</text:p>
          </table:table-cell>
          <table:table-cell table:formula="of:=-[.A972]" office:value-type="float" office:value="-0.256033611432025" calcext:value-type="float">
            <text:p>-0.256033611432025</text:p>
          </table:table-cell>
          <table:table-cell/>
          <table:table-cell table:formula="of:= 100 * ([.A973] - [.A972]*[.A972]) * ([.A973] - [.A972]*[.A972]) + (1 - [.A972]) * (1 - [.A972])" office:value-type="float" office:value="26.4923335079467" calcext:value-type="float">
            <text:p>26.4923335079467</text:p>
          </table:table-cell>
          <table:table-cell table:formula="of:= 100 * ([.B973] - [.B972]*[.B972]) * ([.B973] - [.B972]*[.B972]) + (1 - [.B972]) * (1 - [.B972])" office:value-type="float" office:value="15.8808062173007" calcext:value-type="float">
            <text:p>15.8808062173007</text:p>
          </table:table-cell>
          <table:table-cell table:formula="of:= [.A972]*[.A972]*[.A972]*[.A972] - 16*[.A972]*[.A972] + 5*[.A972]" office:value-type="float" office:value="0.235613917598611" calcext:value-type="float">
            <text:p>0.235613917598611</text:p>
          </table:table-cell>
          <table:table-cell table:formula="of:= [.B972]*[.B972]*[.B972]*[.B972] - 16*[.B972]*[.B972] + 5*[.B972]" office:value-type="float" office:value="-2.32472219672164" calcext:value-type="float">
            <text:p>-2.324722196721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3748738769048" calcext:value-type="float">
            <text:p>-0.443748738769048</text:p>
          </table:table-cell>
          <table:table-cell table:formula="of:=-[.A973]" office:value-type="float" office:value="0.443748738769048" calcext:value-type="float">
            <text:p>0.443748738769048</text:p>
          </table:table-cell>
          <table:table-cell/>
          <table:table-cell table:formula="of:= 100 * ([.A974] - [.A973]*[.A973]) * ([.A974] - [.A973]*[.A973]) + (1 - [.A973]) * (1 - [.A973])" office:value-type="float" office:value="3.30240185094682" calcext:value-type="float">
            <text:p>3.30240185094682</text:p>
          </table:table-cell>
          <table:table-cell table:formula="of:= 100 * ([.B974] - [.B973]*[.B973]) * ([.B974] - [.B973]*[.B973]) + (1 - [.B973]) * (1 - [.B973])" office:value-type="float" office:value="8.34455615460896" calcext:value-type="float">
            <text:p>8.34455615460896</text:p>
          </table:table-cell>
          <table:table-cell table:formula="of:= [.A973]*[.A973]*[.A973]*[.A973] - 16*[.A973]*[.A973] + 5*[.A973]" office:value-type="float" office:value="-5.33057607720759" calcext:value-type="float">
            <text:p>-5.33057607720759</text:p>
          </table:table-cell>
          <table:table-cell table:formula="of:= [.B973]*[.B973]*[.B973]*[.B973] - 16*[.B973]*[.B973] + 5*[.B973]" office:value-type="float" office:value="-0.893088689517105" calcext:value-type="float">
            <text:p>-0.8930886895171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6550294121976" calcext:value-type="float">
            <text:p>0.086550294121976</text:p>
          </table:table-cell>
          <table:table-cell table:formula="of:=-[.A974]" office:value-type="float" office:value="-0.086550294121976" calcext:value-type="float">
            <text:p>-0.086550294121976</text:p>
          </table:table-cell>
          <table:table-cell/>
          <table:table-cell table:formula="of:= 100 * ([.A975] - [.A974]*[.A974]) * ([.A975] - [.A974]*[.A974]) + (1 - [.A974]) * (1 - [.A974])" office:value-type="float" office:value="0.985024658568919" calcext:value-type="float">
            <text:p>0.985024658568919</text:p>
          </table:table-cell>
          <table:table-cell table:formula="of:= 100 * ([.B975] - [.B974]*[.B974]) * ([.B975] - [.B974]*[.B974]) + (1 - [.B974]) * (1 - [.B974])" office:value-type="float" office:value="1.23737713139461" calcext:value-type="float">
            <text:p>1.23737713139461</text:p>
          </table:table-cell>
          <table:table-cell table:formula="of:= [.A974]*[.A974]*[.A974]*[.A974] - 16*[.A974]*[.A974] + 5*[.A974]" office:value-type="float" office:value="0.312952330391301" calcext:value-type="float">
            <text:p>0.312952330391301</text:p>
          </table:table-cell>
          <table:table-cell table:formula="of:= [.B974]*[.B974]*[.B974]*[.B974] - 16*[.B974]*[.B974] + 5*[.B974]" office:value-type="float" office:value="-0.552550610828459" calcext:value-type="float">
            <text:p>-0.5525506108284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13206805906555" calcext:value-type="float">
            <text:p>-0.0313206805906555</text:p>
          </table:table-cell>
          <table:table-cell table:formula="of:=-[.A975]" office:value-type="float" office:value="0.0313206805906555" calcext:value-type="float">
            <text:p>0.0313206805906555</text:p>
          </table:table-cell>
          <table:table-cell/>
          <table:table-cell table:formula="of:= 100 * ([.A976] - [.A975]*[.A975]) * ([.A976] - [.A975]*[.A975]) + (1 - [.A975]) * (1 - [.A975])" office:value-type="float" office:value="19.9567360919627" calcext:value-type="float">
            <text:p>19.9567360919627</text:p>
          </table:table-cell>
          <table:table-cell table:formula="of:= 100 * ([.B976] - [.B975]*[.B975]) * ([.B976] - [.B975]*[.B975]) + (1 - [.B975]) * (1 - [.B975])" office:value-type="float" office:value="19.6612794981863" calcext:value-type="float">
            <text:p>19.6612794981863</text:p>
          </table:table-cell>
          <table:table-cell table:formula="of:= [.A975]*[.A975]*[.A975]*[.A975] - 16*[.A975]*[.A975] + 5*[.A975]" office:value-type="float" office:value="-0.172298201144233" calcext:value-type="float">
            <text:p>-0.172298201144233</text:p>
          </table:table-cell>
          <table:table-cell table:formula="of:= [.B975]*[.B975]*[.B975]*[.B975] - 16*[.B975]*[.B975] + 5*[.B975]" office:value-type="float" office:value="0.140908604762322" calcext:value-type="float">
            <text:p>0.1409086047623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3681110689391" calcext:value-type="float">
            <text:p>-0.433681110689391</text:p>
          </table:table-cell>
          <table:table-cell table:formula="of:=-[.A976]" office:value-type="float" office:value="0.433681110689391" calcext:value-type="float">
            <text:p>0.433681110689391</text:p>
          </table:table-cell>
          <table:table-cell/>
          <table:table-cell table:formula="of:= 100 * ([.A977] - [.A976]*[.A976]) * ([.A977] - [.A976]*[.A976]) + (1 - [.A976]) * (1 - [.A976])" office:value-type="float" office:value="2.12367624999294" calcext:value-type="float">
            <text:p>2.12367624999294</text:p>
          </table:table-cell>
          <table:table-cell table:formula="of:= 100 * ([.B977] - [.B976]*[.B976]) * ([.B977] - [.B976]*[.B976]) + (1 - [.B976]) * (1 - [.B976])" office:value-type="float" office:value="16.5036681766002" calcext:value-type="float">
            <text:p>16.5036681766002</text:p>
          </table:table-cell>
          <table:table-cell table:formula="of:= [.A976]*[.A976]*[.A976]*[.A976] - 16*[.A976]*[.A976] + 5*[.A976]" office:value-type="float" office:value="-5.14230062048903" calcext:value-type="float">
            <text:p>-5.14230062048903</text:p>
          </table:table-cell>
          <table:table-cell table:formula="of:= [.B976]*[.B976]*[.B976]*[.B976] - 16*[.B976]*[.B976] + 5*[.B976]" office:value-type="float" office:value="-0.805489513595118" calcext:value-type="float">
            <text:p>-0.8054895135951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4201082669556" calcext:value-type="float">
            <text:p>0.214201082669556</text:p>
          </table:table-cell>
          <table:table-cell table:formula="of:=-[.A977]" office:value-type="float" office:value="-0.214201082669556" calcext:value-type="float">
            <text:p>-0.214201082669556</text:p>
          </table:table-cell>
          <table:table-cell/>
          <table:table-cell table:formula="of:= 100 * ([.A978] - [.A977]*[.A977]) * ([.A978] - [.A977]*[.A977]) + (1 - [.A977]) * (1 - [.A977])" office:value-type="float" office:value="18.3032118069623" calcext:value-type="float">
            <text:p>18.3032118069623</text:p>
          </table:table-cell>
          <table:table-cell table:formula="of:= 100 * ([.B978] - [.B977]*[.B977]) * ([.B978] - [.B977]*[.B977]) + (1 - [.B977]) * (1 - [.B977])" office:value-type="float" office:value="27.7202618741199" calcext:value-type="float">
            <text:p>27.7202618741199</text:p>
          </table:table-cell>
          <table:table-cell table:formula="of:= [.A977]*[.A977]*[.A977]*[.A977] - 16*[.A977]*[.A977] + 5*[.A977]" office:value-type="float" office:value="0.338996919729477" calcext:value-type="float">
            <text:p>0.338996919729477</text:p>
          </table:table-cell>
          <table:table-cell table:formula="of:= [.B977]*[.B977]*[.B977]*[.B977] - 16*[.B977]*[.B977] + 5*[.B977]" office:value-type="float" office:value="-1.80301390696608" calcext:value-type="float">
            <text:p>-1.803013906966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642617842118" calcext:value-type="float">
            <text:p>0.46642617842118</text:p>
          </table:table-cell>
          <table:table-cell table:formula="of:=-[.A978]" office:value-type="float" office:value="-0.46642617842118" calcext:value-type="float">
            <text:p>-0.46642617842118</text:p>
          </table:table-cell>
          <table:table-cell/>
          <table:table-cell table:formula="of:= 100 * ([.A979] - [.A978]*[.A978]) * ([.A979] - [.A978]*[.A978]) + (1 - [.A978]) * (1 - [.A978])" office:value-type="float" office:value="2.91243161710663" calcext:value-type="float">
            <text:p>2.91243161710663</text:p>
          </table:table-cell>
          <table:table-cell table:formula="of:= 100 * ([.B979] - [.B978]*[.B978]) * ([.B979] - [.B978]*[.B978]) + (1 - [.B978]) * (1 - [.B978])" office:value-type="float" office:value="9.6035239371389" calcext:value-type="float">
            <text:p>9.6035239371389</text:p>
          </table:table-cell>
          <table:table-cell table:formula="of:= [.A978]*[.A978]*[.A978]*[.A978] - 16*[.A978]*[.A978] + 5*[.A978]" office:value-type="float" office:value="-1.10139371344635" calcext:value-type="float">
            <text:p>-1.10139371344635</text:p>
          </table:table-cell>
          <table:table-cell table:formula="of:= [.B978]*[.B978]*[.B978]*[.B978] - 16*[.B978]*[.B978] + 5*[.B978]" office:value-type="float" office:value="-5.76565549765814" calcext:value-type="float">
            <text:p>-5.765655497658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5450616398119" calcext:value-type="float">
            <text:p>0.055450616398119</text:p>
          </table:table-cell>
          <table:table-cell table:formula="of:=-[.A979]" office:value-type="float" office:value="-0.055450616398119" calcext:value-type="float">
            <text:p>-0.055450616398119</text:p>
          </table:table-cell>
          <table:table-cell/>
          <table:table-cell table:formula="of:= 100 * ([.A980] - [.A979]*[.A979]) * ([.A980] - [.A979]*[.A979]) + (1 - [.A979]) * (1 - [.A979])" office:value-type="float" office:value="10.0347370927884" calcext:value-type="float">
            <text:p>10.0347370927884</text:p>
          </table:table-cell>
          <table:table-cell table:formula="of:= 100 * ([.B980] - [.B979]*[.B979]) * ([.B980] - [.B979]*[.B979]) + (1 - [.B979]) * (1 - [.B979])" office:value-type="float" office:value="9.88843788852694" calcext:value-type="float">
            <text:p>9.88843788852694</text:p>
          </table:table-cell>
          <table:table-cell table:formula="of:= [.A979]*[.A979]*[.A979]*[.A979] - 16*[.A979]*[.A979] + 5*[.A979]" office:value-type="float" office:value="0.228066202463529" calcext:value-type="float">
            <text:p>0.228066202463529</text:p>
          </table:table-cell>
          <table:table-cell table:formula="of:= [.B979]*[.B979]*[.B979]*[.B979] - 16*[.B979]*[.B979] + 5*[.B979]" office:value-type="float" office:value="-0.326439961517662" calcext:value-type="float">
            <text:p>-0.3264399615176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9291952752078" calcext:value-type="float">
            <text:p>-0.299291952752078</text:p>
          </table:table-cell>
          <table:table-cell table:formula="of:=-[.A980]" office:value-type="float" office:value="0.299291952752078" calcext:value-type="float">
            <text:p>0.299291952752078</text:p>
          </table:table-cell>
          <table:table-cell/>
          <table:table-cell table:formula="of:= 100 * ([.A981] - [.A980]*[.A980]) * ([.A981] - [.A980]*[.A980]) + (1 - [.A980]) * (1 - [.A980])" office:value-type="float" office:value="6.41978666607233" calcext:value-type="float">
            <text:p>6.41978666607233</text:p>
          </table:table-cell>
          <table:table-cell table:formula="of:= 100 * ([.B981] - [.B980]*[.B980]) * ([.B981] - [.B980]*[.B980]) + (1 - [.B980]) * (1 - [.B980])" office:value-type="float" office:value="16.226048240748" calcext:value-type="float">
            <text:p>16.226048240748</text:p>
          </table:table-cell>
          <table:table-cell table:formula="of:= [.A980]*[.A980]*[.A980]*[.A980] - 16*[.A980]*[.A980] + 5*[.A980]" office:value-type="float" office:value="-2.92164673028462" calcext:value-type="float">
            <text:p>-2.92164673028462</text:p>
          </table:table-cell>
          <table:table-cell table:formula="of:= [.B980]*[.B980]*[.B980]*[.B980] - 16*[.B980]*[.B980] + 5*[.B980]" office:value-type="float" office:value="0.0712727972361604" calcext:value-type="float">
            <text:p>0.07127279723616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7098708258557" calcext:value-type="float">
            <text:p>0.307098708258557</text:p>
          </table:table-cell>
          <table:table-cell table:formula="of:=-[.A981]" office:value-type="float" office:value="-0.307098708258557" calcext:value-type="float">
            <text:p>-0.307098708258557</text:p>
          </table:table-cell>
          <table:table-cell/>
          <table:table-cell table:formula="of:= 100 * ([.A982] - [.A981]*[.A981]) * ([.A982] - [.A981]*[.A981]) + (1 - [.A981]) * (1 - [.A981])" office:value-type="float" office:value="23.2408074303809" calcext:value-type="float">
            <text:p>23.2408074303809</text:p>
          </table:table-cell>
          <table:table-cell table:formula="of:= 100 * ([.B982] - [.B981]*[.B981]) * ([.B982] - [.B981]*[.B981]) + (1 - [.B981]) * (1 - [.B981])" office:value-type="float" office:value="10.0295667381942" calcext:value-type="float">
            <text:p>10.0295667381942</text:p>
          </table:table-cell>
          <table:table-cell table:formula="of:= [.A981]*[.A981]*[.A981]*[.A981] - 16*[.A981]*[.A981] + 5*[.A981]" office:value-type="float" office:value="0.0354339792534877" calcext:value-type="float">
            <text:p>0.0354339792534877</text:p>
          </table:table-cell>
          <table:table-cell table:formula="of:= [.B981]*[.B981]*[.B981]*[.B981] - 16*[.B981]*[.B981] + 5*[.B981]" office:value-type="float" office:value="-3.03555310333209" calcext:value-type="float">
            <text:p>-3.035553103332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2772087397763" calcext:value-type="float">
            <text:p>-0.382772087397763</text:p>
          </table:table-cell>
          <table:table-cell table:formula="of:=-[.A982]" office:value-type="float" office:value="0.382772087397763" calcext:value-type="float">
            <text:p>0.382772087397763</text:p>
          </table:table-cell>
          <table:table-cell/>
          <table:table-cell table:formula="of:= 100 * ([.A983] - [.A982]*[.A982]) * ([.A983] - [.A982]*[.A982]) + (1 - [.A982]) * (1 - [.A982])" office:value-type="float" office:value="8.87177003361763" calcext:value-type="float">
            <text:p>8.87177003361763</text:p>
          </table:table-cell>
          <table:table-cell table:formula="of:= 100 * ([.B983] - [.B982]*[.B982]) * ([.B983] - [.B982]*[.B982]) + (1 - [.B982]) * (1 - [.B982])" office:value-type="float" office:value="31.3882260410898" calcext:value-type="float">
            <text:p>31.3882260410898</text:p>
          </table:table-cell>
          <table:table-cell table:formula="of:= [.A982]*[.A982]*[.A982]*[.A982] - 16*[.A982]*[.A982] + 5*[.A982]" office:value-type="float" office:value="-4.23662548106185" calcext:value-type="float">
            <text:p>-4.23662548106185</text:p>
          </table:table-cell>
          <table:table-cell table:formula="of:= [.B982]*[.B982]*[.B982]*[.B982] - 16*[.B982]*[.B982] + 5*[.B982]" office:value-type="float" office:value="-0.408904607084216" calcext:value-type="float">
            <text:p>-0.4089046070842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327120093476" calcext:value-type="float">
            <text:p>0.410327120093476</text:p>
          </table:table-cell>
          <table:table-cell table:formula="of:=-[.A983]" office:value-type="float" office:value="-0.410327120093476" calcext:value-type="float">
            <text:p>-0.410327120093476</text:p>
          </table:table-cell>
          <table:table-cell/>
          <table:table-cell table:formula="of:= 100 * ([.A984] - [.A983]*[.A983]) * ([.A984] - [.A983]*[.A983]) + (1 - [.A983]) * (1 - [.A983])" office:value-type="float" office:value="1.29583893942874" calcext:value-type="float">
            <text:p>1.29583893942874</text:p>
          </table:table-cell>
          <table:table-cell table:formula="of:= 100 * ([.B984] - [.B983]*[.B983]) * ([.B984] - [.B983]*[.B983]) + (1 - [.B983]) * (1 - [.B983])" office:value-type="float" office:value="20.8340322661928" calcext:value-type="float">
            <text:p>20.8340322661928</text:p>
          </table:table-cell>
          <table:table-cell table:formula="of:= [.A983]*[.A983]*[.A983]*[.A983] - 16*[.A983]*[.A983] + 5*[.A983]" office:value-type="float" office:value="-0.613910027518825" calcext:value-type="float">
            <text:p>-0.613910027518825</text:p>
          </table:table-cell>
          <table:table-cell table:formula="of:= [.B983]*[.B983]*[.B983]*[.B983] - 16*[.B983]*[.B983] + 5*[.B983]" office:value-type="float" office:value="-4.71718122845359" calcext:value-type="float">
            <text:p>-4.717181228453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5740047437673" calcext:value-type="float">
            <text:p>0.265740047437673</text:p>
          </table:table-cell>
          <table:table-cell table:formula="of:=-[.A984]" office:value-type="float" office:value="-0.265740047437673" calcext:value-type="float">
            <text:p>-0.265740047437673</text:p>
          </table:table-cell>
          <table:table-cell/>
          <table:table-cell table:formula="of:= 100 * ([.A985] - [.A984]*[.A984]) * ([.A985] - [.A984]*[.A984]) + (1 - [.A984]) * (1 - [.A984])" office:value-type="float" office:value="7.59316855778716" calcext:value-type="float">
            <text:p>7.59316855778716</text:p>
          </table:table-cell>
          <table:table-cell table:formula="of:= 100 * ([.B985] - [.B984]*[.B984]) * ([.B985] - [.B984]*[.B984]) + (1 - [.B984]) * (1 - [.B984])" office:value-type="float" office:value="3.14860675130132" calcext:value-type="float">
            <text:p>3.14860675130132</text:p>
          </table:table-cell>
          <table:table-cell table:formula="of:= [.A984]*[.A984]*[.A984]*[.A984] - 16*[.A984]*[.A984] + 5*[.A984]" office:value-type="float" office:value="0.203802742030489" calcext:value-type="float">
            <text:p>0.203802742030489</text:p>
          </table:table-cell>
          <table:table-cell table:formula="of:= [.B984]*[.B984]*[.B984]*[.B984] - 16*[.B984]*[.B984] + 5*[.B984]" office:value-type="float" office:value="-2.45359773234624" calcext:value-type="float">
            <text:p>-2.453597732346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497648314699" calcext:value-type="float">
            <text:p>-0.19497648314699</text:p>
          </table:table-cell>
          <table:table-cell table:formula="of:=-[.A985]" office:value-type="float" office:value="0.19497648314699" calcext:value-type="float">
            <text:p>0.19497648314699</text:p>
          </table:table-cell>
          <table:table-cell/>
          <table:table-cell table:formula="of:= 100 * ([.A986] - [.A985]*[.A985]) * ([.A986] - [.A985]*[.A985]) + (1 - [.A985]) * (1 - [.A985])" office:value-type="float" office:value="1.43199472977713" calcext:value-type="float">
            <text:p>1.43199472977713</text:p>
          </table:table-cell>
          <table:table-cell table:formula="of:= 100 * ([.B986] - [.B985]*[.B985]) * ([.B986] - [.B985]*[.B985]) + (1 - [.B985]) * (1 - [.B985])" office:value-type="float" office:value="1.13368554097664" calcext:value-type="float">
            <text:p>1.13368554097664</text:p>
          </table:table-cell>
          <table:table-cell table:formula="of:= [.A985]*[.A985]*[.A985]*[.A985] - 16*[.A985]*[.A985] + 5*[.A985]" office:value-type="float" office:value="-1.58169047616778" calcext:value-type="float">
            <text:p>-1.58169047616778</text:p>
          </table:table-cell>
          <table:table-cell table:formula="of:= [.B985]*[.B985]*[.B985]*[.B985] - 16*[.B985]*[.B985] + 5*[.B985]" office:value-type="float" office:value="0.368074355302119" calcext:value-type="float">
            <text:p>0.3680743553021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16708037615177" calcext:value-type="float">
            <text:p>0.0316708037615177</text:p>
          </table:table-cell>
          <table:table-cell table:formula="of:=-[.A986]" office:value-type="float" office:value="-0.0316708037615177" calcext:value-type="float">
            <text:p>-0.0316708037615177</text:p>
          </table:table-cell>
          <table:table-cell/>
          <table:table-cell table:formula="of:= 100 * ([.A987] - [.A986]*[.A986]) * ([.A987] - [.A986]*[.A986]) + (1 - [.A986]) * (1 - [.A986])" office:value-type="float" office:value="11.7733169398566" calcext:value-type="float">
            <text:p>11.7733169398566</text:p>
          </table:table-cell>
          <table:table-cell table:formula="of:= 100 * ([.B987] - [.B986]*[.B986]) * ([.B987] - [.B986]*[.B986]) + (1 - [.B986]) * (1 - [.B986])" office:value-type="float" office:value="11.7683321103463" calcext:value-type="float">
            <text:p>11.7683321103463</text:p>
          </table:table-cell>
          <table:table-cell table:formula="of:= [.A986]*[.A986]*[.A986]*[.A986] - 16*[.A986]*[.A986] + 5*[.A986]" office:value-type="float" office:value="0.142306387922042" calcext:value-type="float">
            <text:p>0.142306387922042</text:p>
          </table:table-cell>
          <table:table-cell table:formula="of:= [.B986]*[.B986]*[.B986]*[.B986] - 16*[.B986]*[.B986] + 5*[.B986]" office:value-type="float" office:value="-0.174401649693135" calcext:value-type="float">
            <text:p>-0.1744016496931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8172528960063" calcext:value-type="float">
            <text:p>-0.328172528960063</text:p>
          </table:table-cell>
          <table:table-cell table:formula="of:=-[.A987]" office:value-type="float" office:value="0.328172528960063" calcext:value-type="float">
            <text:p>0.328172528960063</text:p>
          </table:table-cell>
          <table:table-cell/>
          <table:table-cell table:formula="of:= 100 * ([.A988] - [.A987]*[.A987]) * ([.A988] - [.A987]*[.A987]) + (1 - [.A987]) * (1 - [.A987])" office:value-type="float" office:value="1.82119522443935" calcext:value-type="float">
            <text:p>1.82119522443935</text:p>
          </table:table-cell>
          <table:table-cell table:formula="of:= 100 * ([.B988] - [.B987]*[.B987]) * ([.B988] - [.B987]*[.B987]) + (1 - [.B987]) * (1 - [.B987])" office:value-type="float" office:value="6.17785390781237" calcext:value-type="float">
            <text:p>6.17785390781237</text:p>
          </table:table-cell>
          <table:table-cell table:formula="of:= [.A987]*[.A987]*[.A987]*[.A987] - 16*[.A987]*[.A987] + 5*[.A987]" office:value-type="float" office:value="-3.35241929624945" calcext:value-type="float">
            <text:p>-3.35241929624945</text:p>
          </table:table-cell>
          <table:table-cell table:formula="of:= [.B987]*[.B987]*[.B987]*[.B987] - 16*[.B987]*[.B987] + 5*[.B987]" office:value-type="float" office:value="-0.0706940066488138" calcext:value-type="float">
            <text:p>-0.07069400664881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1603893552023" calcext:value-type="float">
            <text:p>0.131603893552023</text:p>
          </table:table-cell>
          <table:table-cell table:formula="of:=-[.A988]" office:value-type="float" office:value="-0.131603893552023" calcext:value-type="float">
            <text:p>-0.131603893552023</text:p>
          </table:table-cell>
          <table:table-cell/>
          <table:table-cell table:formula="of:= 100 * ([.A989] - [.A988]*[.A988]) * ([.A989] - [.A988]*[.A988]) + (1 - [.A988]) * (1 - [.A988])" office:value-type="float" office:value="22.0145824674528" calcext:value-type="float">
            <text:p>22.0145824674528</text:p>
          </table:table-cell>
          <table:table-cell table:formula="of:= 100 * ([.B989] - [.B988]*[.B988]) * ([.B989] - [.B988]*[.B988]) + (1 - [.B988]) * (1 - [.B988])" office:value-type="float" office:value="25.8553455889313" calcext:value-type="float">
            <text:p>25.8553455889313</text:p>
          </table:table-cell>
          <table:table-cell table:formula="of:= [.A988]*[.A988]*[.A988]*[.A988] - 16*[.A988]*[.A988] + 5*[.A988]" office:value-type="float" office:value="0.381206079008857" calcext:value-type="float">
            <text:p>0.381206079008857</text:p>
          </table:table-cell>
          <table:table-cell table:formula="of:= [.B988]*[.B988]*[.B988]*[.B988] - 16*[.B988]*[.B988] + 5*[.B988]" office:value-type="float" office:value="-0.934832856511373" calcext:value-type="float">
            <text:p>-0.9348328565113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8410364035273" calcext:value-type="float">
            <text:p>0.478410364035273</text:p>
          </table:table-cell>
          <table:table-cell table:formula="of:=-[.A989]" office:value-type="float" office:value="-0.478410364035273" calcext:value-type="float">
            <text:p>-0.478410364035273</text:p>
          </table:table-cell>
          <table:table-cell/>
          <table:table-cell table:formula="of:= 100 * ([.A990] - [.A989]*[.A989]) * ([.A990] - [.A989]*[.A989]) + (1 - [.A989]) * (1 - [.A989])" office:value-type="float" office:value="4.49608019520004" calcext:value-type="float">
            <text:p>4.49608019520004</text:p>
          </table:table-cell>
          <table:table-cell table:formula="of:= 100 * ([.B990] - [.B989]*[.B989]) * ([.B990] - [.B989]*[.B989]) + (1 - [.B989]) * (1 - [.B989])" office:value-type="float" office:value="8.54762572818001" calcext:value-type="float">
            <text:p>8.54762572818001</text:p>
          </table:table-cell>
          <table:table-cell table:formula="of:= [.A989]*[.A989]*[.A989]*[.A989] - 16*[.A989]*[.A989] + 5*[.A989]" office:value-type="float" office:value="-1.21758736102867" calcext:value-type="float">
            <text:p>-1.21758736102867</text:p>
          </table:table-cell>
          <table:table-cell table:formula="of:= [.B989]*[.B989]*[.B989]*[.B989] - 16*[.B989]*[.B989] + 5*[.B989]" office:value-type="float" office:value="-6.0016910013814" calcext:value-type="float">
            <text:p>-6.00169100138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33521604132626" calcext:value-type="float">
            <text:p>0.0233521604132626</text:p>
          </table:table-cell>
          <table:table-cell table:formula="of:=-[.A990]" office:value-type="float" office:value="-0.0233521604132626" calcext:value-type="float">
            <text:p>-0.0233521604132626</text:p>
          </table:table-cell>
          <table:table-cell/>
          <table:table-cell table:formula="of:= 100 * ([.A991] - [.A990]*[.A990]) * ([.A991] - [.A990]*[.A990]) + (1 - [.A990]) * (1 - [.A990])" office:value-type="float" office:value="5.04767910331076" calcext:value-type="float">
            <text:p>5.04767910331076</text:p>
          </table:table-cell>
          <table:table-cell table:formula="of:= 100 * ([.B991] - [.B990]*[.B990]) * ([.B991] - [.B990]*[.B990]) + (1 - [.B990]) * (1 - [.B990])" office:value-type="float" office:value="5.09707206969954" calcext:value-type="float">
            <text:p>5.09707206969954</text:p>
          </table:table-cell>
          <table:table-cell table:formula="of:= [.A990]*[.A990]*[.A990]*[.A990] - 16*[.A990]*[.A990] + 5*[.A990]" office:value-type="float" office:value="0.108035925108451" calcext:value-type="float">
            <text:p>0.108035925108451</text:p>
          </table:table-cell>
          <table:table-cell table:formula="of:= [.B990]*[.B990]*[.B990]*[.B990] - 16*[.B990]*[.B990] + 5*[.B990]" office:value-type="float" office:value="-0.125485679024175" calcext:value-type="float">
            <text:p>-0.1254856790241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1787029448093" calcext:value-type="float">
            <text:p>-0.201787029448093</text:p>
          </table:table-cell>
          <table:table-cell table:formula="of:=-[.A991]" office:value-type="float" office:value="0.201787029448093" calcext:value-type="float">
            <text:p>0.201787029448093</text:p>
          </table:table-cell>
          <table:table-cell/>
          <table:table-cell table:formula="of:= 100 * ([.A992] - [.A991]*[.A991]) * ([.A992] - [.A991]*[.A991]) + (1 - [.A991]) * (1 - [.A991])" office:value-type="float" office:value="2.23111034799891" calcext:value-type="float">
            <text:p>2.23111034799891</text:p>
          </table:table-cell>
          <table:table-cell table:formula="of:= 100 * ([.B992] - [.B991]*[.B991]) * ([.B992] - [.B991]*[.B991]) + (1 - [.B991]) * (1 - [.B991])" office:value-type="float" office:value="3.5318646844231" calcext:value-type="float">
            <text:p>3.5318646844231</text:p>
          </table:table-cell>
          <table:table-cell table:formula="of:= [.A991]*[.A991]*[.A991]*[.A991] - 16*[.A991]*[.A991] + 5*[.A991]" office:value-type="float" office:value="-1.65876527534441" calcext:value-type="float">
            <text:p>-1.65876527534441</text:p>
          </table:table-cell>
          <table:table-cell table:formula="of:= [.B991]*[.B991]*[.B991]*[.B991] - 16*[.B991]*[.B991] + 5*[.B991]" office:value-type="float" office:value="0.359105019136519" calcext:value-type="float">
            <text:p>0.3591050191365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9420783330006" calcext:value-type="float">
            <text:p>0.129420783330006</text:p>
          </table:table-cell>
          <table:table-cell table:formula="of:=-[.A992]" office:value-type="float" office:value="-0.129420783330006" calcext:value-type="float">
            <text:p>-0.129420783330006</text:p>
          </table:table-cell>
          <table:table-cell/>
          <table:table-cell table:formula="of:= 100 * ([.A993] - [.A992]*[.A992]) * ([.A993] - [.A992]*[.A992]) + (1 - [.A992]) * (1 - [.A992])" office:value-type="float" office:value="7.13624050257575" calcext:value-type="float">
            <text:p>7.13624050257575</text:p>
          </table:table-cell>
          <table:table-cell table:formula="of:= 100 * ([.B993] - [.B992]*[.B992]) * ([.B993] - [.B992]*[.B992]) + (1 - [.B992]) * (1 - [.B992])" office:value-type="float" office:value="6.074062339093" calcext:value-type="float">
            <text:p>6.074062339093</text:p>
          </table:table-cell>
          <table:table-cell table:formula="of:= [.A992]*[.A992]*[.A992]*[.A992] - 16*[.A992]*[.A992] + 5*[.A992]" office:value-type="float" office:value="0.379388643887845" calcext:value-type="float">
            <text:p>0.379388643887845</text:p>
          </table:table-cell>
          <table:table-cell table:formula="of:= [.B992]*[.B992]*[.B992]*[.B992] - 16*[.B992]*[.B992] + 5*[.B992]" office:value-type="float" office:value="-0.914819189412212" calcext:value-type="float">
            <text:p>-0.9148191894122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5803865648792" calcext:value-type="float">
            <text:p>-0.235803865648792</text:p>
          </table:table-cell>
          <table:table-cell table:formula="of:=-[.A993]" office:value-type="float" office:value="0.235803865648792" calcext:value-type="float">
            <text:p>0.235803865648792</text:p>
          </table:table-cell>
          <table:table-cell/>
          <table:table-cell table:formula="of:= 100 * ([.A994] - [.A993]*[.A993]) * ([.A994] - [.A993]*[.A993]) + (1 - [.A993]) * (1 - [.A993])" office:value-type="float" office:value="10.0738486255003" calcext:value-type="float">
            <text:p>10.0738486255003</text:p>
          </table:table-cell>
          <table:table-cell table:formula="of:= 100 * ([.B994] - [.B993]*[.B993]) * ([.B994] - [.B993]*[.B993]) + (1 - [.B993]) * (1 - [.B993])" office:value-type="float" office:value="16.8695184586361" calcext:value-type="float">
            <text:p>16.8695184586361</text:p>
          </table:table-cell>
          <table:table-cell table:formula="of:= [.A993]*[.A993]*[.A993]*[.A993] - 16*[.A993]*[.A993] + 5*[.A993]" office:value-type="float" office:value="-2.06558299201888" calcext:value-type="float">
            <text:p>-2.06558299201888</text:p>
          </table:table-cell>
          <table:table-cell table:formula="of:= [.B993]*[.B993]*[.B993]*[.B993] - 16*[.B993]*[.B993] + 5*[.B993]" office:value-type="float" office:value="0.292455664469043" calcext:value-type="float">
            <text:p>0.2924556644690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7949789030592" calcext:value-type="float">
            <text:p>0.347949789030592</text:p>
          </table:table-cell>
          <table:table-cell table:formula="of:=-[.A994]" office:value-type="float" office:value="-0.347949789030592" calcext:value-type="float">
            <text:p>-0.347949789030592</text:p>
          </table:table-cell>
          <table:table-cell/>
          <table:table-cell table:formula="of:= 100 * ([.A995] - [.A994]*[.A994]) * ([.A995] - [.A994]*[.A994]) + (1 - [.A994]) * (1 - [.A994])" office:value-type="float" office:value="15.5773991885051" calcext:value-type="float">
            <text:p>15.5773991885051</text:p>
          </table:table-cell>
          <table:table-cell table:formula="of:= 100 * ([.B995] - [.B994]*[.B994]) * ([.B995] - [.B994]*[.B994]) + (1 - [.B994]) * (1 - [.B994])" office:value-type="float" office:value="3.98141394157817" calcext:value-type="float">
            <text:p>3.98141394157817</text:p>
          </table:table-cell>
          <table:table-cell table:formula="of:= [.A994]*[.A994]*[.A994]*[.A994] - 16*[.A994]*[.A994] + 5*[.A994]" office:value-type="float" office:value="-0.182698229585171" calcext:value-type="float">
            <text:p>-0.182698229585171</text:p>
          </table:table-cell>
          <table:table-cell table:formula="of:= [.B994]*[.B994]*[.B994]*[.B994] - 16*[.B994]*[.B994] + 5*[.B994]" office:value-type="float" office:value="-3.66219611989109" calcext:value-type="float">
            <text:p>-3.662196119891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8189594967343" calcext:value-type="float">
            <text:p>-0.268189594967343</text:p>
          </table:table-cell>
          <table:table-cell table:formula="of:=-[.A995]" office:value-type="float" office:value="0.268189594967343" calcext:value-type="float">
            <text:p>0.268189594967343</text:p>
          </table:table-cell>
          <table:table-cell/>
          <table:table-cell table:formula="of:= 100 * ([.A996] - [.A995]*[.A995]) * ([.A996] - [.A995]*[.A995]) + (1 - [.A995]) * (1 - [.A995])" office:value-type="float" office:value="14.5201158692852" calcext:value-type="float">
            <text:p>14.5201158692852</text:p>
          </table:table-cell>
          <table:table-cell table:formula="of:= 100 * ([.B996] - [.B995]*[.B995]) * ([.B996] - [.B995]*[.B995]) + (1 - [.B995]) * (1 - [.B995])" office:value-type="float" office:value="5.17865639786214" calcext:value-type="float">
            <text:p>5.17865639786214</text:p>
          </table:table-cell>
          <table:table-cell table:formula="of:= [.A995]*[.A995]*[.A995]*[.A995] - 16*[.A995]*[.A995] + 5*[.A995]" office:value-type="float" office:value="-2.48658521601584" calcext:value-type="float">
            <text:p>-2.48658521601584</text:p>
          </table:table-cell>
          <table:table-cell table:formula="of:= [.B995]*[.B995]*[.B995]*[.B995] - 16*[.B995]*[.B995] + 5*[.B995]" office:value-type="float" office:value="0.195310733657583" calcext:value-type="float">
            <text:p>0.1953107336575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7404426455862" calcext:value-type="float">
            <text:p>-0.287404426455862</text:p>
          </table:table-cell>
          <table:table-cell table:formula="of:=-[.A996]" office:value-type="float" office:value="0.287404426455862" calcext:value-type="float">
            <text:p>0.287404426455862</text:p>
          </table:table-cell>
          <table:table-cell/>
          <table:table-cell table:formula="of:= 100 * ([.A997] - [.A996]*[.A996]) * ([.A997] - [.A996]*[.A996]) + (1 - [.A996]) * (1 - [.A996])" office:value-type="float" office:value="2.79622559056028" calcext:value-type="float">
            <text:p>2.79622559056028</text:p>
          </table:table-cell>
          <table:table-cell table:formula="of:= 100 * ([.B997] - [.B996]*[.B996]) * ([.B997] - [.B996]*[.B996]) + (1 - [.B996]) * (1 - [.B996])" office:value-type="float" office:value="0.849869029728807" calcext:value-type="float">
            <text:p>0.849869029728807</text:p>
          </table:table-cell>
          <table:table-cell table:formula="of:= [.A996]*[.A996]*[.A996]*[.A996] - 16*[.A996]*[.A996] + 5*[.A996]" office:value-type="float" office:value="-2.75182002634234" calcext:value-type="float">
            <text:p>-2.75182002634234</text:p>
          </table:table-cell>
          <table:table-cell table:formula="of:= [.B996]*[.B996]*[.B996]*[.B996] - 16*[.B996]*[.B996] + 5*[.B996]" office:value-type="float" office:value="0.122224238216275" calcext:value-type="float">
            <text:p>0.1222242382162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1139913380354" calcext:value-type="float">
            <text:p>-0.0241139913380354</text:p>
          </table:table-cell>
          <table:table-cell table:formula="of:=-[.A997]" office:value-type="float" office:value="0.0241139913380354" calcext:value-type="float">
            <text:p>0.0241139913380354</text:p>
          </table:table-cell>
          <table:table-cell/>
          <table:table-cell table:formula="of:= 100 * ([.A998] - [.A997]*[.A997]) * ([.A998] - [.A997]*[.A997]) + (1 - [.A997]) * (1 - [.A997])" office:value-type="float" office:value="25.6534826650885" calcext:value-type="float">
            <text:p>25.6534826650885</text:p>
          </table:table-cell>
          <table:table-cell table:formula="of:= 100 * ([.B998] - [.B997]*[.B997]) * ([.B998] - [.B997]*[.B997]) + (1 - [.B997]) * (1 - [.B997])" office:value-type="float" office:value="25.6725356952766" calcext:value-type="float">
            <text:p>25.6725356952766</text:p>
          </table:table-cell>
          <table:table-cell table:formula="of:= [.A997]*[.A997]*[.A997]*[.A997] - 16*[.A997]*[.A997] + 5*[.A997]" office:value-type="float" office:value="-0.129873371817876" calcext:value-type="float">
            <text:p>-0.129873371817876</text:p>
          </table:table-cell>
          <table:table-cell table:formula="of:= [.B997]*[.B997]*[.B997]*[.B997] - 16*[.B997]*[.B997] + 5*[.B997]" office:value-type="float" office:value="0.111266541562478" calcext:value-type="float">
            <text:p>0.1112665415624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66124634277" calcext:value-type="float">
            <text:p>0.4966124634277</text:p>
          </table:table-cell>
          <table:table-cell table:formula="of:=-[.A998]" office:value-type="float" office:value="-0.4966124634277" calcext:value-type="float">
            <text:p>-0.4966124634277</text:p>
          </table:table-cell>
          <table:table-cell/>
          <table:table-cell table:formula="of:= 100 * ([.A999] - [.A998]*[.A998]) * ([.A999] - [.A998]*[.A998]) + (1 - [.A998]) * (1 - [.A998])" office:value-type="float" office:value="38.9082760804241" calcext:value-type="float">
            <text:p>38.9082760804241</text:p>
          </table:table-cell>
          <table:table-cell table:formula="of:= 100 * ([.B999] - [.B998]*[.B998]) * ([.B999] - [.B998]*[.B998]) + (1 - [.B998]) * (1 - [.B998])" office:value-type="float" office:value="3.89062638178109" calcext:value-type="float">
            <text:p>3.89062638178109</text:p>
          </table:table-cell>
          <table:table-cell table:formula="of:= [.A998]*[.A998]*[.A998]*[.A998] - 16*[.A998]*[.A998] + 5*[.A998]" office:value-type="float" office:value="-1.40209733696428" calcext:value-type="float">
            <text:p>-1.40209733696428</text:p>
          </table:table-cell>
          <table:table-cell table:formula="of:= [.B998]*[.B998]*[.B998]*[.B998] - 16*[.B998]*[.B998] + 5*[.B998]" office:value-type="float" office:value="-6.36822197124127" calcext:value-type="float">
            <text:p>-6.368221971241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5106525826775" calcext:value-type="float">
            <text:p>-0.375106525826775</text:p>
          </table:table-cell>
          <table:table-cell table:formula="of:=-[.A999]" office:value-type="float" office:value="0.375106525826775" calcext:value-type="float">
            <text:p>0.375106525826775</text:p>
          </table:table-cell>
          <table:table-cell/>
          <table:table-cell table:formula="of:= 100 * ([.A1000] - [.A999]*[.A999]) * ([.A1000] - [.A999]*[.A999]) + (1 - [.A999]) * (1 - [.A999])" office:value-type="float" office:value="25.6091711973242" calcext:value-type="float">
            <text:p>25.6091711973242</text:p>
          </table:table-cell>
          <table:table-cell table:formula="of:= 100 * ([.B1000] - [.B999]*[.B999]) * ([.B1000] - [.B999]*[.B999]) + (1 - [.B999]) * (1 - [.B999])" office:value-type="float" office:value="4.61779570757741" calcext:value-type="float">
            <text:p>4.61779570757741</text:p>
          </table:table-cell>
          <table:table-cell table:formula="of:= [.A999]*[.A999]*[.A999]*[.A999] - 16*[.A999]*[.A999] + 5*[.A999]" office:value-type="float" office:value="-4.10701325012613" calcext:value-type="float">
            <text:p>-4.10701325012613</text:p>
          </table:table-cell>
          <table:table-cell table:formula="of:= [.B999]*[.B999]*[.B999]*[.B999] - 16*[.B999]*[.B999] + 5*[.B999]" office:value-type="float" office:value="-0.355947991858386" calcext:value-type="float">
            <text:p>-0.3559479918583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6308987717999" calcext:value-type="float">
            <text:p>-0.346308987717999</text:p>
          </table:table-cell>
          <table:table-cell table:formula="of:=-[.A1000]" office:value-type="float" office:value="0.346308987717999" calcext:value-type="float">
            <text:p>0.346308987717999</text:p>
          </table:table-cell>
          <table:table-cell/>
          <table:table-cell table:formula="of:= 100 * ([.A1001] - [.A1000]*[.A1000]) * ([.A1001] - [.A1000]*[.A1000]) + (1 - [.A1000]) * (1 - [.A1000])" office:value-type="float" office:value="3.81900781380057" calcext:value-type="float">
            <text:p>3.81900781380057</text:p>
          </table:table-cell>
          <table:table-cell table:formula="of:= 100 * ([.B1001] - [.B1000]*[.B1000]) * ([.B1001] - [.B1000]*[.B1000]) + (1 - [.B1000]) * (1 - [.B1000])" office:value-type="float" office:value="14.982253774646" calcext:value-type="float">
            <text:p>14.982253774646</text:p>
          </table:table-cell>
          <table:table-cell table:formula="of:= [.A1000]*[.A1000]*[.A1000]*[.A1000] - 16*[.A1000]*[.A1000] + 5*[.A1000]" office:value-type="float" office:value="-3.63604039367251" calcext:value-type="float">
            <text:p>-3.63604039367251</text:p>
          </table:table-cell>
          <table:table-cell table:formula="of:= [.B1000]*[.B1000]*[.B1000]*[.B1000] - 16*[.B1000]*[.B1000] + 5*[.B1000]" office:value-type="float" office:value="-0.172950516492516" calcext:value-type="float">
            <text:p>-0.1729505164925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1579479865595" calcext:value-type="float">
            <text:p>0.261579479865595</text:p>
          </table:table-cell>
          <table:table-cell table:formula="of:=-[.A1001]" office:value-type="float" office:value="-0.261579479865595" calcext:value-type="float">
            <text:p>-0.261579479865595</text:p>
          </table:table-cell>
          <table:table-cell table:number-columns-repeated="3"/>
          <table:table-cell table:formula="of:= [.A1001]*[.A1001]*[.A1001]*[.A1001] - 16*[.A1001]*[.A1001] + 5*[.A1001]" office:value-type="float" office:value="0.217798030469915" calcext:value-type="float">
            <text:p>0.217798030469915</text:p>
          </table:table-cell>
          <table:table-cell table:formula="of:= [.B1001]*[.B1001]*[.B1001]*[.B1001] - 16*[.B1001]*[.B1001] + 5*[.B1001]" office:value-type="float" office:value="-2.39799676818604" calcext:value-type="float">
            <text:p>-2.397996768186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6:22:31.1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9:39:40.698000000</meta:creation-date>
    <dc:date>2024-02-03T20:10:51.726000000</dc:date>
    <meta:editing-duration>PT4H39M</meta:editing-duration>
    <meta:editing-cycles>28</meta:editing-cycles>
    <meta:generator>LibreOffice/7.5.9.2$Windows_X86_64 LibreOffice_project/cdeefe45c17511d326101eed8008ac4092f278a9</meta:generator>
    <dc:creator>Todor Balabanov</dc:creator>
    <meta:document-statistic meta:table-count="1" meta:cell-count="6016" meta:object-count="0"/>
  </office:meta>
</office:document-meta>
</file>